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7" table:style-name="ta1">
        <table:shapes>
          <draw:frame draw:z-index="0" draw:style-name="gr1" draw:text-style-name="P1" svg:width="14.687in" svg:height="8.2689in" svg:x="1.2571in" svg:y="4.1831in">
            <draw:object draw:notify-on-update-of-ranges="tfoot7.B1:tfoot7.NQ1 tfoot7.B1:tfoot7.NQ1 tfoot7.A6:tfoot7.A6 tfoot7.B6:tfoot7.NQ6 tfoot7.B1:tfoot7.NQ1 tfoot7.A8:tfoot7.A8 tfoot7.B8:tfoot7.N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default-cell-style-name="Default"/>
        <table:table-column table:style-name="co10" table:number-columns-repeated="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3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2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14" table:number-columns-repeated="5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5712890625" calcext:value-type="float">
            <text:p>0.033355712890625</text:p>
          </table:table-cell>
          <table:table-cell office:value-type="float" office:value="0.06671142578125" calcext:value-type="float">
            <text:p>0.06671142578125</text:p>
          </table:table-cell>
          <table:table-cell office:value-type="float" office:value="0.100067138671875" calcext:value-type="float">
            <text:p>0.100067138671875</text:p>
          </table:table-cell>
          <table:table-cell office:value-type="float" office:value="0.1334228515625" calcext:value-type="float">
            <text:p>0.1334228515625</text:p>
          </table:table-cell>
          <table:table-cell office:value-type="float" office:value="0.166778564453125" calcext:value-type="float">
            <text:p>0.166778564453125</text:p>
          </table:table-cell>
          <table:table-cell office:value-type="float" office:value="0.20013427734375" calcext:value-type="float">
            <text:p>0.20013427734375</text:p>
          </table:table-cell>
          <table:table-cell office:value-type="float" office:value="0.233489990234375" calcext:value-type="float">
            <text:p>0.233489990234375</text:p>
          </table:table-cell>
          <table:table-cell office:value-type="float" office:value="0.266845703125" calcext:value-type="float">
            <text:p>0.266845703125</text:p>
          </table:table-cell>
          <table:table-cell office:value-type="float" office:value="0.300201416015625" calcext:value-type="float">
            <text:p>0.300201416015625</text:p>
          </table:table-cell>
          <table:table-cell office:value-type="float" office:value="0.33355712890625" calcext:value-type="float">
            <text:p>0.33355712890625</text:p>
          </table:table-cell>
          <table:table-cell office:value-type="float" office:value="0.366912603378296" calcext:value-type="float">
            <text:p>0.366912603378296</text:p>
          </table:table-cell>
          <table:table-cell office:value-type="float" office:value="0.400268316268921" calcext:value-type="float">
            <text:p>0.400268316268921</text:p>
          </table:table-cell>
          <table:table-cell office:value-type="float" office:value="0.433624029159546" calcext:value-type="float">
            <text:p>0.433624029159546</text:p>
          </table:table-cell>
          <table:table-cell office:value-type="float" office:value="0.500335216522217" calcext:value-type="float">
            <text:p>0.500335216522217</text:p>
          </table:table-cell>
          <table:table-cell office:value-type="float" office:value="0.533690929412842" calcext:value-type="float">
            <text:p>0.533690929412842</text:p>
          </table:table-cell>
          <table:table-cell office:value-type="float" office:value="0.567046642303467" calcext:value-type="float">
            <text:p>0.567046642303467</text:p>
          </table:table-cell>
          <table:table-cell office:value-type="float" office:value="0.600402116775513" calcext:value-type="float">
            <text:p>0.600402116775513</text:p>
          </table:table-cell>
          <table:table-cell office:value-type="float" office:value="0.667113304138184" calcext:value-type="float">
            <text:p>0.667113304138184</text:p>
          </table:table-cell>
          <table:table-cell office:value-type="float" office:value="0.700469017028809" calcext:value-type="float">
            <text:p>0.700469017028809</text:p>
          </table:table-cell>
          <table:table-cell office:value-type="float" office:value="0.733824491500855" calcext:value-type="float">
            <text:p>0.733824491500855</text:p>
          </table:table-cell>
          <table:table-cell office:value-type="float" office:value="0.767181873321533" calcext:value-type="float">
            <text:p>0.767181873321533</text:p>
          </table:table-cell>
          <table:table-cell office:value-type="float" office:value="0.800539255142212" calcext:value-type="float">
            <text:p>0.800539255142212</text:p>
          </table:table-cell>
          <table:table-cell office:value-type="float" office:value="0.86725378036499" calcext:value-type="float">
            <text:p>0.86725378036499</text:p>
          </table:table-cell>
          <table:table-cell office:value-type="float" office:value="0.933968782424927" calcext:value-type="float">
            <text:p>0.933968782424927</text:p>
          </table:table-cell>
          <table:table-cell office:value-type="float" office:value="0.967326164245606" calcext:value-type="float">
            <text:p>0.967326164245606</text:p>
          </table:table-cell>
          <table:table-cell office:value-type="float" office:value="1.00068354606628" calcext:value-type="float">
            <text:p>1.00068354606628</text:p>
          </table:table-cell>
          <table:table-cell office:value-type="float" office:value="1.03404092788696" calcext:value-type="float">
            <text:p>1.03404092788696</text:p>
          </table:table-cell>
          <table:table-cell office:value-type="float" office:value="1.06739830970764" calcext:value-type="float">
            <text:p>1.06739830970764</text:p>
          </table:table-cell>
          <table:table-cell office:value-type="float" office:value="1.13411331176758" calcext:value-type="float">
            <text:p>1.13411331176758</text:p>
          </table:table-cell>
          <table:table-cell office:value-type="float" office:value="1.16747069358826" calcext:value-type="float">
            <text:p>1.16747069358826</text:p>
          </table:table-cell>
          <table:table-cell office:value-type="float" office:value="1.20082807540894" calcext:value-type="float">
            <text:p>1.20082807540894</text:p>
          </table:table-cell>
          <table:table-cell office:value-type="float" office:value="1.23418569564819" calcext:value-type="float">
            <text:p>1.23418569564819</text:p>
          </table:table-cell>
          <table:table-cell office:value-type="float" office:value="1.26754331588745" calcext:value-type="float">
            <text:p>1.26754331588745</text:p>
          </table:table-cell>
          <table:table-cell office:value-type="float" office:value="1.33425831794739" calcext:value-type="float">
            <text:p>1.33425831794739</text:p>
          </table:table-cell>
          <table:table-cell office:value-type="float" office:value="1.40097308158875" calcext:value-type="float">
            <text:p>1.40097308158875</text:p>
          </table:table-cell>
          <table:table-cell office:value-type="float" office:value="1.46768832206726" calcext:value-type="float">
            <text:p>1.46768832206726</text:p>
          </table:table-cell>
          <table:table-cell office:value-type="float" office:value="1.50104594230652" calcext:value-type="float">
            <text:p>1.50104594230652</text:p>
          </table:table-cell>
          <table:table-cell office:value-type="float" office:value="1.5344033241272" calcext:value-type="float">
            <text:p>1.5344033241272</text:p>
          </table:table-cell>
          <table:table-cell office:value-type="float" office:value="1.56776094436646" calcext:value-type="float">
            <text:p>1.56776094436646</text:p>
          </table:table-cell>
          <table:table-cell office:value-type="float" office:value="1.60111832618713" calcext:value-type="float">
            <text:p>1.60111832618713</text:p>
          </table:table-cell>
          <table:table-cell office:value-type="float" office:value="1.63447594642639" calcext:value-type="float">
            <text:p>1.63447594642639</text:p>
          </table:table-cell>
          <table:table-cell office:value-type="float" office:value="1.66783380508423" calcext:value-type="float">
            <text:p>1.66783380508423</text:p>
          </table:table-cell>
          <table:table-cell office:value-type="float" office:value="1.73454880714417" calcext:value-type="float">
            <text:p>1.73454880714417</text:p>
          </table:table-cell>
          <table:table-cell office:value-type="float" office:value="1.76790571212769" calcext:value-type="float">
            <text:p>1.76790571212769</text:p>
          </table:table-cell>
          <table:table-cell office:value-type="float" office:value="1.80126285552979" calcext:value-type="float">
            <text:p>1.80126285552979</text:p>
          </table:table-cell>
          <table:table-cell office:value-type="float" office:value="1.86797690391541" calcext:value-type="float">
            <text:p>1.86797690391541</text:p>
          </table:table-cell>
          <table:table-cell office:value-type="float" office:value="1.90133404731751" calcext:value-type="float">
            <text:p>1.90133404731751</text:p>
          </table:table-cell>
          <table:table-cell office:value-type="float" office:value="1.93469095230103" calcext:value-type="float">
            <text:p>1.93469095230103</text:p>
          </table:table-cell>
          <table:table-cell office:value-type="float" office:value="1.96804785728455" calcext:value-type="float">
            <text:p>1.96804785728455</text:p>
          </table:table-cell>
          <table:table-cell office:value-type="float" office:value="2.00140500068665" calcext:value-type="float">
            <text:p>2.00140500068665</text:p>
          </table:table-cell>
          <table:table-cell office:value-type="float" office:value="2.06811881065369" calcext:value-type="float">
            <text:p>2.06811881065369</text:p>
          </table:table-cell>
          <table:table-cell office:value-type="float" office:value="2.13483309745789" calcext:value-type="float">
            <text:p>2.13483309745789</text:p>
          </table:table-cell>
          <table:table-cell office:value-type="float" office:value="2.16819024085999" calcext:value-type="float">
            <text:p>2.16819024085999</text:p>
          </table:table-cell>
          <table:table-cell office:value-type="float" office:value="2.20154714584351" calcext:value-type="float">
            <text:p>2.20154714584351</text:p>
          </table:table-cell>
          <table:table-cell office:value-type="float" office:value="2.23490428924561" calcext:value-type="float">
            <text:p>2.23490428924561</text:p>
          </table:table-cell>
          <table:table-cell office:value-type="float" office:value="2.30161833763123" calcext:value-type="float">
            <text:p>2.30161833763123</text:p>
          </table:table-cell>
          <table:table-cell office:value-type="float" office:value="2.33497548103333" calcext:value-type="float">
            <text:p>2.33497548103333</text:p>
          </table:table-cell>
          <table:table-cell office:value-type="float" office:value="2.36833238601685" calcext:value-type="float">
            <text:p>2.36833238601685</text:p>
          </table:table-cell>
          <table:table-cell office:value-type="float" office:value="2.50176095962524" calcext:value-type="float">
            <text:p>2.50176095962524</text:p>
          </table:table-cell>
          <table:table-cell office:value-type="float" office:value="2.53511810302734" calcext:value-type="float">
            <text:p>2.53511810302734</text:p>
          </table:table-cell>
          <table:table-cell office:value-type="float" office:value="2.60183238983154" calcext:value-type="float">
            <text:p>2.60183238983154</text:p>
          </table:table-cell>
          <table:table-cell office:value-type="float" office:value="2.63518953323364" calcext:value-type="float">
            <text:p>2.63518953323364</text:p>
          </table:table-cell>
          <table:table-cell office:value-type="float" office:value="2.66854667663574" calcext:value-type="float">
            <text:p>2.66854667663574</text:p>
          </table:table-cell>
          <table:table-cell office:value-type="float" office:value="2.70190382003784" calcext:value-type="float">
            <text:p>2.70190382003784</text:p>
          </table:table-cell>
          <table:table-cell office:value-type="float" office:value="2.73526096343994" calcext:value-type="float">
            <text:p>2.73526096343994</text:p>
          </table:table-cell>
          <table:table-cell office:value-type="float" office:value="2.76862287521362" calcext:value-type="float">
            <text:p>2.76862287521362</text:p>
          </table:table-cell>
          <table:table-cell office:value-type="float" office:value="2.8019847869873" calcext:value-type="float">
            <text:p>2.8019847869873</text:p>
          </table:table-cell>
          <table:table-cell office:value-type="float" office:value="2.86870861053467" calcext:value-type="float">
            <text:p>2.86870861053467</text:p>
          </table:table-cell>
          <table:table-cell office:value-type="float" office:value="3.06888127326965" calcext:value-type="float">
            <text:p>3.06888127326965</text:p>
          </table:table-cell>
          <table:table-cell office:value-type="float" office:value="3.33578014373779" calcext:value-type="float">
            <text:p>3.33578014373779</text:p>
          </table:table-cell>
          <table:table-cell office:value-type="float" office:value="3.43586778640747" calcext:value-type="float">
            <text:p>3.43586778640747</text:p>
          </table:table-cell>
          <table:table-cell office:value-type="float" office:value="3.50259327888489" calcext:value-type="float">
            <text:p>3.50259327888489</text:p>
          </table:table-cell>
          <table:table-cell office:value-type="float" office:value="3.5693187713623" calcext:value-type="float">
            <text:p>3.5693187713623</text:p>
          </table:table-cell>
          <table:table-cell office:value-type="float" office:value="3.63604426383972" calcext:value-type="float">
            <text:p>3.63604426383972</text:p>
          </table:table-cell>
          <table:table-cell office:value-type="float" office:value="3.70276999473572" calcext:value-type="float">
            <text:p>3.70276999473572</text:p>
          </table:table-cell>
          <table:table-cell office:value-type="float" office:value="3.83620119094849" calcext:value-type="float">
            <text:p>3.83620119094849</text:p>
          </table:table-cell>
          <table:table-cell office:value-type="float" office:value="3.90291333198547" calcext:value-type="float">
            <text:p>3.90291333198547</text:p>
          </table:table-cell>
          <table:table-cell office:value-type="float" office:value="3.96962547302246" calcext:value-type="float">
            <text:p>3.96962547302246</text:p>
          </table:table-cell>
          <table:table-cell office:value-type="float" office:value="4.16976141929626" calcext:value-type="float">
            <text:p>4.16976141929626</text:p>
          </table:table-cell>
          <table:table-cell office:value-type="float" office:value="4.43660879135132" calcext:value-type="float">
            <text:p>4.43660879135132</text:p>
          </table:table-cell>
          <table:table-cell office:value-type="float" office:value="4.50332045555115" calcext:value-type="float">
            <text:p>4.50332045555115</text:p>
          </table:table-cell>
          <table:table-cell office:value-type="float" office:value="4.57003211975098" calcext:value-type="float">
            <text:p>4.57003211975098</text:p>
          </table:table-cell>
          <table:table-cell office:value-type="float" office:value="4.63674354553223" calcext:value-type="float">
            <text:p>4.63674354553223</text:p>
          </table:table-cell>
          <table:table-cell office:value-type="float" office:value="4.70345520973206" calcext:value-type="float">
            <text:p>4.70345520973206</text:p>
          </table:table-cell>
          <table:table-cell office:value-type="float" office:value="4.73681092262268" calcext:value-type="float">
            <text:p>4.73681092262268</text:p>
          </table:table-cell>
          <table:table-cell office:value-type="float" office:value="4.80352592468262" calcext:value-type="float">
            <text:p>4.80352592468262</text:p>
          </table:table-cell>
          <table:table-cell office:value-type="float" office:value="5.07181453704834" calcext:value-type="float">
            <text:p>5.07181453704834</text:p>
          </table:table-cell>
          <table:table-cell office:value-type="float" office:value="5.10538101196289" calcext:value-type="float">
            <text:p>5.10538101196289</text:p>
          </table:table-cell>
          <table:table-cell office:value-type="float" office:value="5.1389491558075" calcext:value-type="float">
            <text:p>5.1389491558075</text:p>
          </table:table-cell>
          <table:table-cell office:value-type="float" office:value="5.172518491745" calcext:value-type="float">
            <text:p>5.172518491745</text:p>
          </table:table-cell>
          <table:table-cell office:value-type="float" office:value="5.20608901977539" calcext:value-type="float">
            <text:p>5.20608901977539</text:p>
          </table:table-cell>
          <table:table-cell office:value-type="float" office:value="5.27323412895203" calcext:value-type="float">
            <text:p>5.27323412895203</text:p>
          </table:table-cell>
          <table:table-cell office:value-type="float" office:value="5.30680823326111" calcext:value-type="float">
            <text:p>5.30680823326111</text:p>
          </table:table-cell>
          <table:table-cell office:value-type="float" office:value="5.47469973564148" calcext:value-type="float">
            <text:p>5.47469973564148</text:p>
          </table:table-cell>
          <table:table-cell office:value-type="float" office:value="5.84416794776917" calcext:value-type="float">
            <text:p>5.84416794776917</text:p>
          </table:table-cell>
          <table:table-cell office:value-type="float" office:value="5.87750315666199" calcext:value-type="float">
            <text:p>5.87750315666199</text:p>
          </table:table-cell>
          <table:table-cell office:value-type="float" office:value="5.91083812713623" calcext:value-type="float">
            <text:p>5.91083812713623</text:p>
          </table:table-cell>
          <table:table-cell office:value-type="float" office:value="5.94417309761047" calcext:value-type="float">
            <text:p>5.94417309761047</text:p>
          </table:table-cell>
          <table:table-cell office:value-type="float" office:value="5.97750782966614" calcext:value-type="float">
            <text:p>5.97750782966614</text:p>
          </table:table-cell>
          <table:table-cell office:value-type="float" office:value="6.01084208488464" calcext:value-type="float">
            <text:p>6.01084208488464</text:p>
          </table:table-cell>
          <table:table-cell office:value-type="float" office:value="6.04417634010315" calcext:value-type="float">
            <text:p>6.04417634010315</text:p>
          </table:table-cell>
          <table:table-cell office:value-type="float" office:value="6.07751059532166" calcext:value-type="float">
            <text:p>6.07751059532166</text:p>
          </table:table-cell>
          <table:table-cell office:value-type="float" office:value="6.14417791366577" calcext:value-type="float">
            <text:p>6.14417791366577</text:p>
          </table:table-cell>
          <table:table-cell office:value-type="float" office:value="6.21084475517273" calcext:value-type="float">
            <text:p>6.21084475517273</text:p>
          </table:table-cell>
          <table:table-cell office:value-type="float" office:value="6.27751064300537" calcext:value-type="float">
            <text:p>6.27751064300537</text:p>
          </table:table-cell>
          <table:table-cell office:value-type="float" office:value="6.41084027290344" calcext:value-type="float">
            <text:p>6.41084027290344</text:p>
          </table:table-cell>
          <table:table-cell office:value-type="float" office:value="6.47750425338745" calcext:value-type="float">
            <text:p>6.47750425338745</text:p>
          </table:table-cell>
          <table:table-cell office:value-type="float" office:value="6.51083564758301" calcext:value-type="float">
            <text:p>6.51083564758301</text:p>
          </table:table-cell>
          <table:table-cell office:value-type="float" office:value="6.54416704177856" calcext:value-type="float">
            <text:p>6.54416704177856</text:p>
          </table:table-cell>
          <table:table-cell office:value-type="float" office:value="6.61082911491394" calcext:value-type="float">
            <text:p>6.61082911491394</text:p>
          </table:table-cell>
          <table:table-cell office:value-type="float" office:value="6.77748084068298" calcext:value-type="float">
            <text:p>6.77748084068298</text:p>
          </table:table-cell>
          <table:table-cell office:value-type="float" office:value="6.84414148330689" calcext:value-type="float">
            <text:p>6.84414148330689</text:p>
          </table:table-cell>
          <table:table-cell office:value-type="float" office:value="6.94414854049683" calcext:value-type="float">
            <text:p>6.94414854049683</text:p>
          </table:table-cell>
          <table:table-cell office:value-type="float" office:value="6.97748351097107" calcext:value-type="float">
            <text:p>6.97748351097107</text:p>
          </table:table-cell>
          <table:table-cell office:value-type="float" office:value="7.01081871986389" calcext:value-type="float">
            <text:p>7.01081871986389</text:p>
          </table:table-cell>
          <table:table-cell office:value-type="float" office:value="7.04415345191956" calcext:value-type="float">
            <text:p>7.04415345191956</text:p>
          </table:table-cell>
          <table:table-cell office:value-type="float" office:value="7.07748818397522" calcext:value-type="float">
            <text:p>7.07748818397522</text:p>
          </table:table-cell>
          <table:table-cell office:value-type="float" office:value="7.11082267761231" calcext:value-type="float">
            <text:p>7.11082267761231</text:p>
          </table:table-cell>
          <table:table-cell office:value-type="float" office:value="7.14415693283081" calcext:value-type="float">
            <text:p>7.14415693283081</text:p>
          </table:table-cell>
          <table:table-cell office:value-type="float" office:value="7.17749118804932" calcext:value-type="float">
            <text:p>7.17749118804932</text:p>
          </table:table-cell>
          <table:table-cell office:value-type="float" office:value="7.21082520484924" calcext:value-type="float">
            <text:p>7.21082520484924</text:p>
          </table:table-cell>
          <table:table-cell office:value-type="float" office:value="7.24415874481201" calcext:value-type="float">
            <text:p>7.24415874481201</text:p>
          </table:table-cell>
          <table:table-cell office:value-type="float" office:value="7.27749252319336" calcext:value-type="float">
            <text:p>7.27749252319336</text:p>
          </table:table-cell>
          <table:table-cell office:value-type="float" office:value="7.31082558631897" calcext:value-type="float">
            <text:p>7.31082558631897</text:p>
          </table:table-cell>
          <table:table-cell office:value-type="float" office:value="7.37749195098877" calcext:value-type="float">
            <text:p>7.37749195098877</text:p>
          </table:table-cell>
          <table:table-cell office:value-type="float" office:value="7.4108247756958" calcext:value-type="float">
            <text:p>7.4108247756958</text:p>
          </table:table-cell>
          <table:table-cell office:value-type="float" office:value="7.51082181930542" calcext:value-type="float">
            <text:p>7.51082181930542</text:p>
          </table:table-cell>
          <table:table-cell office:value-type="float" office:value="7.54415369033814" calcext:value-type="float">
            <text:p>7.54415369033814</text:p>
          </table:table-cell>
          <table:table-cell office:value-type="float" office:value="7.61081743240356" calcext:value-type="float">
            <text:p>7.61081743240356</text:p>
          </table:table-cell>
          <table:table-cell office:value-type="float" office:value="7.64414858818054" calcext:value-type="float">
            <text:p>7.64414858818054</text:p>
          </table:table-cell>
          <table:table-cell office:value-type="float" office:value="7.71081113815308" calcext:value-type="float">
            <text:p>7.71081113815308</text:p>
          </table:table-cell>
          <table:table-cell office:value-type="float" office:value="7.74414205551147" calcext:value-type="float">
            <text:p>7.74414205551147</text:p>
          </table:table-cell>
          <table:table-cell office:value-type="float" office:value="7.77747273445129" calcext:value-type="float">
            <text:p>7.77747273445129</text:p>
          </table:table-cell>
          <table:table-cell office:value-type="float" office:value="7.81080317497253" calcext:value-type="float">
            <text:p>7.81080317497253</text:p>
          </table:table-cell>
          <table:table-cell office:value-type="float" office:value="7.84413456916809" calcext:value-type="float">
            <text:p>7.84413456916809</text:p>
          </table:table-cell>
          <table:table-cell office:value-type="float" office:value="7.910808801651" calcext:value-type="float">
            <text:p>7.910808801651</text:p>
          </table:table-cell>
          <table:table-cell office:value-type="float" office:value="7.94414567947388" calcext:value-type="float">
            <text:p>7.94414567947388</text:p>
          </table:table-cell>
          <table:table-cell office:value-type="float" office:value="7.97748231887817" calcext:value-type="float">
            <text:p>7.97748231887817</text:p>
          </table:table-cell>
          <table:table-cell office:value-type="float" office:value="8.01081871986389" calcext:value-type="float">
            <text:p>8.01081871986389</text:p>
          </table:table-cell>
          <table:table-cell office:value-type="float" office:value="8.14416337013245" calcext:value-type="float">
            <text:p>8.14416337013245</text:p>
          </table:table-cell>
          <table:table-cell office:value-type="float" office:value="8.17749905586243" calcext:value-type="float">
            <text:p>8.17749905586243</text:p>
          </table:table-cell>
          <table:table-cell office:value-type="float" office:value="8.21083450317383" calcext:value-type="float">
            <text:p>8.21083450317383</text:p>
          </table:table-cell>
          <table:table-cell office:value-type="float" office:value="8.41084408760071" calcext:value-type="float">
            <text:p>8.41084408760071</text:p>
          </table:table-cell>
          <table:table-cell office:value-type="float" office:value="8.47751235961914" calcext:value-type="float">
            <text:p>8.47751235961914</text:p>
          </table:table-cell>
          <table:table-cell office:value-type="float" office:value="8.54418015480042" calcext:value-type="float">
            <text:p>8.54418015480042</text:p>
          </table:table-cell>
          <table:table-cell office:value-type="float" office:value="8.61084723472595" calcext:value-type="float">
            <text:p>8.61084723472595</text:p>
          </table:table-cell>
          <table:table-cell office:value-type="float" office:value="8.64418029785156" calcext:value-type="float">
            <text:p>8.64418029785156</text:p>
          </table:table-cell>
          <table:table-cell office:value-type="float" office:value="8.67751359939575" calcext:value-type="float">
            <text:p>8.67751359939575</text:p>
          </table:table-cell>
          <table:table-cell office:value-type="float" office:value="8.71084642410278" calcext:value-type="float">
            <text:p>8.71084642410278</text:p>
          </table:table-cell>
          <table:table-cell office:value-type="float" office:value="8.74417924880981" calcext:value-type="float">
            <text:p>8.74417924880981</text:p>
          </table:table-cell>
          <table:table-cell office:value-type="float" office:value="8.77751183509827" calcext:value-type="float">
            <text:p>8.77751183509827</text:p>
          </table:table-cell>
          <table:table-cell office:value-type="float" office:value="8.81084418296814" calcext:value-type="float">
            <text:p>8.81084418296814</text:p>
          </table:table-cell>
          <table:table-cell office:value-type="float" office:value="9.01103472709656" calcext:value-type="float">
            <text:p>9.01103472709656</text:p>
          </table:table-cell>
          <table:table-cell office:value-type="float" office:value="9.07777786254883" calcext:value-type="float">
            <text:p>9.07777786254883</text:p>
          </table:table-cell>
          <table:table-cell office:value-type="float" office:value="9.11114931106567" calcext:value-type="float">
            <text:p>9.11114931106567</text:p>
          </table:table-cell>
          <table:table-cell office:value-type="float" office:value="9.14452123641968" calcext:value-type="float">
            <text:p>9.14452123641968</text:p>
          </table:table-cell>
          <table:table-cell office:value-type="float" office:value="9.34475231170654" calcext:value-type="float">
            <text:p>9.34475231170654</text:p>
          </table:table-cell>
          <table:table-cell office:value-type="float" office:value="9.37812447547913" calcext:value-type="float">
            <text:p>9.37812447547913</text:p>
          </table:table-cell>
          <table:table-cell office:value-type="float" office:value="9.54498529434204" calcext:value-type="float">
            <text:p>9.54498529434204</text:p>
          </table:table-cell>
          <table:table-cell office:value-type="float" office:value="9.5783576965332" calcext:value-type="float">
            <text:p>9.5783576965332</text:p>
          </table:table-cell>
          <table:table-cell office:value-type="float" office:value="9.64510250091553" calcext:value-type="float">
            <text:p>9.64510250091553</text:p>
          </table:table-cell>
          <table:table-cell office:value-type="float" office:value="9.67847514152527" calcext:value-type="float">
            <text:p>9.67847514152527</text:p>
          </table:table-cell>
          <table:table-cell office:value-type="float" office:value="9.71184730529785" calcext:value-type="float">
            <text:p>9.71184730529785</text:p>
          </table:table-cell>
          <table:table-cell office:value-type="float" office:value="9.74521994590759" calcext:value-type="float">
            <text:p>9.74521994590759</text:p>
          </table:table-cell>
          <table:table-cell office:value-type="float" office:value="9.77859258651733" calcext:value-type="float">
            <text:p>9.77859258651733</text:p>
          </table:table-cell>
          <table:table-cell office:value-type="float" office:value="9.81196522712708" calcext:value-type="float">
            <text:p>9.81196522712708</text:p>
          </table:table-cell>
          <table:table-cell office:value-type="float" office:value="9.87867426872253" calcext:value-type="float">
            <text:p>9.87867426872253</text:p>
          </table:table-cell>
          <table:table-cell office:value-type="float" office:value="9.94534659385681" calcext:value-type="float">
            <text:p>9.94534659385681</text:p>
          </table:table-cell>
          <table:table-cell office:value-type="float" office:value="10.0120182037354" calcext:value-type="float">
            <text:p>10.0120182037354</text:p>
          </table:table-cell>
          <table:table-cell office:value-type="float" office:value="10.1786940097809" calcext:value-type="float">
            <text:p>10.1786940097809</text:p>
          </table:table-cell>
          <table:table-cell office:value-type="float" office:value="10.2120287418365" calcext:value-type="float">
            <text:p>10.2120287418365</text:p>
          </table:table-cell>
          <table:table-cell office:value-type="float" office:value="10.2453632354736" calcext:value-type="float">
            <text:p>10.2453632354736</text:p>
          </table:table-cell>
          <table:table-cell office:value-type="float" office:value="10.3120317459106" calcext:value-type="float">
            <text:p>10.3120317459106</text:p>
          </table:table-cell>
          <table:table-cell office:value-type="float" office:value="10.3786995410919" calcext:value-type="float">
            <text:p>10.3786995410919</text:p>
          </table:table-cell>
          <table:table-cell office:value-type="float" office:value="10.4453663825989" calcext:value-type="float">
            <text:p>10.4453663825989</text:p>
          </table:table-cell>
          <table:table-cell office:value-type="float" office:value="10.5120329856873" calcext:value-type="float">
            <text:p>10.5120329856873</text:p>
          </table:table-cell>
          <table:table-cell office:value-type="float" office:value="11.045352935791" calcext:value-type="float">
            <text:p>11.045352935791</text:p>
          </table:table-cell>
          <table:table-cell office:value-type="float" office:value="11.1120176315308" calcext:value-type="float">
            <text:p>11.1120176315308</text:p>
          </table:table-cell>
          <table:table-cell office:value-type="float" office:value="11.1786811351776" calcext:value-type="float">
            <text:p>11.1786811351776</text:p>
          </table:table-cell>
          <table:table-cell office:value-type="float" office:value="11.2453436851501" calcext:value-type="float">
            <text:p>11.2453436851501</text:p>
          </table:table-cell>
          <table:table-cell office:value-type="float" office:value="11.3120055198669" calcext:value-type="float">
            <text:p>11.3120055198669</text:p>
          </table:table-cell>
          <table:table-cell office:value-type="float" office:value="11.378666639328" calcext:value-type="float">
            <text:p>11.378666639328</text:p>
          </table:table-cell>
          <table:table-cell office:value-type="float" office:value="11.5453157424927" calcext:value-type="float">
            <text:p>11.5453157424927</text:p>
          </table:table-cell>
          <table:table-cell office:value-type="float" office:value="11.5786447525024" calcext:value-type="float">
            <text:p>11.5786447525024</text:p>
          </table:table-cell>
          <table:table-cell office:value-type="float" office:value="11.6119735240936" calcext:value-type="float">
            <text:p>11.6119735240936</text:p>
          </table:table-cell>
          <table:table-cell office:value-type="float" office:value="11.678631067276" calcext:value-type="float">
            <text:p>11.678631067276</text:p>
          </table:table-cell>
          <table:table-cell office:value-type="float" office:value="11.7119591236115" calcext:value-type="float">
            <text:p>11.7119591236115</text:p>
          </table:table-cell>
          <table:table-cell office:value-type="float" office:value="11.9119400978088" calcext:value-type="float">
            <text:p>11.9119400978088</text:p>
          </table:table-cell>
          <table:table-cell office:value-type="float" office:value="11.9452743530273" calcext:value-type="float">
            <text:p>11.9452743530273</text:p>
          </table:table-cell>
          <table:table-cell office:value-type="float" office:value="12.0119421482086" calcext:value-type="float">
            <text:p>12.0119421482086</text:p>
          </table:table-cell>
          <table:table-cell office:value-type="float" office:value="12.1452751159668" calcext:value-type="float">
            <text:p>12.1452751159668</text:p>
          </table:table-cell>
          <table:table-cell office:value-type="float" office:value="12.2119407653809" calcext:value-type="float">
            <text:p>12.2119407653809</text:p>
          </table:table-cell>
          <table:table-cell office:value-type="float" office:value="12.278605222702" calcext:value-type="float">
            <text:p>12.278605222702</text:p>
          </table:table-cell>
          <table:table-cell office:value-type="float" office:value="12.3452689647675" calcext:value-type="float">
            <text:p>12.3452689647675</text:p>
          </table:table-cell>
          <table:table-cell office:value-type="float" office:value="12.4119322299957" calcext:value-type="float">
            <text:p>12.4119322299957</text:p>
          </table:table-cell>
          <table:table-cell office:value-type="float" office:value="12.4452631473541" calcext:value-type="float">
            <text:p>12.4452631473541</text:p>
          </table:table-cell>
          <table:table-cell office:value-type="float" office:value="12.4785943031311" calcext:value-type="float">
            <text:p>12.4785943031311</text:p>
          </table:table-cell>
          <table:table-cell office:value-type="float" office:value="12.5119249820709" calcext:value-type="float">
            <text:p>12.5119249820709</text:p>
          </table:table-cell>
          <table:table-cell office:value-type="float" office:value="12.5452556610107" calcext:value-type="float">
            <text:p>12.5452556610107</text:p>
          </table:table-cell>
          <table:table-cell office:value-type="float" office:value="12.578586101532" calcext:value-type="float">
            <text:p>12.578586101532</text:p>
          </table:table-cell>
          <table:table-cell office:value-type="float" office:value="12.6785762310028" calcext:value-type="float">
            <text:p>12.6785762310028</text:p>
          </table:table-cell>
          <table:table-cell office:value-type="float" office:value="12.7452354431152" calcext:value-type="float">
            <text:p>12.7452354431152</text:p>
          </table:table-cell>
          <table:table-cell office:value-type="float" office:value="12.8118934631348" calcext:value-type="float">
            <text:p>12.8118934631348</text:p>
          </table:table-cell>
          <table:table-cell office:value-type="float" office:value="12.8785626888275" calcext:value-type="float">
            <text:p>12.8785626888275</text:p>
          </table:table-cell>
          <table:table-cell office:value-type="float" office:value="12.9119024276733" calcext:value-type="float">
            <text:p>12.9119024276733</text:p>
          </table:table-cell>
          <table:table-cell office:value-type="float" office:value="12.9785807132721" calcext:value-type="float">
            <text:p>12.9785807132721</text:p>
          </table:table-cell>
          <table:table-cell office:value-type="float" office:value="13.0452587604523" calcext:value-type="float">
            <text:p>13.0452587604523</text:p>
          </table:table-cell>
          <table:table-cell office:value-type="float" office:value="13.1119360923767" calcext:value-type="float">
            <text:p>13.1119360923767</text:p>
          </table:table-cell>
          <table:table-cell office:value-type="float" office:value="13.1786124706268" calcext:value-type="float">
            <text:p>13.1786124706268</text:p>
          </table:table-cell>
          <table:table-cell office:value-type="float" office:value="13.2452886104584" calcext:value-type="float">
            <text:p>13.2452886104584</text:p>
          </table:table-cell>
          <table:table-cell office:value-type="float" office:value="13.6119954586029" calcext:value-type="float">
            <text:p>13.6119954586029</text:p>
          </table:table-cell>
          <table:table-cell office:value-type="float" office:value="13.64533162117" calcext:value-type="float">
            <text:p>13.64533162117</text:p>
          </table:table-cell>
          <table:table-cell office:value-type="float" office:value="13.6786673069" calcext:value-type="float">
            <text:p>13.6786673069</text:p>
          </table:table-cell>
          <table:table-cell office:value-type="float" office:value="13.7120032310486" calcext:value-type="float">
            <text:p>13.7120032310486</text:p>
          </table:table-cell>
          <table:table-cell office:value-type="float" office:value="13.74533867836" calcext:value-type="float">
            <text:p>13.74533867836</text:p>
          </table:table-cell>
          <table:table-cell office:value-type="float" office:value="13.7786741256714" calcext:value-type="float">
            <text:p>13.7786741256714</text:p>
          </table:table-cell>
          <table:table-cell office:value-type="float" office:value="13.8120093345642" calcext:value-type="float">
            <text:p>13.8120093345642</text:p>
          </table:table-cell>
          <table:table-cell office:value-type="float" office:value="13.8786804676056" calcext:value-type="float">
            <text:p>13.8786804676056</text:p>
          </table:table-cell>
          <table:table-cell office:value-type="float" office:value="13.912015914917" calcext:value-type="float">
            <text:p>13.912015914917</text:p>
          </table:table-cell>
          <table:table-cell office:value-type="float" office:value="13.9453508853912" calcext:value-type="float">
            <text:p>13.9453508853912</text:p>
          </table:table-cell>
          <table:table-cell office:value-type="float" office:value="14.0120205879211" calcext:value-type="float">
            <text:p>14.0120205879211</text:p>
          </table:table-cell>
          <table:table-cell office:value-type="float" office:value="14.1120233535767" calcext:value-type="float">
            <text:p>14.1120233535767</text:p>
          </table:table-cell>
          <table:table-cell office:value-type="float" office:value="14.1453573703766" calcext:value-type="float">
            <text:p>14.1453573703766</text:p>
          </table:table-cell>
          <table:table-cell office:value-type="float" office:value="14.2120246887207" calcext:value-type="float">
            <text:p>14.2120246887207</text:p>
          </table:table-cell>
          <table:table-cell office:value-type="float" office:value="14.2453582286835" calcext:value-type="float">
            <text:p>14.2453582286835</text:p>
          </table:table-cell>
          <table:table-cell office:value-type="float" office:value="14.2786910533905" calcext:value-type="float">
            <text:p>14.2786910533905</text:p>
          </table:table-cell>
          <table:table-cell office:value-type="float" office:value="14.3120241165161" calcext:value-type="float">
            <text:p>14.3120241165161</text:p>
          </table:table-cell>
          <table:table-cell office:value-type="float" office:value="14.4786860942841" calcext:value-type="float">
            <text:p>14.4786860942841</text:p>
          </table:table-cell>
          <table:table-cell office:value-type="float" office:value="14.5120177268982" calcext:value-type="float">
            <text:p>14.5120177268982</text:p>
          </table:table-cell>
          <table:table-cell office:value-type="float" office:value="14.5453495979309" calcext:value-type="float">
            <text:p>14.5453495979309</text:p>
          </table:table-cell>
          <table:table-cell office:value-type="float" office:value="14.5786809921265" calcext:value-type="float">
            <text:p>14.5786809921265</text:p>
          </table:table-cell>
          <table:table-cell office:value-type="float" office:value="14.6120121479034" calcext:value-type="float">
            <text:p>14.6120121479034</text:p>
          </table:table-cell>
          <table:table-cell office:value-type="float" office:value="14.7120046615601" calcext:value-type="float">
            <text:p>14.7120046615601</text:p>
          </table:table-cell>
          <table:table-cell office:value-type="float" office:value="14.778665304184" calcext:value-type="float">
            <text:p>14.778665304184</text:p>
          </table:table-cell>
          <table:table-cell office:value-type="float" office:value="14.8453257083893" calcext:value-type="float">
            <text:p>14.8453257083893</text:p>
          </table:table-cell>
          <table:table-cell office:value-type="float" office:value="14.9119939804077" calcext:value-type="float">
            <text:p>14.9119939804077</text:p>
          </table:table-cell>
          <table:table-cell office:value-type="float" office:value="14.9786610603333" calcext:value-type="float">
            <text:p>14.9786610603333</text:p>
          </table:table-cell>
          <table:table-cell office:value-type="float" office:value="15.0453274250031" calcext:value-type="float">
            <text:p>15.0453274250031</text:p>
          </table:table-cell>
          <table:table-cell office:value-type="float" office:value="15.1119930744171" calcext:value-type="float">
            <text:p>15.1119930744171</text:p>
          </table:table-cell>
          <table:table-cell office:value-type="float" office:value="15.145325422287" calcext:value-type="float">
            <text:p>15.145325422287</text:p>
          </table:table-cell>
          <table:table-cell office:value-type="float" office:value="15.1786577701569" calcext:value-type="float">
            <text:p>15.1786577701569</text:p>
          </table:table-cell>
          <table:table-cell office:value-type="float" office:value="15.2119896411896" calcext:value-type="float">
            <text:p>15.2119896411896</text:p>
          </table:table-cell>
          <table:table-cell office:value-type="float" office:value="15.4453084468842" calcext:value-type="float">
            <text:p>15.4453084468842</text:p>
          </table:table-cell>
          <table:table-cell office:value-type="float" office:value="15.5119690895081" calcext:value-type="float">
            <text:p>15.5119690895081</text:p>
          </table:table-cell>
          <table:table-cell office:value-type="float" office:value="15.5786287784576" calcext:value-type="float">
            <text:p>15.5786287784576</text:p>
          </table:table-cell>
          <table:table-cell office:value-type="float" office:value="15.6452875137329" calcext:value-type="float">
            <text:p>15.6452875137329</text:p>
          </table:table-cell>
          <table:table-cell office:value-type="float" office:value="15.711945772171" calcext:value-type="float">
            <text:p>15.711945772171</text:p>
          </table:table-cell>
          <table:table-cell office:value-type="float" office:value="15.7786030769348" calcext:value-type="float">
            <text:p>15.7786030769348</text:p>
          </table:table-cell>
          <table:table-cell office:value-type="float" office:value="15.9119291305542" calcext:value-type="float">
            <text:p>15.9119291305542</text:p>
          </table:table-cell>
          <table:table-cell office:value-type="float" office:value="16.1785972118378" calcext:value-type="float">
            <text:p>16.1785972118378</text:p>
          </table:table-cell>
          <table:table-cell office:value-type="float" office:value="16.2119295597076" calcext:value-type="float">
            <text:p>16.2119295597076</text:p>
          </table:table-cell>
          <table:table-cell office:value-type="float" office:value="16.2785942554474" calcext:value-type="float">
            <text:p>16.2785942554474</text:p>
          </table:table-cell>
          <table:table-cell office:value-type="float" office:value="16.3119263648987" calcext:value-type="float">
            <text:p>16.3119263648987</text:p>
          </table:table-cell>
          <table:table-cell office:value-type="float" office:value="16.3452579975128" calcext:value-type="float">
            <text:p>16.3452579975128</text:p>
          </table:table-cell>
          <table:table-cell office:value-type="float" office:value="16.4119207859039" calcext:value-type="float">
            <text:p>16.4119207859039</text:p>
          </table:table-cell>
          <table:table-cell office:value-type="float" office:value="16.4452519416809" calcext:value-type="float">
            <text:p>16.4452519416809</text:p>
          </table:table-cell>
          <table:table-cell office:value-type="float" office:value="16.5452442169189" calcext:value-type="float">
            <text:p>16.5452442169189</text:p>
          </table:table-cell>
          <table:table-cell office:value-type="float" office:value="16.7452230453491" calcext:value-type="float">
            <text:p>16.7452230453491</text:p>
          </table:table-cell>
          <table:table-cell office:value-type="float" office:value="16.8118810653687" calcext:value-type="float">
            <text:p>16.8118810653687</text:p>
          </table:table-cell>
          <table:table-cell office:value-type="float" office:value="16.8785445690155" calcext:value-type="float">
            <text:p>16.8785445690155</text:p>
          </table:table-cell>
          <table:table-cell office:value-type="float" office:value="16.9452123641968" calcext:value-type="float">
            <text:p>16.9452123641968</text:p>
          </table:table-cell>
          <table:table-cell office:value-type="float" office:value="17.0785455703735" calcext:value-type="float">
            <text:p>17.0785455703735</text:p>
          </table:table-cell>
          <table:table-cell office:value-type="float" office:value="17.1452112197876" calcext:value-type="float">
            <text:p>17.1452112197876</text:p>
          </table:table-cell>
          <table:table-cell office:value-type="float" office:value="17.2785391807556" calcext:value-type="float">
            <text:p>17.2785391807556</text:p>
          </table:table-cell>
          <table:table-cell office:value-type="float" office:value="17.3452024459839" calcext:value-type="float">
            <text:p>17.3452024459839</text:p>
          </table:table-cell>
          <table:table-cell office:value-type="float" office:value="17.4118645191193" calcext:value-type="float">
            <text:p>17.4118645191193</text:p>
          </table:table-cell>
          <table:table-cell office:value-type="float" office:value="17.4451949596405" calcext:value-type="float">
            <text:p>17.4451949596405</text:p>
          </table:table-cell>
          <table:table-cell office:value-type="float" office:value="17.4785256385803" calcext:value-type="float">
            <text:p>17.4785256385803</text:p>
          </table:table-cell>
          <table:table-cell office:value-type="float" office:value="17.511855840683" calcext:value-type="float">
            <text:p>17.511855840683</text:p>
          </table:table-cell>
          <table:table-cell office:value-type="float" office:value="17.5451860427856" calcext:value-type="float">
            <text:p>17.5451860427856</text:p>
          </table:table-cell>
          <table:table-cell office:value-type="float" office:value="17.5785157680511" calcext:value-type="float">
            <text:p>17.5785157680511</text:p>
          </table:table-cell>
          <table:table-cell office:value-type="float" office:value="17.6118457317352" calcext:value-type="float">
            <text:p>17.6118457317352</text:p>
          </table:table-cell>
          <table:table-cell office:value-type="float" office:value="17.6785044670105" calcext:value-type="float">
            <text:p>17.6785044670105</text:p>
          </table:table-cell>
          <table:table-cell office:value-type="float" office:value="17.7118334770203" calcext:value-type="float">
            <text:p>17.7118334770203</text:p>
          </table:table-cell>
          <table:table-cell office:value-type="float" office:value="17.7784910202026" calcext:value-type="float">
            <text:p>17.7784910202026</text:p>
          </table:table-cell>
          <table:table-cell office:value-type="float" office:value="17.8451480865479" calcext:value-type="float">
            <text:p>17.8451480865479</text:p>
          </table:table-cell>
          <table:table-cell office:value-type="float" office:value="17.9118158817291" calcext:value-type="float">
            <text:p>17.9118158817291</text:p>
          </table:table-cell>
          <table:table-cell office:value-type="float" office:value="17.9784827232361" calcext:value-type="float">
            <text:p>17.9784827232361</text:p>
          </table:table-cell>
          <table:table-cell office:value-type="float" office:value="18.0451483726501" calcext:value-type="float">
            <text:p>18.0451483726501</text:p>
          </table:table-cell>
          <table:table-cell office:value-type="float" office:value="18.1118135452271" calcext:value-type="float">
            <text:p>18.1118135452271</text:p>
          </table:table-cell>
          <table:table-cell office:value-type="float" office:value="18.1784777641296" calcext:value-type="float">
            <text:p>18.1784777641296</text:p>
          </table:table-cell>
          <table:table-cell office:value-type="float" office:value="18.2451410293579" calcext:value-type="float">
            <text:p>18.2451410293579</text:p>
          </table:table-cell>
          <table:table-cell office:value-type="float" office:value="18.3118035793304" calcext:value-type="float">
            <text:p>18.3118035793304</text:p>
          </table:table-cell>
          <table:table-cell office:value-type="float" office:value="18.3784654140472" calcext:value-type="float">
            <text:p>18.3784654140472</text:p>
          </table:table-cell>
          <table:table-cell office:value-type="float" office:value="18.4451262950897" calcext:value-type="float">
            <text:p>18.4451262950897</text:p>
          </table:table-cell>
          <table:table-cell office:value-type="float" office:value="18.5117864608765" calcext:value-type="float">
            <text:p>18.5117864608765</text:p>
          </table:table-cell>
          <table:table-cell office:value-type="float" office:value="18.5784451961517" calcext:value-type="float">
            <text:p>18.5784451961517</text:p>
          </table:table-cell>
          <table:table-cell office:value-type="float" office:value="18.6451036930084" calcext:value-type="float">
            <text:p>18.6451036930084</text:p>
          </table:table-cell>
          <table:table-cell office:value-type="float" office:value="18.6784327030182" calcext:value-type="float">
            <text:p>18.6784327030182</text:p>
          </table:table-cell>
          <table:table-cell office:value-type="float" office:value="18.7117612361908" calcext:value-type="float">
            <text:p>18.7117612361908</text:p>
          </table:table-cell>
          <table:table-cell office:value-type="float" office:value="18.7450895309448" calcext:value-type="float">
            <text:p>18.7450895309448</text:p>
          </table:table-cell>
          <table:table-cell office:value-type="float" office:value="18.7784178256989" calcext:value-type="float">
            <text:p>18.7784178256989</text:p>
          </table:table-cell>
          <table:table-cell office:value-type="float" office:value="18.8117458820343" calcext:value-type="float">
            <text:p>18.8117458820343</text:p>
          </table:table-cell>
          <table:table-cell office:value-type="float" office:value="18.8450739383698" calcext:value-type="float">
            <text:p>18.8450739383698</text:p>
          </table:table-cell>
          <table:table-cell office:value-type="float" office:value="18.8784103393555" calcext:value-type="float">
            <text:p>18.8784103393555</text:p>
          </table:table-cell>
          <table:table-cell office:value-type="float" office:value="18.9117467403412" calcext:value-type="float">
            <text:p>18.9117467403412</text:p>
          </table:table-cell>
          <table:table-cell office:value-type="float" office:value="18.9450829029083" calcext:value-type="float">
            <text:p>18.9450829029083</text:p>
          </table:table-cell>
          <table:table-cell office:value-type="float" office:value="18.9784188270569" calcext:value-type="float">
            <text:p>18.9784188270569</text:p>
          </table:table-cell>
          <table:table-cell office:value-type="float" office:value="19.0117547512054" calcext:value-type="float">
            <text:p>19.0117547512054</text:p>
          </table:table-cell>
          <table:table-cell office:value-type="float" office:value="19.045090675354" calcext:value-type="float">
            <text:p>19.045090675354</text:p>
          </table:table-cell>
          <table:table-cell office:value-type="float" office:value="19.1117613315582" calcext:value-type="float">
            <text:p>19.1117613315582</text:p>
          </table:table-cell>
          <table:table-cell office:value-type="float" office:value="19.1784312725067" calcext:value-type="float">
            <text:p>19.1784312725067</text:p>
          </table:table-cell>
          <table:table-cell office:value-type="float" office:value="19.2117660045624" calcext:value-type="float">
            <text:p>19.2117660045624</text:p>
          </table:table-cell>
          <table:table-cell office:value-type="float" office:value="19.2784349918365" calcext:value-type="float">
            <text:p>19.2784349918365</text:p>
          </table:table-cell>
          <table:table-cell office:value-type="float" office:value="19.3117692470551" calcext:value-type="float">
            <text:p>19.3117692470551</text:p>
          </table:table-cell>
          <table:table-cell office:value-type="float" office:value="19.3451035022736" calcext:value-type="float">
            <text:p>19.3451035022736</text:p>
          </table:table-cell>
          <table:table-cell office:value-type="float" office:value="19.3784372806549" calcext:value-type="float">
            <text:p>19.3784372806549</text:p>
          </table:table-cell>
          <table:table-cell office:value-type="float" office:value="19.4117710590363" calcext:value-type="float">
            <text:p>19.4117710590363</text:p>
          </table:table-cell>
          <table:table-cell office:value-type="float" office:value="19.4451043605804" calcext:value-type="float">
            <text:p>19.4451043605804</text:p>
          </table:table-cell>
          <table:table-cell office:value-type="float" office:value="19.4784379005432" calcext:value-type="float">
            <text:p>19.4784379005432</text:p>
          </table:table-cell>
          <table:table-cell office:value-type="float" office:value="19.5117709636688" calcext:value-type="float">
            <text:p>19.5117709636688</text:p>
          </table:table-cell>
          <table:table-cell office:value-type="float" office:value="19.57843708992" calcext:value-type="float">
            <text:p>19.57843708992</text:p>
          </table:table-cell>
          <table:table-cell office:value-type="float" office:value="19.6117694377899" calcext:value-type="float">
            <text:p>19.6117694377899</text:p>
          </table:table-cell>
          <table:table-cell office:value-type="float" office:value="19.6784343719482" calcext:value-type="float">
            <text:p>19.6784343719482</text:p>
          </table:table-cell>
          <table:table-cell office:value-type="float" office:value="19.7450983524323" calcext:value-type="float">
            <text:p>19.7450983524323</text:p>
          </table:table-cell>
          <table:table-cell office:value-type="float" office:value="19.8117616176605" calcext:value-type="float">
            <text:p>19.8117616176605</text:p>
          </table:table-cell>
          <table:table-cell office:value-type="float" office:value="19.8784277439117" calcext:value-type="float">
            <text:p>19.8784277439117</text:p>
          </table:table-cell>
          <table:table-cell office:value-type="float" office:value="19.9450960159302" calcext:value-type="float">
            <text:p>19.9450960159302</text:p>
          </table:table-cell>
          <table:table-cell office:value-type="float" office:value="20.0117630958557" calcext:value-type="float">
            <text:p>20.0117630958557</text:p>
          </table:table-cell>
          <table:table-cell office:value-type="float" office:value="20.0784294605255" calcext:value-type="float">
            <text:p>20.0784294605255</text:p>
          </table:table-cell>
          <table:table-cell office:value-type="float" office:value="20.1450951099396" calcext:value-type="float">
            <text:p>20.1450951099396</text:p>
          </table:table-cell>
          <table:table-cell office:value-type="float" office:value="20.2117600440979" calcext:value-type="float">
            <text:p>20.2117600440979</text:p>
          </table:table-cell>
          <table:table-cell office:value-type="float" office:value="20.2784237861633" calcext:value-type="float">
            <text:p>20.2784237861633</text:p>
          </table:table-cell>
          <table:table-cell office:value-type="float" office:value="20.345086812973" calcext:value-type="float">
            <text:p>20.345086812973</text:p>
          </table:table-cell>
          <table:table-cell office:value-type="float" office:value="20.4117493629456" calcext:value-type="float">
            <text:p>20.4117493629456</text:p>
          </table:table-cell>
          <table:table-cell office:value-type="float" office:value="20.4450800418854" calcext:value-type="float">
            <text:p>20.4450800418854</text:p>
          </table:table-cell>
          <table:table-cell office:value-type="float" office:value="20.4784109592438" calcext:value-type="float">
            <text:p>20.4784109592438</text:p>
          </table:table-cell>
          <table:table-cell office:value-type="float" office:value="20.5117411613464" calcext:value-type="float">
            <text:p>20.5117411613464</text:p>
          </table:table-cell>
          <table:table-cell office:value-type="float" office:value="20.5450716018677" calcext:value-type="float">
            <text:p>20.5450716018677</text:p>
          </table:table-cell>
          <table:table-cell office:value-type="float" office:value="20.5784015655518" calcext:value-type="float">
            <text:p>20.5784015655518</text:p>
          </table:table-cell>
          <table:table-cell office:value-type="float" office:value="20.6117315292358" calcext:value-type="float">
            <text:p>20.6117315292358</text:p>
          </table:table-cell>
          <table:table-cell office:value-type="float" office:value="20.6450610160828" calcext:value-type="float">
            <text:p>20.6450610160828</text:p>
          </table:table-cell>
          <table:table-cell office:value-type="float" office:value="20.6783902645111" calcext:value-type="float">
            <text:p>20.6783902645111</text:p>
          </table:table-cell>
          <table:table-cell office:value-type="float" office:value="20.7117195129395" calcext:value-type="float">
            <text:p>20.7117195129395</text:p>
          </table:table-cell>
          <table:table-cell office:value-type="float" office:value="20.7450485229492" calcext:value-type="float">
            <text:p>20.7450485229492</text:p>
          </table:table-cell>
          <table:table-cell office:value-type="float" office:value="20.778377532959" calcext:value-type="float">
            <text:p>20.778377532959</text:p>
          </table:table-cell>
          <table:table-cell office:value-type="float" office:value="20.8450345993042" calcext:value-type="float">
            <text:p>20.8450345993042</text:p>
          </table:table-cell>
          <table:table-cell office:value-type="float" office:value="20.911922454834" calcext:value-type="float">
            <text:p>20.911922454834</text:p>
          </table:table-cell>
          <table:table-cell office:value-type="float" office:value="20.9788148403168" calcext:value-type="float">
            <text:p>20.9788148403168</text:p>
          </table:table-cell>
          <table:table-cell office:value-type="float" office:value="21.0122630596161" calcext:value-type="float">
            <text:p>21.0122630596161</text:p>
          </table:table-cell>
          <table:table-cell office:value-type="float" office:value="21.079163312912" calcext:value-type="float">
            <text:p>21.079163312912</text:p>
          </table:table-cell>
          <table:table-cell office:value-type="float" office:value="21.146068572998" calcext:value-type="float">
            <text:p>21.146068572998</text:p>
          </table:table-cell>
          <table:table-cell office:value-type="float" office:value="21.2129788398743" calcext:value-type="float">
            <text:p>21.2129788398743</text:p>
          </table:table-cell>
          <table:table-cell office:value-type="float" office:value="21.2798938751221" calcext:value-type="float">
            <text:p>21.2798938751221</text:p>
          </table:table-cell>
          <table:table-cell office:value-type="float" office:value="21.3133533000946" calcext:value-type="float">
            <text:p>21.3133533000946</text:p>
          </table:table-cell>
          <table:table-cell office:value-type="float" office:value="21.34681391716" calcext:value-type="float">
            <text:p>21.34681391716</text:p>
          </table:table-cell>
          <table:table-cell office:value-type="float" office:value="21.4137392044067" calcext:value-type="float">
            <text:p>21.4137392044067</text:p>
          </table:table-cell>
          <table:table-cell office:value-type="float" office:value="21.4806694984436" calcext:value-type="float">
            <text:p>21.4806694984436</text:p>
          </table:table-cell>
          <table:table-cell office:value-type="float" office:value="21.5476045608521" calcext:value-type="float">
            <text:p>21.5476045608521</text:p>
          </table:table-cell>
          <table:table-cell office:value-type="float" office:value="21.6145446300507" calcext:value-type="float">
            <text:p>21.6145446300507</text:p>
          </table:table-cell>
          <table:table-cell office:value-type="float" office:value="21.6814897060394" calcext:value-type="float">
            <text:p>21.6814897060394</text:p>
          </table:table-cell>
          <table:table-cell office:value-type="float" office:value="21.7484400272369" calcext:value-type="float">
            <text:p>21.7484400272369</text:p>
          </table:table-cell>
          <table:table-cell office:value-type="float" office:value="21.815395116806" calcext:value-type="float">
            <text:p>21.815395116806</text:p>
          </table:table-cell>
          <table:table-cell office:value-type="float" office:value="21.8822252750397" calcext:value-type="float">
            <text:p>21.8822252750397</text:p>
          </table:table-cell>
          <table:table-cell office:value-type="float" office:value="21.9489336013794" calcext:value-type="float">
            <text:p>21.9489336013794</text:p>
          </table:table-cell>
          <table:table-cell office:value-type="float" office:value="21.98228764534" calcext:value-type="float">
            <text:p>21.98228764534</text:p>
          </table:table-cell>
          <table:table-cell office:value-type="float" office:value="22.0156416893005" calcext:value-type="float">
            <text:p>22.0156416893005</text:p>
          </table:table-cell>
          <table:table-cell office:value-type="float" office:value="22.0489954948425" calcext:value-type="float">
            <text:p>22.0489954948425</text:p>
          </table:table-cell>
          <table:table-cell office:value-type="float" office:value="22.0823495388031" calcext:value-type="float">
            <text:p>22.0823495388031</text:p>
          </table:table-cell>
          <table:table-cell office:value-type="float" office:value="22.1157035827637" calcext:value-type="float">
            <text:p>22.1157035827637</text:p>
          </table:table-cell>
          <table:table-cell office:value-type="float" office:value="22.1490573883057" calcext:value-type="float">
            <text:p>22.1490573883057</text:p>
          </table:table-cell>
          <table:table-cell office:value-type="float" office:value="22.1824114322662" calcext:value-type="float">
            <text:p>22.1824114322662</text:p>
          </table:table-cell>
          <table:table-cell office:value-type="float" office:value="22.2157652378082" calcext:value-type="float">
            <text:p>22.2157652378082</text:p>
          </table:table-cell>
          <table:table-cell office:value-type="float" office:value="22.2491188049316" calcext:value-type="float">
            <text:p>22.2491188049316</text:p>
          </table:table-cell>
          <table:table-cell office:value-type="float" office:value="22.2824726104736" calcext:value-type="float">
            <text:p>22.2824726104736</text:p>
          </table:table-cell>
          <table:table-cell office:value-type="float" office:value="22.3158264160156" calcext:value-type="float">
            <text:p>22.3158264160156</text:p>
          </table:table-cell>
          <table:table-cell office:value-type="float" office:value="22.3491802215576" calcext:value-type="float">
            <text:p>22.3491802215576</text:p>
          </table:table-cell>
          <table:table-cell office:value-type="float" office:value="22.382533788681" calcext:value-type="float">
            <text:p>22.382533788681</text:p>
          </table:table-cell>
          <table:table-cell office:value-type="float" office:value="22.4158873558044" calcext:value-type="float">
            <text:p>22.4158873558044</text:p>
          </table:table-cell>
          <table:table-cell office:value-type="float" office:value="22.5159480571747" calcext:value-type="float">
            <text:p>22.5159480571747</text:p>
          </table:table-cell>
          <table:table-cell office:value-type="float" office:value="22.5826549530029" calcext:value-type="float">
            <text:p>22.5826549530029</text:p>
          </table:table-cell>
          <table:table-cell office:value-type="float" office:value="22.6160085201263" calcext:value-type="float">
            <text:p>22.6160085201263</text:p>
          </table:table-cell>
          <table:table-cell office:value-type="float" office:value="22.6493618488312" calcext:value-type="float">
            <text:p>22.6493618488312</text:p>
          </table:table-cell>
          <table:table-cell office:value-type="float" office:value="22.6827154159546" calcext:value-type="float">
            <text:p>22.6827154159546</text:p>
          </table:table-cell>
          <table:table-cell office:value-type="float" office:value="22.7160685062408" calcext:value-type="float">
            <text:p>22.7160685062408</text:p>
          </table:table-cell>
          <table:table-cell office:value-type="float" office:value="22.7494218349457" calcext:value-type="float">
            <text:p>22.7494218349457</text:p>
          </table:table-cell>
          <table:table-cell office:value-type="float" office:value="22.7827751636505" calcext:value-type="float">
            <text:p>22.7827751636505</text:p>
          </table:table-cell>
          <table:table-cell office:value-type="float" office:value="22.8161284923553" calcext:value-type="float">
            <text:p>22.8161284923553</text:p>
          </table:table-cell>
          <table:table-cell office:value-type="float" office:value="22.8494815826416" calcext:value-type="float">
            <text:p>22.84948158264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3081267348646" calcext:value-type="float">
            <text:p>0.133081267348646</text:p>
          </table:table-cell>
          <table:table-cell office:value-type="float" office:value="0.133152306720846" calcext:value-type="float">
            <text:p>0.133152306720846</text:p>
          </table:table-cell>
          <table:table-cell office:value-type="float" office:value="0.133119773196451" calcext:value-type="float">
            <text:p>0.133119773196451</text:p>
          </table:table-cell>
          <table:table-cell office:value-type="float" office:value="0.133002330435609" calcext:value-type="float">
            <text:p>0.133002330435609</text:p>
          </table:table-cell>
          <table:table-cell office:value-type="float" office:value="0.133014422432311" calcext:value-type="float">
            <text:p>0.133014422432311</text:p>
          </table:table-cell>
          <table:table-cell office:value-type="float" office:value="0.13315229140188" calcext:value-type="float">
            <text:p>0.13315229140188</text:p>
          </table:table-cell>
          <table:table-cell office:value-type="float" office:value="0.133063702958653" calcext:value-type="float">
            <text:p>0.133063702958653</text:p>
          </table:table-cell>
          <table:table-cell office:value-type="float" office:value="0.133059718032198" calcext:value-type="float">
            <text:p>0.133059718032198</text:p>
          </table:table-cell>
          <table:table-cell office:value-type="float" office:value="0.132964751706976" calcext:value-type="float">
            <text:p>0.132964751706976</text:p>
          </table:table-cell>
          <table:table-cell office:value-type="float" office:value="0.132903037747281" calcext:value-type="float">
            <text:p>0.132903037747281</text:p>
          </table:table-cell>
          <table:table-cell office:value-type="float" office:value="0.133097372653871" calcext:value-type="float">
            <text:p>0.133097372653871</text:p>
          </table:table-cell>
          <table:table-cell office:value-type="float" office:value="0.132975273388996" calcext:value-type="float">
            <text:p>0.132975273388996</text:p>
          </table:table-cell>
          <table:table-cell office:value-type="float" office:value="0.132927374483325" calcext:value-type="float">
            <text:p>0.132927374483325</text:p>
          </table:table-cell>
          <table:table-cell office:value-type="float" office:value="0.133001078479836" calcext:value-type="float">
            <text:p>0.133001078479836</text:p>
          </table:table-cell>
          <table:table-cell office:value-type="float" office:value="0.132946887567677" calcext:value-type="float">
            <text:p>0.132946887567677</text:p>
          </table:table-cell>
          <table:table-cell office:value-type="float" office:value="0.132946704281289" calcext:value-type="float">
            <text:p>0.132946704281289</text:p>
          </table:table-cell>
          <table:table-cell office:value-type="float" office:value="0.133043547648075" calcext:value-type="float">
            <text:p>0.133043547648075</text:p>
          </table:table-cell>
          <table:table-cell office:value-type="float" office:value="0.13283746433885" calcext:value-type="float">
            <text:p>0.13283746433885</text:p>
          </table:table-cell>
          <table:table-cell office:value-type="float" office:value="0.13296726545548" calcext:value-type="float">
            <text:p>0.13296726545548</text:p>
          </table:table-cell>
          <table:table-cell office:value-type="float" office:value="0.133043222317185" calcext:value-type="float">
            <text:p>0.133043222317185</text:p>
          </table:table-cell>
          <table:table-cell office:value-type="float" office:value="0.132906545754664" calcext:value-type="float">
            <text:p>0.132906545754664</text:p>
          </table:table-cell>
          <table:table-cell office:value-type="float" office:value="0.132906159893897" calcext:value-type="float">
            <text:p>0.132906159893897</text:p>
          </table:table-cell>
          <table:table-cell office:value-type="float" office:value="0.132996309989329" calcext:value-type="float">
            <text:p>0.132996309989329</text:p>
          </table:table-cell>
          <table:table-cell office:value-type="float" office:value="0.133042068734175" calcext:value-type="float">
            <text:p>0.133042068734175</text:p>
          </table:table-cell>
          <table:table-cell office:value-type="float" office:value="0.132970555499901" calcext:value-type="float">
            <text:p>0.132970555499901</text:p>
          </table:table-cell>
          <table:table-cell office:value-type="float" office:value="0.132916998456292" calcext:value-type="float">
            <text:p>0.132916998456292</text:p>
          </table:table-cell>
          <table:table-cell office:value-type="float" office:value="0.132906337490174" calcext:value-type="float">
            <text:p>0.132906337490174</text:p>
          </table:table-cell>
          <table:table-cell office:value-type="float" office:value="0.13294499975257" calcext:value-type="float">
            <text:p>0.13294499975257</text:p>
          </table:table-cell>
          <table:table-cell office:value-type="float" office:value="0.13295238276289" calcext:value-type="float">
            <text:p>0.13295238276289</text:p>
          </table:table-cell>
          <table:table-cell office:value-type="float" office:value="0.132946327856718" calcext:value-type="float">
            <text:p>0.132946327856718</text:p>
          </table:table-cell>
          <table:table-cell office:value-type="float" office:value="0.132994371919993" calcext:value-type="float">
            <text:p>0.132994371919993</text:p>
          </table:table-cell>
          <table:table-cell office:value-type="float" office:value="0.132864225857069" calcext:value-type="float">
            <text:p>0.132864225857069</text:p>
          </table:table-cell>
          <table:table-cell office:value-type="float" office:value="0.132969506897093" calcext:value-type="float">
            <text:p>0.132969506897093</text:p>
          </table:table-cell>
          <table:table-cell office:value-type="float" office:value="0.132799295777223" calcext:value-type="float">
            <text:p>0.132799295777223</text:p>
          </table:table-cell>
          <table:table-cell office:value-type="float" office:value="0.132888152562236" calcext:value-type="float">
            <text:p>0.132888152562236</text:p>
          </table:table-cell>
          <table:table-cell office:value-type="float" office:value="0.132955567308075" calcext:value-type="float">
            <text:p>0.132955567308075</text:p>
          </table:table-cell>
          <table:table-cell office:value-type="float" office:value="0.132993356112962" calcext:value-type="float">
            <text:p>0.132993356112962</text:p>
          </table:table-cell>
          <table:table-cell office:value-type="float" office:value="0.132989250676355" calcext:value-type="float">
            <text:p>0.132989250676355</text:p>
          </table:table-cell>
          <table:table-cell office:value-type="float" office:value="0.132971499974077" calcext:value-type="float">
            <text:p>0.132971499974077</text:p>
          </table:table-cell>
          <table:table-cell office:value-type="float" office:value="0.132952566390417" calcext:value-type="float">
            <text:p>0.132952566390417</text:p>
          </table:table-cell>
          <table:table-cell office:value-type="float" office:value="0.133052892575094" calcext:value-type="float">
            <text:p>0.133052892575094</text:p>
          </table:table-cell>
          <table:table-cell office:value-type="float" office:value="0.132913692613957" calcext:value-type="float">
            <text:p>0.132913692613957</text:p>
          </table:table-cell>
          <table:table-cell office:value-type="float" office:value="0.133051636174981" calcext:value-type="float">
            <text:p>0.133051636174981</text:p>
          </table:table-cell>
          <table:table-cell office:value-type="float" office:value="0.132729214498405" calcext:value-type="float">
            <text:p>0.132729214498405</text:p>
          </table:table-cell>
          <table:table-cell office:value-type="float" office:value="0.1327591789561" calcext:value-type="float">
            <text:p>0.1327591789561</text:p>
          </table:table-cell>
          <table:table-cell office:value-type="float" office:value="0.13291376865713" calcext:value-type="float">
            <text:p>0.13291376865713</text:p>
          </table:table-cell>
          <table:table-cell office:value-type="float" office:value="0.133693438211251" calcext:value-type="float">
            <text:p>0.133693438211251</text:p>
          </table:table-cell>
          <table:table-cell office:value-type="float" office:value="0.13459557134769" calcext:value-type="float">
            <text:p>0.13459557134769</text:p>
          </table:table-cell>
          <table:table-cell office:value-type="float" office:value="0.135669748891176" calcext:value-type="float">
            <text:p>0.135669748891176</text:p>
          </table:table-cell>
          <table:table-cell office:value-type="float" office:value="0.136943912342344" calcext:value-type="float">
            <text:p>0.136943912342344</text:p>
          </table:table-cell>
          <table:table-cell office:value-type="float" office:value="0.137491984984875" calcext:value-type="float">
            <text:p>0.137491984984875</text:p>
          </table:table-cell>
          <table:table-cell office:value-type="float" office:value="0.137575517478182" calcext:value-type="float">
            <text:p>0.137575517478182</text:p>
          </table:table-cell>
          <table:table-cell office:value-type="float" office:value="0.137392621822145" calcext:value-type="float">
            <text:p>0.137392621822145</text:p>
          </table:table-cell>
          <table:table-cell office:value-type="float" office:value="0.135939970308176" calcext:value-type="float">
            <text:p>0.135939970308176</text:p>
          </table:table-cell>
          <table:table-cell office:value-type="float" office:value="0.134467986359241" calcext:value-type="float">
            <text:p>0.134467986359241</text:p>
          </table:table-cell>
          <table:table-cell office:value-type="float" office:value="0.134021373410374" calcext:value-type="float">
            <text:p>0.134021373410374</text:p>
          </table:table-cell>
          <table:table-cell office:value-type="float" office:value="0.139955203330405" calcext:value-type="float">
            <text:p>0.139955203330405</text:p>
          </table:table-cell>
          <table:table-cell office:value-type="float" office:value="0.14532472623308" calcext:value-type="float">
            <text:p>0.14532472623308</text:p>
          </table:table-cell>
          <table:table-cell office:value-type="float" office:value="0.154078014680507" calcext:value-type="float">
            <text:p>0.154078014680507</text:p>
          </table:table-cell>
          <table:table-cell office:value-type="float" office:value="0.178105273137716" calcext:value-type="float">
            <text:p>0.178105273137716</text:p>
          </table:table-cell>
          <table:table-cell office:value-type="float" office:value="0.185806483546135" calcext:value-type="float">
            <text:p>0.185806483546135</text:p>
          </table:table-cell>
          <table:table-cell office:value-type="float" office:value="0.179235735732844" calcext:value-type="float">
            <text:p>0.179235735732844</text:p>
          </table:table-cell>
          <table:table-cell office:value-type="float" office:value="0.179523592943048" calcext:value-type="float">
            <text:p>0.179523592943048</text:p>
          </table:table-cell>
          <table:table-cell office:value-type="float" office:value="0.178743256873968" calcext:value-type="float">
            <text:p>0.178743256873968</text:p>
          </table:table-cell>
          <table:table-cell office:value-type="float" office:value="0.180612385674096" calcext:value-type="float">
            <text:p>0.180612385674096</text:p>
          </table:table-cell>
          <table:table-cell office:value-type="float" office:value="0.180822315420094" calcext:value-type="float">
            <text:p>0.180822315420094</text:p>
          </table:table-cell>
          <table:table-cell office:value-type="float" office:value="0.180843510550341" calcext:value-type="float">
            <text:p>0.180843510550341</text:p>
          </table:table-cell>
          <table:table-cell office:value-type="float" office:value="0.181309086289277" calcext:value-type="float">
            <text:p>0.181309086289277</text:p>
          </table:table-cell>
          <table:table-cell office:value-type="float" office:value="0.18295130279849" calcext:value-type="float">
            <text:p>0.18295130279849</text:p>
          </table:table-cell>
          <table:table-cell office:value-type="float" office:value="0.174371360983544" calcext:value-type="float">
            <text:p>0.174371360983544</text:p>
          </table:table-cell>
          <table:table-cell office:value-type="float" office:value="0.136377456032939" calcext:value-type="float">
            <text:p>0.136377456032939</text:p>
          </table:table-cell>
          <table:table-cell office:value-type="float" office:value="0.135487653326392" calcext:value-type="float">
            <text:p>0.135487653326392</text:p>
          </table:table-cell>
          <table:table-cell office:value-type="float" office:value="0.138509529030078" calcext:value-type="float">
            <text:p>0.138509529030078</text:p>
          </table:table-cell>
          <table:table-cell office:value-type="float" office:value="0.138415559079125" calcext:value-type="float">
            <text:p>0.138415559079125</text:p>
          </table:table-cell>
          <table:table-cell office:value-type="float" office:value="0.136045734332982" calcext:value-type="float">
            <text:p>0.136045734332982</text:p>
          </table:table-cell>
          <table:table-cell office:value-type="float" office:value="0.139033357422304" calcext:value-type="float">
            <text:p>0.139033357422304</text:p>
          </table:table-cell>
          <table:table-cell office:value-type="float" office:value="0.13560367103986" calcext:value-type="float">
            <text:p>0.13560367103986</text:p>
          </table:table-cell>
          <table:table-cell office:value-type="float" office:value="0.132321345638262" calcext:value-type="float">
            <text:p>0.132321345638262</text:p>
          </table:table-cell>
          <table:table-cell office:value-type="float" office:value="0.125589381709355" calcext:value-type="float">
            <text:p>0.125589381709355</text:p>
          </table:table-cell>
          <table:table-cell office:value-type="float" office:value="0.129012066134622" calcext:value-type="float">
            <text:p>0.129012066134622</text:p>
          </table:table-cell>
          <table:table-cell office:value-type="float" office:value="0.117704009107237" calcext:value-type="float">
            <text:p>0.117704009107237</text:p>
          </table:table-cell>
          <table:table-cell office:value-type="float" office:value="0.122546757356698" calcext:value-type="float">
            <text:p>0.122546757356698</text:p>
          </table:table-cell>
          <table:table-cell office:value-type="float" office:value="0.123547609524708" calcext:value-type="float">
            <text:p>0.123547609524708</text:p>
          </table:table-cell>
          <table:table-cell office:value-type="float" office:value="0.123319583957228" calcext:value-type="float">
            <text:p>0.123319583957228</text:p>
          </table:table-cell>
          <table:table-cell office:value-type="float" office:value="0.121413364872094" calcext:value-type="float">
            <text:p>0.121413364872094</text:p>
          </table:table-cell>
          <table:table-cell office:value-type="float" office:value="0.120148435257528" calcext:value-type="float">
            <text:p>0.120148435257528</text:p>
          </table:table-cell>
          <table:table-cell office:value-type="float" office:value="0.117085575890973" calcext:value-type="float">
            <text:p>0.117085575890973</text:p>
          </table:table-cell>
          <table:table-cell office:value-type="float" office:value="0.166878523559579" calcext:value-type="float">
            <text:p>0.166878523559579</text:p>
          </table:table-cell>
          <table:table-cell office:value-type="float" office:value="0.179427778645141" calcext:value-type="float">
            <text:p>0.179427778645141</text:p>
          </table:table-cell>
          <table:table-cell office:value-type="float" office:value="0.18185481680566" calcext:value-type="float">
            <text:p>0.18185481680566</text:p>
          </table:table-cell>
          <table:table-cell office:value-type="float" office:value="0.184860617492511" calcext:value-type="float">
            <text:p>0.184860617492511</text:p>
          </table:table-cell>
          <table:table-cell office:value-type="float" office:value="0.183999870387114" calcext:value-type="float">
            <text:p>0.183999870387114</text:p>
          </table:table-cell>
          <table:table-cell office:value-type="float" office:value="0.189197557212533" calcext:value-type="float">
            <text:p>0.189197557212533</text:p>
          </table:table-cell>
          <table:table-cell office:value-type="float" office:value="0.190897222541259" calcext:value-type="float">
            <text:p>0.190897222541259</text:p>
          </table:table-cell>
          <table:table-cell office:value-type="float" office:value="0.20074465123599" calcext:value-type="float">
            <text:p>0.20074465123599</text:p>
          </table:table-cell>
          <table:table-cell office:value-type="float" office:value="0.129417823221349" calcext:value-type="float">
            <text:p>0.129417823221349</text:p>
          </table:table-cell>
          <table:table-cell office:value-type="float" office:value="0.130582565818252" calcext:value-type="float">
            <text:p>0.130582565818252</text:p>
          </table:table-cell>
          <table:table-cell office:value-type="float" office:value="0.130415506271503" calcext:value-type="float">
            <text:p>0.130415506271503</text:p>
          </table:table-cell>
          <table:table-cell office:value-type="float" office:value="0.132903695370223" calcext:value-type="float">
            <text:p>0.132903695370223</text:p>
          </table:table-cell>
          <table:table-cell office:value-type="float" office:value="0.137277881209314" calcext:value-type="float">
            <text:p>0.137277881209314</text:p>
          </table:table-cell>
          <table:table-cell office:value-type="float" office:value="0.138872890272842" calcext:value-type="float">
            <text:p>0.138872890272842</text:p>
          </table:table-cell>
          <table:table-cell office:value-type="float" office:value="0.139150848710632" calcext:value-type="float">
            <text:p>0.139150848710632</text:p>
          </table:table-cell>
          <table:table-cell office:value-type="float" office:value="0.13774973776195" calcext:value-type="float">
            <text:p>0.13774973776195</text:p>
          </table:table-cell>
          <table:table-cell office:value-type="float" office:value="0.137960009076659" calcext:value-type="float">
            <text:p>0.137960009076659</text:p>
          </table:table-cell>
          <table:table-cell office:value-type="float" office:value="0.138277791556837" calcext:value-type="float">
            <text:p>0.138277791556837</text:p>
          </table:table-cell>
          <table:table-cell office:value-type="float" office:value="0.139335385473236" calcext:value-type="float">
            <text:p>0.139335385473236</text:p>
          </table:table-cell>
          <table:table-cell office:value-type="float" office:value="0.137581676724148" calcext:value-type="float">
            <text:p>0.137581676724148</text:p>
          </table:table-cell>
          <table:table-cell office:value-type="float" office:value="0.126928909780148" calcext:value-type="float">
            <text:p>0.126928909780148</text:p>
          </table:table-cell>
          <table:table-cell office:value-type="float" office:value="0.123218874505154" calcext:value-type="float">
            <text:p>0.123218874505154</text:p>
          </table:table-cell>
          <table:table-cell office:value-type="float" office:value="0.122183644898658" calcext:value-type="float">
            <text:p>0.122183644898658</text:p>
          </table:table-cell>
          <table:table-cell office:value-type="float" office:value="0.125620250877973" calcext:value-type="float">
            <text:p>0.125620250877973</text:p>
          </table:table-cell>
          <table:table-cell office:value-type="float" office:value="0.120260796560169" calcext:value-type="float">
            <text:p>0.120260796560169</text:p>
          </table:table-cell>
          <table:table-cell office:value-type="float" office:value="0.116105219898136" calcext:value-type="float">
            <text:p>0.116105219898136</text:p>
          </table:table-cell>
          <table:table-cell office:value-type="float" office:value="0.117232276543279" calcext:value-type="float">
            <text:p>0.117232276543279</text:p>
          </table:table-cell>
          <table:table-cell office:value-type="float" office:value="0.12177919387724" calcext:value-type="float">
            <text:p>0.12177919387724</text:p>
          </table:table-cell>
          <table:table-cell office:value-type="float" office:value="0.129242134529574" calcext:value-type="float">
            <text:p>0.129242134529574</text:p>
          </table:table-cell>
          <table:table-cell office:value-type="float" office:value="0.131649956646878" calcext:value-type="float">
            <text:p>0.131649956646878</text:p>
          </table:table-cell>
          <table:table-cell office:value-type="float" office:value="0.133879698837724" calcext:value-type="float">
            <text:p>0.133879698837724</text:p>
          </table:table-cell>
          <table:table-cell office:value-type="float" office:value="0.13498515314015" calcext:value-type="float">
            <text:p>0.13498515314015</text:p>
          </table:table-cell>
          <table:table-cell office:value-type="float" office:value="0.134249187274623" calcext:value-type="float">
            <text:p>0.134249187274623</text:p>
          </table:table-cell>
          <table:table-cell office:value-type="float" office:value="0.133961810935256" calcext:value-type="float">
            <text:p>0.133961810935256</text:p>
          </table:table-cell>
          <table:table-cell office:value-type="float" office:value="0.133666420812146" calcext:value-type="float">
            <text:p>0.133666420812146</text:p>
          </table:table-cell>
          <table:table-cell office:value-type="float" office:value="0.133327035687693" calcext:value-type="float">
            <text:p>0.133327035687693</text:p>
          </table:table-cell>
          <table:table-cell office:value-type="float" office:value="0.131947160552682" calcext:value-type="float">
            <text:p>0.131947160552682</text:p>
          </table:table-cell>
          <table:table-cell office:value-type="float" office:value="0.129362132699599" calcext:value-type="float">
            <text:p>0.129362132699599</text:p>
          </table:table-cell>
          <table:table-cell office:value-type="float" office:value="0.123770993720382" calcext:value-type="float">
            <text:p>0.123770993720382</text:p>
          </table:table-cell>
          <table:table-cell office:value-type="float" office:value="0.117402391524635" calcext:value-type="float">
            <text:p>0.117402391524635</text:p>
          </table:table-cell>
          <table:table-cell office:value-type="float" office:value="0.123896221381788" calcext:value-type="float">
            <text:p>0.123896221381788</text:p>
          </table:table-cell>
          <table:table-cell office:value-type="float" office:value="0.129308339895709" calcext:value-type="float">
            <text:p>0.129308339895709</text:p>
          </table:table-cell>
          <table:table-cell office:value-type="float" office:value="0.143600236055534" calcext:value-type="float">
            <text:p>0.143600236055534</text:p>
          </table:table-cell>
          <table:table-cell office:value-type="float" office:value="0.149210625499836" calcext:value-type="float">
            <text:p>0.149210625499836</text:p>
          </table:table-cell>
          <table:table-cell office:value-type="float" office:value="0.164204478994842" calcext:value-type="float">
            <text:p>0.164204478994842</text:p>
          </table:table-cell>
          <table:table-cell office:value-type="float" office:value="0.17007806749555" calcext:value-type="float">
            <text:p>0.17007806749555</text:p>
          </table:table-cell>
          <table:table-cell office:value-type="float" office:value="0.173453430156853" calcext:value-type="float">
            <text:p>0.173453430156853</text:p>
          </table:table-cell>
          <table:table-cell office:value-type="float" office:value="0.174574119387011" calcext:value-type="float">
            <text:p>0.174574119387011</text:p>
          </table:table-cell>
          <table:table-cell office:value-type="float" office:value="0.175820688684351" calcext:value-type="float">
            <text:p>0.175820688684351</text:p>
          </table:table-cell>
          <table:table-cell office:value-type="float" office:value="0.177030818549849" calcext:value-type="float">
            <text:p>0.177030818549849</text:p>
          </table:table-cell>
          <table:table-cell office:value-type="float" office:value="0.178415823464744" calcext:value-type="float">
            <text:p>0.178415823464744</text:p>
          </table:table-cell>
          <table:table-cell office:value-type="float" office:value="0.182271361579877" calcext:value-type="float">
            <text:p>0.182271361579877</text:p>
          </table:table-cell>
          <table:table-cell office:value-type="float" office:value="0.185236197824532" calcext:value-type="float">
            <text:p>0.185236197824532</text:p>
          </table:table-cell>
          <table:table-cell office:value-type="float" office:value="0.19768664923143" calcext:value-type="float">
            <text:p>0.19768664923143</text:p>
          </table:table-cell>
          <table:table-cell office:value-type="float" office:value="0.196542405091613" calcext:value-type="float">
            <text:p>0.196542405091613</text:p>
          </table:table-cell>
          <table:table-cell office:value-type="float" office:value="0.193975702873461" calcext:value-type="float">
            <text:p>0.193975702873461</text:p>
          </table:table-cell>
          <table:table-cell office:value-type="float" office:value="0.147284528662079" calcext:value-type="float">
            <text:p>0.147284528662079</text:p>
          </table:table-cell>
          <table:table-cell office:value-type="float" office:value="0.14332243719594" calcext:value-type="float">
            <text:p>0.14332243719594</text:p>
          </table:table-cell>
          <table:table-cell office:value-type="float" office:value="0.145815360047206" calcext:value-type="float">
            <text:p>0.145815360047206</text:p>
          </table:table-cell>
          <table:table-cell office:value-type="float" office:value="0.150497964071171" calcext:value-type="float">
            <text:p>0.150497964071171</text:p>
          </table:table-cell>
          <table:table-cell office:value-type="float" office:value="0.15048451983196" calcext:value-type="float">
            <text:p>0.15048451983196</text:p>
          </table:table-cell>
          <table:table-cell office:value-type="float" office:value="0.149209275352151" calcext:value-type="float">
            <text:p>0.149209275352151</text:p>
          </table:table-cell>
          <table:table-cell office:value-type="float" office:value="0.149431640145541" calcext:value-type="float">
            <text:p>0.149431640145541</text:p>
          </table:table-cell>
          <table:table-cell office:value-type="float" office:value="0.1485692549361" calcext:value-type="float">
            <text:p>0.1485692549361</text:p>
          </table:table-cell>
          <table:table-cell office:value-type="float" office:value="0.147143084829733" calcext:value-type="float">
            <text:p>0.147143084829733</text:p>
          </table:table-cell>
          <table:table-cell office:value-type="float" office:value="0.145978947394317" calcext:value-type="float">
            <text:p>0.145978947394317</text:p>
          </table:table-cell>
          <table:table-cell office:value-type="float" office:value="0.131812840274265" calcext:value-type="float">
            <text:p>0.131812840274265</text:p>
          </table:table-cell>
          <table:table-cell office:value-type="float" office:value="0.13098822940854" calcext:value-type="float">
            <text:p>0.13098822940854</text:p>
          </table:table-cell>
          <table:table-cell office:value-type="float" office:value="0.13280114460318" calcext:value-type="float">
            <text:p>0.13280114460318</text:p>
          </table:table-cell>
          <table:table-cell office:value-type="float" office:value="0.135216190126892" calcext:value-type="float">
            <text:p>0.135216190126892</text:p>
          </table:table-cell>
          <table:table-cell office:value-type="float" office:value="0.136444900057101" calcext:value-type="float">
            <text:p>0.136444900057101</text:p>
          </table:table-cell>
          <table:table-cell office:value-type="float" office:value="0.13678530569884" calcext:value-type="float">
            <text:p>0.13678530569884</text:p>
          </table:table-cell>
          <table:table-cell office:value-type="float" office:value="0.133261223532293" calcext:value-type="float">
            <text:p>0.133261223532293</text:p>
          </table:table-cell>
          <table:table-cell office:value-type="float" office:value="0.135456517567091" calcext:value-type="float">
            <text:p>0.135456517567091</text:p>
          </table:table-cell>
          <table:table-cell office:value-type="float" office:value="0.143670497137356" calcext:value-type="float">
            <text:p>0.143670497137356</text:p>
          </table:table-cell>
          <table:table-cell office:value-type="float" office:value="0.143821724893046" calcext:value-type="float">
            <text:p>0.143821724893046</text:p>
          </table:table-cell>
          <table:table-cell office:value-type="float" office:value="0.144323169664292" calcext:value-type="float">
            <text:p>0.144323169664292</text:p>
          </table:table-cell>
          <table:table-cell office:value-type="float" office:value="0.142853113017601" calcext:value-type="float">
            <text:p>0.142853113017601</text:p>
          </table:table-cell>
          <table:table-cell office:value-type="float" office:value="0.143704115086176" calcext:value-type="float">
            <text:p>0.143704115086176</text:p>
          </table:table-cell>
          <table:table-cell office:value-type="float" office:value="0.142810326445589" calcext:value-type="float">
            <text:p>0.142810326445589</text:p>
          </table:table-cell>
          <table:table-cell office:value-type="float" office:value="0.141260886904508" calcext:value-type="float">
            <text:p>0.141260886904508</text:p>
          </table:table-cell>
          <table:table-cell office:value-type="float" office:value="0.137244220647058" calcext:value-type="float">
            <text:p>0.137244220647058</text:p>
          </table:table-cell>
          <table:table-cell office:value-type="float" office:value="0.130877973576218" calcext:value-type="float">
            <text:p>0.130877973576218</text:p>
          </table:table-cell>
          <table:table-cell office:value-type="float" office:value="0.151418639988885" calcext:value-type="float">
            <text:p>0.151418639988885</text:p>
          </table:table-cell>
          <table:table-cell office:value-type="float" office:value="0.157724140731759" calcext:value-type="float">
            <text:p>0.157724140731759</text:p>
          </table:table-cell>
          <table:table-cell office:value-type="float" office:value="0.163010086871349" calcext:value-type="float">
            <text:p>0.163010086871349</text:p>
          </table:table-cell>
          <table:table-cell office:value-type="float" office:value="0.173499205888624" calcext:value-type="float">
            <text:p>0.173499205888624</text:p>
          </table:table-cell>
          <table:table-cell office:value-type="float" office:value="0.174942530309173" calcext:value-type="float">
            <text:p>0.174942530309173</text:p>
          </table:table-cell>
          <table:table-cell office:value-type="float" office:value="0.175331592226575" calcext:value-type="float">
            <text:p>0.175331592226575</text:p>
          </table:table-cell>
          <table:table-cell office:value-type="float" office:value="0.176131155098978" calcext:value-type="float">
            <text:p>0.176131155098978</text:p>
          </table:table-cell>
          <table:table-cell office:value-type="float" office:value="0.129610180391838" calcext:value-type="float">
            <text:p>0.129610180391838</text:p>
          </table:table-cell>
          <table:table-cell office:value-type="float" office:value="0.13113774978251" calcext:value-type="float">
            <text:p>0.13113774978251</text:p>
          </table:table-cell>
          <table:table-cell office:value-type="float" office:value="0.131643719913592" calcext:value-type="float">
            <text:p>0.131643719913592</text:p>
          </table:table-cell>
          <table:table-cell office:value-type="float" office:value="0.136589633419881" calcext:value-type="float">
            <text:p>0.136589633419881</text:p>
          </table:table-cell>
          <table:table-cell office:value-type="float" office:value="0.135286942953818" calcext:value-type="float">
            <text:p>0.135286942953818</text:p>
          </table:table-cell>
          <table:table-cell office:value-type="float" office:value="0.135086471482228" calcext:value-type="float">
            <text:p>0.135086471482228</text:p>
          </table:table-cell>
          <table:table-cell office:value-type="float" office:value="0.134805632680996" calcext:value-type="float">
            <text:p>0.134805632680996</text:p>
          </table:table-cell>
          <table:table-cell office:value-type="float" office:value="0.132374858246767" calcext:value-type="float">
            <text:p>0.132374858246767</text:p>
          </table:table-cell>
          <table:table-cell office:value-type="float" office:value="0.129837937768286" calcext:value-type="float">
            <text:p>0.129837937768286</text:p>
          </table:table-cell>
          <table:table-cell office:value-type="float" office:value="0.123740132271561" calcext:value-type="float">
            <text:p>0.123740132271561</text:p>
          </table:table-cell>
          <table:table-cell office:value-type="float" office:value="0.123216989911066" calcext:value-type="float">
            <text:p>0.123216989911066</text:p>
          </table:table-cell>
          <table:table-cell office:value-type="float" office:value="0.117075598821485" calcext:value-type="float">
            <text:p>0.117075598821485</text:p>
          </table:table-cell>
          <table:table-cell office:value-type="float" office:value="0.111825311824235" calcext:value-type="float">
            <text:p>0.111825311824235</text:p>
          </table:table-cell>
          <table:table-cell office:value-type="float" office:value="0.1036740725433" calcext:value-type="float">
            <text:p>0.1036740725433</text:p>
          </table:table-cell>
          <table:table-cell office:value-type="float" office:value="0.111098125889072" calcext:value-type="float">
            <text:p>0.111098125889072</text:p>
          </table:table-cell>
          <table:table-cell office:value-type="float" office:value="0.119928250806787" calcext:value-type="float">
            <text:p>0.119928250806787</text:p>
          </table:table-cell>
          <table:table-cell office:value-type="float" office:value="0.122368124549954" calcext:value-type="float">
            <text:p>0.122368124549954</text:p>
          </table:table-cell>
          <table:table-cell office:value-type="float" office:value="0.122367243305082" calcext:value-type="float">
            <text:p>0.122367243305082</text:p>
          </table:table-cell>
          <table:table-cell office:value-type="float" office:value="0.120409177875472" calcext:value-type="float">
            <text:p>0.120409177875472</text:p>
          </table:table-cell>
          <table:table-cell office:value-type="float" office:value="0.119353237498126" calcext:value-type="float">
            <text:p>0.119353237498126</text:p>
          </table:table-cell>
          <table:table-cell office:value-type="float" office:value="0.116682431475907" calcext:value-type="float">
            <text:p>0.116682431475907</text:p>
          </table:table-cell>
          <table:table-cell office:value-type="float" office:value="0.112589443932145" calcext:value-type="float">
            <text:p>0.112589443932145</text:p>
          </table:table-cell>
          <table:table-cell office:value-type="float" office:value="0.109127830732623" calcext:value-type="float">
            <text:p>0.109127830732623</text:p>
          </table:table-cell>
          <table:table-cell office:value-type="float" office:value="0.105778050216011" calcext:value-type="float">
            <text:p>0.105778050216011</text:p>
          </table:table-cell>
          <table:table-cell office:value-type="float" office:value="0.122458963773765" calcext:value-type="float">
            <text:p>0.122458963773765</text:p>
          </table:table-cell>
          <table:table-cell office:value-type="float" office:value="0.137202866468071" calcext:value-type="float">
            <text:p>0.137202866468071</text:p>
          </table:table-cell>
          <table:table-cell office:value-type="float" office:value="0.154842848267512" calcext:value-type="float">
            <text:p>0.154842848267512</text:p>
          </table:table-cell>
          <table:table-cell office:value-type="float" office:value="0.171767346807616" calcext:value-type="float">
            <text:p>0.171767346807616</text:p>
          </table:table-cell>
          <table:table-cell office:value-type="float" office:value="0.177860282086898" calcext:value-type="float">
            <text:p>0.177860282086898</text:p>
          </table:table-cell>
          <table:table-cell office:value-type="float" office:value="0.181621462089382" calcext:value-type="float">
            <text:p>0.181621462089382</text:p>
          </table:table-cell>
          <table:table-cell office:value-type="float" office:value="0.184212324975461" calcext:value-type="float">
            <text:p>0.184212324975461</text:p>
          </table:table-cell>
          <table:table-cell office:value-type="float" office:value="0.186985566701809" calcext:value-type="float">
            <text:p>0.186985566701809</text:p>
          </table:table-cell>
          <table:table-cell office:value-type="float" office:value="0.19094894404983" calcext:value-type="float">
            <text:p>0.19094894404983</text:p>
          </table:table-cell>
          <table:table-cell office:value-type="float" office:value="0.19368370245825" calcext:value-type="float">
            <text:p>0.19368370245825</text:p>
          </table:table-cell>
          <table:table-cell office:value-type="float" office:value="0.123461995462341" calcext:value-type="float">
            <text:p>0.123461995462341</text:p>
          </table:table-cell>
          <table:table-cell office:value-type="float" office:value="0.126856907093839" calcext:value-type="float">
            <text:p>0.126856907093839</text:p>
          </table:table-cell>
          <table:table-cell office:value-type="float" office:value="0.12994899184384" calcext:value-type="float">
            <text:p>0.12994899184384</text:p>
          </table:table-cell>
          <table:table-cell office:value-type="float" office:value="0.130544103735562" calcext:value-type="float">
            <text:p>0.130544103735562</text:p>
          </table:table-cell>
          <table:table-cell office:value-type="float" office:value="0.130731981372678" calcext:value-type="float">
            <text:p>0.130731981372678</text:p>
          </table:table-cell>
          <table:table-cell office:value-type="float" office:value="0.129619861650821" calcext:value-type="float">
            <text:p>0.129619861650821</text:p>
          </table:table-cell>
          <table:table-cell office:value-type="float" office:value="0.129879989136563" calcext:value-type="float">
            <text:p>0.129879989136563</text:p>
          </table:table-cell>
          <table:table-cell office:value-type="float" office:value="0.131242436850196" calcext:value-type="float">
            <text:p>0.131242436850196</text:p>
          </table:table-cell>
          <table:table-cell office:value-type="float" office:value="0.130974208992246" calcext:value-type="float">
            <text:p>0.130974208992246</text:p>
          </table:table-cell>
          <table:table-cell office:value-type="float" office:value="0.130272613859239" calcext:value-type="float">
            <text:p>0.130272613859239</text:p>
          </table:table-cell>
          <table:table-cell office:value-type="float" office:value="0.134041587440218" calcext:value-type="float">
            <text:p>0.134041587440218</text:p>
          </table:table-cell>
          <table:table-cell office:value-type="float" office:value="0.129394544967095" calcext:value-type="float">
            <text:p>0.129394544967095</text:p>
          </table:table-cell>
          <table:table-cell office:value-type="float" office:value="0.125893830469237" calcext:value-type="float">
            <text:p>0.125893830469237</text:p>
          </table:table-cell>
          <table:table-cell office:value-type="float" office:value="0.121806783615591" calcext:value-type="float">
            <text:p>0.121806783615591</text:p>
          </table:table-cell>
          <table:table-cell office:value-type="float" office:value="0.119817965923396" calcext:value-type="float">
            <text:p>0.119817965923396</text:p>
          </table:table-cell>
          <table:table-cell office:value-type="float" office:value="0.119569477582973" calcext:value-type="float">
            <text:p>0.119569477582973</text:p>
          </table:table-cell>
          <table:table-cell office:value-type="float" office:value="0.122195766534716" calcext:value-type="float">
            <text:p>0.122195766534716</text:p>
          </table:table-cell>
          <table:table-cell office:value-type="float" office:value="0.116981897439024" calcext:value-type="float">
            <text:p>0.116981897439024</text:p>
          </table:table-cell>
          <table:table-cell office:value-type="float" office:value="0.114745618071722" calcext:value-type="float">
            <text:p>0.114745618071722</text:p>
          </table:table-cell>
          <table:table-cell office:value-type="float" office:value="0.112629374747474" calcext:value-type="float">
            <text:p>0.112629374747474</text:p>
          </table:table-cell>
          <table:table-cell office:value-type="float" office:value="0.108126982541752" calcext:value-type="float">
            <text:p>0.108126982541752</text:p>
          </table:table-cell>
          <table:table-cell office:value-type="float" office:value="0.104567401992131" calcext:value-type="float">
            <text:p>0.104567401992131</text:p>
          </table:table-cell>
          <table:table-cell office:value-type="float" office:value="0.112688697500246" calcext:value-type="float">
            <text:p>0.112688697500246</text:p>
          </table:table-cell>
          <table:table-cell office:value-type="float" office:value="0.122238821344759" calcext:value-type="float">
            <text:p>0.122238821344759</text:p>
          </table:table-cell>
          <table:table-cell office:value-type="float" office:value="0.126187501130176" calcext:value-type="float">
            <text:p>0.126187501130176</text:p>
          </table:table-cell>
          <table:table-cell office:value-type="float" office:value="0.126133903552436" calcext:value-type="float">
            <text:p>0.126133903552436</text:p>
          </table:table-cell>
          <table:table-cell office:value-type="float" office:value="0.124352106375946" calcext:value-type="float">
            <text:p>0.124352106375946</text:p>
          </table:table-cell>
          <table:table-cell office:value-type="float" office:value="0.120967806588269" calcext:value-type="float">
            <text:p>0.120967806588269</text:p>
          </table:table-cell>
          <table:table-cell office:value-type="float" office:value="0.115839472820709" calcext:value-type="float">
            <text:p>0.115839472820709</text:p>
          </table:table-cell>
          <table:table-cell office:value-type="float" office:value="0.112861627562282" calcext:value-type="float">
            <text:p>0.112861627562282</text:p>
          </table:table-cell>
          <table:table-cell office:value-type="float" office:value="0.11478389702173" calcext:value-type="float">
            <text:p>0.11478389702173</text:p>
          </table:table-cell>
          <table:table-cell office:value-type="float" office:value="0.12304610021705" calcext:value-type="float">
            <text:p>0.12304610021705</text:p>
          </table:table-cell>
          <table:table-cell office:value-type="float" office:value="0.186640270496253" calcext:value-type="float">
            <text:p>0.186640270496253</text:p>
          </table:table-cell>
          <table:table-cell office:value-type="float" office:value="0.189094639441635" calcext:value-type="float">
            <text:p>0.189094639441635</text:p>
          </table:table-cell>
          <table:table-cell office:value-type="float" office:value="0.192307511049337" calcext:value-type="float">
            <text:p>0.192307511049337</text:p>
          </table:table-cell>
          <table:table-cell office:value-type="float" office:value="0.190185502167239" calcext:value-type="float">
            <text:p>0.190185502167239</text:p>
          </table:table-cell>
          <table:table-cell office:value-type="float" office:value="0.19292126540713" calcext:value-type="float">
            <text:p>0.19292126540713</text:p>
          </table:table-cell>
          <table:table-cell office:value-type="float" office:value="0.19426440289107" calcext:value-type="float">
            <text:p>0.19426440289107</text:p>
          </table:table-cell>
          <table:table-cell office:value-type="float" office:value="0.201987355751441" calcext:value-type="float">
            <text:p>0.201987355751441</text:p>
          </table:table-cell>
          <table:table-cell office:value-type="float" office:value="0.130267602237111" calcext:value-type="float">
            <text:p>0.130267602237111</text:p>
          </table:table-cell>
          <table:table-cell office:value-type="float" office:value="0.128970679511372" calcext:value-type="float">
            <text:p>0.128970679511372</text:p>
          </table:table-cell>
          <table:table-cell office:value-type="float" office:value="0.133445552558251" calcext:value-type="float">
            <text:p>0.133445552558251</text:p>
          </table:table-cell>
          <table:table-cell office:value-type="float" office:value="0.138053520469136" calcext:value-type="float">
            <text:p>0.138053520469136</text:p>
          </table:table-cell>
          <table:table-cell office:value-type="float" office:value="0.139702691464187" calcext:value-type="float">
            <text:p>0.139702691464187</text:p>
          </table:table-cell>
          <table:table-cell office:value-type="float" office:value="0.136493246349417" calcext:value-type="float">
            <text:p>0.136493246349417</text:p>
          </table:table-cell>
          <table:table-cell office:value-type="float" office:value="0.137046114862088" calcext:value-type="float">
            <text:p>0.137046114862088</text:p>
          </table:table-cell>
          <table:table-cell office:value-type="float" office:value="0.13892143353736" calcext:value-type="float">
            <text:p>0.13892143353736</text:p>
          </table:table-cell>
          <table:table-cell office:value-type="float" office:value="0.135353762294266" calcext:value-type="float">
            <text:p>0.135353762294266</text:p>
          </table:table-cell>
          <table:table-cell office:value-type="float" office:value="0.127060907491887" calcext:value-type="float">
            <text:p>0.127060907491887</text:p>
          </table:table-cell>
          <table:table-cell office:value-type="float" office:value="0.126064892045103" calcext:value-type="float">
            <text:p>0.126064892045103</text:p>
          </table:table-cell>
          <table:table-cell office:value-type="float" office:value="0.124565760395334" calcext:value-type="float">
            <text:p>0.124565760395334</text:p>
          </table:table-cell>
          <table:table-cell office:value-type="float" office:value="0.113342135771486" calcext:value-type="float">
            <text:p>0.113342135771486</text:p>
          </table:table-cell>
          <table:table-cell office:value-type="float" office:value="0.103925676169364" calcext:value-type="float">
            <text:p>0.103925676169364</text:p>
          </table:table-cell>
          <table:table-cell office:value-type="float" office:value="0.10624700490905" calcext:value-type="float">
            <text:p>0.10624700490905</text:p>
          </table:table-cell>
          <table:table-cell office:value-type="float" office:value="0.115954762896865" calcext:value-type="float">
            <text:p>0.115954762896865</text:p>
          </table:table-cell>
          <table:table-cell office:value-type="float" office:value="0.122575610460863" calcext:value-type="float">
            <text:p>0.122575610460863</text:p>
          </table:table-cell>
          <table:table-cell office:value-type="float" office:value="0.122963478735133" calcext:value-type="float">
            <text:p>0.122963478735133</text:p>
          </table:table-cell>
          <table:table-cell office:value-type="float" office:value="0.123763561739716" calcext:value-type="float">
            <text:p>0.123763561739716</text:p>
          </table:table-cell>
          <table:table-cell office:value-type="float" office:value="0.123599110212362" calcext:value-type="float">
            <text:p>0.123599110212362</text:p>
          </table:table-cell>
          <table:table-cell office:value-type="float" office:value="0.122980090958106" calcext:value-type="float">
            <text:p>0.122980090958106</text:p>
          </table:table-cell>
          <table:table-cell office:value-type="float" office:value="0.120634097276188" calcext:value-type="float">
            <text:p>0.120634097276188</text:p>
          </table:table-cell>
          <table:table-cell office:value-type="float" office:value="0.118306135949113" calcext:value-type="float">
            <text:p>0.118306135949113</text:p>
          </table:table-cell>
          <table:table-cell office:value-type="float" office:value="0.114849558592693" calcext:value-type="float">
            <text:p>0.114849558592693</text:p>
          </table:table-cell>
          <table:table-cell office:value-type="float" office:value="0.116603606333644" calcext:value-type="float">
            <text:p>0.116603606333644</text:p>
          </table:table-cell>
          <table:table-cell office:value-type="float" office:value="0.119768999188058" calcext:value-type="float">
            <text:p>0.119768999188058</text:p>
          </table:table-cell>
          <table:table-cell office:value-type="float" office:value="0.120553850172452" calcext:value-type="float">
            <text:p>0.120553850172452</text:p>
          </table:table-cell>
          <table:table-cell office:value-type="float" office:value="0.11814384899537" calcext:value-type="float">
            <text:p>0.11814384899537</text:p>
          </table:table-cell>
          <table:table-cell office:value-type="float" office:value="0.118255450622442" calcext:value-type="float">
            <text:p>0.118255450622442</text:p>
          </table:table-cell>
          <table:table-cell office:value-type="float" office:value="0.118124108038638" calcext:value-type="float">
            <text:p>0.118124108038638</text:p>
          </table:table-cell>
          <table:table-cell office:value-type="float" office:value="0.117766225528552" calcext:value-type="float">
            <text:p>0.117766225528552</text:p>
          </table:table-cell>
          <table:table-cell office:value-type="float" office:value="0.117692635862054" calcext:value-type="float">
            <text:p>0.117692635862054</text:p>
          </table:table-cell>
          <table:table-cell office:value-type="float" office:value="0.117627800923075" calcext:value-type="float">
            <text:p>0.117627800923075</text:p>
          </table:table-cell>
          <table:table-cell office:value-type="float" office:value="0.117549705097233" calcext:value-type="float">
            <text:p>0.117549705097233</text:p>
          </table:table-cell>
          <table:table-cell office:value-type="float" office:value="0.117430335176779" calcext:value-type="float">
            <text:p>0.117430335176779</text:p>
          </table:table-cell>
          <table:table-cell office:value-type="float" office:value="0.117637540267641" calcext:value-type="float">
            <text:p>0.117637540267641</text:p>
          </table:table-cell>
          <table:table-cell office:value-type="float" office:value="0.117567161979476" calcext:value-type="float">
            <text:p>0.117567161979476</text:p>
          </table:table-cell>
          <table:table-cell office:value-type="float" office:value="0.117569407925887" calcext:value-type="float">
            <text:p>0.117569407925887</text:p>
          </table:table-cell>
          <table:table-cell office:value-type="float" office:value="0.117405611933571" calcext:value-type="float">
            <text:p>0.117405611933571</text:p>
          </table:table-cell>
          <table:table-cell office:value-type="float" office:value="0.117481491812789" calcext:value-type="float">
            <text:p>0.117481491812789</text:p>
          </table:table-cell>
          <table:table-cell office:value-type="float" office:value="0.117524628289929" calcext:value-type="float">
            <text:p>0.117524628289929</text:p>
          </table:table-cell>
          <table:table-cell office:value-type="float" office:value="0.117624786491646" calcext:value-type="float">
            <text:p>0.117624786491646</text:p>
          </table:table-cell>
          <table:table-cell office:value-type="float" office:value="0.117567030046069" calcext:value-type="float">
            <text:p>0.117567030046069</text:p>
          </table:table-cell>
          <table:table-cell office:value-type="float" office:value="0.117477214219401" calcext:value-type="float">
            <text:p>0.117477214219401</text:p>
          </table:table-cell>
          <table:table-cell office:value-type="float" office:value="0.117633345725455" calcext:value-type="float">
            <text:p>0.117633345725455</text:p>
          </table:table-cell>
          <table:table-cell office:value-type="float" office:value="0.117641912586872" calcext:value-type="float">
            <text:p>0.117641912586872</text:p>
          </table:table-cell>
          <table:table-cell office:value-type="float" office:value="0.117608731811456" calcext:value-type="float">
            <text:p>0.117608731811456</text:p>
          </table:table-cell>
          <table:table-cell office:value-type="float" office:value="0.117448759694932" calcext:value-type="float">
            <text:p>0.117448759694932</text:p>
          </table:table-cell>
          <table:table-cell office:value-type="float" office:value="0.117460158110367" calcext:value-type="float">
            <text:p>0.117460158110367</text:p>
          </table:table-cell>
          <table:table-cell office:value-type="float" office:value="0.117432701871812" calcext:value-type="float">
            <text:p>0.117432701871812</text:p>
          </table:table-cell>
          <table:table-cell office:value-type="float" office:value="0.117674387235133" calcext:value-type="float">
            <text:p>0.117674387235133</text:p>
          </table:table-cell>
          <table:table-cell office:value-type="float" office:value="0.117535738225834" calcext:value-type="float">
            <text:p>0.117535738225834</text:p>
          </table:table-cell>
          <table:table-cell office:value-type="float" office:value="0.117506852133075" calcext:value-type="float">
            <text:p>0.117506852133075</text:p>
          </table:table-cell>
          <table:table-cell office:value-type="float" office:value="0.117608256783788" calcext:value-type="float">
            <text:p>0.117608256783788</text:p>
          </table:table-cell>
          <table:table-cell office:value-type="float" office:value="0.117631741634356" calcext:value-type="float">
            <text:p>0.117631741634356</text:p>
          </table:table-cell>
          <table:table-cell office:value-type="float" office:value="0.117515547619661" calcext:value-type="float">
            <text:p>0.117515547619661</text:p>
          </table:table-cell>
          <table:table-cell office:value-type="float" office:value="0.117480834660487" calcext:value-type="float">
            <text:p>0.117480834660487</text:p>
          </table:table-cell>
          <table:table-cell office:value-type="float" office:value="0.117577425110828" calcext:value-type="float">
            <text:p>0.117577425110828</text:p>
          </table:table-cell>
          <table:table-cell office:value-type="float" office:value="0.117649696054826" calcext:value-type="float">
            <text:p>0.117649696054826</text:p>
          </table:table-cell>
          <table:table-cell office:value-type="float" office:value="0.11771977748224" calcext:value-type="float">
            <text:p>0.11771977748224</text:p>
          </table:table-cell>
          <table:table-cell office:value-type="float" office:value="0.117649832576845" calcext:value-type="float">
            <text:p>0.117649832576845</text:p>
          </table:table-cell>
          <table:table-cell office:value-type="float" office:value="0.117686912141005" calcext:value-type="float">
            <text:p>0.117686912141005</text:p>
          </table:table-cell>
          <table:table-cell office:value-type="float" office:value="0.117613447411779" calcext:value-type="float">
            <text:p>0.117613447411779</text:p>
          </table:table-cell>
          <table:table-cell office:value-type="float" office:value="0.117773003932475" calcext:value-type="float">
            <text:p>0.117773003932475</text:p>
          </table:table-cell>
          <table:table-cell office:value-type="float" office:value="0.117655210073048" calcext:value-type="float">
            <text:p>0.117655210073048</text:p>
          </table:table-cell>
          <table:table-cell office:value-type="float" office:value="0.117802846563508" calcext:value-type="float">
            <text:p>0.117802846563508</text:p>
          </table:table-cell>
          <table:table-cell office:value-type="float" office:value="0.117758076901986" calcext:value-type="float">
            <text:p>0.117758076901986</text:p>
          </table:table-cell>
          <table:table-cell office:value-type="float" office:value="0.117606905469365" calcext:value-type="float">
            <text:p>0.117606905469365</text:p>
          </table:table-cell>
          <table:table-cell office:value-type="float" office:value="0.117628220964033" calcext:value-type="float">
            <text:p>0.117628220964033</text:p>
          </table:table-cell>
          <table:table-cell office:value-type="float" office:value="0.117594283532426" calcext:value-type="float">
            <text:p>0.117594283532426</text:p>
          </table:table-cell>
          <table:table-cell office:value-type="float" office:value="0.117729859142728" calcext:value-type="float">
            <text:p>0.117729859142728</text:p>
          </table:table-cell>
          <table:table-cell office:value-type="float" office:value="0.117806602682909" calcext:value-type="float">
            <text:p>0.117806602682909</text:p>
          </table:table-cell>
          <table:table-cell office:value-type="float" office:value="0.117703704748755" calcext:value-type="float">
            <text:p>0.117703704748755</text:p>
          </table:table-cell>
          <table:table-cell office:value-type="float" office:value="0.118056943439519" calcext:value-type="float">
            <text:p>0.118056943439519</text:p>
          </table:table-cell>
          <table:table-cell office:value-type="float" office:value="0.117735511234223" calcext:value-type="float">
            <text:p>0.117735511234223</text:p>
          </table:table-cell>
          <table:table-cell office:value-type="float" office:value="0.117796879295535" calcext:value-type="float">
            <text:p>0.117796879295535</text:p>
          </table:table-cell>
          <table:table-cell office:value-type="float" office:value="0.117726117839622" calcext:value-type="float">
            <text:p>0.117726117839622</text:p>
          </table:table-cell>
          <table:table-cell office:value-type="float" office:value="0.117797322264752" calcext:value-type="float">
            <text:p>0.117797322264752</text:p>
          </table:table-cell>
          <table:table-cell office:value-type="float" office:value="0.117865540239634" calcext:value-type="float">
            <text:p>0.117865540239634</text:p>
          </table:table-cell>
          <table:table-cell office:value-type="float" office:value="0.117722537508043" calcext:value-type="float">
            <text:p>0.117722537508043</text:p>
          </table:table-cell>
          <table:table-cell office:value-type="float" office:value="0.117805832666936" calcext:value-type="float">
            <text:p>0.117805832666936</text:p>
          </table:table-cell>
          <table:table-cell office:value-type="float" office:value="0.117691479410034" calcext:value-type="float">
            <text:p>0.117691479410034</text:p>
          </table:table-cell>
          <table:table-cell office:value-type="float" office:value="0.117658422085708" calcext:value-type="float">
            <text:p>0.117658422085708</text:p>
          </table:table-cell>
          <table:table-cell office:value-type="float" office:value="0.117685945210831" calcext:value-type="float">
            <text:p>0.117685945210831</text:p>
          </table:table-cell>
          <table:table-cell office:value-type="float" office:value="0.11769178444079" calcext:value-type="float">
            <text:p>0.11769178444079</text:p>
          </table:table-cell>
          <table:table-cell office:value-type="float" office:value="0.117711449827917" calcext:value-type="float">
            <text:p>0.117711449827917</text:p>
          </table:table-cell>
          <table:table-cell office:value-type="float" office:value="0.117664405068225" calcext:value-type="float">
            <text:p>0.117664405068225</text:p>
          </table:table-cell>
          <table:table-cell office:value-type="float" office:value="0.117685557318239" calcext:value-type="float">
            <text:p>0.117685557318239</text:p>
          </table:table-cell>
          <table:table-cell office:value-type="float" office:value="0.117674288992508" calcext:value-type="float">
            <text:p>0.117674288992508</text:p>
          </table:table-cell>
          <table:table-cell office:value-type="float" office:value="0.117809194477895" calcext:value-type="float">
            <text:p>0.117809194477895</text:p>
          </table:table-cell>
          <table:table-cell office:value-type="float" office:value="0.117674227408658" calcext:value-type="float">
            <text:p>0.117674227408658</text:p>
          </table:table-cell>
          <table:table-cell office:value-type="float" office:value="0.117725206962891" calcext:value-type="float">
            <text:p>0.117725206962891</text:p>
          </table:table-cell>
          <table:table-cell office:value-type="float" office:value="0.117759541001634" calcext:value-type="float">
            <text:p>0.117759541001634</text:p>
          </table:table-cell>
          <table:table-cell office:value-type="float" office:value="0.117783898517691" calcext:value-type="float">
            <text:p>0.117783898517691</text:p>
          </table:table-cell>
          <table:table-cell office:value-type="float" office:value="0.117721568983384" calcext:value-type="float">
            <text:p>0.117721568983384</text:p>
          </table:table-cell>
          <table:table-cell office:value-type="float" office:value="0.117627122266176" calcext:value-type="float">
            <text:p>0.117627122266176</text:p>
          </table:table-cell>
          <table:table-cell office:value-type="float" office:value="0.117688645457947" calcext:value-type="float">
            <text:p>0.117688645457947</text:p>
          </table:table-cell>
          <table:table-cell office:value-type="float" office:value="0.117720278514342" calcext:value-type="float">
            <text:p>0.117720278514342</text:p>
          </table:table-cell>
          <table:table-cell office:value-type="float" office:value="0.117683756765292" calcext:value-type="float">
            <text:p>0.117683756765292</text:p>
          </table:table-cell>
          <table:table-cell office:value-type="float" office:value="0.117567141689868" calcext:value-type="float">
            <text:p>0.117567141689868</text:p>
          </table:table-cell>
          <table:table-cell office:value-type="float" office:value="0.117720774395236" calcext:value-type="float">
            <text:p>0.117720774395236</text:p>
          </table:table-cell>
          <table:table-cell office:value-type="float" office:value="0.117692425025009" calcext:value-type="float">
            <text:p>0.117692425025009</text:p>
          </table:table-cell>
          <table:table-cell office:value-type="float" office:value="0.117648982896985" calcext:value-type="float">
            <text:p>0.117648982896985</text:p>
          </table:table-cell>
          <table:table-cell office:value-type="float" office:value="0.117667654978036" calcext:value-type="float">
            <text:p>0.117667654978036</text:p>
          </table:table-cell>
          <table:table-cell office:value-type="float" office:value="0.117571357851559" calcext:value-type="float">
            <text:p>0.117571357851559</text:p>
          </table:table-cell>
          <table:table-cell office:value-type="float" office:value="0.117697680923306" calcext:value-type="float">
            <text:p>0.117697680923306</text:p>
          </table:table-cell>
          <table:table-cell office:value-type="float" office:value="0.11765083943053" calcext:value-type="float">
            <text:p>0.11765083943053</text:p>
          </table:table-cell>
          <table:table-cell office:value-type="float" office:value="0.117679552636379" calcext:value-type="float">
            <text:p>0.117679552636379</text:p>
          </table:table-cell>
          <table:table-cell office:value-type="float" office:value="0.117645924340189" calcext:value-type="float">
            <text:p>0.117645924340189</text:p>
          </table:table-cell>
          <table:table-cell office:value-type="float" office:value="0.117675427387099" calcext:value-type="float">
            <text:p>0.117675427387099</text:p>
          </table:table-cell>
          <table:table-cell office:value-type="float" office:value="0.117715729000137" calcext:value-type="float">
            <text:p>0.117715729000137</text:p>
          </table:table-cell>
          <table:table-cell office:value-type="float" office:value="0.117643804628409" calcext:value-type="float">
            <text:p>0.117643804628409</text:p>
          </table:table-cell>
          <table:table-cell office:value-type="float" office:value="0.117712534614425" calcext:value-type="float">
            <text:p>0.117712534614425</text:p>
          </table:table-cell>
          <table:table-cell office:value-type="float" office:value="0.117578932286555" calcext:value-type="float">
            <text:p>0.117578932286555</text:p>
          </table:table-cell>
          <table:table-cell office:value-type="float" office:value="0.117715561113878" calcext:value-type="float">
            <text:p>0.117715561113878</text:p>
          </table:table-cell>
          <table:table-cell office:value-type="float" office:value="0.117790228927447" calcext:value-type="float">
            <text:p>0.117790228927447</text:p>
          </table:table-cell>
          <table:table-cell office:value-type="float" office:value="0.117704249420904" calcext:value-type="float">
            <text:p>0.117704249420904</text:p>
          </table:table-cell>
          <table:table-cell office:value-type="float" office:value="0.117672747011002" calcext:value-type="float">
            <text:p>0.117672747011002</text:p>
          </table:table-cell>
          <table:table-cell office:value-type="float" office:value="0.11770846687672" calcext:value-type="float">
            <text:p>0.11770846687672</text:p>
          </table:table-cell>
          <table:table-cell office:value-type="float" office:value="0.117740223812641" calcext:value-type="float">
            <text:p>0.117740223812641</text:p>
          </table:table-cell>
          <table:table-cell office:value-type="float" office:value="0.117653701626394" calcext:value-type="float">
            <text:p>0.117653701626394</text:p>
          </table:table-cell>
          <table:table-cell office:value-type="float" office:value="0.117724541080896" calcext:value-type="float">
            <text:p>0.117724541080896</text:p>
          </table:table-cell>
          <table:table-cell office:value-type="float" office:value="0.117619538262598" calcext:value-type="float">
            <text:p>0.117619538262598</text:p>
          </table:table-cell>
          <table:table-cell office:value-type="float" office:value="0.117672141842395" calcext:value-type="float">
            <text:p>0.117672141842395</text:p>
          </table:table-cell>
          <table:table-cell office:value-type="float" office:value="0.117657238911884" calcext:value-type="float">
            <text:p>0.117657238911884</text:p>
          </table:table-cell>
          <table:table-cell office:value-type="float" office:value="0.11772512404947" calcext:value-type="float">
            <text:p>0.11772512404947</text:p>
          </table:table-cell>
          <table:table-cell office:value-type="float" office:value="0.117716729093524" calcext:value-type="float">
            <text:p>0.117716729093524</text:p>
          </table:table-cell>
          <table:table-cell office:value-type="float" office:value="0.117694335077424" calcext:value-type="float">
            <text:p>0.117694335077424</text:p>
          </table:table-cell>
          <table:table-cell office:value-type="float" office:value="0.117746394228604" calcext:value-type="float">
            <text:p>0.117746394228604</text:p>
          </table:table-cell>
          <table:table-cell office:value-type="float" office:value="0.11774679985287" calcext:value-type="float">
            <text:p>0.1177467998528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377545969902945" calcext:value-type="float">
            <text:p>-0.003775459699029</text:p>
          </table:table-cell>
          <table:table-cell office:value-type="float" office:value="-0.00376563081598416" calcext:value-type="float">
            <text:p>-0.003765630815984</text:p>
          </table:table-cell>
          <table:table-cell office:value-type="float" office:value="-0.00376623215335866" calcext:value-type="float">
            <text:p>-0.003766232153359</text:p>
          </table:table-cell>
          <table:table-cell office:value-type="float" office:value="-0.0037781001294523" calcext:value-type="float">
            <text:p>-0.003778100129452</text:p>
          </table:table-cell>
          <table:table-cell office:value-type="float" office:value="-0.0037754066952938" calcext:value-type="float">
            <text:p>-0.003775406695294</text:p>
          </table:table-cell>
          <table:table-cell office:value-type="float" office:value="-0.00376909489814213" calcext:value-type="float">
            <text:p>-0.003769094898142</text:p>
          </table:table-cell>
          <table:table-cell office:value-type="float" office:value="-0.00376875643355719" calcext:value-type="float">
            <text:p>-0.003768756433557</text:p>
          </table:table-cell>
          <table:table-cell office:value-type="float" office:value="-0.00376246743853982" calcext:value-type="float">
            <text:p>-0.00376246743854</text:p>
          </table:table-cell>
          <table:table-cell office:value-type="float" office:value="-0.00377873514762872" calcext:value-type="float">
            <text:p>-0.003778735147629</text:p>
          </table:table-cell>
          <table:table-cell office:value-type="float" office:value="-0.00376737684297298" calcext:value-type="float">
            <text:p>-0.003767376842973</text:p>
          </table:table-cell>
          <table:table-cell office:value-type="float" office:value="-0.00377651436173144" calcext:value-type="float">
            <text:p>-0.003776514361731</text:p>
          </table:table-cell>
          <table:table-cell office:value-type="float" office:value="-0.00377172445204182" calcext:value-type="float">
            <text:p>-0.003771724452042</text:p>
          </table:table-cell>
          <table:table-cell office:value-type="float" office:value="-0.00377633718399348" calcext:value-type="float">
            <text:p>-0.003776337183993</text:p>
          </table:table-cell>
          <table:table-cell office:value-type="float" office:value="-0.00376074593108004" calcext:value-type="float">
            <text:p>-0.00376074593108</text:p>
          </table:table-cell>
          <table:table-cell office:value-type="float" office:value="-0.00377357549799525" calcext:value-type="float">
            <text:p>-0.003773575497995</text:p>
          </table:table-cell>
          <table:table-cell office:value-type="float" office:value="-0.00375475442717482" calcext:value-type="float">
            <text:p>-0.003754754427175</text:p>
          </table:table-cell>
          <table:table-cell office:value-type="float" office:value="-0.00377416031218791" calcext:value-type="float">
            <text:p>-0.003774160312188</text:p>
          </table:table-cell>
          <table:table-cell office:value-type="float" office:value="-0.00376078901671799" calcext:value-type="float">
            <text:p>-0.003760789016718</text:p>
          </table:table-cell>
          <table:table-cell office:value-type="float" office:value="-0.00377467845220479" calcext:value-type="float">
            <text:p>-0.003774678452205</text:p>
          </table:table-cell>
          <table:table-cell office:value-type="float" office:value="-0.00378578747437073" calcext:value-type="float">
            <text:p>-0.003785787474371</text:p>
          </table:table-cell>
          <table:table-cell office:value-type="float" office:value="-0.00377693694290122" calcext:value-type="float">
            <text:p>-0.003776936942901</text:p>
          </table:table-cell>
          <table:table-cell office:value-type="float" office:value="-0.00376578967605078" calcext:value-type="float">
            <text:p>-0.003765789676051</text:p>
          </table:table-cell>
          <table:table-cell office:value-type="float" office:value="-0.0037701618283438" calcext:value-type="float">
            <text:p>-0.003770161828344</text:p>
          </table:table-cell>
          <table:table-cell office:value-type="float" office:value="-0.00377124649474264" calcext:value-type="float">
            <text:p>-0.003771246494743</text:p>
          </table:table-cell>
          <table:table-cell office:value-type="float" office:value="-0.00376009388315226" calcext:value-type="float">
            <text:p>-0.003760093883152</text:p>
          </table:table-cell>
          <table:table-cell office:value-type="float" office:value="-0.00376239814043956" calcext:value-type="float">
            <text:p>-0.00376239814044</text:p>
          </table:table-cell>
          <table:table-cell office:value-type="float" office:value="-0.00377421972878713" calcext:value-type="float">
            <text:p>-0.003774219728787</text:p>
          </table:table-cell>
          <table:table-cell office:value-type="float" office:value="-0.00378198452983017" calcext:value-type="float">
            <text:p>-0.00378198452983</text:p>
          </table:table-cell>
          <table:table-cell office:value-type="float" office:value="-0.00378528867936503" calcext:value-type="float">
            <text:p>-0.003785288679365</text:p>
          </table:table-cell>
          <table:table-cell office:value-type="float" office:value="-0.00377818888016869" calcext:value-type="float">
            <text:p>-0.003778188880169</text:p>
          </table:table-cell>
          <table:table-cell office:value-type="float" office:value="-0.00377965875467302" calcext:value-type="float">
            <text:p>-0.003779658754673</text:p>
          </table:table-cell>
          <table:table-cell office:value-type="float" office:value="-0.00376243140286685" calcext:value-type="float">
            <text:p>-0.003762431402867</text:p>
          </table:table-cell>
          <table:table-cell office:value-type="float" office:value="-0.00374624865524524" calcext:value-type="float">
            <text:p>-0.003746248655245</text:p>
          </table:table-cell>
          <table:table-cell office:value-type="float" office:value="-0.00375224943277945" calcext:value-type="float">
            <text:p>-0.003752249432779</text:p>
          </table:table-cell>
          <table:table-cell office:value-type="float" office:value="-0.00375978576040378" calcext:value-type="float">
            <text:p>-0.003759785760404</text:p>
          </table:table-cell>
          <table:table-cell office:value-type="float" office:value="-0.003793315044836" calcext:value-type="float">
            <text:p>-0.003793315044836</text:p>
          </table:table-cell>
          <table:table-cell office:value-type="float" office:value="-0.00377019961836196" calcext:value-type="float">
            <text:p>-0.003770199618362</text:p>
          </table:table-cell>
          <table:table-cell office:value-type="float" office:value="-0.00380110349792394" calcext:value-type="float">
            <text:p>-0.003801103497924</text:p>
          </table:table-cell>
          <table:table-cell office:value-type="float" office:value="-0.00380561311834621" calcext:value-type="float">
            <text:p>-0.003805613118346</text:p>
          </table:table-cell>
          <table:table-cell office:value-type="float" office:value="-0.00382054985440409" calcext:value-type="float">
            <text:p>-0.003820549854404</text:p>
          </table:table-cell>
          <table:table-cell office:value-type="float" office:value="-0.00381541213628113" calcext:value-type="float">
            <text:p>-0.003815412136281</text:p>
          </table:table-cell>
          <table:table-cell office:value-type="float" office:value="-0.00384687772126902" calcext:value-type="float">
            <text:p>-0.003846877721269</text:p>
          </table:table-cell>
          <table:table-cell office:value-type="float" office:value="-0.00374027070599877" calcext:value-type="float">
            <text:p>-0.003740270705999</text:p>
          </table:table-cell>
          <table:table-cell office:value-type="float" office:value="-0.0033115857626207" calcext:value-type="float">
            <text:p>-0.003311585762621</text:p>
          </table:table-cell>
          <table:table-cell office:value-type="float" office:value="-0.00327845306628678" calcext:value-type="float">
            <text:p>-0.003278453066287</text:p>
          </table:table-cell>
          <table:table-cell office:value-type="float" office:value="-0.00313137450285022" calcext:value-type="float">
            <text:p>-0.00313137450285</text:p>
          </table:table-cell>
          <table:table-cell office:value-type="float" office:value="-0.00337164322441364" calcext:value-type="float">
            <text:p>-0.003371643224414</text:p>
          </table:table-cell>
          <table:table-cell office:value-type="float" office:value="-0.00395133847265877" calcext:value-type="float">
            <text:p>-0.003951338472659</text:p>
          </table:table-cell>
          <table:table-cell office:value-type="float" office:value="-0.00489155766666206" calcext:value-type="float">
            <text:p>-0.004891557666662</text:p>
          </table:table-cell>
          <table:table-cell office:value-type="float" office:value="-0.00593084855499404" calcext:value-type="float">
            <text:p>-0.005930848554994</text:p>
          </table:table-cell>
          <table:table-cell office:value-type="float" office:value="-0.00674878394650009" calcext:value-type="float">
            <text:p>-0.0067487839465</text:p>
          </table:table-cell>
          <table:table-cell office:value-type="float" office:value="-0.00692786780820165" calcext:value-type="float">
            <text:p>-0.006927867808202</text:p>
          </table:table-cell>
          <table:table-cell office:value-type="float" office:value="-0.00547221204708161" calcext:value-type="float">
            <text:p>-0.005472212047082</text:p>
          </table:table-cell>
          <table:table-cell office:value-type="float" office:value="-0.00481976111583902" calcext:value-type="float">
            <text:p>-0.004819761115839</text:p>
          </table:table-cell>
          <table:table-cell office:value-type="float" office:value="-0.00417659881791452" calcext:value-type="float">
            <text:p>-0.004176598817915</text:p>
          </table:table-cell>
          <table:table-cell office:value-type="float" office:value="-0.00523296157143484" calcext:value-type="float">
            <text:p>-0.005232961571435</text:p>
          </table:table-cell>
          <table:table-cell office:value-type="float" office:value="-0.0142598021661631" calcext:value-type="float">
            <text:p>-0.014259802166163</text:p>
          </table:table-cell>
          <table:table-cell office:value-type="float" office:value="-0.0211603360391746" calcext:value-type="float">
            <text:p>-0.021160336039175</text:p>
          </table:table-cell>
          <table:table-cell office:value-type="float" office:value="-0.0264760933312075" calcext:value-type="float">
            <text:p>-0.026476093331208</text:p>
          </table:table-cell>
          <table:table-cell office:value-type="float" office:value="-0.0299132226459354" calcext:value-type="float">
            <text:p>-0.029913222645935</text:p>
          </table:table-cell>
          <table:table-cell office:value-type="float" office:value="-0.0341822744185683" calcext:value-type="float">
            <text:p>-0.034182274418568</text:p>
          </table:table-cell>
          <table:table-cell office:value-type="float" office:value="-0.0441661054819572" calcext:value-type="float">
            <text:p>-0.044166105481957</text:p>
          </table:table-cell>
          <table:table-cell office:value-type="float" office:value="-0.0462792528827371" calcext:value-type="float">
            <text:p>-0.046279252882737</text:p>
          </table:table-cell>
          <table:table-cell office:value-type="float" office:value="-0.0463177982285557" calcext:value-type="float">
            <text:p>-0.046317798228556</text:p>
          </table:table-cell>
          <table:table-cell office:value-type="float" office:value="-0.0452052898792497" calcext:value-type="float">
            <text:p>-0.04520528987925</text:p>
          </table:table-cell>
          <table:table-cell office:value-type="float" office:value="-0.0426042577680637" calcext:value-type="float">
            <text:p>-0.042604257768064</text:p>
          </table:table-cell>
          <table:table-cell office:value-type="float" office:value="-0.0389821505108745" calcext:value-type="float">
            <text:p>-0.038982150510875</text:p>
          </table:table-cell>
          <table:table-cell office:value-type="float" office:value="-0.0349964908456328" calcext:value-type="float">
            <text:p>-0.034996490845633</text:p>
          </table:table-cell>
          <table:table-cell office:value-type="float" office:value="-0.0297475843987223" calcext:value-type="float">
            <text:p>-0.029747584398722</text:p>
          </table:table-cell>
          <table:table-cell office:value-type="float" office:value="-0.0206463133414707" calcext:value-type="float">
            <text:p>-0.020646313341471</text:p>
          </table:table-cell>
          <table:table-cell office:value-type="float" office:value="-0.0170312150824747" calcext:value-type="float">
            <text:p>-0.017031215082475</text:p>
          </table:table-cell>
          <table:table-cell office:value-type="float" office:value="-0.0114382524540296" calcext:value-type="float">
            <text:p>-0.01143825245403</text:p>
          </table:table-cell>
          <table:table-cell office:value-type="float" office:value="-0.00680479732750172" calcext:value-type="float">
            <text:p>-0.006804797327502</text:p>
          </table:table-cell>
          <table:table-cell office:value-type="float" office:value="-0.00290215294530843" calcext:value-type="float">
            <text:p>-0.002902152945308</text:p>
          </table:table-cell>
          <table:table-cell office:value-type="float" office:value="-0.000727945235339918" calcext:value-type="float">
            <text:p>-0.00072794523534</text:p>
          </table:table-cell>
          <table:table-cell office:value-type="float" office:value="-0.00168529200139514" calcext:value-type="float">
            <text:p>-0.001685292001395</text:p>
          </table:table-cell>
          <table:table-cell office:value-type="float" office:value="-0.0309749819026644" calcext:value-type="float">
            <text:p>-0.030974981902664</text:p>
          </table:table-cell>
          <table:table-cell office:value-type="float" office:value="-0.0387751720922161" calcext:value-type="float">
            <text:p>-0.038775172092216</text:p>
          </table:table-cell>
          <table:table-cell office:value-type="float" office:value="-0.0410021721748091" calcext:value-type="float">
            <text:p>-0.041002172174809</text:p>
          </table:table-cell>
          <table:table-cell office:value-type="float" office:value="0.00907849156099986" calcext:value-type="float">
            <text:p>0.009078491561</text:p>
          </table:table-cell>
          <table:table-cell office:value-type="float" office:value="-0.0179583284999905" calcext:value-type="float">
            <text:p>-0.017958328499991</text:p>
          </table:table-cell>
          <table:table-cell office:value-type="float" office:value="-0.0186048534527066" calcext:value-type="float">
            <text:p>-0.018604853452707</text:p>
          </table:table-cell>
          <table:table-cell office:value-type="float" office:value="-0.0164691761857902" calcext:value-type="float">
            <text:p>-0.01646917618579</text:p>
          </table:table-cell>
          <table:table-cell office:value-type="float" office:value="-0.0144671823678283" calcext:value-type="float">
            <text:p>-0.014467182367828</text:p>
          </table:table-cell>
          <table:table-cell office:value-type="float" office:value="-0.0110392105774635" calcext:value-type="float">
            <text:p>-0.011039210577464</text:p>
          </table:table-cell>
          <table:table-cell office:value-type="float" office:value="-0.00902746974555561" calcext:value-type="float">
            <text:p>-0.009027469745556</text:p>
          </table:table-cell>
          <table:table-cell office:value-type="float" office:value="-0.00422060006114481" calcext:value-type="float">
            <text:p>-0.004220600061145</text:p>
          </table:table-cell>
          <table:table-cell office:value-type="float" office:value="-0.0246862425863525" calcext:value-type="float">
            <text:p>-0.024686242586353</text:p>
          </table:table-cell>
          <table:table-cell office:value-type="float" office:value="-0.0278853212551023" calcext:value-type="float">
            <text:p>-0.027885321255102</text:p>
          </table:table-cell>
          <table:table-cell office:value-type="float" office:value="-0.0330793158713746" calcext:value-type="float">
            <text:p>-0.033079315871375</text:p>
          </table:table-cell>
          <table:table-cell office:value-type="float" office:value="-0.0378643693802464" calcext:value-type="float">
            <text:p>-0.037864369380246</text:p>
          </table:table-cell>
          <table:table-cell office:value-type="float" office:value="-0.0394213298787126" calcext:value-type="float">
            <text:p>-0.039421329878713</text:p>
          </table:table-cell>
          <table:table-cell office:value-type="float" office:value="-0.0382435671446016" calcext:value-type="float">
            <text:p>-0.038243567144602</text:p>
          </table:table-cell>
          <table:table-cell office:value-type="float" office:value="-0.035272301421543" calcext:value-type="float">
            <text:p>-0.035272301421543</text:p>
          </table:table-cell>
          <table:table-cell office:value-type="float" office:value="-0.011655405760713" calcext:value-type="float">
            <text:p>-0.011655405760713</text:p>
          </table:table-cell>
          <table:table-cell office:value-type="float" office:value="-0.0114711251425268" calcext:value-type="float">
            <text:p>-0.011471125142527</text:p>
          </table:table-cell>
          <table:table-cell office:value-type="float" office:value="-0.0135353719694426" calcext:value-type="float">
            <text:p>-0.013535371969443</text:p>
          </table:table-cell>
          <table:table-cell office:value-type="float" office:value="-0.0140208529610526" calcext:value-type="float">
            <text:p>-0.014020852961053</text:p>
          </table:table-cell>
          <table:table-cell office:value-type="float" office:value="-0.0133133989706508" calcext:value-type="float">
            <text:p>-0.013313398970651</text:p>
          </table:table-cell>
          <table:table-cell office:value-type="float" office:value="-0.011738062364188" calcext:value-type="float">
            <text:p>-0.011738062364188</text:p>
          </table:table-cell>
          <table:table-cell office:value-type="float" office:value="-0.00949710034639919" calcext:value-type="float">
            <text:p>-0.009497100346399</text:p>
          </table:table-cell>
          <table:table-cell office:value-type="float" office:value="-0.0072225129820504" calcext:value-type="float">
            <text:p>-0.00722251298205</text:p>
          </table:table-cell>
          <table:table-cell office:value-type="float" office:value="-0.00515757093129204" calcext:value-type="float">
            <text:p>-0.005157570931292</text:p>
          </table:table-cell>
          <table:table-cell office:value-type="float" office:value="-0.00291222325858351" calcext:value-type="float">
            <text:p>-0.002912223258584</text:p>
          </table:table-cell>
          <table:table-cell office:value-type="float" office:value="-0.00171373752246999" calcext:value-type="float">
            <text:p>-0.00171373752247</text:p>
          </table:table-cell>
          <table:table-cell office:value-type="float" office:value="-0.000295987121782021" calcext:value-type="float">
            <text:p>-0.000295987121782</text:p>
          </table:table-cell>
          <table:table-cell office:value-type="float" office:value="-0.0297195720617921" calcext:value-type="float">
            <text:p>-0.029719572061792</text:p>
          </table:table-cell>
          <table:table-cell office:value-type="float" office:value="-0.039542500986518" calcext:value-type="float">
            <text:p>-0.039542500986518</text:p>
          </table:table-cell>
          <table:table-cell office:value-type="float" office:value="-0.0421026534929312" calcext:value-type="float">
            <text:p>-0.042102653492931</text:p>
          </table:table-cell>
          <table:table-cell office:value-type="float" office:value="-0.0420638480903251" calcext:value-type="float">
            <text:p>-0.042063848090325</text:p>
          </table:table-cell>
          <table:table-cell office:value-type="float" office:value="-0.0354214145458854" calcext:value-type="float">
            <text:p>-0.035421414545885</text:p>
          </table:table-cell>
          <table:table-cell office:value-type="float" office:value="0.00857546621580639" calcext:value-type="float">
            <text:p>0.008575466215806</text:p>
          </table:table-cell>
          <table:table-cell office:value-type="float" office:value="0.00996291623066307" calcext:value-type="float">
            <text:p>0.009962916230663</text:p>
          </table:table-cell>
          <table:table-cell office:value-type="float" office:value="-0.013300005207454" calcext:value-type="float">
            <text:p>-0.013300005207454</text:p>
          </table:table-cell>
          <table:table-cell office:value-type="float" office:value="-0.0181428461580057" calcext:value-type="float">
            <text:p>-0.018142846158006</text:p>
          </table:table-cell>
          <table:table-cell office:value-type="float" office:value="-0.0208184155686394" calcext:value-type="float">
            <text:p>-0.020818415568639</text:p>
          </table:table-cell>
          <table:table-cell office:value-type="float" office:value="-0.0217190141621186" calcext:value-type="float">
            <text:p>-0.021719014162119</text:p>
          </table:table-cell>
          <table:table-cell office:value-type="float" office:value="-0.0220314218410182" calcext:value-type="float">
            <text:p>-0.022031421841018</text:p>
          </table:table-cell>
          <table:table-cell office:value-type="float" office:value="-0.0213245712413313" calcext:value-type="float">
            <text:p>-0.021324571241331</text:p>
          </table:table-cell>
          <table:table-cell office:value-type="float" office:value="-0.020059046876466" calcext:value-type="float">
            <text:p>-0.020059046876466</text:p>
          </table:table-cell>
          <table:table-cell office:value-type="float" office:value="-0.0188125010629338" calcext:value-type="float">
            <text:p>-0.018812501062934</text:p>
          </table:table-cell>
          <table:table-cell office:value-type="float" office:value="-0.0182680897233349" calcext:value-type="float">
            <text:p>-0.018268089723335</text:p>
          </table:table-cell>
          <table:table-cell office:value-type="float" office:value="-0.0180992093749248" calcext:value-type="float">
            <text:p>-0.018099209374925</text:p>
          </table:table-cell>
          <table:table-cell office:value-type="float" office:value="-0.0172445010105435" calcext:value-type="float">
            <text:p>-0.017244501010544</text:p>
          </table:table-cell>
          <table:table-cell office:value-type="float" office:value="-0.0166404121657583" calcext:value-type="float">
            <text:p>-0.016640412165758</text:p>
          </table:table-cell>
          <table:table-cell office:value-type="float" office:value="-0.0124780528049478" calcext:value-type="float">
            <text:p>-0.012478052804948</text:p>
          </table:table-cell>
          <table:table-cell office:value-type="float" office:value="-0.00936337059368586" calcext:value-type="float">
            <text:p>-0.009363370593686</text:p>
          </table:table-cell>
          <table:table-cell office:value-type="float" office:value="-0.0290948921823992" calcext:value-type="float">
            <text:p>-0.029094892182399</text:p>
          </table:table-cell>
          <table:table-cell office:value-type="float" office:value="-0.0329018832992178" calcext:value-type="float">
            <text:p>-0.032901883299218</text:p>
          </table:table-cell>
          <table:table-cell office:value-type="float" office:value="-0.0328563563725332" calcext:value-type="float">
            <text:p>-0.032856356372533</text:p>
          </table:table-cell>
          <table:table-cell office:value-type="float" office:value="-0.0311832797681254" calcext:value-type="float">
            <text:p>-0.031183279768125</text:p>
          </table:table-cell>
          <table:table-cell office:value-type="float" office:value="-0.0381869279016145" calcext:value-type="float">
            <text:p>-0.038186927901615</text:p>
          </table:table-cell>
          <table:table-cell office:value-type="float" office:value="-0.0435082954898451" calcext:value-type="float">
            <text:p>-0.043508295489845</text:p>
          </table:table-cell>
          <table:table-cell office:value-type="float" office:value="-0.0466495072442381" calcext:value-type="float">
            <text:p>-0.046649507244238</text:p>
          </table:table-cell>
          <table:table-cell office:value-type="float" office:value="-0.0478666242682134" calcext:value-type="float">
            <text:p>-0.047866624268213</text:p>
          </table:table-cell>
          <table:table-cell office:value-type="float" office:value="-0.0481299674328707" calcext:value-type="float">
            <text:p>-0.048129967432871</text:p>
          </table:table-cell>
          <table:table-cell office:value-type="float" office:value="-0.0439432830510195" calcext:value-type="float">
            <text:p>-0.04394328305102</text:p>
          </table:table-cell>
          <table:table-cell office:value-type="float" office:value="-0.0423653747267441" calcext:value-type="float">
            <text:p>-0.042365374726744</text:p>
          </table:table-cell>
          <table:table-cell office:value-type="float" office:value="-0.0413654452429667" calcext:value-type="float">
            <text:p>-0.041365445242967</text:p>
          </table:table-cell>
          <table:table-cell office:value-type="float" office:value="-0.0409527329450877" calcext:value-type="float">
            <text:p>-0.040952732945088</text:p>
          </table:table-cell>
          <table:table-cell office:value-type="float" office:value="-0.0260393211417618" calcext:value-type="float">
            <text:p>-0.026039321141762</text:p>
          </table:table-cell>
          <table:table-cell office:value-type="float" office:value="-0.024796212546831" calcext:value-type="float">
            <text:p>-0.024796212546831</text:p>
          </table:table-cell>
          <table:table-cell office:value-type="float" office:value="-0.0273576385836304" calcext:value-type="float">
            <text:p>-0.02735763858363</text:p>
          </table:table-cell>
          <table:table-cell office:value-type="float" office:value="-0.0205388211665957" calcext:value-type="float">
            <text:p>-0.020538821166596</text:p>
          </table:table-cell>
          <table:table-cell office:value-type="float" office:value="-0.0220248750313882" calcext:value-type="float">
            <text:p>-0.022024875031388</text:p>
          </table:table-cell>
          <table:table-cell office:value-type="float" office:value="-0.0199371507445134" calcext:value-type="float">
            <text:p>-0.019937150744513</text:p>
          </table:table-cell>
          <table:table-cell office:value-type="float" office:value="-0.0147821562786377" calcext:value-type="float">
            <text:p>-0.014782156278638</text:p>
          </table:table-cell>
          <table:table-cell office:value-type="float" office:value="-0.0125436600040499" calcext:value-type="float">
            <text:p>-0.01254366000405</text:p>
          </table:table-cell>
          <table:table-cell office:value-type="float" office:value="-0.0109531140184847" calcext:value-type="float">
            <text:p>-0.010953114018485</text:p>
          </table:table-cell>
          <table:table-cell office:value-type="float" office:value="-0.00925487551967614" calcext:value-type="float">
            <text:p>-0.009254875519676</text:p>
          </table:table-cell>
          <table:table-cell office:value-type="float" office:value="-0.00757960778228075" calcext:value-type="float">
            <text:p>-0.007579607782281</text:p>
          </table:table-cell>
          <table:table-cell office:value-type="float" office:value="-0.00632386173716593" calcext:value-type="float">
            <text:p>-0.006323861737166</text:p>
          </table:table-cell>
          <table:table-cell office:value-type="float" office:value="-0.00576517373766586" calcext:value-type="float">
            <text:p>-0.005765173737666</text:p>
          </table:table-cell>
          <table:table-cell office:value-type="float" office:value="-0.0396640990609183" calcext:value-type="float">
            <text:p>-0.039664099060918</text:p>
          </table:table-cell>
          <table:table-cell office:value-type="float" office:value="-0.0465681591400838" calcext:value-type="float">
            <text:p>-0.046568159140084</text:p>
          </table:table-cell>
          <table:table-cell office:value-type="float" office:value="-0.0487971539386149" calcext:value-type="float">
            <text:p>-0.048797153938615</text:p>
          </table:table-cell>
          <table:table-cell office:value-type="float" office:value="-0.0487011864352149" calcext:value-type="float">
            <text:p>-0.048701186435215</text:p>
          </table:table-cell>
          <table:table-cell office:value-type="float" office:value="-0.00555897721186963" calcext:value-type="float">
            <text:p>-0.00555897721187</text:p>
          </table:table-cell>
          <table:table-cell office:value-type="float" office:value="-0.00143087989532041" calcext:value-type="float">
            <text:p>-0.00143087989532</text:p>
          </table:table-cell>
          <table:table-cell office:value-type="float" office:value="-0.0181630156588393" calcext:value-type="float">
            <text:p>-0.018163015658839</text:p>
          </table:table-cell>
          <table:table-cell office:value-type="float" office:value="-0.0209000205007314" calcext:value-type="float">
            <text:p>-0.020900020500731</text:p>
          </table:table-cell>
          <table:table-cell office:value-type="float" office:value="-0.0214906026843665" calcext:value-type="float">
            <text:p>-0.021490602684367</text:p>
          </table:table-cell>
          <table:table-cell office:value-type="float" office:value="-0.0210558242502742" calcext:value-type="float">
            <text:p>-0.021055824250274</text:p>
          </table:table-cell>
          <table:table-cell office:value-type="float" office:value="-0.020114715602443" calcext:value-type="float">
            <text:p>-0.020114715602443</text:p>
          </table:table-cell>
          <table:table-cell office:value-type="float" office:value="-0.0186515410116924" calcext:value-type="float">
            <text:p>-0.018651541011692</text:p>
          </table:table-cell>
          <table:table-cell office:value-type="float" office:value="-0.01804305421447" calcext:value-type="float">
            <text:p>-0.01804305421447</text:p>
          </table:table-cell>
          <table:table-cell office:value-type="float" office:value="-0.0177472537578117" calcext:value-type="float">
            <text:p>-0.017747253757812</text:p>
          </table:table-cell>
          <table:table-cell office:value-type="float" office:value="-0.0162152020395671" calcext:value-type="float">
            <text:p>-0.016215202039567</text:p>
          </table:table-cell>
          <table:table-cell office:value-type="float" office:value="-0.0121528526900196" calcext:value-type="float">
            <text:p>-0.01215285269002</text:p>
          </table:table-cell>
          <table:table-cell office:value-type="float" office:value="-0.0126285761309287" calcext:value-type="float">
            <text:p>-0.012628576130929</text:p>
          </table:table-cell>
          <table:table-cell office:value-type="float" office:value="-0.0307016868705294" calcext:value-type="float">
            <text:p>-0.030701686870529</text:p>
          </table:table-cell>
          <table:table-cell office:value-type="float" office:value="-0.0296695931100971" calcext:value-type="float">
            <text:p>-0.029669593110097</text:p>
          </table:table-cell>
          <table:table-cell office:value-type="float" office:value="-0.0293953507707993" calcext:value-type="float">
            <text:p>-0.029395350770799</text:p>
          </table:table-cell>
          <table:table-cell office:value-type="float" office:value="-0.0391183850236324" calcext:value-type="float">
            <text:p>-0.039118385023632</text:p>
          </table:table-cell>
          <table:table-cell office:value-type="float" office:value="-0.0435807745914571" calcext:value-type="float">
            <text:p>-0.043580774591457</text:p>
          </table:table-cell>
          <table:table-cell office:value-type="float" office:value="-0.0417148267253136" calcext:value-type="float">
            <text:p>-0.041714826725314</text:p>
          </table:table-cell>
          <table:table-cell office:value-type="float" office:value="-0.0342692308058656" calcext:value-type="float">
            <text:p>-0.034269230805866</text:p>
          </table:table-cell>
          <table:table-cell office:value-type="float" office:value="-0.0187769140061085" calcext:value-type="float">
            <text:p>-0.018776914006109</text:p>
          </table:table-cell>
          <table:table-cell office:value-type="float" office:value="-0.0158952646580677" calcext:value-type="float">
            <text:p>-0.015895264658068</text:p>
          </table:table-cell>
          <table:table-cell office:value-type="float" office:value="-0.0108131447003013" calcext:value-type="float">
            <text:p>-0.010813144700301</text:p>
          </table:table-cell>
          <table:table-cell office:value-type="float" office:value="-0.00577528854742198" calcext:value-type="float">
            <text:p>-0.005775288547422</text:p>
          </table:table-cell>
          <table:table-cell office:value-type="float" office:value="-0.00275689381589542" calcext:value-type="float">
            <text:p>-0.002756893815895</text:p>
          </table:table-cell>
          <table:table-cell office:value-type="float" office:value="-0.00216824572708813" calcext:value-type="float">
            <text:p>-0.002168245727088</text:p>
          </table:table-cell>
          <table:table-cell office:value-type="float" office:value="-0.0294878678907059" calcext:value-type="float">
            <text:p>-0.029487867890706</text:p>
          </table:table-cell>
          <table:table-cell office:value-type="float" office:value="-0.0341834057706222" calcext:value-type="float">
            <text:p>-0.034183405770622</text:p>
          </table:table-cell>
          <table:table-cell office:value-type="float" office:value="-0.0376142822740254" calcext:value-type="float">
            <text:p>-0.037614282274025</text:p>
          </table:table-cell>
          <table:table-cell office:value-type="float" office:value="-0.042136718170031" calcext:value-type="float">
            <text:p>-0.042136718170031</text:p>
          </table:table-cell>
          <table:table-cell office:value-type="float" office:value="-0.0414977932925272" calcext:value-type="float">
            <text:p>-0.041497793292527</text:p>
          </table:table-cell>
          <table:table-cell office:value-type="float" office:value="0.00484771011529365" calcext:value-type="float">
            <text:p>0.004847710115294</text:p>
          </table:table-cell>
          <table:table-cell office:value-type="float" office:value="0.00543650420816196" calcext:value-type="float">
            <text:p>0.005436504208162</text:p>
          </table:table-cell>
          <table:table-cell office:value-type="float" office:value="0.00566758426925712" calcext:value-type="float">
            <text:p>0.005667584269257</text:p>
          </table:table-cell>
          <table:table-cell office:value-type="float" office:value="-0.0186877617935474" calcext:value-type="float">
            <text:p>-0.018687761793547</text:p>
          </table:table-cell>
          <table:table-cell office:value-type="float" office:value="-0.0204559679809264" calcext:value-type="float">
            <text:p>-0.020455967980926</text:p>
          </table:table-cell>
          <table:table-cell office:value-type="float" office:value="-0.0192570806736709" calcext:value-type="float">
            <text:p>-0.019257080673671</text:p>
          </table:table-cell>
          <table:table-cell office:value-type="float" office:value="-0.0179408444758371" calcext:value-type="float">
            <text:p>-0.017940844475837</text:p>
          </table:table-cell>
          <table:table-cell office:value-type="float" office:value="-0.0162511798277493" calcext:value-type="float">
            <text:p>-0.016251179827749</text:p>
          </table:table-cell>
          <table:table-cell office:value-type="float" office:value="-0.0147770827590427" calcext:value-type="float">
            <text:p>-0.014777082759043</text:p>
          </table:table-cell>
          <table:table-cell office:value-type="float" office:value="-0.013282989540713" calcext:value-type="float">
            <text:p>-0.013282989540713</text:p>
          </table:table-cell>
          <table:table-cell office:value-type="float" office:value="-0.00991828281510542" calcext:value-type="float">
            <text:p>-0.009918282815105</text:p>
          </table:table-cell>
          <table:table-cell office:value-type="float" office:value="-0.00611513254691037" calcext:value-type="float">
            <text:p>-0.00611513254691</text:p>
          </table:table-cell>
          <table:table-cell office:value-type="float" office:value="-0.00814533656239147" calcext:value-type="float">
            <text:p>-0.008145336562391</text:p>
          </table:table-cell>
          <table:table-cell office:value-type="float" office:value="-0.0320006096896019" calcext:value-type="float">
            <text:p>-0.032000609689602</text:p>
          </table:table-cell>
          <table:table-cell office:value-type="float" office:value="-0.0312456613842071" calcext:value-type="float">
            <text:p>-0.031245661384207</text:p>
          </table:table-cell>
          <table:table-cell office:value-type="float" office:value="-0.029250747656015" calcext:value-type="float">
            <text:p>-0.029250747656015</text:p>
          </table:table-cell>
          <table:table-cell office:value-type="float" office:value="-0.0396599230412568" calcext:value-type="float">
            <text:p>-0.039659923041257</text:p>
          </table:table-cell>
          <table:table-cell office:value-type="float" office:value="-0.0430526861539195" calcext:value-type="float">
            <text:p>-0.04305268615392</text:p>
          </table:table-cell>
          <table:table-cell office:value-type="float" office:value="-0.0438440041735305" calcext:value-type="float">
            <text:p>-0.043844004173531</text:p>
          </table:table-cell>
          <table:table-cell office:value-type="float" office:value="-0.0397494248208295" calcext:value-type="float">
            <text:p>-0.03974942482083</text:p>
          </table:table-cell>
          <table:table-cell office:value-type="float" office:value="-0.0348317453273149" calcext:value-type="float">
            <text:p>-0.034831745327315</text:p>
          </table:table-cell>
          <table:table-cell office:value-type="float" office:value="-0.0315104039307022" calcext:value-type="float">
            <text:p>-0.031510403930702</text:p>
          </table:table-cell>
          <table:table-cell office:value-type="float" office:value="-0.0222932926593527" calcext:value-type="float">
            <text:p>-0.022293292659353</text:p>
          </table:table-cell>
          <table:table-cell office:value-type="float" office:value="-0.0142766883738097" calcext:value-type="float">
            <text:p>-0.01427668837381</text:p>
          </table:table-cell>
          <table:table-cell office:value-type="float" office:value="-0.0138488259113848" calcext:value-type="float">
            <text:p>-0.013848825911385</text:p>
          </table:table-cell>
          <table:table-cell office:value-type="float" office:value="-0.0123060033645589" calcext:value-type="float">
            <text:p>-0.012306003364559</text:p>
          </table:table-cell>
          <table:table-cell office:value-type="float" office:value="-0.0105381514983411" calcext:value-type="float">
            <text:p>-0.010538151498341</text:p>
          </table:table-cell>
          <table:table-cell office:value-type="float" office:value="-0.00848167461217792" calcext:value-type="float">
            <text:p>-0.008481674612178</text:p>
          </table:table-cell>
          <table:table-cell office:value-type="float" office:value="-0.00583712970220528" calcext:value-type="float">
            <text:p>-0.005837129702205</text:p>
          </table:table-cell>
          <table:table-cell office:value-type="float" office:value="-0.00396805448112429" calcext:value-type="float">
            <text:p>-0.003968054481124</text:p>
          </table:table-cell>
          <table:table-cell office:value-type="float" office:value="-0.0019103182027466" calcext:value-type="float">
            <text:p>-0.001910318202747</text:p>
          </table:table-cell>
          <table:table-cell office:value-type="float" office:value="-0.00063206900311205" calcext:value-type="float">
            <text:p>-0.000632069003112</text:p>
          </table:table-cell>
          <table:table-cell office:value-type="float" office:value="-0.000200382086043743" calcext:value-type="float">
            <text:p>-0.000200382086044</text:p>
          </table:table-cell>
          <table:table-cell office:value-type="float" office:value="-0.000801576395705561" calcext:value-type="float">
            <text:p>-0.000801576395706</text:p>
          </table:table-cell>
          <table:table-cell office:value-type="float" office:value="-0.0267157827668088" calcext:value-type="float">
            <text:p>-0.026715782766809</text:p>
          </table:table-cell>
          <table:table-cell office:value-type="float" office:value="-0.0311312544229971" calcext:value-type="float">
            <text:p>-0.031131254422997</text:p>
          </table:table-cell>
          <table:table-cell office:value-type="float" office:value="-0.038830129419793" calcext:value-type="float">
            <text:p>-0.038830129419793</text:p>
          </table:table-cell>
          <table:table-cell office:value-type="float" office:value="-0.0409415514399669" calcext:value-type="float">
            <text:p>-0.040941551439967</text:p>
          </table:table-cell>
          <table:table-cell office:value-type="float" office:value="-0.0419918738658401" calcext:value-type="float">
            <text:p>-0.04199187386584</text:p>
          </table:table-cell>
          <table:table-cell office:value-type="float" office:value="-0.0409929949816324" calcext:value-type="float">
            <text:p>-0.040992994981632</text:p>
          </table:table-cell>
          <table:table-cell office:value-type="float" office:value="-0.000635093898560995" calcext:value-type="float">
            <text:p>-0.000635093898561</text:p>
          </table:table-cell>
          <table:table-cell office:value-type="float" office:value="0.00166530046291233" calcext:value-type="float">
            <text:p>0.001665300462912</text:p>
          </table:table-cell>
          <table:table-cell office:value-type="float" office:value="0.0039413040321039" calcext:value-type="float">
            <text:p>0.003941304032104</text:p>
          </table:table-cell>
          <table:table-cell office:value-type="float" office:value="0.00565102812720562" calcext:value-type="float">
            <text:p>0.005651028127206</text:p>
          </table:table-cell>
          <table:table-cell office:value-type="float" office:value="0.00158119890377165" calcext:value-type="float">
            <text:p>0.001581198903772</text:p>
          </table:table-cell>
          <table:table-cell office:value-type="float" office:value="-0.0171545594615093" calcext:value-type="float">
            <text:p>-0.017154559461509</text:p>
          </table:table-cell>
          <table:table-cell office:value-type="float" office:value="-0.0185917447123128" calcext:value-type="float">
            <text:p>-0.018591744712313</text:p>
          </table:table-cell>
          <table:table-cell office:value-type="float" office:value="-0.0177600544710245" calcext:value-type="float">
            <text:p>-0.017760054471025</text:p>
          </table:table-cell>
          <table:table-cell office:value-type="float" office:value="-0.0156701218913674" calcext:value-type="float">
            <text:p>-0.015670121891367</text:p>
          </table:table-cell>
          <table:table-cell office:value-type="float" office:value="-0.0144097574528957" calcext:value-type="float">
            <text:p>-0.014409757452896</text:p>
          </table:table-cell>
          <table:table-cell office:value-type="float" office:value="-0.0128295361297059" calcext:value-type="float">
            <text:p>-0.012829536129706</text:p>
          </table:table-cell>
          <table:table-cell office:value-type="float" office:value="-0.00866237452884444" calcext:value-type="float">
            <text:p>-0.008662374528844</text:p>
          </table:table-cell>
          <table:table-cell office:value-type="float" office:value="-0.0104216476149049" calcext:value-type="float">
            <text:p>-0.010421647614905</text:p>
          </table:table-cell>
          <table:table-cell office:value-type="float" office:value="-0.0164170438259173" calcext:value-type="float">
            <text:p>-0.016417043825917</text:p>
          </table:table-cell>
          <table:table-cell office:value-type="float" office:value="-0.0241043455467498" calcext:value-type="float">
            <text:p>-0.02410434554675</text:p>
          </table:table-cell>
          <table:table-cell office:value-type="float" office:value="-0.0389192987197231" calcext:value-type="float">
            <text:p>-0.038919298719723</text:p>
          </table:table-cell>
          <table:table-cell office:value-type="float" office:value="-0.0457955037381092" calcext:value-type="float">
            <text:p>-0.045795503738109</text:p>
          </table:table-cell>
          <table:table-cell office:value-type="float" office:value="-0.0461378316844353" calcext:value-type="float">
            <text:p>-0.046137831684435</text:p>
          </table:table-cell>
          <table:table-cell office:value-type="float" office:value="-0.0419753661618806" calcext:value-type="float">
            <text:p>-0.041975366161881</text:p>
          </table:table-cell>
          <table:table-cell office:value-type="float" office:value="-0.039238911734927" calcext:value-type="float">
            <text:p>-0.039238911734927</text:p>
          </table:table-cell>
          <table:table-cell office:value-type="float" office:value="-0.038103296784317" calcext:value-type="float">
            <text:p>-0.038103296784317</text:p>
          </table:table-cell>
          <table:table-cell office:value-type="float" office:value="-0.0205657756438251" calcext:value-type="float">
            <text:p>-0.020565775643825</text:p>
          </table:table-cell>
          <table:table-cell office:value-type="float" office:value="-0.011174626315739" calcext:value-type="float">
            <text:p>-0.011174626315739</text:p>
          </table:table-cell>
          <table:table-cell office:value-type="float" office:value="-0.0125942795290229" calcext:value-type="float">
            <text:p>-0.012594279529023</text:p>
          </table:table-cell>
          <table:table-cell office:value-type="float" office:value="-0.00897887941341809" calcext:value-type="float">
            <text:p>-0.008978879413418</text:p>
          </table:table-cell>
          <table:table-cell office:value-type="float" office:value="-0.00662349115109497" calcext:value-type="float">
            <text:p>-0.006623491151095</text:p>
          </table:table-cell>
          <table:table-cell office:value-type="float" office:value="-0.00287844105009356" calcext:value-type="float">
            <text:p>-0.002878441050094</text:p>
          </table:table-cell>
          <table:table-cell office:value-type="float" office:value="0.000116052108601937" calcext:value-type="float">
            <text:p>0.000116052108602</text:p>
          </table:table-cell>
          <table:table-cell office:value-type="float" office:value="0.00087209693679858" calcext:value-type="float">
            <text:p>0.000872096936799</text:p>
          </table:table-cell>
          <table:table-cell office:value-type="float" office:value="0.00181411301533665" calcext:value-type="float">
            <text:p>0.001814113015337</text:p>
          </table:table-cell>
          <table:table-cell office:value-type="float" office:value="-0.0366663157320506" calcext:value-type="float">
            <text:p>-0.036666315732051</text:p>
          </table:table-cell>
          <table:table-cell office:value-type="float" office:value="-0.042754762468278" calcext:value-type="float">
            <text:p>-0.042754762468278</text:p>
          </table:table-cell>
          <table:table-cell office:value-type="float" office:value="-0.0421126508289436" calcext:value-type="float">
            <text:p>-0.042112650828944</text:p>
          </table:table-cell>
          <table:table-cell office:value-type="float" office:value="-0.0319346483215688" calcext:value-type="float">
            <text:p>-0.031934648321569</text:p>
          </table:table-cell>
          <table:table-cell office:value-type="float" office:value="-0.00322436470401389" calcext:value-type="float">
            <text:p>-0.003224364704014</text:p>
          </table:table-cell>
          <table:table-cell office:value-type="float" office:value="0.00252138512317422" calcext:value-type="float">
            <text:p>0.002521385123174</text:p>
          </table:table-cell>
          <table:table-cell office:value-type="float" office:value="-0.0168842012403848" calcext:value-type="float">
            <text:p>-0.016884201240385</text:p>
          </table:table-cell>
          <table:table-cell office:value-type="float" office:value="-0.0192924357068689" calcext:value-type="float">
            <text:p>-0.019292435706869</text:p>
          </table:table-cell>
          <table:table-cell office:value-type="float" office:value="-0.0175785477965138" calcext:value-type="float">
            <text:p>-0.017578547796514</text:p>
          </table:table-cell>
          <table:table-cell office:value-type="float" office:value="-0.0166118498138018" calcext:value-type="float">
            <text:p>-0.016611849813802</text:p>
          </table:table-cell>
          <table:table-cell office:value-type="float" office:value="-0.0160073444881596" calcext:value-type="float">
            <text:p>-0.01600734448816</text:p>
          </table:table-cell>
          <table:table-cell office:value-type="float" office:value="-0.0157115812661088" calcext:value-type="float">
            <text:p>-0.015711581266109</text:p>
          </table:table-cell>
          <table:table-cell office:value-type="float" office:value="-0.0155773968366017" calcext:value-type="float">
            <text:p>-0.015577396836602</text:p>
          </table:table-cell>
          <table:table-cell office:value-type="float" office:value="-0.0146566242749084" calcext:value-type="float">
            <text:p>-0.014656624274908</text:p>
          </table:table-cell>
          <table:table-cell office:value-type="float" office:value="-0.012649883356922" calcext:value-type="float">
            <text:p>-0.012649883356922</text:p>
          </table:table-cell>
          <table:table-cell office:value-type="float" office:value="-0.0075150425685704" calcext:value-type="float">
            <text:p>-0.00751504256857</text:p>
          </table:table-cell>
          <table:table-cell office:value-type="float" office:value="-0.00704389904264334" calcext:value-type="float">
            <text:p>-0.007043899042643</text:p>
          </table:table-cell>
          <table:table-cell office:value-type="float" office:value="-0.00690926044305307" calcext:value-type="float">
            <text:p>-0.006909260443053</text:p>
          </table:table-cell>
          <table:table-cell office:value-type="float" office:value="-0.00931414462736137" calcext:value-type="float">
            <text:p>-0.009314144627361</text:p>
          </table:table-cell>
          <table:table-cell office:value-type="float" office:value="-0.00793733851438865" calcext:value-type="float">
            <text:p>-0.007937338514389</text:p>
          </table:table-cell>
          <table:table-cell office:value-type="float" office:value="-0.00759103787169039" calcext:value-type="float">
            <text:p>-0.00759103787169</text:p>
          </table:table-cell>
          <table:table-cell office:value-type="float" office:value="-0.008202049923336" calcext:value-type="float">
            <text:p>-0.008202049923336</text:p>
          </table:table-cell>
          <table:table-cell office:value-type="float" office:value="-0.00819948333615534" calcext:value-type="float">
            <text:p>-0.008199483336155</text:p>
          </table:table-cell>
          <table:table-cell office:value-type="float" office:value="-0.00804677630413334" calcext:value-type="float">
            <text:p>-0.008046776304133</text:p>
          </table:table-cell>
          <table:table-cell office:value-type="float" office:value="-0.00810783960409596" calcext:value-type="float">
            <text:p>-0.008107839604096</text:p>
          </table:table-cell>
          <table:table-cell office:value-type="float" office:value="-0.00807313238462392" calcext:value-type="float">
            <text:p>-0.008073132384624</text:p>
          </table:table-cell>
          <table:table-cell office:value-type="float" office:value="-0.00802163533988664" calcext:value-type="float">
            <text:p>-0.008021635339887</text:p>
          </table:table-cell>
          <table:table-cell office:value-type="float" office:value="-0.00797488782623883" calcext:value-type="float">
            <text:p>-0.007974887826239</text:p>
          </table:table-cell>
          <table:table-cell office:value-type="float" office:value="-0.00801973264775936" calcext:value-type="float">
            <text:p>-0.008019732647759</text:p>
          </table:table-cell>
          <table:table-cell office:value-type="float" office:value="-0.00803549907004006" calcext:value-type="float">
            <text:p>-0.00803549907004</text:p>
          </table:table-cell>
          <table:table-cell office:value-type="float" office:value="-0.00803058641332371" calcext:value-type="float">
            <text:p>-0.008030586413324</text:p>
          </table:table-cell>
          <table:table-cell office:value-type="float" office:value="-0.00802316641551332" calcext:value-type="float">
            <text:p>-0.008023166415513</text:p>
          </table:table-cell>
          <table:table-cell office:value-type="float" office:value="-0.00802686911634696" calcext:value-type="float">
            <text:p>-0.008026869116347</text:p>
          </table:table-cell>
          <table:table-cell office:value-type="float" office:value="-0.00803570875106366" calcext:value-type="float">
            <text:p>-0.008035708751064</text:p>
          </table:table-cell>
          <table:table-cell office:value-type="float" office:value="-0.00794895018547657" calcext:value-type="float">
            <text:p>-0.007948950185477</text:p>
          </table:table-cell>
          <table:table-cell office:value-type="float" office:value="-0.00802845072279954" calcext:value-type="float">
            <text:p>-0.0080284507228</text:p>
          </table:table-cell>
          <table:table-cell office:value-type="float" office:value="-0.0080306135226141" calcext:value-type="float">
            <text:p>-0.008030613522614</text:p>
          </table:table-cell>
          <table:table-cell office:value-type="float" office:value="-0.00802860268379992" calcext:value-type="float">
            <text:p>-0.0080286026838</text:p>
          </table:table-cell>
          <table:table-cell office:value-type="float" office:value="-0.00802961967944875" calcext:value-type="float">
            <text:p>-0.008029619679449</text:p>
          </table:table-cell>
          <table:table-cell office:value-type="float" office:value="-0.0080282801393428" calcext:value-type="float">
            <text:p>-0.008028280139343</text:p>
          </table:table-cell>
          <table:table-cell office:value-type="float" office:value="-0.00792177643401661" calcext:value-type="float">
            <text:p>-0.007921776434017</text:p>
          </table:table-cell>
          <table:table-cell office:value-type="float" office:value="-0.00801674917215803" calcext:value-type="float">
            <text:p>-0.008016749172158</text:p>
          </table:table-cell>
          <table:table-cell office:value-type="float" office:value="-0.00803844435948894" calcext:value-type="float">
            <text:p>-0.008038444359489</text:p>
          </table:table-cell>
          <table:table-cell office:value-type="float" office:value="-0.0079330826075394" calcext:value-type="float">
            <text:p>-0.007933082607539</text:p>
          </table:table-cell>
          <table:table-cell office:value-type="float" office:value="-0.0080252362826057" calcext:value-type="float">
            <text:p>-0.008025236282606</text:p>
          </table:table-cell>
          <table:table-cell office:value-type="float" office:value="-0.00800917478649706" calcext:value-type="float">
            <text:p>-0.008009174786497</text:p>
          </table:table-cell>
          <table:table-cell office:value-type="float" office:value="-0.0080096578276971" calcext:value-type="float">
            <text:p>-0.008009657827697</text:p>
          </table:table-cell>
          <table:table-cell office:value-type="float" office:value="-0.00802005593478152" calcext:value-type="float">
            <text:p>-0.008020055934782</text:p>
          </table:table-cell>
          <table:table-cell office:value-type="float" office:value="-0.00792424977503223" calcext:value-type="float">
            <text:p>-0.007924249775032</text:p>
          </table:table-cell>
          <table:table-cell office:value-type="float" office:value="-0.00802453149658523" calcext:value-type="float">
            <text:p>-0.008024531496585</text:p>
          </table:table-cell>
          <table:table-cell office:value-type="float" office:value="-0.00801544591761939" calcext:value-type="float">
            <text:p>-0.008015445917619</text:p>
          </table:table-cell>
          <table:table-cell office:value-type="float" office:value="-0.00794806156522269" calcext:value-type="float">
            <text:p>-0.007948061565223</text:p>
          </table:table-cell>
          <table:table-cell office:value-type="float" office:value="-0.00802571297641695" calcext:value-type="float">
            <text:p>-0.008025712976417</text:p>
          </table:table-cell>
          <table:table-cell office:value-type="float" office:value="-0.00801797050333478" calcext:value-type="float">
            <text:p>-0.008017970503335</text:p>
          </table:table-cell>
          <table:table-cell office:value-type="float" office:value="-0.00802211213141086" calcext:value-type="float">
            <text:p>-0.008022112131411</text:p>
          </table:table-cell>
          <table:table-cell office:value-type="float" office:value="-0.00803395144452144" calcext:value-type="float">
            <text:p>-0.008033951444521</text:p>
          </table:table-cell>
          <table:table-cell office:value-type="float" office:value="-0.00801734196658983" calcext:value-type="float">
            <text:p>-0.00801734196659</text:p>
          </table:table-cell>
          <table:table-cell office:value-type="float" office:value="-0.00802507632741617" calcext:value-type="float">
            <text:p>-0.008025076327416</text:p>
          </table:table-cell>
          <table:table-cell office:value-type="float" office:value="-0.00800540778770171" calcext:value-type="float">
            <text:p>-0.008005407787702</text:p>
          </table:table-cell>
          <table:table-cell office:value-type="float" office:value="-0.00801419209897519" calcext:value-type="float">
            <text:p>-0.008014192098975</text:p>
          </table:table-cell>
          <table:table-cell office:value-type="float" office:value="-0.00800773529625487" calcext:value-type="float">
            <text:p>-0.008007735296255</text:p>
          </table:table-cell>
          <table:table-cell office:value-type="float" office:value="-0.00802097880329326" calcext:value-type="float">
            <text:p>-0.008020978803293</text:p>
          </table:table-cell>
          <table:table-cell office:value-type="float" office:value="-0.00802507942833449" calcext:value-type="float">
            <text:p>-0.008025079428334</text:p>
          </table:table-cell>
          <table:table-cell office:value-type="float" office:value="-0.00792717601167017" calcext:value-type="float">
            <text:p>-0.00792717601167</text:p>
          </table:table-cell>
          <table:table-cell office:value-type="float" office:value="-0.0080037974305291" calcext:value-type="float">
            <text:p>-0.008003797430529</text:p>
          </table:table-cell>
          <table:table-cell office:value-type="float" office:value="-0.00795272197864249" calcext:value-type="float">
            <text:p>-0.007952721978643</text:p>
          </table:table-cell>
          <table:table-cell office:value-type="float" office:value="-0.00801914543945724" calcext:value-type="float">
            <text:p>-0.008019145439457</text:p>
          </table:table-cell>
          <table:table-cell office:value-type="float" office:value="-0.00802633499113193" calcext:value-type="float">
            <text:p>-0.008026334991132</text:p>
          </table:table-cell>
          <table:table-cell office:value-type="float" office:value="-0.00792852323535344" calcext:value-type="float">
            <text:p>-0.007928523235353</text:p>
          </table:table-cell>
          <table:table-cell office:value-type="float" office:value="-0.00801348739746874" calcext:value-type="float">
            <text:p>-0.008013487397469</text:p>
          </table:table-cell>
          <table:table-cell office:value-type="float" office:value="-0.00802230290704672" calcext:value-type="float">
            <text:p>-0.008022302907047</text:p>
          </table:table-cell>
          <table:table-cell office:value-type="float" office:value="-0.00801057271700384" calcext:value-type="float">
            <text:p>-0.008010572717004</text:p>
          </table:table-cell>
          <table:table-cell office:value-type="float" office:value="-0.00801449976272748" calcext:value-type="float">
            <text:p>-0.008014499762727</text:p>
          </table:table-cell>
          <table:table-cell office:value-type="float" office:value="-0.00800854581682702" calcext:value-type="float">
            <text:p>-0.008008545816827</text:p>
          </table:table-cell>
          <table:table-cell office:value-type="float" office:value="-0.00801977863132416" calcext:value-type="float">
            <text:p>-0.008019778631324</text:p>
          </table:table-cell>
          <table:table-cell office:value-type="float" office:value="-0.00801954365582086" calcext:value-type="float">
            <text:p>-0.008019543655821</text:p>
          </table:table-cell>
          <table:table-cell office:value-type="float" office:value="-0.00802068362183986" calcext:value-type="float">
            <text:p>-0.00802068362184</text:p>
          </table:table-cell>
          <table:table-cell office:value-type="float" office:value="-0.00802128408533544" calcext:value-type="float">
            <text:p>-0.008021284085335</text:p>
          </table:table-cell>
          <table:table-cell office:value-type="float" office:value="-0.00801373562500211" calcext:value-type="float">
            <text:p>-0.008013735625002</text:p>
          </table:table-cell>
          <table:table-cell office:value-type="float" office:value="-0.0080127496026061" calcext:value-type="float">
            <text:p>-0.008012749602606</text:p>
          </table:table-cell>
          <table:table-cell office:value-type="float" office:value="-0.0080147739025451" calcext:value-type="float">
            <text:p>-0.008014773902545</text:p>
          </table:table-cell>
          <table:table-cell office:value-type="float" office:value="-0.00801445300605925" calcext:value-type="float">
            <text:p>-0.008014453006059</text:p>
          </table:table-cell>
          <table:table-cell office:value-type="float" office:value="-0.00801604928948669" calcext:value-type="float">
            <text:p>-0.008016049289487</text:p>
          </table:table-cell>
          <table:table-cell office:value-type="float" office:value="-0.00791955434260048" calcext:value-type="float">
            <text:p>-0.0079195543426</text:p>
          </table:table-cell>
          <table:table-cell office:value-type="float" office:value="-0.00791803666631525" calcext:value-type="float">
            <text:p>-0.007918036666315</text:p>
          </table:table-cell>
          <table:table-cell office:value-type="float" office:value="-0.00792766214523067" calcext:value-type="float">
            <text:p>-0.007927662145231</text:p>
          </table:table-cell>
          <table:table-cell office:value-type="float" office:value="-0.00802220129278679" calcext:value-type="float">
            <text:p>-0.008022201292787</text:p>
          </table:table-cell>
          <table:table-cell office:value-type="float" office:value="-0.00801006800784322" calcext:value-type="float">
            <text:p>-0.008010068007843</text:p>
          </table:table-cell>
          <table:table-cell office:value-type="float" office:value="-0.0080060771049843" calcext:value-type="float">
            <text:p>-0.008006077104984</text:p>
          </table:table-cell>
          <table:table-cell office:value-type="float" office:value="-0.00801758826243878" calcext:value-type="float">
            <text:p>-0.008017588262439</text:p>
          </table:table-cell>
          <table:table-cell office:value-type="float" office:value="-0.00800812099613105" calcext:value-type="float">
            <text:p>-0.008008120996131</text:p>
          </table:table-cell>
          <table:table-cell office:value-type="float" office:value="-0.0080170147319151" calcext:value-type="float">
            <text:p>-0.008017014731915</text:p>
          </table:table-cell>
          <table:table-cell office:value-type="float" office:value="-0.00801050934563411" calcext:value-type="float">
            <text:p>-0.008010509345634</text:p>
          </table:table-cell>
          <table:table-cell office:value-type="float" office:value="-0.00800315529497932" calcext:value-type="float">
            <text:p>-0.008003155294979</text:p>
          </table:table-cell>
          <table:table-cell office:value-type="float" office:value="-0.00790774184202677" calcext:value-type="float">
            <text:p>-0.007907741842027</text:p>
          </table:table-cell>
          <table:table-cell office:value-type="float" office:value="-0.00800981617300631" calcext:value-type="float">
            <text:p>-0.008009816173006</text:p>
          </table:table-cell>
          <table:table-cell office:value-type="float" office:value="-0.007912486789541" calcext:value-type="float">
            <text:p>-0.007912486789541</text:p>
          </table:table-cell>
          <table:table-cell office:value-type="float" office:value="-0.00791341373770395" calcext:value-type="float">
            <text:p>-0.007913413737704</text:p>
          </table:table-cell>
          <table:table-cell office:value-type="float" office:value="-0.00799935440659431" calcext:value-type="float">
            <text:p>-0.007999354406594</text:p>
          </table:table-cell>
          <table:table-cell office:value-type="float" office:value="-0.00800319730004267" calcext:value-type="float">
            <text:p>-0.008003197300043</text:p>
          </table:table-cell>
          <table:table-cell office:value-type="float" office:value="-0.00801478389076442" calcext:value-type="float">
            <text:p>-0.008014783890764</text:p>
          </table:table-cell>
          <table:table-cell office:value-type="float" office:value="-0.008015068622028" calcext:value-type="float">
            <text:p>-0.008015068622028</text:p>
          </table:table-cell>
          <table:table-cell office:value-type="float" office:value="-0.00800499770894423" calcext:value-type="float">
            <text:p>-0.008004997708944</text:p>
          </table:table-cell>
          <table:table-cell office:value-type="float" office:value="-0.00800477052250237" calcext:value-type="float">
            <text:p>-0.008004770522502</text:p>
          </table:table-cell>
          <table:table-cell office:value-type="float" office:value="-0.0080178881261859" calcext:value-type="float">
            <text:p>-0.008017888126186</text:p>
          </table:table-cell>
          <table:table-cell office:value-type="float" office:value="-0.00800189648033245" calcext:value-type="float">
            <text:p>-0.008001896480332</text:p>
          </table:table-cell>
          <table:table-cell office:value-type="float" office:value="-0.00799885592874228" calcext:value-type="float">
            <text:p>-0.007998855928742</text:p>
          </table:table-cell>
          <table:table-cell office:value-type="float" office:value="-0.00800592347451153" calcext:value-type="float">
            <text:p>-0.008005923474512</text:p>
          </table:table-cell>
          <table:table-cell office:value-type="float" office:value="-0.00790796172190092" calcext:value-type="float">
            <text:p>-0.007907961721901</text:p>
          </table:table-cell>
          <table:table-cell office:value-type="float" office:value="-0.00801389776990396" calcext:value-type="float">
            <text:p>-0.008013897769904</text:p>
          </table:table-cell>
          <table:table-cell office:value-type="float" office:value="-0.00800118734957248" calcext:value-type="float">
            <text:p>-0.008001187349572</text:p>
          </table:table-cell>
          <table:table-cell office:value-type="float" office:value="-0.00801266180207945" calcext:value-type="float">
            <text:p>-0.008012661802079</text:p>
          </table:table-cell>
          <table:table-cell office:value-type="float" office:value="-0.00800448198442031" calcext:value-type="float">
            <text:p>-0.00800448198442</text:p>
          </table:table-cell>
          <table:table-cell office:value-type="float" office:value="-0.00800255675879074" calcext:value-type="float">
            <text:p>-0.008002556758791</text:p>
          </table:table-cell>
          <table:table-cell office:value-type="float" office:value="-0.00800577058819876" calcext:value-type="float">
            <text:p>-0.008005770588199</text:p>
          </table:table-cell>
          <table:table-cell office:value-type="float" office:value="-0.00800718049849381" calcext:value-type="float">
            <text:p>-0.008007180498494</text:p>
          </table:table-cell>
          <table:table-cell office:value-type="float" office:value="-0.00800337359028217" calcext:value-type="float">
            <text:p>-0.008003373590282</text:p>
          </table:table-cell>
          <table:table-cell office:value-type="float" office:value="-0.00800016358829776" calcext:value-type="float">
            <text:p>-0.008000163588298</text:p>
          </table:table-cell>
          <table:table-cell office:value-type="float" office:value="-0.00799911676926263" calcext:value-type="float">
            <text:p>-0.007999116769263</text:p>
          </table:table-cell>
          <table:table-cell office:value-type="float" office:value="-0.00800601279738222" calcext:value-type="float">
            <text:p>-0.008006012797382</text:p>
          </table:table-cell>
          <table:table-cell office:value-type="float" office:value="-0.00801435186541828" calcext:value-type="float">
            <text:p>-0.008014351865418</text:p>
          </table:table-cell>
          <table:table-cell office:value-type="float" office:value="-0.00792220927706454" calcext:value-type="float">
            <text:p>-0.00792220927706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4522219131572" calcext:value-type="float">
            <text:p>0.584522219131572</text:p>
          </table:table-cell>
          <table:table-cell office:value-type="float" office:value="0.584817339968203" calcext:value-type="float">
            <text:p>0.584817339968203</text:p>
          </table:table-cell>
          <table:table-cell office:value-type="float" office:value="0.584684794600999" calcext:value-type="float">
            <text:p>0.584684794600999</text:p>
          </table:table-cell>
          <table:table-cell office:value-type="float" office:value="0.58416413992103" calcext:value-type="float">
            <text:p>0.58416413992103</text:p>
          </table:table-cell>
          <table:table-cell office:value-type="float" office:value="0.584246302098956" calcext:value-type="float">
            <text:p>0.584246302098956</text:p>
          </table:table-cell>
          <table:table-cell office:value-type="float" office:value="0.584851420778784" calcext:value-type="float">
            <text:p>0.584851420778784</text:p>
          </table:table-cell>
          <table:table-cell office:value-type="float" office:value="0.584417063924984" calcext:value-type="float">
            <text:p>0.584417063924984</text:p>
          </table:table-cell>
          <table:table-cell office:value-type="float" office:value="0.584391023291535" calcext:value-type="float">
            <text:p>0.584391023291535</text:p>
          </table:table-cell>
          <table:table-cell office:value-type="float" office:value="0.583971833696185" calcext:value-type="float">
            <text:p>0.583971833696185</text:p>
          </table:table-cell>
          <table:table-cell office:value-type="float" office:value="0.583778571659229" calcext:value-type="float">
            <text:p>0.583778571659229</text:p>
          </table:table-cell>
          <table:table-cell office:value-type="float" office:value="0.58462786983463" calcext:value-type="float">
            <text:p>0.58462786983463</text:p>
          </table:table-cell>
          <table:table-cell office:value-type="float" office:value="0.584002243664822" calcext:value-type="float">
            <text:p>0.584002243664822</text:p>
          </table:table-cell>
          <table:table-cell office:value-type="float" office:value="0.583889360382679" calcext:value-type="float">
            <text:p>0.583889360382679</text:p>
          </table:table-cell>
          <table:table-cell office:value-type="float" office:value="0.584140120308175" calcext:value-type="float">
            <text:p>0.584140120308175</text:p>
          </table:table-cell>
          <table:table-cell office:value-type="float" office:value="0.583978869889794" calcext:value-type="float">
            <text:p>0.583978869889794</text:p>
          </table:table-cell>
          <table:table-cell office:value-type="float" office:value="0.583927826180042" calcext:value-type="float">
            <text:p>0.583927826180042</text:p>
          </table:table-cell>
          <table:table-cell office:value-type="float" office:value="0.584294453687833" calcext:value-type="float">
            <text:p>0.584294453687833</text:p>
          </table:table-cell>
          <table:table-cell office:value-type="float" office:value="0.583398181203676" calcext:value-type="float">
            <text:p>0.583398181203676</text:p>
          </table:table-cell>
          <table:table-cell office:value-type="float" office:value="0.584033622007073" calcext:value-type="float">
            <text:p>0.584033622007073</text:p>
          </table:table-cell>
          <table:table-cell office:value-type="float" office:value="0.584352325092101" calcext:value-type="float">
            <text:p>0.584352325092101</text:p>
          </table:table-cell>
          <table:table-cell office:value-type="float" office:value="0.583761649255264" calcext:value-type="float">
            <text:p>0.583761649255264</text:p>
          </table:table-cell>
          <table:table-cell office:value-type="float" office:value="0.583761782913109" calcext:value-type="float">
            <text:p>0.583761782913109</text:p>
          </table:table-cell>
          <table:table-cell office:value-type="float" office:value="0.584134870447222" calcext:value-type="float">
            <text:p>0.584134870447222</text:p>
          </table:table-cell>
          <table:table-cell office:value-type="float" office:value="0.584318880768747" calcext:value-type="float">
            <text:p>0.584318880768747</text:p>
          </table:table-cell>
          <table:table-cell office:value-type="float" office:value="0.584015620433492" calcext:value-type="float">
            <text:p>0.584015620433492</text:p>
          </table:table-cell>
          <table:table-cell office:value-type="float" office:value="0.583754865763416" calcext:value-type="float">
            <text:p>0.583754865763416</text:p>
          </table:table-cell>
          <table:table-cell office:value-type="float" office:value="0.583755698250995" calcext:value-type="float">
            <text:p>0.583755698250995</text:p>
          </table:table-cell>
          <table:table-cell office:value-type="float" office:value="0.583861999575712" calcext:value-type="float">
            <text:p>0.583861999575712</text:p>
          </table:table-cell>
          <table:table-cell office:value-type="float" office:value="0.583998215796557" calcext:value-type="float">
            <text:p>0.583998215796557</text:p>
          </table:table-cell>
          <table:table-cell office:value-type="float" office:value="0.583850617704886" calcext:value-type="float">
            <text:p>0.583850617704886</text:p>
          </table:table-cell>
          <table:table-cell office:value-type="float" office:value="0.584109012219409" calcext:value-type="float">
            <text:p>0.584109012219409</text:p>
          </table:table-cell>
          <table:table-cell office:value-type="float" office:value="0.583534375538366" calcext:value-type="float">
            <text:p>0.583534375538366</text:p>
          </table:table-cell>
          <table:table-cell office:value-type="float" office:value="0.584151590115135" calcext:value-type="float">
            <text:p>0.584151590115135</text:p>
          </table:table-cell>
          <table:table-cell office:value-type="float" office:value="0.583393305951788" calcext:value-type="float">
            <text:p>0.583393305951788</text:p>
          </table:table-cell>
          <table:table-cell office:value-type="float" office:value="0.583847323513914" calcext:value-type="float">
            <text:p>0.583847323513914</text:p>
          </table:table-cell>
          <table:table-cell office:value-type="float" office:value="0.583825888144008" calcext:value-type="float">
            <text:p>0.583825888144008</text:p>
          </table:table-cell>
          <table:table-cell office:value-type="float" office:value="0.584107732120459" calcext:value-type="float">
            <text:p>0.584107732120459</text:p>
          </table:table-cell>
          <table:table-cell office:value-type="float" office:value="0.584236197711295" calcext:value-type="float">
            <text:p>0.584236197711295</text:p>
          </table:table-cell>
          <table:table-cell office:value-type="float" office:value="0.584125996586045" calcext:value-type="float">
            <text:p>0.584125996586045</text:p>
          </table:table-cell>
          <table:table-cell office:value-type="float" office:value="0.5837863506713" calcext:value-type="float">
            <text:p>0.5837863506713</text:p>
          </table:table-cell>
          <table:table-cell office:value-type="float" office:value="0.584375724829021" calcext:value-type="float">
            <text:p>0.584375724829021</text:p>
          </table:table-cell>
          <table:table-cell office:value-type="float" office:value="0.583868422725388" calcext:value-type="float">
            <text:p>0.583868422725388</text:p>
          </table:table-cell>
          <table:table-cell office:value-type="float" office:value="0.584327057208161" calcext:value-type="float">
            <text:p>0.584327057208161</text:p>
          </table:table-cell>
          <table:table-cell office:value-type="float" office:value="0.584021026663667" calcext:value-type="float">
            <text:p>0.584021026663667</text:p>
          </table:table-cell>
          <table:table-cell office:value-type="float" office:value="0.583893829169687" calcext:value-type="float">
            <text:p>0.583893829169687</text:p>
          </table:table-cell>
          <table:table-cell office:value-type="float" office:value="0.584694496299111" calcext:value-type="float">
            <text:p>0.584694496299111</text:p>
          </table:table-cell>
          <table:table-cell office:value-type="float" office:value="0.58647459599343" calcext:value-type="float">
            <text:p>0.58647459599343</text:p>
          </table:table-cell>
          <table:table-cell office:value-type="float" office:value="0.590570918100082" calcext:value-type="float">
            <text:p>0.590570918100082</text:p>
          </table:table-cell>
          <table:table-cell office:value-type="float" office:value="0.594449569986584" calcext:value-type="float">
            <text:p>0.594449569986584</text:p>
          </table:table-cell>
          <table:table-cell office:value-type="float" office:value="0.597345111474388" calcext:value-type="float">
            <text:p>0.597345111474388</text:p>
          </table:table-cell>
          <table:table-cell office:value-type="float" office:value="0.596672942210585" calcext:value-type="float">
            <text:p>0.596672942210585</text:p>
          </table:table-cell>
          <table:table-cell office:value-type="float" office:value="0.595233691381623" calcext:value-type="float">
            <text:p>0.595233691381623</text:p>
          </table:table-cell>
          <table:table-cell office:value-type="float" office:value="0.589394730148384" calcext:value-type="float">
            <text:p>0.589394730148384</text:p>
          </table:table-cell>
          <table:table-cell office:value-type="float" office:value="0.585057372754947" calcext:value-type="float">
            <text:p>0.585057372754947</text:p>
          </table:table-cell>
          <table:table-cell office:value-type="float" office:value="0.580189432346263" calcext:value-type="float">
            <text:p>0.580189432346263</text:p>
          </table:table-cell>
          <table:table-cell office:value-type="float" office:value="0.578226793471552" calcext:value-type="float">
            <text:p>0.578226793471552</text:p>
          </table:table-cell>
          <table:table-cell office:value-type="float" office:value="0.586734819310827" calcext:value-type="float">
            <text:p>0.586734819310827</text:p>
          </table:table-cell>
          <table:table-cell office:value-type="float" office:value="0.598451531513813" calcext:value-type="float">
            <text:p>0.598451531513813</text:p>
          </table:table-cell>
          <table:table-cell office:value-type="float" office:value="0.613810210384185" calcext:value-type="float">
            <text:p>0.613810210384185</text:p>
          </table:table-cell>
          <table:table-cell office:value-type="float" office:value="0.596326615978768" calcext:value-type="float">
            <text:p>0.596326615978768</text:p>
          </table:table-cell>
          <table:table-cell office:value-type="float" office:value="0.61866125889888" calcext:value-type="float">
            <text:p>0.61866125889888</text:p>
          </table:table-cell>
          <table:table-cell office:value-type="float" office:value="0.604476282689765" calcext:value-type="float">
            <text:p>0.604476282689765</text:p>
          </table:table-cell>
          <table:table-cell office:value-type="float" office:value="0.601389809677401" calcext:value-type="float">
            <text:p>0.601389809677401</text:p>
          </table:table-cell>
          <table:table-cell office:value-type="float" office:value="0.599707873098354" calcext:value-type="float">
            <text:p>0.599707873098354</text:p>
          </table:table-cell>
          <table:table-cell office:value-type="float" office:value="0.604376734493661" calcext:value-type="float">
            <text:p>0.604376734493661</text:p>
          </table:table-cell>
          <table:table-cell office:value-type="float" office:value="0.609481005251654" calcext:value-type="float">
            <text:p>0.609481005251654</text:p>
          </table:table-cell>
          <table:table-cell office:value-type="float" office:value="0.607399813187152" calcext:value-type="float">
            <text:p>0.607399813187152</text:p>
          </table:table-cell>
          <table:table-cell office:value-type="float" office:value="0.604380264997643" calcext:value-type="float">
            <text:p>0.604380264997643</text:p>
          </table:table-cell>
          <table:table-cell office:value-type="float" office:value="0.591851814656878" calcext:value-type="float">
            <text:p>0.591851814656878</text:p>
          </table:table-cell>
          <table:table-cell office:value-type="float" office:value="0.552033873918803" calcext:value-type="float">
            <text:p>0.552033873918803</text:p>
          </table:table-cell>
          <table:table-cell office:value-type="float" office:value="0.61889709839045" calcext:value-type="float">
            <text:p>0.61889709839045</text:p>
          </table:table-cell>
          <table:table-cell office:value-type="float" office:value="0.617957402297924" calcext:value-type="float">
            <text:p>0.617957402297924</text:p>
          </table:table-cell>
          <table:table-cell office:value-type="float" office:value="0.598018967288897" calcext:value-type="float">
            <text:p>0.598018967288897</text:p>
          </table:table-cell>
          <table:table-cell office:value-type="float" office:value="0.590803320406543" calcext:value-type="float">
            <text:p>0.590803320406543</text:p>
          </table:table-cell>
          <table:table-cell office:value-type="float" office:value="0.595913895820055" calcext:value-type="float">
            <text:p>0.595913895820055</text:p>
          </table:table-cell>
          <table:table-cell office:value-type="float" office:value="0.619264136347888" calcext:value-type="float">
            <text:p>0.619264136347888</text:p>
          </table:table-cell>
          <table:table-cell office:value-type="float" office:value="0.65308184378501" calcext:value-type="float">
            <text:p>0.65308184378501</text:p>
          </table:table-cell>
          <table:table-cell office:value-type="float" office:value="0.646012293142336" calcext:value-type="float">
            <text:p>0.646012293142336</text:p>
          </table:table-cell>
          <table:table-cell office:value-type="float" office:value="0.61453044645622" calcext:value-type="float">
            <text:p>0.61453044645622</text:p>
          </table:table-cell>
          <table:table-cell office:value-type="float" office:value="0.579559822148907" calcext:value-type="float">
            <text:p>0.579559822148907</text:p>
          </table:table-cell>
          <table:table-cell office:value-type="float" office:value="0.58826097143672" calcext:value-type="float">
            <text:p>0.58826097143672</text:p>
          </table:table-cell>
          <table:table-cell office:value-type="float" office:value="0.601478466548631" calcext:value-type="float">
            <text:p>0.601478466548631</text:p>
          </table:table-cell>
          <table:table-cell office:value-type="float" office:value="0.605207646678331" calcext:value-type="float">
            <text:p>0.605207646678331</text:p>
          </table:table-cell>
          <table:table-cell office:value-type="float" office:value="0.604885053731913" calcext:value-type="float">
            <text:p>0.604885053731913</text:p>
          </table:table-cell>
          <table:table-cell office:value-type="float" office:value="0.6015149253362" calcext:value-type="float">
            <text:p>0.6015149253362</text:p>
          </table:table-cell>
          <table:table-cell office:value-type="float" office:value="0.600140637347789" calcext:value-type="float">
            <text:p>0.600140637347789</text:p>
          </table:table-cell>
          <table:table-cell office:value-type="float" office:value="0.585458616583704" calcext:value-type="float">
            <text:p>0.585458616583704</text:p>
          </table:table-cell>
          <table:table-cell office:value-type="float" office:value="0.594097559865162" calcext:value-type="float">
            <text:p>0.594097559865162</text:p>
          </table:table-cell>
          <table:table-cell office:value-type="float" office:value="0.620977818756046" calcext:value-type="float">
            <text:p>0.620977818756046</text:p>
          </table:table-cell>
          <table:table-cell office:value-type="float" office:value="0.620543471872432" calcext:value-type="float">
            <text:p>0.620543471872432</text:p>
          </table:table-cell>
          <table:table-cell office:value-type="float" office:value="0.62444612810743" calcext:value-type="float">
            <text:p>0.62444612810743</text:p>
          </table:table-cell>
          <table:table-cell office:value-type="float" office:value="0.614081394811681" calcext:value-type="float">
            <text:p>0.614081394811681</text:p>
          </table:table-cell>
          <table:table-cell office:value-type="float" office:value="0.614985648280751" calcext:value-type="float">
            <text:p>0.614985648280751</text:p>
          </table:table-cell>
          <table:table-cell office:value-type="float" office:value="0.615867244673039" calcext:value-type="float">
            <text:p>0.615867244673039</text:p>
          </table:table-cell>
          <table:table-cell office:value-type="float" office:value="0.562126901080801" calcext:value-type="float">
            <text:p>0.562126901080801</text:p>
          </table:table-cell>
          <table:table-cell office:value-type="float" office:value="0.590146666771086" calcext:value-type="float">
            <text:p>0.590146666771086</text:p>
          </table:table-cell>
          <table:table-cell office:value-type="float" office:value="0.60499996267218" calcext:value-type="float">
            <text:p>0.60499996267218</text:p>
          </table:table-cell>
          <table:table-cell office:value-type="float" office:value="0.597699005816682" calcext:value-type="float">
            <text:p>0.597699005816682</text:p>
          </table:table-cell>
          <table:table-cell office:value-type="float" office:value="0.593815730930339" calcext:value-type="float">
            <text:p>0.593815730930339</text:p>
          </table:table-cell>
          <table:table-cell office:value-type="float" office:value="0.591826562058518" calcext:value-type="float">
            <text:p>0.591826562058518</text:p>
          </table:table-cell>
          <table:table-cell office:value-type="float" office:value="0.587104397658185" calcext:value-type="float">
            <text:p>0.587104397658185</text:p>
          </table:table-cell>
          <table:table-cell office:value-type="float" office:value="0.58422625992366" calcext:value-type="float">
            <text:p>0.58422625992366</text:p>
          </table:table-cell>
          <table:table-cell office:value-type="float" office:value="0.574616135380217" calcext:value-type="float">
            <text:p>0.574616135380217</text:p>
          </table:table-cell>
          <table:table-cell office:value-type="float" office:value="0.567706877480395" calcext:value-type="float">
            <text:p>0.567706877480395</text:p>
          </table:table-cell>
          <table:table-cell office:value-type="float" office:value="0.570416244112824" calcext:value-type="float">
            <text:p>0.570416244112824</text:p>
          </table:table-cell>
          <table:table-cell office:value-type="float" office:value="0.580734632115465" calcext:value-type="float">
            <text:p>0.580734632115465</text:p>
          </table:table-cell>
          <table:table-cell office:value-type="float" office:value="0.652585704455572" calcext:value-type="float">
            <text:p>0.652585704455572</text:p>
          </table:table-cell>
          <table:table-cell office:value-type="float" office:value="0.640210393032318" calcext:value-type="float">
            <text:p>0.640210393032318</text:p>
          </table:table-cell>
          <table:table-cell office:value-type="float" office:value="0.626081483874674" calcext:value-type="float">
            <text:p>0.626081483874674</text:p>
          </table:table-cell>
          <table:table-cell office:value-type="float" office:value="0.618725144813768" calcext:value-type="float">
            <text:p>0.618725144813768</text:p>
          </table:table-cell>
          <table:table-cell office:value-type="float" office:value="0.615356753642919" calcext:value-type="float">
            <text:p>0.615356753642919</text:p>
          </table:table-cell>
          <table:table-cell office:value-type="float" office:value="0.560132291173365" calcext:value-type="float">
            <text:p>0.560132291173365</text:p>
          </table:table-cell>
          <table:table-cell office:value-type="float" office:value="0.560229843705443" calcext:value-type="float">
            <text:p>0.560229843705443</text:p>
          </table:table-cell>
          <table:table-cell office:value-type="float" office:value="0.56752908368876" calcext:value-type="float">
            <text:p>0.56752908368876</text:p>
          </table:table-cell>
          <table:table-cell office:value-type="float" office:value="0.577468762060067" calcext:value-type="float">
            <text:p>0.577468762060067</text:p>
          </table:table-cell>
          <table:table-cell office:value-type="float" office:value="0.593765385432658" calcext:value-type="float">
            <text:p>0.593765385432658</text:p>
          </table:table-cell>
          <table:table-cell office:value-type="float" office:value="0.592299469632061" calcext:value-type="float">
            <text:p>0.592299469632061</text:p>
          </table:table-cell>
          <table:table-cell office:value-type="float" office:value="0.598023788212163" calcext:value-type="float">
            <text:p>0.598023788212163</text:p>
          </table:table-cell>
          <table:table-cell office:value-type="float" office:value="0.603224550660545" calcext:value-type="float">
            <text:p>0.603224550660545</text:p>
          </table:table-cell>
          <table:table-cell office:value-type="float" office:value="0.602808101118922" calcext:value-type="float">
            <text:p>0.602808101118922</text:p>
          </table:table-cell>
          <table:table-cell office:value-type="float" office:value="0.602143156564762" calcext:value-type="float">
            <text:p>0.602143156564762</text:p>
          </table:table-cell>
          <table:table-cell office:value-type="float" office:value="0.602107267305558" calcext:value-type="float">
            <text:p>0.602107267305558</text:p>
          </table:table-cell>
          <table:table-cell office:value-type="float" office:value="0.600225986589166" calcext:value-type="float">
            <text:p>0.600225986589166</text:p>
          </table:table-cell>
          <table:table-cell office:value-type="float" office:value="0.596501095976273" calcext:value-type="float">
            <text:p>0.596501095976273</text:p>
          </table:table-cell>
          <table:table-cell office:value-type="float" office:value="0.589251993434144" calcext:value-type="float">
            <text:p>0.589251993434144</text:p>
          </table:table-cell>
          <table:table-cell office:value-type="float" office:value="0.57691682870533" calcext:value-type="float">
            <text:p>0.57691682870533</text:p>
          </table:table-cell>
          <table:table-cell office:value-type="float" office:value="0.558051099505307" calcext:value-type="float">
            <text:p>0.558051099505307</text:p>
          </table:table-cell>
          <table:table-cell office:value-type="float" office:value="0.567170361397328" calcext:value-type="float">
            <text:p>0.567170361397328</text:p>
          </table:table-cell>
          <table:table-cell office:value-type="float" office:value="0.563755829745684" calcext:value-type="float">
            <text:p>0.563755829745684</text:p>
          </table:table-cell>
          <table:table-cell office:value-type="float" office:value="0.567095587164583" calcext:value-type="float">
            <text:p>0.567095587164583</text:p>
          </table:table-cell>
          <table:table-cell office:value-type="float" office:value="0.571423768747622" calcext:value-type="float">
            <text:p>0.571423768747622</text:p>
          </table:table-cell>
          <table:table-cell office:value-type="float" office:value="0.603360256277499" calcext:value-type="float">
            <text:p>0.603360256277499</text:p>
          </table:table-cell>
          <table:table-cell office:value-type="float" office:value="0.61124733608537" calcext:value-type="float">
            <text:p>0.61124733608537</text:p>
          </table:table-cell>
          <table:table-cell office:value-type="float" office:value="0.614596293582307" calcext:value-type="float">
            <text:p>0.614596293582307</text:p>
          </table:table-cell>
          <table:table-cell office:value-type="float" office:value="0.615728103645356" calcext:value-type="float">
            <text:p>0.615728103645356</text:p>
          </table:table-cell>
          <table:table-cell office:value-type="float" office:value="0.618792851267121" calcext:value-type="float">
            <text:p>0.618792851267121</text:p>
          </table:table-cell>
          <table:table-cell office:value-type="float" office:value="0.614703314526741" calcext:value-type="float">
            <text:p>0.614703314526741</text:p>
          </table:table-cell>
          <table:table-cell office:value-type="float" office:value="0.611113778536301" calcext:value-type="float">
            <text:p>0.611113778536301</text:p>
          </table:table-cell>
          <table:table-cell office:value-type="float" office:value="0.608801984570402" calcext:value-type="float">
            <text:p>0.608801984570402</text:p>
          </table:table-cell>
          <table:table-cell office:value-type="float" office:value="0.600778038357878" calcext:value-type="float">
            <text:p>0.600778038357878</text:p>
          </table:table-cell>
          <table:table-cell office:value-type="float" office:value="0.560790068857246" calcext:value-type="float">
            <text:p>0.560790068857246</text:p>
          </table:table-cell>
          <table:table-cell office:value-type="float" office:value="0.554756350326053" calcext:value-type="float">
            <text:p>0.554756350326053</text:p>
          </table:table-cell>
          <table:table-cell office:value-type="float" office:value="0.553401949567776" calcext:value-type="float">
            <text:p>0.553401949567776</text:p>
          </table:table-cell>
          <table:table-cell office:value-type="float" office:value="0.604848154129633" calcext:value-type="float">
            <text:p>0.604848154129633</text:p>
          </table:table-cell>
          <table:table-cell office:value-type="float" office:value="0.591065294784855" calcext:value-type="float">
            <text:p>0.591065294784855</text:p>
          </table:table-cell>
          <table:table-cell office:value-type="float" office:value="0.582889444505929" calcext:value-type="float">
            <text:p>0.582889444505929</text:p>
          </table:table-cell>
          <table:table-cell office:value-type="float" office:value="0.566054692455853" calcext:value-type="float">
            <text:p>0.566054692455853</text:p>
          </table:table-cell>
          <table:table-cell office:value-type="float" office:value="0.557708145368006" calcext:value-type="float">
            <text:p>0.557708145368006</text:p>
          </table:table-cell>
          <table:table-cell office:value-type="float" office:value="0.55568586333717" calcext:value-type="float">
            <text:p>0.55568586333717</text:p>
          </table:table-cell>
          <table:table-cell office:value-type="float" office:value="0.559841393615753" calcext:value-type="float">
            <text:p>0.559841393615753</text:p>
          </table:table-cell>
          <table:table-cell office:value-type="float" office:value="0.56600337491908" calcext:value-type="float">
            <text:p>0.56600337491908</text:p>
          </table:table-cell>
          <table:table-cell office:value-type="float" office:value="0.571022013990656" calcext:value-type="float">
            <text:p>0.571022013990656</text:p>
          </table:table-cell>
          <table:table-cell office:value-type="float" office:value="0.578950917571185" calcext:value-type="float">
            <text:p>0.578950917571185</text:p>
          </table:table-cell>
          <table:table-cell office:value-type="float" office:value="0.652157217374062" calcext:value-type="float">
            <text:p>0.652157217374062</text:p>
          </table:table-cell>
          <table:table-cell office:value-type="float" office:value="0.645894735112243" calcext:value-type="float">
            <text:p>0.645894735112243</text:p>
          </table:table-cell>
          <table:table-cell office:value-type="float" office:value="0.641813577222384" calcext:value-type="float">
            <text:p>0.641813577222384</text:p>
          </table:table-cell>
          <table:table-cell office:value-type="float" office:value="0.631775541716082" calcext:value-type="float">
            <text:p>0.631775541716082</text:p>
          </table:table-cell>
          <table:table-cell office:value-type="float" office:value="0.568156462783571" calcext:value-type="float">
            <text:p>0.568156462783571</text:p>
          </table:table-cell>
          <table:table-cell office:value-type="float" office:value="0.559704716780828" calcext:value-type="float">
            <text:p>0.559704716780828</text:p>
          </table:table-cell>
          <table:table-cell office:value-type="float" office:value="0.573470905423785" calcext:value-type="float">
            <text:p>0.573470905423785</text:p>
          </table:table-cell>
          <table:table-cell office:value-type="float" office:value="0.57911590362936" calcext:value-type="float">
            <text:p>0.57911590362936</text:p>
          </table:table-cell>
          <table:table-cell office:value-type="float" office:value="0.602237468861655" calcext:value-type="float">
            <text:p>0.602237468861655</text:p>
          </table:table-cell>
          <table:table-cell office:value-type="float" office:value="0.60940571352408" calcext:value-type="float">
            <text:p>0.60940571352408</text:p>
          </table:table-cell>
          <table:table-cell office:value-type="float" office:value="0.613816922585367" calcext:value-type="float">
            <text:p>0.613816922585367</text:p>
          </table:table-cell>
          <table:table-cell office:value-type="float" office:value="0.613396575355766" calcext:value-type="float">
            <text:p>0.613396575355766</text:p>
          </table:table-cell>
          <table:table-cell office:value-type="float" office:value="0.613642614472878" calcext:value-type="float">
            <text:p>0.613642614472878</text:p>
          </table:table-cell>
          <table:table-cell office:value-type="float" office:value="0.613328912929024" calcext:value-type="float">
            <text:p>0.613328912929024</text:p>
          </table:table-cell>
          <table:table-cell office:value-type="float" office:value="0.60719554517179" calcext:value-type="float">
            <text:p>0.60719554517179</text:p>
          </table:table-cell>
          <table:table-cell office:value-type="float" office:value="0.588760285836106" calcext:value-type="float">
            <text:p>0.588760285836106</text:p>
          </table:table-cell>
          <table:table-cell office:value-type="float" office:value="0.56346719157774" calcext:value-type="float">
            <text:p>0.56346719157774</text:p>
          </table:table-cell>
          <table:table-cell office:value-type="float" office:value="0.571680218026665" calcext:value-type="float">
            <text:p>0.571680218026665</text:p>
          </table:table-cell>
          <table:table-cell office:value-type="float" office:value="0.577621899299699" calcext:value-type="float">
            <text:p>0.577621899299699</text:p>
          </table:table-cell>
          <table:table-cell office:value-type="float" office:value="0.586003652636627" calcext:value-type="float">
            <text:p>0.586003652636627</text:p>
          </table:table-cell>
          <table:table-cell office:value-type="float" office:value="0.612458380014868" calcext:value-type="float">
            <text:p>0.612458380014868</text:p>
          </table:table-cell>
          <table:table-cell office:value-type="float" office:value="0.620822039927064" calcext:value-type="float">
            <text:p>0.620822039927064</text:p>
          </table:table-cell>
          <table:table-cell office:value-type="float" office:value="0.626808667373199" calcext:value-type="float">
            <text:p>0.626808667373199</text:p>
          </table:table-cell>
          <table:table-cell office:value-type="float" office:value="0.621295671999588" calcext:value-type="float">
            <text:p>0.621295671999588</text:p>
          </table:table-cell>
          <table:table-cell office:value-type="float" office:value="0.621512505639435" calcext:value-type="float">
            <text:p>0.621512505639435</text:p>
          </table:table-cell>
          <table:table-cell office:value-type="float" office:value="0.635702870492128" calcext:value-type="float">
            <text:p>0.635702870492128</text:p>
          </table:table-cell>
          <table:table-cell office:value-type="float" office:value="0.620629524679761" calcext:value-type="float">
            <text:p>0.620629524679761</text:p>
          </table:table-cell>
          <table:table-cell office:value-type="float" office:value="0.607525590092368" calcext:value-type="float">
            <text:p>0.607525590092368</text:p>
          </table:table-cell>
          <table:table-cell office:value-type="float" office:value="0.60742286674264" calcext:value-type="float">
            <text:p>0.60742286674264</text:p>
          </table:table-cell>
          <table:table-cell office:value-type="float" office:value="0.615206121824709" calcext:value-type="float">
            <text:p>0.615206121824709</text:p>
          </table:table-cell>
          <table:table-cell office:value-type="float" office:value="0.684783528406074" calcext:value-type="float">
            <text:p>0.684783528406074</text:p>
          </table:table-cell>
          <table:table-cell office:value-type="float" office:value="0.681233912148837" calcext:value-type="float">
            <text:p>0.681233912148837</text:p>
          </table:table-cell>
          <table:table-cell office:value-type="float" office:value="0.672116473633703" calcext:value-type="float">
            <text:p>0.672116473633703</text:p>
          </table:table-cell>
          <table:table-cell office:value-type="float" office:value="0.643627337143783" calcext:value-type="float">
            <text:p>0.643627337143783</text:p>
          </table:table-cell>
          <table:table-cell office:value-type="float" office:value="0.637702634867557" calcext:value-type="float">
            <text:p>0.637702634867557</text:p>
          </table:table-cell>
          <table:table-cell office:value-type="float" office:value="0.587137627376521" calcext:value-type="float">
            <text:p>0.587137627376521</text:p>
          </table:table-cell>
          <table:table-cell office:value-type="float" office:value="0.584114987049621" calcext:value-type="float">
            <text:p>0.584114987049621</text:p>
          </table:table-cell>
          <table:table-cell office:value-type="float" office:value="0.594606969621414" calcext:value-type="float">
            <text:p>0.594606969621414</text:p>
          </table:table-cell>
          <table:table-cell office:value-type="float" office:value="0.614874270156135" calcext:value-type="float">
            <text:p>0.614874270156135</text:p>
          </table:table-cell>
          <table:table-cell office:value-type="float" office:value="0.628441100972185" calcext:value-type="float">
            <text:p>0.628441100972185</text:p>
          </table:table-cell>
          <table:table-cell office:value-type="float" office:value="0.626763024146963" calcext:value-type="float">
            <text:p>0.626763024146963</text:p>
          </table:table-cell>
          <table:table-cell office:value-type="float" office:value="0.627118452715627" calcext:value-type="float">
            <text:p>0.627118452715627</text:p>
          </table:table-cell>
          <table:table-cell office:value-type="float" office:value="0.623722559260898" calcext:value-type="float">
            <text:p>0.623722559260898</text:p>
          </table:table-cell>
          <table:table-cell office:value-type="float" office:value="0.62225822747348" calcext:value-type="float">
            <text:p>0.62225822747348</text:p>
          </table:table-cell>
          <table:table-cell office:value-type="float" office:value="0.617808348963028" calcext:value-type="float">
            <text:p>0.617808348963028</text:p>
          </table:table-cell>
          <table:table-cell office:value-type="float" office:value="0.604715715665093" calcext:value-type="float">
            <text:p>0.604715715665093</text:p>
          </table:table-cell>
          <table:table-cell office:value-type="float" office:value="0.595536690933836" calcext:value-type="float">
            <text:p>0.595536690933836</text:p>
          </table:table-cell>
          <table:table-cell office:value-type="float" office:value="0.584236998271015" calcext:value-type="float">
            <text:p>0.584236998271015</text:p>
          </table:table-cell>
          <table:table-cell office:value-type="float" office:value="0.614100802098752" calcext:value-type="float">
            <text:p>0.614100802098752</text:p>
          </table:table-cell>
          <table:table-cell office:value-type="float" office:value="0.606165164768326" calcext:value-type="float">
            <text:p>0.606165164768326</text:p>
          </table:table-cell>
          <table:table-cell office:value-type="float" office:value="0.616671723935157" calcext:value-type="float">
            <text:p>0.616671723935157</text:p>
          </table:table-cell>
          <table:table-cell office:value-type="float" office:value="0.637373248101347" calcext:value-type="float">
            <text:p>0.637373248101347</text:p>
          </table:table-cell>
          <table:table-cell office:value-type="float" office:value="0.642887408252322" calcext:value-type="float">
            <text:p>0.642887408252322</text:p>
          </table:table-cell>
          <table:table-cell office:value-type="float" office:value="0.637419224021497" calcext:value-type="float">
            <text:p>0.637419224021497</text:p>
          </table:table-cell>
          <table:table-cell office:value-type="float" office:value="0.635076776976202" calcext:value-type="float">
            <text:p>0.635076776976202</text:p>
          </table:table-cell>
          <table:table-cell office:value-type="float" office:value="0.627656576538181" calcext:value-type="float">
            <text:p>0.627656576538181</text:p>
          </table:table-cell>
          <table:table-cell office:value-type="float" office:value="0.613199857685789" calcext:value-type="float">
            <text:p>0.613199857685789</text:p>
          </table:table-cell>
          <table:table-cell office:value-type="float" office:value="0.599653403719449" calcext:value-type="float">
            <text:p>0.599653403719449</text:p>
          </table:table-cell>
          <table:table-cell office:value-type="float" office:value="0.625135915040705" calcext:value-type="float">
            <text:p>0.625135915040705</text:p>
          </table:table-cell>
          <table:table-cell office:value-type="float" office:value="0.623019370411517" calcext:value-type="float">
            <text:p>0.623019370411517</text:p>
          </table:table-cell>
          <table:table-cell office:value-type="float" office:value="0.618446864203412" calcext:value-type="float">
            <text:p>0.618446864203412</text:p>
          </table:table-cell>
          <table:table-cell office:value-type="float" office:value="0.610642345834301" calcext:value-type="float">
            <text:p>0.610642345834301</text:p>
          </table:table-cell>
          <table:table-cell office:value-type="float" office:value="0.609873018092111" calcext:value-type="float">
            <text:p>0.609873018092111</text:p>
          </table:table-cell>
          <table:table-cell office:value-type="float" office:value="0.603466825972929" calcext:value-type="float">
            <text:p>0.603466825972929</text:p>
          </table:table-cell>
          <table:table-cell office:value-type="float" office:value="0.599023432347895" calcext:value-type="float">
            <text:p>0.599023432347895</text:p>
          </table:table-cell>
          <table:table-cell office:value-type="float" office:value="0.600997853927153" calcext:value-type="float">
            <text:p>0.600997853927153</text:p>
          </table:table-cell>
          <table:table-cell office:value-type="float" office:value="0.605209312148538" calcext:value-type="float">
            <text:p>0.605209312148538</text:p>
          </table:table-cell>
          <table:table-cell office:value-type="float" office:value="0.612129063171809" calcext:value-type="float">
            <text:p>0.612129063171809</text:p>
          </table:table-cell>
          <table:table-cell office:value-type="float" office:value="0.647610448095765" calcext:value-type="float">
            <text:p>0.647610448095765</text:p>
          </table:table-cell>
          <table:table-cell office:value-type="float" office:value="0.684101395391143" calcext:value-type="float">
            <text:p>0.684101395391143</text:p>
          </table:table-cell>
          <table:table-cell office:value-type="float" office:value="0.671978525616448" calcext:value-type="float">
            <text:p>0.671978525616448</text:p>
          </table:table-cell>
          <table:table-cell office:value-type="float" office:value="0.659114979862893" calcext:value-type="float">
            <text:p>0.659114979862893</text:p>
          </table:table-cell>
          <table:table-cell office:value-type="float" office:value="0.645519643923322" calcext:value-type="float">
            <text:p>0.645519643923322</text:p>
          </table:table-cell>
          <table:table-cell office:value-type="float" office:value="0.637263364938401" calcext:value-type="float">
            <text:p>0.637263364938401</text:p>
          </table:table-cell>
          <table:table-cell office:value-type="float" office:value="0.640110238114551" calcext:value-type="float">
            <text:p>0.640110238114551</text:p>
          </table:table-cell>
          <table:table-cell office:value-type="float" office:value="0.58541826518911" calcext:value-type="float">
            <text:p>0.58541826518911</text:p>
          </table:table-cell>
          <table:table-cell office:value-type="float" office:value="0.576564396780976" calcext:value-type="float">
            <text:p>0.576564396780976</text:p>
          </table:table-cell>
          <table:table-cell office:value-type="float" office:value="0.581045305372389" calcext:value-type="float">
            <text:p>0.581045305372389</text:p>
          </table:table-cell>
          <table:table-cell office:value-type="float" office:value="0.579490446767389" calcext:value-type="float">
            <text:p>0.579490446767389</text:p>
          </table:table-cell>
          <table:table-cell office:value-type="float" office:value="0.576523757987655" calcext:value-type="float">
            <text:p>0.576523757987655</text:p>
          </table:table-cell>
          <table:table-cell office:value-type="float" office:value="0.599189267645761" calcext:value-type="float">
            <text:p>0.599189267645761</text:p>
          </table:table-cell>
          <table:table-cell office:value-type="float" office:value="0.618312183903156" calcext:value-type="float">
            <text:p>0.618312183903156</text:p>
          </table:table-cell>
          <table:table-cell office:value-type="float" office:value="0.625807314655036" calcext:value-type="float">
            <text:p>0.625807314655036</text:p>
          </table:table-cell>
          <table:table-cell office:value-type="float" office:value="0.627036641378583" calcext:value-type="float">
            <text:p>0.627036641378583</text:p>
          </table:table-cell>
          <table:table-cell office:value-type="float" office:value="0.623680774168252" calcext:value-type="float">
            <text:p>0.623680774168252</text:p>
          </table:table-cell>
          <table:table-cell office:value-type="float" office:value="0.614072769715513" calcext:value-type="float">
            <text:p>0.614072769715513</text:p>
          </table:table-cell>
          <table:table-cell office:value-type="float" office:value="0.594947850664025" calcext:value-type="float">
            <text:p>0.594947850664025</text:p>
          </table:table-cell>
          <table:table-cell office:value-type="float" office:value="0.586080972839773" calcext:value-type="float">
            <text:p>0.586080972839773</text:p>
          </table:table-cell>
          <table:table-cell office:value-type="float" office:value="0.585613271293663" calcext:value-type="float">
            <text:p>0.585613271293663</text:p>
          </table:table-cell>
          <table:table-cell office:value-type="float" office:value="0.605130219542961" calcext:value-type="float">
            <text:p>0.605130219542961</text:p>
          </table:table-cell>
          <table:table-cell office:value-type="float" office:value="0.630838392458233" calcext:value-type="float">
            <text:p>0.630838392458233</text:p>
          </table:table-cell>
          <table:table-cell office:value-type="float" office:value="0.632295045367895" calcext:value-type="float">
            <text:p>0.632295045367895</text:p>
          </table:table-cell>
          <table:table-cell office:value-type="float" office:value="0.645950583713223" calcext:value-type="float">
            <text:p>0.645950583713223</text:p>
          </table:table-cell>
          <table:table-cell office:value-type="float" office:value="0.642404292088161" calcext:value-type="float">
            <text:p>0.642404292088161</text:p>
          </table:table-cell>
          <table:table-cell office:value-type="float" office:value="0.640705974147249" calcext:value-type="float">
            <text:p>0.640705974147249</text:p>
          </table:table-cell>
          <table:table-cell office:value-type="float" office:value="0.63489587914662" calcext:value-type="float">
            <text:p>0.63489587914662</text:p>
          </table:table-cell>
          <table:table-cell office:value-type="float" office:value="0.628195380788944" calcext:value-type="float">
            <text:p>0.628195380788944</text:p>
          </table:table-cell>
          <table:table-cell office:value-type="float" office:value="0.648335405766137" calcext:value-type="float">
            <text:p>0.648335405766137</text:p>
          </table:table-cell>
          <table:table-cell office:value-type="float" office:value="0.645341479090349" calcext:value-type="float">
            <text:p>0.645341479090349</text:p>
          </table:table-cell>
          <table:table-cell office:value-type="float" office:value="0.638239666551369" calcext:value-type="float">
            <text:p>0.638239666551369</text:p>
          </table:table-cell>
          <table:table-cell office:value-type="float" office:value="0.639621197090654" calcext:value-type="float">
            <text:p>0.639621197090654</text:p>
          </table:table-cell>
          <table:table-cell office:value-type="float" office:value="0.629811012619708" calcext:value-type="float">
            <text:p>0.629811012619708</text:p>
          </table:table-cell>
          <table:table-cell office:value-type="float" office:value="0.608232220583047" calcext:value-type="float">
            <text:p>0.608232220583047</text:p>
          </table:table-cell>
          <table:table-cell office:value-type="float" office:value="0.607583506521576" calcext:value-type="float">
            <text:p>0.607583506521576</text:p>
          </table:table-cell>
          <table:table-cell office:value-type="float" office:value="0.616805818849079" calcext:value-type="float">
            <text:p>0.616805818849079</text:p>
          </table:table-cell>
          <table:table-cell office:value-type="float" office:value="0.677990003737853" calcext:value-type="float">
            <text:p>0.677990003737853</text:p>
          </table:table-cell>
          <table:table-cell office:value-type="float" office:value="0.656890199821907" calcext:value-type="float">
            <text:p>0.656890199821907</text:p>
          </table:table-cell>
          <table:table-cell office:value-type="float" office:value="0.644847474669281" calcext:value-type="float">
            <text:p>0.644847474669281</text:p>
          </table:table-cell>
          <table:table-cell office:value-type="float" office:value="0.634432263937695" calcext:value-type="float">
            <text:p>0.634432263937695</text:p>
          </table:table-cell>
          <table:table-cell office:value-type="float" office:value="0.587986810050194" calcext:value-type="float">
            <text:p>0.587986810050194</text:p>
          </table:table-cell>
          <table:table-cell office:value-type="float" office:value="0.595666279754391" calcext:value-type="float">
            <text:p>0.595666279754391</text:p>
          </table:table-cell>
          <table:table-cell office:value-type="float" office:value="0.615340100729276" calcext:value-type="float">
            <text:p>0.615340100729276</text:p>
          </table:table-cell>
          <table:table-cell office:value-type="float" office:value="0.629605655331978" calcext:value-type="float">
            <text:p>0.629605655331978</text:p>
          </table:table-cell>
          <table:table-cell office:value-type="float" office:value="0.637209380418839" calcext:value-type="float">
            <text:p>0.637209380418839</text:p>
          </table:table-cell>
          <table:table-cell office:value-type="float" office:value="0.638389694236733" calcext:value-type="float">
            <text:p>0.638389694236733</text:p>
          </table:table-cell>
          <table:table-cell office:value-type="float" office:value="0.639801631539896" calcext:value-type="float">
            <text:p>0.639801631539896</text:p>
          </table:table-cell>
          <table:table-cell office:value-type="float" office:value="0.637830330151261" calcext:value-type="float">
            <text:p>0.637830330151261</text:p>
          </table:table-cell>
          <table:table-cell office:value-type="float" office:value="0.636412453551882" calcext:value-type="float">
            <text:p>0.636412453551882</text:p>
          </table:table-cell>
          <table:table-cell office:value-type="float" office:value="0.628833249022101" calcext:value-type="float">
            <text:p>0.628833249022101</text:p>
          </table:table-cell>
          <table:table-cell office:value-type="float" office:value="0.6209415799871" calcext:value-type="float">
            <text:p>0.6209415799871</text:p>
          </table:table-cell>
          <table:table-cell office:value-type="float" office:value="0.603811262283962" calcext:value-type="float">
            <text:p>0.603811262283962</text:p>
          </table:table-cell>
          <table:table-cell office:value-type="float" office:value="0.605171556129839" calcext:value-type="float">
            <text:p>0.605171556129839</text:p>
          </table:table-cell>
          <table:table-cell office:value-type="float" office:value="0.605435207348274" calcext:value-type="float">
            <text:p>0.605435207348274</text:p>
          </table:table-cell>
          <table:table-cell office:value-type="float" office:value="0.608168849361401" calcext:value-type="float">
            <text:p>0.608168849361401</text:p>
          </table:table-cell>
          <table:table-cell office:value-type="float" office:value="0.606368712065245" calcext:value-type="float">
            <text:p>0.606368712065245</text:p>
          </table:table-cell>
          <table:table-cell office:value-type="float" office:value="0.604053300009755" calcext:value-type="float">
            <text:p>0.604053300009755</text:p>
          </table:table-cell>
          <table:table-cell office:value-type="float" office:value="0.606231623759173" calcext:value-type="float">
            <text:p>0.606231623759173</text:p>
          </table:table-cell>
          <table:table-cell office:value-type="float" office:value="0.605713815673346" calcext:value-type="float">
            <text:p>0.605713815673346</text:p>
          </table:table-cell>
          <table:table-cell office:value-type="float" office:value="0.603937343214275" calcext:value-type="float">
            <text:p>0.603937343214275</text:p>
          </table:table-cell>
          <table:table-cell office:value-type="float" office:value="0.604217314645312" calcext:value-type="float">
            <text:p>0.604217314645312</text:p>
          </table:table-cell>
          <table:table-cell office:value-type="float" office:value="0.603902635528471" calcext:value-type="float">
            <text:p>0.603902635528471</text:p>
          </table:table-cell>
          <table:table-cell office:value-type="float" office:value="0.60338927995645" calcext:value-type="float">
            <text:p>0.60338927995645</text:p>
          </table:table-cell>
          <table:table-cell office:value-type="float" office:value="0.60458233143101" calcext:value-type="float">
            <text:p>0.60458233143101</text:p>
          </table:table-cell>
          <table:table-cell office:value-type="float" office:value="0.604254496031502" calcext:value-type="float">
            <text:p>0.604254496031502</text:p>
          </table:table-cell>
          <table:table-cell office:value-type="float" office:value="0.603931897131339" calcext:value-type="float">
            <text:p>0.603931897131339</text:p>
          </table:table-cell>
          <table:table-cell office:value-type="float" office:value="0.60332122972412" calcext:value-type="float">
            <text:p>0.60332122972412</text:p>
          </table:table-cell>
          <table:table-cell office:value-type="float" office:value="0.603711614969568" calcext:value-type="float">
            <text:p>0.603711614969568</text:p>
          </table:table-cell>
          <table:table-cell office:value-type="float" office:value="0.603813250572746" calcext:value-type="float">
            <text:p>0.603813250572746</text:p>
          </table:table-cell>
          <table:table-cell office:value-type="float" office:value="0.604510620582597" calcext:value-type="float">
            <text:p>0.604510620582597</text:p>
          </table:table-cell>
          <table:table-cell office:value-type="float" office:value="0.604088909106723" calcext:value-type="float">
            <text:p>0.604088909106723</text:p>
          </table:table-cell>
          <table:table-cell office:value-type="float" office:value="0.603731788419551" calcext:value-type="float">
            <text:p>0.603731788419551</text:p>
          </table:table-cell>
          <table:table-cell office:value-type="float" office:value="0.604320866315167" calcext:value-type="float">
            <text:p>0.604320866315167</text:p>
          </table:table-cell>
          <table:table-cell office:value-type="float" office:value="0.604456305157998" calcext:value-type="float">
            <text:p>0.604456305157998</text:p>
          </table:table-cell>
          <table:table-cell office:value-type="float" office:value="0.604139978918876" calcext:value-type="float">
            <text:p>0.604139978918876</text:p>
          </table:table-cell>
          <table:table-cell office:value-type="float" office:value="0.603500454205297" calcext:value-type="float">
            <text:p>0.603500454205297</text:p>
          </table:table-cell>
          <table:table-cell office:value-type="float" office:value="0.603580491076671" calcext:value-type="float">
            <text:p>0.603580491076671</text:p>
          </table:table-cell>
          <table:table-cell office:value-type="float" office:value="0.60345780778845" calcext:value-type="float">
            <text:p>0.60345780778845</text:p>
          </table:table-cell>
          <table:table-cell office:value-type="float" office:value="0.604507521316882" calcext:value-type="float">
            <text:p>0.604507521316882</text:p>
          </table:table-cell>
          <table:table-cell office:value-type="float" office:value="0.603941818145047" calcext:value-type="float">
            <text:p>0.603941818145047</text:p>
          </table:table-cell>
          <table:table-cell office:value-type="float" office:value="0.603736813834705" calcext:value-type="float">
            <text:p>0.603736813834705</text:p>
          </table:table-cell>
          <table:table-cell office:value-type="float" office:value="0.604144807933132" calcext:value-type="float">
            <text:p>0.604144807933132</text:p>
          </table:table-cell>
          <table:table-cell office:value-type="float" office:value="0.604303186850339" calcext:value-type="float">
            <text:p>0.604303186850339</text:p>
          </table:table-cell>
          <table:table-cell office:value-type="float" office:value="0.603782072266273" calcext:value-type="float">
            <text:p>0.603782072266273</text:p>
          </table:table-cell>
          <table:table-cell office:value-type="float" office:value="0.603737066086431" calcext:value-type="float">
            <text:p>0.603737066086431</text:p>
          </table:table-cell>
          <table:table-cell office:value-type="float" office:value="0.604136852248375" calcext:value-type="float">
            <text:p>0.604136852248375</text:p>
          </table:table-cell>
          <table:table-cell office:value-type="float" office:value="0.604377919597051" calcext:value-type="float">
            <text:p>0.604377919597051</text:p>
          </table:table-cell>
          <table:table-cell office:value-type="float" office:value="0.604929885867516" calcext:value-type="float">
            <text:p>0.604929885867516</text:p>
          </table:table-cell>
          <table:table-cell office:value-type="float" office:value="0.604437319302808" calcext:value-type="float">
            <text:p>0.604437319302808</text:p>
          </table:table-cell>
          <table:table-cell office:value-type="float" office:value="0.604690166200805" calcext:value-type="float">
            <text:p>0.604690166200805</text:p>
          </table:table-cell>
          <table:table-cell office:value-type="float" office:value="0.60426582264771" calcext:value-type="float">
            <text:p>0.60426582264771</text:p>
          </table:table-cell>
          <table:table-cell office:value-type="float" office:value="0.605041824191823" calcext:value-type="float">
            <text:p>0.605041824191823</text:p>
          </table:table-cell>
          <table:table-cell office:value-type="float" office:value="0.604460401290436" calcext:value-type="float">
            <text:p>0.604460401290436</text:p>
          </table:table-cell>
          <table:table-cell office:value-type="float" office:value="0.605091801110212" calcext:value-type="float">
            <text:p>0.605091801110212</text:p>
          </table:table-cell>
          <table:table-cell office:value-type="float" office:value="0.604892573960123" calcext:value-type="float">
            <text:p>0.604892573960123</text:p>
          </table:table-cell>
          <table:table-cell office:value-type="float" office:value="0.60416026930428" calcext:value-type="float">
            <text:p>0.60416026930428</text:p>
          </table:table-cell>
          <table:table-cell office:value-type="float" office:value="0.604297473778413" calcext:value-type="float">
            <text:p>0.604297473778413</text:p>
          </table:table-cell>
          <table:table-cell office:value-type="float" office:value="0.604091697715752" calcext:value-type="float">
            <text:p>0.604091697715752</text:p>
          </table:table-cell>
          <table:table-cell office:value-type="float" office:value="0.604830576068849" calcext:value-type="float">
            <text:p>0.604830576068849</text:p>
          </table:table-cell>
          <table:table-cell office:value-type="float" office:value="0.605256558948665" calcext:value-type="float">
            <text:p>0.605256558948665</text:p>
          </table:table-cell>
          <table:table-cell office:value-type="float" office:value="0.604655164046294" calcext:value-type="float">
            <text:p>0.604655164046294</text:p>
          </table:table-cell>
          <table:table-cell office:value-type="float" office:value="0.606551691380497" calcext:value-type="float">
            <text:p>0.606551691380497</text:p>
          </table:table-cell>
          <table:table-cell office:value-type="float" office:value="0.604793228894277" calcext:value-type="float">
            <text:p>0.604793228894277</text:p>
          </table:table-cell>
          <table:table-cell office:value-type="float" office:value="0.605127953901172" calcext:value-type="float">
            <text:p>0.605127953901172</text:p>
          </table:table-cell>
          <table:table-cell office:value-type="float" office:value="0.604846600474388" calcext:value-type="float">
            <text:p>0.604846600474388</text:p>
          </table:table-cell>
          <table:table-cell office:value-type="float" office:value="0.605108589640023" calcext:value-type="float">
            <text:p>0.605108589640023</text:p>
          </table:table-cell>
          <table:table-cell office:value-type="float" office:value="0.605428258101486" calcext:value-type="float">
            <text:p>0.605428258101486</text:p>
          </table:table-cell>
          <table:table-cell office:value-type="float" office:value="0.604718360184986" calcext:value-type="float">
            <text:p>0.604718360184986</text:p>
          </table:table-cell>
          <table:table-cell office:value-type="float" office:value="0.605165641896874" calcext:value-type="float">
            <text:p>0.605165641896874</text:p>
          </table:table-cell>
          <table:table-cell office:value-type="float" office:value="0.604569282656528" calcext:value-type="float">
            <text:p>0.604569282656528</text:p>
          </table:table-cell>
          <table:table-cell office:value-type="float" office:value="0.604410309309722" calcext:value-type="float">
            <text:p>0.604410309309722</text:p>
          </table:table-cell>
          <table:table-cell office:value-type="float" office:value="0.604614010191446" calcext:value-type="float">
            <text:p>0.604614010191446</text:p>
          </table:table-cell>
          <table:table-cell office:value-type="float" office:value="0.60454201987837" calcext:value-type="float">
            <text:p>0.60454201987837</text:p>
          </table:table-cell>
          <table:table-cell office:value-type="float" office:value="0.60473987058041" calcext:value-type="float">
            <text:p>0.60473987058041</text:p>
          </table:table-cell>
          <table:table-cell office:value-type="float" office:value="0.604392201745605" calcext:value-type="float">
            <text:p>0.604392201745605</text:p>
          </table:table-cell>
          <table:table-cell office:value-type="float" office:value="0.604531165099774" calcext:value-type="float">
            <text:p>0.604531165099774</text:p>
          </table:table-cell>
          <table:table-cell office:value-type="float" office:value="0.604467385872915" calcext:value-type="float">
            <text:p>0.604467385872915</text:p>
          </table:table-cell>
          <table:table-cell office:value-type="float" office:value="0.605129776071514" calcext:value-type="float">
            <text:p>0.605129776071514</text:p>
          </table:table-cell>
          <table:table-cell office:value-type="float" office:value="0.604539796695605" calcext:value-type="float">
            <text:p>0.604539796695605</text:p>
          </table:table-cell>
          <table:table-cell office:value-type="float" office:value="0.604847465061924" calcext:value-type="float">
            <text:p>0.604847465061924</text:p>
          </table:table-cell>
          <table:table-cell office:value-type="float" office:value="0.604953744405114" calcext:value-type="float">
            <text:p>0.604953744405114</text:p>
          </table:table-cell>
          <table:table-cell office:value-type="float" office:value="0.605144016210407" calcext:value-type="float">
            <text:p>0.605144016210407</text:p>
          </table:table-cell>
          <table:table-cell office:value-type="float" office:value="0.604703321781552" calcext:value-type="float">
            <text:p>0.604703321781552</text:p>
          </table:table-cell>
          <table:table-cell office:value-type="float" office:value="0.604292498549231" calcext:value-type="float">
            <text:p>0.604292498549231</text:p>
          </table:table-cell>
          <table:table-cell office:value-type="float" office:value="0.604512269660871" calcext:value-type="float">
            <text:p>0.604512269660871</text:p>
          </table:table-cell>
          <table:table-cell office:value-type="float" office:value="0.604746087096126" calcext:value-type="float">
            <text:p>0.604746087096126</text:p>
          </table:table-cell>
          <table:table-cell office:value-type="float" office:value="0.604498801058727" calcext:value-type="float">
            <text:p>0.604498801058727</text:p>
          </table:table-cell>
          <table:table-cell office:value-type="float" office:value="0.604009738116991" calcext:value-type="float">
            <text:p>0.604009738116991</text:p>
          </table:table-cell>
          <table:table-cell office:value-type="float" office:value="0.604661977759837" calcext:value-type="float">
            <text:p>0.604661977759837</text:p>
          </table:table-cell>
          <table:table-cell office:value-type="float" office:value="0.604505226903456" calcext:value-type="float">
            <text:p>0.604505226903456</text:p>
          </table:table-cell>
          <table:table-cell office:value-type="float" office:value="0.60437086372692" calcext:value-type="float">
            <text:p>0.60437086372692</text:p>
          </table:table-cell>
          <table:table-cell office:value-type="float" office:value="0.604431583934362" calcext:value-type="float">
            <text:p>0.604431583934362</text:p>
          </table:table-cell>
          <table:table-cell office:value-type="float" office:value="0.60395967342964" calcext:value-type="float">
            <text:p>0.60395967342964</text:p>
          </table:table-cell>
          <table:table-cell office:value-type="float" office:value="0.60463651400025" calcext:value-type="float">
            <text:p>0.60463651400025</text:p>
          </table:table-cell>
          <table:table-cell office:value-type="float" office:value="0.604310021580583" calcext:value-type="float">
            <text:p>0.604310021580583</text:p>
          </table:table-cell>
          <table:table-cell office:value-type="float" office:value="0.604525397538359" calcext:value-type="float">
            <text:p>0.604525397538359</text:p>
          </table:table-cell>
          <table:table-cell office:value-type="float" office:value="0.60437539408685" calcext:value-type="float">
            <text:p>0.60437539408685</text:p>
          </table:table-cell>
          <table:table-cell office:value-type="float" office:value="0.604490719393482" calcext:value-type="float">
            <text:p>0.604490719393482</text:p>
          </table:table-cell>
          <table:table-cell office:value-type="float" office:value="0.604676579563017" calcext:value-type="float">
            <text:p>0.604676579563017</text:p>
          </table:table-cell>
          <table:table-cell office:value-type="float" office:value="0.604251016765541" calcext:value-type="float">
            <text:p>0.604251016765541</text:p>
          </table:table-cell>
          <table:table-cell office:value-type="float" office:value="0.604666659280904" calcext:value-type="float">
            <text:p>0.604666659280904</text:p>
          </table:table-cell>
          <table:table-cell office:value-type="float" office:value="0.603966821036157" calcext:value-type="float">
            <text:p>0.603966821036157</text:p>
          </table:table-cell>
          <table:table-cell office:value-type="float" office:value="0.604647511543846" calcext:value-type="float">
            <text:p>0.604647511543846</text:p>
          </table:table-cell>
          <table:table-cell office:value-type="float" office:value="0.605045125493217" calcext:value-type="float">
            <text:p>0.605045125493217</text:p>
          </table:table-cell>
          <table:table-cell office:value-type="float" office:value="0.604675419348716" calcext:value-type="float">
            <text:p>0.604675419348716</text:p>
          </table:table-cell>
          <table:table-cell office:value-type="float" office:value="0.604455748400438" calcext:value-type="float">
            <text:p>0.604455748400438</text:p>
          </table:table-cell>
          <table:table-cell office:value-type="float" office:value="0.604627027574311" calcext:value-type="float">
            <text:p>0.604627027574311</text:p>
          </table:table-cell>
          <table:table-cell office:value-type="float" office:value="0.604773093335878" calcext:value-type="float">
            <text:p>0.604773093335878</text:p>
          </table:table-cell>
          <table:table-cell office:value-type="float" office:value="0.604316627911947" calcext:value-type="float">
            <text:p>0.604316627911947</text:p>
          </table:table-cell>
          <table:table-cell office:value-type="float" office:value="0.604654809365248" calcext:value-type="float">
            <text:p>0.604654809365248</text:p>
          </table:table-cell>
          <table:table-cell office:value-type="float" office:value="0.604162057573515" calcext:value-type="float">
            <text:p>0.604162057573515</text:p>
          </table:table-cell>
          <table:table-cell office:value-type="float" office:value="0.604507912246991" calcext:value-type="float">
            <text:p>0.604507912246991</text:p>
          </table:table-cell>
          <table:table-cell office:value-type="float" office:value="0.604454024126893" calcext:value-type="float">
            <text:p>0.604454024126893</text:p>
          </table:table-cell>
          <table:table-cell office:value-type="float" office:value="0.60464994702928" calcext:value-type="float">
            <text:p>0.60464994702928</text:p>
          </table:table-cell>
          <table:table-cell office:value-type="float" office:value="0.604690760761454" calcext:value-type="float">
            <text:p>0.604690760761454</text:p>
          </table:table-cell>
          <table:table-cell office:value-type="float" office:value="0.604517261149657" calcext:value-type="float">
            <text:p>0.604517261149657</text:p>
          </table:table-cell>
          <table:table-cell office:value-type="float" office:value="0.604781310022371" calcext:value-type="float">
            <text:p>0.604781310022371</text:p>
          </table:table-cell>
          <table:table-cell office:value-type="float" office:value="0.604886477575078" calcext:value-type="float">
            <text:p>0.6048864775750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0712050685236" calcext:value-type="float">
            <text:p>-0.200712050685236</text:p>
          </table:table-cell>
          <table:table-cell office:value-type="float" office:value="-0.200793334437012" calcext:value-type="float">
            <text:p>-0.200793334437012</text:p>
          </table:table-cell>
          <table:table-cell office:value-type="float" office:value="-0.200762184223809" calcext:value-type="float">
            <text:p>-0.200762184223809</text:p>
          </table:table-cell>
          <table:table-cell office:value-type="float" office:value="-0.200639952011804" calcext:value-type="float">
            <text:p>-0.200639952011804</text:p>
          </table:table-cell>
          <table:table-cell office:value-type="float" office:value="-0.200632327260643" calcext:value-type="float">
            <text:p>-0.200632327260643</text:p>
          </table:table-cell>
          <table:table-cell office:value-type="float" office:value="-0.200784595154338" calcext:value-type="float">
            <text:p>-0.200784595154338</text:p>
          </table:table-cell>
          <table:table-cell office:value-type="float" office:value="-0.200704412397064" calcext:value-type="float">
            <text:p>-0.200704412397064</text:p>
          </table:table-cell>
          <table:table-cell office:value-type="float" office:value="-0.200718087488917" calcext:value-type="float">
            <text:p>-0.200718087488917</text:p>
          </table:table-cell>
          <table:table-cell office:value-type="float" office:value="-0.200598857808041" calcext:value-type="float">
            <text:p>-0.200598857808041</text:p>
          </table:table-cell>
          <table:table-cell office:value-type="float" office:value="-0.200534391460182" calcext:value-type="float">
            <text:p>-0.200534391460182</text:p>
          </table:table-cell>
          <table:table-cell office:value-type="float" office:value="-0.200735170694245" calcext:value-type="float">
            <text:p>-0.200735170694245</text:p>
          </table:table-cell>
          <table:table-cell office:value-type="float" office:value="-0.200597250164793" calcext:value-type="float">
            <text:p>-0.200597250164793</text:p>
          </table:table-cell>
          <table:table-cell office:value-type="float" office:value="-0.200548880484307" calcext:value-type="float">
            <text:p>-0.200548880484307</text:p>
          </table:table-cell>
          <table:table-cell office:value-type="float" office:value="-0.200617158122804" calcext:value-type="float">
            <text:p>-0.200617158122804</text:p>
          </table:table-cell>
          <table:table-cell office:value-type="float" office:value="-0.200567341558687" calcext:value-type="float">
            <text:p>-0.200567341558687</text:p>
          </table:table-cell>
          <table:table-cell office:value-type="float" office:value="-0.20056085642721" calcext:value-type="float">
            <text:p>-0.20056085642721</text:p>
          </table:table-cell>
          <table:table-cell office:value-type="float" office:value="-0.20064089417403" calcext:value-type="float">
            <text:p>-0.20064089417403</text:p>
          </table:table-cell>
          <table:table-cell office:value-type="float" office:value="-0.200436205618727" calcext:value-type="float">
            <text:p>-0.200436205618727</text:p>
          </table:table-cell>
          <table:table-cell office:value-type="float" office:value="-0.200585382204007" calcext:value-type="float">
            <text:p>-0.200585382204007</text:p>
          </table:table-cell>
          <table:table-cell office:value-type="float" office:value="-0.200647229240478" calcext:value-type="float">
            <text:p>-0.200647229240478</text:p>
          </table:table-cell>
          <table:table-cell office:value-type="float" office:value="-0.200522060408214" calcext:value-type="float">
            <text:p>-0.200522060408214</text:p>
          </table:table-cell>
          <table:table-cell office:value-type="float" office:value="-0.200524762589927" calcext:value-type="float">
            <text:p>-0.200524762589927</text:p>
          </table:table-cell>
          <table:table-cell office:value-type="float" office:value="-0.200626275276283" calcext:value-type="float">
            <text:p>-0.200626275276283</text:p>
          </table:table-cell>
          <table:table-cell office:value-type="float" office:value="-0.200669446926798" calcext:value-type="float">
            <text:p>-0.200669446926798</text:p>
          </table:table-cell>
          <table:table-cell office:value-type="float" office:value="-0.200591625472047" calcext:value-type="float">
            <text:p>-0.200591625472047</text:p>
          </table:table-cell>
          <table:table-cell office:value-type="float" office:value="-0.200550877983436" calcext:value-type="float">
            <text:p>-0.200550877983436</text:p>
          </table:table-cell>
          <table:table-cell office:value-type="float" office:value="-0.200534250035729" calcext:value-type="float">
            <text:p>-0.200534250035729</text:p>
          </table:table-cell>
          <table:table-cell office:value-type="float" office:value="-0.200562220650312" calcext:value-type="float">
            <text:p>-0.200562220650312</text:p>
          </table:table-cell>
          <table:table-cell office:value-type="float" office:value="-0.200586983162533" calcext:value-type="float">
            <text:p>-0.200586983162533</text:p>
          </table:table-cell>
          <table:table-cell office:value-type="float" office:value="-0.200565320636824" calcext:value-type="float">
            <text:p>-0.200565320636824</text:p>
          </table:table-cell>
          <table:table-cell office:value-type="float" office:value="-0.200626046971282" calcext:value-type="float">
            <text:p>-0.200626046971282</text:p>
          </table:table-cell>
          <table:table-cell office:value-type="float" office:value="-0.200512781539752" calcext:value-type="float">
            <text:p>-0.200512781539752</text:p>
          </table:table-cell>
          <table:table-cell office:value-type="float" office:value="-0.200593264959608" calcext:value-type="float">
            <text:p>-0.200593264959608</text:p>
          </table:table-cell>
          <table:table-cell office:value-type="float" office:value="-0.200405467597047" calcext:value-type="float">
            <text:p>-0.200405467597047</text:p>
          </table:table-cell>
          <table:table-cell office:value-type="float" office:value="-0.200514888940375" calcext:value-type="float">
            <text:p>-0.200514888940375</text:p>
          </table:table-cell>
          <table:table-cell office:value-type="float" office:value="-0.200587011297902" calcext:value-type="float">
            <text:p>-0.200587011297902</text:p>
          </table:table-cell>
          <table:table-cell office:value-type="float" office:value="-0.200611855772391" calcext:value-type="float">
            <text:p>-0.200611855772391</text:p>
          </table:table-cell>
          <table:table-cell office:value-type="float" office:value="-0.200615314918654" calcext:value-type="float">
            <text:p>-0.200615314918654</text:p>
          </table:table-cell>
          <table:table-cell office:value-type="float" office:value="-0.200601143330936" calcext:value-type="float">
            <text:p>-0.200601143330936</text:p>
          </table:table-cell>
          <table:table-cell office:value-type="float" office:value="-0.200571689034618" calcext:value-type="float">
            <text:p>-0.200571689034618</text:p>
          </table:table-cell>
          <table:table-cell office:value-type="float" office:value="-0.20068910580709" calcext:value-type="float">
            <text:p>-0.20068910580709</text:p>
          </table:table-cell>
          <table:table-cell office:value-type="float" office:value="-0.200542147111131" calcext:value-type="float">
            <text:p>-0.200542147111131</text:p>
          </table:table-cell>
          <table:table-cell office:value-type="float" office:value="-0.200672397564189" calcext:value-type="float">
            <text:p>-0.200672397564189</text:p>
          </table:table-cell>
          <table:table-cell office:value-type="float" office:value="-0.200344181989111" calcext:value-type="float">
            <text:p>-0.200344181989111</text:p>
          </table:table-cell>
          <table:table-cell office:value-type="float" office:value="-0.200413816064226" calcext:value-type="float">
            <text:p>-0.200413816064226</text:p>
          </table:table-cell>
          <table:table-cell office:value-type="float" office:value="-0.200536853752558" calcext:value-type="float">
            <text:p>-0.200536853752558</text:p>
          </table:table-cell>
          <table:table-cell office:value-type="float" office:value="-0.201304598905344" calcext:value-type="float">
            <text:p>-0.201304598905344</text:p>
          </table:table-cell>
          <table:table-cell office:value-type="float" office:value="-0.202235512028097" calcext:value-type="float">
            <text:p>-0.202235512028097</text:p>
          </table:table-cell>
          <table:table-cell office:value-type="float" office:value="-0.203304110292094" calcext:value-type="float">
            <text:p>-0.203304110292094</text:p>
          </table:table-cell>
          <table:table-cell office:value-type="float" office:value="-0.204574236173104" calcext:value-type="float">
            <text:p>-0.204574236173104</text:p>
          </table:table-cell>
          <table:table-cell office:value-type="float" office:value="-0.205123208672367" calcext:value-type="float">
            <text:p>-0.205123208672367</text:p>
          </table:table-cell>
          <table:table-cell office:value-type="float" office:value="-0.205183202992575" calcext:value-type="float">
            <text:p>-0.205183202992575</text:p>
          </table:table-cell>
          <table:table-cell office:value-type="float" office:value="-0.204927655669309" calcext:value-type="float">
            <text:p>-0.204927655669309</text:p>
          </table:table-cell>
          <table:table-cell office:value-type="float" office:value="-0.20346896853683" calcext:value-type="float">
            <text:p>-0.20346896853683</text:p>
          </table:table-cell>
          <table:table-cell office:value-type="float" office:value="-0.202051727420096" calcext:value-type="float">
            <text:p>-0.202051727420096</text:p>
          </table:table-cell>
          <table:table-cell office:value-type="float" office:value="-0.201573167473987" calcext:value-type="float">
            <text:p>-0.201573167473987</text:p>
          </table:table-cell>
          <table:table-cell office:value-type="float" office:value="-0.207524835313785" calcext:value-type="float">
            <text:p>-0.207524835313785</text:p>
          </table:table-cell>
          <table:table-cell office:value-type="float" office:value="-0.212968308565876" calcext:value-type="float">
            <text:p>-0.212968308565876</text:p>
          </table:table-cell>
          <table:table-cell office:value-type="float" office:value="-0.221788336688719" calcext:value-type="float">
            <text:p>-0.221788336688719</text:p>
          </table:table-cell>
          <table:table-cell office:value-type="float" office:value="-0.245798439079889" calcext:value-type="float">
            <text:p>-0.245798439079889</text:p>
          </table:table-cell>
          <table:table-cell office:value-type="float" office:value="-0.253462995354357" calcext:value-type="float">
            <text:p>-0.253462995354357</text:p>
          </table:table-cell>
          <table:table-cell office:value-type="float" office:value="-0.246830259966274" calcext:value-type="float">
            <text:p>-0.246830259966274</text:p>
          </table:table-cell>
          <table:table-cell office:value-type="float" office:value="-0.247086785221071" calcext:value-type="float">
            <text:p>-0.247086785221071</text:p>
          </table:table-cell>
          <table:table-cell office:value-type="float" office:value="-0.246491611194161" calcext:value-type="float">
            <text:p>-0.246491611194161</text:p>
          </table:table-cell>
          <table:table-cell office:value-type="float" office:value="-0.248206751069882" calcext:value-type="float">
            <text:p>-0.248206751069882</text:p>
          </table:table-cell>
          <table:table-cell office:value-type="float" office:value="-0.248411553964092" calcext:value-type="float">
            <text:p>-0.248411553964092</text:p>
          </table:table-cell>
          <table:table-cell office:value-type="float" office:value="-0.2485762818064" calcext:value-type="float">
            <text:p>-0.2485762818064</text:p>
          </table:table-cell>
          <table:table-cell office:value-type="float" office:value="-0.248862905193045" calcext:value-type="float">
            <text:p>-0.248862905193045</text:p>
          </table:table-cell>
          <table:table-cell office:value-type="float" office:value="-0.25059845980131" calcext:value-type="float">
            <text:p>-0.25059845980131</text:p>
          </table:table-cell>
          <table:table-cell office:value-type="float" office:value="-0.24209017334773" calcext:value-type="float">
            <text:p>-0.24209017334773</text:p>
          </table:table-cell>
          <table:table-cell office:value-type="float" office:value="-0.204268649330091" calcext:value-type="float">
            <text:p>-0.204268649330091</text:p>
          </table:table-cell>
          <table:table-cell office:value-type="float" office:value="-0.203212062994321" calcext:value-type="float">
            <text:p>-0.203212062994321</text:p>
          </table:table-cell>
          <table:table-cell office:value-type="float" office:value="-0.206157730425545" calcext:value-type="float">
            <text:p>-0.206157730425545</text:p>
          </table:table-cell>
          <table:table-cell office:value-type="float" office:value="-0.20599791951436" calcext:value-type="float">
            <text:p>-0.20599791951436</text:p>
          </table:table-cell>
          <table:table-cell office:value-type="float" office:value="-0.20363033059451" calcext:value-type="float">
            <text:p>-0.20363033059451</text:p>
          </table:table-cell>
          <table:table-cell office:value-type="float" office:value="-0.206712610845299" calcext:value-type="float">
            <text:p>-0.206712610845299</text:p>
          </table:table-cell>
          <table:table-cell office:value-type="float" office:value="-0.203176533774139" calcext:value-type="float">
            <text:p>-0.203176533774139</text:p>
          </table:table-cell>
          <table:table-cell office:value-type="float" office:value="-0.199895579712585" calcext:value-type="float">
            <text:p>-0.199895579712585</text:p>
          </table:table-cell>
          <table:table-cell office:value-type="float" office:value="-0.193229395340704" calcext:value-type="float">
            <text:p>-0.193229395340704</text:p>
          </table:table-cell>
          <table:table-cell office:value-type="float" office:value="-0.196599956588288" calcext:value-type="float">
            <text:p>-0.196599956588288</text:p>
          </table:table-cell>
          <table:table-cell office:value-type="float" office:value="-0.185347304932023" calcext:value-type="float">
            <text:p>-0.185347304932023</text:p>
          </table:table-cell>
          <table:table-cell office:value-type="float" office:value="-0.190160700738557" calcext:value-type="float">
            <text:p>-0.190160700738557</text:p>
          </table:table-cell>
          <table:table-cell office:value-type="float" office:value="-0.191192653264813" calcext:value-type="float">
            <text:p>-0.191192653264813</text:p>
          </table:table-cell>
          <table:table-cell office:value-type="float" office:value="-0.190896382915359" calcext:value-type="float">
            <text:p>-0.190896382915359</text:p>
          </table:table-cell>
          <table:table-cell office:value-type="float" office:value="-0.189008001517031" calcext:value-type="float">
            <text:p>-0.189008001517031</text:p>
          </table:table-cell>
          <table:table-cell office:value-type="float" office:value="-0.187679400734749" calcext:value-type="float">
            <text:p>-0.187679400734749</text:p>
          </table:table-cell>
          <table:table-cell office:value-type="float" office:value="-0.184615631345071" calcext:value-type="float">
            <text:p>-0.184615631345071</text:p>
          </table:table-cell>
          <table:table-cell office:value-type="float" office:value="-0.234422368203064" calcext:value-type="float">
            <text:p>-0.234422368203064</text:p>
          </table:table-cell>
          <table:table-cell office:value-type="float" office:value="-0.247043575140086" calcext:value-type="float">
            <text:p>-0.247043575140086</text:p>
          </table:table-cell>
          <table:table-cell office:value-type="float" office:value="-0.249524916558979" calcext:value-type="float">
            <text:p>-0.249524916558979</text:p>
          </table:table-cell>
          <table:table-cell office:value-type="float" office:value="-0.252494334796215" calcext:value-type="float">
            <text:p>-0.252494334796215</text:p>
          </table:table-cell>
          <table:table-cell office:value-type="float" office:value="-0.251554064519542" calcext:value-type="float">
            <text:p>-0.251554064519542</text:p>
          </table:table-cell>
          <table:table-cell office:value-type="float" office:value="-0.25691532887615" calcext:value-type="float">
            <text:p>-0.25691532887615</text:p>
          </table:table-cell>
          <table:table-cell office:value-type="float" office:value="-0.258588294177458" calcext:value-type="float">
            <text:p>-0.258588294177458</text:p>
          </table:table-cell>
          <table:table-cell office:value-type="float" office:value="-0.268362436516071" calcext:value-type="float">
            <text:p>-0.268362436516071</text:p>
          </table:table-cell>
          <table:table-cell office:value-type="float" office:value="-0.196965389483621" calcext:value-type="float">
            <text:p>-0.196965389483621</text:p>
          </table:table-cell>
          <table:table-cell office:value-type="float" office:value="-0.198392837617483" calcext:value-type="float">
            <text:p>-0.198392837617483</text:p>
          </table:table-cell>
          <table:table-cell office:value-type="float" office:value="-0.198052561104195" calcext:value-type="float">
            <text:p>-0.198052561104195</text:p>
          </table:table-cell>
          <table:table-cell office:value-type="float" office:value="-0.200392089292586" calcext:value-type="float">
            <text:p>-0.200392089292586</text:p>
          </table:table-cell>
          <table:table-cell office:value-type="float" office:value="-0.204956681001581" calcext:value-type="float">
            <text:p>-0.204956681001581</text:p>
          </table:table-cell>
          <table:table-cell office:value-type="float" office:value="-0.206478555861789" calcext:value-type="float">
            <text:p>-0.206478555861789</text:p>
          </table:table-cell>
          <table:table-cell office:value-type="float" office:value="-0.206793065514237" calcext:value-type="float">
            <text:p>-0.206793065514237</text:p>
          </table:table-cell>
          <table:table-cell office:value-type="float" office:value="-0.205339321049147" calcext:value-type="float">
            <text:p>-0.205339321049147</text:p>
          </table:table-cell>
          <table:table-cell office:value-type="float" office:value="-0.205613776431406" calcext:value-type="float">
            <text:p>-0.205613776431406</text:p>
          </table:table-cell>
          <table:table-cell office:value-type="float" office:value="-0.20588051706936" calcext:value-type="float">
            <text:p>-0.20588051706936</text:p>
          </table:table-cell>
          <table:table-cell office:value-type="float" office:value="-0.206918974199666" calcext:value-type="float">
            <text:p>-0.206918974199666</text:p>
          </table:table-cell>
          <table:table-cell office:value-type="float" office:value="-0.205147881193797" calcext:value-type="float">
            <text:p>-0.205147881193797</text:p>
          </table:table-cell>
          <table:table-cell office:value-type="float" office:value="-0.194501789133994" calcext:value-type="float">
            <text:p>-0.194501789133994</text:p>
          </table:table-cell>
          <table:table-cell office:value-type="float" office:value="-0.190842354446789" calcext:value-type="float">
            <text:p>-0.190842354446789</text:p>
          </table:table-cell>
          <table:table-cell office:value-type="float" office:value="-0.18980830296628" calcext:value-type="float">
            <text:p>-0.18980830296628</text:p>
          </table:table-cell>
          <table:table-cell office:value-type="float" office:value="-0.193174907769959" calcext:value-type="float">
            <text:p>-0.193174907769959</text:p>
          </table:table-cell>
          <table:table-cell office:value-type="float" office:value="-0.187797206026204" calcext:value-type="float">
            <text:p>-0.187797206026204</text:p>
          </table:table-cell>
          <table:table-cell office:value-type="float" office:value="-0.183755917717546" calcext:value-type="float">
            <text:p>-0.183755917717546</text:p>
          </table:table-cell>
          <table:table-cell office:value-type="float" office:value="-0.184865365090255" calcext:value-type="float">
            <text:p>-0.184865365090255</text:p>
          </table:table-cell>
          <table:table-cell office:value-type="float" office:value="-0.189471180289882" calcext:value-type="float">
            <text:p>-0.189471180289882</text:p>
          </table:table-cell>
          <table:table-cell office:value-type="float" office:value="-0.196889340073257" calcext:value-type="float">
            <text:p>-0.196889340073257</text:p>
          </table:table-cell>
          <table:table-cell office:value-type="float" office:value="-0.199254166885851" calcext:value-type="float">
            <text:p>-0.199254166885851</text:p>
          </table:table-cell>
          <table:table-cell office:value-type="float" office:value="-0.201564581338623" calcext:value-type="float">
            <text:p>-0.201564581338623</text:p>
          </table:table-cell>
          <table:table-cell office:value-type="float" office:value="-0.202545555704328" calcext:value-type="float">
            <text:p>-0.202545555704328</text:p>
          </table:table-cell>
          <table:table-cell office:value-type="float" office:value="-0.201851259704176" calcext:value-type="float">
            <text:p>-0.201851259704176</text:p>
          </table:table-cell>
          <table:table-cell office:value-type="float" office:value="-0.201606461668959" calcext:value-type="float">
            <text:p>-0.201606461668959</text:p>
          </table:table-cell>
          <table:table-cell office:value-type="float" office:value="-0.20124431261215" calcext:value-type="float">
            <text:p>-0.20124431261215</text:p>
          </table:table-cell>
          <table:table-cell office:value-type="float" office:value="-0.200935680796767" calcext:value-type="float">
            <text:p>-0.200935680796767</text:p>
          </table:table-cell>
          <table:table-cell office:value-type="float" office:value="-0.199531275669261" calcext:value-type="float">
            <text:p>-0.199531275669261</text:p>
          </table:table-cell>
          <table:table-cell office:value-type="float" office:value="-0.196943886433668" calcext:value-type="float">
            <text:p>-0.196943886433668</text:p>
          </table:table-cell>
          <table:table-cell office:value-type="float" office:value="-0.191341652620401" calcext:value-type="float">
            <text:p>-0.191341652620401</text:p>
          </table:table-cell>
          <table:table-cell office:value-type="float" office:value="-0.184891254996381" calcext:value-type="float">
            <text:p>-0.184891254996381</text:p>
          </table:table-cell>
          <table:table-cell office:value-type="float" office:value="-0.191495072887442" calcext:value-type="float">
            <text:p>-0.191495072887442</text:p>
          </table:table-cell>
          <table:table-cell office:value-type="float" office:value="-0.196829087089669" calcext:value-type="float">
            <text:p>-0.196829087089669</text:p>
          </table:table-cell>
          <table:table-cell office:value-type="float" office:value="-0.211197197620962" calcext:value-type="float">
            <text:p>-0.211197197620962</text:p>
          </table:table-cell>
          <table:table-cell office:value-type="float" office:value="-0.216714421735963" calcext:value-type="float">
            <text:p>-0.216714421735963</text:p>
          </table:table-cell>
          <table:table-cell office:value-type="float" office:value="-0.23177949951017" calcext:value-type="float">
            <text:p>-0.23177949951017</text:p>
          </table:table-cell>
          <table:table-cell office:value-type="float" office:value="-0.237679136598235" calcext:value-type="float">
            <text:p>-0.237679136598235</text:p>
          </table:table-cell>
          <table:table-cell office:value-type="float" office:value="-0.241155484445241" calcext:value-type="float">
            <text:p>-0.241155484445241</text:p>
          </table:table-cell>
          <table:table-cell office:value-type="float" office:value="-0.242256923390216" calcext:value-type="float">
            <text:p>-0.242256923390216</text:p>
          </table:table-cell>
          <table:table-cell office:value-type="float" office:value="-0.243465156787373" calcext:value-type="float">
            <text:p>-0.243465156787373</text:p>
          </table:table-cell>
          <table:table-cell office:value-type="float" office:value="-0.244620995800781" calcext:value-type="float">
            <text:p>-0.244620995800781</text:p>
          </table:table-cell>
          <table:table-cell office:value-type="float" office:value="-0.246091454783762" calcext:value-type="float">
            <text:p>-0.246091454783762</text:p>
          </table:table-cell>
          <table:table-cell office:value-type="float" office:value="-0.249946567616392" calcext:value-type="float">
            <text:p>-0.249946567616392</text:p>
          </table:table-cell>
          <table:table-cell office:value-type="float" office:value="-0.252854606967829" calcext:value-type="float">
            <text:p>-0.252854606967829</text:p>
          </table:table-cell>
          <table:table-cell office:value-type="float" office:value="-0.265348155072417" calcext:value-type="float">
            <text:p>-0.265348155072417</text:p>
          </table:table-cell>
          <table:table-cell office:value-type="float" office:value="-0.264065953443621" calcext:value-type="float">
            <text:p>-0.264065953443621</text:p>
          </table:table-cell>
          <table:table-cell office:value-type="float" office:value="-0.261504930820276" calcext:value-type="float">
            <text:p>-0.261504930820276</text:p>
          </table:table-cell>
          <table:table-cell office:value-type="float" office:value="-0.214884005670222" calcext:value-type="float">
            <text:p>-0.214884005670222</text:p>
          </table:table-cell>
          <table:table-cell office:value-type="float" office:value="-0.21090428286231" calcext:value-type="float">
            <text:p>-0.21090428286231</text:p>
          </table:table-cell>
          <table:table-cell office:value-type="float" office:value="-0.213442301810594" calcext:value-type="float">
            <text:p>-0.213442301810594</text:p>
          </table:table-cell>
          <table:table-cell office:value-type="float" office:value="-0.218080019438018" calcext:value-type="float">
            <text:p>-0.218080019438018</text:p>
          </table:table-cell>
          <table:table-cell office:value-type="float" office:value="-0.218017200111404" calcext:value-type="float">
            <text:p>-0.218017200111404</text:p>
          </table:table-cell>
          <table:table-cell office:value-type="float" office:value="-0.216704699044606" calcext:value-type="float">
            <text:p>-0.216704699044606</text:p>
          </table:table-cell>
          <table:table-cell office:value-type="float" office:value="-0.217018456715817" calcext:value-type="float">
            <text:p>-0.217018456715817</text:p>
          </table:table-cell>
          <table:table-cell office:value-type="float" office:value="-0.216101521604454" calcext:value-type="float">
            <text:p>-0.216101521604454</text:p>
          </table:table-cell>
          <table:table-cell office:value-type="float" office:value="-0.21474617404054" calcext:value-type="float">
            <text:p>-0.21474617404054</text:p>
          </table:table-cell>
          <table:table-cell office:value-type="float" office:value="-0.213437765448631" calcext:value-type="float">
            <text:p>-0.213437765448631</text:p>
          </table:table-cell>
          <table:table-cell office:value-type="float" office:value="-0.199475928225727" calcext:value-type="float">
            <text:p>-0.199475928225727</text:p>
          </table:table-cell>
          <table:table-cell office:value-type="float" office:value="-0.198488829399817" calcext:value-type="float">
            <text:p>-0.198488829399817</text:p>
          </table:table-cell>
          <table:table-cell office:value-type="float" office:value="-0.200551365703494" calcext:value-type="float">
            <text:p>-0.200551365703494</text:p>
          </table:table-cell>
          <table:table-cell office:value-type="float" office:value="-0.202840114042485" calcext:value-type="float">
            <text:p>-0.202840114042485</text:p>
          </table:table-cell>
          <table:table-cell office:value-type="float" office:value="-0.204055403703837" calcext:value-type="float">
            <text:p>-0.204055403703837</text:p>
          </table:table-cell>
          <table:table-cell office:value-type="float" office:value="-0.204459461837533" calcext:value-type="float">
            <text:p>-0.204459461837533</text:p>
          </table:table-cell>
          <table:table-cell office:value-type="float" office:value="-0.200908163793808" calcext:value-type="float">
            <text:p>-0.200908163793808</text:p>
          </table:table-cell>
          <table:table-cell office:value-type="float" office:value="-0.203118666385244" calcext:value-type="float">
            <text:p>-0.203118666385244</text:p>
          </table:table-cell>
          <table:table-cell office:value-type="float" office:value="-0.211273978102772" calcext:value-type="float">
            <text:p>-0.211273978102772</text:p>
          </table:table-cell>
          <table:table-cell office:value-type="float" office:value="-0.211436761180628" calcext:value-type="float">
            <text:p>-0.211436761180628</text:p>
          </table:table-cell>
          <table:table-cell office:value-type="float" office:value="-0.211999849999029" calcext:value-type="float">
            <text:p>-0.211999849999029</text:p>
          </table:table-cell>
          <table:table-cell office:value-type="float" office:value="-0.210463259678135" calcext:value-type="float">
            <text:p>-0.210463259678135</text:p>
          </table:table-cell>
          <table:table-cell office:value-type="float" office:value="-0.211372085973603" calcext:value-type="float">
            <text:p>-0.211372085973603</text:p>
          </table:table-cell>
          <table:table-cell office:value-type="float" office:value="-0.21042635767915" calcext:value-type="float">
            <text:p>-0.21042635767915</text:p>
          </table:table-cell>
          <table:table-cell office:value-type="float" office:value="-0.208843262278197" calcext:value-type="float">
            <text:p>-0.208843262278197</text:p>
          </table:table-cell>
          <table:table-cell office:value-type="float" office:value="-0.204808186770118" calcext:value-type="float">
            <text:p>-0.204808186770118</text:p>
          </table:table-cell>
          <table:table-cell office:value-type="float" office:value="-0.198424631763258" calcext:value-type="float">
            <text:p>-0.198424631763258</text:p>
          </table:table-cell>
          <table:table-cell office:value-type="float" office:value="-0.218959305012647" calcext:value-type="float">
            <text:p>-0.218959305012647</text:p>
          </table:table-cell>
          <table:table-cell office:value-type="float" office:value="-0.225358517305044" calcext:value-type="float">
            <text:p>-0.225358517305044</text:p>
          </table:table-cell>
          <table:table-cell office:value-type="float" office:value="-0.230581222023616" calcext:value-type="float">
            <text:p>-0.230581222023616</text:p>
          </table:table-cell>
          <table:table-cell office:value-type="float" office:value="-0.241166796513191" calcext:value-type="float">
            <text:p>-0.241166796513191</text:p>
          </table:table-cell>
          <table:table-cell office:value-type="float" office:value="-0.242608646722459" calcext:value-type="float">
            <text:p>-0.242608646722459</text:p>
          </table:table-cell>
          <table:table-cell office:value-type="float" office:value="-0.243028455737218" calcext:value-type="float">
            <text:p>-0.243028455737218</text:p>
          </table:table-cell>
          <table:table-cell office:value-type="float" office:value="-0.243735645714936" calcext:value-type="float">
            <text:p>-0.243735645714936</text:p>
          </table:table-cell>
          <table:table-cell office:value-type="float" office:value="-0.197378733968372" calcext:value-type="float">
            <text:p>-0.197378733968372</text:p>
          </table:table-cell>
          <table:table-cell office:value-type="float" office:value="-0.198723214682615" calcext:value-type="float">
            <text:p>-0.198723214682615</text:p>
          </table:table-cell>
          <table:table-cell office:value-type="float" office:value="-0.199246840605" calcext:value-type="float">
            <text:p>-0.199246840605</text:p>
          </table:table-cell>
          <table:table-cell office:value-type="float" office:value="-0.204177061237344" calcext:value-type="float">
            <text:p>-0.204177061237344</text:p>
          </table:table-cell>
          <table:table-cell office:value-type="float" office:value="-0.202881200591433" calcext:value-type="float">
            <text:p>-0.202881200591433</text:p>
          </table:table-cell>
          <table:table-cell office:value-type="float" office:value="-0.202653759763995" calcext:value-type="float">
            <text:p>-0.202653759763995</text:p>
          </table:table-cell>
          <table:table-cell office:value-type="float" office:value="-0.202416251604182" calcext:value-type="float">
            <text:p>-0.202416251604182</text:p>
          </table:table-cell>
          <table:table-cell office:value-type="float" office:value="-0.199985590211675" calcext:value-type="float">
            <text:p>-0.199985590211675</text:p>
          </table:table-cell>
          <table:table-cell office:value-type="float" office:value="-0.197433722978991" calcext:value-type="float">
            <text:p>-0.197433722978991</text:p>
          </table:table-cell>
          <table:table-cell office:value-type="float" office:value="-0.191397684091015" calcext:value-type="float">
            <text:p>-0.191397684091015</text:p>
          </table:table-cell>
          <table:table-cell office:value-type="float" office:value="-0.1908374674984" calcext:value-type="float">
            <text:p>-0.1908374674984</text:p>
          </table:table-cell>
          <table:table-cell office:value-type="float" office:value="-0.184636811911976" calcext:value-type="float">
            <text:p>-0.184636811911976</text:p>
          </table:table-cell>
          <table:table-cell office:value-type="float" office:value="-0.179486161587736" calcext:value-type="float">
            <text:p>-0.179486161587736</text:p>
          </table:table-cell>
          <table:table-cell office:value-type="float" office:value="-0.171333715883323" calcext:value-type="float">
            <text:p>-0.171333715883323</text:p>
          </table:table-cell>
          <table:table-cell office:value-type="float" office:value="-0.178725442584043" calcext:value-type="float">
            <text:p>-0.178725442584043</text:p>
          </table:table-cell>
          <table:table-cell office:value-type="float" office:value="-0.187499410654033" calcext:value-type="float">
            <text:p>-0.187499410654033</text:p>
          </table:table-cell>
          <table:table-cell office:value-type="float" office:value="-0.189923926760672" calcext:value-type="float">
            <text:p>-0.189923926760672</text:p>
          </table:table-cell>
          <table:table-cell office:value-type="float" office:value="-0.189954566786472" calcext:value-type="float">
            <text:p>-0.189954566786472</text:p>
          </table:table-cell>
          <table:table-cell office:value-type="float" office:value="-0.187984999069981" calcext:value-type="float">
            <text:p>-0.187984999069981</text:p>
          </table:table-cell>
          <table:table-cell office:value-type="float" office:value="-0.186895436104532" calcext:value-type="float">
            <text:p>-0.186895436104532</text:p>
          </table:table-cell>
          <table:table-cell office:value-type="float" office:value="-0.184228363709327" calcext:value-type="float">
            <text:p>-0.184228363709327</text:p>
          </table:table-cell>
          <table:table-cell office:value-type="float" office:value="-0.180107319469901" calcext:value-type="float">
            <text:p>-0.180107319469901</text:p>
          </table:table-cell>
          <table:table-cell office:value-type="float" office:value="-0.176568938632337" calcext:value-type="float">
            <text:p>-0.176568938632337</text:p>
          </table:table-cell>
          <table:table-cell office:value-type="float" office:value="-0.173279424402906" calcext:value-type="float">
            <text:p>-0.173279424402906</text:p>
          </table:table-cell>
          <table:table-cell office:value-type="float" office:value="-0.190139922705216" calcext:value-type="float">
            <text:p>-0.190139922705216</text:p>
          </table:table-cell>
          <table:table-cell office:value-type="float" office:value="-0.204597970495739" calcext:value-type="float">
            <text:p>-0.204597970495739</text:p>
          </table:table-cell>
          <table:table-cell office:value-type="float" office:value="-0.222291639346972" calcext:value-type="float">
            <text:p>-0.222291639346972</text:p>
          </table:table-cell>
          <table:table-cell office:value-type="float" office:value="-0.239479505086484" calcext:value-type="float">
            <text:p>-0.239479505086484</text:p>
          </table:table-cell>
          <table:table-cell office:value-type="float" office:value="-0.24538381002093" calcext:value-type="float">
            <text:p>-0.24538381002093</text:p>
          </table:table-cell>
          <table:table-cell office:value-type="float" office:value="-0.249213475010623" calcext:value-type="float">
            <text:p>-0.249213475010623</text:p>
          </table:table-cell>
          <table:table-cell office:value-type="float" office:value="-0.251751018334792" calcext:value-type="float">
            <text:p>-0.251751018334792</text:p>
          </table:table-cell>
          <table:table-cell office:value-type="float" office:value="-0.254598495369596" calcext:value-type="float">
            <text:p>-0.254598495369596</text:p>
          </table:table-cell>
          <table:table-cell office:value-type="float" office:value="-0.258522428964881" calcext:value-type="float">
            <text:p>-0.258522428964881</text:p>
          </table:table-cell>
          <table:table-cell office:value-type="float" office:value="-0.261378849830119" calcext:value-type="float">
            <text:p>-0.261378849830119</text:p>
          </table:table-cell>
          <table:table-cell office:value-type="float" office:value="-0.191212721279241" calcext:value-type="float">
            <text:p>-0.191212721279241</text:p>
          </table:table-cell>
          <table:table-cell office:value-type="float" office:value="-0.194397274957502" calcext:value-type="float">
            <text:p>-0.194397274957502</text:p>
          </table:table-cell>
          <table:table-cell office:value-type="float" office:value="-0.197528742252358" calcext:value-type="float">
            <text:p>-0.197528742252358</text:p>
          </table:table-cell>
          <table:table-cell office:value-type="float" office:value="-0.198132750253656" calcext:value-type="float">
            <text:p>-0.198132750253656</text:p>
          </table:table-cell>
          <table:table-cell office:value-type="float" office:value="-0.198251074416481" calcext:value-type="float">
            <text:p>-0.198251074416481</text:p>
          </table:table-cell>
          <table:table-cell office:value-type="float" office:value="-0.197170382616687" calcext:value-type="float">
            <text:p>-0.197170382616687</text:p>
          </table:table-cell>
          <table:table-cell office:value-type="float" office:value="-0.19743588052089" calcext:value-type="float">
            <text:p>-0.19743588052089</text:p>
          </table:table-cell>
          <table:table-cell office:value-type="float" office:value="-0.198840777320109" calcext:value-type="float">
            <text:p>-0.198840777320109</text:p>
          </table:table-cell>
          <table:table-cell office:value-type="float" office:value="-0.198576283466942" calcext:value-type="float">
            <text:p>-0.198576283466942</text:p>
          </table:table-cell>
          <table:table-cell office:value-type="float" office:value="-0.197777794045553" calcext:value-type="float">
            <text:p>-0.197777794045553</text:p>
          </table:table-cell>
          <table:table-cell office:value-type="float" office:value="-0.201592378120442" calcext:value-type="float">
            <text:p>-0.201592378120442</text:p>
          </table:table-cell>
          <table:table-cell office:value-type="float" office:value="-0.196996891081893" calcext:value-type="float">
            <text:p>-0.196996891081893</text:p>
          </table:table-cell>
          <table:table-cell office:value-type="float" office:value="-0.193483547685175" calcext:value-type="float">
            <text:p>-0.193483547685175</text:p>
          </table:table-cell>
          <table:table-cell office:value-type="float" office:value="-0.189356583976113" calcext:value-type="float">
            <text:p>-0.189356583976113</text:p>
          </table:table-cell>
          <table:table-cell office:value-type="float" office:value="-0.187463781891949" calcext:value-type="float">
            <text:p>-0.187463781891949</text:p>
          </table:table-cell>
          <table:table-cell office:value-type="float" office:value="-0.187093210030167" calcext:value-type="float">
            <text:p>-0.187093210030167</text:p>
          </table:table-cell>
          <table:table-cell office:value-type="float" office:value="-0.189802658429567" calcext:value-type="float">
            <text:p>-0.189802658429567</text:p>
          </table:table-cell>
          <table:table-cell office:value-type="float" office:value="-0.184536356094186" calcext:value-type="float">
            <text:p>-0.184536356094186</text:p>
          </table:table-cell>
          <table:table-cell office:value-type="float" office:value="-0.182359891506223" calcext:value-type="float">
            <text:p>-0.182359891506223</text:p>
          </table:table-cell>
          <table:table-cell office:value-type="float" office:value="-0.180245272024903" calcext:value-type="float">
            <text:p>-0.180245272024903</text:p>
          </table:table-cell>
          <table:table-cell office:value-type="float" office:value="-0.175748253387874" calcext:value-type="float">
            <text:p>-0.175748253387874</text:p>
          </table:table-cell>
          <table:table-cell office:value-type="float" office:value="-0.172227100385621" calcext:value-type="float">
            <text:p>-0.172227100385621</text:p>
          </table:table-cell>
          <table:table-cell office:value-type="float" office:value="-0.180206227195136" calcext:value-type="float">
            <text:p>-0.180206227195136</text:p>
          </table:table-cell>
          <table:table-cell office:value-type="float" office:value="-0.189841638286167" calcext:value-type="float">
            <text:p>-0.189841638286167</text:p>
          </table:table-cell>
          <table:table-cell office:value-type="float" office:value="-0.193855541269123" calcext:value-type="float">
            <text:p>-0.193855541269123</text:p>
          </table:table-cell>
          <table:table-cell office:value-type="float" office:value="-0.19381369484746" calcext:value-type="float">
            <text:p>-0.19381369484746</text:p>
          </table:table-cell>
          <table:table-cell office:value-type="float" office:value="-0.191905881048984" calcext:value-type="float">
            <text:p>-0.191905881048984</text:p>
          </table:table-cell>
          <table:table-cell office:value-type="float" office:value="-0.188487437918202" calcext:value-type="float">
            <text:p>-0.188487437918202</text:p>
          </table:table-cell>
          <table:table-cell office:value-type="float" office:value="-0.183350568256252" calcext:value-type="float">
            <text:p>-0.183350568256252</text:p>
          </table:table-cell>
          <table:table-cell office:value-type="float" office:value="-0.180333428545909" calcext:value-type="float">
            <text:p>-0.180333428545909</text:p>
          </table:table-cell>
          <table:table-cell office:value-type="float" office:value="-0.18232421381141" calcext:value-type="float">
            <text:p>-0.18232421381141</text:p>
          </table:table-cell>
          <table:table-cell office:value-type="float" office:value="-0.190604395633947" calcext:value-type="float">
            <text:p>-0.190604395633947</text:p>
          </table:table-cell>
          <table:table-cell office:value-type="float" office:value="-0.254287256689061" calcext:value-type="float">
            <text:p>-0.254287256689061</text:p>
          </table:table-cell>
          <table:table-cell office:value-type="float" office:value="-0.256544422181083" calcext:value-type="float">
            <text:p>-0.256544422181083</text:p>
          </table:table-cell>
          <table:table-cell office:value-type="float" office:value="-0.259951628846443" calcext:value-type="float">
            <text:p>-0.259951628846443</text:p>
          </table:table-cell>
          <table:table-cell office:value-type="float" office:value="-0.25778362067707" calcext:value-type="float">
            <text:p>-0.25778362067707</text:p>
          </table:table-cell>
          <table:table-cell office:value-type="float" office:value="-0.260443521707611" calcext:value-type="float">
            <text:p>-0.260443521707611</text:p>
          </table:table-cell>
          <table:table-cell office:value-type="float" office:value="-0.261895002061451" calcext:value-type="float">
            <text:p>-0.261895002061451</text:p>
          </table:table-cell>
          <table:table-cell office:value-type="float" office:value="-0.269601958627735" calcext:value-type="float">
            <text:p>-0.269601958627735</text:p>
          </table:table-cell>
          <table:table-cell office:value-type="float" office:value="-0.19782048573294" calcext:value-type="float">
            <text:p>-0.19782048573294</text:p>
          </table:table-cell>
          <table:table-cell office:value-type="float" office:value="-0.196790646815212" calcext:value-type="float">
            <text:p>-0.196790646815212</text:p>
          </table:table-cell>
          <table:table-cell office:value-type="float" office:value="-0.200972241196786" calcext:value-type="float">
            <text:p>-0.200972241196786</text:p>
          </table:table-cell>
          <table:table-cell office:value-type="float" office:value="-0.205663824852405" calcext:value-type="float">
            <text:p>-0.205663824852405</text:p>
          </table:table-cell>
          <table:table-cell office:value-type="float" office:value="-0.207263815706049" calcext:value-type="float">
            <text:p>-0.207263815706049</text:p>
          </table:table-cell>
          <table:table-cell office:value-type="float" office:value="-0.204131729332509" calcext:value-type="float">
            <text:p>-0.204131729332509</text:p>
          </table:table-cell>
          <table:table-cell office:value-type="float" office:value="-0.204597545311468" calcext:value-type="float">
            <text:p>-0.204597545311468</text:p>
          </table:table-cell>
          <table:table-cell office:value-type="float" office:value="-0.206486221989159" calcext:value-type="float">
            <text:p>-0.206486221989159</text:p>
          </table:table-cell>
          <table:table-cell office:value-type="float" office:value="-0.202949585681631" calcext:value-type="float">
            <text:p>-0.202949585681631</text:p>
          </table:table-cell>
          <table:table-cell office:value-type="float" office:value="-0.194658471562237" calcext:value-type="float">
            <text:p>-0.194658471562237</text:p>
          </table:table-cell>
          <table:table-cell office:value-type="float" office:value="-0.193665459845762" calcext:value-type="float">
            <text:p>-0.193665459845762</text:p>
          </table:table-cell>
          <table:table-cell office:value-type="float" office:value="-0.192145309822041" calcext:value-type="float">
            <text:p>-0.192145309822041</text:p>
          </table:table-cell>
          <table:table-cell office:value-type="float" office:value="-0.180843226263151" calcext:value-type="float">
            <text:p>-0.180843226263151</text:p>
          </table:table-cell>
          <table:table-cell office:value-type="float" office:value="-0.171493978707392" calcext:value-type="float">
            <text:p>-0.171493978707392</text:p>
          </table:table-cell>
          <table:table-cell office:value-type="float" office:value="-0.173850911546041" calcext:value-type="float">
            <text:p>-0.173850911546041</text:p>
          </table:table-cell>
          <table:table-cell office:value-type="float" office:value="-0.183583496704926" calcext:value-type="float">
            <text:p>-0.183583496704926</text:p>
          </table:table-cell>
          <table:table-cell office:value-type="float" office:value="-0.190140195453948" calcext:value-type="float">
            <text:p>-0.190140195453948</text:p>
          </table:table-cell>
          <table:table-cell office:value-type="float" office:value="-0.190555896458708" calcext:value-type="float">
            <text:p>-0.190555896458708</text:p>
          </table:table-cell>
          <table:table-cell office:value-type="float" office:value="-0.191305684376827" calcext:value-type="float">
            <text:p>-0.191305684376827</text:p>
          </table:table-cell>
          <table:table-cell office:value-type="float" office:value="-0.191203304708509" calcext:value-type="float">
            <text:p>-0.191203304708509</text:p>
          </table:table-cell>
          <table:table-cell office:value-type="float" office:value="-0.190563716115102" calcext:value-type="float">
            <text:p>-0.190563716115102</text:p>
          </table:table-cell>
          <table:table-cell office:value-type="float" office:value="-0.188213209703974" calcext:value-type="float">
            <text:p>-0.188213209703974</text:p>
          </table:table-cell>
          <table:table-cell office:value-type="float" office:value="-0.185845501586334" calcext:value-type="float">
            <text:p>-0.185845501586334</text:p>
          </table:table-cell>
          <table:table-cell office:value-type="float" office:value="-0.182401234800695" calcext:value-type="float">
            <text:p>-0.182401234800695</text:p>
          </table:table-cell>
          <table:table-cell office:value-type="float" office:value="-0.184158846799073" calcext:value-type="float">
            <text:p>-0.184158846799073</text:p>
          </table:table-cell>
          <table:table-cell office:value-type="float" office:value="-0.187355957727746" calcext:value-type="float">
            <text:p>-0.187355957727746</text:p>
          </table:table-cell>
          <table:table-cell office:value-type="float" office:value="-0.188105299420943" calcext:value-type="float">
            <text:p>-0.188105299420943</text:p>
          </table:table-cell>
          <table:table-cell office:value-type="float" office:value="-0.185700684036359" calcext:value-type="float">
            <text:p>-0.185700684036359</text:p>
          </table:table-cell>
          <table:table-cell office:value-type="float" office:value="-0.185823847073522" calcext:value-type="float">
            <text:p>-0.185823847073522</text:p>
          </table:table-cell>
          <table:table-cell office:value-type="float" office:value="-0.185701941039159" calcext:value-type="float">
            <text:p>-0.185701941039159</text:p>
          </table:table-cell>
          <table:table-cell office:value-type="float" office:value="-0.18532940847742" calcext:value-type="float">
            <text:p>-0.18532940847742</text:p>
          </table:table-cell>
          <table:table-cell office:value-type="float" office:value="-0.185246163627699" calcext:value-type="float">
            <text:p>-0.185246163627699</text:p>
          </table:table-cell>
          <table:table-cell office:value-type="float" office:value="-0.185190234507836" calcext:value-type="float">
            <text:p>-0.185190234507836</text:p>
          </table:table-cell>
          <table:table-cell office:value-type="float" office:value="-0.185107038837704" calcext:value-type="float">
            <text:p>-0.185107038837704</text:p>
          </table:table-cell>
          <table:table-cell office:value-type="float" office:value="-0.18499598363029" calcext:value-type="float">
            <text:p>-0.18499598363029</text:p>
          </table:table-cell>
          <table:table-cell office:value-type="float" office:value="-0.185206732723617" calcext:value-type="float">
            <text:p>-0.185206732723617</text:p>
          </table:table-cell>
          <table:table-cell office:value-type="float" office:value="-0.185073463014412" calcext:value-type="float">
            <text:p>-0.185073463014412</text:p>
          </table:table-cell>
          <table:table-cell office:value-type="float" office:value="-0.185073074642019" calcext:value-type="float">
            <text:p>-0.185073074642019</text:p>
          </table:table-cell>
          <table:table-cell office:value-type="float" office:value="-0.184915851024182" calcext:value-type="float">
            <text:p>-0.184915851024182</text:p>
          </table:table-cell>
          <table:table-cell office:value-type="float" office:value="-0.184964402609408" calcext:value-type="float">
            <text:p>-0.184964402609408</text:p>
          </table:table-cell>
          <table:table-cell office:value-type="float" office:value="-0.185015945020692" calcext:value-type="float">
            <text:p>-0.185015945020692</text:p>
          </table:table-cell>
          <table:table-cell office:value-type="float" office:value="-0.185113887620495" calcext:value-type="float">
            <text:p>-0.185113887620495</text:p>
          </table:table-cell>
          <table:table-cell office:value-type="float" office:value="-0.185102552187491" calcext:value-type="float">
            <text:p>-0.185102552187491</text:p>
          </table:table-cell>
          <table:table-cell office:value-type="float" office:value="-0.184981699445871" calcext:value-type="float">
            <text:p>-0.184981699445871</text:p>
          </table:table-cell>
          <table:table-cell office:value-type="float" office:value="-0.185162712633258" calcext:value-type="float">
            <text:p>-0.185162712633258</text:p>
          </table:table-cell>
          <table:table-cell office:value-type="float" office:value="-0.185174131119754" calcext:value-type="float">
            <text:p>-0.185174131119754</text:p>
          </table:table-cell>
          <table:table-cell office:value-type="float" office:value="-0.185173287088706" calcext:value-type="float">
            <text:p>-0.185173287088706</text:p>
          </table:table-cell>
          <table:table-cell office:value-type="float" office:value="-0.185019506115162" calcext:value-type="float">
            <text:p>-0.185019506115162</text:p>
          </table:table-cell>
          <table:table-cell office:value-type="float" office:value="-0.18503921179624" calcext:value-type="float">
            <text:p>-0.18503921179624</text:p>
          </table:table-cell>
          <table:table-cell office:value-type="float" office:value="-0.185030815038681" calcext:value-type="float">
            <text:p>-0.185030815038681</text:p>
          </table:table-cell>
          <table:table-cell office:value-type="float" office:value="-0.185268118492445" calcext:value-type="float">
            <text:p>-0.185268118492445</text:p>
          </table:table-cell>
          <table:table-cell office:value-type="float" office:value="-0.185148034963185" calcext:value-type="float">
            <text:p>-0.185148034963185</text:p>
          </table:table-cell>
          <table:table-cell office:value-type="float" office:value="-0.185124207391933" calcext:value-type="float">
            <text:p>-0.185124207391933</text:p>
          </table:table-cell>
          <table:table-cell office:value-type="float" office:value="-0.185221360622768" calcext:value-type="float">
            <text:p>-0.185221360622768</text:p>
          </table:table-cell>
          <table:table-cell office:value-type="float" office:value="-0.185268060112972" calcext:value-type="float">
            <text:p>-0.185268060112972</text:p>
          </table:table-cell>
          <table:table-cell office:value-type="float" office:value="-0.185132175439255" calcext:value-type="float">
            <text:p>-0.185132175439255</text:p>
          </table:table-cell>
          <table:table-cell office:value-type="float" office:value="-0.185109395290688" calcext:value-type="float">
            <text:p>-0.185109395290688</text:p>
          </table:table-cell>
          <table:table-cell office:value-type="float" office:value="-0.185221733924454" calcext:value-type="float">
            <text:p>-0.185221733924454</text:p>
          </table:table-cell>
          <table:table-cell office:value-type="float" office:value="-0.185284172677706" calcext:value-type="float">
            <text:p>-0.185284172677706</text:p>
          </table:table-cell>
          <table:table-cell office:value-type="float" office:value="-0.185339549926358" calcext:value-type="float">
            <text:p>-0.185339549926358</text:p>
          </table:table-cell>
          <table:table-cell office:value-type="float" office:value="-0.185276678614666" calcext:value-type="float">
            <text:p>-0.185276678614666</text:p>
          </table:table-cell>
          <table:table-cell office:value-type="float" office:value="-0.185332331044366" calcext:value-type="float">
            <text:p>-0.185332331044366</text:p>
          </table:table-cell>
          <table:table-cell office:value-type="float" office:value="-0.185251171227855" calcext:value-type="float">
            <text:p>-0.185251171227855</text:p>
          </table:table-cell>
          <table:table-cell office:value-type="float" office:value="-0.185421230016581" calcext:value-type="float">
            <text:p>-0.185421230016581</text:p>
          </table:table-cell>
          <table:table-cell office:value-type="float" office:value="-0.185298616031531" calcext:value-type="float">
            <text:p>-0.185298616031531</text:p>
          </table:table-cell>
          <table:table-cell office:value-type="float" office:value="-0.185441323480675" calcext:value-type="float">
            <text:p>-0.185441323480675</text:p>
          </table:table-cell>
          <table:table-cell office:value-type="float" office:value="-0.185407087420038" calcext:value-type="float">
            <text:p>-0.185407087420038</text:p>
          </table:table-cell>
          <table:table-cell office:value-type="float" office:value="-0.1852244174796" calcext:value-type="float">
            <text:p>-0.1852244174796</text:p>
          </table:table-cell>
          <table:table-cell office:value-type="float" office:value="-0.18524351506414" calcext:value-type="float">
            <text:p>-0.18524351506414</text:p>
          </table:table-cell>
          <table:table-cell office:value-type="float" office:value="-0.185226299704742" calcext:value-type="float">
            <text:p>-0.185226299704742</text:p>
          </table:table-cell>
          <table:table-cell office:value-type="float" office:value="-0.185340864156987" calcext:value-type="float">
            <text:p>-0.185340864156987</text:p>
          </table:table-cell>
          <table:table-cell office:value-type="float" office:value="-0.185425045980781" calcext:value-type="float">
            <text:p>-0.185425045980781</text:p>
          </table:table-cell>
          <table:table-cell office:value-type="float" office:value="-0.185314674323401" calcext:value-type="float">
            <text:p>-0.185314674323401</text:p>
          </table:table-cell>
          <table:table-cell office:value-type="float" office:value="-0.185709307100848" calcext:value-type="float">
            <text:p>-0.185709307100848</text:p>
          </table:table-cell>
          <table:table-cell office:value-type="float" office:value="-0.18537367807093" calcext:value-type="float">
            <text:p>-0.18537367807093</text:p>
          </table:table-cell>
          <table:table-cell office:value-type="float" office:value="-0.18540781958949" calcext:value-type="float">
            <text:p>-0.18540781958949</text:p>
          </table:table-cell>
          <table:table-cell office:value-type="float" office:value="-0.185362528485409" calcext:value-type="float">
            <text:p>-0.185362528485409</text:p>
          </table:table-cell>
          <table:table-cell office:value-type="float" office:value="-0.185429751289474" calcext:value-type="float">
            <text:p>-0.185429751289474</text:p>
          </table:table-cell>
          <table:table-cell office:value-type="float" office:value="-0.185486505827202" calcext:value-type="float">
            <text:p>-0.185486505827202</text:p>
          </table:table-cell>
          <table:table-cell office:value-type="float" office:value="-0.185354572059471" calcext:value-type="float">
            <text:p>-0.185354572059471</text:p>
          </table:table-cell>
          <table:table-cell office:value-type="float" office:value="-0.185430533735472" calcext:value-type="float">
            <text:p>-0.185430533735472</text:p>
          </table:table-cell>
          <table:table-cell office:value-type="float" office:value="-0.185309217383507" calcext:value-type="float">
            <text:p>-0.185309217383507</text:p>
          </table:table-cell>
          <table:table-cell office:value-type="float" office:value="-0.185300084804709" calcext:value-type="float">
            <text:p>-0.185300084804709</text:p>
          </table:table-cell>
          <table:table-cell office:value-type="float" office:value="-0.185311845511121" calcext:value-type="float">
            <text:p>-0.185311845511121</text:p>
          </table:table-cell>
          <table:table-cell office:value-type="float" office:value="-0.185315389390204" calcext:value-type="float">
            <text:p>-0.185315389390204</text:p>
          </table:table-cell>
          <table:table-cell office:value-type="float" office:value="-0.185352658917792" calcext:value-type="float">
            <text:p>-0.185352658917792</text:p>
          </table:table-cell>
          <table:table-cell office:value-type="float" office:value="-0.185293182051957" calcext:value-type="float">
            <text:p>-0.185293182051957</text:p>
          </table:table-cell>
          <table:table-cell office:value-type="float" office:value="-0.185307260760069" calcext:value-type="float">
            <text:p>-0.185307260760069</text:p>
          </table:table-cell>
          <table:table-cell office:value-type="float" office:value="-0.185309860773742" calcext:value-type="float">
            <text:p>-0.185309860773742</text:p>
          </table:table-cell>
          <table:table-cell office:value-type="float" office:value="-0.185461257796267" calcext:value-type="float">
            <text:p>-0.185461257796267</text:p>
          </table:table-cell>
          <table:table-cell office:value-type="float" office:value="-0.185305259200134" calcext:value-type="float">
            <text:p>-0.185305259200134</text:p>
          </table:table-cell>
          <table:table-cell office:value-type="float" office:value="-0.185365626368529" calcext:value-type="float">
            <text:p>-0.185365626368529</text:p>
          </table:table-cell>
          <table:table-cell office:value-type="float" office:value="-0.185384210068724" calcext:value-type="float">
            <text:p>-0.185384210068724</text:p>
          </table:table-cell>
          <table:table-cell office:value-type="float" office:value="-0.185406813464897" calcext:value-type="float">
            <text:p>-0.185406813464897</text:p>
          </table:table-cell>
          <table:table-cell office:value-type="float" office:value="-0.185339927117698" calcext:value-type="float">
            <text:p>-0.185339927117698</text:p>
          </table:table-cell>
          <table:table-cell office:value-type="float" office:value="-0.185249376680513" calcext:value-type="float">
            <text:p>-0.185249376680513</text:p>
          </table:table-cell>
          <table:table-cell office:value-type="float" office:value="-0.185318742130394" calcext:value-type="float">
            <text:p>-0.185318742130394</text:p>
          </table:table-cell>
          <table:table-cell office:value-type="float" office:value="-0.185344085264861" calcext:value-type="float">
            <text:p>-0.185344085264861</text:p>
          </table:table-cell>
          <table:table-cell office:value-type="float" office:value="-0.185315182127595" calcext:value-type="float">
            <text:p>-0.185315182127595</text:p>
          </table:table-cell>
          <table:table-cell office:value-type="float" office:value="-0.185177554641741" calcext:value-type="float">
            <text:p>-0.185177554641741</text:p>
          </table:table-cell>
          <table:table-cell office:value-type="float" office:value="-0.185331960168672" calcext:value-type="float">
            <text:p>-0.185331960168672</text:p>
          </table:table-cell>
          <table:table-cell office:value-type="float" office:value="-0.185313292609428" calcext:value-type="float">
            <text:p>-0.185313292609428</text:p>
          </table:table-cell>
          <table:table-cell office:value-type="float" office:value="-0.185257360437818" calcext:value-type="float">
            <text:p>-0.185257360437818</text:p>
          </table:table-cell>
          <table:table-cell office:value-type="float" office:value="-0.185267527409118" calcext:value-type="float">
            <text:p>-0.185267527409118</text:p>
          </table:table-cell>
          <table:table-cell office:value-type="float" office:value="-0.185170205075671" calcext:value-type="float">
            <text:p>-0.185170205075671</text:p>
          </table:table-cell>
          <table:table-cell office:value-type="float" office:value="-0.185318845658824" calcext:value-type="float">
            <text:p>-0.185318845658824</text:p>
          </table:table-cell>
          <table:table-cell office:value-type="float" office:value="-0.185256186526874" calcext:value-type="float">
            <text:p>-0.185256186526874</text:p>
          </table:table-cell>
          <table:table-cell office:value-type="float" office:value="-0.185308042996479" calcext:value-type="float">
            <text:p>-0.185308042996479</text:p>
          </table:table-cell>
          <table:table-cell office:value-type="float" office:value="-0.185259831403872" calcext:value-type="float">
            <text:p>-0.185259831403872</text:p>
          </table:table-cell>
          <table:table-cell office:value-type="float" office:value="-0.185292415988503" calcext:value-type="float">
            <text:p>-0.185292415988503</text:p>
          </table:table-cell>
          <table:table-cell office:value-type="float" office:value="-0.185323460898547" calcext:value-type="float">
            <text:p>-0.185323460898547</text:p>
          </table:table-cell>
          <table:table-cell office:value-type="float" office:value="-0.185261030641452" calcext:value-type="float">
            <text:p>-0.185261030641452</text:p>
          </table:table-cell>
          <table:table-cell office:value-type="float" office:value="-0.185334088920212" calcext:value-type="float">
            <text:p>-0.185334088920212</text:p>
          </table:table-cell>
          <table:table-cell office:value-type="float" office:value="-0.185210048192338" calcext:value-type="float">
            <text:p>-0.185210048192338</text:p>
          </table:table-cell>
          <table:table-cell office:value-type="float" office:value="-0.185341370161537" calcext:value-type="float">
            <text:p>-0.185341370161537</text:p>
          </table:table-cell>
          <table:table-cell office:value-type="float" office:value="-0.185413933646494" calcext:value-type="float">
            <text:p>-0.185413933646494</text:p>
          </table:table-cell>
          <table:table-cell office:value-type="float" office:value="-0.185325032681979" calcext:value-type="float">
            <text:p>-0.185325032681979</text:p>
          </table:table-cell>
          <table:table-cell office:value-type="float" office:value="-0.185306541038065" calcext:value-type="float">
            <text:p>-0.185306541038065</text:p>
          </table:table-cell>
          <table:table-cell office:value-type="float" office:value="-0.185322886460978" calcext:value-type="float">
            <text:p>-0.185322886460978</text:p>
          </table:table-cell>
          <table:table-cell office:value-type="float" office:value="-0.185346395706207" calcext:value-type="float">
            <text:p>-0.185346395706207</text:p>
          </table:table-cell>
          <table:table-cell office:value-type="float" office:value="-0.185279283052613" calcext:value-type="float">
            <text:p>-0.185279283052613</text:p>
          </table:table-cell>
          <table:table-cell office:value-type="float" office:value="-0.185341649474117" calcext:value-type="float">
            <text:p>-0.185341649474117</text:p>
          </table:table-cell>
          <table:table-cell office:value-type="float" office:value="-0.185234046528006" calcext:value-type="float">
            <text:p>-0.185234046528006</text:p>
          </table:table-cell>
          <table:table-cell office:value-type="float" office:value="-0.185290647873993" calcext:value-type="float">
            <text:p>-0.185290647873993</text:p>
          </table:table-cell>
          <table:table-cell office:value-type="float" office:value="-0.185272871890241" calcext:value-type="float">
            <text:p>-0.185272871890241</text:p>
          </table:table-cell>
          <table:table-cell office:value-type="float" office:value="-0.185357300883455" calcext:value-type="float">
            <text:p>-0.185357300883455</text:p>
          </table:table-cell>
          <table:table-cell office:value-type="float" office:value="-0.185354984097416" calcext:value-type="float">
            <text:p>-0.185354984097416</text:p>
          </table:table-cell>
          <table:table-cell office:value-type="float" office:value="-0.185326773993897" calcext:value-type="float">
            <text:p>-0.185326773993897</text:p>
          </table:table-cell>
          <table:table-cell office:value-type="float" office:value="-0.185371331090703" calcext:value-type="float">
            <text:p>-0.185371331090703</text:p>
          </table:table-cell>
          <table:table-cell office:value-type="float" office:value="-0.185368143594108" calcext:value-type="float">
            <text:p>-0.1853681435941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88690826219077" calcext:value-type="float">
            <text:p>0.288690826219077</text:p>
          </table:table-cell>
          <table:table-cell office:value-type="float" office:value="0.28867795643561" calcext:value-type="float">
            <text:p>0.28867795643561</text:p>
          </table:table-cell>
          <table:table-cell office:value-type="float" office:value="0.28868217967822" calcext:value-type="float">
            <text:p>0.28868217967822</text:p>
          </table:table-cell>
          <table:table-cell office:value-type="float" office:value="0.288697110203389" calcext:value-type="float">
            <text:p>0.288697110203389</text:p>
          </table:table-cell>
          <table:table-cell office:value-type="float" office:value="0.288687137323587" calcext:value-type="float">
            <text:p>0.288687137323587</text:p>
          </table:table-cell>
          <table:table-cell office:value-type="float" office:value="0.288685791574028" calcext:value-type="float">
            <text:p>0.288685791574028</text:p>
          </table:table-cell>
          <table:table-cell office:value-type="float" office:value="0.288685560956298" calcext:value-type="float">
            <text:p>0.288685560956298</text:p>
          </table:table-cell>
          <table:table-cell office:value-type="float" office:value="0.288690717879635" calcext:value-type="float">
            <text:p>0.288690717879635</text:p>
          </table:table-cell>
          <table:table-cell office:value-type="float" office:value="0.288694634290106" calcext:value-type="float">
            <text:p>0.288694634290106</text:p>
          </table:table-cell>
          <table:table-cell office:value-type="float" office:value="0.288689621505763" calcext:value-type="float">
            <text:p>0.288689621505763</text:p>
          </table:table-cell>
          <table:table-cell office:value-type="float" office:value="0.288694915316358" calcext:value-type="float">
            <text:p>0.288694915316358</text:p>
          </table:table-cell>
          <table:table-cell office:value-type="float" office:value="0.2886757696189" calcext:value-type="float">
            <text:p>0.2886757696189</text:p>
          </table:table-cell>
          <table:table-cell office:value-type="float" office:value="0.288685208136811" calcext:value-type="float">
            <text:p>0.288685208136811</text:p>
          </table:table-cell>
          <table:table-cell office:value-type="float" office:value="0.28868562128051" calcext:value-type="float">
            <text:p>0.28868562128051</text:p>
          </table:table-cell>
          <table:table-cell office:value-type="float" office:value="0.288685326996757" calcext:value-type="float">
            <text:p>0.288685326996757</text:p>
          </table:table-cell>
          <table:table-cell office:value-type="float" office:value="0.288660311091422" calcext:value-type="float">
            <text:p>0.288660311091422</text:p>
          </table:table-cell>
          <table:table-cell office:value-type="float" office:value="0.288680353448834" calcext:value-type="float">
            <text:p>0.288680353448834</text:p>
          </table:table-cell>
          <table:table-cell office:value-type="float" office:value="0.288655072885718" calcext:value-type="float">
            <text:p>0.288655072885718</text:p>
          </table:table-cell>
          <table:table-cell office:value-type="float" office:value="0.288687621589523" calcext:value-type="float">
            <text:p>0.288687621589523</text:p>
          </table:table-cell>
          <table:table-cell office:value-type="float" office:value="0.288682659818685" calcext:value-type="float">
            <text:p>0.288682659818685</text:p>
          </table:table-cell>
          <table:table-cell office:value-type="float" office:value="0.288686969491913" calcext:value-type="float">
            <text:p>0.288686969491913</text:p>
          </table:table-cell>
          <table:table-cell office:value-type="float" office:value="0.288678867394385" calcext:value-type="float">
            <text:p>0.288678867394385</text:p>
          </table:table-cell>
          <table:table-cell office:value-type="float" office:value="0.288686400715543" calcext:value-type="float">
            <text:p>0.288686400715543</text:p>
          </table:table-cell>
          <table:table-cell office:value-type="float" office:value="0.288695425875087" calcext:value-type="float">
            <text:p>0.288695425875087</text:p>
          </table:table-cell>
          <table:table-cell office:value-type="float" office:value="0.288672435141215" calcext:value-type="float">
            <text:p>0.288672435141215</text:p>
          </table:table-cell>
          <table:table-cell office:value-type="float" office:value="0.288676390680378" calcext:value-type="float">
            <text:p>0.288676390680378</text:p>
          </table:table-cell>
          <table:table-cell office:value-type="float" office:value="0.288689758197258" calcext:value-type="float">
            <text:p>0.288689758197258</text:p>
          </table:table-cell>
          <table:table-cell office:value-type="float" office:value="0.288694504363474" calcext:value-type="float">
            <text:p>0.288694504363474</text:p>
          </table:table-cell>
          <table:table-cell office:value-type="float" office:value="0.288699037540511" calcext:value-type="float">
            <text:p>0.288699037540511</text:p>
          </table:table-cell>
          <table:table-cell office:value-type="float" office:value="0.288683662477623" calcext:value-type="float">
            <text:p>0.288683662477623</text:p>
          </table:table-cell>
          <table:table-cell office:value-type="float" office:value="0.288692090917681" calcext:value-type="float">
            <text:p>0.288692090917681</text:p>
          </table:table-cell>
          <table:table-cell office:value-type="float" office:value="0.288676209789008" calcext:value-type="float">
            <text:p>0.288676209789008</text:p>
          </table:table-cell>
          <table:table-cell office:value-type="float" office:value="0.288654123557393" calcext:value-type="float">
            <text:p>0.288654123557393</text:p>
          </table:table-cell>
          <table:table-cell office:value-type="float" office:value="0.288658547424221" calcext:value-type="float">
            <text:p>0.288658547424221</text:p>
          </table:table-cell>
          <table:table-cell office:value-type="float" office:value="0.288676317089109" calcext:value-type="float">
            <text:p>0.288676317089109</text:p>
          </table:table-cell>
          <table:table-cell office:value-type="float" office:value="0.288708801720588" calcext:value-type="float">
            <text:p>0.288708801720588</text:p>
          </table:table-cell>
          <table:table-cell office:value-type="float" office:value="0.288673513717464" calcext:value-type="float">
            <text:p>0.288673513717464</text:p>
          </table:table-cell>
          <table:table-cell office:value-type="float" office:value="0.288721961770803" calcext:value-type="float">
            <text:p>0.288721961770803</text:p>
          </table:table-cell>
          <table:table-cell office:value-type="float" office:value="0.288709739486167" calcext:value-type="float">
            <text:p>0.288709739486167</text:p>
          </table:table-cell>
          <table:table-cell office:value-type="float" office:value="0.288721700996035" calcext:value-type="float">
            <text:p>0.288721700996035</text:p>
          </table:table-cell>
          <table:table-cell office:value-type="float" office:value="0.28873092428757" calcext:value-type="float">
            <text:p>0.28873092428757</text:p>
          </table:table-cell>
          <table:table-cell office:value-type="float" office:value="0.288751307388214" calcext:value-type="float">
            <text:p>0.288751307388214</text:p>
          </table:table-cell>
          <table:table-cell office:value-type="float" office:value="0.288651541948485" calcext:value-type="float">
            <text:p>0.288651541948485</text:p>
          </table:table-cell>
          <table:table-cell office:value-type="float" office:value="0.288222907260693" calcext:value-type="float">
            <text:p>0.288222907260693</text:p>
          </table:table-cell>
          <table:table-cell office:value-type="float" office:value="0.288193528198483" calcext:value-type="float">
            <text:p>0.288193528198483</text:p>
          </table:table-cell>
          <table:table-cell office:value-type="float" office:value="0.288038456099483" calcext:value-type="float">
            <text:p>0.288038456099483</text:p>
          </table:table-cell>
          <table:table-cell office:value-type="float" office:value="0.288283742131689" calcext:value-type="float">
            <text:p>0.288283742131689</text:p>
          </table:table-cell>
          <table:table-cell office:value-type="float" office:value="0.288878520212465" calcext:value-type="float">
            <text:p>0.288878520212465</text:p>
          </table:table-cell>
          <table:table-cell office:value-type="float" office:value="0.289811189799688" calcext:value-type="float">
            <text:p>0.289811189799688</text:p>
          </table:table-cell>
          <table:table-cell office:value-type="float" office:value="0.29084335681973" calcext:value-type="float">
            <text:p>0.29084335681973</text:p>
          </table:table-cell>
          <table:table-cell office:value-type="float" office:value="0.291671293304584" calcext:value-type="float">
            <text:p>0.291671293304584</text:p>
          </table:table-cell>
          <table:table-cell office:value-type="float" office:value="0.291845881228915" calcext:value-type="float">
            <text:p>0.291845881228915</text:p>
          </table:table-cell>
          <table:table-cell office:value-type="float" office:value="0.290383732363392" calcext:value-type="float">
            <text:p>0.290383732363392</text:p>
          </table:table-cell>
          <table:table-cell office:value-type="float" office:value="0.289734990193214" calcext:value-type="float">
            <text:p>0.289734990193214</text:p>
          </table:table-cell>
          <table:table-cell office:value-type="float" office:value="0.289061193055536" calcext:value-type="float">
            <text:p>0.289061193055536</text:p>
          </table:table-cell>
          <table:table-cell office:value-type="float" office:value="0.290140794329027" calcext:value-type="float">
            <text:p>0.290140794329027</text:p>
          </table:table-cell>
          <table:table-cell office:value-type="float" office:value="0.299166588347709" calcext:value-type="float">
            <text:p>0.299166588347709</text:p>
          </table:table-cell>
          <table:table-cell office:value-type="float" office:value="0.306088327843989" calcext:value-type="float">
            <text:p>0.306088327843989</text:p>
          </table:table-cell>
          <table:table-cell office:value-type="float" office:value="0.31139409952984" calcext:value-type="float">
            <text:p>0.31139409952984</text:p>
          </table:table-cell>
          <table:table-cell office:value-type="float" office:value="0.314818929987822" calcext:value-type="float">
            <text:p>0.314818929987822</text:p>
          </table:table-cell>
          <table:table-cell office:value-type="float" office:value="0.319123422444588" calcext:value-type="float">
            <text:p>0.319123422444588</text:p>
          </table:table-cell>
          <table:table-cell office:value-type="float" office:value="0.32908774328957" calcext:value-type="float">
            <text:p>0.32908774328957</text:p>
          </table:table-cell>
          <table:table-cell office:value-type="float" office:value="0.331190962050291" calcext:value-type="float">
            <text:p>0.331190962050291</text:p>
          </table:table-cell>
          <table:table-cell office:value-type="float" office:value="0.331237992329215" calcext:value-type="float">
            <text:p>0.331237992329215</text:p>
          </table:table-cell>
          <table:table-cell office:value-type="float" office:value="0.330113380436641" calcext:value-type="float">
            <text:p>0.330113380436641</text:p>
          </table:table-cell>
          <table:table-cell office:value-type="float" office:value="0.327512364210228" calcext:value-type="float">
            <text:p>0.327512364210228</text:p>
          </table:table-cell>
          <table:table-cell office:value-type="float" office:value="0.323906273623554" calcext:value-type="float">
            <text:p>0.323906273623554</text:p>
          </table:table-cell>
          <table:table-cell office:value-type="float" office:value="0.319901331327237" calcext:value-type="float">
            <text:p>0.319901331327237</text:p>
          </table:table-cell>
          <table:table-cell office:value-type="float" office:value="0.314666570562129" calcext:value-type="float">
            <text:p>0.314666570562129</text:p>
          </table:table-cell>
          <table:table-cell office:value-type="float" office:value="0.305571926981988" calcext:value-type="float">
            <text:p>0.305571926981988</text:p>
          </table:table-cell>
          <table:table-cell office:value-type="float" office:value="0.301951515429386" calcext:value-type="float">
            <text:p>0.301951515429386</text:p>
          </table:table-cell>
          <table:table-cell office:value-type="float" office:value="0.296342219537602" calcext:value-type="float">
            <text:p>0.296342219537602</text:p>
          </table:table-cell>
          <table:table-cell office:value-type="float" office:value="0.291708221543784" calcext:value-type="float">
            <text:p>0.291708221543784</text:p>
          </table:table-cell>
          <table:table-cell office:value-type="float" office:value="0.287802607067111" calcext:value-type="float">
            <text:p>0.287802607067111</text:p>
          </table:table-cell>
          <table:table-cell office:value-type="float" office:value="0.285629832751752" calcext:value-type="float">
            <text:p>0.285629832751752</text:p>
          </table:table-cell>
          <table:table-cell office:value-type="float" office:value="0.286588504883626" calcext:value-type="float">
            <text:p>0.286588504883626</text:p>
          </table:table-cell>
          <table:table-cell office:value-type="float" office:value="0.315869144781646" calcext:value-type="float">
            <text:p>0.315869144781646</text:p>
          </table:table-cell>
          <table:table-cell office:value-type="float" office:value="0.323680120701504" calcext:value-type="float">
            <text:p>0.323680120701504</text:p>
          </table:table-cell>
          <table:table-cell office:value-type="float" office:value="0.32588938516776" calcext:value-type="float">
            <text:p>0.32588938516776</text:p>
          </table:table-cell>
          <table:table-cell office:value-type="float" office:value="0.275797751303877" calcext:value-type="float">
            <text:p>0.275797751303877</text:p>
          </table:table-cell>
          <table:table-cell office:value-type="float" office:value="0.302867494532007" calcext:value-type="float">
            <text:p>0.302867494532007</text:p>
          </table:table-cell>
          <table:table-cell office:value-type="float" office:value="0.303498623643557" calcext:value-type="float">
            <text:p>0.303498623643557</text:p>
          </table:table-cell>
          <table:table-cell office:value-type="float" office:value="0.301357653621222" calcext:value-type="float">
            <text:p>0.301357653621222</text:p>
          </table:table-cell>
          <table:table-cell office:value-type="float" office:value="0.299351534436658" calcext:value-type="float">
            <text:p>0.299351534436658</text:p>
          </table:table-cell>
          <table:table-cell office:value-type="float" office:value="0.295919559631144" calcext:value-type="float">
            <text:p>0.295919559631144</text:p>
          </table:table-cell>
          <table:table-cell office:value-type="float" office:value="0.293908127797116" calcext:value-type="float">
            <text:p>0.293908127797116</text:p>
          </table:table-cell>
          <table:table-cell office:value-type="float" office:value="0.289110175043527" calcext:value-type="float">
            <text:p>0.289110175043527</text:p>
          </table:table-cell>
          <table:table-cell office:value-type="float" office:value="0.309576722122349" calcext:value-type="float">
            <text:p>0.309576722122349</text:p>
          </table:table-cell>
          <table:table-cell office:value-type="float" office:value="0.31276420564022" calcext:value-type="float">
            <text:p>0.31276420564022</text:p>
          </table:table-cell>
          <table:table-cell office:value-type="float" office:value="0.317947931481699" calcext:value-type="float">
            <text:p>0.317947931481699</text:p>
          </table:table-cell>
          <table:table-cell office:value-type="float" office:value="0.322744278600576" calcext:value-type="float">
            <text:p>0.322744278600576</text:p>
          </table:table-cell>
          <table:table-cell office:value-type="float" office:value="0.324310984121845" calcext:value-type="float">
            <text:p>0.324310984121845</text:p>
          </table:table-cell>
          <table:table-cell office:value-type="float" office:value="0.323118793951742" calcext:value-type="float">
            <text:p>0.323118793951742</text:p>
          </table:table-cell>
          <table:table-cell office:value-type="float" office:value="0.320157640222079" calcext:value-type="float">
            <text:p>0.320157640222079</text:p>
          </table:table-cell>
          <table:table-cell office:value-type="float" office:value="0.296531613440667" calcext:value-type="float">
            <text:p>0.296531613440667</text:p>
          </table:table-cell>
          <table:table-cell office:value-type="float" office:value="0.296353143730615" calcext:value-type="float">
            <text:p>0.296353143730615</text:p>
          </table:table-cell>
          <table:table-cell office:value-type="float" office:value="0.298422283002639" calcext:value-type="float">
            <text:p>0.298422283002639</text:p>
          </table:table-cell>
          <table:table-cell office:value-type="float" office:value="0.298894595745424" calcext:value-type="float">
            <text:p>0.298894595745424</text:p>
          </table:table-cell>
          <table:table-cell office:value-type="float" office:value="0.298191628092387" calcext:value-type="float">
            <text:p>0.298191628092387</text:p>
          </table:table-cell>
          <table:table-cell office:value-type="float" office:value="0.296611850621822" calcext:value-type="float">
            <text:p>0.296611850621822</text:p>
          </table:table-cell>
          <table:table-cell office:value-type="float" office:value="0.294370904683267" calcext:value-type="float">
            <text:p>0.294370904683267</text:p>
          </table:table-cell>
          <table:table-cell office:value-type="float" office:value="0.292083912823502" calcext:value-type="float">
            <text:p>0.292083912823502</text:p>
          </table:table-cell>
          <table:table-cell office:value-type="float" office:value="0.290017891785529" calcext:value-type="float">
            <text:p>0.290017891785529</text:p>
          </table:table-cell>
          <table:table-cell office:value-type="float" office:value="0.287800801308568" calcext:value-type="float">
            <text:p>0.287800801308568</text:p>
          </table:table-cell>
          <table:table-cell office:value-type="float" office:value="0.286577431980438" calcext:value-type="float">
            <text:p>0.286577431980438</text:p>
          </table:table-cell>
          <table:table-cell office:value-type="float" office:value="0.285153581970639" calcext:value-type="float">
            <text:p>0.285153581970639</text:p>
          </table:table-cell>
          <table:table-cell office:value-type="float" office:value="0.314610556483307" calcext:value-type="float">
            <text:p>0.314610556483307</text:p>
          </table:table-cell>
          <table:table-cell office:value-type="float" office:value="0.324434286015447" calcext:value-type="float">
            <text:p>0.324434286015447</text:p>
          </table:table-cell>
          <table:table-cell office:value-type="float" office:value="0.326969952270949" calcext:value-type="float">
            <text:p>0.326969952270949</text:p>
          </table:table-cell>
          <table:table-cell office:value-type="float" office:value="0.326913228133694" calcext:value-type="float">
            <text:p>0.326913228133694</text:p>
          </table:table-cell>
          <table:table-cell office:value-type="float" office:value="0.320288162382061" calcext:value-type="float">
            <text:p>0.320288162382061</text:p>
          </table:table-cell>
          <table:table-cell office:value-type="float" office:value="0.276298795683605" calcext:value-type="float">
            <text:p>0.276298795683605</text:p>
          </table:table-cell>
          <table:table-cell office:value-type="float" office:value="0.274910041864781" calcext:value-type="float">
            <text:p>0.274910041864781</text:p>
          </table:table-cell>
          <table:table-cell office:value-type="float" office:value="0.298171317321908" calcext:value-type="float">
            <text:p>0.298171317321908</text:p>
          </table:table-cell>
          <table:table-cell office:value-type="float" office:value="0.303019734400738" calcext:value-type="float">
            <text:p>0.303019734400738</text:p>
          </table:table-cell>
          <table:table-cell office:value-type="float" office:value="0.305665624211159" calcext:value-type="float">
            <text:p>0.305665624211159</text:p>
          </table:table-cell>
          <table:table-cell office:value-type="float" office:value="0.306589923721008" calcext:value-type="float">
            <text:p>0.306589923721008</text:p>
          </table:table-cell>
          <table:table-cell office:value-type="float" office:value="0.306897121754776" calcext:value-type="float">
            <text:p>0.306897121754776</text:p>
          </table:table-cell>
          <table:table-cell office:value-type="float" office:value="0.306194053035815" calcext:value-type="float">
            <text:p>0.306194053035815</text:p>
          </table:table-cell>
          <table:table-cell office:value-type="float" office:value="0.30492481294393" calcext:value-type="float">
            <text:p>0.30492481294393</text:p>
          </table:table-cell>
          <table:table-cell office:value-type="float" office:value="0.303673137126613" calcext:value-type="float">
            <text:p>0.303673137126613</text:p>
          </table:table-cell>
          <table:table-cell office:value-type="float" office:value="0.303135737299256" calcext:value-type="float">
            <text:p>0.303135737299256</text:p>
          </table:table-cell>
          <table:table-cell office:value-type="float" office:value="0.302955668928176" calcext:value-type="float">
            <text:p>0.302955668928176</text:p>
          </table:table-cell>
          <table:table-cell office:value-type="float" office:value="0.30209094221343" calcext:value-type="float">
            <text:p>0.30209094221343</text:p>
          </table:table-cell>
          <table:table-cell office:value-type="float" office:value="0.301497267519558" calcext:value-type="float">
            <text:p>0.301497267519558</text:p>
          </table:table-cell>
          <table:table-cell office:value-type="float" office:value="0.297329016147184" calcext:value-type="float">
            <text:p>0.297329016147184</text:p>
          </table:table-cell>
          <table:table-cell office:value-type="float" office:value="0.294208914409223" calcext:value-type="float">
            <text:p>0.294208914409223</text:p>
          </table:table-cell>
          <table:table-cell office:value-type="float" office:value="0.313958087254854" calcext:value-type="float">
            <text:p>0.313958087254854</text:p>
          </table:table-cell>
          <table:table-cell office:value-type="float" office:value="0.317756387584064" calcext:value-type="float">
            <text:p>0.317756387584064</text:p>
          </table:table-cell>
          <table:table-cell office:value-type="float" office:value="0.317714412893323" calcext:value-type="float">
            <text:p>0.317714412893323</text:p>
          </table:table-cell>
          <table:table-cell office:value-type="float" office:value="0.316053132571038" calcext:value-type="float">
            <text:p>0.316053132571038</text:p>
          </table:table-cell>
          <table:table-cell office:value-type="float" office:value="0.323031642443756" calcext:value-type="float">
            <text:p>0.323031642443756</text:p>
          </table:table-cell>
          <table:table-cell office:value-type="float" office:value="0.328371107892549" calcext:value-type="float">
            <text:p>0.328371107892549</text:p>
          </table:table-cell>
          <table:table-cell office:value-type="float" office:value="0.331528459401832" calcext:value-type="float">
            <text:p>0.331528459401832</text:p>
          </table:table-cell>
          <table:table-cell office:value-type="float" office:value="0.332759031944862" calcext:value-type="float">
            <text:p>0.332759031944862</text:p>
          </table:table-cell>
          <table:table-cell office:value-type="float" office:value="0.333001075075343" calcext:value-type="float">
            <text:p>0.333001075075343</text:p>
          </table:table-cell>
          <table:table-cell office:value-type="float" office:value="0.328811515915429" calcext:value-type="float">
            <text:p>0.328811515915429</text:p>
          </table:table-cell>
          <table:table-cell office:value-type="float" office:value="0.327232564907834" calcext:value-type="float">
            <text:p>0.327232564907834</text:p>
          </table:table-cell>
          <table:table-cell office:value-type="float" office:value="0.32625156672636" calcext:value-type="float">
            <text:p>0.32625156672636</text:p>
          </table:table-cell>
          <table:table-cell office:value-type="float" office:value="0.325824652990954" calcext:value-type="float">
            <text:p>0.325824652990954</text:p>
          </table:table-cell>
          <table:table-cell office:value-type="float" office:value="0.310910311582006" calcext:value-type="float">
            <text:p>0.310910311582006</text:p>
          </table:table-cell>
          <table:table-cell office:value-type="float" office:value="0.309657182449153" calcext:value-type="float">
            <text:p>0.309657182449153</text:p>
          </table:table-cell>
          <table:table-cell office:value-type="float" office:value="0.312213438538658" calcext:value-type="float">
            <text:p>0.312213438538658</text:p>
          </table:table-cell>
          <table:table-cell office:value-type="float" office:value="0.305402703098949" calcext:value-type="float">
            <text:p>0.305402703098949</text:p>
          </table:table-cell>
          <table:table-cell office:value-type="float" office:value="0.306880262629502" calcext:value-type="float">
            <text:p>0.306880262629502</text:p>
          </table:table-cell>
          <table:table-cell office:value-type="float" office:value="0.304793704747881" calcext:value-type="float">
            <text:p>0.304793704747881</text:p>
          </table:table-cell>
          <table:table-cell office:value-type="float" office:value="0.299629376905102" calcext:value-type="float">
            <text:p>0.299629376905102</text:p>
          </table:table-cell>
          <table:table-cell office:value-type="float" office:value="0.297400754220615" calcext:value-type="float">
            <text:p>0.297400754220615</text:p>
          </table:table-cell>
          <table:table-cell office:value-type="float" office:value="0.29579648625339" calcext:value-type="float">
            <text:p>0.29579648625339</text:p>
          </table:table-cell>
          <table:table-cell office:value-type="float" office:value="0.294114418029043" calcext:value-type="float">
            <text:p>0.294114418029043</text:p>
          </table:table-cell>
          <table:table-cell office:value-type="float" office:value="0.292421905277892" calcext:value-type="float">
            <text:p>0.292421905277892</text:p>
          </table:table-cell>
          <table:table-cell office:value-type="float" office:value="0.291171050615287" calcext:value-type="float">
            <text:p>0.291171050615287</text:p>
          </table:table-cell>
          <table:table-cell office:value-type="float" office:value="0.290595929087479" calcext:value-type="float">
            <text:p>0.290595929087479</text:p>
          </table:table-cell>
          <table:table-cell office:value-type="float" office:value="0.324530742894852" calcext:value-type="float">
            <text:p>0.324530742894852</text:p>
          </table:table-cell>
          <table:table-cell office:value-type="float" office:value="0.331421751294116" calcext:value-type="float">
            <text:p>0.331421751294116</text:p>
          </table:table-cell>
          <table:table-cell office:value-type="float" office:value="0.333659373093985" calcext:value-type="float">
            <text:p>0.333659373093985</text:p>
          </table:table-cell>
          <table:table-cell office:value-type="float" office:value="0.333553995714983" calcext:value-type="float">
            <text:p>0.333553995714983</text:p>
          </table:table-cell>
          <table:table-cell office:value-type="float" office:value="0.290405088697523" calcext:value-type="float">
            <text:p>0.290405088697523</text:p>
          </table:table-cell>
          <table:table-cell office:value-type="float" office:value="0.286282763053308" calcext:value-type="float">
            <text:p>0.286282763053308</text:p>
          </table:table-cell>
          <table:table-cell office:value-type="float" office:value="0.303026878504277" calcext:value-type="float">
            <text:p>0.303026878504277</text:p>
          </table:table-cell>
          <table:table-cell office:value-type="float" office:value="0.305758203644058" calcext:value-type="float">
            <text:p>0.305758203644058</text:p>
          </table:table-cell>
          <table:table-cell office:value-type="float" office:value="0.306344949946302" calcext:value-type="float">
            <text:p>0.306344949946302</text:p>
          </table:table-cell>
          <table:table-cell office:value-type="float" office:value="0.305924031976953" calcext:value-type="float">
            <text:p>0.305924031976953</text:p>
          </table:table-cell>
          <table:table-cell office:value-type="float" office:value="0.304970021777198" calcext:value-type="float">
            <text:p>0.304970021777198</text:p>
          </table:table-cell>
          <table:table-cell office:value-type="float" office:value="0.303521140885908" calcext:value-type="float">
            <text:p>0.303521140885908</text:p>
          </table:table-cell>
          <table:table-cell office:value-type="float" office:value="0.302907438615056" calcext:value-type="float">
            <text:p>0.302907438615056</text:p>
          </table:table-cell>
          <table:table-cell office:value-type="float" office:value="0.302609192406961" calcext:value-type="float">
            <text:p>0.302609192406961</text:p>
          </table:table-cell>
          <table:table-cell office:value-type="float" office:value="0.301084188581023" calcext:value-type="float">
            <text:p>0.301084188581023</text:p>
          </table:table-cell>
          <table:table-cell office:value-type="float" office:value="0.297006836829168" calcext:value-type="float">
            <text:p>0.297006836829168</text:p>
          </table:table-cell>
          <table:table-cell office:value-type="float" office:value="0.297474412001615" calcext:value-type="float">
            <text:p>0.297474412001615</text:p>
          </table:table-cell>
          <table:table-cell office:value-type="float" office:value="0.315567531282241" calcext:value-type="float">
            <text:p>0.315567531282241</text:p>
          </table:table-cell>
          <table:table-cell office:value-type="float" office:value="0.314524260376243" calcext:value-type="float">
            <text:p>0.314524260376243</text:p>
          </table:table-cell>
          <table:table-cell office:value-type="float" office:value="0.314256024648975" calcext:value-type="float">
            <text:p>0.314256024648975</text:p>
          </table:table-cell>
          <table:table-cell office:value-type="float" office:value="0.323979699042682" calcext:value-type="float">
            <text:p>0.323979699042682</text:p>
          </table:table-cell>
          <table:table-cell office:value-type="float" office:value="0.328456591779548" calcext:value-type="float">
            <text:p>0.328456591779548</text:p>
          </table:table-cell>
          <table:table-cell office:value-type="float" office:value="0.326572371754477" calcext:value-type="float">
            <text:p>0.326572371754477</text:p>
          </table:table-cell>
          <table:table-cell office:value-type="float" office:value="0.319144307914992" calcext:value-type="float">
            <text:p>0.319144307914992</text:p>
          </table:table-cell>
          <table:table-cell office:value-type="float" office:value="0.303626244973716" calcext:value-type="float">
            <text:p>0.303626244973716</text:p>
          </table:table-cell>
          <table:table-cell office:value-type="float" office:value="0.300765239465646" calcext:value-type="float">
            <text:p>0.300765239465646</text:p>
          </table:table-cell>
          <table:table-cell office:value-type="float" office:value="0.295662597578685" calcext:value-type="float">
            <text:p>0.295662597578685</text:p>
          </table:table-cell>
          <table:table-cell office:value-type="float" office:value="0.290624979002326" calcext:value-type="float">
            <text:p>0.290624979002326</text:p>
          </table:table-cell>
          <table:table-cell office:value-type="float" office:value="0.287603068614947" calcext:value-type="float">
            <text:p>0.287603068614947</text:p>
          </table:table-cell>
          <table:table-cell office:value-type="float" office:value="0.287000737240546" calcext:value-type="float">
            <text:p>0.287000737240546</text:p>
          </table:table-cell>
          <table:table-cell office:value-type="float" office:value="0.314331388658825" calcext:value-type="float">
            <text:p>0.314331388658825</text:p>
          </table:table-cell>
          <table:table-cell office:value-type="float" office:value="0.319036830471175" calcext:value-type="float">
            <text:p>0.319036830471175</text:p>
          </table:table-cell>
          <table:table-cell office:value-type="float" office:value="0.322458424793159" calcext:value-type="float">
            <text:p>0.322458424793159</text:p>
          </table:table-cell>
          <table:table-cell office:value-type="float" office:value="0.326984507431259" calcext:value-type="float">
            <text:p>0.326984507431259</text:p>
          </table:table-cell>
          <table:table-cell office:value-type="float" office:value="0.326358624828513" calcext:value-type="float">
            <text:p>0.326358624828513</text:p>
          </table:table-cell>
          <table:table-cell office:value-type="float" office:value="0.280011913472093" calcext:value-type="float">
            <text:p>0.280011913472093</text:p>
          </table:table-cell>
          <table:table-cell office:value-type="float" office:value="0.27940473363213" calcext:value-type="float">
            <text:p>0.27940473363213</text:p>
          </table:table-cell>
          <table:table-cell office:value-type="float" office:value="0.279186791088732" calcext:value-type="float">
            <text:p>0.279186791088732</text:p>
          </table:table-cell>
          <table:table-cell office:value-type="float" office:value="0.303529252848841" calcext:value-type="float">
            <text:p>0.303529252848841</text:p>
          </table:table-cell>
          <table:table-cell office:value-type="float" office:value="0.305277551591936" calcext:value-type="float">
            <text:p>0.305277551591936</text:p>
          </table:table-cell>
          <table:table-cell office:value-type="float" office:value="0.304080646644323" calcext:value-type="float">
            <text:p>0.304080646644323</text:p>
          </table:table-cell>
          <table:table-cell office:value-type="float" office:value="0.302771577973329" calcext:value-type="float">
            <text:p>0.302771577973329</text:p>
          </table:table-cell>
          <table:table-cell office:value-type="float" office:value="0.301074379104105" calcext:value-type="float">
            <text:p>0.301074379104105</text:p>
          </table:table-cell>
          <table:table-cell office:value-type="float" office:value="0.299609869759427" calcext:value-type="float">
            <text:p>0.299609869759427</text:p>
          </table:table-cell>
          <table:table-cell office:value-type="float" office:value="0.298103170043627" calcext:value-type="float">
            <text:p>0.298103170043627</text:p>
          </table:table-cell>
          <table:table-cell office:value-type="float" office:value="0.294739844856623" calcext:value-type="float">
            <text:p>0.294739844856623</text:p>
          </table:table-cell>
          <table:table-cell office:value-type="float" office:value="0.290957342314207" calcext:value-type="float">
            <text:p>0.290957342314207</text:p>
          </table:table-cell>
          <table:table-cell office:value-type="float" office:value="0.292965560569681" calcext:value-type="float">
            <text:p>0.292965560569681</text:p>
          </table:table-cell>
          <table:table-cell office:value-type="float" office:value="0.316812661159007" calcext:value-type="float">
            <text:p>0.316812661159007</text:p>
          </table:table-cell>
          <table:table-cell office:value-type="float" office:value="0.316096680602224" calcext:value-type="float">
            <text:p>0.316096680602224</text:p>
          </table:table-cell>
          <table:table-cell office:value-type="float" office:value="0.314091006261274" calcext:value-type="float">
            <text:p>0.314091006261274</text:p>
          </table:table-cell>
          <table:table-cell office:value-type="float" office:value="0.324497584600454" calcext:value-type="float">
            <text:p>0.324497584600454</text:p>
          </table:table-cell>
          <table:table-cell office:value-type="float" office:value="0.327887101739109" calcext:value-type="float">
            <text:p>0.327887101739109</text:p>
          </table:table-cell>
          <table:table-cell office:value-type="float" office:value="0.328682199919057" calcext:value-type="float">
            <text:p>0.328682199919057</text:p>
          </table:table-cell>
          <table:table-cell office:value-type="float" office:value="0.324571009822372" calcext:value-type="float">
            <text:p>0.324571009822372</text:p>
          </table:table-cell>
          <table:table-cell office:value-type="float" office:value="0.319677057888864" calcext:value-type="float">
            <text:p>0.319677057888864</text:p>
          </table:table-cell>
          <table:table-cell office:value-type="float" office:value="0.316350857986336" calcext:value-type="float">
            <text:p>0.316350857986336</text:p>
          </table:table-cell>
          <table:table-cell office:value-type="float" office:value="0.307136364129527" calcext:value-type="float">
            <text:p>0.307136364129527</text:p>
          </table:table-cell>
          <table:table-cell office:value-type="float" office:value="0.299129927817254" calcext:value-type="float">
            <text:p>0.299129927817254</text:p>
          </table:table-cell>
          <table:table-cell office:value-type="float" office:value="0.29869633427939" calcext:value-type="float">
            <text:p>0.29869633427939</text:p>
          </table:table-cell>
          <table:table-cell office:value-type="float" office:value="0.297144696106891" calcext:value-type="float">
            <text:p>0.297144696106891</text:p>
          </table:table-cell>
          <table:table-cell office:value-type="float" office:value="0.295368099213256" calcext:value-type="float">
            <text:p>0.295368099213256</text:p>
          </table:table-cell>
          <table:table-cell office:value-type="float" office:value="0.293309371425693" calcext:value-type="float">
            <text:p>0.293309371425693</text:p>
          </table:table-cell>
          <table:table-cell office:value-type="float" office:value="0.290674711322024" calcext:value-type="float">
            <text:p>0.290674711322024</text:p>
          </table:table-cell>
          <table:table-cell office:value-type="float" office:value="0.288798256203612" calcext:value-type="float">
            <text:p>0.288798256203612</text:p>
          </table:table-cell>
          <table:table-cell office:value-type="float" office:value="0.286747538294461" calcext:value-type="float">
            <text:p>0.286747538294461</text:p>
          </table:table-cell>
          <table:table-cell office:value-type="float" office:value="0.285459808654482" calcext:value-type="float">
            <text:p>0.285459808654482</text:p>
          </table:table-cell>
          <table:table-cell office:value-type="float" office:value="0.28503240055093" calcext:value-type="float">
            <text:p>0.28503240055093</text:p>
          </table:table-cell>
          <table:table-cell office:value-type="float" office:value="0.285667657157048" calcext:value-type="float">
            <text:p>0.285667657157048</text:p>
          </table:table-cell>
          <table:table-cell office:value-type="float" office:value="0.311562403649889" calcext:value-type="float">
            <text:p>0.311562403649889</text:p>
          </table:table-cell>
          <table:table-cell office:value-type="float" office:value="0.315975226066793" calcext:value-type="float">
            <text:p>0.315975226066793</text:p>
          </table:table-cell>
          <table:table-cell office:value-type="float" office:value="0.323672116708055" calcext:value-type="float">
            <text:p>0.323672116708055</text:p>
          </table:table-cell>
          <table:table-cell office:value-type="float" office:value="0.325781156531314" calcext:value-type="float">
            <text:p>0.325781156531314</text:p>
          </table:table-cell>
          <table:table-cell office:value-type="float" office:value="0.326830750282157" calcext:value-type="float">
            <text:p>0.326830750282157</text:p>
          </table:table-cell>
          <table:table-cell office:value-type="float" office:value="0.325829428078228" calcext:value-type="float">
            <text:p>0.325829428078228</text:p>
          </table:table-cell>
          <table:table-cell office:value-type="float" office:value="0.285473391266094" calcext:value-type="float">
            <text:p>0.285473391266094</text:p>
          </table:table-cell>
          <table:table-cell office:value-type="float" office:value="0.283174588047128" calcext:value-type="float">
            <text:p>0.283174588047128</text:p>
          </table:table-cell>
          <table:table-cell office:value-type="float" office:value="0.280915342122324" calcext:value-type="float">
            <text:p>0.280915342122324</text:p>
          </table:table-cell>
          <table:table-cell office:value-type="float" office:value="0.279206192040994" calcext:value-type="float">
            <text:p>0.279206192040994</text:p>
          </table:table-cell>
          <table:table-cell office:value-type="float" office:value="0.283278514388256" calcext:value-type="float">
            <text:p>0.283278514388256</text:p>
          </table:table-cell>
          <table:table-cell office:value-type="float" office:value="0.30199992530768" calcext:value-type="float">
            <text:p>0.30199992530768</text:p>
          </table:table-cell>
          <table:table-cell office:value-type="float" office:value="0.303438925886344" calcext:value-type="float">
            <text:p>0.303438925886344</text:p>
          </table:table-cell>
          <table:table-cell office:value-type="float" office:value="0.302600094965876" calcext:value-type="float">
            <text:p>0.302600094965876</text:p>
          </table:table-cell>
          <table:table-cell office:value-type="float" office:value="0.300518177552526" calcext:value-type="float">
            <text:p>0.300518177552526</text:p>
          </table:table-cell>
          <table:table-cell office:value-type="float" office:value="0.299258257252458" calcext:value-type="float">
            <text:p>0.299258257252458</text:p>
          </table:table-cell>
          <table:table-cell office:value-type="float" office:value="0.297675990010579" calcext:value-type="float">
            <text:p>0.297675990010579</text:p>
          </table:table-cell>
          <table:table-cell office:value-type="float" office:value="0.293514803323476" calcext:value-type="float">
            <text:p>0.293514803323476</text:p>
          </table:table-cell>
          <table:table-cell office:value-type="float" office:value="0.295262384433879" calcext:value-type="float">
            <text:p>0.295262384433879</text:p>
          </table:table-cell>
          <table:table-cell office:value-type="float" office:value="0.301241508123111" calcext:value-type="float">
            <text:p>0.301241508123111</text:p>
          </table:table-cell>
          <table:table-cell office:value-type="float" office:value="0.308936486515196" calcext:value-type="float">
            <text:p>0.308936486515196</text:p>
          </table:table-cell>
          <table:table-cell office:value-type="float" office:value="0.323754808931506" calcext:value-type="float">
            <text:p>0.323754808931506</text:p>
          </table:table-cell>
          <table:table-cell office:value-type="float" office:value="0.330642247641846" calcext:value-type="float">
            <text:p>0.330642247641846</text:p>
          </table:table-cell>
          <table:table-cell office:value-type="float" office:value="0.330978409678697" calcext:value-type="float">
            <text:p>0.330978409678697</text:p>
          </table:table-cell>
          <table:table-cell office:value-type="float" office:value="0.326821902064881" calcext:value-type="float">
            <text:p>0.326821902064881</text:p>
          </table:table-cell>
          <table:table-cell office:value-type="float" office:value="0.324076928026507" calcext:value-type="float">
            <text:p>0.324076928026507</text:p>
          </table:table-cell>
          <table:table-cell office:value-type="float" office:value="0.322946382311014" calcext:value-type="float">
            <text:p>0.322946382311014</text:p>
          </table:table-cell>
          <table:table-cell office:value-type="float" office:value="0.305422445013881" calcext:value-type="float">
            <text:p>0.305422445013881</text:p>
          </table:table-cell>
          <table:table-cell office:value-type="float" office:value="0.296038208181594" calcext:value-type="float">
            <text:p>0.296038208181594</text:p>
          </table:table-cell>
          <table:table-cell office:value-type="float" office:value="0.297438858540836" calcext:value-type="float">
            <text:p>0.297438858540836</text:p>
          </table:table-cell>
          <table:table-cell office:value-type="float" office:value="0.293825902243789" calcext:value-type="float">
            <text:p>0.293825902243789</text:p>
          </table:table-cell>
          <table:table-cell office:value-type="float" office:value="0.29147798382177" calcext:value-type="float">
            <text:p>0.29147798382177</text:p>
          </table:table-cell>
          <table:table-cell office:value-type="float" office:value="0.28773091200015" calcext:value-type="float">
            <text:p>0.28773091200015</text:p>
          </table:table-cell>
          <table:table-cell office:value-type="float" office:value="0.284748695810189" calcext:value-type="float">
            <text:p>0.284748695810189</text:p>
          </table:table-cell>
          <table:table-cell office:value-type="float" office:value="0.283976796307199" calcext:value-type="float">
            <text:p>0.283976796307199</text:p>
          </table:table-cell>
          <table:table-cell office:value-type="float" office:value="0.283041934927254" calcext:value-type="float">
            <text:p>0.283041934927254</text:p>
          </table:table-cell>
          <table:table-cell office:value-type="float" office:value="0.321505804876266" calcext:value-type="float">
            <text:p>0.321505804876266</text:p>
          </table:table-cell>
          <table:table-cell office:value-type="float" office:value="0.327600614989704" calcext:value-type="float">
            <text:p>0.327600614989704</text:p>
          </table:table-cell>
          <table:table-cell office:value-type="float" office:value="0.326970634386631" calcext:value-type="float">
            <text:p>0.326970634386631</text:p>
          </table:table-cell>
          <table:table-cell office:value-type="float" office:value="0.316779884084883" calcext:value-type="float">
            <text:p>0.316779884084883</text:p>
          </table:table-cell>
          <table:table-cell office:value-type="float" office:value="0.288081036577124" calcext:value-type="float">
            <text:p>0.288081036577124</text:p>
          </table:table-cell>
          <table:table-cell office:value-type="float" office:value="0.282327347928554" calcext:value-type="float">
            <text:p>0.282327347928554</text:p>
          </table:table-cell>
          <table:table-cell office:value-type="float" office:value="0.301735782474635" calcext:value-type="float">
            <text:p>0.301735782474635</text:p>
          </table:table-cell>
          <table:table-cell office:value-type="float" office:value="0.304152991386626" calcext:value-type="float">
            <text:p>0.304152991386626</text:p>
          </table:table-cell>
          <table:table-cell office:value-type="float" office:value="0.302431185494911" calcext:value-type="float">
            <text:p>0.302431185494911</text:p>
          </table:table-cell>
          <table:table-cell office:value-type="float" office:value="0.30145971713785" calcext:value-type="float">
            <text:p>0.30145971713785</text:p>
          </table:table-cell>
          <table:table-cell office:value-type="float" office:value="0.300858791407985" calcext:value-type="float">
            <text:p>0.300858791407985</text:p>
          </table:table-cell>
          <table:table-cell office:value-type="float" office:value="0.300563809557073" calcext:value-type="float">
            <text:p>0.300563809557073</text:p>
          </table:table-cell>
          <table:table-cell office:value-type="float" office:value="0.300427282532529" calcext:value-type="float">
            <text:p>0.300427282532529</text:p>
          </table:table-cell>
          <table:table-cell office:value-type="float" office:value="0.299513981544565" calcext:value-type="float">
            <text:p>0.299513981544565</text:p>
          </table:table-cell>
          <table:table-cell office:value-type="float" office:value="0.297494943339906" calcext:value-type="float">
            <text:p>0.297494943339906</text:p>
          </table:table-cell>
          <table:table-cell office:value-type="float" office:value="0.292359678744095" calcext:value-type="float">
            <text:p>0.292359678744095</text:p>
          </table:table-cell>
          <table:table-cell office:value-type="float" office:value="0.291888570750068" calcext:value-type="float">
            <text:p>0.291888570750068</text:p>
          </table:table-cell>
          <table:table-cell office:value-type="float" office:value="0.291756785009388" calcext:value-type="float">
            <text:p>0.291756785009388</text:p>
          </table:table-cell>
          <table:table-cell office:value-type="float" office:value="0.294166492388081" calcext:value-type="float">
            <text:p>0.294166492388081</text:p>
          </table:table-cell>
          <table:table-cell office:value-type="float" office:value="0.292778523844295" calcext:value-type="float">
            <text:p>0.292778523844295</text:p>
          </table:table-cell>
          <table:table-cell office:value-type="float" office:value="0.292446446415716" calcext:value-type="float">
            <text:p>0.292446446415716</text:p>
          </table:table-cell>
          <table:table-cell office:value-type="float" office:value="0.293052317403246" calcext:value-type="float">
            <text:p>0.293052317403246</text:p>
          </table:table-cell>
          <table:table-cell office:value-type="float" office:value="0.293036283996599" calcext:value-type="float">
            <text:p>0.293036283996599</text:p>
          </table:table-cell>
          <table:table-cell office:value-type="float" office:value="0.292879308254545" calcext:value-type="float">
            <text:p>0.292879308254545</text:p>
          </table:table-cell>
          <table:table-cell office:value-type="float" office:value="0.292956698208252" calcext:value-type="float">
            <text:p>0.292956698208252</text:p>
          </table:table-cell>
          <table:table-cell office:value-type="float" office:value="0.292922361830567" calcext:value-type="float">
            <text:p>0.292922361830567</text:p>
          </table:table-cell>
          <table:table-cell office:value-type="float" office:value="0.292865713095174" calcext:value-type="float">
            <text:p>0.292865713095174</text:p>
          </table:table-cell>
          <table:table-cell office:value-type="float" office:value="0.292819858673621" calcext:value-type="float">
            <text:p>0.292819858673621</text:p>
          </table:table-cell>
          <table:table-cell office:value-type="float" office:value="0.292836662761093" calcext:value-type="float">
            <text:p>0.292836662761093</text:p>
          </table:table-cell>
          <table:table-cell office:value-type="float" office:value="0.292832620364806" calcext:value-type="float">
            <text:p>0.292832620364806</text:p>
          </table:table-cell>
          <table:table-cell office:value-type="float" office:value="0.292843808206699" calcext:value-type="float">
            <text:p>0.292843808206699</text:p>
          </table:table-cell>
          <table:table-cell office:value-type="float" office:value="0.292821191826334" calcext:value-type="float">
            <text:p>0.292821191826334</text:p>
          </table:table-cell>
          <table:table-cell office:value-type="float" office:value="0.292833448821162" calcext:value-type="float">
            <text:p>0.292833448821162</text:p>
          </table:table-cell>
          <table:table-cell office:value-type="float" office:value="0.292833398073139" calcext:value-type="float">
            <text:p>0.292833398073139</text:p>
          </table:table-cell>
          <table:table-cell office:value-type="float" office:value="0.292769181924933" calcext:value-type="float">
            <text:p>0.292769181924933</text:p>
          </table:table-cell>
          <table:table-cell office:value-type="float" office:value="0.292831080589228" calcext:value-type="float">
            <text:p>0.292831080589228</text:p>
          </table:table-cell>
          <table:table-cell office:value-type="float" office:value="0.292839272482597" calcext:value-type="float">
            <text:p>0.292839272482597</text:p>
          </table:table-cell>
          <table:table-cell office:value-type="float" office:value="0.292843014718747" calcext:value-type="float">
            <text:p>0.292843014718747</text:p>
          </table:table-cell>
          <table:table-cell office:value-type="float" office:value="0.292872093439746" calcext:value-type="float">
            <text:p>0.292872093439746</text:p>
          </table:table-cell>
          <table:table-cell office:value-type="float" office:value="0.292881956713509" calcext:value-type="float">
            <text:p>0.292881956713509</text:p>
          </table:table-cell>
          <table:table-cell office:value-type="float" office:value="0.292770943199333" calcext:value-type="float">
            <text:p>0.292770943199333</text:p>
          </table:table-cell>
          <table:table-cell office:value-type="float" office:value="0.292881894155609" calcext:value-type="float">
            <text:p>0.292881894155609</text:p>
          </table:table-cell>
          <table:table-cell office:value-type="float" office:value="0.292891038521326" calcext:value-type="float">
            <text:p>0.292891038521326</text:p>
          </table:table-cell>
          <table:table-cell office:value-type="float" office:value="0.292799504949021" calcext:value-type="float">
            <text:p>0.292799504949021</text:p>
          </table:table-cell>
          <table:table-cell office:value-type="float" office:value="0.292900431447587" calcext:value-type="float">
            <text:p>0.292900431447587</text:p>
          </table:table-cell>
          <table:table-cell office:value-type="float" office:value="0.292881862735966" calcext:value-type="float">
            <text:p>0.292881862735966</text:p>
          </table:table-cell>
          <table:table-cell office:value-type="float" office:value="0.292892158115545" calcext:value-type="float">
            <text:p>0.292892158115545</text:p>
          </table:table-cell>
          <table:table-cell office:value-type="float" office:value="0.292881554856013" calcext:value-type="float">
            <text:p>0.292881554856013</text:p>
          </table:table-cell>
          <table:table-cell office:value-type="float" office:value="0.292799856099649" calcext:value-type="float">
            <text:p>0.292799856099649</text:p>
          </table:table-cell>
          <table:table-cell office:value-type="float" office:value="0.292916005942962" calcext:value-type="float">
            <text:p>0.292916005942962</text:p>
          </table:table-cell>
          <table:table-cell office:value-type="float" office:value="0.292898430912551" calcext:value-type="float">
            <text:p>0.292898430912551</text:p>
          </table:table-cell>
          <table:table-cell office:value-type="float" office:value="0.292824928818828" calcext:value-type="float">
            <text:p>0.292824928818828</text:p>
          </table:table-cell>
          <table:table-cell office:value-type="float" office:value="0.292904249411351" calcext:value-type="float">
            <text:p>0.292904249411351</text:p>
          </table:table-cell>
          <table:table-cell office:value-type="float" office:value="0.292914356023518" calcext:value-type="float">
            <text:p>0.292914356023518</text:p>
          </table:table-cell>
          <table:table-cell office:value-type="float" office:value="0.292907347510124" calcext:value-type="float">
            <text:p>0.292907347510124</text:p>
          </table:table-cell>
          <table:table-cell office:value-type="float" office:value="0.292922491898557" calcext:value-type="float">
            <text:p>0.292922491898557</text:p>
          </table:table-cell>
          <table:table-cell office:value-type="float" office:value="0.292910017685637" calcext:value-type="float">
            <text:p>0.292910017685637</text:p>
          </table:table-cell>
          <table:table-cell office:value-type="float" office:value="0.292904813175949" calcext:value-type="float">
            <text:p>0.292904813175949</text:p>
          </table:table-cell>
          <table:table-cell office:value-type="float" office:value="0.292885082959446" calcext:value-type="float">
            <text:p>0.292885082959446</text:p>
          </table:table-cell>
          <table:table-cell office:value-type="float" office:value="0.292878518372784" calcext:value-type="float">
            <text:p>0.292878518372784</text:p>
          </table:table-cell>
          <table:table-cell office:value-type="float" office:value="0.292877560001783" calcext:value-type="float">
            <text:p>0.292877560001783</text:p>
          </table:table-cell>
          <table:table-cell office:value-type="float" office:value="0.292889630343155" calcext:value-type="float">
            <text:p>0.292889630343155</text:p>
          </table:table-cell>
          <table:table-cell office:value-type="float" office:value="0.292900553753804" calcext:value-type="float">
            <text:p>0.292900553753804</text:p>
          </table:table-cell>
          <table:table-cell office:value-type="float" office:value="0.292803903815236" calcext:value-type="float">
            <text:p>0.292803903815236</text:p>
          </table:table-cell>
          <table:table-cell office:value-type="float" office:value="0.292877837231118" calcext:value-type="float">
            <text:p>0.292877837231118</text:p>
          </table:table-cell>
          <table:table-cell office:value-type="float" office:value="0.292851460817679" calcext:value-type="float">
            <text:p>0.292851460817679</text:p>
          </table:table-cell>
          <table:table-cell office:value-type="float" office:value="0.292912636585561" calcext:value-type="float">
            <text:p>0.292912636585561</text:p>
          </table:table-cell>
          <table:table-cell office:value-type="float" office:value="0.292903440930737" calcext:value-type="float">
            <text:p>0.292903440930737</text:p>
          </table:table-cell>
          <table:table-cell office:value-type="float" office:value="0.292811520517634" calcext:value-type="float">
            <text:p>0.292811520517634</text:p>
          </table:table-cell>
          <table:table-cell office:value-type="float" office:value="0.292897042456568" calcext:value-type="float">
            <text:p>0.292897042456568</text:p>
          </table:table-cell>
          <table:table-cell office:value-type="float" office:value="0.292893339580098" calcext:value-type="float">
            <text:p>0.292893339580098</text:p>
          </table:table-cell>
          <table:table-cell office:value-type="float" office:value="0.292895520023258" calcext:value-type="float">
            <text:p>0.292895520023258</text:p>
          </table:table-cell>
          <table:table-cell office:value-type="float" office:value="0.292895705171383" calcext:value-type="float">
            <text:p>0.292895705171383</text:p>
          </table:table-cell>
          <table:table-cell office:value-type="float" office:value="0.292887075352668" calcext:value-type="float">
            <text:p>0.292887075352668</text:p>
          </table:table-cell>
          <table:table-cell office:value-type="float" office:value="0.292907840664994" calcext:value-type="float">
            <text:p>0.292907840664994</text:p>
          </table:table-cell>
          <table:table-cell office:value-type="float" office:value="0.292894227320601" calcext:value-type="float">
            <text:p>0.292894227320601</text:p>
          </table:table-cell>
          <table:table-cell office:value-type="float" office:value="0.292889600482833" calcext:value-type="float">
            <text:p>0.292889600482833</text:p>
          </table:table-cell>
          <table:table-cell office:value-type="float" office:value="0.292903802638757" calcext:value-type="float">
            <text:p>0.292903802638757</text:p>
          </table:table-cell>
          <table:table-cell office:value-type="float" office:value="0.29289792935069" calcext:value-type="float">
            <text:p>0.29289792935069</text:p>
          </table:table-cell>
          <table:table-cell office:value-type="float" office:value="0.292879715765616" calcext:value-type="float">
            <text:p>0.292879715765616</text:p>
          </table:table-cell>
          <table:table-cell office:value-type="float" office:value="0.292891338914402" calcext:value-type="float">
            <text:p>0.292891338914402</text:p>
          </table:table-cell>
          <table:table-cell office:value-type="float" office:value="0.292903066275976" calcext:value-type="float">
            <text:p>0.292903066275976</text:p>
          </table:table-cell>
          <table:table-cell office:value-type="float" office:value="0.292900758620319" calcext:value-type="float">
            <text:p>0.292900758620319</text:p>
          </table:table-cell>
          <table:table-cell office:value-type="float" office:value="0.292808584379565" calcext:value-type="float">
            <text:p>0.292808584379565</text:p>
          </table:table-cell>
          <table:table-cell office:value-type="float" office:value="0.292798734495838" calcext:value-type="float">
            <text:p>0.292798734495838</text:p>
          </table:table-cell>
          <table:table-cell office:value-type="float" office:value="0.292800294283074" calcext:value-type="float">
            <text:p>0.292800294283074</text:p>
          </table:table-cell>
          <table:table-cell office:value-type="float" office:value="0.292896656809747" calcext:value-type="float">
            <text:p>0.292896656809747</text:p>
          </table:table-cell>
          <table:table-cell office:value-type="float" office:value="0.292889829494946" calcext:value-type="float">
            <text:p>0.292889829494946</text:p>
          </table:table-cell>
          <table:table-cell office:value-type="float" office:value="0.292889830740648" calcext:value-type="float">
            <text:p>0.292889830740648</text:p>
          </table:table-cell>
          <table:table-cell office:value-type="float" office:value="0.292902939161284" calcext:value-type="float">
            <text:p>0.292902939161284</text:p>
          </table:table-cell>
          <table:table-cell office:value-type="float" office:value="0.292892358747433" calcext:value-type="float">
            <text:p>0.292892358747433</text:p>
          </table:table-cell>
          <table:table-cell office:value-type="float" office:value="0.292889388722619" calcext:value-type="float">
            <text:p>0.292889388722619</text:p>
          </table:table-cell>
          <table:table-cell office:value-type="float" office:value="0.292882906540961" calcext:value-type="float">
            <text:p>0.292882906540961</text:p>
          </table:table-cell>
          <table:table-cell office:value-type="float" office:value="0.292882199097256" calcext:value-type="float">
            <text:p>0.292882199097256</text:p>
          </table:table-cell>
          <table:table-cell office:value-type="float" office:value="0.29277983509765" calcext:value-type="float">
            <text:p>0.29277983509765</text:p>
          </table:table-cell>
          <table:table-cell office:value-type="float" office:value="0.292872612600383" calcext:value-type="float">
            <text:p>0.292872612600383</text:p>
          </table:table-cell>
          <table:table-cell office:value-type="float" office:value="0.292779398601047" calcext:value-type="float">
            <text:p>0.292779398601047</text:p>
          </table:table-cell>
          <table:table-cell office:value-type="float" office:value="0.292789821203528" calcext:value-type="float">
            <text:p>0.292789821203528</text:p>
          </table:table-cell>
          <table:table-cell office:value-type="float" office:value="0.292864765213423" calcext:value-type="float">
            <text:p>0.292864765213423</text:p>
          </table:table-cell>
          <table:table-cell office:value-type="float" office:value="0.292883456070088" calcext:value-type="float">
            <text:p>0.292883456070088</text:p>
          </table:table-cell>
          <table:table-cell office:value-type="float" office:value="0.292891971225639" calcext:value-type="float">
            <text:p>0.292891971225639</text:p>
          </table:table-cell>
          <table:table-cell office:value-type="float" office:value="0.292886689652809" calcext:value-type="float">
            <text:p>0.292886689652809</text:p>
          </table:table-cell>
          <table:table-cell office:value-type="float" office:value="0.292879158442287" calcext:value-type="float">
            <text:p>0.292879158442287</text:p>
          </table:table-cell>
          <table:table-cell office:value-type="float" office:value="0.29288577644247" calcext:value-type="float">
            <text:p>0.29288577644247</text:p>
          </table:table-cell>
          <table:table-cell office:value-type="float" office:value="0.292889460514239" calcext:value-type="float">
            <text:p>0.292889460514239</text:p>
          </table:table-cell>
          <table:table-cell office:value-type="float" office:value="0.292880897640241" calcext:value-type="float">
            <text:p>0.292880897640241</text:p>
          </table:table-cell>
          <table:table-cell office:value-type="float" office:value="0.292876174292054" calcext:value-type="float">
            <text:p>0.292876174292054</text:p>
          </table:table-cell>
          <table:table-cell office:value-type="float" office:value="0.292887500728141" calcext:value-type="float">
            <text:p>0.292887500728141</text:p>
          </table:table-cell>
          <table:table-cell office:value-type="float" office:value="0.292777224260436" calcext:value-type="float">
            <text:p>0.292777224260436</text:p>
          </table:table-cell>
          <table:table-cell office:value-type="float" office:value="0.292896431436705" calcext:value-type="float">
            <text:p>0.292896431436705</text:p>
          </table:table-cell>
          <table:table-cell office:value-type="float" office:value="0.292871454093838" calcext:value-type="float">
            <text:p>0.292871454093838</text:p>
          </table:table-cell>
          <table:table-cell office:value-type="float" office:value="0.292875452342828" calcext:value-type="float">
            <text:p>0.292875452342828</text:p>
          </table:table-cell>
          <table:table-cell office:value-type="float" office:value="0.292884616943868" calcext:value-type="float">
            <text:p>0.292884616943868</text:p>
          </table:table-cell>
          <table:table-cell office:value-type="float" office:value="0.292878406219133" calcext:value-type="float">
            <text:p>0.292878406219133</text:p>
          </table:table-cell>
          <table:table-cell office:value-type="float" office:value="0.292874638611863" calcext:value-type="float">
            <text:p>0.292874638611863</text:p>
          </table:table-cell>
          <table:table-cell office:value-type="float" office:value="0.292880320860788" calcext:value-type="float">
            <text:p>0.292880320860788</text:p>
          </table:table-cell>
          <table:table-cell office:value-type="float" office:value="0.292877627747028" calcext:value-type="float">
            <text:p>0.292877627747028</text:p>
          </table:table-cell>
          <table:table-cell office:value-type="float" office:value="0.292878099876362" calcext:value-type="float">
            <text:p>0.292878099876362</text:p>
          </table:table-cell>
          <table:table-cell office:value-type="float" office:value="0.292885814309538" calcext:value-type="float">
            <text:p>0.292885814309538</text:p>
          </table:table-cell>
          <table:table-cell office:value-type="float" office:value="0.292889066029361" calcext:value-type="float">
            <text:p>0.292889066029361</text:p>
          </table:table-cell>
          <table:table-cell office:value-type="float" office:value="0.292890072412357" calcext:value-type="float">
            <text:p>0.292890072412357</text:p>
          </table:table-cell>
          <table:table-cell office:value-type="float" office:value="0.292795253131806" calcext:value-type="float">
            <text:p>0.2927952531318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731503209701" calcext:value-type="float">
            <text:p>-0.38731503209701</text:p>
          </table:table-cell>
          <table:table-cell office:value-type="float" office:value="-0.387578360832608" calcext:value-type="float">
            <text:p>-0.387578360832608</text:p>
          </table:table-cell>
          <table:table-cell office:value-type="float" office:value="-0.387443649816367" calcext:value-type="float">
            <text:p>-0.387443649816367</text:p>
          </table:table-cell>
          <table:table-cell office:value-type="float" office:value="-0.386934548823467" calcext:value-type="float">
            <text:p>-0.386934548823467</text:p>
          </table:table-cell>
          <table:table-cell office:value-type="float" office:value="-0.387065979840271" calcext:value-type="float">
            <text:p>-0.387065979840271</text:p>
          </table:table-cell>
          <table:table-cell office:value-type="float" office:value="-0.38761970161179" calcext:value-type="float">
            <text:p>-0.38761970161179</text:p>
          </table:table-cell>
          <table:table-cell office:value-type="float" office:value="-0.387175977798362" calcext:value-type="float">
            <text:p>-0.387175977798362</text:p>
          </table:table-cell>
          <table:table-cell office:value-type="float" office:value="-0.38710104853106" calcext:value-type="float">
            <text:p>-0.38710104853106</text:p>
          </table:table-cell>
          <table:table-cell office:value-type="float" office:value="-0.38676252680876" calcext:value-type="float">
            <text:p>-0.38676252680876</text:p>
          </table:table-cell>
          <table:table-cell office:value-type="float" office:value="-0.3865591323062" calcext:value-type="float">
            <text:p>-0.3865591323062</text:p>
          </table:table-cell>
          <table:table-cell office:value-type="float" office:value="-0.387412804879345" calcext:value-type="float">
            <text:p>-0.387412804879345</text:p>
          </table:table-cell>
          <table:table-cell office:value-type="float" office:value="-0.386821597820518" calcext:value-type="float">
            <text:p>-0.386821597820518</text:p>
          </table:table-cell>
          <table:table-cell office:value-type="float" office:value="-0.386708784461407" calcext:value-type="float">
            <text:p>-0.386708784461407</text:p>
          </table:table-cell>
          <table:table-cell office:value-type="float" office:value="-0.386945372094837" calcext:value-type="float">
            <text:p>-0.386945372094837</text:p>
          </table:table-cell>
          <table:table-cell office:value-type="float" office:value="-0.386782762942656" calcext:value-type="float">
            <text:p>-0.386782762942656</text:p>
          </table:table-cell>
          <table:table-cell office:value-type="float" office:value="-0.386744661573734" calcext:value-type="float">
            <text:p>-0.386744661573734</text:p>
          </table:table-cell>
          <table:table-cell office:value-type="float" office:value="-0.387166747934151" calcext:value-type="float">
            <text:p>-0.387166747934151</text:p>
          </table:table-cell>
          <table:table-cell office:value-type="float" office:value="-0.386266642942814" calcext:value-type="float">
            <text:p>-0.386266642942814</text:p>
          </table:table-cell>
          <table:table-cell office:value-type="float" office:value="-0.38684822875264" calcext:value-type="float">
            <text:p>-0.38684822875264</text:p>
          </table:table-cell>
          <table:table-cell office:value-type="float" office:value="-0.387208628533429" calcext:value-type="float">
            <text:p>-0.387208628533429</text:p>
          </table:table-cell>
          <table:table-cell office:value-type="float" office:value="-0.386558031141179" calcext:value-type="float">
            <text:p>-0.386558031141179</text:p>
          </table:table-cell>
          <table:table-cell office:value-type="float" office:value="-0.386566269212865" calcext:value-type="float">
            <text:p>-0.386566269212865</text:p>
          </table:table-cell>
          <table:table-cell office:value-type="float" office:value="-0.386920744041995" calcext:value-type="float">
            <text:p>-0.386920744041995</text:p>
          </table:table-cell>
          <table:table-cell office:value-type="float" office:value="-0.387092432754599" calcext:value-type="float">
            <text:p>-0.387092432754599</text:p>
          </table:table-cell>
          <table:table-cell office:value-type="float" office:value="-0.386816579481752" calcext:value-type="float">
            <text:p>-0.386816579481752</text:p>
          </table:table-cell>
          <table:table-cell office:value-type="float" office:value="-0.386530082966238" calcext:value-type="float">
            <text:p>-0.386530082966238</text:p>
          </table:table-cell>
          <table:table-cell office:value-type="float" office:value="-0.386527975002071" calcext:value-type="float">
            <text:p>-0.386527975002071</text:p>
          </table:table-cell>
          <table:table-cell office:value-type="float" office:value="-0.386686916510509" calcext:value-type="float">
            <text:p>-0.386686916510509</text:p>
          </table:table-cell>
          <table:table-cell office:value-type="float" office:value="-0.386766621695021" calcext:value-type="float">
            <text:p>-0.386766621695021</text:p>
          </table:table-cell>
          <table:table-cell office:value-type="float" office:value="-0.386673038310619" calcext:value-type="float">
            <text:p>-0.386673038310619</text:p>
          </table:table-cell>
          <table:table-cell office:value-type="float" office:value="-0.386880449125148" calcext:value-type="float">
            <text:p>-0.386880449125148</text:p>
          </table:table-cell>
          <table:table-cell office:value-type="float" office:value="-0.386259943841235" calcext:value-type="float">
            <text:p>-0.386259943841235</text:p>
          </table:table-cell>
          <table:table-cell office:value-type="float" office:value="-0.386952084889142" calcext:value-type="float">
            <text:p>-0.386952084889142</text:p>
          </table:table-cell>
          <table:table-cell office:value-type="float" office:value="-0.386237381938393" calcext:value-type="float">
            <text:p>-0.386237381938393</text:p>
          </table:table-cell>
          <table:table-cell office:value-type="float" office:value="-0.38662800438208" calcext:value-type="float">
            <text:p>-0.38662800438208</text:p>
          </table:table-cell>
          <table:table-cell office:value-type="float" office:value="-0.38658557507123" calcext:value-type="float">
            <text:p>-0.38658557507123</text:p>
          </table:table-cell>
          <table:table-cell office:value-type="float" office:value="-0.386919305353978" calcext:value-type="float">
            <text:p>-0.386919305353978</text:p>
          </table:table-cell>
          <table:table-cell office:value-type="float" office:value="-0.387031850863192" calcext:value-type="float">
            <text:p>-0.387031850863192</text:p>
          </table:table-cell>
          <table:table-cell office:value-type="float" office:value="-0.386923982873323" calcext:value-type="float">
            <text:p>-0.386923982873323</text:p>
          </table:table-cell>
          <table:table-cell office:value-type="float" office:value="-0.386598784275481" calcext:value-type="float">
            <text:p>-0.386598784275481</text:p>
          </table:table-cell>
          <table:table-cell office:value-type="float" office:value="-0.387153479439444" calcext:value-type="float">
            <text:p>-0.387153479439444</text:p>
          </table:table-cell>
          <table:table-cell office:value-type="float" office:value="-0.386651516696737" calcext:value-type="float">
            <text:p>-0.386651516696737</text:p>
          </table:table-cell>
          <table:table-cell office:value-type="float" office:value="-0.387120507261695" calcext:value-type="float">
            <text:p>-0.387120507261695</text:p>
          </table:table-cell>
          <table:table-cell office:value-type="float" office:value="-0.386845947198923" calcext:value-type="float">
            <text:p>-0.386845947198923</text:p>
          </table:table-cell>
          <table:table-cell office:value-type="float" office:value="-0.386619693823735" calcext:value-type="float">
            <text:p>-0.386619693823735</text:p>
          </table:table-cell>
          <table:table-cell office:value-type="float" office:value="-0.387491849251733" calcext:value-type="float">
            <text:p>-0.387491849251733</text:p>
          </table:table-cell>
          <table:table-cell office:value-type="float" office:value="-0.389312826758054" calcext:value-type="float">
            <text:p>-0.389312826758054</text:p>
          </table:table-cell>
          <table:table-cell office:value-type="float" office:value="-0.393316654376452" calcext:value-type="float">
            <text:p>-0.393316654376452</text:p>
          </table:table-cell>
          <table:table-cell office:value-type="float" office:value="-0.397232740106991" calcext:value-type="float">
            <text:p>-0.397232740106991</text:p>
          </table:table-cell>
          <table:table-cell office:value-type="float" office:value="-0.400114615371981" calcext:value-type="float">
            <text:p>-0.400114615371981</text:p>
          </table:table-cell>
          <table:table-cell office:value-type="float" office:value="-0.399443197112437" calcext:value-type="float">
            <text:p>-0.399443197112437</text:p>
          </table:table-cell>
          <table:table-cell office:value-type="float" office:value="-0.397939772557408" calcext:value-type="float">
            <text:p>-0.397939772557408</text:p>
          </table:table-cell>
          <table:table-cell office:value-type="float" office:value="-0.392007229593208" calcext:value-type="float">
            <text:p>-0.392007229593208</text:p>
          </table:table-cell>
          <table:table-cell office:value-type="float" office:value="-0.387677775224412" calcext:value-type="float">
            <text:p>-0.387677775224412</text:p>
          </table:table-cell>
          <table:table-cell office:value-type="float" office:value="-0.382953091999806" calcext:value-type="float">
            <text:p>-0.382953091999806</text:p>
          </table:table-cell>
          <table:table-cell office:value-type="float" office:value="-0.380869895952012" calcext:value-type="float">
            <text:p>-0.380869895952012</text:p>
          </table:table-cell>
          <table:table-cell office:value-type="float" office:value="-0.389476977667491" calcext:value-type="float">
            <text:p>-0.389476977667491</text:p>
          </table:table-cell>
          <table:table-cell office:value-type="float" office:value="-0.401189347828613" calcext:value-type="float">
            <text:p>-0.401189347828613</text:p>
          </table:table-cell>
          <table:table-cell office:value-type="float" office:value="-0.416661915043499" calcext:value-type="float">
            <text:p>-0.416661915043499</text:p>
          </table:table-cell>
          <table:table-cell office:value-type="float" office:value="-0.399118700725073" calcext:value-type="float">
            <text:p>-0.399118700725073</text:p>
          </table:table-cell>
          <table:table-cell office:value-type="float" office:value="-0.421277383205849" calcext:value-type="float">
            <text:p>-0.421277383205849</text:p>
          </table:table-cell>
          <table:table-cell office:value-type="float" office:value="-0.407183780547028" calcext:value-type="float">
            <text:p>-0.407183780547028</text:p>
          </table:table-cell>
          <table:table-cell office:value-type="float" office:value="-0.404125434423475" calcext:value-type="float">
            <text:p>-0.404125434423475</text:p>
          </table:table-cell>
          <table:table-cell office:value-type="float" office:value="-0.40250601829871" calcext:value-type="float">
            <text:p>-0.40250601829871</text:p>
          </table:table-cell>
          <table:table-cell office:value-type="float" office:value="-0.407121285426043" calcext:value-type="float">
            <text:p>-0.407121285426043</text:p>
          </table:table-cell>
          <table:table-cell office:value-type="float" office:value="-0.412229630682013" calcext:value-type="float">
            <text:p>-0.412229630682013</text:p>
          </table:table-cell>
          <table:table-cell office:value-type="float" office:value="-0.410203269758886" calcext:value-type="float">
            <text:p>-0.410203269758886</text:p>
          </table:table-cell>
          <table:table-cell office:value-type="float" office:value="-0.407118018400948" calcext:value-type="float">
            <text:p>-0.407118018400948</text:p>
          </table:table-cell>
          <table:table-cell office:value-type="float" office:value="-0.39463290829615" calcext:value-type="float">
            <text:p>-0.39463290829615</text:p>
          </table:table-cell>
          <table:table-cell office:value-type="float" office:value="-0.354760954498665" calcext:value-type="float">
            <text:p>-0.354760954498665</text:p>
          </table:table-cell>
          <table:table-cell office:value-type="float" office:value="-0.421804033357466" calcext:value-type="float">
            <text:p>-0.421804033357466</text:p>
          </table:table-cell>
          <table:table-cell office:value-type="float" office:value="-0.42072606266357" calcext:value-type="float">
            <text:p>-0.42072606266357</text:p>
          </table:table-cell>
          <table:table-cell office:value-type="float" office:value="-0.400741112036181" calcext:value-type="float">
            <text:p>-0.400741112036181</text:p>
          </table:table-cell>
          <table:table-cell office:value-type="float" office:value="-0.39340781906495" calcext:value-type="float">
            <text:p>-0.39340781906495</text:p>
          </table:table-cell>
          <table:table-cell office:value-type="float" office:value="-0.398578596423144" calcext:value-type="float">
            <text:p>-0.398578596423144</text:p>
          </table:table-cell>
          <table:table-cell office:value-type="float" office:value="-0.421918209186299" calcext:value-type="float">
            <text:p>-0.421918209186299</text:p>
          </table:table-cell>
          <table:table-cell office:value-type="float" office:value="-0.45580880015681" calcext:value-type="float">
            <text:p>-0.45580880015681</text:p>
          </table:table-cell>
          <table:table-cell office:value-type="float" office:value="-0.448625430956427" calcext:value-type="float">
            <text:p>-0.448625430956427</text:p>
          </table:table-cell>
          <table:table-cell office:value-type="float" office:value="-0.417318214717532" calcext:value-type="float">
            <text:p>-0.417318214717532</text:p>
          </table:table-cell>
          <table:table-cell office:value-type="float" office:value="-0.382459939895068" calcext:value-type="float">
            <text:p>-0.382459939895068</text:p>
          </table:table-cell>
          <table:table-cell office:value-type="float" office:value="-0.390977257337583" calcext:value-type="float">
            <text:p>-0.390977257337583</text:p>
          </table:table-cell>
          <table:table-cell office:value-type="float" office:value="-0.404324214128655" calcext:value-type="float">
            <text:p>-0.404324214128655</text:p>
          </table:table-cell>
          <table:table-cell office:value-type="float" office:value="-0.408039062555783" calcext:value-type="float">
            <text:p>-0.408039062555783</text:p>
          </table:table-cell>
          <table:table-cell office:value-type="float" office:value="-0.407667279781381" calcext:value-type="float">
            <text:p>-0.407667279781381</text:p>
          </table:table-cell>
          <table:table-cell office:value-type="float" office:value="-0.404246086107359" calcext:value-type="float">
            <text:p>-0.404246086107359</text:p>
          </table:table-cell>
          <table:table-cell office:value-type="float" office:value="-0.40283328078636" calcext:value-type="float">
            <text:p>-0.40283328078636</text:p>
          </table:table-cell>
          <table:table-cell office:value-type="float" office:value="-0.388137947380362" calcext:value-type="float">
            <text:p>-0.388137947380362</text:p>
          </table:table-cell>
          <table:table-cell office:value-type="float" office:value="-0.396955693511193" calcext:value-type="float">
            <text:p>-0.396955693511193</text:p>
          </table:table-cell>
          <table:table-cell office:value-type="float" office:value="-0.423822033795742" calcext:value-type="float">
            <text:p>-0.423822033795742</text:p>
          </table:table-cell>
          <table:table-cell office:value-type="float" office:value="-0.42346332755619" calcext:value-type="float">
            <text:p>-0.42346332755619</text:p>
          </table:table-cell>
          <table:table-cell office:value-type="float" office:value="-0.427311660111815" calcext:value-type="float">
            <text:p>-0.427311660111815</text:p>
          </table:table-cell>
          <table:table-cell office:value-type="float" office:value="-0.416842424804833" calcext:value-type="float">
            <text:p>-0.416842424804833</text:p>
          </table:table-cell>
          <table:table-cell office:value-type="float" office:value="-0.418062397011403" calcext:value-type="float">
            <text:p>-0.418062397011403</text:p>
          </table:table-cell>
          <table:table-cell office:value-type="float" office:value="-0.41894672063033" calcext:value-type="float">
            <text:p>-0.41894672063033</text:p>
          </table:table-cell>
          <table:table-cell office:value-type="float" office:value="-0.364994439561468" calcext:value-type="float">
            <text:p>-0.364994439561468</text:p>
          </table:table-cell>
          <table:table-cell office:value-type="float" office:value="-0.393001310065861" calcext:value-type="float">
            <text:p>-0.393001310065861</text:p>
          </table:table-cell>
          <table:table-cell office:value-type="float" office:value="-0.407995529114109" calcext:value-type="float">
            <text:p>-0.407995529114109</text:p>
          </table:table-cell>
          <table:table-cell office:value-type="float" office:value="-0.400549583154472" calcext:value-type="float">
            <text:p>-0.400549583154472</text:p>
          </table:table-cell>
          <table:table-cell office:value-type="float" office:value="-0.396485839342445" calcext:value-type="float">
            <text:p>-0.396485839342445</text:p>
          </table:table-cell>
          <table:table-cell office:value-type="float" office:value="-0.394720687827611" calcext:value-type="float">
            <text:p>-0.394720687827611</text:p>
          </table:table-cell>
          <table:table-cell office:value-type="float" office:value="-0.389959846168556" calcext:value-type="float">
            <text:p>-0.389959846168556</text:p>
          </table:table-cell>
          <table:table-cell office:value-type="float" office:value="-0.387119522796654" calcext:value-type="float">
            <text:p>-0.387119522796654</text:p>
          </table:table-cell>
          <table:table-cell office:value-type="float" office:value="-0.377501627022634" calcext:value-type="float">
            <text:p>-0.377501627022634</text:p>
          </table:table-cell>
          <table:table-cell office:value-type="float" office:value="-0.37049663885602" calcext:value-type="float">
            <text:p>-0.37049663885602</text:p>
          </table:table-cell>
          <table:table-cell office:value-type="float" office:value="-0.373190362279897" calcext:value-type="float">
            <text:p>-0.373190362279897</text:p>
          </table:table-cell>
          <table:table-cell office:value-type="float" office:value="-0.383504266608072" calcext:value-type="float">
            <text:p>-0.383504266608072</text:p>
          </table:table-cell>
          <table:table-cell office:value-type="float" office:value="-0.455236387884984" calcext:value-type="float">
            <text:p>-0.455236387884984</text:p>
          </table:table-cell>
          <table:table-cell office:value-type="float" office:value="-0.442950388852427" calcext:value-type="float">
            <text:p>-0.442950388852427</text:p>
          </table:table-cell>
          <table:table-cell office:value-type="float" office:value="-0.428873331018687" calcext:value-type="float">
            <text:p>-0.428873331018687</text:p>
          </table:table-cell>
          <table:table-cell office:value-type="float" office:value="-0.421654646466983" calcext:value-type="float">
            <text:p>-0.421654646466983</text:p>
          </table:table-cell>
          <table:table-cell office:value-type="float" office:value="-0.418104781389674" calcext:value-type="float">
            <text:p>-0.418104781389674</text:p>
          </table:table-cell>
          <table:table-cell office:value-type="float" office:value="-0.362925494358399" calcext:value-type="float">
            <text:p>-0.362925494358399</text:p>
          </table:table-cell>
          <table:table-cell office:value-type="float" office:value="-0.363321482110453" calcext:value-type="float">
            <text:p>-0.363321482110453</text:p>
          </table:table-cell>
          <table:table-cell office:value-type="float" office:value="-0.370468376543282" calcext:value-type="float">
            <text:p>-0.370468376543282</text:p>
          </table:table-cell>
          <table:table-cell office:value-type="float" office:value="-0.380441922156618" calcext:value-type="float">
            <text:p>-0.380441922156618</text:p>
          </table:table-cell>
          <table:table-cell office:value-type="float" office:value="-0.396763807840908" calcext:value-type="float">
            <text:p>-0.396763807840908</text:p>
          </table:table-cell>
          <table:table-cell office:value-type="float" office:value="-0.395185105572646" calcext:value-type="float">
            <text:p>-0.395185105572646</text:p>
          </table:table-cell>
          <table:table-cell office:value-type="float" office:value="-0.400964257544308" calcext:value-type="float">
            <text:p>-0.400964257544308</text:p>
          </table:table-cell>
          <table:table-cell office:value-type="float" office:value="-0.406160332510872" calcext:value-type="float">
            <text:p>-0.406160332510872</text:p>
          </table:table-cell>
          <table:table-cell office:value-type="float" office:value="-0.405678778118236" calcext:value-type="float">
            <text:p>-0.405678778118236</text:p>
          </table:table-cell>
          <table:table-cell office:value-type="float" office:value="-0.405060344897269" calcext:value-type="float">
            <text:p>-0.405060344897269</text:p>
          </table:table-cell>
          <table:table-cell office:value-type="float" office:value="-0.404934958913667" calcext:value-type="float">
            <text:p>-0.404934958913667</text:p>
          </table:table-cell>
          <table:table-cell office:value-type="float" office:value="-0.403165057434856" calcext:value-type="float">
            <text:p>-0.403165057434856</text:p>
          </table:table-cell>
          <table:table-cell office:value-type="float" office:value="-0.39939254659822" calcext:value-type="float">
            <text:p>-0.39939254659822</text:p>
          </table:table-cell>
          <table:table-cell office:value-type="float" office:value="-0.392114324999345" calcext:value-type="float">
            <text:p>-0.392114324999345</text:p>
          </table:table-cell>
          <table:table-cell office:value-type="float" office:value="-0.379711642022038" calcext:value-type="float">
            <text:p>-0.379711642022038</text:p>
          </table:table-cell>
          <table:table-cell office:value-type="float" office:value="-0.360815504383983" calcext:value-type="float">
            <text:p>-0.360815504383983</text:p>
          </table:table-cell>
          <table:table-cell office:value-type="float" office:value="-0.369958624053845" calcext:value-type="float">
            <text:p>-0.369958624053845</text:p>
          </table:table-cell>
          <table:table-cell office:value-type="float" office:value="-0.366502588112424" calcext:value-type="float">
            <text:p>-0.366502588112424</text:p>
          </table:table-cell>
          <table:table-cell office:value-type="float" office:value="-0.369932193769828" calcext:value-type="float">
            <text:p>-0.369932193769828</text:p>
          </table:table-cell>
          <table:table-cell office:value-type="float" office:value="-0.374166561778188" calcext:value-type="float">
            <text:p>-0.374166561778188</text:p>
          </table:table-cell>
          <table:table-cell office:value-type="float" office:value="-0.406257466618546" calcext:value-type="float">
            <text:p>-0.406257466618546</text:p>
          </table:table-cell>
          <table:table-cell office:value-type="float" office:value="-0.41413083831327" calcext:value-type="float">
            <text:p>-0.41413083831327</text:p>
          </table:table-cell>
          <table:table-cell office:value-type="float" office:value="-0.417526684441032" calcext:value-type="float">
            <text:p>-0.417526684441032</text:p>
          </table:table-cell>
          <table:table-cell office:value-type="float" office:value="-0.4187092221246" calcext:value-type="float">
            <text:p>-0.4187092221246</text:p>
          </table:table-cell>
          <table:table-cell office:value-type="float" office:value="-0.421760906536151" calcext:value-type="float">
            <text:p>-0.421760906536151</text:p>
          </table:table-cell>
          <table:table-cell office:value-type="float" office:value="-0.417669197120147" calcext:value-type="float">
            <text:p>-0.417669197120147</text:p>
          </table:table-cell>
          <table:table-cell office:value-type="float" office:value="-0.414206146494346" calcext:value-type="float">
            <text:p>-0.414206146494346</text:p>
          </table:table-cell>
          <table:table-cell office:value-type="float" office:value="-0.411825473962901" calcext:value-type="float">
            <text:p>-0.411825473962901</text:p>
          </table:table-cell>
          <table:table-cell office:value-type="float" office:value="-0.403689896144606" calcext:value-type="float">
            <text:p>-0.403689896144606</text:p>
          </table:table-cell>
          <table:table-cell office:value-type="float" office:value="-0.363680390918503" calcext:value-type="float">
            <text:p>-0.363680390918503</text:p>
          </table:table-cell>
          <table:table-cell office:value-type="float" office:value="-0.357615532109066" calcext:value-type="float">
            <text:p>-0.357615532109066</text:p>
          </table:table-cell>
          <table:table-cell office:value-type="float" office:value="-0.356257829168944" calcext:value-type="float">
            <text:p>-0.356257829168944</text:p>
          </table:table-cell>
          <table:table-cell office:value-type="float" office:value="-0.407647658039784" calcext:value-type="float">
            <text:p>-0.407647658039784</text:p>
          </table:table-cell>
          <table:table-cell office:value-type="float" office:value="-0.394028967800272" calcext:value-type="float">
            <text:p>-0.394028967800272</text:p>
          </table:table-cell>
          <table:table-cell office:value-type="float" office:value="-0.385770142430662" calcext:value-type="float">
            <text:p>-0.385770142430662</text:p>
          </table:table-cell>
          <table:table-cell office:value-type="float" office:value="-0.368878720488782" calcext:value-type="float">
            <text:p>-0.368878720488782</text:p>
          </table:table-cell>
          <table:table-cell office:value-type="float" office:value="-0.360399882707857" calcext:value-type="float">
            <text:p>-0.360399882707857</text:p>
          </table:table-cell>
          <table:table-cell office:value-type="float" office:value="-0.35835770614989" calcext:value-type="float">
            <text:p>-0.35835770614989</text:p>
          </table:table-cell>
          <table:table-cell office:value-type="float" office:value="-0.362487144488633" calcext:value-type="float">
            <text:p>-0.362487144488633</text:p>
          </table:table-cell>
          <table:table-cell office:value-type="float" office:value="-0.368759985525746" calcext:value-type="float">
            <text:p>-0.368759985525746</text:p>
          </table:table-cell>
          <table:table-cell office:value-type="float" office:value="-0.37380753877847" calcext:value-type="float">
            <text:p>-0.37380753877847</text:p>
          </table:table-cell>
          <table:table-cell office:value-type="float" office:value="-0.381791638165264" calcext:value-type="float">
            <text:p>-0.381791638165264</text:p>
          </table:table-cell>
          <table:table-cell office:value-type="float" office:value="-0.455105738147463" calcext:value-type="float">
            <text:p>-0.455105738147463</text:p>
          </table:table-cell>
          <table:table-cell office:value-type="float" office:value="-0.448696904563562" calcext:value-type="float">
            <text:p>-0.448696904563562</text:p>
          </table:table-cell>
          <table:table-cell office:value-type="float" office:value="-0.444845745655329" calcext:value-type="float">
            <text:p>-0.444845745655329</text:p>
          </table:table-cell>
          <table:table-cell office:value-type="float" office:value="-0.434711568372209" calcext:value-type="float">
            <text:p>-0.434711568372209</text:p>
          </table:table-cell>
          <table:table-cell office:value-type="float" office:value="-0.370951768677417" calcext:value-type="float">
            <text:p>-0.370951768677417</text:p>
          </table:table-cell>
          <table:table-cell office:value-type="float" office:value="-0.362656806976556" calcext:value-type="float">
            <text:p>-0.362656806976556</text:p>
          </table:table-cell>
          <table:table-cell office:value-type="float" office:value="-0.376371827383242" calcext:value-type="float">
            <text:p>-0.376371827383242</text:p>
          </table:table-cell>
          <table:table-cell office:value-type="float" office:value="-0.382122134074745" calcext:value-type="float">
            <text:p>-0.382122134074745</text:p>
          </table:table-cell>
          <table:table-cell office:value-type="float" office:value="-0.405263803373278" calcext:value-type="float">
            <text:p>-0.405263803373278</text:p>
          </table:table-cell>
          <table:table-cell office:value-type="float" office:value="-0.412325063068051" calcext:value-type="float">
            <text:p>-0.412325063068051</text:p>
          </table:table-cell>
          <table:table-cell office:value-type="float" office:value="-0.416787165185248" calcext:value-type="float">
            <text:p>-0.416787165185248</text:p>
          </table:table-cell>
          <table:table-cell office:value-type="float" office:value="-0.416250386009229" calcext:value-type="float">
            <text:p>-0.416250386009229</text:p>
          </table:table-cell>
          <table:table-cell office:value-type="float" office:value="-0.416463856198664" calcext:value-type="float">
            <text:p>-0.416463856198664</text:p>
          </table:table-cell>
          <table:table-cell office:value-type="float" office:value="-0.416205579506619" calcext:value-type="float">
            <text:p>-0.416205579506619</text:p>
          </table:table-cell>
          <table:table-cell office:value-type="float" office:value="-0.410050993109663" calcext:value-type="float">
            <text:p>-0.410050993109663</text:p>
          </table:table-cell>
          <table:table-cell office:value-type="float" office:value="-0.391532426521578" calcext:value-type="float">
            <text:p>-0.391532426521578</text:p>
          </table:table-cell>
          <table:table-cell office:value-type="float" office:value="-0.366194826729954" calcext:value-type="float">
            <text:p>-0.366194826729954</text:p>
          </table:table-cell>
          <table:table-cell office:value-type="float" office:value="-0.374366991074094" calcext:value-type="float">
            <text:p>-0.374366991074094</text:p>
          </table:table-cell>
          <table:table-cell office:value-type="float" office:value="-0.380440695738018" calcext:value-type="float">
            <text:p>-0.380440695738018</text:p>
          </table:table-cell>
          <table:table-cell office:value-type="float" office:value="-0.3888359389519" calcext:value-type="float">
            <text:p>-0.3888359389519</text:p>
          </table:table-cell>
          <table:table-cell office:value-type="float" office:value="-0.415351856520009" calcext:value-type="float">
            <text:p>-0.415351856520009</text:p>
          </table:table-cell>
          <table:table-cell office:value-type="float" office:value="-0.423712640297168" calcext:value-type="float">
            <text:p>-0.423712640297168</text:p>
          </table:table-cell>
          <table:table-cell office:value-type="float" office:value="-0.429781844387104" calcext:value-type="float">
            <text:p>-0.429781844387104</text:p>
          </table:table-cell>
          <table:table-cell office:value-type="float" office:value="-0.424076485828954" calcext:value-type="float">
            <text:p>-0.424076485828954</text:p>
          </table:table-cell>
          <table:table-cell office:value-type="float" office:value="-0.424587717734532" calcext:value-type="float">
            <text:p>-0.424587717734532</text:p>
          </table:table-cell>
          <table:table-cell office:value-type="float" office:value="-0.438516014977635" calcext:value-type="float">
            <text:p>-0.438516014977635</text:p>
          </table:table-cell>
          <table:table-cell office:value-type="float" office:value="-0.423447323922393" calcext:value-type="float">
            <text:p>-0.423447323922393</text:p>
          </table:table-cell>
          <table:table-cell office:value-type="float" office:value="-0.41031267017025" calcext:value-type="float">
            <text:p>-0.41031267017025</text:p>
          </table:table-cell>
          <table:table-cell office:value-type="float" office:value="-0.410172706475453" calcext:value-type="float">
            <text:p>-0.410172706475453</text:p>
          </table:table-cell>
          <table:table-cell office:value-type="float" office:value="-0.418008805990642" calcext:value-type="float">
            <text:p>-0.418008805990642</text:p>
          </table:table-cell>
          <table:table-cell office:value-type="float" office:value="-0.487684115661965" calcext:value-type="float">
            <text:p>-0.487684115661965</text:p>
          </table:table-cell>
          <table:table-cell office:value-type="float" office:value="-0.484148779738273" calcext:value-type="float">
            <text:p>-0.484148779738273</text:p>
          </table:table-cell>
          <table:table-cell office:value-type="float" office:value="-0.475009049039265" calcext:value-type="float">
            <text:p>-0.475009049039265</text:p>
          </table:table-cell>
          <table:table-cell office:value-type="float" office:value="-0.446591448998939" calcext:value-type="float">
            <text:p>-0.446591448998939</text:p>
          </table:table-cell>
          <table:table-cell office:value-type="float" office:value="-0.440548337503879" calcext:value-type="float">
            <text:p>-0.440548337503879</text:p>
          </table:table-cell>
          <table:table-cell office:value-type="float" office:value="-0.3900212470695" calcext:value-type="float">
            <text:p>-0.3900212470695</text:p>
          </table:table-cell>
          <table:table-cell office:value-type="float" office:value="-0.387140515338242" calcext:value-type="float">
            <text:p>-0.387140515338242</text:p>
          </table:table-cell>
          <table:table-cell office:value-type="float" office:value="-0.39758035864689" calcext:value-type="float">
            <text:p>-0.39758035864689</text:p>
          </table:table-cell>
          <table:table-cell office:value-type="float" office:value="-0.417872609619778" calcext:value-type="float">
            <text:p>-0.417872609619778</text:p>
          </table:table-cell>
          <table:table-cell office:value-type="float" office:value="-0.431511042417237" calcext:value-type="float">
            <text:p>-0.431511042417237</text:p>
          </table:table-cell>
          <table:table-cell office:value-type="float" office:value="-0.429799562072934" calcext:value-type="float">
            <text:p>-0.429799562072934</text:p>
          </table:table-cell>
          <table:table-cell office:value-type="float" office:value="-0.430035345978869" calcext:value-type="float">
            <text:p>-0.430035345978869</text:p>
          </table:table-cell>
          <table:table-cell office:value-type="float" office:value="-0.42669202998603" calcext:value-type="float">
            <text:p>-0.42669202998603</text:p>
          </table:table-cell>
          <table:table-cell office:value-type="float" office:value="-0.425161257498246" calcext:value-type="float">
            <text:p>-0.425161257498246</text:p>
          </table:table-cell>
          <table:table-cell office:value-type="float" office:value="-0.420683144339755" calcext:value-type="float">
            <text:p>-0.420683144339755</text:p>
          </table:table-cell>
          <table:table-cell office:value-type="float" office:value="-0.407552393483418" calcext:value-type="float">
            <text:p>-0.407552393483418</text:p>
          </table:table-cell>
          <table:table-cell office:value-type="float" office:value="-0.39822079094114" calcext:value-type="float">
            <text:p>-0.39822079094114</text:p>
          </table:table-cell>
          <table:table-cell office:value-type="float" office:value="-0.386958080300361" calcext:value-type="float">
            <text:p>-0.386958080300361</text:p>
          </table:table-cell>
          <table:table-cell office:value-type="float" office:value="-0.417134287514498" calcext:value-type="float">
            <text:p>-0.417134287514498</text:p>
          </table:table-cell>
          <table:table-cell office:value-type="float" office:value="-0.408864882761445" calcext:value-type="float">
            <text:p>-0.408864882761445</text:p>
          </table:table-cell>
          <table:table-cell office:value-type="float" office:value="-0.419517228014876" calcext:value-type="float">
            <text:p>-0.419517228014876</text:p>
          </table:table-cell>
          <table:table-cell office:value-type="float" office:value="-0.440438218629998" calcext:value-type="float">
            <text:p>-0.440438218629998</text:p>
          </table:table-cell>
          <table:table-cell office:value-type="float" office:value="-0.445788906133136" calcext:value-type="float">
            <text:p>-0.445788906133136</text:p>
          </table:table-cell>
          <table:table-cell office:value-type="float" office:value="-0.440458136243139" calcext:value-type="float">
            <text:p>-0.440458136243139</text:p>
          </table:table-cell>
          <table:table-cell office:value-type="float" office:value="-0.438143600257836" calcext:value-type="float">
            <text:p>-0.438143600257836</text:p>
          </table:table-cell>
          <table:table-cell office:value-type="float" office:value="-0.430722862680491" calcext:value-type="float">
            <text:p>-0.430722862680491</text:p>
          </table:table-cell>
          <table:table-cell office:value-type="float" office:value="-0.416213177547971" calcext:value-type="float">
            <text:p>-0.416213177547971</text:p>
          </table:table-cell>
          <table:table-cell office:value-type="float" office:value="-0.402644700861959" calcext:value-type="float">
            <text:p>-0.402644700861959</text:p>
          </table:table-cell>
          <table:table-cell office:value-type="float" office:value="-0.428219416414704" calcext:value-type="float">
            <text:p>-0.428219416414704</text:p>
          </table:table-cell>
          <table:table-cell office:value-type="float" office:value="-0.425919444389473" calcext:value-type="float">
            <text:p>-0.425919444389473</text:p>
          </table:table-cell>
          <table:table-cell office:value-type="float" office:value="-0.421344816403272" calcext:value-type="float">
            <text:p>-0.421344816403272</text:p>
          </table:table-cell>
          <table:table-cell office:value-type="float" office:value="-0.413587475608832" calcext:value-type="float">
            <text:p>-0.413587475608832</text:p>
          </table:table-cell>
          <table:table-cell office:value-type="float" office:value="-0.412777084129747" calcext:value-type="float">
            <text:p>-0.412777084129747</text:p>
          </table:table-cell>
          <table:table-cell office:value-type="float" office:value="-0.406315998962708" calcext:value-type="float">
            <text:p>-0.406315998962708</text:p>
          </table:table-cell>
          <table:table-cell office:value-type="float" office:value="-0.401877612931694" calcext:value-type="float">
            <text:p>-0.401877612931694</text:p>
          </table:table-cell>
          <table:table-cell office:value-type="float" office:value="-0.403881465847317" calcext:value-type="float">
            <text:p>-0.403881465847317</text:p>
          </table:table-cell>
          <table:table-cell office:value-type="float" office:value="-0.408074512958335" calcext:value-type="float">
            <text:p>-0.408074512958335</text:p>
          </table:table-cell>
          <table:table-cell office:value-type="float" office:value="-0.414940556977565" calcext:value-type="float">
            <text:p>-0.414940556977565</text:p>
          </table:table-cell>
          <table:table-cell office:value-type="float" office:value="-0.450389227500658" calcext:value-type="float">
            <text:p>-0.450389227500658</text:p>
          </table:table-cell>
          <table:table-cell office:value-type="float" office:value="-0.487035145720784" calcext:value-type="float">
            <text:p>-0.487035145720784</text:p>
          </table:table-cell>
          <table:table-cell office:value-type="float" office:value="-0.475051656120883" calcext:value-type="float">
            <text:p>-0.475051656120883</text:p>
          </table:table-cell>
          <table:table-cell office:value-type="float" office:value="-0.462039310273483" calcext:value-type="float">
            <text:p>-0.462039310273483</text:p>
          </table:table-cell>
          <table:table-cell office:value-type="float" office:value="-0.448413176144228" calcext:value-type="float">
            <text:p>-0.448413176144228</text:p>
          </table:table-cell>
          <table:table-cell office:value-type="float" office:value="-0.440157840098213" calcext:value-type="float">
            <text:p>-0.440157840098213</text:p>
          </table:table-cell>
          <table:table-cell office:value-type="float" office:value="-0.443098597622558" calcext:value-type="float">
            <text:p>-0.443098597622558</text:p>
          </table:table-cell>
          <table:table-cell office:value-type="float" office:value="-0.388323638685045" calcext:value-type="float">
            <text:p>-0.388323638685045</text:p>
          </table:table-cell>
          <table:table-cell office:value-type="float" office:value="-0.379642337872804" calcext:value-type="float">
            <text:p>-0.379642337872804</text:p>
          </table:table-cell>
          <table:table-cell office:value-type="float" office:value="-0.384060291312547" calcext:value-type="float">
            <text:p>-0.384060291312547</text:p>
          </table:table-cell>
          <table:table-cell office:value-type="float" office:value="-0.382509379638074" calcext:value-type="float">
            <text:p>-0.382509379638074</text:p>
          </table:table-cell>
          <table:table-cell office:value-type="float" office:value="-0.379651810962232" calcext:value-type="float">
            <text:p>-0.379651810962232</text:p>
          </table:table-cell>
          <table:table-cell office:value-type="float" office:value="-0.402188749691706" calcext:value-type="float">
            <text:p>-0.402188749691706</text:p>
          </table:table-cell>
          <table:table-cell office:value-type="float" office:value="-0.421330134391317" calcext:value-type="float">
            <text:p>-0.421330134391317</text:p>
          </table:table-cell>
          <table:table-cell office:value-type="float" office:value="-0.428824879001013" calcext:value-type="float">
            <text:p>-0.428824879001013</text:p>
          </table:table-cell>
          <table:table-cell office:value-type="float" office:value="-0.430009515308467" calcext:value-type="float">
            <text:p>-0.430009515308467</text:p>
          </table:table-cell>
          <table:table-cell office:value-type="float" office:value="-0.426577713488588" calcext:value-type="float">
            <text:p>-0.426577713488588</text:p>
          </table:table-cell>
          <table:table-cell office:value-type="float" office:value="-0.416850167615026" calcext:value-type="float">
            <text:p>-0.416850167615026</text:p>
          </table:table-cell>
          <table:table-cell office:value-type="float" office:value="-0.397653317048208" calcext:value-type="float">
            <text:p>-0.397653317048208</text:p>
          </table:table-cell>
          <table:table-cell office:value-type="float" office:value="-0.388873761618146" calcext:value-type="float">
            <text:p>-0.388873761618146</text:p>
          </table:table-cell>
          <table:table-cell office:value-type="float" office:value="-0.388546738129943" calcext:value-type="float">
            <text:p>-0.388546738129943</text:p>
          </table:table-cell>
          <table:table-cell office:value-type="float" office:value="-0.408043995423133" calcext:value-type="float">
            <text:p>-0.408043995423133</text:p>
          </table:table-cell>
          <table:table-cell office:value-type="float" office:value="-0.433820443913594" calcext:value-type="float">
            <text:p>-0.433820443913594</text:p>
          </table:table-cell>
          <table:table-cell office:value-type="float" office:value="-0.435152484704867" calcext:value-type="float">
            <text:p>-0.435152484704867</text:p>
          </table:table-cell>
          <table:table-cell office:value-type="float" office:value="-0.449042346993227" calcext:value-type="float">
            <text:p>-0.449042346993227</text:p>
          </table:table-cell>
          <table:table-cell office:value-type="float" office:value="-0.445369910523915" calcext:value-type="float">
            <text:p>-0.445369910523915</text:p>
          </table:table-cell>
          <table:table-cell office:value-type="float" office:value="-0.443663618774061" calcext:value-type="float">
            <text:p>-0.443663618774061</text:p>
          </table:table-cell>
          <table:table-cell office:value-type="float" office:value="-0.437940184833067" calcext:value-type="float">
            <text:p>-0.437940184833067</text:p>
          </table:table-cell>
          <table:table-cell office:value-type="float" office:value="-0.431239025431843" calcext:value-type="float">
            <text:p>-0.431239025431843</text:p>
          </table:table-cell>
          <table:table-cell office:value-type="float" office:value="-0.451211811842039" calcext:value-type="float">
            <text:p>-0.451211811842039</text:p>
          </table:table-cell>
          <table:table-cell office:value-type="float" office:value="-0.448686813112408" calcext:value-type="float">
            <text:p>-0.448686813112408</text:p>
          </table:table-cell>
          <table:table-cell office:value-type="float" office:value="-0.441141627610439" calcext:value-type="float">
            <text:p>-0.441141627610439</text:p>
          </table:table-cell>
          <table:table-cell office:value-type="float" office:value="-0.442538228896218" calcext:value-type="float">
            <text:p>-0.442538228896218</text:p>
          </table:table-cell>
          <table:table-cell office:value-type="float" office:value="-0.432661287694065" calcext:value-type="float">
            <text:p>-0.432661287694065</text:p>
          </table:table-cell>
          <table:table-cell office:value-type="float" office:value="-0.41116929108193" calcext:value-type="float">
            <text:p>-0.41116929108193</text:p>
          </table:table-cell>
          <table:table-cell office:value-type="float" office:value="-0.410564606770393" calcext:value-type="float">
            <text:p>-0.410564606770393</text:p>
          </table:table-cell>
          <table:table-cell office:value-type="float" office:value="-0.419699192130218" calcext:value-type="float">
            <text:p>-0.419699192130218</text:p>
          </table:table-cell>
          <table:table-cell office:value-type="float" office:value="-0.480986638769728" calcext:value-type="float">
            <text:p>-0.480986638769728</text:p>
          </table:table-cell>
          <table:table-cell office:value-type="float" office:value="-0.459827057395799" calcext:value-type="float">
            <text:p>-0.459827057395799</text:p>
          </table:table-cell>
          <table:table-cell office:value-type="float" office:value="-0.447748460575464" calcext:value-type="float">
            <text:p>-0.447748460575464</text:p>
          </table:table-cell>
          <table:table-cell office:value-type="float" office:value="-0.437380826761561" calcext:value-type="float">
            <text:p>-0.437380826761561</text:p>
          </table:table-cell>
          <table:table-cell office:value-type="float" office:value="-0.390847436279947" calcext:value-type="float">
            <text:p>-0.390847436279947</text:p>
          </table:table-cell>
          <table:table-cell office:value-type="float" office:value="-0.398749843405548" calcext:value-type="float">
            <text:p>-0.398749843405548</text:p>
          </table:table-cell>
          <table:table-cell office:value-type="float" office:value="-0.418532711982589" calcext:value-type="float">
            <text:p>-0.418532711982589</text:p>
          </table:table-cell>
          <table:table-cell office:value-type="float" office:value="-0.432729268911747" calcext:value-type="float">
            <text:p>-0.432729268911747</text:p>
          </table:table-cell>
          <table:table-cell office:value-type="float" office:value="-0.440247534091793" calcext:value-type="float">
            <text:p>-0.440247534091793</text:p>
          </table:table-cell>
          <table:table-cell office:value-type="float" office:value="-0.441426622253038" calcext:value-type="float">
            <text:p>-0.441426622253038</text:p>
          </table:table-cell>
          <table:table-cell office:value-type="float" office:value="-0.442804513965566" calcext:value-type="float">
            <text:p>-0.442804513965566</text:p>
          </table:table-cell>
          <table:table-cell office:value-type="float" office:value="-0.440828782285631" calcext:value-type="float">
            <text:p>-0.440828782285631</text:p>
          </table:table-cell>
          <table:table-cell office:value-type="float" office:value="-0.439388252171024" calcext:value-type="float">
            <text:p>-0.439388252171024</text:p>
          </table:table-cell>
          <table:table-cell office:value-type="float" office:value="-0.431788484789265" calcext:value-type="float">
            <text:p>-0.431788484789265</text:p>
          </table:table-cell>
          <table:table-cell office:value-type="float" office:value="-0.423878910740419" calcext:value-type="float">
            <text:p>-0.423878910740419</text:p>
          </table:table-cell>
          <table:table-cell office:value-type="float" office:value="-0.406808500036569" calcext:value-type="float">
            <text:p>-0.406808500036569</text:p>
          </table:table-cell>
          <table:table-cell office:value-type="float" office:value="-0.408189003940229" calcext:value-type="float">
            <text:p>-0.408189003940229</text:p>
          </table:table-cell>
          <table:table-cell office:value-type="float" office:value="-0.408477464083649" calcext:value-type="float">
            <text:p>-0.408477464083649</text:p>
          </table:table-cell>
          <table:table-cell office:value-type="float" office:value="-0.41114920772196" calcext:value-type="float">
            <text:p>-0.41114920772196</text:p>
          </table:table-cell>
          <table:table-cell office:value-type="float" office:value="-0.409323619754498" calcext:value-type="float">
            <text:p>-0.409323619754498</text:p>
          </table:table-cell>
          <table:table-cell office:value-type="float" office:value="-0.407060259435409" calcext:value-type="float">
            <text:p>-0.407060259435409</text:p>
          </table:table-cell>
          <table:table-cell office:value-type="float" office:value="-0.409207822197388" calcext:value-type="float">
            <text:p>-0.409207822197388</text:p>
          </table:table-cell>
          <table:table-cell office:value-type="float" office:value="-0.408744136838568" calcext:value-type="float">
            <text:p>-0.408744136838568</text:p>
          </table:table-cell>
          <table:table-cell office:value-type="float" office:value="-0.407005655532047" calcext:value-type="float">
            <text:p>-0.407005655532047</text:p>
          </table:table-cell>
          <table:table-cell office:value-type="float" office:value="-0.407194718661437" calcext:value-type="float">
            <text:p>-0.407194718661437</text:p>
          </table:table-cell>
          <table:table-cell office:value-type="float" office:value="-0.406907722595173" calcext:value-type="float">
            <text:p>-0.406907722595173</text:p>
          </table:table-cell>
          <table:table-cell office:value-type="float" office:value="-0.406364343061742" calcext:value-type="float">
            <text:p>-0.406364343061742</text:p>
          </table:table-cell>
          <table:table-cell office:value-type="float" office:value="-0.407565465268503" calcext:value-type="float">
            <text:p>-0.407565465268503</text:p>
          </table:table-cell>
          <table:table-cell office:value-type="float" office:value="-0.407400232365329" calcext:value-type="float">
            <text:p>-0.407400232365329</text:p>
          </table:table-cell>
          <table:table-cell office:value-type="float" office:value="-0.40711369619642" calcext:value-type="float">
            <text:p>-0.40711369619642</text:p>
          </table:table-cell>
          <table:table-cell office:value-type="float" office:value="-0.406472326280372" calcext:value-type="float">
            <text:p>-0.406472326280372</text:p>
          </table:table-cell>
          <table:table-cell office:value-type="float" office:value="-0.406951294063342" calcext:value-type="float">
            <text:p>-0.406951294063342</text:p>
          </table:table-cell>
          <table:table-cell office:value-type="float" office:value="-0.407001215295015" calcext:value-type="float">
            <text:p>-0.407001215295015</text:p>
          </table:table-cell>
          <table:table-cell office:value-type="float" office:value="-0.407721141093821" calcext:value-type="float">
            <text:p>-0.407721141093821</text:p>
          </table:table-cell>
          <table:table-cell office:value-type="float" office:value="-0.407147163940799" calcext:value-type="float">
            <text:p>-0.407147163940799</text:p>
          </table:table-cell>
          <table:table-cell office:value-type="float" office:value="-0.406896603093253" calcext:value-type="float">
            <text:p>-0.406896603093253</text:p>
          </table:table-cell>
          <table:table-cell office:value-type="float" office:value="-0.407434850130747" calcext:value-type="float">
            <text:p>-0.407434850130747</text:p>
          </table:table-cell>
          <table:table-cell office:value-type="float" office:value="-0.407582702533108" calcext:value-type="float">
            <text:p>-0.407582702533108</text:p>
          </table:table-cell>
          <table:table-cell office:value-type="float" office:value="-0.407144636740687" calcext:value-type="float">
            <text:p>-0.407144636740687</text:p>
          </table:table-cell>
          <table:table-cell office:value-type="float" office:value="-0.406492191210841" calcext:value-type="float">
            <text:p>-0.406492191210841</text:p>
          </table:table-cell>
          <table:table-cell office:value-type="float" office:value="-0.406566945796657" calcext:value-type="float">
            <text:p>-0.406566945796657</text:p>
          </table:table-cell>
          <table:table-cell office:value-type="float" office:value="-0.40636777193149" calcext:value-type="float">
            <text:p>-0.40636777193149</text:p>
          </table:table-cell>
          <table:table-cell office:value-type="float" office:value="-0.407477878901921" calcext:value-type="float">
            <text:p>-0.407477878901921</text:p>
          </table:table-cell>
          <table:table-cell office:value-type="float" office:value="-0.406855756144221" calcext:value-type="float">
            <text:p>-0.406855756144221</text:p>
          </table:table-cell>
          <table:table-cell office:value-type="float" office:value="-0.406613287316096" calcext:value-type="float">
            <text:p>-0.406613287316096</text:p>
          </table:table-cell>
          <table:table-cell office:value-type="float" office:value="-0.407053062078276" calcext:value-type="float">
            <text:p>-0.407053062078276</text:p>
          </table:table-cell>
          <table:table-cell office:value-type="float" office:value="-0.407133120460522" calcext:value-type="float">
            <text:p>-0.407133120460522</text:p>
          </table:table-cell>
          <table:table-cell office:value-type="float" office:value="-0.406708360911063" calcext:value-type="float">
            <text:p>-0.406708360911063</text:p>
          </table:table-cell>
          <table:table-cell office:value-type="float" office:value="-0.406625119665345" calcext:value-type="float">
            <text:p>-0.406625119665345</text:p>
          </table:table-cell>
          <table:table-cell office:value-type="float" office:value="-0.406959427508749" calcext:value-type="float">
            <text:p>-0.406959427508749</text:p>
          </table:table-cell>
          <table:table-cell office:value-type="float" office:value="-0.407239643821194" calcext:value-type="float">
            <text:p>-0.407239643821194</text:p>
          </table:table-cell>
          <table:table-cell office:value-type="float" office:value="-0.407848549375439" calcext:value-type="float">
            <text:p>-0.407848549375439</text:p>
          </table:table-cell>
          <table:table-cell office:value-type="float" office:value="-0.407325970025495" calcext:value-type="float">
            <text:p>-0.407325970025495</text:p>
          </table:table-cell>
          <table:table-cell office:value-type="float" office:value="-0.407528468755641" calcext:value-type="float">
            <text:p>-0.407528468755641</text:p>
          </table:table-cell>
          <table:table-cell office:value-type="float" office:value="-0.407139700450908" calcext:value-type="float">
            <text:p>-0.407139700450908</text:p>
          </table:table-cell>
          <table:table-cell office:value-type="float" office:value="-0.407887267751718" calcext:value-type="float">
            <text:p>-0.407887267751718</text:p>
          </table:table-cell>
          <table:table-cell office:value-type="float" office:value="-0.407287360915335" calcext:value-type="float">
            <text:p>-0.407287360915335</text:p>
          </table:table-cell>
          <table:table-cell office:value-type="float" office:value="-0.407925335853149" calcext:value-type="float">
            <text:p>-0.407925335853149</text:p>
          </table:table-cell>
          <table:table-cell office:value-type="float" office:value="-0.407731556222212" calcext:value-type="float">
            <text:p>-0.407731556222212</text:p>
          </table:table-cell>
          <table:table-cell office:value-type="float" office:value="-0.407062888159158" calcext:value-type="float">
            <text:p>-0.407062888159158</text:p>
          </table:table-cell>
          <table:table-cell office:value-type="float" office:value="-0.407199223883112" calcext:value-type="float">
            <text:p>-0.407199223883112</text:p>
          </table:table-cell>
          <table:table-cell office:value-type="float" office:value="-0.406964609196977" calcext:value-type="float">
            <text:p>-0.406964609196977</text:p>
          </table:table-cell>
          <table:table-cell office:value-type="float" office:value="-0.407737409590385" calcext:value-type="float">
            <text:p>-0.407737409590385</text:p>
          </table:table-cell>
          <table:table-cell office:value-type="float" office:value="-0.408136004829388" calcext:value-type="float">
            <text:p>-0.408136004829388</text:p>
          </table:table-cell>
          <table:table-cell office:value-type="float" office:value="-0.407553149261963" calcext:value-type="float">
            <text:p>-0.407553149261963</text:p>
          </table:table-cell>
          <table:table-cell office:value-type="float" office:value="-0.409324495186458" calcext:value-type="float">
            <text:p>-0.409324495186458</text:p>
          </table:table-cell>
          <table:table-cell office:value-type="float" office:value="-0.407616499610886" calcext:value-type="float">
            <text:p>-0.407616499610886</text:p>
          </table:table-cell>
          <table:table-cell office:value-type="float" office:value="-0.408024215337627" calcext:value-type="float">
            <text:p>-0.408024215337627</text:p>
          </table:table-cell>
          <table:table-cell office:value-type="float" office:value="-0.407688844272365" calcext:value-type="float">
            <text:p>-0.407688844272365</text:p>
          </table:table-cell>
          <table:table-cell office:value-type="float" office:value="-0.40795827581226" calcext:value-type="float">
            <text:p>-0.40795827581226</text:p>
          </table:table-cell>
          <table:table-cell office:value-type="float" office:value="-0.408282426121354" calcext:value-type="float">
            <text:p>-0.408282426121354</text:p>
          </table:table-cell>
          <table:table-cell office:value-type="float" office:value="-0.407566407882624" calcext:value-type="float">
            <text:p>-0.407566407882624</text:p>
          </table:table-cell>
          <table:table-cell office:value-type="float" office:value="-0.408038081338071" calcext:value-type="float">
            <text:p>-0.408038081338071</text:p>
          </table:table-cell>
          <table:table-cell office:value-type="float" office:value="-0.407446685079588" calcext:value-type="float">
            <text:p>-0.407446685079588</text:p>
          </table:table-cell>
          <table:table-cell office:value-type="float" office:value="-0.407238297229362" calcext:value-type="float">
            <text:p>-0.407238297229362</text:p>
          </table:table-cell>
          <table:table-cell office:value-type="float" office:value="-0.407495198049495" calcext:value-type="float">
            <text:p>-0.407495198049495</text:p>
          </table:table-cell>
          <table:table-cell office:value-type="float" office:value="-0.407423297778274" calcext:value-type="float">
            <text:p>-0.407423297778274</text:p>
          </table:table-cell>
          <table:table-cell office:value-type="float" office:value="-0.407543570219508" calcext:value-type="float">
            <text:p>-0.407543570219508</text:p>
          </table:table-cell>
          <table:table-cell office:value-type="float" office:value="-0.407239123973704" calcext:value-type="float">
            <text:p>-0.407239123973704</text:p>
          </table:table-cell>
          <table:table-cell office:value-type="float" office:value="-0.407425891213065" calcext:value-type="float">
            <text:p>-0.407425891213065</text:p>
          </table:table-cell>
          <table:table-cell office:value-type="float" office:value="-0.407312843591982" calcext:value-type="float">
            <text:p>-0.407312843591982</text:p>
          </table:table-cell>
          <table:table-cell office:value-type="float" office:value="-0.407931849439438" calcext:value-type="float">
            <text:p>-0.407931849439438</text:p>
          </table:table-cell>
          <table:table-cell office:value-type="float" office:value="-0.407393614272372" calcext:value-type="float">
            <text:p>-0.407393614272372</text:p>
          </table:table-cell>
          <table:table-cell office:value-type="float" office:value="-0.407672049023148" calcext:value-type="float">
            <text:p>-0.407672049023148</text:p>
          </table:table-cell>
          <table:table-cell office:value-type="float" office:value="-0.407831389393203" calcext:value-type="float">
            <text:p>-0.407831389393203</text:p>
          </table:table-cell>
          <table:table-cell office:value-type="float" office:value="-0.408018935986745" calcext:value-type="float">
            <text:p>-0.408018935986745</text:p>
          </table:table-cell>
          <table:table-cell office:value-type="float" office:value="-0.407593371949825" calcext:value-type="float">
            <text:p>-0.407593371949825</text:p>
          </table:table-cell>
          <table:table-cell office:value-type="float" office:value="-0.407157032307625" calcext:value-type="float">
            <text:p>-0.407157032307625</text:p>
          </table:table-cell>
          <table:table-cell office:value-type="float" office:value="-0.407357741449492" calcext:value-type="float">
            <text:p>-0.407357741449492</text:p>
          </table:table-cell>
          <table:table-cell office:value-type="float" office:value="-0.40760373970202" calcext:value-type="float">
            <text:p>-0.40760373970202</text:p>
          </table:table-cell>
          <table:table-cell office:value-type="float" office:value="-0.407324579040948" calcext:value-type="float">
            <text:p>-0.407324579040948</text:p>
          </table:table-cell>
          <table:table-cell office:value-type="float" office:value="-0.406918493447259" calcext:value-type="float">
            <text:p>-0.406918493447259</text:p>
          </table:table-cell>
          <table:table-cell office:value-type="float" office:value="-0.407571516720199" calcext:value-type="float">
            <text:p>-0.407571516720199</text:p>
          </table:table-cell>
          <table:table-cell office:value-type="float" office:value="-0.407385348815705" calcext:value-type="float">
            <text:p>-0.407385348815705</text:p>
          </table:table-cell>
          <table:table-cell office:value-type="float" office:value="-0.407281053972501" calcext:value-type="float">
            <text:p>-0.407281053972501</text:p>
          </table:table-cell>
          <table:table-cell office:value-type="float" office:value="-0.407356354289004" calcext:value-type="float">
            <text:p>-0.407356354289004</text:p>
          </table:table-cell>
          <table:table-cell office:value-type="float" office:value="-0.406895904250491" calcext:value-type="float">
            <text:p>-0.406895904250491</text:p>
          </table:table-cell>
          <table:table-cell office:value-type="float" office:value="-0.407505668320731" calcext:value-type="float">
            <text:p>-0.407505668320731</text:p>
          </table:table-cell>
          <table:table-cell office:value-type="float" office:value="-0.407217274868606" calcext:value-type="float">
            <text:p>-0.407217274868606</text:p>
          </table:table-cell>
          <table:table-cell office:value-type="float" office:value="-0.407364375642429" calcext:value-type="float">
            <text:p>-0.407364375642429</text:p>
          </table:table-cell>
          <table:table-cell office:value-type="float" office:value="-0.407264446789266" calcext:value-type="float">
            <text:p>-0.407264446789266</text:p>
          </table:table-cell>
          <table:table-cell office:value-type="float" office:value="-0.407385919038171" calcext:value-type="float">
            <text:p>-0.407385919038171</text:p>
          </table:table-cell>
          <table:table-cell office:value-type="float" office:value="-0.407579745093764" calcext:value-type="float">
            <text:p>-0.407579745093764</text:p>
          </table:table-cell>
          <table:table-cell office:value-type="float" office:value="-0.407121105159193" calcext:value-type="float">
            <text:p>-0.407121105159193</text:p>
          </table:table-cell>
          <table:table-cell office:value-type="float" office:value="-0.40754291289765" calcext:value-type="float">
            <text:p>-0.40754291289765</text:p>
          </table:table-cell>
          <table:table-cell office:value-type="float" office:value="-0.40680278260379" calcext:value-type="float">
            <text:p>-0.40680278260379</text:p>
          </table:table-cell>
          <table:table-cell office:value-type="float" office:value="-0.407512092966931" calcext:value-type="float">
            <text:p>-0.407512092966931</text:p>
          </table:table-cell>
          <table:table-cell office:value-type="float" office:value="-0.40790144103229" calcext:value-type="float">
            <text:p>-0.40790144103229</text:p>
          </table:table-cell>
          <table:table-cell office:value-type="float" office:value="-0.407564052176108" calcext:value-type="float">
            <text:p>-0.407564052176108</text:p>
          </table:table-cell>
          <table:table-cell office:value-type="float" office:value="-0.407290923786327" calcext:value-type="float">
            <text:p>-0.407290923786327</text:p>
          </table:table-cell>
          <table:table-cell office:value-type="float" office:value="-0.407532308183153" calcext:value-type="float">
            <text:p>-0.407532308183153</text:p>
          </table:table-cell>
          <table:table-cell office:value-type="float" office:value="-0.407697908185208" calcext:value-type="float">
            <text:p>-0.407697908185208</text:p>
          </table:table-cell>
          <table:table-cell office:value-type="float" office:value="-0.407186193952924" calcext:value-type="float">
            <text:p>-0.407186193952924</text:p>
          </table:table-cell>
          <table:table-cell office:value-type="float" office:value="-0.407545040960201" calcext:value-type="float">
            <text:p>-0.407545040960201</text:p>
          </table:table-cell>
          <table:table-cell office:value-type="float" office:value="-0.407048661699665" calcext:value-type="float">
            <text:p>-0.407048661699665</text:p>
          </table:table-cell>
          <table:table-cell office:value-type="float" office:value="-0.407412388467079" calcext:value-type="float">
            <text:p>-0.407412388467079</text:p>
          </table:table-cell>
          <table:table-cell office:value-type="float" office:value="-0.407357773199709" calcext:value-type="float">
            <text:p>-0.407357773199709</text:p>
          </table:table-cell>
          <table:table-cell office:value-type="float" office:value="-0.407483157510797" calcext:value-type="float">
            <text:p>-0.407483157510797</text:p>
          </table:table-cell>
          <table:table-cell office:value-type="float" office:value="-0.407512754736886" calcext:value-type="float">
            <text:p>-0.407512754736886</text:p>
          </table:table-cell>
          <table:table-cell office:value-type="float" office:value="-0.407356419783395" calcext:value-type="float">
            <text:p>-0.407356419783395</text:p>
          </table:table-cell>
          <table:table-cell office:value-type="float" office:value="-0.407659570988464" calcext:value-type="float">
            <text:p>-0.407659570988464</text:p>
          </table:table-cell>
          <table:table-cell office:value-type="float" office:value="-0.407771122054284" calcext:value-type="float">
            <text:p>-0.4077711220542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349617611311581" calcext:value-type="float">
            <text:p>3.49617611311581E-06</text:p>
          </table:table-cell>
          <table:table-cell office:value-type="float" office:value="-0.0000128697834662628" calcext:value-type="float">
            <text:p>-1.28697834662628E-05</text:p>
          </table:table-cell>
          <table:table-cell office:value-type="float" office:value="0.00000422324260940243" calcext:value-type="float">
            <text:p>4.22324260940243E-06</text:p>
          </table:table-cell>
          <table:table-cell office:value-type="float" office:value="0.0000149305251688214" calcext:value-type="float">
            <text:p>1.49305251688214E-05</text:p>
          </table:table-cell>
          <table:table-cell office:value-type="float" office:value="-0.00000997287980181172" calcext:value-type="float">
            <text:p>-9.97287980181172E-06</text:p>
          </table:table-cell>
          <table:table-cell office:value-type="float" office:value="-0.00000134574955917843" calcext:value-type="float">
            <text:p>-1.34574955917843E-06</text:p>
          </table:table-cell>
          <table:table-cell office:value-type="float" office:value="-0.000000230617729857219" calcext:value-type="float">
            <text:p>-2.30617729857219E-07</text:p>
          </table:table-cell>
          <table:table-cell office:value-type="float" office:value="0.00000515692333702411" calcext:value-type="float">
            <text:p>5.15692333702411E-06</text:p>
          </table:table-cell>
          <table:table-cell office:value-type="float" office:value="0.0000039164104713163" calcext:value-type="float">
            <text:p>3.9164104713163E-06</text:p>
          </table:table-cell>
          <table:table-cell office:value-type="float" office:value="-0.00000501278434283936" calcext:value-type="float">
            <text:p>-5.01278434283936E-06</text:p>
          </table:table-cell>
          <table:table-cell office:value-type="float" office:value="0.00000529381059455325" calcext:value-type="float">
            <text:p>5.29381059455325E-06</text:p>
          </table:table-cell>
          <table:table-cell office:value-type="float" office:value="-0.0000191456974575899" calcext:value-type="float">
            <text:p>-1.91456974575899E-05</text:p>
          </table:table-cell>
          <table:table-cell office:value-type="float" office:value="0.00000943851791074257" calcext:value-type="float">
            <text:p>9.43851791074257E-06</text:p>
          </table:table-cell>
          <table:table-cell office:value-type="float" office:value="0.000000413143699196095" calcext:value-type="float">
            <text:p>4.13143699196095E-07</text:p>
          </table:table-cell>
          <table:table-cell office:value-type="float" office:value="-0.000000294283752644287" calcext:value-type="float">
            <text:p>-2.94283752644287E-07</text:p>
          </table:table-cell>
          <table:table-cell office:value-type="float" office:value="-0.0000250159053351018" calcext:value-type="float">
            <text:p>-2.50159053351018E-05</text:p>
          </table:table-cell>
          <table:table-cell office:value-type="float" office:value="0.0000200423574117647" calcext:value-type="float">
            <text:p>2.00423574117647E-05</text:p>
          </table:table-cell>
          <table:table-cell office:value-type="float" office:value="-0.0000252805631161812" calcext:value-type="float">
            <text:p>-2.52805631161812E-05</text:p>
          </table:table-cell>
          <table:table-cell office:value-type="float" office:value="0.0000325487038048133" calcext:value-type="float">
            <text:p>3.25487038048133E-05</text:p>
          </table:table-cell>
          <table:table-cell office:value-type="float" office:value="-0.00000496177083741944" calcext:value-type="float">
            <text:p>-4.96177083741944E-06</text:p>
          </table:table-cell>
          <table:table-cell office:value-type="float" office:value="0.00000430967322750941" calcext:value-type="float">
            <text:p>4.30967322750941E-06</text:p>
          </table:table-cell>
          <table:table-cell office:value-type="float" office:value="-0.00000810209752821756" calcext:value-type="float">
            <text:p>-8.10209752821756E-06</text:p>
          </table:table-cell>
          <table:table-cell office:value-type="float" office:value="0.00000753332115832617" calcext:value-type="float">
            <text:p>7.53332115832617E-06</text:p>
          </table:table-cell>
          <table:table-cell office:value-type="float" office:value="0.00000902515954454008" calcext:value-type="float">
            <text:p>9.02515954454008E-06</text:p>
          </table:table-cell>
          <table:table-cell office:value-type="float" office:value="-0.0000229907338728519" calcext:value-type="float">
            <text:p>-2.29907338728519E-05</text:p>
          </table:table-cell>
          <table:table-cell office:value-type="float" office:value="0.00000395553916354707" calcext:value-type="float">
            <text:p>3.95553916354707E-06</text:p>
          </table:table-cell>
          <table:table-cell office:value-type="float" office:value="0.0000133675168798586" calcext:value-type="float">
            <text:p>1.33675168798586E-05</text:p>
          </table:table-cell>
          <table:table-cell office:value-type="float" office:value="0.00000474616621592983" calcext:value-type="float">
            <text:p>4.74616621592983E-06</text:p>
          </table:table-cell>
          <table:table-cell office:value-type="float" office:value="0.0000045331770368584" calcext:value-type="float">
            <text:p>4.5331770368584E-06</text:p>
          </table:table-cell>
          <table:table-cell office:value-type="float" office:value="-0.0000153750628882343" calcext:value-type="float">
            <text:p>-1.53750628882343E-05</text:p>
          </table:table-cell>
          <table:table-cell office:value-type="float" office:value="0.00000842844005805032" calcext:value-type="float">
            <text:p>8.42844005805032E-06</text:p>
          </table:table-cell>
          <table:table-cell office:value-type="float" office:value="-0.0000158811286731231" calcext:value-type="float">
            <text:p>-1.58811286731231E-05</text:p>
          </table:table-cell>
          <table:table-cell office:value-type="float" office:value="-0.000022086231614149" calcext:value-type="float">
            <text:p>-2.2086231614149E-05</text:p>
          </table:table-cell>
          <table:table-cell office:value-type="float" office:value="0.00000442386682786289" calcext:value-type="float">
            <text:p>4.42386682786289E-06</text:p>
          </table:table-cell>
          <table:table-cell office:value-type="float" office:value="0.0000177696648880343" calcext:value-type="float">
            <text:p>1.77696648880343E-05</text:p>
          </table:table-cell>
          <table:table-cell office:value-type="float" office:value="0.0000324846314789795" calcext:value-type="float">
            <text:p>3.24846314789795E-05</text:p>
          </table:table-cell>
          <table:table-cell office:value-type="float" office:value="-0.0000352880031246894" calcext:value-type="float">
            <text:p>-3.52880031246894E-05</text:p>
          </table:table-cell>
          <table:table-cell office:value-type="float" office:value="0.0000484480533397558" calcext:value-type="float">
            <text:p>4.84480533397558E-05</text:p>
          </table:table-cell>
          <table:table-cell office:value-type="float" office:value="-0.0000122222846362652" calcext:value-type="float">
            <text:p>-1.22222846362652E-05</text:p>
          </table:table-cell>
          <table:table-cell office:value-type="float" office:value="0.0000119615098679304" calcext:value-type="float">
            <text:p>1.19615098679304E-05</text:p>
          </table:table-cell>
          <table:table-cell office:value-type="float" office:value="0.00000922329153446588" calcext:value-type="float">
            <text:p>9.22329153446588E-06</text:p>
          </table:table-cell>
          <table:table-cell office:value-type="float" office:value="0.0000203831006448385" calcext:value-type="float">
            <text:p>2.03831006448385E-05</text:p>
          </table:table-cell>
          <table:table-cell office:value-type="float" office:value="-0.0000997654397293379" calcext:value-type="float">
            <text:p>-9.97654397293379E-05</text:p>
          </table:table-cell>
          <table:table-cell office:value-type="float" office:value="-0.000428634687791973" calcext:value-type="float">
            <text:p>-0.000428634687792</text:p>
          </table:table-cell>
          <table:table-cell office:value-type="float" office:value="-0.0000293790622098999" calcext:value-type="float">
            <text:p>-2.93790622098999E-05</text:p>
          </table:table-cell>
          <table:table-cell office:value-type="float" office:value="-0.00015507209900012" calcext:value-type="float">
            <text:p>-0.000155072099</text:p>
          </table:table-cell>
          <table:table-cell office:value-type="float" office:value="0.000245286032206027" calcext:value-type="float">
            <text:p>0.000245286032206</text:p>
          </table:table-cell>
          <table:table-cell office:value-type="float" office:value="0.000594778080776404" calcext:value-type="float">
            <text:p>0.000594778080776</text:p>
          </table:table-cell>
          <table:table-cell office:value-type="float" office:value="0.000932669587222323" calcext:value-type="float">
            <text:p>0.000932669587222</text:p>
          </table:table-cell>
          <table:table-cell office:value-type="float" office:value="0.00103216702004227" calcext:value-type="float">
            <text:p>0.001032167020042</text:p>
          </table:table-cell>
          <table:table-cell office:value-type="float" office:value="0.000827936484854352" calcext:value-type="float">
            <text:p>0.000827936484854</text:p>
          </table:table-cell>
          <table:table-cell office:value-type="float" office:value="0.000174587924330505" calcext:value-type="float">
            <text:p>0.000174587924331</text:p>
          </table:table-cell>
          <table:table-cell office:value-type="float" office:value="-0.00146214886552315" calcext:value-type="float">
            <text:p>-0.001462148865523</text:p>
          </table:table-cell>
          <table:table-cell office:value-type="float" office:value="-0.000648742170178018" calcext:value-type="float">
            <text:p>-0.000648742170178</text:p>
          </table:table-cell>
          <table:table-cell office:value-type="float" office:value="-0.000673797137677734" calcext:value-type="float">
            <text:p>-0.000673797137678</text:p>
          </table:table-cell>
          <table:table-cell office:value-type="float" office:value="0.00107960127349099" calcext:value-type="float">
            <text:p>0.001079601273491</text:p>
          </table:table-cell>
          <table:table-cell office:value-type="float" office:value="0.00902579401868209" calcext:value-type="float">
            <text:p>0.009025794018682</text:p>
          </table:table-cell>
          <table:table-cell office:value-type="float" office:value="0.00692173949627972" calcext:value-type="float">
            <text:p>0.00692173949628</text:p>
          </table:table-cell>
          <table:table-cell office:value-type="float" office:value="0.00530577168585134" calcext:value-type="float">
            <text:p>0.005305771685851</text:p>
          </table:table-cell>
          <table:table-cell office:value-type="float" office:value="0.00342483045798242" calcext:value-type="float">
            <text:p>0.003424830457982</text:p>
          </table:table-cell>
          <table:table-cell office:value-type="float" office:value="0.00430449245676534" calcext:value-type="float">
            <text:p>0.004304492456765</text:p>
          </table:table-cell>
          <table:table-cell office:value-type="float" office:value="0.00996432084498261" calcext:value-type="float">
            <text:p>0.009964320844983</text:p>
          </table:table-cell>
          <table:table-cell office:value-type="float" office:value="0.0021032187607205" calcext:value-type="float">
            <text:p>0.002103218760721</text:p>
          </table:table-cell>
          <table:table-cell office:value-type="float" office:value="0.000047030278924276" calcext:value-type="float">
            <text:p>4.7030278924276E-05</text:p>
          </table:table-cell>
          <table:table-cell office:value-type="float" office:value="-0.0011246118925744" calcext:value-type="float">
            <text:p>-0.001124611892574</text:p>
          </table:table-cell>
          <table:table-cell office:value-type="float" office:value="-0.00260101622641251" calcext:value-type="float">
            <text:p>-0.002601016226413</text:p>
          </table:table-cell>
          <table:table-cell office:value-type="float" office:value="-0.00360609058667399" calcext:value-type="float">
            <text:p>-0.003606090586674</text:p>
          </table:table-cell>
          <table:table-cell office:value-type="float" office:value="-0.00400494229631759" calcext:value-type="float">
            <text:p>-0.004004942296318</text:p>
          </table:table-cell>
          <table:table-cell office:value-type="float" office:value="-0.0052347607651082" calcext:value-type="float">
            <text:p>-0.005234760765108</text:p>
          </table:table-cell>
          <table:table-cell office:value-type="float" office:value="-0.00909464358014056" calcext:value-type="float">
            <text:p>-0.009094643580141</text:p>
          </table:table-cell>
          <table:table-cell office:value-type="float" office:value="-0.0036204115526024" calcext:value-type="float">
            <text:p>-0.003620411552602</text:p>
          </table:table-cell>
          <table:table-cell office:value-type="float" office:value="-0.00560929589178366" calcext:value-type="float">
            <text:p>-0.005609295891784</text:p>
          </table:table-cell>
          <table:table-cell office:value-type="float" office:value="-0.00463399799381747" calcext:value-type="float">
            <text:p>-0.004633997993817</text:p>
          </table:table-cell>
          <table:table-cell office:value-type="float" office:value="-0.00390561447667387" calcext:value-type="float">
            <text:p>-0.003905614476674</text:p>
          </table:table-cell>
          <table:table-cell office:value-type="float" office:value="-0.00217277431535845" calcext:value-type="float">
            <text:p>-0.002172774315358</text:p>
          </table:table-cell>
          <table:table-cell office:value-type="float" office:value="0.00095867213187395" calcext:value-type="float">
            <text:p>0.000958672131874</text:p>
          </table:table-cell>
          <table:table-cell office:value-type="float" office:value="0.0292806398980194" calcext:value-type="float">
            <text:p>0.029280639898019</text:p>
          </table:table-cell>
          <table:table-cell office:value-type="float" office:value="0.00781097591985885" calcext:value-type="float">
            <text:p>0.007810975919859</text:p>
          </table:table-cell>
          <table:table-cell office:value-type="float" office:value="0.00220926446625563" calcext:value-type="float">
            <text:p>0.002209264466256</text:p>
          </table:table-cell>
          <table:table-cell office:value-type="float" office:value="-0.0500916338638829" calcext:value-type="float">
            <text:p>-0.050091633863883</text:p>
          </table:table-cell>
          <table:table-cell office:value-type="float" office:value="0.0270697432281295" calcext:value-type="float">
            <text:p>0.02706974322813</text:p>
          </table:table-cell>
          <table:table-cell office:value-type="float" office:value="0.00063112911155061" calcext:value-type="float">
            <text:p>0.000631129111551</text:p>
          </table:table-cell>
          <table:table-cell office:value-type="float" office:value="-0.00214097002233515" calcext:value-type="float">
            <text:p>-0.002140970022335</text:p>
          </table:table-cell>
          <table:table-cell office:value-type="float" office:value="-0.00200611918456456" calcext:value-type="float">
            <text:p>-0.002006119184565</text:p>
          </table:table-cell>
          <table:table-cell office:value-type="float" office:value="-0.00343197480551344" calcext:value-type="float">
            <text:p>-0.003431974805513</text:p>
          </table:table-cell>
          <table:table-cell office:value-type="float" office:value="-0.00201143183402797" calcext:value-type="float">
            <text:p>-0.002011431834028</text:p>
          </table:table-cell>
          <table:table-cell office:value-type="float" office:value="-0.00479795275358913" calcext:value-type="float">
            <text:p>-0.004797952753589</text:p>
          </table:table-cell>
          <table:table-cell office:value-type="float" office:value="0.0204665470788217" calcext:value-type="float">
            <text:p>0.020466547078822</text:p>
          </table:table-cell>
          <table:table-cell office:value-type="float" office:value="0.00318748351787129" calcext:value-type="float">
            <text:p>0.003187483517871</text:p>
          </table:table-cell>
          <table:table-cell office:value-type="float" office:value="0.00518372584147919" calcext:value-type="float">
            <text:p>0.005183725841479</text:p>
          </table:table-cell>
          <table:table-cell office:value-type="float" office:value="0.00479634711887633" calcext:value-type="float">
            <text:p>0.004796347118876</text:p>
          </table:table-cell>
          <table:table-cell office:value-type="float" office:value="0.00156670552126925" calcext:value-type="float">
            <text:p>0.001566705521269</text:p>
          </table:table-cell>
          <table:table-cell office:value-type="float" office:value="-0.0011921901701028" calcext:value-type="float">
            <text:p>-0.001192190170103</text:p>
          </table:table-cell>
          <table:table-cell office:value-type="float" office:value="-0.00296115372966327" calcext:value-type="float">
            <text:p>-0.002961153729663</text:p>
          </table:table-cell>
          <table:table-cell office:value-type="float" office:value="-0.0236260267814119" calcext:value-type="float">
            <text:p>-0.023626026781412</text:p>
          </table:table-cell>
          <table:table-cell office:value-type="float" office:value="-0.000178469710052032" calcext:value-type="float">
            <text:p>-0.000178469710052</text:p>
          </table:table-cell>
          <table:table-cell office:value-type="float" office:value="0.00206913927202379" calcext:value-type="float">
            <text:p>0.002069139272024</text:p>
          </table:table-cell>
          <table:table-cell office:value-type="float" office:value="0.000472312742785308" calcext:value-type="float">
            <text:p>0.000472312742785</text:p>
          </table:table-cell>
          <table:table-cell office:value-type="float" office:value="-0.000702967653036624" calcext:value-type="float">
            <text:p>-0.000702967653037</text:p>
          </table:table-cell>
          <table:table-cell office:value-type="float" office:value="-0.00157977747056509" calcext:value-type="float">
            <text:p>-0.001579777470565</text:p>
          </table:table-cell>
          <table:table-cell office:value-type="float" office:value="-0.00224094593855489" calcext:value-type="float">
            <text:p>-0.002240945938555</text:p>
          </table:table-cell>
          <table:table-cell office:value-type="float" office:value="-0.00228699185976555" calcext:value-type="float">
            <text:p>-0.002286991859766</text:p>
          </table:table-cell>
          <table:table-cell office:value-type="float" office:value="-0.00206602103797265" calcext:value-type="float">
            <text:p>-0.002066021037973</text:p>
          </table:table-cell>
          <table:table-cell office:value-type="float" office:value="-0.00221709047696078" calcext:value-type="float">
            <text:p>-0.002217090476961</text:p>
          </table:table-cell>
          <table:table-cell office:value-type="float" office:value="-0.00122336932813011" calcext:value-type="float">
            <text:p>-0.00122336932813</text:p>
          </table:table-cell>
          <table:table-cell office:value-type="float" office:value="-0.0014238500097995" calcext:value-type="float">
            <text:p>-0.0014238500098</text:p>
          </table:table-cell>
          <table:table-cell office:value-type="float" office:value="0.029456974512668" calcext:value-type="float">
            <text:p>0.029456974512668</text:p>
          </table:table-cell>
          <table:table-cell office:value-type="float" office:value="0.00982372953214028" calcext:value-type="float">
            <text:p>0.00982372953214</text:p>
          </table:table-cell>
          <table:table-cell office:value-type="float" office:value="0.002535666255502" calcext:value-type="float">
            <text:p>0.002535666255502</text:p>
          </table:table-cell>
          <table:table-cell office:value-type="float" office:value="-0.0000567241372552707" calcext:value-type="float">
            <text:p>-5.67241372552707E-05</text:p>
          </table:table-cell>
          <table:table-cell office:value-type="float" office:value="-0.00662506575163224" calcext:value-type="float">
            <text:p>-0.006625065751632</text:p>
          </table:table-cell>
          <table:table-cell office:value-type="float" office:value="-0.0439893666984569" calcext:value-type="float">
            <text:p>-0.043989366698457</text:p>
          </table:table-cell>
          <table:table-cell office:value-type="float" office:value="-0.00138875381882364" calcext:value-type="float">
            <text:p>-0.001388753818824</text:p>
          </table:table-cell>
          <table:table-cell office:value-type="float" office:value="0.0232612754571266" calcext:value-type="float">
            <text:p>0.023261275457127</text:p>
          </table:table-cell>
          <table:table-cell office:value-type="float" office:value="0.00484841707883033" calcext:value-type="float">
            <text:p>0.00484841707883</text:p>
          </table:table-cell>
          <table:table-cell office:value-type="float" office:value="0.00264588981042108" calcext:value-type="float">
            <text:p>0.002645889810421</text:p>
          </table:table-cell>
          <table:table-cell office:value-type="float" office:value="0.000924299509849402" calcext:value-type="float">
            <text:p>0.000924299509849</text:p>
          </table:table-cell>
          <table:table-cell office:value-type="float" office:value="0.000307198033768108" calcext:value-type="float">
            <text:p>0.000307198033768</text:p>
          </table:table-cell>
          <table:table-cell office:value-type="float" office:value="-0.000703068718961641" calcext:value-type="float">
            <text:p>-0.000703068718962</text:p>
          </table:table-cell>
          <table:table-cell office:value-type="float" office:value="-0.00126924009188489" calcext:value-type="float">
            <text:p>-0.001269240091885</text:p>
          </table:table-cell>
          <table:table-cell office:value-type="float" office:value="-0.00125167581731667" calcext:value-type="float">
            <text:p>-0.001251675817317</text:p>
          </table:table-cell>
          <table:table-cell office:value-type="float" office:value="-0.000537399827357676" calcext:value-type="float">
            <text:p>-0.000537399827358</text:p>
          </table:table-cell>
          <table:table-cell office:value-type="float" office:value="-0.000180068371079312" calcext:value-type="float">
            <text:p>-0.000180068371079</text:p>
          </table:table-cell>
          <table:table-cell office:value-type="float" office:value="-0.000864726714746578" calcext:value-type="float">
            <text:p>-0.000864726714747</text:p>
          </table:table-cell>
          <table:table-cell office:value-type="float" office:value="-0.000593674693872059" calcext:value-type="float">
            <text:p>-0.000593674693872</text:p>
          </table:table-cell>
          <table:table-cell office:value-type="float" office:value="-0.00416825137237342" calcext:value-type="float">
            <text:p>-0.004168251372373</text:p>
          </table:table-cell>
          <table:table-cell office:value-type="float" office:value="-0.00312010173796096" calcext:value-type="float">
            <text:p>-0.003120101737961</text:p>
          </table:table-cell>
          <table:table-cell office:value-type="float" office:value="0.0197491728456311" calcext:value-type="float">
            <text:p>0.019749172845631</text:p>
          </table:table-cell>
          <table:table-cell office:value-type="float" office:value="0.0037983003292093" calcext:value-type="float">
            <text:p>0.003798300329209</text:p>
          </table:table-cell>
          <table:table-cell office:value-type="float" office:value="-0.0000419746907408536" calcext:value-type="float">
            <text:p>-4.19746907408536E-05</text:p>
          </table:table-cell>
          <table:table-cell office:value-type="float" office:value="-0.00166128032228519" calcext:value-type="float">
            <text:p>-0.001661280322285</text:p>
          </table:table-cell>
          <table:table-cell office:value-type="float" office:value="0.00697850987271842" calcext:value-type="float">
            <text:p>0.006978509872718</text:p>
          </table:table-cell>
          <table:table-cell office:value-type="float" office:value="0.0053394654487926" calcext:value-type="float">
            <text:p>0.005339465448793</text:p>
          </table:table-cell>
          <table:table-cell office:value-type="float" office:value="0.00315735150928342" calcext:value-type="float">
            <text:p>0.003157351509283</text:p>
          </table:table-cell>
          <table:table-cell office:value-type="float" office:value="0.00123057254302988" calcext:value-type="float">
            <text:p>0.00123057254303</text:p>
          </table:table-cell>
          <table:table-cell office:value-type="float" office:value="0.00024204313048154" calcext:value-type="float">
            <text:p>0.000242043130482</text:p>
          </table:table-cell>
          <table:table-cell office:value-type="float" office:value="-0.00418955915991437" calcext:value-type="float">
            <text:p>-0.004189559159914</text:p>
          </table:table-cell>
          <table:table-cell office:value-type="float" office:value="-0.00157895100759553" calcext:value-type="float">
            <text:p>-0.001578951007596</text:p>
          </table:table-cell>
          <table:table-cell office:value-type="float" office:value="-0.000980998181473514" calcext:value-type="float">
            <text:p>-0.000980998181474</text:p>
          </table:table-cell>
          <table:table-cell office:value-type="float" office:value="-0.000426913735406487" calcext:value-type="float">
            <text:p>-0.000426913735406</text:p>
          </table:table-cell>
          <table:table-cell office:value-type="float" office:value="-0.0149143414089474" calcext:value-type="float">
            <text:p>-0.014914341408947</text:p>
          </table:table-cell>
          <table:table-cell office:value-type="float" office:value="-0.00125312913285269" calcext:value-type="float">
            <text:p>-0.001253129132853</text:p>
          </table:table-cell>
          <table:table-cell office:value-type="float" office:value="0.00255625608950422" calcext:value-type="float">
            <text:p>0.002556256089504</text:p>
          </table:table-cell>
          <table:table-cell office:value-type="float" office:value="-0.00681073543970845" calcext:value-type="float">
            <text:p>-0.006810735439708</text:p>
          </table:table-cell>
          <table:table-cell office:value-type="float" office:value="0.00147755953055329" calcext:value-type="float">
            <text:p>0.001477559530553</text:p>
          </table:table-cell>
          <table:table-cell office:value-type="float" office:value="-0.00208655788162121" calcext:value-type="float">
            <text:p>-0.002086557881621</text:p>
          </table:table-cell>
          <table:table-cell office:value-type="float" office:value="-0.00516432784277926" calcext:value-type="float">
            <text:p>-0.005164327842779</text:p>
          </table:table-cell>
          <table:table-cell office:value-type="float" office:value="-0.00222862268448709" calcext:value-type="float">
            <text:p>-0.002228622684487</text:p>
          </table:table-cell>
          <table:table-cell office:value-type="float" office:value="-0.00160426796722474" calcext:value-type="float">
            <text:p>-0.001604267967225</text:p>
          </table:table-cell>
          <table:table-cell office:value-type="float" office:value="-0.00168206822434691" calcext:value-type="float">
            <text:p>-0.001682068224347</text:p>
          </table:table-cell>
          <table:table-cell office:value-type="float" office:value="-0.00169251275115079" calcext:value-type="float">
            <text:p>-0.001692512751151</text:p>
          </table:table-cell>
          <table:table-cell office:value-type="float" office:value="-0.00125085466260572" calcext:value-type="float">
            <text:p>-0.001250854662606</text:p>
          </table:table-cell>
          <table:table-cell office:value-type="float" office:value="-0.000575121527808031" calcext:value-type="float">
            <text:p>-0.000575121527808</text:p>
          </table:table-cell>
          <table:table-cell office:value-type="float" office:value="0.0339348138073736" calcext:value-type="float">
            <text:p>0.033934813807374</text:p>
          </table:table-cell>
          <table:table-cell office:value-type="float" office:value="0.00689100839926338" calcext:value-type="float">
            <text:p>0.006891008399263</text:p>
          </table:table-cell>
          <table:table-cell office:value-type="float" office:value="0.00223762179986886" calcext:value-type="float">
            <text:p>0.002237621799869</text:p>
          </table:table-cell>
          <table:table-cell office:value-type="float" office:value="-0.000105377379001181" calcext:value-type="float">
            <text:p>-0.000105377379001</text:p>
          </table:table-cell>
          <table:table-cell office:value-type="float" office:value="-0.0431489070174604" calcext:value-type="float">
            <text:p>-0.04314890701746</text:p>
          </table:table-cell>
          <table:table-cell office:value-type="float" office:value="-0.00412232564421472" calcext:value-type="float">
            <text:p>-0.004122325644215</text:p>
          </table:table-cell>
          <table:table-cell office:value-type="float" office:value="0.0167441154509683" calcext:value-type="float">
            <text:p>0.016744115450968</text:p>
          </table:table-cell>
          <table:table-cell office:value-type="float" office:value="0.00273132513978114" calcext:value-type="float">
            <text:p>0.002731325139781</text:p>
          </table:table-cell>
          <table:table-cell office:value-type="float" office:value="0.000586746302243868" calcext:value-type="float">
            <text:p>0.000586746302244</text:p>
          </table:table-cell>
          <table:table-cell office:value-type="float" office:value="-0.000420917969348345" calcext:value-type="float">
            <text:p>-0.000420917969348</text:p>
          </table:table-cell>
          <table:table-cell office:value-type="float" office:value="-0.000954010199755218" calcext:value-type="float">
            <text:p>-0.000954010199755</text:p>
          </table:table-cell>
          <table:table-cell office:value-type="float" office:value="-0.00144888089129019" calcext:value-type="float">
            <text:p>-0.00144888089129</text:p>
          </table:table-cell>
          <table:table-cell office:value-type="float" office:value="-0.000613702270851501" calcext:value-type="float">
            <text:p>-0.000613702270852</text:p>
          </table:table-cell>
          <table:table-cell office:value-type="float" office:value="-0.000298246208095876" calcext:value-type="float">
            <text:p>-0.000298246208096</text:p>
          </table:table-cell>
          <table:table-cell office:value-type="float" office:value="-0.00152500382593707" calcext:value-type="float">
            <text:p>-0.001525003825937</text:p>
          </table:table-cell>
          <table:table-cell office:value-type="float" office:value="-0.00407735175185542" calcext:value-type="float">
            <text:p>-0.004077351751855</text:p>
          </table:table-cell>
          <table:table-cell office:value-type="float" office:value="0.000467575172447221" calcext:value-type="float">
            <text:p>0.000467575172447</text:p>
          </table:table-cell>
          <table:table-cell office:value-type="float" office:value="0.0180931192806256" calcext:value-type="float">
            <text:p>0.018093119280626</text:p>
          </table:table-cell>
          <table:table-cell office:value-type="float" office:value="-0.00104327090599798" calcext:value-type="float">
            <text:p>-0.001043270905998</text:p>
          </table:table-cell>
          <table:table-cell office:value-type="float" office:value="-0.000268235727268196" calcext:value-type="float">
            <text:p>-0.000268235727268</text:p>
          </table:table-cell>
          <table:table-cell office:value-type="float" office:value="0.00972367439370692" calcext:value-type="float">
            <text:p>0.009723674393707</text:p>
          </table:table-cell>
          <table:table-cell office:value-type="float" office:value="0.00447689273686647" calcext:value-type="float">
            <text:p>0.004476892736866</text:p>
          </table:table-cell>
          <table:table-cell office:value-type="float" office:value="-0.00188422002507088" calcext:value-type="float">
            <text:p>-0.001884220025071</text:p>
          </table:table-cell>
          <table:table-cell office:value-type="float" office:value="-0.00742806383948497" calcext:value-type="float">
            <text:p>-0.007428063839485</text:p>
          </table:table-cell>
          <table:table-cell office:value-type="float" office:value="-0.015518062941276" calcext:value-type="float">
            <text:p>-0.015518062941276</text:p>
          </table:table-cell>
          <table:table-cell office:value-type="float" office:value="-0.00286100550807011" calcext:value-type="float">
            <text:p>-0.00286100550807</text:p>
          </table:table-cell>
          <table:table-cell office:value-type="float" office:value="-0.00510264188696108" calcext:value-type="float">
            <text:p>-0.005102641886961</text:p>
          </table:table-cell>
          <table:table-cell office:value-type="float" office:value="-0.00503761857635937" calcext:value-type="float">
            <text:p>-0.005037618576359</text:p>
          </table:table-cell>
          <table:table-cell office:value-type="float" office:value="-0.00302191038737881" calcext:value-type="float">
            <text:p>-0.003021910387379</text:p>
          </table:table-cell>
          <table:table-cell office:value-type="float" office:value="-0.000602331374401188" calcext:value-type="float">
            <text:p>-0.000602331374401</text:p>
          </table:table-cell>
          <table:table-cell office:value-type="float" office:value="0.0273306514182789" calcext:value-type="float">
            <text:p>0.027330651418279</text:p>
          </table:table-cell>
          <table:table-cell office:value-type="float" office:value="0.00470544181235022" calcext:value-type="float">
            <text:p>0.00470544181235</text:p>
          </table:table-cell>
          <table:table-cell office:value-type="float" office:value="0.0034215943219843" calcext:value-type="float">
            <text:p>0.003421594321984</text:p>
          </table:table-cell>
          <table:table-cell office:value-type="float" office:value="0.00452608263810006" calcext:value-type="float">
            <text:p>0.0045260826381</text:p>
          </table:table-cell>
          <table:table-cell office:value-type="float" office:value="-0.000625882602745764" calcext:value-type="float">
            <text:p>-0.000625882602746</text:p>
          </table:table-cell>
          <table:table-cell office:value-type="float" office:value="-0.0463467113564203" calcext:value-type="float">
            <text:p>-0.04634671135642</text:p>
          </table:table-cell>
          <table:table-cell office:value-type="float" office:value="-0.000607179839963168" calcext:value-type="float">
            <text:p>-0.000607179839963</text:p>
          </table:table-cell>
          <table:table-cell office:value-type="float" office:value="-0.000217942543398131" calcext:value-type="float">
            <text:p>-0.000217942543398</text:p>
          </table:table-cell>
          <table:table-cell office:value-type="float" office:value="0.0243424617601092" calcext:value-type="float">
            <text:p>0.024342461760109</text:p>
          </table:table-cell>
          <table:table-cell office:value-type="float" office:value="0.00174829874309479" calcext:value-type="float">
            <text:p>0.001748298743095</text:p>
          </table:table-cell>
          <table:table-cell office:value-type="float" office:value="-0.00119690494761332" calcext:value-type="float">
            <text:p>-0.001196904947613</text:p>
          </table:table-cell>
          <table:table-cell office:value-type="float" office:value="-0.00130906867099323" calcext:value-type="float">
            <text:p>-0.001309068670993</text:p>
          </table:table-cell>
          <table:table-cell office:value-type="float" office:value="-0.00169719886922476" calcext:value-type="float">
            <text:p>-0.001697198869225</text:p>
          </table:table-cell>
          <table:table-cell office:value-type="float" office:value="-0.0014645093446779" calcext:value-type="float">
            <text:p>-0.001464509344678</text:p>
          </table:table-cell>
          <table:table-cell office:value-type="float" office:value="-0.00150669971580014" calcext:value-type="float">
            <text:p>-0.0015066997158</text:p>
          </table:table-cell>
          <table:table-cell office:value-type="float" office:value="-0.003363325187003" calcext:value-type="float">
            <text:p>-0.003363325187003</text:p>
          </table:table-cell>
          <table:table-cell office:value-type="float" office:value="-0.00378250254241602" calcext:value-type="float">
            <text:p>-0.003782502542416</text:p>
          </table:table-cell>
          <table:table-cell office:value-type="float" office:value="0.00200821825547387" calcext:value-type="float">
            <text:p>0.002008218255474</text:p>
          </table:table-cell>
          <table:table-cell office:value-type="float" office:value="0.0238471005893257" calcext:value-type="float">
            <text:p>0.023847100589326</text:p>
          </table:table-cell>
          <table:table-cell office:value-type="float" office:value="-0.000715980556782792" calcext:value-type="float">
            <text:p>-0.000715980556783</text:p>
          </table:table-cell>
          <table:table-cell office:value-type="float" office:value="-0.00200567434095006" calcext:value-type="float">
            <text:p>-0.00200567434095</text:p>
          </table:table-cell>
          <table:table-cell office:value-type="float" office:value="0.01040657833918" calcext:value-type="float">
            <text:p>0.01040657833918</text:p>
          </table:table-cell>
          <table:table-cell office:value-type="float" office:value="0.00338951713865504" calcext:value-type="float">
            <text:p>0.003389517138655</text:p>
          </table:table-cell>
          <table:table-cell office:value-type="float" office:value="0.000795098179947718" calcext:value-type="float">
            <text:p>0.000795098179948</text:p>
          </table:table-cell>
          <table:table-cell office:value-type="float" office:value="-0.00411119009668493" calcext:value-type="float">
            <text:p>-0.004111190096685</text:p>
          </table:table-cell>
          <table:table-cell office:value-type="float" office:value="-0.00489395193350795" calcext:value-type="float">
            <text:p>-0.004893951933508</text:p>
          </table:table-cell>
          <table:table-cell office:value-type="float" office:value="-0.00332619990252803" calcext:value-type="float">
            <text:p>-0.003326199902528</text:p>
          </table:table-cell>
          <table:table-cell office:value-type="float" office:value="-0.00921449385680945" calcext:value-type="float">
            <text:p>-0.009214493856809</text:p>
          </table:table-cell>
          <table:table-cell office:value-type="float" office:value="-0.00800643631227282" calcext:value-type="float">
            <text:p>-0.008006436312273</text:p>
          </table:table-cell>
          <table:table-cell office:value-type="float" office:value="-0.000433593537864152" calcext:value-type="float">
            <text:p>-0.000433593537864</text:p>
          </table:table-cell>
          <table:table-cell office:value-type="float" office:value="-0.00155163817249854" calcext:value-type="float">
            <text:p>-0.001551638172499</text:p>
          </table:table-cell>
          <table:table-cell office:value-type="float" office:value="-0.00177659689363491" calcext:value-type="float">
            <text:p>-0.001776596893635</text:p>
          </table:table-cell>
          <table:table-cell office:value-type="float" office:value="-0.00205872778756272" calcext:value-type="float">
            <text:p>-0.002058727787563</text:p>
          </table:table-cell>
          <table:table-cell office:value-type="float" office:value="-0.00263466010366958" calcext:value-type="float">
            <text:p>-0.00263466010367</text:p>
          </table:table-cell>
          <table:table-cell office:value-type="float" office:value="-0.00187645511841222" calcext:value-type="float">
            <text:p>-0.001876455118412</text:p>
          </table:table-cell>
          <table:table-cell office:value-type="float" office:value="-0.00205071790915057" calcext:value-type="float">
            <text:p>-0.002050717909151</text:p>
          </table:table-cell>
          <table:table-cell office:value-type="float" office:value="-0.0012877296399787" calcext:value-type="float">
            <text:p>-0.001287729639979</text:p>
          </table:table-cell>
          <table:table-cell office:value-type="float" office:value="-0.00042740810355224" calcext:value-type="float">
            <text:p>-0.000427408103552</text:p>
          </table:table-cell>
          <table:table-cell office:value-type="float" office:value="0.000635256606118073" calcext:value-type="float">
            <text:p>0.000635256606118</text:p>
          </table:table-cell>
          <table:table-cell office:value-type="float" office:value="0.025894746492841" calcext:value-type="float">
            <text:p>0.025894746492841</text:p>
          </table:table-cell>
          <table:table-cell office:value-type="float" office:value="0.00441282241690394" calcext:value-type="float">
            <text:p>0.004412822416904</text:p>
          </table:table-cell>
          <table:table-cell office:value-type="float" office:value="0.007696890641262" calcext:value-type="float">
            <text:p>0.007696890641262</text:p>
          </table:table-cell>
          <table:table-cell office:value-type="float" office:value="0.00210903982325839" calcext:value-type="float">
            <text:p>0.002109039823258</text:p>
          </table:table-cell>
          <table:table-cell office:value-type="float" office:value="0.00104959375084313" calcext:value-type="float">
            <text:p>0.001049593750843</text:p>
          </table:table-cell>
          <table:table-cell office:value-type="float" office:value="-0.00100132220392879" calcext:value-type="float">
            <text:p>-0.001001322203929</text:p>
          </table:table-cell>
          <table:table-cell office:value-type="float" office:value="-0.0403560368121342" calcext:value-type="float">
            <text:p>-0.040356036812134</text:p>
          </table:table-cell>
          <table:table-cell office:value-type="float" office:value="-0.00229880321896619" calcext:value-type="float">
            <text:p>-0.002298803218966</text:p>
          </table:table-cell>
          <table:table-cell office:value-type="float" office:value="-0.00225924592480303" calcext:value-type="float">
            <text:p>-0.002259245924803</text:p>
          </table:table-cell>
          <table:table-cell office:value-type="float" office:value="-0.00170915008132999" calcext:value-type="float">
            <text:p>-0.00170915008133</text:p>
          </table:table-cell>
          <table:table-cell office:value-type="float" office:value="0.0040723223472619" calcext:value-type="float">
            <text:p>0.004072322347262</text:p>
          </table:table-cell>
          <table:table-cell office:value-type="float" office:value="0.0187214109194234" calcext:value-type="float">
            <text:p>0.018721410919423</text:p>
          </table:table-cell>
          <table:table-cell office:value-type="float" office:value="0.00143900057866364" calcext:value-type="float">
            <text:p>0.001439000578664</text:p>
          </table:table-cell>
          <table:table-cell office:value-type="float" office:value="-0.000838830920467326" calcext:value-type="float">
            <text:p>-0.000838830920467</text:p>
          </table:table-cell>
          <table:table-cell office:value-type="float" office:value="-0.00208191741335018" calcext:value-type="float">
            <text:p>-0.00208191741335</text:p>
          </table:table-cell>
          <table:table-cell office:value-type="float" office:value="-0.00125992030006755" calcext:value-type="float">
            <text:p>-0.001259920300068</text:p>
          </table:table-cell>
          <table:table-cell office:value-type="float" office:value="-0.00158226724187915" calcext:value-type="float">
            <text:p>-0.001582267241879</text:p>
          </table:table-cell>
          <table:table-cell office:value-type="float" office:value="-0.00416118668710275" calcext:value-type="float">
            <text:p>-0.004161186687103</text:p>
          </table:table-cell>
          <table:table-cell office:value-type="float" office:value="0.00174758111040241" calcext:value-type="float">
            <text:p>0.001747581110402</text:p>
          </table:table-cell>
          <table:table-cell office:value-type="float" office:value="0.00597912368923204" calcext:value-type="float">
            <text:p>0.005979123689232</text:p>
          </table:table-cell>
          <table:table-cell office:value-type="float" office:value="0.00769497839208461" calcext:value-type="float">
            <text:p>0.007694978392085</text:p>
          </table:table-cell>
          <table:table-cell office:value-type="float" office:value="0.0148183224163109" calcext:value-type="float">
            <text:p>0.014818322416311</text:p>
          </table:table-cell>
          <table:table-cell office:value-type="float" office:value="0.00688743871033931" calcext:value-type="float">
            <text:p>0.006887438710339</text:p>
          </table:table-cell>
          <table:table-cell office:value-type="float" office:value="0.000336162036850884" calcext:value-type="float">
            <text:p>0.000336162036851</text:p>
          </table:table-cell>
          <table:table-cell office:value-type="float" office:value="-0.00415650761381592" calcext:value-type="float">
            <text:p>-0.004156507613816</text:p>
          </table:table-cell>
          <table:table-cell office:value-type="float" office:value="-0.00274497403837326" calcext:value-type="float">
            <text:p>-0.002744974038373</text:p>
          </table:table-cell>
          <table:table-cell office:value-type="float" office:value="-0.00113054571549309" calcext:value-type="float">
            <text:p>-0.001130545715493</text:p>
          </table:table-cell>
          <table:table-cell office:value-type="float" office:value="-0.0175239372971333" calcext:value-type="float">
            <text:p>-0.017523937297133</text:p>
          </table:table-cell>
          <table:table-cell office:value-type="float" office:value="-0.00938423683228668" calcext:value-type="float">
            <text:p>-0.009384236832287</text:p>
          </table:table-cell>
          <table:table-cell office:value-type="float" office:value="0.00140065035924192" calcext:value-type="float">
            <text:p>0.001400650359242</text:p>
          </table:table-cell>
          <table:table-cell office:value-type="float" office:value="-0.00361295629704705" calcext:value-type="float">
            <text:p>-0.003612956297047</text:p>
          </table:table-cell>
          <table:table-cell office:value-type="float" office:value="-0.00234791842201931" calcext:value-type="float">
            <text:p>-0.002347918422019</text:p>
          </table:table-cell>
          <table:table-cell office:value-type="float" office:value="-0.00374707182161987" calcext:value-type="float">
            <text:p>-0.00374707182162</text:p>
          </table:table-cell>
          <table:table-cell office:value-type="float" office:value="-0.00298221618996081" calcext:value-type="float">
            <text:p>-0.002982216189961</text:p>
          </table:table-cell>
          <table:table-cell office:value-type="float" office:value="-0.000771899502990336" calcext:value-type="float">
            <text:p>-0.00077189950299</text:p>
          </table:table-cell>
          <table:table-cell office:value-type="float" office:value="-0.000934861379944918" calcext:value-type="float">
            <text:p>-0.000934861379945</text:p>
          </table:table-cell>
          <table:table-cell office:value-type="float" office:value="0.0384638699490122" calcext:value-type="float">
            <text:p>0.038463869949012</text:p>
          </table:table-cell>
          <table:table-cell office:value-type="float" office:value="0.00609481011343799" calcext:value-type="float">
            <text:p>0.006094810113438</text:p>
          </table:table-cell>
          <table:table-cell office:value-type="float" office:value="-0.000629980603073677" calcext:value-type="float">
            <text:p>-0.000629980603074</text:p>
          </table:table-cell>
          <table:table-cell office:value-type="float" office:value="-0.0101907503017475" calcext:value-type="float">
            <text:p>-0.010190750301748</text:p>
          </table:table-cell>
          <table:table-cell office:value-type="float" office:value="-0.0286988475077587" calcext:value-type="float">
            <text:p>-0.028698847507759</text:p>
          </table:table-cell>
          <table:table-cell office:value-type="float" office:value="-0.00575368864857018" calcext:value-type="float">
            <text:p>-0.00575368864857</text:p>
          </table:table-cell>
          <table:table-cell office:value-type="float" office:value="0.019408434546081" calcext:value-type="float">
            <text:p>0.019408434546081</text:p>
          </table:table-cell>
          <table:table-cell office:value-type="float" office:value="0.00241720891199104" calcext:value-type="float">
            <text:p>0.002417208911991</text:p>
          </table:table-cell>
          <table:table-cell office:value-type="float" office:value="-0.00172180589171478" calcext:value-type="float">
            <text:p>-0.001721805891715</text:p>
          </table:table-cell>
          <table:table-cell office:value-type="float" office:value="-0.000971468357061689" calcext:value-type="float">
            <text:p>-0.000971468357062</text:p>
          </table:table-cell>
          <table:table-cell office:value-type="float" office:value="-0.000600925729864643" calcext:value-type="float">
            <text:p>-0.000600925729865</text:p>
          </table:table-cell>
          <table:table-cell office:value-type="float" office:value="-0.000294981850911813" calcext:value-type="float">
            <text:p>-0.000294981850912</text:p>
          </table:table-cell>
          <table:table-cell office:value-type="float" office:value="-0.000136527024544419" calcext:value-type="float">
            <text:p>-0.000136527024544</text:p>
          </table:table-cell>
          <table:table-cell office:value-type="float" office:value="-0.000913300987963772" calcext:value-type="float">
            <text:p>-0.000913300987964</text:p>
          </table:table-cell>
          <table:table-cell office:value-type="float" office:value="-0.0020190382046586" calcext:value-type="float">
            <text:p>-0.002019038204659</text:p>
          </table:table-cell>
          <table:table-cell office:value-type="float" office:value="-0.00513526459581098" calcext:value-type="float">
            <text:p>-0.005135264595811</text:p>
          </table:table-cell>
          <table:table-cell office:value-type="float" office:value="-0.000471107994027553" calcext:value-type="float">
            <text:p>-0.000471107994028</text:p>
          </table:table-cell>
          <table:table-cell office:value-type="float" office:value="-0.00013178574067968" calcext:value-type="float">
            <text:p>-0.00013178574068</text:p>
          </table:table-cell>
          <table:table-cell office:value-type="float" office:value="0.00240970737869278" calcext:value-type="float">
            <text:p>0.002409707378693</text:p>
          </table:table-cell>
          <table:table-cell office:value-type="float" office:value="-0.00138796854378592" calcext:value-type="float">
            <text:p>-0.001387968543786</text:p>
          </table:table-cell>
          <table:table-cell office:value-type="float" office:value="-0.000332077428579103" calcext:value-type="float">
            <text:p>-0.000332077428579</text:p>
          </table:table-cell>
          <table:table-cell office:value-type="float" office:value="0.000605870987529955" calcext:value-type="float">
            <text:p>0.00060587098753</text:p>
          </table:table-cell>
          <table:table-cell office:value-type="float" office:value="-0.0000160334066470758" calcext:value-type="float">
            <text:p>-1.60334066470758E-05</text:p>
          </table:table-cell>
          <table:table-cell office:value-type="float" office:value="-0.000156975742054088" calcext:value-type="float">
            <text:p>-0.000156975742054</text:p>
          </table:table-cell>
          <table:table-cell office:value-type="float" office:value="0.0000773899537070966" calcext:value-type="float">
            <text:p>7.73899537070966E-05</text:p>
          </table:table-cell>
          <table:table-cell office:value-type="float" office:value="-0.0000343363776849626" calcext:value-type="float">
            <text:p>-3.43363776849626E-05</text:p>
          </table:table-cell>
          <table:table-cell office:value-type="float" office:value="-0.0000566487353930723" calcext:value-type="float">
            <text:p>-5.66487353930723E-05</text:p>
          </table:table-cell>
          <table:table-cell office:value-type="float" office:value="-0.000045854421552527" calcext:value-type="float">
            <text:p>-4.5854421552527E-05</text:p>
          </table:table-cell>
          <table:table-cell office:value-type="float" office:value="0.000016804087471789" calcext:value-type="float">
            <text:p>1.6804087471789E-05</text:p>
          </table:table-cell>
          <table:table-cell office:value-type="float" office:value="-0.00000404239628681857" calcext:value-type="float">
            <text:p>-4.04239628681857E-06</text:p>
          </table:table-cell>
          <table:table-cell office:value-type="float" office:value="0.0000111878418928568" calcext:value-type="float">
            <text:p>1.11878418928568E-05</text:p>
          </table:table-cell>
          <table:table-cell office:value-type="float" office:value="-0.0000226163803652701" calcext:value-type="float">
            <text:p>-2.26163803652701E-05</text:p>
          </table:table-cell>
          <table:table-cell office:value-type="float" office:value="0.000012256994827653" calcext:value-type="float">
            <text:p>1.2256994827653E-05</text:p>
          </table:table-cell>
          <table:table-cell office:value-type="float" office:value="-0.000000050748022506486" calcext:value-type="float">
            <text:p>-5.0748022506486E-08</text:p>
          </table:table-cell>
          <table:table-cell office:value-type="float" office:value="-0.0000642161482060644" calcext:value-type="float">
            <text:p>-6.42161482060644E-05</text:p>
          </table:table-cell>
          <table:table-cell office:value-type="float" office:value="0.0000618986642951236" calcext:value-type="float">
            <text:p>6.18986642951236E-05</text:p>
          </table:table-cell>
          <table:table-cell office:value-type="float" office:value="0.00000819189336886961" calcext:value-type="float">
            <text:p>8.19189336886961E-06</text:p>
          </table:table-cell>
          <table:table-cell office:value-type="float" office:value="0.00000374223615023928" calcext:value-type="float">
            <text:p>3.74223615023928E-06</text:p>
          </table:table-cell>
          <table:table-cell office:value-type="float" office:value="0.0000290787209986099" calcext:value-type="float">
            <text:p>2.90787209986099E-05</text:p>
          </table:table-cell>
          <table:table-cell office:value-type="float" office:value="0.00000986327376284457" calcext:value-type="float">
            <text:p>9.86327376284457E-06</text:p>
          </table:table-cell>
          <table:table-cell office:value-type="float" office:value="-0.000111013514175917" calcext:value-type="float">
            <text:p>-0.000111013514176</text:p>
          </table:table-cell>
          <table:table-cell office:value-type="float" office:value="0.000110950956276001" calcext:value-type="float">
            <text:p>0.000110950956276</text:p>
          </table:table-cell>
          <table:table-cell office:value-type="float" office:value="0.00000914436571775035" calcext:value-type="float">
            <text:p>9.14436571775035E-06</text:p>
          </table:table-cell>
          <table:table-cell office:value-type="float" office:value="-0.0000915335723058464" calcext:value-type="float">
            <text:p>-9.15335723058464E-05</text:p>
          </table:table-cell>
          <table:table-cell office:value-type="float" office:value="0.000100926498566356" calcext:value-type="float">
            <text:p>0.000100926498566</text:p>
          </table:table-cell>
          <table:table-cell office:value-type="float" office:value="-0.0000185687116207034" calcext:value-type="float">
            <text:p>-1.85687116207034E-05</text:p>
          </table:table-cell>
          <table:table-cell office:value-type="float" office:value="0.0000102953795789174" calcext:value-type="float">
            <text:p>1.02953795789174E-05</text:p>
          </table:table-cell>
          <table:table-cell office:value-type="float" office:value="-0.0000106032595322825" calcext:value-type="float">
            <text:p>-1.06032595322825E-05</text:p>
          </table:table-cell>
          <table:table-cell office:value-type="float" office:value="-0.0000816987563636018" calcext:value-type="float">
            <text:p>-8.16987563636018E-05</text:p>
          </table:table-cell>
          <table:table-cell office:value-type="float" office:value="0.000116149843312763" calcext:value-type="float">
            <text:p>0.000116149843313</text:p>
          </table:table-cell>
          <table:table-cell office:value-type="float" office:value="-0.000017575030411332" calcext:value-type="float">
            <text:p>-1.7575030411332E-05</text:p>
          </table:table-cell>
          <table:table-cell office:value-type="float" office:value="-0.0000735020937225883" calcext:value-type="float">
            <text:p>-7.35020937225883E-05</text:p>
          </table:table-cell>
          <table:table-cell office:value-type="float" office:value="0.0000793205925223583" calcext:value-type="float">
            <text:p>7.93205925223583E-05</text:p>
          </table:table-cell>
          <table:table-cell office:value-type="float" office:value="0.0000101066121675486" calcext:value-type="float">
            <text:p>1.01066121675486E-05</text:p>
          </table:table-cell>
          <table:table-cell office:value-type="float" office:value="-0.00000700851339369146" calcext:value-type="float">
            <text:p>-7.00851339369146E-06</text:p>
          </table:table-cell>
          <table:table-cell office:value-type="float" office:value="0.0000151443884331415" calcext:value-type="float">
            <text:p>1.51443884331415E-05</text:p>
          </table:table-cell>
          <table:table-cell office:value-type="float" office:value="-0.0000124742129203881" calcext:value-type="float">
            <text:p>-1.24742129203881E-05</text:p>
          </table:table-cell>
          <table:table-cell office:value-type="float" office:value="-0.0000052045096879394" calcext:value-type="float">
            <text:p>-5.2045096879394E-06</text:p>
          </table:table-cell>
          <table:table-cell office:value-type="float" office:value="-0.0000197302165031998" calcext:value-type="float">
            <text:p>-1.97302165031998E-05</text:p>
          </table:table-cell>
          <table:table-cell office:value-type="float" office:value="-0.00000656458666203896" calcext:value-type="float">
            <text:p>-6.56458666203896E-06</text:p>
          </table:table-cell>
          <table:table-cell office:value-type="float" office:value="-0.000000958371001114067" calcext:value-type="float">
            <text:p>-9.58371001114067E-07</text:p>
          </table:table-cell>
          <table:table-cell office:value-type="float" office:value="0.0000120703413717949" calcext:value-type="float">
            <text:p>1.20703413717949E-05</text:p>
          </table:table-cell>
          <table:table-cell office:value-type="float" office:value="0.0000109234106496214" calcext:value-type="float">
            <text:p>1.09234106496214E-05</text:p>
          </table:table-cell>
          <table:table-cell office:value-type="float" office:value="-0.0000966499385682273" calcext:value-type="float">
            <text:p>-9.66499385682273E-05</text:p>
          </table:table-cell>
          <table:table-cell office:value-type="float" office:value="0.0000739334158820215" calcext:value-type="float">
            <text:p>7.39334158820215E-05</text:p>
          </table:table-cell>
          <table:table-cell office:value-type="float" office:value="-0.0000263764134393329" calcext:value-type="float">
            <text:p>-2.63764134393329E-05</text:p>
          </table:table-cell>
          <table:table-cell office:value-type="float" office:value="0.0000611757678822822" calcext:value-type="float">
            <text:p>6.11757678822822E-05</text:p>
          </table:table-cell>
          <table:table-cell office:value-type="float" office:value="-0.00000919565482371265" calcext:value-type="float">
            <text:p>-9.19565482371265E-06</text:p>
          </table:table-cell>
          <table:table-cell office:value-type="float" office:value="-0.0000919204131033524" calcext:value-type="float">
            <text:p>-9.19204131033524E-05</text:p>
          </table:table-cell>
          <table:table-cell office:value-type="float" office:value="0.00008552193893413" calcext:value-type="float">
            <text:p>8.552193893413E-05</text:p>
          </table:table-cell>
          <table:table-cell office:value-type="float" office:value="-0.00000370287647022405" calcext:value-type="float">
            <text:p>-3.70287647022405E-06</text:p>
          </table:table-cell>
          <table:table-cell office:value-type="float" office:value="0.00000218044316063759" calcext:value-type="float">
            <text:p>2.18044316063759E-06</text:p>
          </table:table-cell>
          <table:table-cell office:value-type="float" office:value="0.000000185148125109169" calcext:value-type="float">
            <text:p>1.85148125109169E-07</text:p>
          </table:table-cell>
          <table:table-cell office:value-type="float" office:value="-0.00000862981871541102" calcext:value-type="float">
            <text:p>-8.62981871541102E-06</text:p>
          </table:table-cell>
          <table:table-cell office:value-type="float" office:value="0.0000207653123258655" calcext:value-type="float">
            <text:p>2.07653123258655E-05</text:p>
          </table:table-cell>
          <table:table-cell office:value-type="float" office:value="-0.0000136133443934261" calcext:value-type="float">
            <text:p>-1.36133443934261E-05</text:p>
          </table:table-cell>
          <table:table-cell office:value-type="float" office:value="-0.00000462683776797368" calcext:value-type="float">
            <text:p>-4.62683776797368E-06</text:p>
          </table:table-cell>
          <table:table-cell office:value-type="float" office:value="0.0000142021559247363" calcext:value-type="float">
            <text:p>1.42021559247363E-05</text:p>
          </table:table-cell>
          <table:table-cell office:value-type="float" office:value="-0.00000587328806755938" calcext:value-type="float">
            <text:p>-5.87328806755938E-06</text:p>
          </table:table-cell>
          <table:table-cell office:value-type="float" office:value="-0.0000182135850733678" calcext:value-type="float">
            <text:p>-1.82135850733678E-05</text:p>
          </table:table-cell>
          <table:table-cell office:value-type="float" office:value="0.0000116231487857776" calcext:value-type="float">
            <text:p>1.16231487857776E-05</text:p>
          </table:table-cell>
          <table:table-cell office:value-type="float" office:value="0.0000117273615735103" calcext:value-type="float">
            <text:p>1.17273615735103E-05</text:p>
          </table:table-cell>
          <table:table-cell office:value-type="float" office:value="-0.00000230765565667479" calcext:value-type="float">
            <text:p>-2.30765565667479E-06</text:p>
          </table:table-cell>
          <table:table-cell office:value-type="float" office:value="-0.0000921742407539727" calcext:value-type="float">
            <text:p>-9.21742407539727E-05</text:p>
          </table:table-cell>
          <table:table-cell office:value-type="float" office:value="-0.00000984988372709772" calcext:value-type="float">
            <text:p>-9.84988372709772E-06</text:p>
          </table:table-cell>
          <table:table-cell office:value-type="float" office:value="0.00000155978723648254" calcext:value-type="float">
            <text:p>1.55978723648254E-06</text:p>
          </table:table-cell>
          <table:table-cell office:value-type="float" office:value="0.0000963625266731105" calcext:value-type="float">
            <text:p>9.63625266731105E-05</text:p>
          </table:table-cell>
          <table:table-cell office:value-type="float" office:value="-0.00000682731480133869" calcext:value-type="float">
            <text:p>-6.82731480133869E-06</text:p>
          </table:table-cell>
          <table:table-cell office:value-type="float" office:value="0.00000000124570176396333" calcext:value-type="float">
            <text:p>1.24570176396333E-09</text:p>
          </table:table-cell>
          <table:table-cell office:value-type="float" office:value="0.000013108420636454" calcext:value-type="float">
            <text:p>1.3108420636454E-05</text:p>
          </table:table-cell>
          <table:table-cell office:value-type="float" office:value="-0.0000105804138516574" calcext:value-type="float">
            <text:p>-1.05804138516574E-05</text:p>
          </table:table-cell>
          <table:table-cell office:value-type="float" office:value="-0.00000297002481347564" calcext:value-type="float">
            <text:p>-2.97002481347564E-06</text:p>
          </table:table-cell>
          <table:table-cell office:value-type="float" office:value="-0.00000648218165871795" calcext:value-type="float">
            <text:p>-6.48218165871795E-06</text:p>
          </table:table-cell>
          <table:table-cell office:value-type="float" office:value="-0.000000707443704561772" calcext:value-type="float">
            <text:p>-7.07443704561772E-07</text:p>
          </table:table-cell>
          <table:table-cell office:value-type="float" office:value="-0.00010236399960617" calcext:value-type="float">
            <text:p>-0.000102363999606</text:p>
          </table:table-cell>
          <table:table-cell office:value-type="float" office:value="0.0000927775027336208" calcext:value-type="float">
            <text:p>9.27775027336208E-05</text:p>
          </table:table-cell>
          <table:table-cell office:value-type="float" office:value="-0.0000932139993369829" calcext:value-type="float">
            <text:p>-9.32139993369829E-05</text:p>
          </table:table-cell>
          <table:table-cell office:value-type="float" office:value="0.0000104226024818521" calcext:value-type="float">
            <text:p>1.04226024818521E-05</text:p>
          </table:table-cell>
          <table:table-cell office:value-type="float" office:value="0.0000749440098949394" calcext:value-type="float">
            <text:p>7.49440098949394E-05</text:p>
          </table:table-cell>
          <table:table-cell office:value-type="float" office:value="0.0000186908566651156" calcext:value-type="float">
            <text:p>1.86908566651156E-05</text:p>
          </table:table-cell>
          <table:table-cell office:value-type="float" office:value="0.00000851515555089222" calcext:value-type="float">
            <text:p>8.51515555089222E-06</text:p>
          </table:table-cell>
          <table:table-cell office:value-type="float" office:value="-0.00000528157283019581" calcext:value-type="float">
            <text:p>-5.28157283019581E-06</text:p>
          </table:table-cell>
          <table:table-cell office:value-type="float" office:value="-0.00000753121052182726" calcext:value-type="float">
            <text:p>-7.53121052182726E-06</text:p>
          </table:table-cell>
          <table:table-cell office:value-type="float" office:value="0.00000661800018297853" calcext:value-type="float">
            <text:p>6.61800018297853E-06</text:p>
          </table:table-cell>
          <table:table-cell office:value-type="float" office:value="0.00000368407176842833" calcext:value-type="float">
            <text:p>3.68407176842833E-06</text:p>
          </table:table-cell>
          <table:table-cell office:value-type="float" office:value="-0.00000856287399780831" calcext:value-type="float">
            <text:p>-8.56287399780831E-06</text:p>
          </table:table-cell>
          <table:table-cell office:value-type="float" office:value="-0.00000472334818713005" calcext:value-type="float">
            <text:p>-4.72334818713005E-06</text:p>
          </table:table-cell>
          <table:table-cell office:value-type="float" office:value="0.0000113264360874221" calcext:value-type="float">
            <text:p>1.13264360874221E-05</text:p>
          </table:table-cell>
          <table:table-cell office:value-type="float" office:value="-0.000110276467704673" calcext:value-type="float">
            <text:p>-0.000110276467705</text:p>
          </table:table-cell>
          <table:table-cell office:value-type="float" office:value="0.000119207176268288" calcext:value-type="float">
            <text:p>0.000119207176268</text:p>
          </table:table-cell>
          <table:table-cell office:value-type="float" office:value="-0.0000249773428668831" calcext:value-type="float">
            <text:p>-2.49773428668831E-05</text:p>
          </table:table-cell>
          <table:table-cell office:value-type="float" office:value="0.00000399824899049994" calcext:value-type="float">
            <text:p>3.99824899049994E-06</text:p>
          </table:table-cell>
          <table:table-cell office:value-type="float" office:value="0.00000916460103966843" calcext:value-type="float">
            <text:p>9.16460103966843E-06</text:p>
          </table:table-cell>
          <table:table-cell office:value-type="float" office:value="-0.00000621072473483419" calcext:value-type="float">
            <text:p>-6.21072473483419E-06</text:p>
          </table:table-cell>
          <table:table-cell office:value-type="float" office:value="-0.00000376760727011094" calcext:value-type="float">
            <text:p>-3.76760727011094E-06</text:p>
          </table:table-cell>
          <table:table-cell office:value-type="float" office:value="0.00000568224892494307" calcext:value-type="float">
            <text:p>5.68224892494307E-06</text:p>
          </table:table-cell>
          <table:table-cell office:value-type="float" office:value="-0.00000269311375983294" calcext:value-type="float">
            <text:p>-2.69311375983294E-06</text:p>
          </table:table-cell>
          <table:table-cell office:value-type="float" office:value="0.000000472129334183613" calcext:value-type="float">
            <text:p>4.72129334183613E-07</text:p>
          </table:table-cell>
          <table:table-cell office:value-type="float" office:value="0.00000771443317554299" calcext:value-type="float">
            <text:p>7.71443317554299E-06</text:p>
          </table:table-cell>
          <table:table-cell office:value-type="float" office:value="0.00000325171982351602" calcext:value-type="float">
            <text:p>3.25171982351602E-06</text:p>
          </table:table-cell>
          <table:table-cell office:value-type="float" office:value="0.00000100638299560529" calcext:value-type="float">
            <text:p>1.00638299560529E-06</text:p>
          </table:table-cell>
          <table:table-cell office:value-type="float" office:value="-0.0000948192805511616" calcext:value-type="float">
            <text:p>-9.48192805511616E-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29288825856252" calcext:value-type="float">
            <text:p>1.29288825856252</text:p>
          </table:table-cell>
          <table:table-cell table:formula="of:=9.8*[.B9]" office:value-type="float" office:value="12.6703049339127" calcext:value-type="float">
            <text:p>12.6703049339127</text:p>
          </table:table-cell>
          <table:table-cell table:number-columns-repeated="429"/>
        </table:table-row>
        <table:table-row table:style-name="ro1">
          <table:table-cell/>
          <table:table-cell office:value-type="float" office:value="1.56776094436646" calcext:value-type="float">
            <text:p>1.56776094436646</text:p>
          </table:table-cell>
          <table:table-cell office:value-type="float" office:value="18.2451410293579" calcext:value-type="float">
            <text:p>18.2451410293579</text:p>
          </table:table-cell>
          <table:table-cell table:formula="of:=[.C10]-[.B10]" office:value-type="float" office:value="16.6773800849914" calcext:value-type="float">
            <text:p>16.6773800849914</text:p>
          </table:table-cell>
          <table:table-cell office:value-type="float" office:value="12" calcext:value-type="float">
            <text:p>12</text:p>
          </table:table-cell>
          <table:table-cell table:formula="of:=[.D10]/[.E10]" office:value-type="float" office:value="1.38978167374929" calcext:value-type="float">
            <text:p>1.38978167374929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03921421001527" calcext:value-type="float">
            <text:p>1.03921421001527E-05</text:p>
          </table:table-cell>
          <table:table-cell table:formula="of:=0.5*[.D12]*(([.D5]-[.C5])/([.D1]-[.C1]))^2" office:value-type="float" office:value="0.00000152622879014273" calcext:value-type="float">
            <text:p>1.52622879014273E-06</text:p>
          </table:table-cell>
          <table:table-cell table:formula="of:=0.5*[.E12]*(([.E5]-[.D5])/([.E1]-[.D1]))^2" office:value-type="float" office:value="0.0000235000581545655" calcext:value-type="float">
            <text:p>2.35000581545655E-05</text:p>
          </table:table-cell>
          <table:table-cell table:formula="of:=0.5*[.F12]*(([.F5]-[.E5])/([.F1]-[.E1]))^2" office:value-type="float" office:value="0.0000000914426796509387" calcext:value-type="float">
            <text:p>9.14426796509387E-08</text:p>
          </table:table-cell>
          <table:table-cell table:formula="of:=0.5*[.G12]*(([.G5]-[.F5])/([.G1]-[.F1]))^2" office:value-type="float" office:value="0.0000364681955715145" calcext:value-type="float">
            <text:p>3.64681955715145E-05</text:p>
          </table:table-cell>
          <table:table-cell table:formula="of:=0.5*[.H12]*(([.H5]-[.G5])/([.H1]-[.G1]))^2" office:value-type="float" office:value="0.0000101125240513929" calcext:value-type="float">
            <text:p>1.01125240513929E-05</text:p>
          </table:table-cell>
          <table:table-cell table:formula="of:=0.5*[.I12]*(([.I5]-[.H5])/([.I1]-[.H1]))^2" office:value-type="float" office:value="0.000000294142716456271" calcext:value-type="float">
            <text:p>2.94142716456271E-07</text:p>
          </table:table-cell>
          <table:table-cell table:formula="of:=0.5*[.J12]*(([.J5]-[.I5])/([.J1]-[.I1]))^2" office:value-type="float" office:value="0.0000223597198460717" calcext:value-type="float">
            <text:p>2.23597198460717E-05</text:p>
          </table:table-cell>
          <table:table-cell table:formula="of:=0.5*[.K12]*(([.K5]-[.J5])/([.K1]-[.J1]))^2" office:value-type="float" office:value="0.00000653677790163617" calcext:value-type="float">
            <text:p>6.53677790163617E-06</text:p>
          </table:table-cell>
          <table:table-cell table:formula="of:=0.5*[.L12]*(([.L5]-[.K5])/([.L1]-[.K1]))^2" office:value-type="float" office:value="0.0000634067043890817" calcext:value-type="float">
            <text:p>6.34067043890817E-05</text:p>
          </table:table-cell>
          <table:table-cell table:formula="of:=0.5*[.M12]*(([.M5]-[.L5])/([.M1]-[.L1]))^2" office:value-type="float" office:value="0.0000299200031225216" calcext:value-type="float">
            <text:p>2.99200031225216E-05</text:p>
          </table:table-cell>
          <table:table-cell table:formula="of:=0.5*[.N12]*(([.N5]-[.M5])/([.N1]-[.M1]))^2" office:value-type="float" office:value="0.00000367996791280246" calcext:value-type="float">
            <text:p>3.67996791280246E-06</text:p>
          </table:table-cell>
          <table:table-cell table:formula="of:=0.5*[.O12]*(([.O5]-[.N5])/([.O1]-[.N1]))^2" office:value-type="float" office:value="0.00000733254232371206" calcext:value-type="float">
            <text:p>7.33254232371206E-06</text:p>
          </table:table-cell>
          <table:table-cell table:formula="of:=0.5*[.P12]*(([.P5]-[.O5])/([.P1]-[.O1]))^2" office:value-type="float" office:value="0.00000097586164489615" calcext:value-type="float">
            <text:p>9.7586164489615E-07</text:p>
          </table:table-cell>
          <table:table-cell table:formula="of:=0.5*[.Q12]*(([.Q5]-[.P5])/([.Q1]-[.P1]))^2" office:value-type="float" office:value="0.0000000661508098135734" calcext:value-type="float">
            <text:p>6.61508098135734E-08</text:p>
          </table:table-cell>
          <table:table-cell table:formula="of:=0.5*[.R12]*(([.R5]-[.Q5])/([.R1]-[.Q1]))^2" office:value-type="float" office:value="0.0000100759801423932" calcext:value-type="float">
            <text:p>1.00759801423932E-05</text:p>
          </table:table-cell>
          <table:table-cell table:formula="of:=0.5*[.S12]*(([.S5]-[.R5])/([.S1]-[.R1]))^2" office:value-type="float" office:value="0.0000659008361093061" calcext:value-type="float">
            <text:p>6.59008361093061E-05</text:p>
          </table:table-cell>
          <table:table-cell table:formula="of:=0.5*[.T12]*(([.T5]-[.S5])/([.T1]-[.S1]))^2" office:value-type="float" office:value="0.00000875068460372391" calcext:value-type="float">
            <text:p>8.75068460372391E-06</text:p>
          </table:table-cell>
          <table:table-cell table:formula="of:=0.5*[.U12]*(([.U5]-[.T5])/([.U1]-[.T1]))^2" office:value-type="float" office:value="0.00000601638172487054" calcext:value-type="float">
            <text:p>6.01638172487054E-06</text:p>
          </table:table-cell>
          <table:table-cell table:formula="of:=0.5*[.V12]*(([.V5]-[.U5])/([.V1]-[.U1]))^2" office:value-type="float" office:value="0.0000246431490826109" calcext:value-type="float">
            <text:p>2.46431490826109E-05</text:p>
          </table:table-cell>
          <table:table-cell table:formula="of:=0.5*[.W12]*(([.W5]-[.V5])/([.W1]-[.V1]))^2" office:value-type="float" office:value="0.0000000114837369983744" calcext:value-type="float">
            <text:p>1.14837369983744E-08</text:p>
          </table:table-cell>
          <table:table-cell table:formula="of:=0.5*[.X12]*(([.X5]-[.W5])/([.X1]-[.W1]))^2" office:value-type="float" office:value="0.0000162067069059625" calcext:value-type="float">
            <text:p>1.62067069059625E-05</text:p>
          </table:table-cell>
          <table:table-cell table:formula="of:=0.5*[.Y12]*(([.Y5]-[.X5])/([.Y1]-[.X1]))^2" office:value-type="float" office:value="0.000000732815344790106" calcext:value-type="float">
            <text:p>7.32815344790106E-07</text:p>
          </table:table-cell>
          <table:table-cell table:formula="of:=0.5*[.Z12]*(([.Z5]-[.Y5])/([.Z1]-[.Y1]))^2" office:value-type="float" office:value="0.00000238116632018068" calcext:value-type="float">
            <text:p>2.38116632018068E-06</text:p>
          </table:table-cell>
          <table:table-cell table:formula="of:=0.5*[.AA12]*(([.AA5]-[.Z5])/([.AA1]-[.Z1]))^2" office:value-type="float" office:value="0.00000261129435933055" calcext:value-type="float">
            <text:p>2.61129435933055E-06</text:p>
          </table:table-cell>
          <table:table-cell table:formula="of:=0.5*[.AB12]*(([.AB5]-[.AA5])/([.AB1]-[.AA1]))^2" office:value-type="float" office:value="0.000000434841951985959" calcext:value-type="float">
            <text:p>4.34841951985959E-07</text:p>
          </table:table-cell>
          <table:table-cell table:formula="of:=0.5*[.AC12]*(([.AC5]-[.AB5])/([.AC1]-[.AB1]))^2" office:value-type="float" office:value="0.00000123043352190037" calcext:value-type="float">
            <text:p>1.23043352190037E-06</text:p>
          </table:table-cell>
          <table:table-cell table:formula="of:=0.5*[.AD12]*(([.AD5]-[.AC5])/([.AD1]-[.AC1]))^2" office:value-type="float" office:value="0.000000964369668247687" calcext:value-type="float">
            <text:p>9.64369668247687E-07</text:p>
          </table:table-cell>
          <table:table-cell table:formula="of:=0.5*[.AE12]*(([.AE5]-[.AD5])/([.AE1]-[.AD1]))^2" office:value-type="float" office:value="0.00000018450546035278" calcext:value-type="float">
            <text:p>1.8450546035278E-07</text:p>
          </table:table-cell>
          <table:table-cell table:formula="of:=0.5*[.AF12]*(([.AF5]-[.AE5])/([.AF1]-[.AE1]))^2" office:value-type="float" office:value="0.0000057997366100172" calcext:value-type="float">
            <text:p>5.7997366100172E-06</text:p>
          </table:table-cell>
          <table:table-cell table:formula="of:=0.5*[.AG12]*(([.AG5]-[.AF5])/([.AG1]-[.AF1]))^2" office:value-type="float" office:value="0.0000201766427518417" calcext:value-type="float">
            <text:p>2.01766427518417E-05</text:p>
          </table:table-cell>
          <table:table-cell table:formula="of:=0.5*[.AH12]*(([.AH5]-[.AG5])/([.AH1]-[.AG1]))^2" office:value-type="float" office:value="0.0000101873393277111" calcext:value-type="float">
            <text:p>1.01873393277111E-05</text:p>
          </table:table-cell>
          <table:table-cell table:formula="of:=0.5*[.AI12]*(([.AI5]-[.AH5])/([.AI1]-[.AH1]))^2" office:value-type="float" office:value="0.0000554660074736754" calcext:value-type="float">
            <text:p>5.54660074736754E-05</text:p>
          </table:table-cell>
          <table:table-cell table:formula="of:=0.5*[.AJ12]*(([.AJ5]-[.AI5])/([.AJ1]-[.AI1]))^2" office:value-type="float" office:value="0.00000470755199450318" calcext:value-type="float">
            <text:p>4.70755199450318E-06</text:p>
          </table:table-cell>
          <table:table-cell table:formula="of:=0.5*[.AK12]*(([.AK5]-[.AJ5])/([.AK1]-[.AJ1]))^2" office:value-type="float" office:value="0.00000204519147656024" calcext:value-type="float">
            <text:p>2.04519147656024E-06</text:p>
          </table:table-cell>
          <table:table-cell table:formula="of:=0.5*[.AL12]*(([.AL5]-[.AK5])/([.AL1]-[.AK1]))^2" office:value-type="float" office:value="0.000000242687588926244" calcext:value-type="float">
            <text:p>2.42687588926244E-07</text:p>
          </table:table-cell>
          <table:table-cell table:formula="of:=0.5*[.AM12]*(([.AM5]-[.AL5])/([.AM1]-[.AL1]))^2" office:value-type="float" office:value="0.000000018818533640703" calcext:value-type="float">
            <text:p>1.8818533640703E-08</text:p>
          </table:table-cell>
          <table:table-cell table:formula="of:=0.5*[.AN12]*(([.AN5]-[.AM5])/([.AN1]-[.AM1]))^2" office:value-type="float" office:value="0.000000315857471988894" calcext:value-type="float">
            <text:p>3.15857471988894E-07</text:p>
          </table:table-cell>
          <table:table-cell table:formula="of:=0.5*[.AO12]*(([.AO5]-[.AN5])/([.AO1]-[.AN1]))^2" office:value-type="float" office:value="0.00000136441106154175" calcext:value-type="float">
            <text:p>1.36441106154175E-06</text:p>
          </table:table-cell>
          <table:table-cell table:formula="of:=0.5*[.AP12]*(([.AP5]-[.AO5])/([.AP1]-[.AO1]))^2" office:value-type="float" office:value="0.0000216827525411397" calcext:value-type="float">
            <text:p>2.16827525411397E-05</text:p>
          </table:table-cell>
          <table:table-cell table:formula="of:=0.5*[.AQ12]*(([.AQ5]-[.AP5])/([.AQ1]-[.AP1]))^2" office:value-type="float" office:value="0.0000339655387489041" calcext:value-type="float">
            <text:p>3.39655387489041E-05</text:p>
          </table:table-cell>
          <table:table-cell table:formula="of:=0.5*[.AR12]*(([.AR5]-[.AQ5])/([.AR1]-[.AQ1]))^2" office:value-type="float" office:value="0.000026680883438888" calcext:value-type="float">
            <text:p>2.6680883438888E-05</text:p>
          </table:table-cell>
          <table:table-cell table:formula="of:=0.5*[.AS12]*(([.AS5]-[.AR5])/([.AS1]-[.AR1]))^2" office:value-type="float" office:value="0.000042355461040247" calcext:value-type="float">
            <text:p>4.2355461040247E-05</text:p>
          </table:table-cell>
          <table:table-cell table:formula="of:=0.5*[.AT12]*(([.AT5]-[.AS5])/([.AT1]-[.AS1]))^2" office:value-type="float" office:value="0.00000762623486695272" calcext:value-type="float">
            <text:p>7.62623486695272E-06</text:p>
          </table:table-cell>
          <table:table-cell table:formula="of:=0.5*[.AU12]*(([.AU5]-[.AT5])/([.AU1]-[.AT1]))^2" office:value-type="float" office:value="0.0000238087541490858" calcext:value-type="float">
            <text:p>2.38087541490858E-05</text:p>
          </table:table-cell>
          <table:table-cell table:formula="of:=0.5*[.AV12]*(([.AV5]-[.AU5])/([.AV1]-[.AU1]))^2" office:value-type="float" office:value="0.000231759541944509" calcext:value-type="float">
            <text:p>0.000231759541945</text:p>
          </table:table-cell>
          <table:table-cell table:formula="of:=0.5*[.AW12]*(([.AW5]-[.AV5])/([.AW1]-[.AV1]))^2" office:value-type="float" office:value="0.00136294600063663" calcext:value-type="float">
            <text:p>0.001362946000637</text:p>
          </table:table-cell>
          <table:table-cell table:formula="of:=0.5*[.AX12]*(([.AX5]-[.AW5])/([.AX1]-[.AW1]))^2" office:value-type="float" office:value="0.00179595512781497" calcext:value-type="float">
            <text:p>0.001795955127815</text:p>
          </table:table-cell>
          <table:table-cell table:formula="of:=0.5*[.AY12]*(([.AY5]-[.AX5])/([.AY1]-[.AX1]))^2" office:value-type="float" office:value="0.00253723143925327" calcext:value-type="float">
            <text:p>0.002537231439253</text:p>
          </table:table-cell>
          <table:table-cell table:formula="of:=0.5*[.AZ12]*(([.AZ5]-[.AY5])/([.AZ1]-[.AY1]))^2" office:value-type="float" office:value="0.000473981643821176" calcext:value-type="float">
            <text:p>0.000473981643821</text:p>
          </table:table-cell>
          <table:table-cell table:formula="of:=0.5*[.BA12]*(([.BA5]-[.AZ5])/([.BA1]-[.AZ1]))^2" office:value-type="float" office:value="0.00000141522937732022" calcext:value-type="float">
            <text:p>1.41522937732022E-06</text:p>
          </table:table-cell>
          <table:table-cell table:formula="of:=0.5*[.BB12]*(([.BB5]-[.BA5])/([.BB1]-[.BA1]))^2" office:value-type="float" office:value="0.0000256769257929848" calcext:value-type="float">
            <text:p>2.56769257929848E-05</text:p>
          </table:table-cell>
          <table:table-cell table:formula="of:=0.5*[.BC12]*(([.BC5]-[.BB5])/([.BC1]-[.BB1]))^2" office:value-type="float" office:value="0.00334645237385377" calcext:value-type="float">
            <text:p>0.003346452373854</text:p>
          </table:table-cell>
          <table:table-cell table:formula="of:=0.5*[.BD12]*(([.BD5]-[.BC5])/([.BD1]-[.BC1]))^2" office:value-type="float" office:value="0.00315903210747123" calcext:value-type="float">
            <text:p>0.003159032107471</text:p>
          </table:table-cell>
          <table:table-cell table:formula="of:=0.5*[.BE12]*(([.BE5]-[.BD5])/([.BE1]-[.BD1]))^2" office:value-type="float" office:value="0.000360191150338352" calcext:value-type="float">
            <text:p>0.000360191150338</text:p>
          </table:table-cell>
          <table:table-cell table:formula="of:=0.5*[.BF12]*(([.BF5]-[.BE5])/([.BF1]-[.BE1]))^2" office:value-type="float" office:value="0.0139277456908464" calcext:value-type="float">
            <text:p>0.013927745690846</text:p>
          </table:table-cell>
          <table:table-cell table:formula="of:=0.5*[.BG12]*(([.BG5]-[.BF5])/([.BG1]-[.BF1]))^2" office:value-type="float" office:value="0.0466028558376235" calcext:value-type="float">
            <text:p>0.046602855837624</text:p>
          </table:table-cell>
          <table:table-cell table:formula="of:=0.5*[.BH12]*(([.BH5]-[.BG5])/([.BH1]-[.BG1]))^2" office:value-type="float" office:value="0.122350709667742" calcext:value-type="float">
            <text:p>0.122350709667742</text:p>
          </table:table-cell>
          <table:table-cell table:formula="of:=0.5*[.BI12]*(([.BI5]-[.BH5])/([.BI1]-[.BH1]))^2" office:value-type="float" office:value="0.0566667605637669" calcext:value-type="float">
            <text:p>0.056666760563767</text:p>
          </table:table-cell>
          <table:table-cell table:formula="of:=0.5*[.BJ12]*(([.BJ5]-[.BI5])/([.BJ1]-[.BI1]))^2" office:value-type="float" office:value="0.0923920023064273" calcext:value-type="float">
            <text:p>0.092392002306427</text:p>
          </table:table-cell>
          <table:table-cell table:formula="of:=0.5*[.BK12]*(([.BK5]-[.BJ5])/([.BK1]-[.BJ1]))^2" office:value-type="float" office:value="0.0172975938845791" calcext:value-type="float">
            <text:p>0.017297593884579</text:p>
          </table:table-cell>
          <table:table-cell table:formula="of:=0.5*[.BL12]*(([.BL5]-[.BK5])/([.BL1]-[.BK1]))^2" office:value-type="float" office:value="0.000103495293389849" calcext:value-type="float">
            <text:p>0.00010349529339</text:p>
          </table:table-cell>
          <table:table-cell table:formula="of:=0.5*[.BM12]*(([.BM5]-[.BL5])/([.BM1]-[.BL1]))^2" office:value-type="float" office:value="0.000557119405296839" calcext:value-type="float">
            <text:p>0.000557119405297</text:p>
          </table:table-cell>
          <table:table-cell table:formula="of:=0.5*[.BN12]*(([.BN5]-[.BM5])/([.BN1]-[.BM1]))^2" office:value-type="float" office:value="0.00462657314733689" calcext:value-type="float">
            <text:p>0.004626573147337</text:p>
          </table:table-cell>
          <table:table-cell table:formula="of:=0.5*[.BO12]*(([.BO5]-[.BN5])/([.BO1]-[.BN1]))^2" office:value-type="float" office:value="0.0000659678794825057" calcext:value-type="float">
            <text:p>6.59678794825057E-05</text:p>
          </table:table-cell>
          <table:table-cell table:formula="of:=0.5*[.BP12]*(([.BP5]-[.BO5])/([.BP1]-[.BO1]))^2" office:value-type="float" office:value="0.000042664848648625" calcext:value-type="float">
            <text:p>4.2664848648625E-05</text:p>
          </table:table-cell>
          <table:table-cell table:formula="of:=0.5*[.BQ12]*(([.BQ5]-[.BP5])/([.BQ1]-[.BP1]))^2" office:value-type="float" office:value="0.000129169338649806" calcext:value-type="float">
            <text:p>0.00012916933865</text:p>
          </table:table-cell>
          <table:table-cell table:formula="of:=0.5*[.BR12]*(([.BR5]-[.BQ5])/([.BR1]-[.BQ1]))^2" office:value-type="float" office:value="0.00118400289539475" calcext:value-type="float">
            <text:p>0.001184002895395</text:p>
          </table:table-cell>
          <table:table-cell table:formula="of:=0.5*[.BS12]*(([.BS5]-[.BR5])/([.BS1]-[.BR1]))^2" office:value-type="float" office:value="0.00316164221962572" calcext:value-type="float">
            <text:p>0.003161642219626</text:p>
          </table:table-cell>
          <table:table-cell table:formula="of:=0.5*[.BT12]*(([.BT5]-[.BS5])/([.BT1]-[.BS1]))^2" office:value-type="float" office:value="0.0351416886401158" calcext:value-type="float">
            <text:p>0.035141688640116</text:p>
          </table:table-cell>
          <table:table-cell table:formula="of:=0.5*[.BU12]*(([.BU5]-[.BT5])/([.BU1]-[.BT1]))^2" office:value-type="float" office:value="0.000195023572330945" calcext:value-type="float">
            <text:p>0.000195023572331</text:p>
          </table:table-cell>
          <table:table-cell table:formula="of:=0.5*[.BV12]*(([.BV5]-[.BU5])/([.BV1]-[.BU1]))^2" office:value-type="float" office:value="0.00341053019572456" calcext:value-type="float">
            <text:p>0.003410530195725</text:p>
          </table:table-cell>
          <table:table-cell table:formula="of:=0.5*[.BW12]*(([.BW5]-[.BV5])/([.BW1]-[.BV1]))^2" office:value-type="float" office:value="0.0000100384654456049" calcext:value-type="float">
            <text:p>1.00384654456049E-05</text:p>
          </table:table-cell>
          <table:table-cell table:formula="of:=0.5*[.BX12]*(([.BX5]-[.BW5])/([.BX1]-[.BW1]))^2" office:value-type="float" office:value="0.00220326670029727" calcext:value-type="float">
            <text:p>0.002203266700297</text:p>
          </table:table-cell>
          <table:table-cell table:formula="of:=0.5*[.BY12]*(([.BY5]-[.BX5])/([.BY1]-[.BX1]))^2" office:value-type="float" office:value="0.00373418316500722" calcext:value-type="float">
            <text:p>0.003734183165007</text:p>
          </table:table-cell>
          <table:table-cell table:formula="of:=0.5*[.BZ12]*(([.BZ5]-[.BY5])/([.BZ1]-[.BY1]))^2" office:value-type="float" office:value="0.00122904202769355" calcext:value-type="float">
            <text:p>0.001229042027694</text:p>
          </table:table-cell>
          <table:table-cell table:formula="of:=0.5*[.CA12]*(([.CA5]-[.BZ5])/([.CA1]-[.BZ1]))^2" office:value-type="float" office:value="0.00423280820132215" calcext:value-type="float">
            <text:p>0.004232808201322</text:p>
          </table:table-cell>
          <table:table-cell table:formula="of:=0.5*[.CB12]*(([.CB5]-[.CA5])/([.CB1]-[.CA1]))^2" office:value-type="float" office:value="0.0174736218552754" calcext:value-type="float">
            <text:p>0.017473621855275</text:p>
          </table:table-cell>
          <table:table-cell table:formula="of:=0.5*[.CC12]*(([.CC5]-[.CB5])/([.CC1]-[.CB1]))^2" office:value-type="float" office:value="0.000496354881363298" calcext:value-type="float">
            <text:p>0.000496354881363</text:p>
          </table:table-cell>
          <table:table-cell table:formula="of:=0.5*[.CD12]*(([.CD5]-[.CC5])/([.CD1]-[.CC1]))^2" office:value-type="float" office:value="0.00311187352621124" calcext:value-type="float">
            <text:p>0.003111873526211</text:p>
          </table:table-cell>
          <table:table-cell table:formula="of:=0.5*[.CE12]*(([.CE5]-[.CD5])/([.CE1]-[.CD1]))^2" office:value-type="float" office:value="0.0091104042841638" calcext:value-type="float">
            <text:p>0.009110404284164</text:p>
          </table:table-cell>
          <table:table-cell table:formula="of:=0.5*[.CF12]*(([.CF5]-[.CE5])/([.CF1]-[.CE1]))^2" office:value-type="float" office:value="0.000418749147843999" calcext:value-type="float">
            <text:p>0.000418749147844</text:p>
          </table:table-cell>
          <table:table-cell table:formula="of:=0.5*[.CG12]*(([.CG5]-[.CF5])/([.CG1]-[.CF1]))^2" office:value-type="float" office:value="0.0000345154852015396" calcext:value-type="float">
            <text:p>3.45154852015396E-05</text:p>
          </table:table-cell>
          <table:table-cell table:formula="of:=0.5*[.CH12]*(([.CH5]-[.CG5])/([.CH1]-[.CG1]))^2" office:value-type="float" office:value="0.00140221279799124" calcext:value-type="float">
            <text:p>0.001402212797991</text:p>
          </table:table-cell>
          <table:table-cell table:formula="of:=0.5*[.CI12]*(([.CI5]-[.CH5])/([.CI1]-[.CH1]))^2" office:value-type="float" office:value="0.002776429194046" calcext:value-type="float">
            <text:p>0.002776429194046</text:p>
          </table:table-cell>
          <table:table-cell table:formula="of:=0.5*[.CJ12]*(([.CJ5]-[.CI5])/([.CJ1]-[.CI1]))^2" office:value-type="float" office:value="0.00369065276664207" calcext:value-type="float">
            <text:p>0.003690652766642</text:p>
          </table:table-cell>
          <table:table-cell table:formula="of:=0.5*[.CK12]*(([.CK5]-[.CJ5])/([.CK1]-[.CJ1]))^2" office:value-type="float" office:value="0.0603128358443075" calcext:value-type="float">
            <text:p>0.060312835844308</text:p>
          </table:table-cell>
          <table:table-cell table:formula="of:=0.5*[.CL12]*(([.CL5]-[.CK5])/([.CL1]-[.CK1]))^2" office:value-type="float" office:value="0.247416326169342" calcext:value-type="float">
            <text:p>0.247416326169342</text:p>
          </table:table-cell>
          <table:table-cell table:formula="of:=0.5*[.CM12]*(([.CM5]-[.CL5])/([.CM1]-[.CL1]))^2" office:value-type="float" office:value="0.0095621696245456" calcext:value-type="float">
            <text:p>0.009562169624546</text:p>
          </table:table-cell>
          <table:table-cell table:formula="of:=0.5*[.CN12]*(([.CN5]-[.CM5])/([.CN1]-[.CM1]))^2" office:value-type="float" office:value="0.0136928954221238" calcext:value-type="float">
            <text:p>0.013692895422124</text:p>
          </table:table-cell>
          <table:table-cell table:formula="of:=0.5*[.CO12]*(([.CO5]-[.CN5])/([.CO1]-[.CN1]))^2" office:value-type="float" office:value="0.00137286274336252" calcext:value-type="float">
            <text:p>0.001372862743363</text:p>
          </table:table-cell>
          <table:table-cell table:formula="of:=0.5*[.CP12]*(([.CP5]-[.CO5])/([.CP1]-[.CO1]))^2" office:value-type="float" office:value="0.0111569047270076" calcext:value-type="float">
            <text:p>0.011156904727008</text:p>
          </table:table-cell>
          <table:table-cell table:formula="of:=0.5*[.CQ12]*(([.CQ5]-[.CP5])/([.CQ1]-[.CP1]))^2" office:value-type="float" office:value="0.00434513270485837" calcext:value-type="float">
            <text:p>0.004345132704858</text:p>
          </table:table-cell>
          <table:table-cell table:formula="of:=0.5*[.CR12]*(([.CR5]-[.CQ5])/([.CR1]-[.CQ1]))^2" office:value-type="float" office:value="0.00593113673662225" calcext:value-type="float">
            <text:p>0.005931136736622</text:p>
          </table:table-cell>
          <table:table-cell table:formula="of:=0.5*[.CS12]*(([.CS5]-[.CR5])/([.CS1]-[.CR1]))^2" office:value-type="float" office:value="0.0653498191848864" calcext:value-type="float">
            <text:p>0.065349819184887</text:p>
          </table:table-cell>
          <table:table-cell table:formula="of:=0.5*[.CT12]*(([.CT5]-[.CS5])/([.CT1]-[.CS1]))^2" office:value-type="float" office:value="0.00320887175946288" calcext:value-type="float">
            <text:p>0.003208871759463</text:p>
          </table:table-cell>
          <table:table-cell table:formula="of:=0.5*[.CU12]*(([.CU5]-[.CT5])/([.CU1]-[.CT1]))^2" office:value-type="float" office:value="0.000182348353918506" calcext:value-type="float">
            <text:p>0.000182348353919</text:p>
          </table:table-cell>
          <table:table-cell table:formula="of:=0.5*[.CV12]*(([.CV5]-[.CU5])/([.CV1]-[.CU1]))^2" office:value-type="float" office:value="0.00861974590212515" calcext:value-type="float">
            <text:p>0.008619745902125</text:p>
          </table:table-cell>
          <table:table-cell table:formula="of:=0.5*[.CW12]*(([.CW5]-[.CV5])/([.CW1]-[.CV1]))^2" office:value-type="float" office:value="0.0328131546676563" calcext:value-type="float">
            <text:p>0.032813154667656</text:p>
          </table:table-cell>
          <table:table-cell table:formula="of:=0.5*[.CX12]*(([.CX5]-[.CW5])/([.CX1]-[.CW1]))^2" office:value-type="float" office:value="0.00364766060071762" calcext:value-type="float">
            <text:p>0.003647660600718</text:p>
          </table:table-cell>
          <table:table-cell table:formula="of:=0.5*[.CY12]*(([.CY5]-[.CX5])/([.CY1]-[.CX1]))^2" office:value-type="float" office:value="0.000155784589286291" calcext:value-type="float">
            <text:p>0.000155784589286</text:p>
          </table:table-cell>
          <table:table-cell table:formula="of:=0.5*[.CZ12]*(([.CZ5]-[.CY5])/([.CZ1]-[.CY1]))^2" office:value-type="float" office:value="0.00332837832189926" calcext:value-type="float">
            <text:p>0.003328378321899</text:p>
          </table:table-cell>
          <table:table-cell table:formula="of:=0.5*[.DA12]*(([.DA5]-[.CZ5])/([.DA1]-[.CZ1]))^2" office:value-type="float" office:value="0.0000296589369154177" calcext:value-type="float">
            <text:p>2.96589369154177E-05</text:p>
          </table:table-cell>
          <table:table-cell table:formula="of:=0.5*[.DB12]*(([.DB5]-[.DA5])/([.DB1]-[.DA1]))^2" office:value-type="float" office:value="0.0000280153891780793" calcext:value-type="float">
            <text:p>2.80153891780793E-05</text:p>
          </table:table-cell>
          <table:table-cell table:formula="of:=0.5*[.DC12]*(([.DC5]-[.DB5])/([.DC1]-[.DB1]))^2" office:value-type="float" office:value="0.000424627248388125" calcext:value-type="float">
            <text:p>0.000424627248388</text:p>
          </table:table-cell>
          <table:table-cell table:formula="of:=0.5*[.DD12]*(([.DD5]-[.DC5])/([.DD1]-[.DC1]))^2" office:value-type="float" office:value="0.000308792993423122" calcext:value-type="float">
            <text:p>0.000308792993423</text:p>
          </table:table-cell>
          <table:table-cell table:formula="of:=0.5*[.DE12]*(([.DE5]-[.DD5])/([.DE1]-[.DD1]))^2" office:value-type="float" office:value="0.0446309365153781" calcext:value-type="float">
            <text:p>0.044630936515378</text:p>
          </table:table-cell>
          <table:table-cell table:formula="of:=0.5*[.DF12]*(([.DF5]-[.DE5])/([.DF1]-[.DE1]))^2" office:value-type="float" office:value="0.0210940071919048" calcext:value-type="float">
            <text:p>0.021094007191905</text:p>
          </table:table-cell>
          <table:table-cell table:formula="of:=0.5*[.DG12]*(([.DG5]-[.DF5])/([.DG1]-[.DF1]))^2" office:value-type="float" office:value="0.00168428433920396" calcext:value-type="float">
            <text:p>0.001684284339204</text:p>
          </table:table-cell>
          <table:table-cell table:formula="of:=0.5*[.DH12]*(([.DH5]-[.DG5])/([.DH1]-[.DG1]))^2" office:value-type="float" office:value="0.00446338854751846" calcext:value-type="float">
            <text:p>0.004463388547518</text:p>
          </table:table-cell>
          <table:table-cell table:formula="of:=0.5*[.DI12]*(([.DI5]-[.DH5])/([.DI1]-[.DH1]))^2" office:value-type="float" office:value="0.0018222662917066" calcext:value-type="float">
            <text:p>0.001822266291707</text:p>
          </table:table-cell>
          <table:table-cell table:formula="of:=0.5*[.DJ12]*(([.DJ5]-[.DI5])/([.DJ1]-[.DI1]))^2" office:value-type="float" office:value="0.00643189173472546" calcext:value-type="float">
            <text:p>0.006431891734725</text:p>
          </table:table-cell>
          <table:table-cell table:formula="of:=0.5*[.DK12]*(([.DK5]-[.DJ5])/([.DK1]-[.DJ1]))^2" office:value-type="float" office:value="0.000215372458182361" calcext:value-type="float">
            <text:p>0.000215372458182</text:p>
          </table:table-cell>
          <table:table-cell table:formula="of:=0.5*[.DL12]*(([.DL5]-[.DK5])/([.DL1]-[.DK1]))^2" office:value-type="float" office:value="0.0334080338035434" calcext:value-type="float">
            <text:p>0.033408033803544</text:p>
          </table:table-cell>
          <table:table-cell table:formula="of:=0.5*[.DM12]*(([.DM5]-[.DL5])/([.DM1]-[.DL1]))^2" office:value-type="float" office:value="0.0866610713963616" calcext:value-type="float">
            <text:p>0.086661071396362</text:p>
          </table:table-cell>
          <table:table-cell table:formula="of:=0.5*[.DN12]*(([.DN5]-[.DM5])/([.DN1]-[.DM1]))^2" office:value-type="float" office:value="0.00880730006581501" calcext:value-type="float">
            <text:p>0.008807300065815</text:p>
          </table:table-cell>
          <table:table-cell table:formula="of:=0.5*[.DO12]*(([.DO5]-[.DN5])/([.DO1]-[.DN1]))^2" office:value-type="float" office:value="0.00840666800567886" calcext:value-type="float">
            <text:p>0.008406668005679</text:p>
          </table:table-cell>
          <table:table-cell table:formula="of:=0.5*[.DP12]*(([.DP5]-[.DO5])/([.DP1]-[.DO1]))^2" office:value-type="float" office:value="0.00151553385160468" calcext:value-type="float">
            <text:p>0.001515533851605</text:p>
          </table:table-cell>
          <table:table-cell table:formula="of:=0.5*[.DQ12]*(([.DQ5]-[.DP5])/([.DQ1]-[.DP1]))^2" office:value-type="float" office:value="0.00075918193063332" calcext:value-type="float">
            <text:p>0.000759181930633</text:p>
          </table:table-cell>
          <table:table-cell table:formula="of:=0.5*[.DR12]*(([.DR5]-[.DQ5])/([.DR1]-[.DQ1]))^2" office:value-type="float" office:value="0.0000943783524901843" calcext:value-type="float">
            <text:p>9.43783524901843E-05</text:p>
          </table:table-cell>
          <table:table-cell table:formula="of:=0.5*[.DS12]*(([.DS5]-[.DR5])/([.DS1]-[.DR1]))^2" office:value-type="float" office:value="0.000206555833945074" calcext:value-type="float">
            <text:p>0.000206555833945</text:p>
          </table:table-cell>
          <table:table-cell table:formula="of:=0.5*[.DT12]*(([.DT5]-[.DS5])/([.DT1]-[.DS1]))^2" office:value-type="float" office:value="0.00015002255605955" calcext:value-type="float">
            <text:p>0.00015002255606</text:p>
          </table:table-cell>
          <table:table-cell table:formula="of:=0.5*[.DU12]*(([.DU5]-[.DT5])/([.DU1]-[.DT1]))^2" office:value-type="float" office:value="0.00310637422571502" calcext:value-type="float">
            <text:p>0.003106374225715</text:p>
          </table:table-cell>
          <table:table-cell table:formula="of:=0.5*[.DV12]*(([.DV5]-[.DU5])/([.DV1]-[.DU1]))^2" office:value-type="float" office:value="0.0105441392597079" calcext:value-type="float">
            <text:p>0.010544139259708</text:p>
          </table:table-cell>
          <table:table-cell table:formula="of:=0.5*[.DW12]*(([.DW5]-[.DV5])/([.DW1]-[.DV1]))^2" office:value-type="float" office:value="0.0123579650430372" calcext:value-type="float">
            <text:p>0.012357965043037</text:p>
          </table:table-cell>
          <table:table-cell table:formula="of:=0.5*[.DX12]*(([.DX5]-[.DW5])/([.DX1]-[.DW1]))^2" office:value-type="float" office:value="0.0655340163992519" calcext:value-type="float">
            <text:p>0.065534016399252</text:p>
          </table:table-cell>
          <table:table-cell table:formula="of:=0.5*[.DY12]*(([.DY5]-[.DX5])/([.DY1]-[.DX1]))^2" office:value-type="float" office:value="0.00763227315210976" calcext:value-type="float">
            <text:p>0.00763227315211</text:p>
          </table:table-cell>
          <table:table-cell table:formula="of:=0.5*[.DZ12]*(([.DZ5]-[.DY5])/([.DZ1]-[.DY1]))^2" office:value-type="float" office:value="0.0448153712540007" calcext:value-type="float">
            <text:p>0.044815371254001</text:p>
          </table:table-cell>
          <table:table-cell table:formula="of:=0.5*[.EA12]*(([.EA5]-[.DZ5])/([.EA1]-[.DZ1]))^2" office:value-type="float" office:value="0.0812939062556228" calcext:value-type="float">
            <text:p>0.081293906255623</text:p>
          </table:table-cell>
          <table:table-cell table:formula="of:=0.5*[.EB12]*(([.EB5]-[.EA5])/([.EB1]-[.EA1]))^2" office:value-type="float" office:value="0.0479488895277744" calcext:value-type="float">
            <text:p>0.047948889527774</text:p>
          </table:table-cell>
          <table:table-cell table:formula="of:=0.5*[.EC12]*(([.EC5]-[.EB5])/([.EC1]-[.EB1]))^2" office:value-type="float" office:value="0.0893751863533645" calcext:value-type="float">
            <text:p>0.089375186353365</text:p>
          </table:table-cell>
          <table:table-cell table:formula="of:=0.5*[.ED12]*(([.ED5]-[.EC5])/([.ED1]-[.EC1]))^2" office:value-type="float" office:value="0.0548269528337595" calcext:value-type="float">
            <text:p>0.05482695283376</text:p>
          </table:table-cell>
          <table:table-cell table:formula="of:=0.5*[.EE12]*(([.EE5]-[.ED5])/([.EE1]-[.ED1]))^2" office:value-type="float" office:value="0.0190368978709543" calcext:value-type="float">
            <text:p>0.019036897870954</text:p>
          </table:table-cell>
          <table:table-cell table:formula="of:=0.5*[.EF12]*(([.EF5]-[.EE5])/([.EF1]-[.EE1]))^2" office:value-type="float" office:value="0.00191107089322079" calcext:value-type="float">
            <text:p>0.001911070893221</text:p>
          </table:table-cell>
          <table:table-cell table:formula="of:=0.5*[.EG12]*(([.EG5]-[.EF5])/([.EG1]-[.EF1]))^2" office:value-type="float" office:value="0.00229949654331311" calcext:value-type="float">
            <text:p>0.002299496543313</text:p>
          </table:table-cell>
          <table:table-cell table:formula="of:=0.5*[.EH12]*(([.EH5]-[.EG5])/([.EH1]-[.EG1]))^2" office:value-type="float" office:value="0.000525916379686574" calcext:value-type="float">
            <text:p>0.000525916379687</text:p>
          </table:table-cell>
          <table:table-cell table:formula="of:=0.5*[.EI12]*(([.EI5]-[.EH5])/([.EI1]-[.EH1]))^2" office:value-type="float" office:value="0.00340481901326894" calcext:value-type="float">
            <text:p>0.003404819013269</text:p>
          </table:table-cell>
          <table:table-cell table:formula="of:=0.5*[.EJ12]*(([.EJ5]-[.EI5])/([.EJ1]-[.EI1]))^2" office:value-type="float" office:value="0.0234028420322884" calcext:value-type="float">
            <text:p>0.023402842032288</text:p>
          </table:table-cell>
          <table:table-cell table:formula="of:=0.5*[.EK12]*(([.EK5]-[.EJ5])/([.EK1]-[.EJ1]))^2" office:value-type="float" office:value="0.0133168400705127" calcext:value-type="float">
            <text:p>0.013316840070513</text:p>
          </table:table-cell>
          <table:table-cell table:formula="of:=0.5*[.EL12]*(([.EL5]-[.EK5])/([.EL1]-[.EK1]))^2" office:value-type="float" office:value="0.0153623778250941" calcext:value-type="float">
            <text:p>0.015362377825094</text:p>
          </table:table-cell>
          <table:table-cell table:formula="of:=0.5*[.EM12]*(([.EM5]-[.EL5])/([.EM1]-[.EL1]))^2" office:value-type="float" office:value="0.00258899916752552" calcext:value-type="float">
            <text:p>0.002588999167526</text:p>
          </table:table-cell>
          <table:table-cell table:formula="of:=0.5*[.EN12]*(([.EN5]-[.EM5])/([.EN1]-[.EM1]))^2" office:value-type="float" office:value="0.0103288579414323" calcext:value-type="float">
            <text:p>0.010328857941432</text:p>
          </table:table-cell>
          <table:table-cell table:formula="of:=0.5*[.EO12]*(([.EO5]-[.EN5])/([.EO1]-[.EN1]))^2" office:value-type="float" office:value="0.0950819781747708" calcext:value-type="float">
            <text:p>0.095081978174771</text:p>
          </table:table-cell>
          <table:table-cell table:formula="of:=0.5*[.EP12]*(([.EP5]-[.EO5])/([.EP1]-[.EO1]))^2" office:value-type="float" office:value="0.00623598840868637" calcext:value-type="float">
            <text:p>0.006235988408686</text:p>
          </table:table-cell>
          <table:table-cell table:formula="of:=0.5*[.EQ12]*(([.EQ5]-[.EP5])/([.EQ1]-[.EP1]))^2" office:value-type="float" office:value="0.00253627057932381" calcext:value-type="float">
            <text:p>0.002536270579324</text:p>
          </table:table-cell>
          <table:table-cell table:formula="of:=0.5*[.ER12]*(([.ER5]-[.EQ5])/([.ER1]-[.EQ1]))^2" office:value-type="float" office:value="0.00846883726675222" calcext:value-type="float">
            <text:p>0.008468837266752</text:p>
          </table:table-cell>
          <table:table-cell table:formula="of:=0.5*[.ES12]*(([.ES5]-[.ER5])/([.ES1]-[.ER1]))^2" office:value-type="float" office:value="0.00000621547254678603" calcext:value-type="float">
            <text:p>6.21547254678603E-06</text:p>
          </table:table-cell>
          <table:table-cell table:formula="of:=0.5*[.ET12]*(([.ET5]-[.ES5])/([.ET1]-[.ES1]))^2" office:value-type="float" office:value="0.00271319317929763" calcext:value-type="float">
            <text:p>0.002713193179298</text:p>
          </table:table-cell>
          <table:table-cell table:formula="of:=0.5*[.EU12]*(([.EU5]-[.ET5])/([.EU1]-[.ET1]))^2" office:value-type="float" office:value="0.000155053836915404" calcext:value-type="float">
            <text:p>0.000155053836915</text:p>
          </table:table-cell>
          <table:table-cell table:formula="of:=0.5*[.EV12]*(([.EV5]-[.EU5])/([.EV1]-[.EU1]))^2" office:value-type="float" office:value="0.00132425316025016" calcext:value-type="float">
            <text:p>0.00132425316025</text:p>
          </table:table-cell>
          <table:table-cell table:formula="of:=0.5*[.EW12]*(([.EW5]-[.EV5])/([.EW1]-[.EV1]))^2" office:value-type="float" office:value="0.00289335274134384" calcext:value-type="float">
            <text:p>0.002893352741344</text:p>
          </table:table-cell>
          <table:table-cell table:formula="of:=0.5*[.EX12]*(([.EX5]-[.EW5])/([.EX1]-[.EW1]))^2" office:value-type="float" office:value="0.00269645397638121" calcext:value-type="float">
            <text:p>0.002696453976381</text:p>
          </table:table-cell>
          <table:table-cell table:formula="of:=0.5*[.EY12]*(([.EY5]-[.EX5])/([.EY1]-[.EX1]))^2" office:value-type="float" office:value="0.00851208730665902" calcext:value-type="float">
            <text:p>0.008512087306659</text:p>
          </table:table-cell>
          <table:table-cell table:formula="of:=0.5*[.EZ12]*(([.EZ5]-[.EY5])/([.EZ1]-[.EY1]))^2" office:value-type="float" office:value="0.000382777242330026" calcext:value-type="float">
            <text:p>0.00038277724233</text:p>
          </table:table-cell>
          <table:table-cell table:formula="of:=0.5*[.FA12]*(([.FA5]-[.EZ5])/([.FA1]-[.EZ1]))^2" office:value-type="float" office:value="0.00668484182753187" calcext:value-type="float">
            <text:p>0.006684841827532</text:p>
          </table:table-cell>
          <table:table-cell table:formula="of:=0.5*[.FB12]*(([.FB5]-[.FA5])/([.FB1]-[.FA1]))^2" office:value-type="float" office:value="0.00823136018804478" calcext:value-type="float">
            <text:p>0.008231360188045</text:p>
          </table:table-cell>
          <table:table-cell table:formula="of:=0.5*[.FC12]*(([.FC5]-[.FB5])/([.FC1]-[.FB1]))^2" office:value-type="float" office:value="0.0000644665896302463" calcext:value-type="float">
            <text:p>6.44665896302463E-05</text:p>
          </table:table-cell>
          <table:table-cell table:formula="of:=0.5*[.FD12]*(([.FD5]-[.FC5])/([.FD1]-[.FC1]))^2" office:value-type="float" office:value="0.000256541141818687" calcext:value-type="float">
            <text:p>0.000256541141819</text:p>
          </table:table-cell>
          <table:table-cell table:formula="of:=0.5*[.FE12]*(([.FE5]-[.FD5])/([.FE1]-[.FD1]))^2" office:value-type="float" office:value="0.000792690314622942" calcext:value-type="float">
            <text:p>0.000792690314623</text:p>
          </table:table-cell>
          <table:table-cell table:formula="of:=0.5*[.FF12]*(([.FF5]-[.FE5])/([.FF1]-[.FE1]))^2" office:value-type="float" office:value="0.00767794802105582" calcext:value-type="float">
            <text:p>0.007677948021056</text:p>
          </table:table-cell>
          <table:table-cell table:formula="of:=0.5*[.FG12]*(([.FG5]-[.FF5])/([.FG1]-[.FF1]))^2" office:value-type="float" office:value="0.0261266814839679" calcext:value-type="float">
            <text:p>0.026126681483968</text:p>
          </table:table-cell>
          <table:table-cell table:formula="of:=0.5*[.FH12]*(([.FH5]-[.FG5])/([.FH1]-[.FG1]))^2" office:value-type="float" office:value="0.0000416366152225029" calcext:value-type="float">
            <text:p>4.16366152225029E-05</text:p>
          </table:table-cell>
          <table:table-cell table:formula="of:=0.5*[.FI12]*(([.FI5]-[.FH5])/([.FI1]-[.FH1]))^2" office:value-type="float" office:value="0.000498222254978878" calcext:value-type="float">
            <text:p>0.000498222254979</text:p>
          </table:table-cell>
          <table:table-cell table:formula="of:=0.5*[.FJ12]*(([.FJ5]-[.FI5])/([.FJ1]-[.FI1]))^2" office:value-type="float" office:value="0.00370999301526046" calcext:value-type="float">
            <text:p>0.00370999301526</text:p>
          </table:table-cell>
          <table:table-cell table:formula="of:=0.5*[.FK12]*(([.FK5]-[.FJ5])/([.FK1]-[.FJ1]))^2" office:value-type="float" office:value="0.00129783258509342" calcext:value-type="float">
            <text:p>0.001297832585093</text:p>
          </table:table-cell>
          <table:table-cell table:formula="of:=0.5*[.FL12]*(([.FL5]-[.FK5])/([.FL1]-[.FK1]))^2" office:value-type="float" office:value="0.00140536673834132" calcext:value-type="float">
            <text:p>0.001405366738341</text:p>
          </table:table-cell>
          <table:table-cell table:formula="of:=0.5*[.FM12]*(([.FM5]-[.FL5])/([.FM1]-[.FL1]))^2" office:value-type="float" office:value="0.00098555943684216" calcext:value-type="float">
            <text:p>0.000985559436842</text:p>
          </table:table-cell>
          <table:table-cell table:formula="of:=0.5*[.FN12]*(([.FN5]-[.FM5])/([.FN1]-[.FM1]))^2" office:value-type="float" office:value="0.00640988412780562" calcext:value-type="float">
            <text:p>0.006409884127806</text:p>
          </table:table-cell>
          <table:table-cell table:formula="of:=0.5*[.FO12]*(([.FO5]-[.FN5])/([.FO1]-[.FN1]))^2" office:value-type="float" office:value="0.0160428445358435" calcext:value-type="float">
            <text:p>0.016042844535844</text:p>
          </table:table-cell>
          <table:table-cell table:formula="of:=0.5*[.FP12]*(([.FP5]-[.FO5])/([.FP1]-[.FO1]))^2" office:value-type="float" office:value="0.0265624734899583" calcext:value-type="float">
            <text:p>0.026562473489958</text:p>
          </table:table-cell>
          <table:table-cell table:formula="of:=0.5*[.FQ12]*(([.FQ5]-[.FP5])/([.FQ1]-[.FP1]))^2" office:value-type="float" office:value="0.0644907084030402" calcext:value-type="float">
            <text:p>0.06449070840304</text:p>
          </table:table-cell>
          <table:table-cell table:formula="of:=0.5*[.FR12]*(([.FR5]-[.FQ5])/([.FR1]-[.FQ1]))^2" office:value-type="float" office:value="0.0429577245167689" calcext:value-type="float">
            <text:p>0.042957724516769</text:p>
          </table:table-cell>
          <table:table-cell table:formula="of:=0.5*[.FS12]*(([.FS5]-[.FR5])/([.FS1]-[.FR1]))^2" office:value-type="float" office:value="0.0441189745978316" calcext:value-type="float">
            <text:p>0.044118974597832</text:p>
          </table:table-cell>
          <table:table-cell table:formula="of:=0.5*[.FT12]*(([.FT5]-[.FS5])/([.FT1]-[.FS1]))^2" office:value-type="float" office:value="0.000818551772560057" calcext:value-type="float">
            <text:p>0.00081855177256</text:p>
          </table:table-cell>
          <table:table-cell table:formula="of:=0.5*[.FU12]*(([.FU5]-[.FT5])/([.FU1]-[.FT1]))^2" office:value-type="float" office:value="0.0000693939820072238" calcext:value-type="float">
            <text:p>6.93939820072238E-05</text:p>
          </table:table-cell>
          <table:table-cell table:formula="of:=0.5*[.FV12]*(([.FV5]-[.FU5])/([.FV1]-[.FU1]))^2" office:value-type="float" office:value="0.000196921706028309" calcext:value-type="float">
            <text:p>0.000196921706028</text:p>
          </table:table-cell>
          <table:table-cell table:formula="of:=0.5*[.FW12]*(([.FW5]-[.FV5])/([.FW1]-[.FV1]))^2" office:value-type="float" office:value="0.0132218242795693" calcext:value-type="float">
            <text:p>0.013221824279569</text:p>
          </table:table-cell>
          <table:table-cell table:formula="of:=0.5*[.FX12]*(([.FX5]-[.FW5])/([.FX1]-[.FW1]))^2" office:value-type="float" office:value="0.000711795765244751" calcext:value-type="float">
            <text:p>0.000711795765245</text:p>
          </table:table-cell>
          <table:table-cell table:formula="of:=0.5*[.FY12]*(([.FY5]-[.FX5])/([.FY1]-[.FX1]))^2" office:value-type="float" office:value="0.0001079702370883" calcext:value-type="float">
            <text:p>0.000107970237088</text:p>
          </table:table-cell>
          <table:table-cell table:formula="of:=0.5*[.FZ12]*(([.FZ5]-[.FY5])/([.FZ1]-[.FY1]))^2" office:value-type="float" office:value="0.00957209309655864" calcext:value-type="float">
            <text:p>0.009572093096559</text:p>
          </table:table-cell>
          <table:table-cell table:formula="of:=0.5*[.GA12]*(([.GA5]-[.FZ5])/([.GA1]-[.FZ1]))^2" office:value-type="float" office:value="0.00066130244079645" calcext:value-type="float">
            <text:p>0.000661302440796</text:p>
          </table:table-cell>
          <table:table-cell table:formula="of:=0.5*[.GB12]*(([.GB5]-[.GA5])/([.GB1]-[.GA1]))^2" office:value-type="float" office:value="0.000020371813739975" calcext:value-type="float">
            <text:p>2.0371813739975E-05</text:p>
          </table:table-cell>
          <table:table-cell table:formula="of:=0.5*[.GC12]*(([.GC5]-[.GB5])/([.GC1]-[.GB1]))^2" office:value-type="float" office:value="0.00000355458706908797" calcext:value-type="float">
            <text:p>3.55458706908797E-06</text:p>
          </table:table-cell>
          <table:table-cell table:formula="of:=0.5*[.GD12]*(([.GD5]-[.GC5])/([.GD1]-[.GC1]))^2" office:value-type="float" office:value="0.0093076950720236" calcext:value-type="float">
            <text:p>0.009307695072024</text:p>
          </table:table-cell>
          <table:table-cell table:formula="of:=0.5*[.GE12]*(([.GE5]-[.GD5])/([.GE1]-[.GD1]))^2" office:value-type="float" office:value="0.0102592493487234" calcext:value-type="float">
            <text:p>0.010259249348723</text:p>
          </table:table-cell>
          <table:table-cell table:formula="of:=0.5*[.GF12]*(([.GF5]-[.GE5])/([.GF1]-[.GE1]))^2" office:value-type="float" office:value="0.0143497224640208" calcext:value-type="float">
            <text:p>0.014349722464021</text:p>
          </table:table-cell>
          <table:table-cell table:formula="of:=0.5*[.GG12]*(([.GG5]-[.GF5])/([.GG1]-[.GF1]))^2" office:value-type="float" office:value="0.000494458686312672" calcext:value-type="float">
            <text:p>0.000494458686313</text:p>
          </table:table-cell>
          <table:table-cell table:formula="of:=0.5*[.GH12]*(([.GH5]-[.GG5])/([.GH1]-[.GG1]))^2" office:value-type="float" office:value="0.00168242575421788" calcext:value-type="float">
            <text:p>0.001682425754218</text:p>
          </table:table-cell>
          <table:table-cell table:formula="of:=0.5*[.GI12]*(([.GI5]-[.GH5])/([.GI1]-[.GH1]))^2" office:value-type="float" office:value="0.0417811769722925" calcext:value-type="float">
            <text:p>0.041781176972293</text:p>
          </table:table-cell>
          <table:table-cell table:formula="of:=0.5*[.GJ12]*(([.GJ5]-[.GI5])/([.GJ1]-[.GI1]))^2" office:value-type="float" office:value="0.0261686726074408" calcext:value-type="float">
            <text:p>0.026168672607441</text:p>
          </table:table-cell>
          <table:table-cell table:formula="of:=0.5*[.GK12]*(([.GK5]-[.GJ5])/([.GK1]-[.GJ1]))^2" office:value-type="float" office:value="0.00537842056812216" calcext:value-type="float">
            <text:p>0.005378420568122</text:p>
          </table:table-cell>
          <table:table-cell table:formula="of:=0.5*[.GL12]*(([.GL5]-[.GK5])/([.GL1]-[.GK1]))^2" office:value-type="float" office:value="0.0303127906200634" calcext:value-type="float">
            <text:p>0.030312790620063</text:p>
          </table:table-cell>
          <table:table-cell table:formula="of:=0.5*[.GM12]*(([.GM5]-[.GL5])/([.GM1]-[.GL1]))^2" office:value-type="float" office:value="0.00231472551915956" calcext:value-type="float">
            <text:p>0.00231472551916</text:p>
          </table:table-cell>
          <table:table-cell table:formula="of:=0.5*[.GN12]*(([.GN5]-[.GM5])/([.GN1]-[.GM1]))^2" office:value-type="float" office:value="0.000000369689337633022" calcext:value-type="float">
            <text:p>3.69689337633022E-07</text:p>
          </table:table-cell>
          <table:table-cell table:formula="of:=0.5*[.GO12]*(([.GO5]-[.GN5])/([.GO1]-[.GN1]))^2" office:value-type="float" office:value="0.00152758969084443" calcext:value-type="float">
            <text:p>0.001527589690844</text:p>
          </table:table-cell>
          <table:table-cell table:formula="of:=0.5*[.GP12]*(([.GP5]-[.GO5])/([.GP1]-[.GO1]))^2" office:value-type="float" office:value="0.0018700283093603" calcext:value-type="float">
            <text:p>0.00187002830936</text:p>
          </table:table-cell>
          <table:table-cell table:formula="of:=0.5*[.GQ12]*(([.GQ5]-[.GP5])/([.GQ1]-[.GP1]))^2" office:value-type="float" office:value="0.0112048722856102" calcext:value-type="float">
            <text:p>0.01120487228561</text:p>
          </table:table-cell>
          <table:table-cell table:formula="of:=0.5*[.GR12]*(([.GR5]-[.GQ5])/([.GR1]-[.GQ1]))^2" office:value-type="float" office:value="0.0267524943859499" calcext:value-type="float">
            <text:p>0.02675249438595</text:p>
          </table:table-cell>
          <table:table-cell table:formula="of:=0.5*[.GS12]*(([.GS5]-[.GR5])/([.GS1]-[.GR1]))^2" office:value-type="float" office:value="0.0197223597780249" calcext:value-type="float">
            <text:p>0.019722359778025</text:p>
          </table:table-cell>
          <table:table-cell table:formula="of:=0.5*[.GT12]*(([.GT5]-[.GS5])/([.GT1]-[.GS1]))^2" office:value-type="float" office:value="0.0170458820919539" calcext:value-type="float">
            <text:p>0.017045882091954</text:p>
          </table:table-cell>
          <table:table-cell table:formula="of:=0.5*[.GU12]*(([.GU5]-[.GT5])/([.GU1]-[.GT1]))^2" office:value-type="float" office:value="0.0497581928345098" calcext:value-type="float">
            <text:p>0.04975819283451</text:p>
          </table:table-cell>
          <table:table-cell table:formula="of:=0.5*[.GV12]*(([.GV5]-[.GU5])/([.GV1]-[.GU1]))^2" office:value-type="float" office:value="0.082325998782677" calcext:value-type="float">
            <text:p>0.082325998782677</text:p>
          </table:table-cell>
          <table:table-cell table:formula="of:=0.5*[.GW12]*(([.GW5]-[.GV5])/([.GW1]-[.GV1]))^2" office:value-type="float" office:value="0.123301687293985" calcext:value-type="float">
            <text:p>0.123301687293985</text:p>
          </table:table-cell>
          <table:table-cell table:formula="of:=0.5*[.GX12]*(([.GX5]-[.GW5])/([.GX1]-[.GW1]))^2" office:value-type="float" office:value="0.11631376974722" calcext:value-type="float">
            <text:p>0.11631376974722</text:p>
          </table:table-cell>
          <table:table-cell table:formula="of:=0.5*[.GY12]*(([.GY5]-[.GX5])/([.GY1]-[.GX1]))^2" office:value-type="float" office:value="0.054884690494395" calcext:value-type="float">
            <text:p>0.054884690494395</text:p>
          </table:table-cell>
          <table:table-cell table:formula="of:=0.5*[.GZ12]*(([.GZ5]-[.GY5])/([.GZ1]-[.GY1]))^2" office:value-type="float" office:value="0.00577285657801549" calcext:value-type="float">
            <text:p>0.005772856578016</text:p>
          </table:table-cell>
          <table:table-cell table:formula="of:=0.5*[.HA12]*(([.HA5]-[.GZ5])/([.HA1]-[.GZ1]))^2" office:value-type="float" office:value="0.00253454050551603" calcext:value-type="float">
            <text:p>0.002534540505516</text:p>
          </table:table-cell>
          <table:table-cell table:formula="of:=0.5*[.HB12]*(([.HB5]-[.HA5])/([.HB1]-[.HA1]))^2" office:value-type="float" office:value="0.00319155315755411" calcext:value-type="float">
            <text:p>0.003191553157554</text:p>
          </table:table-cell>
          <table:table-cell table:formula="of:=0.5*[.HC12]*(([.HC5]-[.HB5])/([.HC1]-[.HB1]))^2" office:value-type="float" office:value="0.00606090314359191" calcext:value-type="float">
            <text:p>0.006060903143592</text:p>
          </table:table-cell>
          <table:table-cell table:formula="of:=0.5*[.HD12]*(([.HD5]-[.HC5])/([.HD1]-[.HC1]))^2" office:value-type="float" office:value="0.0032117486101708" calcext:value-type="float">
            <text:p>0.003211748610171</text:p>
          </table:table-cell>
          <table:table-cell table:formula="of:=0.5*[.HE12]*(([.HE5]-[.HD5])/([.HE1]-[.HD1]))^2" office:value-type="float" office:value="0.0640700462568537" calcext:value-type="float">
            <text:p>0.064070046256854</text:p>
          </table:table-cell>
          <table:table-cell table:formula="of:=0.5*[.HF12]*(([.HF5]-[.HE5])/([.HF1]-[.HE1]))^2" office:value-type="float" office:value="0.0159699657732837" calcext:value-type="float">
            <text:p>0.015969965773284</text:p>
          </table:table-cell>
          <table:table-cell table:formula="of:=0.5*[.HG12]*(([.HG5]-[.HF5])/([.HG1]-[.HF1]))^2" office:value-type="float" office:value="0.015442408007479" calcext:value-type="float">
            <text:p>0.015442408007479</text:p>
          </table:table-cell>
          <table:table-cell table:formula="of:=0.5*[.HH12]*(([.HH5]-[.HG5])/([.HH1]-[.HG1]))^2" office:value-type="float" office:value="0.000574511112770021" calcext:value-type="float">
            <text:p>0.00057451111277</text:p>
          </table:table-cell>
          <table:table-cell table:formula="of:=0.5*[.HI12]*(([.HI5]-[.HH5])/([.HI1]-[.HH1]))^2" office:value-type="float" office:value="0.0000220481601771769" calcext:value-type="float">
            <text:p>2.20481601771769E-05</text:p>
          </table:table-cell>
          <table:table-cell table:formula="of:=0.5*[.HJ12]*(([.HJ5]-[.HI5])/([.HJ1]-[.HI1]))^2" office:value-type="float" office:value="0.00183920096744589" calcext:value-type="float">
            <text:p>0.001839200967446</text:p>
          </table:table-cell>
          <table:table-cell table:formula="of:=0.5*[.HK12]*(([.HK5]-[.HJ5])/([.HK1]-[.HJ1]))^2" office:value-type="float" office:value="0.00011100789852315" calcext:value-type="float">
            <text:p>0.000111007898523</text:p>
          </table:table-cell>
          <table:table-cell table:formula="of:=0.5*[.HL12]*(([.HL5]-[.HK5])/([.HL1]-[.HK1]))^2" office:value-type="float" office:value="0.000777054040805723" calcext:value-type="float">
            <text:p>0.000777054040806</text:p>
          </table:table-cell>
          <table:table-cell table:formula="of:=0.5*[.HM12]*(([.HM5]-[.HL5])/([.HM1]-[.HL1]))^2" office:value-type="float" office:value="0.000110168298376856" calcext:value-type="float">
            <text:p>0.000110168298377</text:p>
          </table:table-cell>
          <table:table-cell table:formula="of:=0.5*[.HN12]*(([.HN5]-[.HM5])/([.HN1]-[.HM1]))^2" office:value-type="float" office:value="0.00100409830236643" calcext:value-type="float">
            <text:p>0.001004098302366</text:p>
          </table:table-cell>
          <table:table-cell table:formula="of:=0.5*[.HO12]*(([.HO5]-[.HN5])/([.HO1]-[.HN1]))^2" office:value-type="float" office:value="0.00572895481127772" calcext:value-type="float">
            <text:p>0.005728954811278</text:p>
          </table:table-cell>
          <table:table-cell table:formula="of:=0.5*[.HP12]*(([.HP5]-[.HO5])/([.HP1]-[.HO1]))^2" office:value-type="float" office:value="0.00369553328198461" calcext:value-type="float">
            <text:p>0.003695533281985</text:p>
          </table:table-cell>
          <table:table-cell table:formula="of:=0.5*[.HQ12]*(([.HQ5]-[.HP5])/([.HQ1]-[.HP1]))^2" office:value-type="float" office:value="0.0194403441539483" calcext:value-type="float">
            <text:p>0.019440344153948</text:p>
          </table:table-cell>
          <table:table-cell table:formula="of:=0.5*[.HR12]*(([.HR5]-[.HQ5])/([.HR1]-[.HQ1]))^2" office:value-type="float" office:value="0.00670615174019295" calcext:value-type="float">
            <text:p>0.006706151740193</text:p>
          </table:table-cell>
          <table:table-cell table:formula="of:=0.5*[.HS12]*(([.HS5]-[.HR5])/([.HS1]-[.HR1]))^2" office:value-type="float" office:value="0.00564268211757879" calcext:value-type="float">
            <text:p>0.005642682117579</text:p>
          </table:table-cell>
          <table:table-cell table:formula="of:=0.5*[.HT12]*(([.HT5]-[.HS5])/([.HT1]-[.HS1]))^2" office:value-type="float" office:value="0.000216291120603928" calcext:value-type="float">
            <text:p>0.000216291120604</text:p>
          </table:table-cell>
          <table:table-cell table:formula="of:=0.5*[.HU12]*(([.HU5]-[.HT5])/([.HU1]-[.HT1]))^2" office:value-type="float" office:value="0.0115624366955205" calcext:value-type="float">
            <text:p>0.011562436695521</text:p>
          </table:table-cell>
          <table:table-cell table:formula="of:=0.5*[.HV12]*(([.HV5]-[.HU5])/([.HV1]-[.HU1]))^2" office:value-type="float" office:value="0.00174733655374674" calcext:value-type="float">
            <text:p>0.001747336553747</text:p>
          </table:table-cell>
          <table:table-cell table:formula="of:=0.5*[.HW12]*(([.HW5]-[.HV5])/([.HW1]-[.HV1]))^2" office:value-type="float" office:value="0.00746153339066159" calcext:value-type="float">
            <text:p>0.007461533390662</text:p>
          </table:table-cell>
          <table:table-cell table:formula="of:=0.5*[.HX12]*(([.HX5]-[.HW5])/([.HX1]-[.HW1]))^2" office:value-type="float" office:value="0.00704341245411048" calcext:value-type="float">
            <text:p>0.00704341245411</text:p>
          </table:table-cell>
          <table:table-cell table:formula="of:=0.5*[.HY12]*(([.HY5]-[.HX5])/([.HY1]-[.HX1]))^2" office:value-type="float" office:value="0.0318552093698155" calcext:value-type="float">
            <text:p>0.031855209369816</text:p>
          </table:table-cell>
          <table:table-cell table:formula="of:=0.5*[.HZ12]*(([.HZ5]-[.HY5])/([.HZ1]-[.HY1]))^2" office:value-type="float" office:value="0.0195302181885983" calcext:value-type="float">
            <text:p>0.019530218188598</text:p>
          </table:table-cell>
          <table:table-cell table:formula="of:=0.5*[.IA12]*(([.IA5]-[.HZ5])/([.IA1]-[.HZ1]))^2" office:value-type="float" office:value="0.0111432997012945" calcext:value-type="float">
            <text:p>0.011143299701295</text:p>
          </table:table-cell>
          <table:table-cell table:formula="of:=0.5*[.IB12]*(([.IB5]-[.IA5])/([.IB1]-[.IA1]))^2" office:value-type="float" office:value="0.0365628089683933" calcext:value-type="float">
            <text:p>0.036562808968393</text:p>
          </table:table-cell>
          <table:table-cell table:formula="of:=0.5*[.IC12]*(([.IC5]-[.IB5])/([.IC1]-[.IB1]))^2" office:value-type="float" office:value="0.00634506252068182" calcext:value-type="float">
            <text:p>0.006345062520682</text:p>
          </table:table-cell>
          <table:table-cell table:formula="of:=0.5*[.ID12]*(([.ID5]-[.IC5])/([.ID1]-[.IC1]))^2" office:value-type="float" office:value="0.000000689471477885509" calcext:value-type="float">
            <text:p>6.89471477885509E-07</text:p>
          </table:table-cell>
          <table:table-cell table:formula="of:=0.5*[.IE12]*(([.IE5]-[.ID5])/([.IE1]-[.ID1]))^2" office:value-type="float" office:value="0.00143313516881943" calcext:value-type="float">
            <text:p>0.001433135168819</text:p>
          </table:table-cell>
          <table:table-cell table:formula="of:=0.5*[.IF12]*(([.IF5]-[.IE5])/([.IF1]-[.IE1]))^2" office:value-type="float" office:value="0.00460130710368173" calcext:value-type="float">
            <text:p>0.004601307103682</text:p>
          </table:table-cell>
          <table:table-cell table:formula="of:=0.5*[.IG12]*(([.IG5]-[.IF5])/([.IG1]-[.IF1]))^2" office:value-type="float" office:value="0.0103903676189766" calcext:value-type="float">
            <text:p>0.010390367618977</text:p>
          </table:table-cell>
          <table:table-cell table:formula="of:=0.5*[.IH12]*(([.IH5]-[.IG5])/([.IH1]-[.IG1]))^2" office:value-type="float" office:value="0.0143382807285222" calcext:value-type="float">
            <text:p>0.014338280728522</text:p>
          </table:table-cell>
          <table:table-cell table:formula="of:=0.5*[.II12]*(([.II5]-[.IH5])/([.II1]-[.IH1]))^2" office:value-type="float" office:value="0.00624245000492097" calcext:value-type="float">
            <text:p>0.006242450004921</text:p>
          </table:table-cell>
          <table:table-cell table:formula="of:=0.5*[.IJ12]*(([.IJ5]-[.II5])/([.IJ1]-[.II1]))^2" office:value-type="float" office:value="0.107993697294759" calcext:value-type="float">
            <text:p>0.107993697294759</text:p>
          </table:table-cell>
          <table:table-cell table:formula="of:=0.5*[.IK12]*(([.IK5]-[.IJ5])/([.IK1]-[.IJ1]))^2" office:value-type="float" office:value="0.13037180919602" calcext:value-type="float">
            <text:p>0.13037180919602</text:p>
          </table:table-cell>
          <table:table-cell table:formula="of:=0.5*[.IL12]*(([.IL5]-[.IK5])/([.IL1]-[.IK1]))^2" office:value-type="float" office:value="0.00200643853774926" calcext:value-type="float">
            <text:p>0.002006438537749</text:p>
          </table:table-cell>
          <table:table-cell table:formula="of:=0.5*[.IM12]*(([.IM5]-[.IL5])/([.IM1]-[.IL1]))^2" office:value-type="float" office:value="0.00457202331479219" calcext:value-type="float">
            <text:p>0.004572023314792</text:p>
          </table:table-cell>
          <table:table-cell table:formula="of:=0.5*[.IN12]*(([.IN5]-[.IM5])/([.IN1]-[.IM1]))^2" office:value-type="float" office:value="0.00185116759143493" calcext:value-type="float">
            <text:p>0.001851167591435</text:p>
          </table:table-cell>
          <table:table-cell table:formula="of:=0.5*[.IO12]*(([.IO5]-[.IN5])/([.IO1]-[.IN1]))^2" office:value-type="float" office:value="0.00278651303241164" calcext:value-type="float">
            <text:p>0.002786513032412</text:p>
          </table:table-cell>
          <table:table-cell table:formula="of:=0.5*[.IP12]*(([.IP5]-[.IO5])/([.IP1]-[.IO1]))^2" office:value-type="float" office:value="0.000829783651178232" calcext:value-type="float">
            <text:p>0.000829783651178</text:p>
          </table:table-cell>
          <table:table-cell table:formula="of:=0.5*[.IQ12]*(([.IQ5]-[.IP5])/([.IQ1]-[.IP1]))^2" office:value-type="float" office:value="0.00584754836822624" calcext:value-type="float">
            <text:p>0.005847548368226</text:p>
          </table:table-cell>
          <table:table-cell table:formula="of:=0.5*[.IR12]*(([.IR5]-[.IQ5])/([.IR1]-[.IQ1]))^2" office:value-type="float" office:value="0.126800424460602" calcext:value-type="float">
            <text:p>0.126800424460602</text:p>
          </table:table-cell>
          <table:table-cell table:formula="of:=0.5*[.IS12]*(([.IS5]-[.IR5])/([.IS1]-[.IR1]))^2" office:value-type="float" office:value="0.00167049368061215" calcext:value-type="float">
            <text:p>0.001670493680612</text:p>
          </table:table-cell>
          <table:table-cell table:formula="of:=0.5*[.IT12]*(([.IT5]-[.IS5])/([.IT1]-[.IS1]))^2" office:value-type="float" office:value="0.00688541391988004" calcext:value-type="float">
            <text:p>0.00688541391988</text:p>
          </table:table-cell>
          <table:table-cell table:formula="of:=0.5*[.IU12]*(([.IU5]-[.IT5])/([.IU1]-[.IT1]))^2" office:value-type="float" office:value="0.0346698034445636" calcext:value-type="float">
            <text:p>0.034669803444564</text:p>
          </table:table-cell>
          <table:table-cell table:formula="of:=0.5*[.IV12]*(([.IV5]-[.IU5])/([.IV1]-[.IU1]))^2" office:value-type="float" office:value="0.00403236536728063" calcext:value-type="float">
            <text:p>0.004032365367281</text:p>
          </table:table-cell>
          <table:table-cell table:formula="of:=0.5*[.IW12]*(([.IW5]-[.IV5])/([.IW1]-[.IV1]))^2" office:value-type="float" office:value="0.00386312319357048" calcext:value-type="float">
            <text:p>0.00386312319357</text:p>
          </table:table-cell>
          <table:table-cell table:formula="of:=0.5*[.IX12]*(([.IX5]-[.IW5])/([.IX1]-[.IW1]))^2" office:value-type="float" office:value="0.000341795284099769" calcext:value-type="float">
            <text:p>0.0003417952841</text:p>
          </table:table-cell>
          <table:table-cell table:formula="of:=0.5*[.IY12]*(([.IY5]-[.IX5])/([.IY1]-[.IX1]))^2" office:value-type="float" office:value="0.000624338882409382" calcext:value-type="float">
            <text:p>0.000624338882409</text:p>
          </table:table-cell>
          <table:table-cell table:formula="of:=0.5*[.IZ12]*(([.IZ5]-[.IY5])/([.IZ1]-[.IY1]))^2" office:value-type="float" office:value="0.000547331963898409" calcext:value-type="float">
            <text:p>0.000547331963898</text:p>
          </table:table-cell>
          <table:table-cell table:formula="of:=0.5*[.JA12]*(([.JA5]-[.IZ5])/([.JA1]-[.IZ1]))^2" office:value-type="float" office:value="0.0270744108837642" calcext:value-type="float">
            <text:p>0.027074410883764</text:p>
          </table:table-cell>
          <table:table-cell table:formula="of:=0.5*[.JB12]*(([.JB5]-[.JA5])/([.JB1]-[.JA1]))^2" office:value-type="float" office:value="0.000388302801351177" calcext:value-type="float">
            <text:p>0.000388302801351</text:p>
          </table:table-cell>
          <table:table-cell table:formula="of:=0.5*[.JC12]*(([.JC5]-[.JB5])/([.JC1]-[.JB1]))^2" office:value-type="float" office:value="0.00090986878298846" calcext:value-type="float">
            <text:p>0.000909868782988</text:p>
          </table:table-cell>
          <table:table-cell table:formula="of:=0.5*[.JD12]*(([.JD5]-[.JC5])/([.JD1]-[.JC1]))^2" office:value-type="float" office:value="0.0125741440530324" calcext:value-type="float">
            <text:p>0.012574144053033</text:p>
          </table:table-cell>
          <table:table-cell table:formula="of:=0.5*[.JE12]*(([.JE5]-[.JD5])/([.JE1]-[.JD1]))^2" office:value-type="float" office:value="0.0344181196065284" calcext:value-type="float">
            <text:p>0.034418119606528</text:p>
          </table:table-cell>
          <table:table-cell table:formula="of:=0.5*[.JF12]*(([.JF5]-[.JE5])/([.JF1]-[.JE1]))^2" office:value-type="float" office:value="0.000546877415697165" calcext:value-type="float">
            <text:p>0.000546877415697</text:p>
          </table:table-cell>
          <table:table-cell table:formula="of:=0.5*[.JG12]*(([.JG5]-[.JF5])/([.JG1]-[.JF1]))^2" office:value-type="float" office:value="0.0373010716850494" calcext:value-type="float">
            <text:p>0.037301071685049</text:p>
          </table:table-cell>
          <table:table-cell table:formula="of:=0.5*[.JH12]*(([.JH5]-[.JG5])/([.JH1]-[.JG1]))^2" office:value-type="float" office:value="0.0169297629701282" calcext:value-type="float">
            <text:p>0.016929762970128</text:p>
          </table:table-cell>
          <table:table-cell table:formula="of:=0.5*[.JI12]*(([.JI5]-[.JH5])/([.JI1]-[.JH1]))^2" office:value-type="float" office:value="0.000272218784057462" calcext:value-type="float">
            <text:p>0.000272218784057</text:p>
          </table:table-cell>
          <table:table-cell table:formula="of:=0.5*[.JJ12]*(([.JJ5]-[.JI5])/([.JJ1]-[.JI1]))^2" office:value-type="float" office:value="0.000885577562063137" calcext:value-type="float">
            <text:p>0.000885577562063</text:p>
          </table:table-cell>
          <table:table-cell table:formula="of:=0.5*[.JK12]*(([.JK5]-[.JJ5])/([.JK1]-[.JJ1]))^2" office:value-type="float" office:value="0.0000165116164187697" calcext:value-type="float">
            <text:p>1.65116164187697E-05</text:p>
          </table:table-cell>
          <table:table-cell table:formula="of:=0.5*[.JL12]*(([.JL5]-[.JK5])/([.JL1]-[.JK1]))^2" office:value-type="float" office:value="0.000644411933346534" calcext:value-type="float">
            <text:p>0.000644411933347</text:p>
          </table:table-cell>
          <table:table-cell table:formula="of:=0.5*[.JM12]*(([.JM5]-[.JL5])/([.JM1]-[.JL1]))^2" office:value-type="float" office:value="0.00870357069471927" calcext:value-type="float">
            <text:p>0.008703570694719</text:p>
          </table:table-cell>
          <table:table-cell table:formula="of:=0.5*[.JN12]*(([.JN5]-[.JM5])/([.JN1]-[.JM1]))^2" office:value-type="float" office:value="0.00883130113826185" calcext:value-type="float">
            <text:p>0.008831301138262</text:p>
          </table:table-cell>
          <table:table-cell table:formula="of:=0.5*[.JO12]*(([.JO5]-[.JN5])/([.JO1]-[.JN1]))^2" office:value-type="float" office:value="0.00467215752586162" calcext:value-type="float">
            <text:p>0.004672157525862</text:p>
          </table:table-cell>
          <table:table-cell table:formula="of:=0.5*[.JP12]*(([.JP5]-[.JO5])/([.JP1]-[.JO1]))^2" office:value-type="float" office:value="0.00486675225133117" calcext:value-type="float">
            <text:p>0.004866752251331</text:p>
          </table:table-cell>
          <table:table-cell table:formula="of:=0.5*[.JQ12]*(([.JQ5]-[.JP5])/([.JQ1]-[.JP1]))^2" office:value-type="float" office:value="0.00402582463782845" calcext:value-type="float">
            <text:p>0.004025824637828</text:p>
          </table:table-cell>
          <table:table-cell table:formula="of:=0.5*[.JR12]*(([.JR5]-[.JQ5])/([.JR1]-[.JQ1]))^2" office:value-type="float" office:value="0.000221159424643286" calcext:value-type="float">
            <text:p>0.000221159424643</text:p>
          </table:table-cell>
          <table:table-cell table:formula="of:=0.5*[.JS12]*(([.JS5]-[.JR5])/([.JS1]-[.JR1]))^2" office:value-type="float" office:value="0.00227665438665838" calcext:value-type="float">
            <text:p>0.002276654386658</text:p>
          </table:table-cell>
          <table:table-cell table:formula="of:=0.5*[.JT12]*(([.JT5]-[.JS5])/([.JT1]-[.JS1]))^2" office:value-type="float" office:value="0.00000597281507480559" calcext:value-type="float">
            <text:p>5.97281507480559E-06</text:p>
          </table:table-cell>
          <table:table-cell table:formula="of:=0.5*[.JU12]*(([.JU5]-[.JT5])/([.JU1]-[.JT1]))^2" office:value-type="float" office:value="0.00000585172930731104" calcext:value-type="float">
            <text:p>5.85172930731104E-06</text:p>
          </table:table-cell>
          <table:table-cell table:formula="of:=0.5*[.JV12]*(([.JV5]-[.JU5])/([.JV1]-[.JU1]))^2" office:value-type="float" office:value="0.0000546472750480331" calcext:value-type="float">
            <text:p>5.46472750480331E-05</text:p>
          </table:table-cell>
          <table:table-cell table:formula="of:=0.5*[.JW12]*(([.JW5]-[.JV5])/([.JW1]-[.JV1]))^2" office:value-type="float" office:value="0.00000272877172375586" calcext:value-type="float">
            <text:p>2.72877172375586E-06</text:p>
          </table:table-cell>
          <table:table-cell table:formula="of:=0.5*[.JX12]*(([.JX5]-[.JW5])/([.JX1]-[.JW1]))^2" office:value-type="float" office:value="0.00000123180185789305" calcext:value-type="float">
            <text:p>1.23180185789305E-06</text:p>
          </table:table-cell>
          <table:table-cell table:formula="of:=0.5*[.JY12]*(([.JY5]-[.JX5])/([.JY1]-[.JX1]))^2" office:value-type="float" office:value="0.00000272568492837346" calcext:value-type="float">
            <text:p>2.72568492837346E-06</text:p>
          </table:table-cell>
          <table:table-cell table:formula="of:=0.5*[.JZ12]*(([.JZ5]-[.JY5])/([.JZ1]-[.JY1]))^2" office:value-type="float" office:value="0.00000485692479517249" calcext:value-type="float">
            <text:p>4.85692479517249E-06</text:p>
          </table:table-cell>
          <table:table-cell table:formula="of:=0.5*[.KA12]*(([.KA5]-[.JZ5])/([.KA1]-[.JZ1]))^2" office:value-type="float" office:value="0.0000174915131060408" calcext:value-type="float">
            <text:p>1.74915131060408E-05</text:p>
          </table:table-cell>
          <table:table-cell table:formula="of:=0.5*[.KB12]*(([.KB5]-[.KA5])/([.KB1]-[.KA1]))^2" office:value-type="float" office:value="0.00000699468514215903" calcext:value-type="float">
            <text:p>6.99468514215903E-06</text:p>
          </table:table-cell>
          <table:table-cell table:formula="of:=0.5*[.KC12]*(([.KC5]-[.KB5])/([.KC1]-[.KB1]))^2" office:value-type="float" office:value="0.0000000000594046732943742" calcext:value-type="float">
            <text:p>5.94046732943742E-11</text:p>
          </table:table-cell>
          <table:table-cell table:formula="of:=0.5*[.KD12]*(([.KD5]-[.KC5])/([.KD1]-[.KC1]))^2" office:value-type="float" office:value="0.00000973559698287853" calcext:value-type="float">
            <text:p>9.73559698287853E-06</text:p>
          </table:table-cell>
          <table:table-cell table:formula="of:=0.5*[.KE12]*(([.KE5]-[.KD5])/([.KE1]-[.KD1]))^2" office:value-type="float" office:value="0.00000371364212814934" calcext:value-type="float">
            <text:p>3.71364212814934E-06</text:p>
          </table:table-cell>
          <table:table-cell table:formula="of:=0.5*[.KF12]*(([.KF5]-[.KE5])/([.KF1]-[.KE1]))^2" office:value-type="float" office:value="0.00000418538209713914" calcext:value-type="float">
            <text:p>4.18538209713914E-06</text:p>
          </table:table-cell>
          <table:table-cell table:formula="of:=0.5*[.KG12]*(([.KG5]-[.KF5])/([.KG1]-[.KF1]))^2" office:value-type="float" office:value="0.0000151131543327808" calcext:value-type="float">
            <text:p>1.51131543327808E-05</text:p>
          </table:table-cell>
          <table:table-cell table:formula="of:=0.5*[.KH12]*(([.KH5]-[.KG5])/([.KH1]-[.KG1]))^2" office:value-type="float" office:value="0.000000202436159998737" calcext:value-type="float">
            <text:p>2.02436159998737E-07</text:p>
          </table:table-cell>
          <table:table-cell table:formula="of:=0.5*[.KI12]*(([.KI5]-[.KH5])/([.KI1]-[.KH1]))^2" office:value-type="float" office:value="0.0000230107667117957" calcext:value-type="float">
            <text:p>2.30107667117957E-05</text:p>
          </table:table-cell>
          <table:table-cell table:formula="of:=0.5*[.KJ12]*(([.KJ5]-[.KI5])/([.KJ1]-[.KI1]))^2" office:value-type="float" office:value="0.0000516224374582802" calcext:value-type="float">
            <text:p>5.16224374582802E-05</text:p>
          </table:table-cell>
          <table:table-cell table:formula="of:=0.5*[.KK12]*(([.KK5]-[.KJ5])/([.KK1]-[.KJ1]))^2" office:value-type="float" office:value="0.000000205313596744937" calcext:value-type="float">
            <text:p>2.05313596744937E-07</text:p>
          </table:table-cell>
          <table:table-cell table:formula="of:=0.5*[.KL12]*(([.KL5]-[.KK5])/([.KL1]-[.KK1]))^2" office:value-type="float" office:value="0.00000000112180525770973" calcext:value-type="float">
            <text:p>1.12180525770973E-09</text:p>
          </table:table-cell>
          <table:table-cell table:formula="of:=0.5*[.KM12]*(([.KM5]-[.KL5])/([.KM1]-[.KL1]))^2" office:value-type="float" office:value="0.000037240203880196" calcext:value-type="float">
            <text:p>3.7240203880196E-05</text:p>
          </table:table-cell>
          <table:table-cell table:formula="of:=0.5*[.KN12]*(([.KN5]-[.KM5])/([.KN1]-[.KM1]))^2" office:value-type="float" office:value="0.00000061149927953244" calcext:value-type="float">
            <text:p>6.1149927953244E-07</text:p>
          </table:table-cell>
          <table:table-cell table:formula="of:=0.5*[.KO12]*(([.KO5]-[.KN5])/([.KO1]-[.KN1]))^2" office:value-type="float" office:value="0.000000111028961567488" calcext:value-type="float">
            <text:p>1.11028961567488E-07</text:p>
          </table:table-cell>
          <table:table-cell table:formula="of:=0.5*[.KP12]*(([.KP5]-[.KO5])/([.KP1]-[.KO1]))^2" office:value-type="float" office:value="0.0000886790778378702" calcext:value-type="float">
            <text:p>8.86790778378702E-05</text:p>
          </table:table-cell>
          <table:table-cell table:formula="of:=0.5*[.KQ12]*(([.KQ5]-[.KP5])/([.KQ1]-[.KP1]))^2" office:value-type="float" office:value="0.00000567721675790565" calcext:value-type="float">
            <text:p>5.67721675790565E-06</text:p>
          </table:table-cell>
          <table:table-cell table:formula="of:=0.5*[.KR12]*(([.KR5]-[.KQ5])/([.KR1]-[.KQ1]))^2" office:value-type="float" office:value="0.000000223530845880147" calcext:value-type="float">
            <text:p>2.23530845880147E-07</text:p>
          </table:table-cell>
          <table:table-cell table:formula="of:=0.5*[.KS12]*(([.KS5]-[.KR5])/([.KS1]-[.KR1]))^2" office:value-type="float" office:value="0.0000148647841336017" calcext:value-type="float">
            <text:p>1.48647841336017E-05</text:p>
          </table:table-cell>
          <table:table-cell table:formula="of:=0.5*[.KT12]*(([.KT5]-[.KS5])/([.KT1]-[.KS1]))^2" office:value-type="float" office:value="0.000000858646910704605" calcext:value-type="float">
            <text:p>8.58646910704605E-07</text:p>
          </table:table-cell>
          <table:table-cell table:formula="of:=0.5*[.KU12]*(([.KU5]-[.KT5])/([.KU1]-[.KT1]))^2" office:value-type="float" office:value="0.0000290802066290197" calcext:value-type="float">
            <text:p>2.90802066290197E-05</text:p>
          </table:table-cell>
          <table:table-cell table:formula="of:=0.5*[.KV12]*(([.KV5]-[.KU5])/([.KV1]-[.KU1]))^2" office:value-type="float" office:value="0.000000817277683960917" calcext:value-type="float">
            <text:p>8.17277683960917E-07</text:p>
          </table:table-cell>
          <table:table-cell table:formula="of:=0.5*[.KW12]*(([.KW5]-[.KV5])/([.KW1]-[.KV1]))^2" office:value-type="float" office:value="0.0000198759198545407" calcext:value-type="float">
            <text:p>1.98759198545407E-05</text:p>
          </table:table-cell>
          <table:table-cell table:formula="of:=0.5*[.KX12]*(([.KX5]-[.KW5])/([.KX1]-[.KW1]))^2" office:value-type="float" office:value="0.00000614012774436004" calcext:value-type="float">
            <text:p>6.14012774436004E-06</text:p>
          </table:table-cell>
          <table:table-cell table:formula="of:=0.5*[.KY12]*(([.KY5]-[.KX5])/([.KY1]-[.KX1]))^2" office:value-type="float" office:value="0.00000482996668996685" calcext:value-type="float">
            <text:p>4.82996668996685E-06</text:p>
          </table:table-cell>
          <table:table-cell table:formula="of:=0.5*[.KZ12]*(([.KZ5]-[.KY5])/([.KZ1]-[.KY1]))^2" office:value-type="float" office:value="0.00000622558570474358" calcext:value-type="float">
            <text:p>6.22558570474358E-06</text:p>
          </table:table-cell>
          <table:table-cell table:formula="of:=0.5*[.LA12]*(([.LA5]-[.KZ5])/([.LA1]-[.KZ1]))^2" office:value-type="float" office:value="0.00000487815795377604" calcext:value-type="float">
            <text:p>4.87815795377604E-06</text:p>
          </table:table-cell>
          <table:table-cell table:formula="of:=0.5*[.LB12]*(([.LB5]-[.LA5])/([.LB1]-[.LA1]))^2" office:value-type="float" office:value="0.00000259364015171744" calcext:value-type="float">
            <text:p>2.59364015171744E-06</text:p>
          </table:table-cell>
          <table:table-cell table:formula="of:=0.5*[.LC12]*(([.LC5]-[.LB5])/([.LC1]-[.LB1]))^2" office:value-type="float" office:value="0.0000455516801372526" calcext:value-type="float">
            <text:p>4.55516801372526E-05</text:p>
          </table:table-cell>
          <table:table-cell table:formula="of:=0.5*[.LD12]*(([.LD5]-[.LC5])/([.LD1]-[.LC1]))^2" office:value-type="float" office:value="0.00000592001973913686" calcext:value-type="float">
            <text:p>5.92001973913686E-06</text:p>
          </table:table-cell>
          <table:table-cell table:formula="of:=0.5*[.LE12]*(([.LE5]-[.LD5])/([.LE1]-[.LD1]))^2" office:value-type="float" office:value="0.00000801952881075109" calcext:value-type="float">
            <text:p>8.01952881075109E-06</text:p>
          </table:table-cell>
          <table:table-cell table:formula="of:=0.5*[.LF12]*(([.LF5]-[.LE5])/([.LF1]-[.LE1]))^2" office:value-type="float" office:value="0.000000461564563429222" calcext:value-type="float">
            <text:p>4.61564563429222E-07</text:p>
          </table:table-cell>
          <table:table-cell table:formula="of:=0.5*[.LG12]*(([.LG5]-[.LF5])/([.LG1]-[.LF1]))^2" office:value-type="float" office:value="0.0000131389839506678" calcext:value-type="float">
            <text:p>1.31389839506678E-05</text:p>
          </table:table-cell>
          <table:table-cell table:formula="of:=0.5*[.LH12]*(([.LH5]-[.LG5])/([.LH1]-[.LG1]))^2" office:value-type="float" office:value="0.000000143600692287212" calcext:value-type="float">
            <text:p>1.43600692287212E-07</text:p>
          </table:table-cell>
          <table:table-cell table:formula="of:=0.5*[.LI12]*(([.LI5]-[.LH5])/([.LI1]-[.LH1]))^2" office:value-type="float" office:value="0.000000116693689190098" calcext:value-type="float">
            <text:p>1.16693689190098E-07</text:p>
          </table:table-cell>
          <table:table-cell table:formula="of:=0.5*[.LJ12]*(([.LJ5]-[.LI5])/([.LJ1]-[.LI1]))^2" office:value-type="float" office:value="0.00000516802097321598" calcext:value-type="float">
            <text:p>5.16802097321598E-06</text:p>
          </table:table-cell>
          <table:table-cell table:formula="of:=0.5*[.LK12]*(([.LK5]-[.LJ5])/([.LK1]-[.LJ1]))^2" office:value-type="float" office:value="0.00000279042581769197" calcext:value-type="float">
            <text:p>2.79042581769197E-06</text:p>
          </table:table-cell>
          <table:table-cell table:formula="of:=0.5*[.LL12]*(([.LL5]-[.LK5])/([.LL1]-[.LK1]))^2" office:value-type="float" office:value="0.00000479687352438482" calcext:value-type="float">
            <text:p>4.79687352438482E-06</text:p>
          </table:table-cell>
          <table:table-cell table:formula="of:=0.5*[.LM12]*(([.LM5]-[.LL5])/([.LM1]-[.LL1]))^2" office:value-type="float" office:value="0.0000613260481918647" calcext:value-type="float">
            <text:p>6.13260481918647E-05</text:p>
          </table:table-cell>
          <table:table-cell table:formula="of:=0.5*[.LN12]*(([.LN5]-[.LM5])/([.LN1]-[.LM1]))^2" office:value-type="float" office:value="0.0000443595392428171" calcext:value-type="float">
            <text:p>4.43595392428171E-05</text:p>
          </table:table-cell>
          <table:table-cell table:formula="of:=0.5*[.LO12]*(([.LO5]-[.LN5])/([.LO1]-[.LN1]))^2" office:value-type="float" office:value="0.000000459028733948577" calcext:value-type="float">
            <text:p>4.59028733948577E-07</text:p>
          </table:table-cell>
          <table:table-cell table:formula="of:=0.5*[.LP12]*(([.LP5]-[.LO5])/([.LP1]-[.LO1]))^2" office:value-type="float" office:value="0.00000323128707743597" calcext:value-type="float">
            <text:p>3.23128707743597E-06</text:p>
          </table:table-cell>
          <table:table-cell table:formula="of:=0.5*[.LQ12]*(([.LQ5]-[.LP5])/([.LQ1]-[.LP1]))^2" office:value-type="float" office:value="0.00000711830780531641" calcext:value-type="float">
            <text:p>7.11830780531641E-06</text:p>
          </table:table-cell>
          <table:table-cell table:formula="of:=0.5*[.LR12]*(([.LR5]-[.LQ5])/([.LR1]-[.LQ1]))^2" office:value-type="float" office:value="0.00000507415040090172" calcext:value-type="float">
            <text:p>5.07415040090172E-06</text:p>
          </table:table-cell>
          <table:table-cell table:formula="of:=0.5*[.LS12]*(([.LS5]-[.LR5])/([.LS1]-[.LR1]))^2" office:value-type="float" office:value="0.0000274200265840869" calcext:value-type="float">
            <text:p>2.74200265840869E-05</text:p>
          </table:table-cell>
          <table:table-cell table:formula="of:=0.5*[.LT12]*(([.LT5]-[.LS5])/([.LT1]-[.LS1]))^2" office:value-type="float" office:value="0.00000908986523444696" calcext:value-type="float">
            <text:p>9.08986523444696E-06</text:p>
          </table:table-cell>
          <table:table-cell table:formula="of:=0.5*[.LU12]*(([.LU5]-[.LT5])/([.LU1]-[.LT1]))^2" office:value-type="float" office:value="0.0000231849974569532" calcext:value-type="float">
            <text:p>2.31849974569532E-05</text:p>
          </table:table-cell>
          <table:table-cell table:formula="of:=0.5*[.LV12]*(([.LV5]-[.LU5])/([.LV1]-[.LU1]))^2" office:value-type="float" office:value="0.000000131391614927959" calcext:value-type="float">
            <text:p>1.31391614927959E-07</text:p>
          </table:table-cell>
          <table:table-cell table:formula="of:=0.5*[.LW12]*(([.LW5]-[.LV5])/([.LW1]-[.LV1]))^2" office:value-type="float" office:value="0.000000217898291468762" calcext:value-type="float">
            <text:p>2.17898291468762E-07</text:p>
          </table:table-cell>
          <table:table-cell table:formula="of:=0.5*[.LX12]*(([.LX5]-[.LW5])/([.LX1]-[.LW1]))^2" office:value-type="float" office:value="0.000000019785398345105" calcext:value-type="float">
            <text:p>1.9785398345105E-08</text:p>
          </table:table-cell>
          <table:table-cell table:formula="of:=0.5*[.LY12]*(([.LY5]-[.LX5])/([.LY1]-[.LX1]))^2" office:value-type="float" office:value="0.00000218827045571867" calcext:value-type="float">
            <text:p>2.18827045571867E-06</text:p>
          </table:table-cell>
          <table:table-cell table:formula="of:=0.5*[.LZ12]*(([.LZ5]-[.LY5])/([.LZ1]-[.LY1]))^2" office:value-type="float" office:value="0.00000557300421231396" calcext:value-type="float">
            <text:p>5.57300421231396E-06</text:p>
          </table:table-cell>
          <table:table-cell table:formula="of:=0.5*[.MA12]*(([.MA5]-[.LZ5])/([.MA1]-[.LZ1]))^2" office:value-type="float" office:value="0.0000000780676788283301" calcext:value-type="float">
            <text:p>7.80676788283301E-08</text:p>
          </table:table-cell>
          <table:table-cell table:formula="of:=0.5*[.MB12]*(([.MB5]-[.MA5])/([.MB1]-[.MA1]))^2" office:value-type="float" office:value="0.0000000026442028415005" calcext:value-type="float">
            <text:p>2.6442028415005E-09</text:p>
          </table:table-cell>
          <table:table-cell table:formula="of:=0.5*[.MC12]*(([.MC5]-[.MB5])/([.MC1]-[.MB1]))^2" office:value-type="float" office:value="0.00000896436124322717" calcext:value-type="float">
            <text:p>8.96436124322717E-06</text:p>
          </table:table-cell>
          <table:table-cell table:formula="of:=0.5*[.MD12]*(([.MD5]-[.MC5])/([.MD1]-[.MC1]))^2" office:value-type="float" office:value="0.0000380656653205446" calcext:value-type="float">
            <text:p>3.80656653205446E-05</text:p>
          </table:table-cell>
          <table:table-cell table:formula="of:=0.5*[.ME12]*(([.ME5]-[.MD5])/([.ME1]-[.MD1]))^2" office:value-type="float" office:value="0.00000142489917435056" calcext:value-type="float">
            <text:p>1.42489917435056E-06</text:p>
          </table:table-cell>
          <table:table-cell table:formula="of:=0.5*[.MF12]*(([.MF5]-[.ME5])/([.MF1]-[.ME1]))^2" office:value-type="float" office:value="0.000000135014963421897" calcext:value-type="float">
            <text:p>1.35014963421897E-07</text:p>
          </table:table-cell>
          <table:table-cell table:formula="of:=0.5*[.MG12]*(([.MG5]-[.MF5])/([.MG1]-[.MF1]))^2" office:value-type="float" office:value="0.000000199710049158687" calcext:value-type="float">
            <text:p>1.99710049158687E-07</text:p>
          </table:table-cell>
          <table:table-cell table:formula="of:=0.5*[.MH12]*(([.MH5]-[.MG5])/([.MH1]-[.MG1]))^2" office:value-type="float" office:value="0.0000017484997893713" calcext:value-type="float">
            <text:p>1.7484997893713E-06</text:p>
          </table:table-cell>
          <table:table-cell table:formula="of:=0.5*[.MI12]*(([.MI5]-[.MH5])/([.MI1]-[.MH1]))^2" office:value-type="float" office:value="0.0000128168766786583" calcext:value-type="float">
            <text:p>1.28168766786583E-05</text:p>
          </table:table-cell>
          <table:table-cell table:formula="of:=0.5*[.MJ12]*(([.MJ5]-[.MI5])/([.MJ1]-[.MI1]))^2" office:value-type="float" office:value="0.00000752067067753605" calcext:value-type="float">
            <text:p>7.52067067753605E-06</text:p>
          </table:table-cell>
          <table:table-cell table:formula="of:=0.5*[.MK12]*(([.MK5]-[.MJ5])/([.MK1]-[.MJ1]))^2" office:value-type="float" office:value="0.000000250944809200408" calcext:value-type="float">
            <text:p>2.50944809200408E-07</text:p>
          </table:table-cell>
          <table:table-cell table:formula="of:=0.5*[.ML12]*(([.ML5]-[.MK5])/([.ML1]-[.MK1]))^2" office:value-type="float" office:value="0.000000326349200938552" calcext:value-type="float">
            <text:p>3.26349200938552E-07</text:p>
          </table:table-cell>
          <table:table-cell table:formula="of:=0.5*[.MM12]*(([.MM5]-[.ML5])/([.MM1]-[.ML1]))^2" office:value-type="float" office:value="0.00000739845533202799" calcext:value-type="float">
            <text:p>7.39845533202799E-06</text:p>
          </table:table-cell>
          <table:table-cell table:formula="of:=0.5*[.MN12]*(([.MN5]-[.MM5])/([.MN1]-[.MM1]))^2" office:value-type="float" office:value="0.00000931089477002638" calcext:value-type="float">
            <text:p>9.31089477002638E-06</text:p>
          </table:table-cell>
          <table:table-cell table:formula="of:=0.5*[.MO12]*(([.MO5]-[.MN5])/([.MO1]-[.MN1]))^2" office:value-type="float" office:value="0.000000136074218121927" calcext:value-type="float">
            <text:p>1.36074218121927E-07</text:p>
          </table:table-cell>
          <table:table-cell table:formula="of:=0.5*[.MP12]*(([.MP5]-[.MO5])/([.MP1]-[.MO1]))^2" office:value-type="float" office:value="0.00000122139484260017" calcext:value-type="float">
            <text:p>1.22139484260017E-06</text:p>
          </table:table-cell>
          <table:table-cell table:formula="of:=0.5*[.MQ12]*(([.MQ5]-[.MP5])/([.MQ1]-[.MP1]))^2" office:value-type="float" office:value="0.0000000403509768718738" calcext:value-type="float">
            <text:p>4.03509768718738E-08</text:p>
          </table:table-cell>
          <table:table-cell table:formula="of:=0.5*[.MR12]*(([.MR5]-[.MQ5])/([.MR1]-[.MQ1]))^2" office:value-type="float" office:value="0.00000371123193277295" calcext:value-type="float">
            <text:p>3.71123193277295E-06</text:p>
          </table:table-cell>
          <table:table-cell table:formula="of:=0.5*[.MS12]*(([.MS5]-[.MR5])/([.MS1]-[.MR1]))^2" office:value-type="float" office:value="0.0000086886591466828" calcext:value-type="float">
            <text:p>8.6886591466828E-06</text:p>
          </table:table-cell>
          <table:table-cell table:formula="of:=0.5*[.MT12]*(([.MT5]-[.MS5])/([.MT1]-[.MS1]))^2" office:value-type="float" office:value="0.00000617603577766838" calcext:value-type="float">
            <text:p>6.17603577766838E-06</text:p>
          </table:table-cell>
          <table:table-cell table:formula="of:=0.5*[.MU12]*(([.MU5]-[.MT5])/([.MU1]-[.MT1]))^2" office:value-type="float" office:value="0.00000423006409804807" calcext:value-type="float">
            <text:p>4.23006409804807E-06</text:p>
          </table:table-cell>
          <table:table-cell table:formula="of:=0.5*[.MV12]*(([.MV5]-[.MU5])/([.MV1]-[.MU1]))^2" office:value-type="float" office:value="0.0000036563706989662" calcext:value-type="float">
            <text:p>3.6563706989662E-06</text:p>
          </table:table-cell>
          <table:table-cell table:formula="of:=0.5*[.MW12]*(([.MW5]-[.MV5])/([.MW1]-[.MV1]))^2" office:value-type="float" office:value="0.00000167018828645307" calcext:value-type="float">
            <text:p>1.67018828645307E-06</text:p>
          </table:table-cell>
          <table:table-cell table:formula="of:=0.5*[.MX12]*(([.MX5]-[.MW5])/([.MX1]-[.MW1]))^2" office:value-type="float" office:value="0.00000151607912019571" calcext:value-type="float">
            <text:p>1.51607912019571E-06</text:p>
          </table:table-cell>
          <table:table-cell table:formula="of:=0.5*[.MY12]*(([.MY5]-[.MX5])/([.MY1]-[.MX1]))^2" office:value-type="float" office:value="0.0000061310874497455" calcext:value-type="float">
            <text:p>6.1310874497455E-06</text:p>
          </table:table-cell>
          <table:table-cell table:formula="of:=0.5*[.MZ12]*(([.MZ5]-[.MY5])/([.MZ1]-[.MY1]))^2" office:value-type="float" office:value="0.00000839614494333747" calcext:value-type="float">
            <text:p>8.39614494333747E-06</text:p>
          </table:table-cell>
          <table:table-cell table:formula="of:=0.5*[.NA12]*(([.NA5]-[.MZ5])/([.NA1]-[.MZ1]))^2" office:value-type="float" office:value="0.0000242033720016932" calcext:value-type="float">
            <text:p>2.42033720016932E-05</text:p>
          </table:table-cell>
          <table:table-cell table:formula="of:=0.5*[.NB12]*(([.NB5]-[.NA5])/([.NB1]-[.NA1]))^2" office:value-type="float" office:value="0.0000271286539357304" calcext:value-type="float">
            <text:p>2.71286539357304E-05</text:p>
          </table:table-cell>
          <table:table-cell table:formula="of:=0.5*[.NC12]*(([.NC5]-[.NB5])/([.NC1]-[.NB1]))^2" office:value-type="float" office:value="0.0000082829211690921" calcext:value-type="float">
            <text:p>8.2829211690921E-06</text:p>
          </table:table-cell>
          <table:table-cell table:formula="of:=0.5*[.ND12]*(([.ND5]-[.NC5])/([.ND1]-[.NC1]))^2" office:value-type="float" office:value="0.000012432549854578" calcext:value-type="float">
            <text:p>1.2432549854578E-05</text:p>
          </table:table-cell>
          <table:table-cell table:formula="of:=0.5*[.NE12]*(([.NE5]-[.ND5])/([.NE1]-[.ND1]))^2" office:value-type="float" office:value="0.000000537895991028062" calcext:value-type="float">
            <text:p>5.37895991028062E-07</text:p>
          </table:table-cell>
          <table:table-cell table:formula="of:=0.5*[.NF12]*(([.NF5]-[.NE5])/([.NF1]-[.NE1]))^2" office:value-type="float" office:value="0.00000042028684446522" calcext:value-type="float">
            <text:p>4.2028684446522E-07</text:p>
          </table:table-cell>
          <table:table-cell table:formula="of:=0.5*[.NG12]*(([.NG5]-[.NF5])/([.NG1]-[.NF1]))^2" office:value-type="float" office:value="0.00000086942243967743" calcext:value-type="float">
            <text:p>8.6942243967743E-07</text:p>
          </table:table-cell>
          <table:table-cell table:formula="of:=0.5*[.NH12]*(([.NH5]-[.NG5])/([.NH1]-[.NG1]))^2" office:value-type="float" office:value="0.000000787262898860505" calcext:value-type="float">
            <text:p>7.87262898860505E-07</text:p>
          </table:table-cell>
          <table:table-cell table:formula="of:=0.5*[.NI12]*(([.NI5]-[.NH5])/([.NI1]-[.NH1]))^2" office:value-type="float" office:value="0.00000152967171733809" calcext:value-type="float">
            <text:p>1.52967171733809E-06</text:p>
          </table:table-cell>
          <table:table-cell table:formula="of:=0.5*[.NJ12]*(([.NJ5]-[.NI5])/([.NJ1]-[.NI1]))^2" office:value-type="float" office:value="0.0000182138517422105" calcext:value-type="float">
            <text:p>1.82138517422105E-05</text:p>
          </table:table-cell>
          <table:table-cell table:formula="of:=0.5*[.NK12]*(([.NK5]-[.NJ5])/([.NK1]-[.NJ1]))^2" office:value-type="float" office:value="0.00000503979880640306" calcext:value-type="float">
            <text:p>5.03979880640306E-06</text:p>
          </table:table-cell>
          <table:table-cell table:formula="of:=0.5*[.NL12]*(([.NL5]-[.NK5])/([.NL1]-[.NK1]))^2" office:value-type="float" office:value="0.00000049707367318749" calcext:value-type="float">
            <text:p>4.9707367318749E-07</text:p>
          </table:table-cell>
          <table:table-cell table:formula="of:=0.5*[.NM12]*(([.NM5]-[.NL5])/([.NM1]-[.NL1]))^2" office:value-type="float" office:value="0.0000112137046024147" calcext:value-type="float">
            <text:p>1.12137046024147E-05</text:p>
          </table:table-cell>
          <table:table-cell table:formula="of:=0.5*[.NN12]*(([.NN5]-[.NM5])/([.NN1]-[.NM1]))^2" office:value-type="float" office:value="0.00000000844367553784123" calcext:value-type="float">
            <text:p>8.44367553784123E-09</text:p>
          </table:table-cell>
          <table:table-cell table:formula="of:=0.5*[.NO12]*(([.NO5]-[.NN5])/([.NO1]-[.NN1]))^2" office:value-type="float" office:value="0.00000125189827563219" calcext:value-type="float">
            <text:p>1.25189827563219E-06</text:p>
          </table:table-cell>
          <table:table-cell table:formula="of:=0.5*[.NP12]*(([.NP5]-[.NO5])/([.NP1]-[.NO1]))^2" office:value-type="float" office:value="0.0000031231543876063" calcext:value-type="float">
            <text:p>3.1231543876063E-06</text:p>
          </table:table-cell>
          <table:table-cell table:formula="of:=0.5*[.NQ12]*(([.NQ5]-[.NP5])/([.NQ1]-[.NP1]))^2" office:value-type="float" office:value="0.0000000159832594598913" calcext:value-type="float">
            <text:p>1.59832594598913E-08</text:p>
          </table:table-cell>
          <table:table-cell table:formula="of:=0.5*[.NR12]*(([.NR5]-[.NQ5])/([.NR1]-[.NQ1]))^2" office:value-type="float" office:value="0.000115174291080907" calcext:value-type="float">
            <text:p>0.000115174291081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60519403252978" calcext:value-type="float">
            <text:p>2.60519403252978E-07</text:p>
          </table:table-cell>
          <table:table-cell table:formula="of:=0.5*[.D12]*(([.D6]-[.C6])/([.D1]-[.C1]))^2" office:value-type="float" office:value="0.0000000280536682093012" calcext:value-type="float">
            <text:p>2.80536682093012E-08</text:p>
          </table:table-cell>
          <table:table-cell table:formula="of:=0.5*[.E12]*(([.E6]-[.D6])/([.E1]-[.D1]))^2" office:value-type="float" office:value="0.000000350628943088563" calcext:value-type="float">
            <text:p>3.50628943088563E-07</text:p>
          </table:table-cell>
          <table:table-cell table:formula="of:=0.5*[.F12]*(([.F6]-[.E6])/([.F1]-[.E1]))^2" office:value-type="float" office:value="0.000000156436742564901" calcext:value-type="float">
            <text:p>1.56436742564901E-07</text:p>
          </table:table-cell>
          <table:table-cell table:formula="of:=0.5*[.G12]*(([.G6]-[.F6])/([.G1]-[.F1]))^2" office:value-type="float" office:value="0.00000000284856469301548" calcext:value-type="float">
            <text:p>2.84856469301548E-09</text:p>
          </table:table-cell>
          <table:table-cell table:formula="of:=0.5*[.H12]*(([.H6]-[.G6])/([.H1]-[.G1]))^2" office:value-type="float" office:value="0.0000000000836532812551419" calcext:value-type="float">
            <text:p>8.36532812551419E-11</text:p>
          </table:table-cell>
          <table:table-cell table:formula="of:=0.5*[.I12]*(([.I6]-[.H6])/([.I1]-[.H1]))^2" office:value-type="float" office:value="0.0000000418291409135688" calcext:value-type="float">
            <text:p>4.18291409135688E-08</text:p>
          </table:table-cell>
          <table:table-cell table:formula="of:=0.5*[.J12]*(([.J6]-[.I6])/([.J1]-[.I1]))^2" office:value-type="float" office:value="0.0000000241253710070194" calcext:value-type="float">
            <text:p>2.41253710070194E-08</text:p>
          </table:table-cell>
          <table:table-cell table:formula="of:=0.5*[.K12]*(([.K6]-[.J6])/([.K1]-[.J1]))^2" office:value-type="float" office:value="0.0000000395235218676144" calcext:value-type="float">
            <text:p>3.95235218676144E-08</text:p>
          </table:table-cell>
          <table:table-cell table:formula="of:=0.5*[.L12]*(([.L6]-[.K6])/([.L1]-[.K1]))^2" office:value-type="float" office:value="0.0000000440792698778235" calcext:value-type="float">
            <text:p>4.40792698778235E-08</text:p>
          </table:table-cell>
          <table:table-cell table:formula="of:=0.5*[.M12]*(([.M6]-[.L6])/([.M1]-[.L1]))^2" office:value-type="float" office:value="0.000000576562227529768" calcext:value-type="float">
            <text:p>5.76562227529768E-07</text:p>
          </table:table-cell>
          <table:table-cell table:formula="of:=0.5*[.N12]*(([.N6]-[.M6])/([.N1]-[.M1]))^2" office:value-type="float" office:value="0.000000140121637287904" calcext:value-type="float">
            <text:p>1.40121637287904E-07</text:p>
          </table:table-cell>
          <table:table-cell table:formula="of:=0.5*[.O12]*(([.O6]-[.N6])/([.O1]-[.N1]))^2" office:value-type="float" office:value="0.000000000268472533899156" calcext:value-type="float">
            <text:p>2.68472533899156E-10</text:p>
          </table:table-cell>
          <table:table-cell table:formula="of:=0.5*[.P12]*(([.P6]-[.O6])/([.P1]-[.O1]))^2" office:value-type="float" office:value="0.000000000034054403651313" calcext:value-type="float">
            <text:p>3.4054403651313E-11</text:p>
          </table:table-cell>
          <table:table-cell table:formula="of:=0.5*[.Q12]*(([.Q6]-[.P6])/([.Q1]-[.P1]))^2" office:value-type="float" office:value="0.000000984305800204822" calcext:value-type="float">
            <text:p>9.84305800204822E-07</text:p>
          </table:table-cell>
          <table:table-cell table:formula="of:=0.5*[.R12]*(([.R6]-[.Q6])/([.R1]-[.Q1]))^2" office:value-type="float" office:value="0.000000631822663252081" calcext:value-type="float">
            <text:p>6.31822663252081E-07</text:p>
          </table:table-cell>
          <table:table-cell table:formula="of:=0.5*[.S12]*(([.S6]-[.R6])/([.S1]-[.R1]))^2" office:value-type="float" office:value="0.00000100525742638011" calcext:value-type="float">
            <text:p>1.00525742638011E-06</text:p>
          </table:table-cell>
          <table:table-cell table:formula="of:=0.5*[.T12]*(([.T6]-[.S6])/([.T1]-[.S1]))^2" office:value-type="float" office:value="0.000000416589293363687" calcext:value-type="float">
            <text:p>4.16589293363687E-07</text:p>
          </table:table-cell>
          <table:table-cell table:formula="of:=0.5*[.U12]*(([.U6]-[.T6])/([.U1]-[.T1]))^2" office:value-type="float" office:value="0.0000000387231786018658" calcext:value-type="float">
            <text:p>3.87231786018658E-08</text:p>
          </table:table-cell>
          <table:table-cell table:formula="of:=0.5*[.V12]*(([.V6]-[.U6])/([.V1]-[.U1]))^2" office:value-type="float" office:value="0.0000000292140983545355" calcext:value-type="float">
            <text:p>2.92140983545355E-08</text:p>
          </table:table-cell>
          <table:table-cell table:formula="of:=0.5*[.W12]*(([.W6]-[.V6])/([.W1]-[.V1]))^2" office:value-type="float" office:value="0.000000103240255301608" calcext:value-type="float">
            <text:p>1.03240255301608E-07</text:p>
          </table:table-cell>
          <table:table-cell table:formula="of:=0.5*[.X12]*(([.X6]-[.W6])/([.X1]-[.W1]))^2" office:value-type="float" office:value="0.0000000892538793757311" calcext:value-type="float">
            <text:p>8.92538793757311E-08</text:p>
          </table:table-cell>
          <table:table-cell table:formula="of:=0.5*[.Y12]*(([.Y6]-[.X6])/([.Y1]-[.X1]))^2" office:value-type="float" office:value="0.0000000320263190064905" calcext:value-type="float">
            <text:p>3.20263190064905E-08</text:p>
          </table:table-cell>
          <table:table-cell table:formula="of:=0.5*[.Z12]*(([.Z6]-[.Y6])/([.Z1]-[.Y1]))^2" office:value-type="float" office:value="0.000000207824483472511" calcext:value-type="float">
            <text:p>2.07824483472511E-07</text:p>
          </table:table-cell>
          <table:table-cell table:formula="of:=0.5*[.AA12]*(([.AA6]-[.Z6])/([.AA1]-[.Z1]))^2" office:value-type="float" office:value="0.0000000246073878248432" calcext:value-type="float">
            <text:p>2.46073878248432E-08</text:p>
          </table:table-cell>
          <table:table-cell table:formula="of:=0.5*[.AB12]*(([.AB6]-[.AA6])/([.AB1]-[.AA1]))^2" office:value-type="float" office:value="0.000000281031899568689" calcext:value-type="float">
            <text:p>2.81031899568689E-07</text:p>
          </table:table-cell>
          <table:table-cell table:formula="of:=0.5*[.AC12]*(([.AC6]-[.AB6])/([.AC1]-[.AB1]))^2" office:value-type="float" office:value="0.0000000354274606065367" calcext:value-type="float">
            <text:p>3.54274606065367E-08</text:p>
          </table:table-cell>
          <table:table-cell table:formula="of:=0.5*[.AD12]*(([.AD6]-[.AC6])/([.AD1]-[.AC1]))^2" office:value-type="float" office:value="0.0000000323191177507449" calcext:value-type="float">
            <text:p>3.23191177507449E-08</text:p>
          </table:table-cell>
          <table:table-cell table:formula="of:=0.5*[.AE12]*(([.AE6]-[.AD6])/([.AE1]-[.AD1]))^2" office:value-type="float" office:value="0.0000000929447455484592" calcext:value-type="float">
            <text:p>9.29447455484592E-08</text:p>
          </table:table-cell>
          <table:table-cell table:formula="of:=0.5*[.AF12]*(([.AF6]-[.AE6])/([.AF1]-[.AE1]))^2" office:value-type="float" office:value="0.000000111724531341703" calcext:value-type="float">
            <text:p>1.11724531341703E-07</text:p>
          </table:table-cell>
          <table:table-cell table:formula="of:=0.5*[.AG12]*(([.AG6]-[.AF6])/([.AG1]-[.AF1]))^2" office:value-type="float" office:value="0.000000396658591678137" calcext:value-type="float">
            <text:p>3.96658591678137E-07</text:p>
          </table:table-cell>
          <table:table-cell table:formula="of:=0.5*[.AH12]*(([.AH6]-[.AG6])/([.AH1]-[.AG1]))^2" office:value-type="float" office:value="0.000000767169225177525" calcext:value-type="float">
            <text:p>7.67169225177525E-07</text:p>
          </table:table-cell>
          <table:table-cell table:formula="of:=0.5*[.AI12]*(([.AI6]-[.AH6])/([.AI1]-[.AH1]))^2" office:value-type="float" office:value="0.0000000307788237133499" calcext:value-type="float">
            <text:p>3.07788237133499E-08</text:p>
          </table:table-cell>
          <table:table-cell table:formula="of:=0.5*[.AJ12]*(([.AJ6]-[.AI6])/([.AJ1]-[.AI1]))^2" office:value-type="float" office:value="0.00000012415079831131" calcext:value-type="float">
            <text:p>1.2415079831131E-07</text:p>
          </table:table-cell>
          <table:table-cell table:formula="of:=0.5*[.AK12]*(([.AK6]-[.AJ6])/([.AK1]-[.AJ1]))^2" office:value-type="float" office:value="0.000000414906304318971" calcext:value-type="float">
            <text:p>4.14906304318971E-07</text:p>
          </table:table-cell>
          <table:table-cell table:formula="of:=0.5*[.AL12]*(([.AL6]-[.AK6])/([.AL1]-[.AK1]))^2" office:value-type="float" office:value="0.000000489600782811749" calcext:value-type="float">
            <text:p>4.89600782811749E-07</text:p>
          </table:table-cell>
          <table:table-cell table:formula="of:=0.5*[.AM12]*(([.AM6]-[.AL6])/([.AM1]-[.AL1]))^2" office:value-type="float" office:value="0.00000369148061070025" calcext:value-type="float">
            <text:p>3.69148061070025E-06</text:p>
          </table:table-cell>
          <table:table-cell table:formula="of:=0.5*[.AN12]*(([.AN6]-[.AM6])/([.AN1]-[.AM1]))^2" office:value-type="float" office:value="0.000000234941059801587" calcext:value-type="float">
            <text:p>2.34941059801587E-07</text:p>
          </table:table-cell>
          <table:table-cell table:formula="of:=0.5*[.AO12]*(([.AO6]-[.AN6])/([.AO1]-[.AN1]))^2" office:value-type="float" office:value="0.00000022501938542262" calcext:value-type="float">
            <text:p>2.2501938542262E-07</text:p>
          </table:table-cell>
          <table:table-cell table:formula="of:=0.5*[.AP12]*(([.AP6]-[.AO6])/([.AP1]-[.AO1]))^2" office:value-type="float" office:value="0.000000133790725603617" calcext:value-type="float">
            <text:p>1.33790725603617E-07</text:p>
          </table:table-cell>
          <table:table-cell table:formula="of:=0.5*[.AQ12]*(([.AQ6]-[.AP6])/([.AQ1]-[.AP1]))^2" office:value-type="float" office:value="0.000000653413986067783" calcext:value-type="float">
            <text:p>6.53413986067783E-07</text:p>
          </table:table-cell>
          <table:table-cell table:formula="of:=0.5*[.AR12]*(([.AR6]-[.AQ6])/([.AR1]-[.AQ1]))^2" office:value-type="float" office:value="0.0000156531577686592" calcext:value-type="float">
            <text:p>1.56531577686592E-05</text:p>
          </table:table-cell>
          <table:table-cell table:formula="of:=0.5*[.AS12]*(([.AS6]-[.AR6])/([.AS1]-[.AR1]))^2" office:value-type="float" office:value="0.0000722379926072719" calcext:value-type="float">
            <text:p>7.22379926072719E-05</text:p>
          </table:table-cell>
          <table:table-cell table:formula="of:=0.5*[.AT12]*(([.AT6]-[.AS6])/([.AT1]-[.AS1]))^2" office:value-type="float" office:value="0.00000135750804061429" calcext:value-type="float">
            <text:p>1.35750804061429E-06</text:p>
          </table:table-cell>
          <table:table-cell table:formula="of:=0.5*[.AU12]*(([.AU6]-[.AT6])/([.AU1]-[.AT1]))^2" office:value-type="float" office:value="0.0000378205356536654" calcext:value-type="float">
            <text:p>3.78205356536654E-05</text:p>
          </table:table-cell>
          <table:table-cell table:formula="of:=0.5*[.AV12]*(([.AV6]-[.AU6])/([.AV1]-[.AU1]))^2" office:value-type="float" office:value="0.0000236564238927224" calcext:value-type="float">
            <text:p>2.36564238927224E-05</text:p>
          </table:table-cell>
          <table:table-cell table:formula="of:=0.5*[.AW12]*(([.AW6]-[.AV6])/([.AW1]-[.AV1]))^2" office:value-type="float" office:value="0.000556378392114163" calcext:value-type="float">
            <text:p>0.000556378392114</text:p>
          </table:table-cell>
          <table:table-cell table:formula="of:=0.5*[.AX12]*(([.AX6]-[.AW6])/([.AX1]-[.AW1]))^2" office:value-type="float" office:value="0.00136811367435949" calcext:value-type="float">
            <text:p>0.00136811367436</text:p>
          </table:table-cell>
          <table:table-cell table:formula="of:=0.5*[.AY12]*(([.AY6]-[.AX6])/([.AY1]-[.AX1]))^2" office:value-type="float" office:value="0.00167558517633635" calcext:value-type="float">
            <text:p>0.001675585176336</text:p>
          </table:table-cell>
          <table:table-cell table:formula="of:=0.5*[.AZ12]*(([.AZ6]-[.AY6])/([.AZ1]-[.AY1]))^2" office:value-type="float" office:value="0.00107808843449406" calcext:value-type="float">
            <text:p>0.001078088434494</text:p>
          </table:table-cell>
          <table:table-cell table:formula="of:=0.5*[.BA12]*(([.BA6]-[.AZ6])/([.BA1]-[.AZ1]))^2" office:value-type="float" office:value="0.0000119849151862406" calcext:value-type="float">
            <text:p>1.19849151862406E-05</text:p>
          </table:table-cell>
          <table:table-cell table:formula="of:=0.5*[.BB12]*(([.BB6]-[.BA6])/([.BB1]-[.BA1]))^2" office:value-type="float" office:value="0.000840588678977653" calcext:value-type="float">
            <text:p>0.000840588678978</text:p>
          </table:table-cell>
          <table:table-cell table:formula="of:=0.5*[.BC12]*(([.BC6]-[.BB6])/([.BC1]-[.BB1]))^2" office:value-type="float" office:value="0.000661918627891562" calcext:value-type="float">
            <text:p>0.000661918627892</text:p>
          </table:table-cell>
          <table:table-cell table:formula="of:=0.5*[.BD12]*(([.BD6]-[.BC6])/([.BD1]-[.BC1]))^2" office:value-type="float" office:value="0.000714043839259468" calcext:value-type="float">
            <text:p>0.000714043839259</text:p>
          </table:table-cell>
          <table:table-cell table:formula="of:=0.5*[.BE12]*(([.BE6]-[.BD6])/([.BE1]-[.BD1]))^2" office:value-type="float" office:value="0.00183310406748013" calcext:value-type="float">
            <text:p>0.00183310406748</text:p>
          </table:table-cell>
          <table:table-cell table:formula="of:=0.5*[.BF12]*(([.BF6]-[.BE6])/([.BF1]-[.BE1]))^2" office:value-type="float" office:value="0.0320312799884666" calcext:value-type="float">
            <text:p>0.032031279988467</text:p>
          </table:table-cell>
          <table:table-cell table:formula="of:=0.5*[.BG12]*(([.BG6]-[.BF6])/([.BG1]-[.BF1]))^2" office:value-type="float" office:value="0.0753513166574352" calcext:value-type="float">
            <text:p>0.075351316657435</text:p>
          </table:table-cell>
          <table:table-cell table:formula="of:=0.5*[.BH12]*(([.BH6]-[.BG6])/([.BH1]-[.BG1]))^2" office:value-type="float" office:value="0.0442755197979388" calcext:value-type="float">
            <text:p>0.044275519797939</text:p>
          </table:table-cell>
          <table:table-cell table:formula="of:=0.5*[.BI12]*(([.BI6]-[.BH6])/([.BI1]-[.BH1]))^2" office:value-type="float" office:value="0.00115297135170649" calcext:value-type="float">
            <text:p>0.001152971351706</text:p>
          </table:table-cell>
          <table:table-cell table:formula="of:=0.5*[.BJ12]*(([.BJ6]-[.BI6])/([.BJ1]-[.BI1]))^2" office:value-type="float" office:value="0.0291409863119979" calcext:value-type="float">
            <text:p>0.029140986311998</text:p>
          </table:table-cell>
          <table:table-cell table:formula="of:=0.5*[.BK12]*(([.BK6]-[.BJ6])/([.BK1]-[.BJ1]))^2" office:value-type="float" office:value="0.0390387370793115" calcext:value-type="float">
            <text:p>0.039038737079312</text:p>
          </table:table-cell>
          <table:table-cell table:formula="of:=0.5*[.BL12]*(([.BL6]-[.BK6])/([.BL1]-[.BK1]))^2" office:value-type="float" office:value="0.00695711590563257" calcext:value-type="float">
            <text:p>0.006957115905633</text:p>
          </table:table-cell>
          <table:table-cell table:formula="of:=0.5*[.BM12]*(([.BM6]-[.BL6])/([.BM1]-[.BL1]))^2" office:value-type="float" office:value="0.0000034786877960184" calcext:value-type="float">
            <text:p>3.4786877960184E-06</text:p>
          </table:table-cell>
          <table:table-cell table:formula="of:=0.5*[.BN12]*(([.BN6]-[.BM6])/([.BN1]-[.BM1]))^2" office:value-type="float" office:value="0.00198914154581312" calcext:value-type="float">
            <text:p>0.001989141545813</text:p>
          </table:table-cell>
          <table:table-cell table:formula="of:=0.5*[.BO12]*(([.BO6]-[.BN6])/([.BO1]-[.BN1]))^2" office:value-type="float" office:value="0.0106401185746731" calcext:value-type="float">
            <text:p>0.010640118574673</text:p>
          </table:table-cell>
          <table:table-cell table:formula="of:=0.5*[.BP12]*(([.BP6]-[.BO6])/([.BP1]-[.BO1]))^2" office:value-type="float" office:value="0.0204460516728495" calcext:value-type="float">
            <text:p>0.02044605167285</text:p>
          </table:table-cell>
          <table:table-cell table:formula="of:=0.5*[.BQ12]*(([.BQ6]-[.BP6])/([.BQ1]-[.BP1]))^2" office:value-type="float" office:value="0.0252190496013503" calcext:value-type="float">
            <text:p>0.02521904960135</text:p>
          </table:table-cell>
          <table:table-cell table:formula="of:=0.5*[.BR12]*(([.BR6]-[.BQ6])/([.BR1]-[.BQ1]))^2" office:value-type="float" office:value="0.0107713434961098" calcext:value-type="float">
            <text:p>0.01077134349611</text:p>
          </table:table-cell>
          <table:table-cell table:formula="of:=0.5*[.BS12]*(([.BS6]-[.BR6])/([.BS1]-[.BR1]))^2" office:value-type="float" office:value="0.0036124336867411" calcext:value-type="float">
            <text:p>0.003612433686741</text:p>
          </table:table-cell>
          <table:table-cell table:formula="of:=0.5*[.BT12]*(([.BT6]-[.BS6])/([.BT1]-[.BS1]))^2" office:value-type="float" office:value="0.000322003402757665" calcext:value-type="float">
            <text:p>0.000322003402758</text:p>
          </table:table-cell>
          <table:table-cell table:formula="of:=0.5*[.BU12]*(([.BU6]-[.BT6])/([.BU1]-[.BT1]))^2" office:value-type="float" office:value="0.00549659612104727" calcext:value-type="float">
            <text:p>0.005496596121047</text:p>
          </table:table-cell>
          <table:table-cell table:formula="of:=0.5*[.BV12]*(([.BV6]-[.BU6])/([.BV1]-[.BU1]))^2" office:value-type="float" office:value="0.0084404607736449" calcext:value-type="float">
            <text:p>0.008440460773645</text:p>
          </table:table-cell>
          <table:table-cell table:formula="of:=0.5*[.BW12]*(([.BW6]-[.BV6])/([.BW1]-[.BV1]))^2" office:value-type="float" office:value="0.00599560781047315" calcext:value-type="float">
            <text:p>0.005995607810473</text:p>
          </table:table-cell>
          <table:table-cell table:formula="of:=0.5*[.BX12]*(([.BX6]-[.BW6])/([.BX1]-[.BW1]))^2" office:value-type="float" office:value="0.0018555972086961" calcext:value-type="float">
            <text:p>0.001855597208696</text:p>
          </table:table-cell>
          <table:table-cell table:formula="of:=0.5*[.BY12]*(([.BY6]-[.BX6])/([.BY1]-[.BX1]))^2" office:value-type="float" office:value="0.000361236457834595" calcext:value-type="float">
            <text:p>0.000361236457835</text:p>
          </table:table-cell>
          <table:table-cell table:formula="of:=0.5*[.BZ12]*(([.BZ6]-[.BY6])/([.BZ1]-[.BY1]))^2" office:value-type="float" office:value="0.0842722165073363" calcext:value-type="float">
            <text:p>0.084272216507336</text:p>
          </table:table-cell>
          <table:table-cell table:formula="of:=0.5*[.CA12]*(([.CA6]-[.BZ6])/([.CA1]-[.BZ1]))^2" office:value-type="float" office:value="0.0239904773053142" calcext:value-type="float">
            <text:p>0.023990477305314</text:p>
          </table:table-cell>
          <table:table-cell table:formula="of:=0.5*[.CB12]*(([.CB6]-[.CA6])/([.CB1]-[.CA1]))^2" office:value-type="float" office:value="0.00191921533723796" calcext:value-type="float">
            <text:p>0.001919215337238</text:p>
          </table:table-cell>
          <table:table-cell table:formula="of:=0.5*[.CC12]*(([.CC6]-[.CB6])/([.CC1]-[.CB1]))^2" office:value-type="float" office:value="0.10962718079403" calcext:value-type="float">
            <text:p>0.10962718079403</text:p>
          </table:table-cell>
          <table:table-cell table:formula="of:=0.5*[.CD12]*(([.CD6]-[.CC6])/([.CD1]-[.CC1]))^2" office:value-type="float" office:value="0.0180086211085057" calcext:value-type="float">
            <text:p>0.018008621108506</text:p>
          </table:table-cell>
          <table:table-cell table:formula="of:=0.5*[.CE12]*(([.CE6]-[.CD6])/([.CE1]-[.CD1]))^2" office:value-type="float" office:value="0.000156628549150719" calcext:value-type="float">
            <text:p>0.000156628549151</text:p>
          </table:table-cell>
          <table:table-cell table:formula="of:=0.5*[.CF12]*(([.CF6]-[.CE6])/([.CF1]-[.CE1]))^2" office:value-type="float" office:value="0.00180241864771327" calcext:value-type="float">
            <text:p>0.001802418647713</text:p>
          </table:table-cell>
          <table:table-cell table:formula="of:=0.5*[.CG12]*(([.CG6]-[.CF6])/([.CG1]-[.CF1]))^2" office:value-type="float" office:value="0.00158252677117614" calcext:value-type="float">
            <text:p>0.001582526771176</text:p>
          </table:table-cell>
          <table:table-cell table:formula="of:=0.5*[.CH12]*(([.CH6]-[.CG6])/([.CH1]-[.CG1]))^2" office:value-type="float" office:value="0.00463151080028689" calcext:value-type="float">
            <text:p>0.004631510800287</text:p>
          </table:table-cell>
          <table:table-cell table:formula="of:=0.5*[.CI12]*(([.CI6]-[.CH6])/([.CI1]-[.CH1]))^2" office:value-type="float" office:value="0.00636367853913495" calcext:value-type="float">
            <text:p>0.006363678539135</text:p>
          </table:table-cell>
          <table:table-cell table:formula="of:=0.5*[.CJ12]*(([.CJ6]-[.CI6])/([.CJ1]-[.CI1]))^2" office:value-type="float" office:value="0.00905113359788996" calcext:value-type="float">
            <text:p>0.00905113359789</text:p>
          </table:table-cell>
          <table:table-cell table:formula="of:=0.5*[.CK12]*(([.CK6]-[.CJ6])/([.CK1]-[.CJ1]))^2" office:value-type="float" office:value="0.0101841017055729" calcext:value-type="float">
            <text:p>0.010184101705573</text:p>
          </table:table-cell>
          <table:table-cell table:formula="of:=0.5*[.CL12]*(([.CL6]-[.CK6])/([.CL1]-[.CK1]))^2" office:value-type="float" office:value="0.0157805623111447" calcext:value-type="float">
            <text:p>0.015780562311145</text:p>
          </table:table-cell>
          <table:table-cell table:formula="of:=0.5*[.CM12]*(([.CM6]-[.CL6])/([.CM1]-[.CL1]))^2" office:value-type="float" office:value="0.0417318312290234" calcext:value-type="float">
            <text:p>0.041731831229024</text:p>
          </table:table-cell>
          <table:table-cell table:formula="of:=0.5*[.CN12]*(([.CN6]-[.CM6])/([.CN1]-[.CM1]))^2" office:value-type="float" office:value="0.0357251252859553" calcext:value-type="float">
            <text:p>0.035725125285955</text:p>
          </table:table-cell>
          <table:table-cell table:formula="of:=0.5*[.CO12]*(([.CO6]-[.CN6])/([.CO1]-[.CN1]))^2" office:value-type="float" office:value="0.0038115046323755" calcext:value-type="float">
            <text:p>0.003811504632376</text:p>
          </table:table-cell>
          <table:table-cell table:formula="of:=0.5*[.CP12]*(([.CP6]-[.CO6])/([.CP1]-[.CO1]))^2" office:value-type="float" office:value="0.000551696658242807" calcext:value-type="float">
            <text:p>0.000551696658243</text:p>
          </table:table-cell>
          <table:table-cell table:formula="of:=0.5*[.CQ12]*(([.CQ6]-[.CP6])/([.CQ1]-[.CP1]))^2" office:value-type="float" office:value="0.0136129135682334" calcext:value-type="float">
            <text:p>0.013612913568234</text:p>
          </table:table-cell>
          <table:table-cell table:formula="of:=0.5*[.CR12]*(([.CR6]-[.CQ6])/([.CR1]-[.CQ1]))^2" office:value-type="float" office:value="0.0346546886781007" calcext:value-type="float">
            <text:p>0.034654688678101</text:p>
          </table:table-cell>
          <table:table-cell table:formula="of:=0.5*[.CS12]*(([.CS6]-[.CR6])/([.CS1]-[.CR1]))^2" office:value-type="float" office:value="0.000000408331540162248" calcext:value-type="float">
            <text:p>4.08331540162248E-07</text:p>
          </table:table-cell>
          <table:table-cell table:formula="of:=0.5*[.CT12]*(([.CT6]-[.CS6])/([.CT1]-[.CS1]))^2" office:value-type="float" office:value="0.00674234752829757" calcext:value-type="float">
            <text:p>0.006742347528298</text:p>
          </table:table-cell>
          <table:table-cell table:formula="of:=0.5*[.CU12]*(([.CU6]-[.CT6])/([.CU1]-[.CT1]))^2" office:value-type="float" office:value="0.000351315430001309" calcext:value-type="float">
            <text:p>0.000351315430001</text:p>
          </table:table-cell>
          <table:table-cell table:formula="of:=0.5*[.CV12]*(([.CV6]-[.CU6])/([.CV1]-[.CU1]))^2" office:value-type="float" office:value="0.000778231099600459" calcext:value-type="float">
            <text:p>0.0007782310996</text:p>
          </table:table-cell>
          <table:table-cell table:formula="of:=0.5*[.CW12]*(([.CW6]-[.CV6])/([.CW1]-[.CV1]))^2" office:value-type="float" office:value="0.00393039269039138" calcext:value-type="float">
            <text:p>0.003930392690391</text:p>
          </table:table-cell>
          <table:table-cell table:formula="of:=0.5*[.CX12]*(([.CX6]-[.CW6])/([.CX1]-[.CW1]))^2" office:value-type="float" office:value="0.00790895847661425" calcext:value-type="float">
            <text:p>0.007908958476614</text:p>
          </table:table-cell>
          <table:table-cell table:formula="of:=0.5*[.CY12]*(([.CY6]-[.CX6])/([.CY1]-[.CX1]))^2" office:value-type="float" office:value="0.00823731689452321" calcext:value-type="float">
            <text:p>0.008237316894523</text:p>
          </table:table-cell>
          <table:table-cell table:formula="of:=0.5*[.CZ12]*(([.CZ6]-[.CY6])/([.CZ1]-[.CY1]))^2" office:value-type="float" office:value="0.00672242577030007" calcext:value-type="float">
            <text:p>0.0067224257703</text:p>
          </table:table-cell>
          <table:table-cell table:formula="of:=0.5*[.DA12]*(([.DA6]-[.CZ6])/([.DA1]-[.CZ1]))^2" office:value-type="float" office:value="0.00193543642097583" calcext:value-type="float">
            <text:p>0.001935436420976</text:p>
          </table:table-cell>
          <table:table-cell table:formula="of:=0.5*[.DB12]*(([.DB6]-[.DA6])/([.DB1]-[.DA1]))^2" office:value-type="float" office:value="0.000589295961012963" calcext:value-type="float">
            <text:p>0.000589295961013</text:p>
          </table:table-cell>
          <table:table-cell table:formula="of:=0.5*[.DC12]*(([.DC6]-[.DB6])/([.DC1]-[.DB1]))^2" office:value-type="float" office:value="0.000798287261736343" calcext:value-type="float">
            <text:p>0.000798287261736</text:p>
          </table:table-cell>
          <table:table-cell table:formula="of:=0.5*[.DD12]*(([.DD6]-[.DC6])/([.DD1]-[.DC1]))^2" office:value-type="float" office:value="0.0854202777997571" calcext:value-type="float">
            <text:p>0.085420277799757</text:p>
          </table:table-cell>
          <table:table-cell table:formula="of:=0.5*[.DE12]*(([.DE6]-[.DD6])/([.DE1]-[.DD1]))^2" office:value-type="float" office:value="0.0380021667423911" calcext:value-type="float">
            <text:p>0.038002166742391</text:p>
          </table:table-cell>
          <table:table-cell table:formula="of:=0.5*[.DF12]*(([.DF6]-[.DE6])/([.DF1]-[.DE1]))^2" office:value-type="float" office:value="0.0101278036090021" calcext:value-type="float">
            <text:p>0.010127803609002</text:p>
          </table:table-cell>
          <table:table-cell table:formula="of:=0.5*[.DG12]*(([.DG6]-[.DF6])/([.DG1]-[.DF1]))^2" office:value-type="float" office:value="0.00000506835337902371" calcext:value-type="float">
            <text:p>5.06835337902371E-06</text:p>
          </table:table-cell>
          <table:table-cell table:formula="of:=0.5*[.DH12]*(([.DH6]-[.DG6])/([.DH1]-[.DG1]))^2" office:value-type="float" office:value="0.017284658480574" calcext:value-type="float">
            <text:p>0.017284658480574</text:p>
          </table:table-cell>
          <table:table-cell table:formula="of:=0.5*[.DI12]*(([.DI6]-[.DH6])/([.DI1]-[.DH1]))^2" office:value-type="float" office:value="0.121930916207634" calcext:value-type="float">
            <text:p>0.121930916207634</text:p>
          </table:table-cell>
          <table:table-cell table:formula="of:=0.5*[.DJ12]*(([.DJ6]-[.DI6])/([.DJ1]-[.DI1]))^2" office:value-type="float" office:value="0.000759538143917174" calcext:value-type="float">
            <text:p>0.000759538143917</text:p>
          </table:table-cell>
          <table:table-cell table:formula="of:=0.5*[.DK12]*(([.DK6]-[.DJ6])/([.DK1]-[.DJ1]))^2" office:value-type="float" office:value="0.0946768502593283" calcext:value-type="float">
            <text:p>0.094676850259328</text:p>
          </table:table-cell>
          <table:table-cell table:formula="of:=0.5*[.DL12]*(([.DL6]-[.DK6])/([.DL1]-[.DK1]))^2" office:value-type="float" office:value="0.037020121849555" calcext:value-type="float">
            <text:p>0.037020121849555</text:p>
          </table:table-cell>
          <table:table-cell table:formula="of:=0.5*[.DM12]*(([.DM6]-[.DL6])/([.DM1]-[.DL1]))^2" office:value-type="float" office:value="0.0110249135922202" calcext:value-type="float">
            <text:p>0.01102491359222</text:p>
          </table:table-cell>
          <table:table-cell table:formula="of:=0.5*[.DN12]*(([.DN6]-[.DM6])/([.DN1]-[.DM1]))^2" office:value-type="float" office:value="0.00134545617710817" calcext:value-type="float">
            <text:p>0.001345456177108</text:p>
          </table:table-cell>
          <table:table-cell table:formula="of:=0.5*[.DO12]*(([.DO6]-[.DN6])/([.DO1]-[.DN1]))^2" office:value-type="float" office:value="0.000148621272267514" calcext:value-type="float">
            <text:p>0.000148621272268</text:p>
          </table:table-cell>
          <table:table-cell table:formula="of:=0.5*[.DP12]*(([.DP6]-[.DO6])/([.DP1]-[.DO1]))^2" office:value-type="float" office:value="0.000778477159999079" calcext:value-type="float">
            <text:p>0.000778477159999</text:p>
          </table:table-cell>
          <table:table-cell table:formula="of:=0.5*[.DQ12]*(([.DQ6]-[.DP6])/([.DQ1]-[.DP1]))^2" office:value-type="float" office:value="0.00253713805814916" calcext:value-type="float">
            <text:p>0.002537138058149</text:p>
          </table:table-cell>
          <table:table-cell table:formula="of:=0.5*[.DR12]*(([.DR6]-[.DQ6])/([.DR1]-[.DQ1]))^2" office:value-type="float" office:value="0.00246740397218213" calcext:value-type="float">
            <text:p>0.002467403972182</text:p>
          </table:table-cell>
          <table:table-cell table:formula="of:=0.5*[.DS12]*(([.DS6]-[.DR6])/([.DS1]-[.DR1]))^2" office:value-type="float" office:value="0.000454839102517323" calcext:value-type="float">
            <text:p>0.000454839102517</text:p>
          </table:table-cell>
          <table:table-cell table:formula="of:=0.5*[.DT12]*(([.DT6]-[.DS6])/([.DT1]-[.DS1]))^2" office:value-type="float" office:value="0.0000510681406320184" calcext:value-type="float">
            <text:p>5.10681406320184E-05</text:p>
          </table:table-cell>
          <table:table-cell table:formula="of:=0.5*[.DU12]*(([.DU6]-[.DT6])/([.DU1]-[.DT1]))^2" office:value-type="float" office:value="0.00117767841101641" calcext:value-type="float">
            <text:p>0.001177678411016</text:p>
          </table:table-cell>
          <table:table-cell table:formula="of:=0.5*[.DV12]*(([.DV6]-[.DU6])/([.DV1]-[.DU1]))^2" office:value-type="float" office:value="0.000555117186157431" calcext:value-type="float">
            <text:p>0.000555117186157</text:p>
          </table:table-cell>
          <table:table-cell table:formula="of:=0.5*[.DW12]*(([.DW6]-[.DV6])/([.DW1]-[.DV1]))^2" office:value-type="float" office:value="0.00684120028491457" calcext:value-type="float">
            <text:p>0.006841200284915</text:p>
          </table:table-cell>
          <table:table-cell table:formula="of:=0.5*[.DX12]*(([.DX6]-[.DW6])/([.DX1]-[.DW1]))^2" office:value-type="float" office:value="0.0153331478239505" calcext:value-type="float">
            <text:p>0.015333147823951</text:p>
          </table:table-cell>
          <table:table-cell table:formula="of:=0.5*[.DY12]*(([.DY6]-[.DX6])/([.DY1]-[.DX1]))^2" office:value-type="float" office:value="0.0682592558756445" calcext:value-type="float">
            <text:p>0.068259255875645</text:p>
          </table:table-cell>
          <table:table-cell table:formula="of:=0.5*[.DZ12]*(([.DZ6]-[.DY6])/([.DZ1]-[.DY1]))^2" office:value-type="float" office:value="0.0227246532633619" calcext:value-type="float">
            <text:p>0.022724653263362</text:p>
          </table:table-cell>
          <table:table-cell table:formula="of:=0.5*[.EA12]*(([.EA6]-[.DZ6])/([.EA1]-[.DZ1]))^2" office:value-type="float" office:value="0.000000693799019708316" calcext:value-type="float">
            <text:p>6.93799019708316E-07</text:p>
          </table:table-cell>
          <table:table-cell table:formula="of:=0.5*[.EB12]*(([.EB6]-[.EA6])/([.EB1]-[.EA1]))^2" office:value-type="float" office:value="0.00434733536251967" calcext:value-type="float">
            <text:p>0.00434733536252</text:p>
          </table:table-cell>
          <table:table-cell table:formula="of:=0.5*[.EC12]*(([.EC6]-[.EB6])/([.EC1]-[.EB1]))^2" office:value-type="float" office:value="0.0191778359225847" calcext:value-type="float">
            <text:p>0.019177835922585</text:p>
          </table:table-cell>
          <table:table-cell table:formula="of:=0.5*[.ED12]*(([.ED6]-[.EC6])/([.ED1]-[.EC1]))^2" office:value-type="float" office:value="0.044909588554713" calcext:value-type="float">
            <text:p>0.044909588554713</text:p>
          </table:table-cell>
          <table:table-cell table:formula="of:=0.5*[.EE12]*(([.EE6]-[.ED6])/([.EE1]-[.ED1]))^2" office:value-type="float" office:value="0.0157034688628189" calcext:value-type="float">
            <text:p>0.015703468862819</text:p>
          </table:table-cell>
          <table:table-cell table:formula="of:=0.5*[.EF12]*(([.EF6]-[.EE6])/([.EF1]-[.EE1]))^2" office:value-type="float" office:value="0.00238545035587568" calcext:value-type="float">
            <text:p>0.002385450355876</text:p>
          </table:table-cell>
          <table:table-cell table:formula="of:=0.5*[.EG12]*(([.EG6]-[.EF6])/([.EG1]-[.EF1]))^2" office:value-type="float" office:value="0.0000922819178244269" calcext:value-type="float">
            <text:p>9.22819178244269E-05</text:p>
          </table:table-cell>
          <table:table-cell table:formula="of:=0.5*[.EH12]*(([.EH6]-[.EG6])/([.EH1]-[.EG1]))^2" office:value-type="float" office:value="0.00690969143189017" calcext:value-type="float">
            <text:p>0.00690969143189</text:p>
          </table:table-cell>
          <table:table-cell table:formula="of:=0.5*[.EI12]*(([.EI6]-[.EH6])/([.EI1]-[.EH1]))^2" office:value-type="float" office:value="0.00392577596120635" calcext:value-type="float">
            <text:p>0.003925775961206</text:p>
          </table:table-cell>
          <table:table-cell table:formula="of:=0.5*[.EJ12]*(([.EJ6]-[.EI6])/([.EJ1]-[.EI1]))^2" office:value-type="float" office:value="0.00151541233693694" calcext:value-type="float">
            <text:p>0.001515412336937</text:p>
          </table:table-cell>
          <table:table-cell table:formula="of:=0.5*[.EK12]*(([.EK6]-[.EJ6])/([.EK1]-[.EJ1]))^2" office:value-type="float" office:value="0.000286999329246955" calcext:value-type="float">
            <text:p>0.000286999329247</text:p>
          </table:table-cell>
          <table:table-cell table:formula="of:=0.5*[.EL12]*(([.EL6]-[.EK6])/([.EL1]-[.EK1]))^2" office:value-type="float" office:value="0.0218924827531883" calcext:value-type="float">
            <text:p>0.021892482753188</text:p>
          </table:table-cell>
          <table:table-cell table:formula="of:=0.5*[.EM12]*(([.EM6]-[.EL6])/([.EM1]-[.EL1]))^2" office:value-type="float" office:value="0.00247292483185672" calcext:value-type="float">
            <text:p>0.002472924831857</text:p>
          </table:table-cell>
          <table:table-cell table:formula="of:=0.5*[.EN12]*(([.EN6]-[.EM6])/([.EN1]-[.EM1]))^2" office:value-type="float" office:value="0.0102904459143263" calcext:value-type="float">
            <text:p>0.010290445914326</text:p>
          </table:table-cell>
          <table:table-cell table:formula="of:=0.5*[.EO12]*(([.EO6]-[.EN6])/([.EO1]-[.EN1]))^2" office:value-type="float" office:value="0.00202919813712792" calcext:value-type="float">
            <text:p>0.002029198137128</text:p>
          </table:table-cell>
          <table:table-cell table:formula="of:=0.5*[.EP12]*(([.EP6]-[.EO6])/([.EP1]-[.EO1]))^2" office:value-type="float" office:value="0.000859586579328273" calcext:value-type="float">
            <text:p>0.000859586579328</text:p>
          </table:table-cell>
          <table:table-cell table:formula="of:=0.5*[.EQ12]*(([.EQ6]-[.EP6])/([.EQ1]-[.EP1]))^2" office:value-type="float" office:value="0.00171422070744864" calcext:value-type="float">
            <text:p>0.001714220707449</text:p>
          </table:table-cell>
          <table:table-cell table:formula="of:=0.5*[.ER12]*(([.ER6]-[.EQ6])/([.ER1]-[.EQ1]))^2" office:value-type="float" office:value="0.0105012933711776" calcext:value-type="float">
            <text:p>0.010501293371178</text:p>
          </table:table-cell>
          <table:table-cell table:formula="of:=0.5*[.ES12]*(([.ES6]-[.ER6])/([.ES1]-[.ER1]))^2" office:value-type="float" office:value="0.00782277236084706" calcext:value-type="float">
            <text:p>0.007822772360847</text:p>
          </table:table-cell>
          <table:table-cell table:formula="of:=0.5*[.ET12]*(([.ET6]-[.ES6])/([.ET1]-[.ES1]))^2" office:value-type="float" office:value="0.00405354697581984" calcext:value-type="float">
            <text:p>0.00405354697582</text:p>
          </table:table-cell>
          <table:table-cell table:formula="of:=0.5*[.EU12]*(([.EU6]-[.ET6])/([.EU1]-[.ET1]))^2" office:value-type="float" office:value="0.00445636777690315" calcext:value-type="float">
            <text:p>0.004456367776903</text:p>
          </table:table-cell>
          <table:table-cell table:formula="of:=0.5*[.EV12]*(([.EV6]-[.EU6])/([.EV1]-[.EU1]))^2" office:value-type="float" office:value="0.00451188176582757" calcext:value-type="float">
            <text:p>0.004511881765828</text:p>
          </table:table-cell>
          <table:table-cell table:formula="of:=0.5*[.EW12]*(([.EW6]-[.EV6])/([.EW1]-[.EV1]))^2" office:value-type="float" office:value="0.00246441434491147" calcext:value-type="float">
            <text:p>0.002464414344911</text:p>
          </table:table-cell>
          <table:table-cell table:formula="of:=0.5*[.EX12]*(([.EX6]-[.EW6])/([.EX1]-[.EW1]))^2" office:value-type="float" office:value="0.000520985319768" calcext:value-type="float">
            <text:p>0.000520985319768</text:p>
          </table:table-cell>
          <table:table-cell table:formula="of:=0.5*[.EY12]*(([.EY6]-[.EX6])/([.EY1]-[.EX1]))^2" office:value-type="float" office:value="0.0502853954697738" calcext:value-type="float">
            <text:p>0.050285395469774</text:p>
          </table:table-cell>
          <table:table-cell table:formula="of:=0.5*[.EZ12]*(([.EZ6]-[.EY6])/([.EZ1]-[.EY1]))^2" office:value-type="float" office:value="0.0186547914026497" calcext:value-type="float">
            <text:p>0.01865479140265</text:p>
          </table:table-cell>
          <table:table-cell table:formula="of:=0.5*[.FA12]*(([.FA6]-[.EZ6])/([.FA1]-[.EZ1]))^2" office:value-type="float" office:value="0.00786794475107337" calcext:value-type="float">
            <text:p>0.007867944751073</text:p>
          </table:table-cell>
          <table:table-cell table:formula="of:=0.5*[.FB12]*(([.FB6]-[.FA6])/([.FB1]-[.FA1]))^2" office:value-type="float" office:value="0.0000174489905114504" calcext:value-type="float">
            <text:p>1.74489905114504E-05</text:p>
          </table:table-cell>
          <table:table-cell table:formula="of:=0.5*[.FC12]*(([.FC6]-[.FB6])/([.FC1]-[.FB1]))^2" office:value-type="float" office:value="0.081267086099731" calcext:value-type="float">
            <text:p>0.081267086099731</text:p>
          </table:table-cell>
          <table:table-cell table:formula="of:=0.5*[.FD12]*(([.FD6]-[.FC6])/([.FD1]-[.FC1]))^2" office:value-type="float" office:value="0.0267026220205937" calcext:value-type="float">
            <text:p>0.026702622020594</text:p>
          </table:table-cell>
          <table:table-cell table:formula="of:=0.5*[.FE12]*(([.FE6]-[.FD6])/([.FE1]-[.FD1]))^2" office:value-type="float" office:value="0.0176219403663652" calcext:value-type="float">
            <text:p>0.017621940366365</text:p>
          </table:table-cell>
          <table:table-cell table:formula="of:=0.5*[.FF12]*(([.FF6]-[.FE6])/([.FF1]-[.FE1]))^2" office:value-type="float" office:value="0.0117222212741952" calcext:value-type="float">
            <text:p>0.011722221274195</text:p>
          </table:table-cell>
          <table:table-cell table:formula="of:=0.5*[.FG12]*(([.FG6]-[.FF6])/([.FG1]-[.FF1]))^2" office:value-type="float" office:value="0.000135239588973543" calcext:value-type="float">
            <text:p>0.000135239588974</text:p>
          </table:table-cell>
          <table:table-cell table:formula="of:=0.5*[.FH12]*(([.FH6]-[.FG6])/([.FH1]-[.FG1]))^2" office:value-type="float" office:value="0.000278388851084107" calcext:value-type="float">
            <text:p>0.000278388851084</text:p>
          </table:table-cell>
          <table:table-cell table:formula="of:=0.5*[.FI12]*(([.FI6]-[.FH6])/([.FI1]-[.FH1]))^2" office:value-type="float" office:value="0.00143012945742879" calcext:value-type="float">
            <text:p>0.001430129457429</text:p>
          </table:table-cell>
          <table:table-cell table:formula="of:=0.5*[.FJ12]*(([.FJ6]-[.FI6])/([.FJ1]-[.FI1]))^2" office:value-type="float" office:value="0.00329854394996763" calcext:value-type="float">
            <text:p>0.003298543949968</text:p>
          </table:table-cell>
          <table:table-cell table:formula="of:=0.5*[.FK12]*(([.FK6]-[.FJ6])/([.FK1]-[.FJ1]))^2" office:value-type="float" office:value="0.00059179646430904" calcext:value-type="float">
            <text:p>0.000591796464309</text:p>
          </table:table-cell>
          <table:table-cell table:formula="of:=0.5*[.FL12]*(([.FL6]-[.FK6])/([.FL1]-[.FK1]))^2" office:value-type="float" office:value="0.000139767683439999" calcext:value-type="float">
            <text:p>0.00013976768344</text:p>
          </table:table-cell>
          <table:table-cell table:formula="of:=0.5*[.FM12]*(([.FM6]-[.FL6])/([.FM1]-[.FL1]))^2" office:value-type="float" office:value="0.000914556441049389" calcext:value-type="float">
            <text:p>0.000914556441049</text:p>
          </table:table-cell>
          <table:table-cell table:formula="of:=0.5*[.FN12]*(([.FN6]-[.FM6])/([.FN1]-[.FM1]))^2" office:value-type="float" office:value="0.00654490286938731" calcext:value-type="float">
            <text:p>0.006544902869387</text:p>
          </table:table-cell>
          <table:table-cell table:formula="of:=0.5*[.FO12]*(([.FO6]-[.FN6])/([.FO1]-[.FN1]))^2" office:value-type="float" office:value="0.0000860714363150075" calcext:value-type="float">
            <text:p>8.60714363150075E-05</text:p>
          </table:table-cell>
          <table:table-cell table:formula="of:=0.5*[.FP12]*(([.FP6]-[.FO6])/([.FP1]-[.FO1]))^2" office:value-type="float" office:value="0.0206214791419575" calcext:value-type="float">
            <text:p>0.020621479141958</text:p>
          </table:table-cell>
          <table:table-cell table:formula="of:=0.5*[.FQ12]*(([.FQ6]-[.FP6])/([.FQ1]-[.FP1]))^2" office:value-type="float" office:value="0.00171410848198016" calcext:value-type="float">
            <text:p>0.00171410848198</text:p>
          </table:table-cell>
          <table:table-cell table:formula="of:=0.5*[.FR12]*(([.FR6]-[.FQ6])/([.FR1]-[.FQ1]))^2" office:value-type="float" office:value="0.000113313999621298" calcext:value-type="float">
            <text:p>0.000113313999621</text:p>
          </table:table-cell>
          <table:table-cell table:formula="of:=0.5*[.FS12]*(([.FS6]-[.FR6])/([.FS1]-[.FR1]))^2" office:value-type="float" office:value="0.0372269417963157" calcext:value-type="float">
            <text:p>0.037226941796316</text:p>
          </table:table-cell>
          <table:table-cell table:formula="of:=0.5*[.FT12]*(([.FT6]-[.FS6])/([.FT1]-[.FS1]))^2" office:value-type="float" office:value="0.00789149420509073" calcext:value-type="float">
            <text:p>0.007891494205091</text:p>
          </table:table-cell>
          <table:table-cell table:formula="of:=0.5*[.FU12]*(([.FU6]-[.FT6])/([.FU1]-[.FT1]))^2" office:value-type="float" office:value="0.00139791742687831" calcext:value-type="float">
            <text:p>0.001397917426878</text:p>
          </table:table-cell>
          <table:table-cell table:formula="of:=0.5*[.FV12]*(([.FV6]-[.FU6])/([.FV1]-[.FU1]))^2" office:value-type="float" office:value="0.0217256435722069" calcext:value-type="float">
            <text:p>0.021725643572207</text:p>
          </table:table-cell>
          <table:table-cell table:formula="of:=0.5*[.FW12]*(([.FW6]-[.FV6])/([.FW1]-[.FV1]))^2" office:value-type="float" office:value="0.00148162196279474" calcext:value-type="float">
            <text:p>0.001481621962795</text:p>
          </table:table-cell>
          <table:table-cell table:formula="of:=0.5*[.FX12]*(([.FX6]-[.FW6])/([.FX1]-[.FW1]))^2" office:value-type="float" office:value="0.0032231731299885" calcext:value-type="float">
            <text:p>0.003223173129989</text:p>
          </table:table-cell>
          <table:table-cell table:formula="of:=0.5*[.FY12]*(([.FY6]-[.FX6])/([.FY1]-[.FX1]))^2" office:value-type="float" office:value="0.0102530236191538" calcext:value-type="float">
            <text:p>0.010253023619154</text:p>
          </table:table-cell>
          <table:table-cell table:formula="of:=0.5*[.FZ12]*(([.FZ6]-[.FY6])/([.FZ1]-[.FY1]))^2" office:value-type="float" office:value="0.00999366455030499" calcext:value-type="float">
            <text:p>0.009993664550305</text:p>
          </table:table-cell>
          <table:table-cell table:formula="of:=0.5*[.GA12]*(([.GA6]-[.FZ6])/([.GA1]-[.FZ1]))^2" office:value-type="float" office:value="0.00359622360007876" calcext:value-type="float">
            <text:p>0.003596223600079</text:p>
          </table:table-cell>
          <table:table-cell table:formula="of:=0.5*[.GB12]*(([.GB6]-[.GA6])/([.GB1]-[.GA1]))^2" office:value-type="float" office:value="0.000142877490691562" calcext:value-type="float">
            <text:p>0.000142877490692</text:p>
          </table:table-cell>
          <table:table-cell table:formula="of:=0.5*[.GC12]*(([.GC6]-[.GB6])/([.GC1]-[.GB1]))^2" office:value-type="float" office:value="0.0470686837060112" calcext:value-type="float">
            <text:p>0.047068683706011</text:p>
          </table:table-cell>
          <table:table-cell table:formula="of:=0.5*[.GD12]*(([.GD6]-[.GC6])/([.GD1]-[.GC1]))^2" office:value-type="float" office:value="0.0348814103035797" calcext:value-type="float">
            <text:p>0.03488141030358</text:p>
          </table:table-cell>
          <table:table-cell table:formula="of:=0.5*[.GE12]*(([.GE6]-[.GD6])/([.GE1]-[.GD1]))^2" office:value-type="float" office:value="0.0184440575107931" calcext:value-type="float">
            <text:p>0.018444057510793</text:p>
          </table:table-cell>
          <table:table-cell table:formula="of:=0.5*[.GF12]*(([.GF6]-[.GE6])/([.GF1]-[.GE1]))^2" office:value-type="float" office:value="0.00806834390962421" calcext:value-type="float">
            <text:p>0.008068343909624</text:p>
          </table:table-cell>
          <table:table-cell table:formula="of:=0.5*[.GG12]*(([.GG6]-[.GF6])/([.GG1]-[.GF1]))^2" office:value-type="float" office:value="0.000617168618441852" calcext:value-type="float">
            <text:p>0.000617168618442</text:p>
          </table:table-cell>
          <table:table-cell table:formula="of:=0.5*[.GH12]*(([.GH6]-[.GG6])/([.GH1]-[.GG1]))^2" office:value-type="float" office:value="0.0939936545397091" calcext:value-type="float">
            <text:p>0.093993654539709</text:p>
          </table:table-cell>
          <table:table-cell table:formula="of:=0.5*[.GI12]*(([.GI6]-[.GH6])/([.GI1]-[.GH1]))^2" office:value-type="float" office:value="0.000580618972655496" calcext:value-type="float">
            <text:p>0.000580618972655</text:p>
          </table:table-cell>
          <table:table-cell table:formula="of:=0.5*[.GJ12]*(([.GJ6]-[.GI6])/([.GJ1]-[.GI1]))^2" office:value-type="float" office:value="0.0000187020792652537" calcext:value-type="float">
            <text:p>1.87020792652537E-05</text:p>
          </table:table-cell>
          <table:table-cell table:formula="of:=0.5*[.GK12]*(([.GK6]-[.GJ6])/([.GK1]-[.GJ1]))^2" office:value-type="float" office:value="0.0583299964316443" calcext:value-type="float">
            <text:p>0.058329996431644</text:p>
          </table:table-cell>
          <table:table-cell table:formula="of:=0.5*[.GL12]*(([.GL6]-[.GK6])/([.GL1]-[.GK1]))^2" office:value-type="float" office:value="0.00120355269918057" calcext:value-type="float">
            <text:p>0.001203552699181</text:p>
          </table:table-cell>
          <table:table-cell table:formula="of:=0.5*[.GM12]*(([.GM6]-[.GL6])/([.GM1]-[.GL1]))^2" office:value-type="float" office:value="0.000564116336581326" calcext:value-type="float">
            <text:p>0.000564116336581</text:p>
          </table:table-cell>
          <table:table-cell table:formula="of:=0.5*[.GN12]*(([.GN6]-[.GM6])/([.GN1]-[.GM1]))^2" office:value-type="float" office:value="0.000674813139722778" calcext:value-type="float">
            <text:p>0.000674813139723</text:p>
          </table:table-cell>
          <table:table-cell table:formula="of:=0.5*[.GO12]*(([.GO6]-[.GN6])/([.GO1]-[.GN1]))^2" office:value-type="float" office:value="0.00113430632090935" calcext:value-type="float">
            <text:p>0.001134306320909</text:p>
          </table:table-cell>
          <table:table-cell table:formula="of:=0.5*[.GP12]*(([.GP6]-[.GO6])/([.GP1]-[.GO1]))^2" office:value-type="float" office:value="0.00337853023143502" calcext:value-type="float">
            <text:p>0.003378530231435</text:p>
          </table:table-cell>
          <table:table-cell table:formula="of:=0.5*[.GQ12]*(([.GQ6]-[.GP6])/([.GQ1]-[.GP1]))^2" office:value-type="float" office:value="0.00357594404682289" calcext:value-type="float">
            <text:p>0.003575944046823</text:p>
          </table:table-cell>
          <table:table-cell table:formula="of:=0.5*[.GR12]*(([.GR6]-[.GQ6])/([.GR1]-[.GQ1]))^2" office:value-type="float" office:value="0.0178191690260451" calcext:value-type="float">
            <text:p>0.017819169026045</text:p>
          </table:table-cell>
          <table:table-cell table:formula="of:=0.5*[.GS12]*(([.GS6]-[.GR6])/([.GS1]-[.GR1]))^2" office:value-type="float" office:value="0.0225376269172822" calcext:value-type="float">
            <text:p>0.022537626917282</text:p>
          </table:table-cell>
          <table:table-cell table:formula="of:=0.5*[.GT12]*(([.GT6]-[.GS6])/([.GT1]-[.GS1]))^2" office:value-type="float" office:value="0.00635298401601886" calcext:value-type="float">
            <text:p>0.006352984016019</text:p>
          </table:table-cell>
          <table:table-cell table:formula="of:=0.5*[.GU12]*(([.GU6]-[.GT6])/([.GU1]-[.GT1]))^2" office:value-type="float" office:value="0.099539385298947" calcext:value-type="float">
            <text:p>0.099539385298947</text:p>
          </table:table-cell>
          <table:table-cell table:formula="of:=0.5*[.GV12]*(([.GV6]-[.GU6])/([.GV1]-[.GU1]))^2" office:value-type="float" office:value="0.000201892485121216" calcext:value-type="float">
            <text:p>0.000201892485121</text:p>
          </table:table-cell>
          <table:table-cell table:formula="of:=0.5*[.GW12]*(([.GW6]-[.GV6])/([.GW1]-[.GV1]))^2" office:value-type="float" office:value="0.00158436072060318" calcext:value-type="float">
            <text:p>0.001584360720603</text:p>
          </table:table-cell>
          <table:table-cell table:formula="of:=0.5*[.GX12]*(([.GX6]-[.GW6])/([.GX1]-[.GW1]))^2" office:value-type="float" office:value="0.0426386201742387" calcext:value-type="float">
            <text:p>0.042638620174239</text:p>
          </table:table-cell>
          <table:table-cell table:formula="of:=0.5*[.GY12]*(([.GY6]-[.GX6])/([.GY1]-[.GX1]))^2" office:value-type="float" office:value="0.0180879492093534" calcext:value-type="float">
            <text:p>0.018087949209354</text:p>
          </table:table-cell>
          <table:table-cell table:formula="of:=0.5*[.GZ12]*(([.GZ6]-[.GY6])/([.GZ1]-[.GY1]))^2" office:value-type="float" office:value="0.000248834571011055" calcext:value-type="float">
            <text:p>0.000248834571011</text:p>
          </table:table-cell>
          <table:table-cell table:formula="of:=0.5*[.HA12]*(([.HA6]-[.GZ6])/([.HA1]-[.GZ1]))^2" office:value-type="float" office:value="0.00665284525162888" calcext:value-type="float">
            <text:p>0.006652845251629</text:p>
          </table:table-cell>
          <table:table-cell table:formula="of:=0.5*[.HB12]*(([.HB6]-[.HA6])/([.HB1]-[.HA1]))^2" office:value-type="float" office:value="0.00942759725253019" calcext:value-type="float">
            <text:p>0.00942759725253</text:p>
          </table:table-cell>
          <table:table-cell table:formula="of:=0.5*[.HC12]*(([.HC6]-[.HB6])/([.HC1]-[.HB1]))^2" office:value-type="float" office:value="0.00435502586210578" calcext:value-type="float">
            <text:p>0.004355025862106</text:p>
          </table:table-cell>
          <table:table-cell table:formula="of:=0.5*[.HD12]*(([.HD6]-[.HC6])/([.HD1]-[.HC1]))^2" office:value-type="float" office:value="0.0334225915018732" calcext:value-type="float">
            <text:p>0.033422591501873</text:p>
          </table:table-cell>
          <table:table-cell table:formula="of:=0.5*[.HE12]*(([.HE6]-[.HD6])/([.HE1]-[.HD1]))^2" office:value-type="float" office:value="0.000834215999027381" calcext:value-type="float">
            <text:p>0.000834215999027</text:p>
          </table:table-cell>
          <table:table-cell table:formula="of:=0.5*[.HF12]*(([.HF6]-[.HE6])/([.HF1]-[.HE1]))^2" office:value-type="float" office:value="0.000296055027156334" calcext:value-type="float">
            <text:p>0.000296055027156</text:p>
          </table:table-cell>
          <table:table-cell table:formula="of:=0.5*[.HG12]*(([.HG6]-[.HF6])/([.HG1]-[.HF1]))^2" office:value-type="float" office:value="0.00379140495172575" calcext:value-type="float">
            <text:p>0.003791404951726</text:p>
          </table:table-cell>
          <table:table-cell table:formula="of:=0.5*[.HH12]*(([.HH6]-[.HG6])/([.HH1]-[.HG1]))^2" office:value-type="float" office:value="0.00497039435045531" calcext:value-type="float">
            <text:p>0.004970394350455</text:p>
          </table:table-cell>
          <table:table-cell table:formula="of:=0.5*[.HI12]*(([.HI6]-[.HH6])/([.HI1]-[.HH1]))^2" office:value-type="float" office:value="0.00667457054208349" calcext:value-type="float">
            <text:p>0.006674570542083</text:p>
          </table:table-cell>
          <table:table-cell table:formula="of:=0.5*[.HJ12]*(([.HJ6]-[.HI6])/([.HJ1]-[.HI1]))^2" office:value-type="float" office:value="0.010931371767661" calcext:value-type="float">
            <text:p>0.010931371767661</text:p>
          </table:table-cell>
          <table:table-cell table:formula="of:=0.5*[.HK12]*(([.HK6]-[.HJ6])/([.HK1]-[.HJ1]))^2" office:value-type="float" office:value="0.0055450829774505" calcext:value-type="float">
            <text:p>0.005545082977451</text:p>
          </table:table-cell>
          <table:table-cell table:formula="of:=0.5*[.HL12]*(([.HL6]-[.HK6])/([.HL1]-[.HK1]))^2" office:value-type="float" office:value="0.00165567169958318" calcext:value-type="float">
            <text:p>0.001655671699583</text:p>
          </table:table-cell>
          <table:table-cell table:formula="of:=0.5*[.HM12]*(([.HM6]-[.HL6])/([.HM1]-[.HL1]))^2" office:value-type="float" office:value="0.0026114087722917" calcext:value-type="float">
            <text:p>0.002611408772292</text:p>
          </table:table-cell>
          <table:table-cell table:formula="of:=0.5*[.HN12]*(([.HN6]-[.HM6])/([.HN1]-[.HM1]))^2" office:value-type="float" office:value="0.000287689097047909" calcext:value-type="float">
            <text:p>0.000287689097048</text:p>
          </table:table-cell>
          <table:table-cell table:formula="of:=0.5*[.HO12]*(([.HO6]-[.HN6])/([.HO1]-[.HN1]))^2" office:value-type="float" office:value="0.000158883717967418" calcext:value-type="float">
            <text:p>0.000158883717967</text:p>
          </table:table-cell>
          <table:table-cell table:formula="of:=0.5*[.HP12]*(([.HP6]-[.HO6])/([.HP1]-[.HO1]))^2" office:value-type="float" office:value="0.11733764138764" calcext:value-type="float">
            <text:p>0.11733764138764</text:p>
          </table:table-cell>
          <table:table-cell table:formula="of:=0.5*[.HQ12]*(([.HQ6]-[.HP6])/([.HQ1]-[.HP1]))^2" office:value-type="float" office:value="0.0306687199753519" calcext:value-type="float">
            <text:p>0.030668719975352</text:p>
          </table:table-cell>
          <table:table-cell table:formula="of:=0.5*[.HR12]*(([.HR6]-[.HQ6])/([.HR1]-[.HQ1]))^2" office:value-type="float" office:value="0.023326130897149" calcext:value-type="float">
            <text:p>0.023326130897149</text:p>
          </table:table-cell>
          <table:table-cell table:formula="of:=0.5*[.HS12]*(([.HS6]-[.HR6])/([.HS1]-[.HR1]))^2" office:value-type="float" office:value="0.00700559028339297" calcext:value-type="float">
            <text:p>0.007005590283393</text:p>
          </table:table-cell>
          <table:table-cell table:formula="of:=0.5*[.HT12]*(([.HT6]-[.HS6])/([.HT1]-[.HS1]))^2" office:value-type="float" office:value="0.00173514704293349" calcext:value-type="float">
            <text:p>0.001735147042933</text:p>
          </table:table-cell>
          <table:table-cell table:formula="of:=0.5*[.HU12]*(([.HU6]-[.HT6])/([.HU1]-[.HT1]))^2" office:value-type="float" office:value="0.00157919329833856" calcext:value-type="float">
            <text:p>0.001579193298339</text:p>
          </table:table-cell>
          <table:table-cell table:formula="of:=0.5*[.HV12]*(([.HV6]-[.HU6])/([.HV1]-[.HU1]))^2" office:value-type="float" office:value="0.10260818490385" calcext:value-type="float">
            <text:p>0.10260818490385</text:p>
          </table:table-cell>
          <table:table-cell table:formula="of:=0.5*[.HW12]*(([.HW6]-[.HV6])/([.HW1]-[.HV1]))^2" office:value-type="float" office:value="0.00832393095575653" calcext:value-type="float">
            <text:p>0.008323930955757</text:p>
          </table:table-cell>
          <table:table-cell table:formula="of:=0.5*[.HX12]*(([.HX6]-[.HW6])/([.HX1]-[.HW1]))^2" office:value-type="float" office:value="0.00803980801578043" calcext:value-type="float">
            <text:p>0.00803980801578</text:p>
          </table:table-cell>
          <table:table-cell table:formula="of:=0.5*[.HY12]*(([.HY6]-[.HX6])/([.HY1]-[.HX1]))^2" office:value-type="float" office:value="0.00460141590198335" calcext:value-type="float">
            <text:p>0.004601415901983</text:p>
          </table:table-cell>
          <table:table-cell table:formula="of:=0.5*[.HZ12]*(([.HZ6]-[.HY6])/([.HZ1]-[.HY1]))^2" office:value-type="float" office:value="0.0261229125830157" calcext:value-type="float">
            <text:p>0.026122912583016</text:p>
          </table:table-cell>
          <table:table-cell table:formula="of:=0.5*[.IA12]*(([.IA6]-[.HZ6])/([.IA1]-[.HZ1]))^2" office:value-type="float" office:value="0.0613451493655855" calcext:value-type="float">
            <text:p>0.061345149365586</text:p>
          </table:table-cell>
          <table:table-cell table:formula="of:=0.5*[.IB12]*(([.IB6]-[.IA6])/([.IB1]-[.IA1]))^2" office:value-type="float" office:value="0.000815494420038773" calcext:value-type="float">
            <text:p>0.000815494420039</text:p>
          </table:table-cell>
          <table:table-cell table:formula="of:=0.5*[.IC12]*(([.IC6]-[.IB6])/([.IC1]-[.IB1]))^2" office:value-type="float" office:value="0.000277109251180325" calcext:value-type="float">
            <text:p>0.00027710925118</text:p>
          </table:table-cell>
          <table:table-cell table:formula="of:=0.5*[.ID12]*(([.ID6]-[.IC6])/([.ID1]-[.IC1]))^2" office:value-type="float" office:value="0.00170657997985546" calcext:value-type="float">
            <text:p>0.001706579979855</text:p>
          </table:table-cell>
          <table:table-cell table:formula="of:=0.5*[.IE12]*(([.IE6]-[.ID6])/([.IE1]-[.ID1]))^2" office:value-type="float" office:value="0.000625030671234341" calcext:value-type="float">
            <text:p>0.000625030671234</text:p>
          </table:table-cell>
          <table:table-cell table:formula="of:=0.5*[.IF12]*(([.IF6]-[.IE6])/([.IF1]-[.IE1]))^2" office:value-type="float" office:value="0.000985789470874533" calcext:value-type="float">
            <text:p>0.000985789470875</text:p>
          </table:table-cell>
          <table:table-cell table:formula="of:=0.5*[.IG12]*(([.IG6]-[.IF6])/([.IG1]-[.IF1]))^2" office:value-type="float" office:value="0.00681817621408913" calcext:value-type="float">
            <text:p>0.006818176214089</text:p>
          </table:table-cell>
          <table:table-cell table:formula="of:=0.5*[.IH12]*(([.IH6]-[.IG6])/([.IH1]-[.IG1]))^2" office:value-type="float" office:value="0.00481039701048088" calcext:value-type="float">
            <text:p>0.004810397010481</text:p>
          </table:table-cell>
          <table:table-cell table:formula="of:=0.5*[.II12]*(([.II6]-[.IH6])/([.II1]-[.IH1]))^2" office:value-type="float" office:value="0.0563094535487683" calcext:value-type="float">
            <text:p>0.056309453548768</text:p>
          </table:table-cell>
          <table:table-cell table:formula="of:=0.5*[.IJ12]*(([.IJ6]-[.II6])/([.IJ1]-[.II1]))^2" office:value-type="float" office:value="0.0932681736031441" calcext:value-type="float">
            <text:p>0.093268173603144</text:p>
          </table:table-cell>
          <table:table-cell table:formula="of:=0.5*[.IK12]*(([.IK6]-[.IJ6])/([.IK1]-[.IJ1]))^2" office:value-type="float" office:value="0.00705889365420759" calcext:value-type="float">
            <text:p>0.007058893654208</text:p>
          </table:table-cell>
          <table:table-cell table:formula="of:=0.5*[.IL12]*(([.IL6]-[.IK6])/([.IL1]-[.IK1]))^2" office:value-type="float" office:value="0.0186816207344781" calcext:value-type="float">
            <text:p>0.018681620734478</text:p>
          </table:table-cell>
          <table:table-cell table:formula="of:=0.5*[.IM12]*(([.IM6]-[.IL6])/([.IM1]-[.IL1]))^2" office:value-type="float" office:value="0.000044505001100805" calcext:value-type="float">
            <text:p>4.4505001100805E-05</text:p>
          </table:table-cell>
          <table:table-cell table:formula="of:=0.5*[.IN12]*(([.IN6]-[.IM6])/([.IN1]-[.IM1]))^2" office:value-type="float" office:value="0.00680426266713337" calcext:value-type="float">
            <text:p>0.006804262667133</text:p>
          </table:table-cell>
          <table:table-cell table:formula="of:=0.5*[.IO12]*(([.IO6]-[.IN6])/([.IO1]-[.IN1]))^2" office:value-type="float" office:value="0.00296760849580286" calcext:value-type="float">
            <text:p>0.002967608495803</text:p>
          </table:table-cell>
          <table:table-cell table:formula="of:=0.5*[.IP12]*(([.IP6]-[.IO6])/([.IP1]-[.IO1]))^2" office:value-type="float" office:value="0.000503406486186696" calcext:value-type="float">
            <text:p>0.000503406486187</text:p>
          </table:table-cell>
          <table:table-cell table:formula="of:=0.5*[.IQ12]*(([.IQ6]-[.IP6])/([.IQ1]-[.IP1]))^2" office:value-type="float" office:value="0.0302323133969207" calcext:value-type="float">
            <text:p>0.030232313396921</text:p>
          </table:table-cell>
          <table:table-cell table:formula="of:=0.5*[.IR12]*(([.IR6]-[.IQ6])/([.IR1]-[.IQ1]))^2" office:value-type="float" office:value="0.00216717456883786" calcext:value-type="float">
            <text:p>0.002167174568838</text:p>
          </table:table-cell>
          <table:table-cell table:formula="of:=0.5*[.IS12]*(([.IS6]-[.IR6])/([.IS1]-[.IR1]))^2" office:value-type="float" office:value="0.0030900514557114" calcext:value-type="float">
            <text:p>0.003090051455711</text:p>
          </table:table-cell>
          <table:table-cell table:formula="of:=0.5*[.IT12]*(([.IT6]-[.IS6])/([.IT1]-[.IS1]))^2" office:value-type="float" office:value="0.00514010111763053" calcext:value-type="float">
            <text:p>0.005140101117631</text:p>
          </table:table-cell>
          <table:table-cell table:formula="of:=0.5*[.IU12]*(([.IU6]-[.IT6])/([.IU1]-[.IT1]))^2" office:value-type="float" office:value="0.00868317306248265" calcext:value-type="float">
            <text:p>0.008683173062483</text:p>
          </table:table-cell>
          <table:table-cell table:formula="of:=0.5*[.IV12]*(([.IV6]-[.IU6])/([.IV1]-[.IU1]))^2" office:value-type="float" office:value="0.0221161186382232" calcext:value-type="float">
            <text:p>0.022116118638223</text:p>
          </table:table-cell>
          <table:table-cell table:formula="of:=0.5*[.IW12]*(([.IW6]-[.IV6])/([.IW1]-[.IV1]))^2" office:value-type="float" office:value="0.00350226774862397" calcext:value-type="float">
            <text:p>0.003502267748624</text:p>
          </table:table-cell>
          <table:table-cell table:formula="of:=0.5*[.IX12]*(([.IX6]-[.IW6])/([.IX1]-[.IW1]))^2" office:value-type="float" office:value="0.000938553048400638" calcext:value-type="float">
            <text:p>0.000938553048401</text:p>
          </table:table-cell>
          <table:table-cell table:formula="of:=0.5*[.IY12]*(([.IY6]-[.IX6])/([.IY1]-[.IX1]))^2" office:value-type="float" office:value="0.000152967646810233" calcext:value-type="float">
            <text:p>0.00015296764681</text:p>
          </table:table-cell>
          <table:table-cell table:formula="of:=0.5*[.IZ12]*(([.IZ6]-[.IY6])/([.IZ1]-[.IY1]))^2" office:value-type="float" office:value="0.0647404873531286" calcext:value-type="float">
            <text:p>0.064740487353129</text:p>
          </table:table-cell>
          <table:table-cell table:formula="of:=0.5*[.JA12]*(([.JA6]-[.IZ6])/([.JA1]-[.IZ1]))^2" office:value-type="float" office:value="0.0146303120362826" calcext:value-type="float">
            <text:p>0.014630312036283</text:p>
          </table:table-cell>
          <table:table-cell table:formula="of:=0.5*[.JB12]*(([.JB6]-[.JA6])/([.JB1]-[.JA1]))^2" office:value-type="float" office:value="0.000156284581433011" calcext:value-type="float">
            <text:p>0.000156284581433</text:p>
          </table:table-cell>
          <table:table-cell table:formula="of:=0.5*[.JC12]*(([.JC6]-[.JB6])/([.JC1]-[.JB1]))^2" office:value-type="float" office:value="0.0408901011227872" calcext:value-type="float">
            <text:p>0.040890101122787</text:p>
          </table:table-cell>
          <table:table-cell table:formula="of:=0.5*[.JD12]*(([.JD6]-[.JC6])/([.JD1]-[.JC1]))^2" office:value-type="float" office:value="0.0810756272039149" calcext:value-type="float">
            <text:p>0.081075627203915</text:p>
          </table:table-cell>
          <table:table-cell table:formula="of:=0.5*[.JE12]*(([.JE6]-[.JD6])/([.JE1]-[.JD1]))^2" office:value-type="float" office:value="0.0130354652019964" calcext:value-type="float">
            <text:p>0.013035465201997</text:p>
          </table:table-cell>
          <table:table-cell table:formula="of:=0.5*[.JF12]*(([.JF6]-[.JE6])/([.JF1]-[.JE1]))^2" office:value-type="float" office:value="0.0370831475004728" calcext:value-type="float">
            <text:p>0.037083147500473</text:p>
          </table:table-cell>
          <table:table-cell table:formula="of:=0.5*[.JG12]*(([.JG6]-[.JF6])/([.JG1]-[.JF1]))^2" office:value-type="float" office:value="0.00230087623407861" calcext:value-type="float">
            <text:p>0.002300876234079</text:p>
          </table:table-cell>
          <table:table-cell table:formula="of:=0.5*[.JH12]*(([.JH6]-[.JG6])/([.JH1]-[.JG1]))^2" office:value-type="float" office:value="0.00116747824433505" calcext:value-type="float">
            <text:p>0.001167478244335</text:p>
          </table:table-cell>
          <table:table-cell table:formula="of:=0.5*[.JI12]*(([.JI6]-[.JH6])/([.JI1]-[.JH1]))^2" office:value-type="float" office:value="0.00148666548825487" calcext:value-type="float">
            <text:p>0.001486665488255</text:p>
          </table:table-cell>
          <table:table-cell table:formula="of:=0.5*[.JJ12]*(([.JJ6]-[.JI6])/([.JJ1]-[.JI1]))^2" office:value-type="float" office:value="0.000568841571337764" calcext:value-type="float">
            <text:p>0.000568841571338</text:p>
          </table:table-cell>
          <table:table-cell table:formula="of:=0.5*[.JK12]*(([.JK6]-[.JJ6])/([.JK1]-[.JJ1]))^2" office:value-type="float" office:value="0.000137073261749013" calcext:value-type="float">
            <text:p>0.000137073261749</text:p>
          </table:table-cell>
          <table:table-cell table:formula="of:=0.5*[.JL12]*(([.JL6]-[.JK6])/([.JL1]-[.JK1]))^2" office:value-type="float" office:value="0.0000293629310461882" calcext:value-type="float">
            <text:p>2.93629310461882E-05</text:p>
          </table:table-cell>
          <table:table-cell table:formula="of:=0.5*[.JM12]*(([.JM6]-[.JL6])/([.JM1]-[.JL1]))^2" office:value-type="float" office:value="0.00131402139332376" calcext:value-type="float">
            <text:p>0.001314021393324</text:p>
          </table:table-cell>
          <table:table-cell table:formula="of:=0.5*[.JN12]*(([.JN6]-[.JM6])/([.JN1]-[.JM1]))^2" office:value-type="float" office:value="0.00642180984237146" calcext:value-type="float">
            <text:p>0.006421809842371</text:p>
          </table:table-cell>
          <table:table-cell table:formula="of:=0.5*[.JO12]*(([.JO6]-[.JN6])/([.JO1]-[.JN1]))^2" office:value-type="float" office:value="0.0103860297201537" calcext:value-type="float">
            <text:p>0.010386029720154</text:p>
          </table:table-cell>
          <table:table-cell table:formula="of:=0.5*[.JP12]*(([.JP6]-[.JO6])/([.JP1]-[.JO1]))^2" office:value-type="float" office:value="0.000349650511962357" calcext:value-type="float">
            <text:p>0.000349650511962</text:p>
          </table:table-cell>
          <table:table-cell table:formula="of:=0.5*[.JQ12]*(([.JQ6]-[.JP6])/([.JQ1]-[.JP1]))^2" office:value-type="float" office:value="0.0000068403179174886" calcext:value-type="float">
            <text:p>6.8403179174886E-06</text:p>
          </table:table-cell>
          <table:table-cell table:formula="of:=0.5*[.JR12]*(([.JR6]-[.JQ6])/([.JR1]-[.JQ1]))^2" office:value-type="float" office:value="0.00228704269297036" calcext:value-type="float">
            <text:p>0.00228704269297</text:p>
          </table:table-cell>
          <table:table-cell table:formula="of:=0.5*[.JS12]*(([.JS6]-[.JR6])/([.JS1]-[.JR1]))^2" office:value-type="float" office:value="0.000758516637046069" calcext:value-type="float">
            <text:p>0.000758516637046</text:p>
          </table:table-cell>
          <table:table-cell table:formula="of:=0.5*[.JT12]*(([.JT6]-[.JS6])/([.JT1]-[.JS1]))^2" office:value-type="float" office:value="0.0000434207183114961" calcext:value-type="float">
            <text:p>4.34207183114961E-05</text:p>
          </table:table-cell>
          <table:table-cell table:formula="of:=0.5*[.JU12]*(([.JU6]-[.JT6])/([.JU1]-[.JT1]))^2" office:value-type="float" office:value="0.000144542024616795" calcext:value-type="float">
            <text:p>0.000144542024617</text:p>
          </table:table-cell>
          <table:table-cell table:formula="of:=0.5*[.JV12]*(([.JV6]-[.JU6])/([.JV1]-[.JU1]))^2" office:value-type="float" office:value="0.000000101225900344663" calcext:value-type="float">
            <text:p>1.01225900344663E-07</text:p>
          </table:table-cell>
          <table:table-cell table:formula="of:=0.5*[.JW12]*(([.JW6]-[.JV6])/([.JW1]-[.JV1]))^2" office:value-type="float" office:value="0.0000097032573153929" calcext:value-type="float">
            <text:p>9.7032573153929E-06</text:p>
          </table:table-cell>
          <table:table-cell table:formula="of:=0.5*[.JX12]*(([.JX6]-[.JW6])/([.JX1]-[.JW1]))^2" office:value-type="float" office:value="0.00000235849010469109" calcext:value-type="float">
            <text:p>2.35849010469109E-06</text:p>
          </table:table-cell>
          <table:table-cell table:formula="of:=0.5*[.JY12]*(([.JY6]-[.JX6])/([.JY1]-[.JX1]))^2" office:value-type="float" office:value="0.00000046428340292088" calcext:value-type="float">
            <text:p>4.6428340292088E-07</text:p>
          </table:table-cell>
          <table:table-cell table:formula="of:=0.5*[.JZ12]*(([.JZ6]-[.JY6])/([.JZ1]-[.JY1]))^2" office:value-type="float" office:value="0.00000126375812935507" calcext:value-type="float">
            <text:p>1.26375812935507E-06</text:p>
          </table:table-cell>
          <table:table-cell table:formula="of:=0.5*[.KA12]*(([.KA6]-[.JZ6])/([.KA1]-[.JZ1]))^2" office:value-type="float" office:value="0.000000828053483484105" calcext:value-type="float">
            <text:p>8.28053483484105E-07</text:p>
          </table:table-cell>
          <table:table-cell table:formula="of:=0.5*[.KB12]*(([.KB6]-[.KA6])/([.KB1]-[.KA1]))^2" office:value-type="float" office:value="0.00000011120777122663" calcext:value-type="float">
            <text:p>1.1120777122663E-07</text:p>
          </table:table-cell>
          <table:table-cell table:formula="of:=0.5*[.KC12]*(([.KC6]-[.KB6])/([.KC1]-[.KB1]))^2" office:value-type="float" office:value="0.00000000643578729956895" calcext:value-type="float">
            <text:p>6.43578729956895E-09</text:p>
          </table:table-cell>
          <table:table-cell table:formula="of:=0.5*[.KD12]*(([.KD6]-[.KC6])/([.KD1]-[.KC1]))^2" office:value-type="float" office:value="0.0000000492969053505481" calcext:value-type="float">
            <text:p>4.92969053505481E-08</text:p>
          </table:table-cell>
          <table:table-cell table:formula="of:=0.5*[.KE12]*(([.KE6]-[.KD6])/([.KE1]-[.KD1]))^2" office:value-type="float" office:value="0.000000805822557124137" calcext:value-type="float">
            <text:p>8.05822557124137E-07</text:p>
          </table:table-cell>
          <table:table-cell table:formula="of:=0.5*[.KF12]*(([.KF6]-[.KE6])/([.KF1]-[.KE1]))^2" office:value-type="float" office:value="0.000000236686590598342" calcext:value-type="float">
            <text:p>2.36686590598342E-07</text:p>
          </table:table-cell>
          <table:table-cell table:formula="of:=0.5*[.KG12]*(([.KG6]-[.KF6])/([.KG1]-[.KF1]))^2" office:value-type="float" office:value="0.00000000000405742142214365" calcext:value-type="float">
            <text:p>4.05742142214365E-12</text:p>
          </table:table-cell>
          <table:table-cell table:formula="of:=0.5*[.KH12]*(([.KH6]-[.KG6])/([.KH1]-[.KG1]))^2" office:value-type="float" office:value="0.0000064968129963856" calcext:value-type="float">
            <text:p>6.4968129963856E-06</text:p>
          </table:table-cell>
          <table:table-cell table:formula="of:=0.5*[.KI12]*(([.KI6]-[.KH6])/([.KI1]-[.KH1]))^2" office:value-type="float" office:value="0.00000603643641483565" calcext:value-type="float">
            <text:p>6.03643641483565E-06</text:p>
          </table:table-cell>
          <table:table-cell table:formula="of:=0.5*[.KJ12]*(([.KJ6]-[.KI6])/([.KJ1]-[.KI1]))^2" office:value-type="float" office:value="0.000000105727181902637" calcext:value-type="float">
            <text:p>1.05727181902637E-07</text:p>
          </table:table-cell>
          <table:table-cell table:formula="of:=0.5*[.KK12]*(([.KK6]-[.KJ6])/([.KK1]-[.KJ1]))^2" office:value-type="float" office:value="0.000000022052762759564" calcext:value-type="float">
            <text:p>2.2052762759564E-08</text:p>
          </table:table-cell>
          <table:table-cell table:formula="of:=0.5*[.KL12]*(([.KL6]-[.KK6])/([.KL1]-[.KK1]))^2" office:value-type="float" office:value="0.00000133153083182693" calcext:value-type="float">
            <text:p>1.33153083182693E-06</text:p>
          </table:table-cell>
          <table:table-cell table:formula="of:=0.5*[.KM12]*(([.KM6]-[.KL6])/([.KM1]-[.KL1]))^2" office:value-type="float" office:value="0.000000153196559849018" calcext:value-type="float">
            <text:p>1.53196559849018E-07</text:p>
          </table:table-cell>
          <table:table-cell table:formula="of:=0.5*[.KN12]*(([.KN6]-[.KM6])/([.KN1]-[.KM1]))^2" office:value-type="float" office:value="0.0000194072835608635" calcext:value-type="float">
            <text:p>1.94072835608635E-05</text:p>
          </table:table-cell>
          <table:table-cell table:formula="of:=0.5*[.KO12]*(([.KO6]-[.KN6])/([.KO1]-[.KN1]))^2" office:value-type="float" office:value="0.0000193854170911617" calcext:value-type="float">
            <text:p>1.93854170911617E-05</text:p>
          </table:table-cell>
          <table:table-cell table:formula="of:=0.5*[.KP12]*(([.KP6]-[.KO6])/([.KP1]-[.KO1]))^2" office:value-type="float" office:value="0.000000131680123049795" calcext:value-type="float">
            <text:p>1.31680123049795E-07</text:p>
          </table:table-cell>
          <table:table-cell table:formula="of:=0.5*[.KQ12]*(([.KQ6]-[.KP6])/([.KQ1]-[.KP1]))^2" office:value-type="float" office:value="0.00000329859816744995" calcext:value-type="float">
            <text:p>3.29859816744995E-06</text:p>
          </table:table-cell>
          <table:table-cell table:formula="of:=0.5*[.KR12]*(([.KR6]-[.KQ6])/([.KR1]-[.KQ1]))^2" office:value-type="float" office:value="0.00000401040581127323" calcext:value-type="float">
            <text:p>4.01040581127323E-06</text:p>
          </table:table-cell>
          <table:table-cell table:formula="of:=0.5*[.KS12]*(([.KS6]-[.KR6])/([.KS1]-[.KR1]))^2" office:value-type="float" office:value="0.000000543009783590827" calcext:value-type="float">
            <text:p>5.43009783590827E-07</text:p>
          </table:table-cell>
          <table:table-cell table:formula="of:=0.5*[.KT12]*(([.KT6]-[.KS6])/([.KT1]-[.KS1]))^2" office:value-type="float" office:value="0.0000000417325631188282" calcext:value-type="float">
            <text:p>4.17325631188282E-08</text:p>
          </table:table-cell>
          <table:table-cell table:formula="of:=0.5*[.KU12]*(([.KU6]-[.KT6])/([.KU1]-[.KT1]))^2" office:value-type="float" office:value="0.00000017706605829647" calcext:value-type="float">
            <text:p>1.7706605829647E-07</text:p>
          </table:table-cell>
          <table:table-cell table:formula="of:=0.5*[.KV12]*(([.KV6]-[.KU6])/([.KV1]-[.KU1]))^2" office:value-type="float" office:value="0.00001051205023426" calcext:value-type="float">
            <text:p>1.051205023426E-05</text:p>
          </table:table-cell>
          <table:table-cell table:formula="of:=0.5*[.KW12]*(([.KW6]-[.KV6])/([.KW1]-[.KV1]))^2" office:value-type="float" office:value="0.0000212474207389954" calcext:value-type="float">
            <text:p>2.12474207389954E-05</text:p>
          </table:table-cell>
          <table:table-cell table:formula="of:=0.5*[.KX12]*(([.KX6]-[.KW6])/([.KX1]-[.KW1]))^2" office:value-type="float" office:value="0.000000486475677577038" calcext:value-type="float">
            <text:p>4.86475677577038E-07</text:p>
          </table:table-cell>
          <table:table-cell table:formula="of:=0.5*[.KY12]*(([.KY6]-[.KX6])/([.KY1]-[.KX1]))^2" office:value-type="float" office:value="0.00000850904473586896" calcext:value-type="float">
            <text:p>8.50904473586896E-06</text:p>
          </table:table-cell>
          <table:table-cell table:formula="of:=0.5*[.KZ12]*(([.KZ6]-[.KY6])/([.KZ1]-[.KY1]))^2" office:value-type="float" office:value="0.00000990939347241666" calcext:value-type="float">
            <text:p>9.90939347241666E-06</text:p>
          </table:table-cell>
          <table:table-cell table:formula="of:=0.5*[.LA12]*(([.LA6]-[.KZ6])/([.LA1]-[.KZ1]))^2" office:value-type="float" office:value="0.000000160878793184157" calcext:value-type="float">
            <text:p>1.60878793184157E-07</text:p>
          </table:table-cell>
          <table:table-cell table:formula="of:=0.5*[.LB12]*(([.LB6]-[.LA6])/([.LB1]-[.LA1]))^2" office:value-type="float" office:value="0.0000000193410221867715" calcext:value-type="float">
            <text:p>1.93410221867715E-08</text:p>
          </table:table-cell>
          <table:table-cell table:formula="of:=0.5*[.LC12]*(([.LC6]-[.LB6])/([.LC1]-[.LB1]))^2" office:value-type="float" office:value="0.000000361251548784696" calcext:value-type="float">
            <text:p>3.61251548784696E-07</text:p>
          </table:table-cell>
          <table:table-cell table:formula="of:=0.5*[.LD12]*(([.LD6]-[.LC6])/([.LD1]-[.LC1]))^2" office:value-type="float" office:value="0.0000000612730424049356" calcext:value-type="float">
            <text:p>6.12730424049356E-08</text:p>
          </table:table-cell>
          <table:table-cell table:formula="of:=0.5*[.LE12]*(([.LE6]-[.LD6])/([.LE1]-[.LD1]))^2" office:value-type="float" office:value="0.000000010666334714499" calcext:value-type="float">
            <text:p>1.0666334714499E-08</text:p>
          </table:table-cell>
          <table:table-cell table:formula="of:=0.5*[.LF12]*(([.LF6]-[.LE6])/([.LF1]-[.LE1]))^2" office:value-type="float" office:value="0.000000153295210609134" calcext:value-type="float">
            <text:p>1.53295210609134E-07</text:p>
          </table:table-cell>
          <table:table-cell table:formula="of:=0.5*[.LG12]*(([.LG6]-[.LF6])/([.LG1]-[.LF1]))^2" office:value-type="float" office:value="0.0000000169684580789976" calcext:value-type="float">
            <text:p>1.69684580789976E-08</text:p>
          </table:table-cell>
          <table:table-cell table:formula="of:=0.5*[.LH12]*(([.LH6]-[.LG6])/([.LH1]-[.LG1]))^2" office:value-type="float" office:value="0.000000000361632105015578" calcext:value-type="float">
            <text:p>3.61632105015578E-10</text:p>
          </table:table-cell>
          <table:table-cell table:formula="of:=0.5*[.LI12]*(([.LI6]-[.LH6])/([.LI1]-[.LH1]))^2" office:value-type="float" office:value="0.0000000573659629926486" calcext:value-type="float">
            <text:p>5.73659629926486E-08</text:p>
          </table:table-cell>
          <table:table-cell table:formula="of:=0.5*[.LJ12]*(([.LJ6]-[.LI6])/([.LJ1]-[.LI1]))^2" office:value-type="float" office:value="0.0000000469830301173485" calcext:value-type="float">
            <text:p>4.69830301173485E-08</text:p>
          </table:table-cell>
          <table:table-cell table:formula="of:=0.5*[.LK12]*(([.LK6]-[.LJ6])/([.LK1]-[.LJ1]))^2" office:value-type="float" office:value="0.00000367821393299253" calcext:value-type="float">
            <text:p>3.67821393299253E-06</text:p>
          </table:table-cell>
          <table:table-cell table:formula="of:=0.5*[.LL12]*(([.LL6]-[.LK6])/([.LL1]-[.LK1]))^2" office:value-type="float" office:value="0.00000215240842670825" calcext:value-type="float">
            <text:p>2.15240842670825E-06</text:p>
          </table:table-cell>
          <table:table-cell table:formula="of:=0.5*[.LM12]*(([.LM6]-[.LL6])/([.LM1]-[.LL1]))^2" office:value-type="float" office:value="0.000000273961890801653" calcext:value-type="float">
            <text:p>2.73961890801653E-07</text:p>
          </table:table-cell>
          <table:table-cell table:formula="of:=0.5*[.LN12]*(([.LN6]-[.LM6])/([.LN1]-[.LM1]))^2" office:value-type="float" office:value="0.00000147376028818788" calcext:value-type="float">
            <text:p>1.47376028818788E-06</text:p>
          </table:table-cell>
          <table:table-cell table:formula="of:=0.5*[.LO12]*(([.LO6]-[.LN6])/([.LO1]-[.LN1]))^2" office:value-type="float" office:value="0.0000000332996390402497" calcext:value-type="float">
            <text:p>3.32996390402497E-08</text:p>
          </table:table-cell>
          <table:table-cell table:formula="of:=0.5*[.LP12]*(([.LP6]-[.LO6])/([.LP1]-[.LO1]))^2" office:value-type="float" office:value="0.0000133098653862403" calcext:value-type="float">
            <text:p>1.33098653862403E-05</text:p>
          </table:table-cell>
          <table:table-cell table:formula="of:=0.5*[.LQ12]*(([.LQ6]-[.LP6])/([.LQ1]-[.LP1]))^2" office:value-type="float" office:value="0.0000115212232501354" calcext:value-type="float">
            <text:p>1.15212232501354E-05</text:p>
          </table:table-cell>
          <table:table-cell table:formula="of:=0.5*[.LR12]*(([.LR6]-[.LQ6])/([.LR1]-[.LQ1]))^2" office:value-type="float" office:value="0.0000000215993460511226" calcext:value-type="float">
            <text:p>2.15993460511226E-08</text:p>
          </table:table-cell>
          <table:table-cell table:formula="of:=0.5*[.LS12]*(([.LS6]-[.LR6])/([.LS1]-[.LR1]))^2" office:value-type="float" office:value="0.00000000748937335377562" calcext:value-type="float">
            <text:p>7.48937335377562E-09</text:p>
          </table:table-cell>
          <table:table-cell table:formula="of:=0.5*[.LT12]*(([.LT6]-[.LS6])/([.LT1]-[.LS1]))^2" office:value-type="float" office:value="0.0000000000540016468443955" calcext:value-type="float">
            <text:p>5.40016468443955E-11</text:p>
          </table:table-cell>
          <table:table-cell table:formula="of:=0.5*[.LU12]*(([.LU6]-[.LT6])/([.LU1]-[.LT1]))^2" office:value-type="float" office:value="0.000000117319907828337" calcext:value-type="float">
            <text:p>1.17319907828337E-07</text:p>
          </table:table-cell>
          <table:table-cell table:formula="of:=0.5*[.LV12]*(([.LV6]-[.LU6])/([.LV1]-[.LU1]))^2" office:value-type="float" office:value="0.000000679293923338506" calcext:value-type="float">
            <text:p>6.79293923338506E-07</text:p>
          </table:table-cell>
          <table:table-cell table:formula="of:=0.5*[.LW12]*(([.LW6]-[.LV6])/([.LW1]-[.LV1]))^2" office:value-type="float" office:value="0.000000291955506508943" calcext:value-type="float">
            <text:p>2.91955506508943E-07</text:p>
          </table:table-cell>
          <table:table-cell table:formula="of:=0.5*[.LX12]*(([.LX6]-[.LW6])/([.LX1]-[.LW1]))^2" office:value-type="float" office:value="0.0000000337252790436065" calcext:value-type="float">
            <text:p>3.37252790436065E-08</text:p>
          </table:table-cell>
          <table:table-cell table:formula="of:=0.5*[.LY12]*(([.LY6]-[.LX6])/([.LY1]-[.LX1]))^2" office:value-type="float" office:value="0.000000317761863698867" calcext:value-type="float">
            <text:p>3.17761863698867E-07</text:p>
          </table:table-cell>
          <table:table-cell table:formula="of:=0.5*[.LZ12]*(([.LZ6]-[.LY6])/([.LZ1]-[.LY1]))^2" office:value-type="float" office:value="0.0000000543445285564766" calcext:value-type="float">
            <text:p>5.43445285564766E-08</text:p>
          </table:table-cell>
          <table:table-cell table:formula="of:=0.5*[.MA12]*(([.MA6]-[.LZ6])/([.MA1]-[.LZ1]))^2" office:value-type="float" office:value="0.000000130658158841328" calcext:value-type="float">
            <text:p>1.30658158841328E-07</text:p>
          </table:table-cell>
          <table:table-cell table:formula="of:=0.5*[.MB12]*(([.MB6]-[.MA6])/([.MB1]-[.MA1]))^2" office:value-type="float" office:value="0.0000000528434420300338" calcext:value-type="float">
            <text:p>5.28434420300338E-08</text:p>
          </table:table-cell>
          <table:table-cell table:formula="of:=0.5*[.MC12]*(([.MC6]-[.MB6])/([.MC1]-[.MB1]))^2" office:value-type="float" office:value="0.0000000537879895462784" calcext:value-type="float">
            <text:p>5.37879895462784E-08</text:p>
          </table:table-cell>
          <table:table-cell table:formula="of:=0.5*[.MD12]*(([.MD6]-[.MC6])/([.MD1]-[.MC1]))^2" office:value-type="float" office:value="0.00000000832979003704956" calcext:value-type="float">
            <text:p>8.32979003704956E-09</text:p>
          </table:table-cell>
          <table:table-cell table:formula="of:=0.5*[.ME12]*(([.ME6]-[.MD6])/([.ME1]-[.MD1]))^2" office:value-type="float" office:value="0.00000332201556120505" calcext:value-type="float">
            <text:p>3.32201556120505E-06</text:p>
          </table:table-cell>
          <table:table-cell table:formula="of:=0.5*[.MF12]*(([.MF6]-[.ME6])/([.MF1]-[.ME1]))^2" office:value-type="float" office:value="0.0000000379297281349618" calcext:value-type="float">
            <text:p>3.79297281349618E-08</text:p>
          </table:table-cell>
          <table:table-cell table:formula="of:=0.5*[.MG12]*(([.MG6]-[.MF6])/([.MG1]-[.MF1]))^2" office:value-type="float" office:value="0.000000000951005981948951" calcext:value-type="float">
            <text:p>9.51005981948951E-10</text:p>
          </table:table-cell>
          <table:table-cell table:formula="of:=0.5*[.MH12]*(([.MH6]-[.MG6])/([.MH1]-[.MG1]))^2" office:value-type="float" office:value="0.00000362916726034986" calcext:value-type="float">
            <text:p>3.62916726034986E-06</text:p>
          </table:table-cell>
          <table:table-cell table:formula="of:=0.5*[.MI12]*(([.MI6]-[.MH6])/([.MI1]-[.MH1]))^2" office:value-type="float" office:value="0.000000072861978369319" calcext:value-type="float">
            <text:p>7.2861978369319E-08</text:p>
          </table:table-cell>
          <table:table-cell table:formula="of:=0.5*[.MJ12]*(([.MJ6]-[.MI6])/([.MJ1]-[.MI1]))^2" office:value-type="float" office:value="2.42548431693822E-015" calcext:value-type="float">
            <text:p>2.42548431693822E-15</text:p>
          </table:table-cell>
          <table:table-cell table:formula="of:=0.5*[.MK12]*(([.MK6]-[.MJ6])/([.MK1]-[.MJ1]))^2" office:value-type="float" office:value="0.0000000671364385270342" calcext:value-type="float">
            <text:p>6.71364385270342E-08</text:p>
          </table:table-cell>
          <table:table-cell table:formula="of:=0.5*[.ML12]*(([.ML6]-[.MK6])/([.ML1]-[.MK1]))^2" office:value-type="float" office:value="0.0000000437318544063824" calcext:value-type="float">
            <text:p>4.37318544063824E-08</text:p>
          </table:table-cell>
          <table:table-cell table:formula="of:=0.5*[.MM12]*(([.MM6]-[.ML6])/([.MM1]-[.ML1]))^2" office:value-type="float" office:value="0.00000000344548893026448" calcext:value-type="float">
            <text:p>3.44548893026448E-09</text:p>
          </table:table-cell>
          <table:table-cell table:formula="of:=0.5*[.MN12]*(([.MN6]-[.MM6])/([.MN1]-[.MM1]))^2" office:value-type="float" office:value="0.0000000164099829569568" calcext:value-type="float">
            <text:p>1.64099829569568E-08</text:p>
          </table:table-cell>
          <table:table-cell table:formula="of:=0.5*[.MO12]*(([.MO6]-[.MN6])/([.MO1]-[.MN1]))^2" office:value-type="float" office:value="0.000000000195426990394683" calcext:value-type="float">
            <text:p>1.95426990394683E-10</text:p>
          </table:table-cell>
          <table:table-cell table:formula="of:=0.5*[.MP12]*(([.MP6]-[.MO6])/([.MP1]-[.MO1]))^2" office:value-type="float" office:value="0.0000040909786388174" calcext:value-type="float">
            <text:p>4.0909786388174E-06</text:p>
          </table:table-cell>
          <table:table-cell table:formula="of:=0.5*[.MQ12]*(([.MQ6]-[.MP6])/([.MQ1]-[.MP1]))^2" office:value-type="float" office:value="0.00000336013104415923" calcext:value-type="float">
            <text:p>3.36013104415923E-06</text:p>
          </table:table-cell>
          <table:table-cell table:formula="of:=0.5*[.MR12]*(([.MR6]-[.MQ6])/([.MR1]-[.MQ1]))^2" office:value-type="float" office:value="0.00000340451579454435" calcext:value-type="float">
            <text:p>3.40451579454435E-06</text:p>
          </table:table-cell>
          <table:table-cell table:formula="of:=0.5*[.MS12]*(([.MS6]-[.MR6])/([.MS1]-[.MR1]))^2" office:value-type="float" office:value="0.000000042719907871776" calcext:value-type="float">
            <text:p>4.2719907871776E-08</text:p>
          </table:table-cell>
          <table:table-cell table:formula="of:=0.5*[.MT12]*(([.MT6]-[.MS6])/([.MT1]-[.MS1]))^2" office:value-type="float" office:value="0.00000883516994974422" calcext:value-type="float">
            <text:p>8.83516994974422E-06</text:p>
          </table:table-cell>
          <table:table-cell table:formula="of:=0.5*[.MU12]*(([.MU6]-[.MT6])/([.MU1]-[.MT1]))^2" office:value-type="float" office:value="0.000000549540202045844" calcext:value-type="float">
            <text:p>5.49540202045844E-07</text:p>
          </table:table-cell>
          <table:table-cell table:formula="of:=0.5*[.MV12]*(([.MV6]-[.MU6])/([.MV1]-[.MU1]))^2" office:value-type="float" office:value="0.000000114059755310977" calcext:value-type="float">
            <text:p>1.14059755310977E-07</text:p>
          </table:table-cell>
          <table:table-cell table:formula="of:=0.5*[.MW12]*(([.MW6]-[.MV6])/([.MW1]-[.MV1]))^2" office:value-type="float" office:value="0.0000000438800992031874" calcext:value-type="float">
            <text:p>4.38800992031874E-08</text:p>
          </table:table-cell>
          <table:table-cell table:formula="of:=0.5*[.MX12]*(([.MX6]-[.MW6])/([.MX1]-[.MW1]))^2" office:value-type="float" office:value="0.0000000892217280642444" calcext:value-type="float">
            <text:p>8.92217280642444E-08</text:p>
          </table:table-cell>
          <table:table-cell table:formula="of:=0.5*[.MY12]*(([.MY6]-[.MX6])/([.MY1]-[.MX1]))^2" office:value-type="float" office:value="0.0000000688970796031002" calcext:value-type="float">
            <text:p>6.88970796031002E-08</text:p>
          </table:table-cell>
          <table:table-cell table:formula="of:=0.5*[.MZ12]*(([.MZ6]-[.MY6])/([.MZ1]-[.MY1]))^2" office:value-type="float" office:value="0.0000000213499675441531" calcext:value-type="float">
            <text:p>2.13499675441531E-08</text:p>
          </table:table-cell>
          <table:table-cell table:formula="of:=0.5*[.NA12]*(([.NA6]-[.MZ6])/([.NA1]-[.MZ1]))^2" office:value-type="float" office:value="0.000000115341706016855" calcext:value-type="float">
            <text:p>1.15341706016855E-07</text:p>
          </table:table-cell>
          <table:table-cell table:formula="of:=0.5*[.NB12]*(([.NB6]-[.NA6])/([.NB1]-[.NA1]))^2" office:value-type="float" office:value="0.000000035095658477382" calcext:value-type="float">
            <text:p>3.5095658477382E-08</text:p>
          </table:table-cell>
          <table:table-cell table:formula="of:=0.5*[.NC12]*(([.NC6]-[.NB6])/([.NC1]-[.NB1]))^2" office:value-type="float" office:value="0.000000201805882381761" calcext:value-type="float">
            <text:p>2.01805882381761E-07</text:p>
          </table:table-cell>
          <table:table-cell table:formula="of:=0.5*[.ND12]*(([.ND6]-[.NC6])/([.ND1]-[.NC1]))^2" office:value-type="float" office:value="0.0000191299113359477" calcext:value-type="float">
            <text:p>1.91299113359477E-05</text:p>
          </table:table-cell>
          <table:table-cell table:formula="of:=0.5*[.NE12]*(([.NE6]-[.ND6])/([.NE1]-[.ND1]))^2" office:value-type="float" office:value="0.0000223538362507144" calcext:value-type="float">
            <text:p>2.23538362507144E-05</text:p>
          </table:table-cell>
          <table:table-cell table:formula="of:=0.5*[.NF12]*(([.NF6]-[.NE6])/([.NF1]-[.NE1]))^2" office:value-type="float" office:value="0.000000981399751490625" calcext:value-type="float">
            <text:p>9.81399751490625E-07</text:p>
          </table:table-cell>
          <table:table-cell table:formula="of:=0.5*[.NG12]*(([.NG6]-[.NF6])/([.NG1]-[.NF1]))^2" office:value-type="float" office:value="0.0000000251474032004287" calcext:value-type="float">
            <text:p>2.51474032004287E-08</text:p>
          </table:table-cell>
          <table:table-cell table:formula="of:=0.5*[.NH12]*(([.NH6]-[.NG6])/([.NH1]-[.NG1]))^2" office:value-type="float" office:value="0.0000000146804068134913" calcext:value-type="float">
            <text:p>1.46804068134913E-08</text:p>
          </table:table-cell>
          <table:table-cell table:formula="of:=0.5*[.NI12]*(([.NI6]-[.NH6])/([.NI1]-[.NH1]))^2" office:value-type="float" office:value="0.00000001516984517928" calcext:value-type="float">
            <text:p>1.516984517928E-08</text:p>
          </table:table-cell>
          <table:table-cell table:formula="of:=0.5*[.NJ12]*(([.NJ6]-[.NI6])/([.NJ1]-[.NI1]))^2" office:value-type="float" office:value="0.0000000223297944418676" calcext:value-type="float">
            <text:p>2.23297944418676E-08</text:p>
          </table:table-cell>
          <table:table-cell table:formula="of:=0.5*[.NK12]*(([.NK6]-[.NJ6])/([.NK1]-[.NJ1]))^2" office:value-type="float" office:value="0.0000000507925704758577" calcext:value-type="float">
            <text:p>5.07925704758577E-08</text:p>
          </table:table-cell>
          <table:table-cell table:formula="of:=0.5*[.NL12]*(([.NL6]-[.NK6])/([.NL1]-[.NK1]))^2" office:value-type="float" office:value="0.0000000114094016854891" calcext:value-type="float">
            <text:p>1.14094016854891E-08</text:p>
          </table:table-cell>
          <table:table-cell table:formula="of:=0.5*[.NM12]*(([.NM6]-[.NL6])/([.NM1]-[.NL1]))^2" office:value-type="float" office:value="0.000000000350661317026817" calcext:value-type="float">
            <text:p>3.50661317026817E-10</text:p>
          </table:table-cell>
          <table:table-cell table:formula="of:=0.5*[.NN12]*(([.NN6]-[.NM6])/([.NN1]-[.NM1]))^2" office:value-type="float" office:value="0.0000000936198033294086" calcext:value-type="float">
            <text:p>9.36198033294086E-08</text:p>
          </table:table-cell>
          <table:table-cell table:formula="of:=0.5*[.NO12]*(([.NO6]-[.NN6])/([.NO1]-[.NN1]))^2" office:value-type="float" office:value="0.0000000166335871760687" calcext:value-type="float">
            <text:p>1.66335871760687E-08</text:p>
          </table:table-cell>
          <table:table-cell table:formula="of:=0.5*[.NP12]*(([.NP6]-[.NO6])/([.NP1]-[.NO1]))^2" office:value-type="float" office:value="0.00000000159325856591542" calcext:value-type="float">
            <text:p>1.59325856591542E-09</text:p>
          </table:table-cell>
          <table:table-cell table:formula="of:=0.5*[.NQ12]*(([.NQ6]-[.NP6])/([.NQ1]-[.NP1]))^2" office:value-type="float" office:value="0.0000141435751380132" calcext:value-type="float">
            <text:p>1.41435751380132E-05</text:p>
          </table:table-cell>
          <table:table-cell table:formula="of:=0.5*[.NR12]*(([.NR6]-[.NQ6])/([.NR1]-[.NQ1]))^2" office:value-type="float" office:value="0.000287351461024205" calcext:value-type="float">
            <text:p>0.000287351461024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Q13])" office:value-type="float" office:value="3.65963231811894" calcext:value-type="float">
            <text:p>3.65963231811894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Q14])" office:value-type="float" office:value="3.36898235958515" calcext:value-type="float">
            <text:p>3.36898235958515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0286146777041" calcext:value-type="float">
            <text:p>7.0286146777041</text:p>
          </table:table-cell>
          <table:table-cell table:formula="of:=[.B17]+[.C9]" office:value-type="float" office:value="19.6989196116168" calcext:value-type="float">
            <text:p>19.6989196116168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6:18.134536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6:34.715342890</dc:date>
    <meta:editing-duration>PT7M49S</meta:editing-duration>
    <meta:editing-cycles>5</meta:editing-cycles>
    <meta:generator>LibreOffice/6.4.7.2$Linux_X86_64 LibreOffice_project/40$Build-2</meta:generator>
    <meta:document-statistic meta:table-count="1" meta:cell-count="43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306cm" svg:height="21.004cm" xlink:href=".." xlink:type="simple" chart:class="chart:scatter" chart:row-mapping="0 1" chart:style-name="ch1">
        <chart:legend chart:legend-position="end" svg:x="34.031cm" svg:y="9.954cm" style:legend-expansion="high" chart:style-name="ch2"/>
        <chart:plot-area chart:style-name="ch3" table:cell-range-address="tfoot7.B1:tfoot7.NQ1 tfoot7.A6:tfoot7.NQ6 tfoot7.A8:tfoot7.NQ8" chart:data-source-has-labels="both" svg:x="0.746cm" svg:y="0.42cm" svg:width="32.539cm" svg:height="20.164cm">
          <chartooo:coordinate-region svg:x="1.764cm" svg:y="0.619cm" svg:width="31.334cm" svg:height="19.766cm"/>
          <chart:axis chart:dimension="x" chart:name="primary-x" chart:style-name="ch4" chartooo:axis-type="auto">
            <chart:categories table:cell-range-address="tfoot7.B1:tfoot7.N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7.B6:tfoot7.NQ6" chart:label-cell-address="tfoot7.A6:tfoot7.A6" chart:class="chart:scatter">
            <chart:domain table:cell-range-address="tfoot7.B1:tfoot7.NQ1"/>
            <chart:data-point chart:repeated="380"/>
          </chart:series>
          <chart:series chart:style-name="ch7" chart:values-cell-range-address="tfoot7.B8:tfoot7.NQ8" chart:label-cell-address="tfoot7.A8:tfoot7.A8" chart:class="chart:scatter">
            <chart:data-point chart:repeated="3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7.B1:tfoot7.NQ1</svg:desc>
                </draw:g>
              </table:table-cell>
              <table:table-cell office:value-type="float" office:value="0.033355712890625">
                <text:p>0.033355712890625</text:p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00067138671875">
                <text:p>0.100067138671875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78564453125">
                <text:p>0.166778564453125</text:p>
              </table:table-cell>
              <table:table-cell office:value-type="float" office:value="0.20013427734375">
                <text:p>0.20013427734375</text:p>
              </table:table-cell>
              <table:table-cell office:value-type="float" office:value="0.233489990234375">
                <text:p>0.233489990234375</text:p>
              </table:table-cell>
              <table:table-cell office:value-type="float" office:value="0.266845703125">
                <text:p>0.266845703125</text:p>
              </table:table-cell>
              <table:table-cell office:value-type="float" office:value="0.300201416015625">
                <text:p>0.300201416015625</text:p>
              </table:table-cell>
              <table:table-cell office:value-type="float" office:value="0.33355712890625">
                <text:p>0.33355712890625</text:p>
              </table:table-cell>
              <table:table-cell office:value-type="float" office:value="0.366912603378296">
                <text:p>0.366912603378296</text:p>
              </table:table-cell>
              <table:table-cell office:value-type="float" office:value="0.400268316268921">
                <text:p>0.400268316268921</text:p>
              </table:table-cell>
              <table:table-cell office:value-type="float" office:value="0.433624029159546">
                <text:p>0.433624029159546</text:p>
              </table:table-cell>
              <table:table-cell office:value-type="float" office:value="0.500335216522217">
                <text:p>0.500335216522217</text:p>
              </table:table-cell>
              <table:table-cell office:value-type="float" office:value="0.533690929412842">
                <text:p>0.533690929412842</text:p>
              </table:table-cell>
              <table:table-cell office:value-type="float" office:value="0.567046642303467">
                <text:p>0.567046642303467</text:p>
              </table:table-cell>
              <table:table-cell office:value-type="float" office:value="0.600402116775513">
                <text:p>0.600402116775513</text:p>
              </table:table-cell>
              <table:table-cell office:value-type="float" office:value="0.667113304138184">
                <text:p>0.667113304138184</text:p>
              </table:table-cell>
              <table:table-cell office:value-type="float" office:value="0.700469017028809">
                <text:p>0.700469017028809</text:p>
              </table:table-cell>
              <table:table-cell office:value-type="float" office:value="0.733824491500855">
                <text:p>0.733824491500855</text:p>
              </table:table-cell>
              <table:table-cell office:value-type="float" office:value="0.767181873321533">
                <text:p>0.767181873321533</text:p>
              </table:table-cell>
              <table:table-cell office:value-type="float" office:value="0.800539255142212">
                <text:p>0.800539255142212</text:p>
              </table:table-cell>
              <table:table-cell office:value-type="float" office:value="0.86725378036499">
                <text:p>0.86725378036499</text:p>
              </table:table-cell>
              <table:table-cell office:value-type="float" office:value="0.933968782424927">
                <text:p>0.933968782424927</text:p>
              </table:table-cell>
              <table:table-cell office:value-type="float" office:value="0.967326164245606">
                <text:p>0.967326164245606</text:p>
              </table:table-cell>
              <table:table-cell office:value-type="float" office:value="1.00068354606628">
                <text:p>1.00068354606628</text:p>
              </table:table-cell>
              <table:table-cell office:value-type="float" office:value="1.03404092788696">
                <text:p>1.03404092788696</text:p>
              </table:table-cell>
              <table:table-cell office:value-type="float" office:value="1.06739830970764">
                <text:p>1.06739830970764</text:p>
              </table:table-cell>
              <table:table-cell office:value-type="float" office:value="1.13411331176758">
                <text:p>1.13411331176758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0082807540894">
                <text:p>1.20082807540894</text:p>
              </table:table-cell>
              <table:table-cell office:value-type="float" office:value="1.23418569564819">
                <text:p>1.23418569564819</text:p>
              </table:table-cell>
              <table:table-cell office:value-type="float" office:value="1.26754331588745">
                <text:p>1.26754331588745</text:p>
              </table:table-cell>
              <table:table-cell office:value-type="float" office:value="1.33425831794739">
                <text:p>1.33425831794739</text:p>
              </table:table-cell>
              <table:table-cell office:value-type="float" office:value="1.40097308158875">
                <text:p>1.40097308158875</text:p>
              </table:table-cell>
              <table:table-cell office:value-type="float" office:value="1.46768832206726">
                <text:p>1.46768832206726</text:p>
              </table:table-cell>
              <table:table-cell office:value-type="float" office:value="1.50104594230652">
                <text:p>1.50104594230652</text:p>
              </table:table-cell>
              <table:table-cell office:value-type="float" office:value="1.5344033241272">
                <text:p>1.5344033241272</text:p>
              </table:table-cell>
              <table:table-cell office:value-type="float" office:value="1.56776094436646">
                <text:p>1.56776094436646</text:p>
              </table:table-cell>
              <table:table-cell office:value-type="float" office:value="1.60111832618713">
                <text:p>1.60111832618713</text:p>
              </table:table-cell>
              <table:table-cell office:value-type="float" office:value="1.63447594642639">
                <text:p>1.63447594642639</text:p>
              </table:table-cell>
              <table:table-cell office:value-type="float" office:value="1.66783380508423">
                <text:p>1.66783380508423</text:p>
              </table:table-cell>
              <table:table-cell office:value-type="float" office:value="1.73454880714417">
                <text:p>1.73454880714417</text:p>
              </table:table-cell>
              <table:table-cell office:value-type="float" office:value="1.76790571212769">
                <text:p>1.76790571212769</text:p>
              </table:table-cell>
              <table:table-cell office:value-type="float" office:value="1.80126285552979">
                <text:p>1.80126285552979</text:p>
              </table:table-cell>
              <table:table-cell office:value-type="float" office:value="1.86797690391541">
                <text:p>1.86797690391541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3469095230103">
                <text:p>1.93469095230103</text:p>
              </table:table-cell>
              <table:table-cell office:value-type="float" office:value="1.96804785728455">
                <text:p>1.96804785728455</text:p>
              </table:table-cell>
              <table:table-cell office:value-type="float" office:value="2.00140500068665">
                <text:p>2.00140500068665</text:p>
              </table:table-cell>
              <table:table-cell office:value-type="float" office:value="2.06811881065369">
                <text:p>2.06811881065369</text:p>
              </table:table-cell>
              <table:table-cell office:value-type="float" office:value="2.13483309745789">
                <text:p>2.13483309745789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20154714584351">
                <text:p>2.20154714584351</text:p>
              </table:table-cell>
              <table:table-cell office:value-type="float" office:value="2.23490428924561">
                <text:p>2.23490428924561</text:p>
              </table:table-cell>
              <table:table-cell office:value-type="float" office:value="2.30161833763123">
                <text:p>2.30161833763123</text:p>
              </table:table-cell>
              <table:table-cell office:value-type="float" office:value="2.33497548103333">
                <text:p>2.33497548103333</text:p>
              </table:table-cell>
              <table:table-cell office:value-type="float" office:value="2.36833238601685">
                <text:p>2.36833238601685</text:p>
              </table:table-cell>
              <table:table-cell office:value-type="float" office:value="2.50176095962524">
                <text:p>2.50176095962524</text:p>
              </table:table-cell>
              <table:table-cell office:value-type="float" office:value="2.53511810302734">
                <text:p>2.53511810302734</text:p>
              </table:table-cell>
              <table:table-cell office:value-type="float" office:value="2.60183238983154">
                <text:p>2.60183238983154</text:p>
              </table:table-cell>
              <table:table-cell office:value-type="float" office:value="2.63518953323364">
                <text:p>2.63518953323364</text:p>
              </table:table-cell>
              <table:table-cell office:value-type="float" office:value="2.66854667663574">
                <text:p>2.66854667663574</text:p>
              </table:table-cell>
              <table:table-cell office:value-type="float" office:value="2.70190382003784">
                <text:p>2.70190382003784</text:p>
              </table:table-cell>
              <table:table-cell office:value-type="float" office:value="2.73526096343994">
                <text:p>2.73526096343994</text:p>
              </table:table-cell>
              <table:table-cell office:value-type="float" office:value="2.76862287521362">
                <text:p>2.76862287521362</text:p>
              </table:table-cell>
              <table:table-cell office:value-type="float" office:value="2.8019847869873">
                <text:p>2.8019847869873</text:p>
              </table:table-cell>
              <table:table-cell office:value-type="float" office:value="2.86870861053467">
                <text:p>2.86870861053467</text:p>
              </table:table-cell>
              <table:table-cell office:value-type="float" office:value="3.06888127326965">
                <text:p>3.06888127326965</text:p>
              </table:table-cell>
              <table:table-cell office:value-type="float" office:value="3.33578014373779">
                <text:p>3.33578014373779</text:p>
              </table:table-cell>
              <table:table-cell office:value-type="float" office:value="3.43586778640747">
                <text:p>3.43586778640747</text:p>
              </table:table-cell>
              <table:table-cell office:value-type="float" office:value="3.50259327888489">
                <text:p>3.50259327888489</text:p>
              </table:table-cell>
              <table:table-cell office:value-type="float" office:value="3.5693187713623">
                <text:p>3.5693187713623</text:p>
              </table:table-cell>
              <table:table-cell office:value-type="float" office:value="3.63604426383972">
                <text:p>3.63604426383972</text:p>
              </table:table-cell>
              <table:table-cell office:value-type="float" office:value="3.70276999473572">
                <text:p>3.70276999473572</text:p>
              </table:table-cell>
              <table:table-cell office:value-type="float" office:value="3.83620119094849">
                <text:p>3.83620119094849</text:p>
              </table:table-cell>
              <table:table-cell office:value-type="float" office:value="3.90291333198547">
                <text:p>3.90291333198547</text:p>
              </table:table-cell>
              <table:table-cell office:value-type="float" office:value="3.96962547302246">
                <text:p>3.96962547302246</text:p>
              </table:table-cell>
              <table:table-cell office:value-type="float" office:value="4.16976141929626">
                <text:p>4.16976141929626</text:p>
              </table:table-cell>
              <table:table-cell office:value-type="float" office:value="4.43660879135132">
                <text:p>4.43660879135132</text:p>
              </table:table-cell>
              <table:table-cell office:value-type="float" office:value="4.50332045555115">
                <text:p>4.50332045555115</text:p>
              </table:table-cell>
              <table:table-cell office:value-type="float" office:value="4.57003211975098">
                <text:p>4.57003211975098</text:p>
              </table:table-cell>
              <table:table-cell office:value-type="float" office:value="4.63674354553223">
                <text:p>4.63674354553223</text:p>
              </table:table-cell>
              <table:table-cell office:value-type="float" office:value="4.70345520973206">
                <text:p>4.70345520973206</text:p>
              </table:table-cell>
              <table:table-cell office:value-type="float" office:value="4.73681092262268">
                <text:p>4.73681092262268</text:p>
              </table:table-cell>
              <table:table-cell office:value-type="float" office:value="4.80352592468262">
                <text:p>4.80352592468262</text:p>
              </table:table-cell>
              <table:table-cell office:value-type="float" office:value="5.07181453704834">
                <text:p>5.07181453704834</text:p>
              </table:table-cell>
              <table:table-cell office:value-type="float" office:value="5.10538101196289">
                <text:p>5.10538101196289</text:p>
              </table:table-cell>
              <table:table-cell office:value-type="float" office:value="5.1389491558075">
                <text:p>5.1389491558075</text:p>
              </table:table-cell>
              <table:table-cell office:value-type="float" office:value="5.172518491745">
                <text:p>5.172518491745</text:p>
              </table:table-cell>
              <table:table-cell office:value-type="float" office:value="5.20608901977539">
                <text:p>5.20608901977539</text:p>
              </table:table-cell>
              <table:table-cell office:value-type="float" office:value="5.27323412895203">
                <text:p>5.27323412895203</text:p>
              </table:table-cell>
              <table:table-cell office:value-type="float" office:value="5.30680823326111">
                <text:p>5.30680823326111</text:p>
              </table:table-cell>
              <table:table-cell office:value-type="float" office:value="5.47469973564148">
                <text:p>5.47469973564148</text:p>
              </table:table-cell>
              <table:table-cell office:value-type="float" office:value="5.84416794776917">
                <text:p>5.84416794776917</text:p>
              </table:table-cell>
              <table:table-cell office:value-type="float" office:value="5.87750315666199">
                <text:p>5.87750315666199</text:p>
              </table:table-cell>
              <table:table-cell office:value-type="float" office:value="5.91083812713623">
                <text:p>5.91083812713623</text:p>
              </table:table-cell>
              <table:table-cell office:value-type="float" office:value="5.94417309761047">
                <text:p>5.94417309761047</text:p>
              </table:table-cell>
              <table:table-cell office:value-type="float" office:value="5.97750782966614">
                <text:p>5.97750782966614</text:p>
              </table:table-cell>
              <table:table-cell office:value-type="float" office:value="6.01084208488464">
                <text:p>6.01084208488464</text:p>
              </table:table-cell>
              <table:table-cell office:value-type="float" office:value="6.04417634010315">
                <text:p>6.04417634010315</text:p>
              </table:table-cell>
              <table:table-cell office:value-type="float" office:value="6.07751059532166">
                <text:p>6.07751059532166</text:p>
              </table:table-cell>
              <table:table-cell office:value-type="float" office:value="6.14417791366577">
                <text:p>6.14417791366577</text:p>
              </table:table-cell>
              <table:table-cell office:value-type="float" office:value="6.21084475517273">
                <text:p>6.21084475517273</text:p>
              </table:table-cell>
              <table:table-cell office:value-type="float" office:value="6.27751064300537">
                <text:p>6.27751064300537</text:p>
              </table:table-cell>
              <table:table-cell office:value-type="float" office:value="6.41084027290344">
                <text:p>6.41084027290344</text:p>
              </table:table-cell>
              <table:table-cell office:value-type="float" office:value="6.47750425338745">
                <text:p>6.47750425338745</text:p>
              </table:table-cell>
              <table:table-cell office:value-type="float" office:value="6.51083564758301">
                <text:p>6.51083564758301</text:p>
              </table:table-cell>
              <table:table-cell office:value-type="float" office:value="6.54416704177856">
                <text:p>6.54416704177856</text:p>
              </table:table-cell>
              <table:table-cell office:value-type="float" office:value="6.61082911491394">
                <text:p>6.61082911491394</text:p>
              </table:table-cell>
              <table:table-cell office:value-type="float" office:value="6.77748084068298">
                <text:p>6.77748084068298</text:p>
              </table:table-cell>
              <table:table-cell office:value-type="float" office:value="6.84414148330689">
                <text:p>6.84414148330689</text:p>
              </table:table-cell>
              <table:table-cell office:value-type="float" office:value="6.94414854049683">
                <text:p>6.94414854049683</text:p>
              </table:table-cell>
              <table:table-cell office:value-type="float" office:value="6.97748351097107">
                <text:p>6.97748351097107</text:p>
              </table:table-cell>
              <table:table-cell office:value-type="float" office:value="7.01081871986389">
                <text:p>7.01081871986389</text:p>
              </table:table-cell>
              <table:table-cell office:value-type="float" office:value="7.04415345191956">
                <text:p>7.04415345191956</text:p>
              </table:table-cell>
              <table:table-cell office:value-type="float" office:value="7.07748818397522">
                <text:p>7.07748818397522</text:p>
              </table:table-cell>
              <table:table-cell office:value-type="float" office:value="7.11082267761231">
                <text:p>7.11082267761231</text:p>
              </table:table-cell>
              <table:table-cell office:value-type="float" office:value="7.14415693283081">
                <text:p>7.14415693283081</text:p>
              </table:table-cell>
              <table:table-cell office:value-type="float" office:value="7.17749118804932">
                <text:p>7.17749118804932</text:p>
              </table:table-cell>
              <table:table-cell office:value-type="float" office:value="7.21082520484924">
                <text:p>7.21082520484924</text:p>
              </table:table-cell>
              <table:table-cell office:value-type="float" office:value="7.24415874481201">
                <text:p>7.24415874481201</text:p>
              </table:table-cell>
              <table:table-cell office:value-type="float" office:value="7.27749252319336">
                <text:p>7.27749252319336</text:p>
              </table:table-cell>
              <table:table-cell office:value-type="float" office:value="7.31082558631897">
                <text:p>7.31082558631897</text:p>
              </table:table-cell>
              <table:table-cell office:value-type="float" office:value="7.37749195098877">
                <text:p>7.37749195098877</text:p>
              </table:table-cell>
              <table:table-cell office:value-type="float" office:value="7.4108247756958">
                <text:p>7.4108247756958</text:p>
              </table:table-cell>
              <table:table-cell office:value-type="float" office:value="7.51082181930542">
                <text:p>7.51082181930542</text:p>
              </table:table-cell>
              <table:table-cell office:value-type="float" office:value="7.54415369033814">
                <text:p>7.54415369033814</text:p>
              </table:table-cell>
              <table:table-cell office:value-type="float" office:value="7.61081743240356">
                <text:p>7.61081743240356</text:p>
              </table:table-cell>
              <table:table-cell office:value-type="float" office:value="7.64414858818054">
                <text:p>7.64414858818054</text:p>
              </table:table-cell>
              <table:table-cell office:value-type="float" office:value="7.71081113815308">
                <text:p>7.71081113815308</text:p>
              </table:table-cell>
              <table:table-cell office:value-type="float" office:value="7.74414205551147">
                <text:p>7.74414205551147</text:p>
              </table:table-cell>
              <table:table-cell office:value-type="float" office:value="7.77747273445129">
                <text:p>7.77747273445129</text:p>
              </table:table-cell>
              <table:table-cell office:value-type="float" office:value="7.81080317497253">
                <text:p>7.81080317497253</text:p>
              </table:table-cell>
              <table:table-cell office:value-type="float" office:value="7.84413456916809">
                <text:p>7.84413456916809</text:p>
              </table:table-cell>
              <table:table-cell office:value-type="float" office:value="7.910808801651">
                <text:p>7.910808801651</text:p>
              </table:table-cell>
              <table:table-cell office:value-type="float" office:value="7.94414567947388">
                <text:p>7.94414567947388</text:p>
              </table:table-cell>
              <table:table-cell office:value-type="float" office:value="7.97748231887817">
                <text:p>7.97748231887817</text:p>
              </table:table-cell>
              <table:table-cell office:value-type="float" office:value="8.01081871986389">
                <text:p>8.01081871986389</text:p>
              </table:table-cell>
              <table:table-cell office:value-type="float" office:value="8.14416337013245">
                <text:p>8.14416337013245</text:p>
              </table:table-cell>
              <table:table-cell office:value-type="float" office:value="8.17749905586243">
                <text:p>8.17749905586243</text:p>
              </table:table-cell>
              <table:table-cell office:value-type="float" office:value="8.21083450317383">
                <text:p>8.21083450317383</text:p>
              </table:table-cell>
              <table:table-cell office:value-type="float" office:value="8.41084408760071">
                <text:p>8.41084408760071</text:p>
              </table:table-cell>
              <table:table-cell office:value-type="float" office:value="8.47751235961914">
                <text:p>8.47751235961914</text:p>
              </table:table-cell>
              <table:table-cell office:value-type="float" office:value="8.54418015480042">
                <text:p>8.54418015480042</text:p>
              </table:table-cell>
              <table:table-cell office:value-type="float" office:value="8.61084723472595">
                <text:p>8.61084723472595</text:p>
              </table:table-cell>
              <table:table-cell office:value-type="float" office:value="8.64418029785156">
                <text:p>8.64418029785156</text:p>
              </table:table-cell>
              <table:table-cell office:value-type="float" office:value="8.67751359939575">
                <text:p>8.67751359939575</text:p>
              </table:table-cell>
              <table:table-cell office:value-type="float" office:value="8.71084642410278">
                <text:p>8.71084642410278</text:p>
              </table:table-cell>
              <table:table-cell office:value-type="float" office:value="8.74417924880981">
                <text:p>8.74417924880981</text:p>
              </table:table-cell>
              <table:table-cell office:value-type="float" office:value="8.77751183509827">
                <text:p>8.77751183509827</text:p>
              </table:table-cell>
              <table:table-cell office:value-type="float" office:value="8.81084418296814">
                <text:p>8.81084418296814</text:p>
              </table:table-cell>
              <table:table-cell office:value-type="float" office:value="9.01103472709656">
                <text:p>9.01103472709656</text:p>
              </table:table-cell>
              <table:table-cell office:value-type="float" office:value="9.07777786254883">
                <text:p>9.07777786254883</text:p>
              </table:table-cell>
              <table:table-cell office:value-type="float" office:value="9.11114931106567">
                <text:p>9.11114931106567</text:p>
              </table:table-cell>
              <table:table-cell office:value-type="float" office:value="9.14452123641968">
                <text:p>9.14452123641968</text:p>
              </table:table-cell>
              <table:table-cell office:value-type="float" office:value="9.34475231170654">
                <text:p>9.34475231170654</text:p>
              </table:table-cell>
              <table:table-cell office:value-type="float" office:value="9.37812447547913">
                <text:p>9.37812447547913</text:p>
              </table:table-cell>
              <table:table-cell office:value-type="float" office:value="9.54498529434204">
                <text:p>9.54498529434204</text:p>
              </table:table-cell>
              <table:table-cell office:value-type="float" office:value="9.5783576965332">
                <text:p>9.5783576965332</text:p>
              </table:table-cell>
              <table:table-cell office:value-type="float" office:value="9.64510250091553">
                <text:p>9.64510250091553</text:p>
              </table:table-cell>
              <table:table-cell office:value-type="float" office:value="9.67847514152527">
                <text:p>9.67847514152527</text:p>
              </table:table-cell>
              <table:table-cell office:value-type="float" office:value="9.71184730529785">
                <text:p>9.71184730529785</text:p>
              </table:table-cell>
              <table:table-cell office:value-type="float" office:value="9.74521994590759">
                <text:p>9.74521994590759</text:p>
              </table:table-cell>
              <table:table-cell office:value-type="float" office:value="9.77859258651733">
                <text:p>9.77859258651733</text:p>
              </table:table-cell>
              <table:table-cell office:value-type="float" office:value="9.81196522712708">
                <text:p>9.81196522712708</text:p>
              </table:table-cell>
              <table:table-cell office:value-type="float" office:value="9.87867426872253">
                <text:p>9.87867426872253</text:p>
              </table:table-cell>
              <table:table-cell office:value-type="float" office:value="9.94534659385681">
                <text:p>9.94534659385681</text:p>
              </table:table-cell>
              <table:table-cell office:value-type="float" office:value="10.0120182037354">
                <text:p>10.0120182037354</text:p>
              </table:table-cell>
              <table:table-cell office:value-type="float" office:value="10.1786940097809">
                <text:p>10.1786940097809</text:p>
              </table:table-cell>
              <table:table-cell office:value-type="float" office:value="10.2120287418365">
                <text:p>10.2120287418365</text:p>
              </table:table-cell>
              <table:table-cell office:value-type="float" office:value="10.2453632354736">
                <text:p>10.2453632354736</text:p>
              </table:table-cell>
              <table:table-cell office:value-type="float" office:value="10.3120317459106">
                <text:p>10.3120317459106</text:p>
              </table:table-cell>
              <table:table-cell office:value-type="float" office:value="10.3786995410919">
                <text:p>10.3786995410919</text:p>
              </table:table-cell>
              <table:table-cell office:value-type="float" office:value="10.4453663825989">
                <text:p>10.4453663825989</text:p>
              </table:table-cell>
              <table:table-cell office:value-type="float" office:value="10.5120329856873">
                <text:p>10.5120329856873</text:p>
              </table:table-cell>
              <table:table-cell office:value-type="float" office:value="11.045352935791">
                <text:p>11.045352935791</text:p>
              </table:table-cell>
              <table:table-cell office:value-type="float" office:value="11.1120176315308">
                <text:p>11.1120176315308</text:p>
              </table:table-cell>
              <table:table-cell office:value-type="float" office:value="11.1786811351776">
                <text:p>11.1786811351776</text:p>
              </table:table-cell>
              <table:table-cell office:value-type="float" office:value="11.2453436851501">
                <text:p>11.2453436851501</text:p>
              </table:table-cell>
              <table:table-cell office:value-type="float" office:value="11.3120055198669">
                <text:p>11.3120055198669</text:p>
              </table:table-cell>
              <table:table-cell office:value-type="float" office:value="11.378666639328">
                <text:p>11.378666639328</text:p>
              </table:table-cell>
              <table:table-cell office:value-type="float" office:value="11.5453157424927">
                <text:p>11.5453157424927</text:p>
              </table:table-cell>
              <table:table-cell office:value-type="float" office:value="11.5786447525024">
                <text:p>11.5786447525024</text:p>
              </table:table-cell>
              <table:table-cell office:value-type="float" office:value="11.6119735240936">
                <text:p>11.6119735240936</text:p>
              </table:table-cell>
              <table:table-cell office:value-type="float" office:value="11.678631067276">
                <text:p>11.678631067276</text:p>
              </table:table-cell>
              <table:table-cell office:value-type="float" office:value="11.7119591236115">
                <text:p>11.7119591236115</text:p>
              </table:table-cell>
              <table:table-cell office:value-type="float" office:value="11.9119400978088">
                <text:p>11.9119400978088</text:p>
              </table:table-cell>
              <table:table-cell office:value-type="float" office:value="11.9452743530273">
                <text:p>11.9452743530273</text:p>
              </table:table-cell>
              <table:table-cell office:value-type="float" office:value="12.0119421482086">
                <text:p>12.0119421482086</text:p>
              </table:table-cell>
              <table:table-cell office:value-type="float" office:value="12.1452751159668">
                <text:p>12.1452751159668</text:p>
              </table:table-cell>
              <table:table-cell office:value-type="float" office:value="12.2119407653809">
                <text:p>12.2119407653809</text:p>
              </table:table-cell>
              <table:table-cell office:value-type="float" office:value="12.278605222702">
                <text:p>12.278605222702</text:p>
              </table:table-cell>
              <table:table-cell office:value-type="float" office:value="12.3452689647675">
                <text:p>12.3452689647675</text:p>
              </table:table-cell>
              <table:table-cell office:value-type="float" office:value="12.4119322299957">
                <text:p>12.4119322299957</text:p>
              </table:table-cell>
              <table:table-cell office:value-type="float" office:value="12.4452631473541">
                <text:p>12.4452631473541</text:p>
              </table:table-cell>
              <table:table-cell office:value-type="float" office:value="12.4785943031311">
                <text:p>12.4785943031311</text:p>
              </table:table-cell>
              <table:table-cell office:value-type="float" office:value="12.5119249820709">
                <text:p>12.5119249820709</text:p>
              </table:table-cell>
              <table:table-cell office:value-type="float" office:value="12.5452556610107">
                <text:p>12.5452556610107</text:p>
              </table:table-cell>
              <table:table-cell office:value-type="float" office:value="12.578586101532">
                <text:p>12.578586101532</text:p>
              </table:table-cell>
              <table:table-cell office:value-type="float" office:value="12.6785762310028">
                <text:p>12.6785762310028</text:p>
              </table:table-cell>
              <table:table-cell office:value-type="float" office:value="12.7452354431152">
                <text:p>12.7452354431152</text:p>
              </table:table-cell>
              <table:table-cell office:value-type="float" office:value="12.8118934631348">
                <text:p>12.8118934631348</text:p>
              </table:table-cell>
              <table:table-cell office:value-type="float" office:value="12.8785626888275">
                <text:p>12.8785626888275</text:p>
              </table:table-cell>
              <table:table-cell office:value-type="float" office:value="12.9119024276733">
                <text:p>12.9119024276733</text:p>
              </table:table-cell>
              <table:table-cell office:value-type="float" office:value="12.9785807132721">
                <text:p>12.9785807132721</text:p>
              </table:table-cell>
              <table:table-cell office:value-type="float" office:value="13.0452587604523">
                <text:p>13.0452587604523</text:p>
              </table:table-cell>
              <table:table-cell office:value-type="float" office:value="13.1119360923767">
                <text:p>13.1119360923767</text:p>
              </table:table-cell>
              <table:table-cell office:value-type="float" office:value="13.1786124706268">
                <text:p>13.1786124706268</text:p>
              </table:table-cell>
              <table:table-cell office:value-type="float" office:value="13.2452886104584">
                <text:p>13.2452886104584</text:p>
              </table:table-cell>
              <table:table-cell office:value-type="float" office:value="13.6119954586029">
                <text:p>13.6119954586029</text:p>
              </table:table-cell>
              <table:table-cell office:value-type="float" office:value="13.64533162117">
                <text:p>13.64533162117</text:p>
              </table:table-cell>
              <table:table-cell office:value-type="float" office:value="13.6786673069">
                <text:p>13.6786673069</text:p>
              </table:table-cell>
              <table:table-cell office:value-type="float" office:value="13.7120032310486">
                <text:p>13.7120032310486</text:p>
              </table:table-cell>
              <table:table-cell office:value-type="float" office:value="13.74533867836">
                <text:p>13.74533867836</text:p>
              </table:table-cell>
              <table:table-cell office:value-type="float" office:value="13.7786741256714">
                <text:p>13.7786741256714</text:p>
              </table:table-cell>
              <table:table-cell office:value-type="float" office:value="13.8120093345642">
                <text:p>13.8120093345642</text:p>
              </table:table-cell>
              <table:table-cell office:value-type="float" office:value="13.8786804676056">
                <text:p>13.8786804676056</text:p>
              </table:table-cell>
              <table:table-cell office:value-type="float" office:value="13.912015914917">
                <text:p>13.912015914917</text:p>
              </table:table-cell>
              <table:table-cell office:value-type="float" office:value="13.9453508853912">
                <text:p>13.9453508853912</text:p>
              </table:table-cell>
              <table:table-cell office:value-type="float" office:value="14.0120205879211">
                <text:p>14.0120205879211</text:p>
              </table:table-cell>
              <table:table-cell office:value-type="float" office:value="14.1120233535767">
                <text:p>14.1120233535767</text:p>
              </table:table-cell>
              <table:table-cell office:value-type="float" office:value="14.1453573703766">
                <text:p>14.1453573703766</text:p>
              </table:table-cell>
              <table:table-cell office:value-type="float" office:value="14.2120246887207">
                <text:p>14.2120246887207</text:p>
              </table:table-cell>
              <table:table-cell office:value-type="float" office:value="14.2453582286835">
                <text:p>14.2453582286835</text:p>
              </table:table-cell>
              <table:table-cell office:value-type="float" office:value="14.2786910533905">
                <text:p>14.2786910533905</text:p>
              </table:table-cell>
              <table:table-cell office:value-type="float" office:value="14.3120241165161">
                <text:p>14.3120241165161</text:p>
              </table:table-cell>
              <table:table-cell office:value-type="float" office:value="14.4786860942841">
                <text:p>14.4786860942841</text:p>
              </table:table-cell>
              <table:table-cell office:value-type="float" office:value="14.5120177268982">
                <text:p>14.5120177268982</text:p>
              </table:table-cell>
              <table:table-cell office:value-type="float" office:value="14.5453495979309">
                <text:p>14.5453495979309</text:p>
              </table:table-cell>
              <table:table-cell office:value-type="float" office:value="14.5786809921265">
                <text:p>14.5786809921265</text:p>
              </table:table-cell>
              <table:table-cell office:value-type="float" office:value="14.6120121479034">
                <text:p>14.6120121479034</text:p>
              </table:table-cell>
              <table:table-cell office:value-type="float" office:value="14.7120046615601">
                <text:p>14.7120046615601</text:p>
              </table:table-cell>
              <table:table-cell office:value-type="float" office:value="14.778665304184">
                <text:p>14.778665304184</text:p>
              </table:table-cell>
              <table:table-cell office:value-type="float" office:value="14.8453257083893">
                <text:p>14.8453257083893</text:p>
              </table:table-cell>
              <table:table-cell office:value-type="float" office:value="14.9119939804077">
                <text:p>14.9119939804077</text:p>
              </table:table-cell>
              <table:table-cell office:value-type="float" office:value="14.9786610603333">
                <text:p>14.9786610603333</text:p>
              </table:table-cell>
              <table:table-cell office:value-type="float" office:value="15.0453274250031">
                <text:p>15.0453274250031</text:p>
              </table:table-cell>
              <table:table-cell office:value-type="float" office:value="15.1119930744171">
                <text:p>15.1119930744171</text:p>
              </table:table-cell>
              <table:table-cell office:value-type="float" office:value="15.145325422287">
                <text:p>15.145325422287</text:p>
              </table:table-cell>
              <table:table-cell office:value-type="float" office:value="15.1786577701569">
                <text:p>15.1786577701569</text:p>
              </table:table-cell>
              <table:table-cell office:value-type="float" office:value="15.2119896411896">
                <text:p>15.2119896411896</text:p>
              </table:table-cell>
              <table:table-cell office:value-type="float" office:value="15.4453084468842">
                <text:p>15.4453084468842</text:p>
              </table:table-cell>
              <table:table-cell office:value-type="float" office:value="15.5119690895081">
                <text:p>15.5119690895081</text:p>
              </table:table-cell>
              <table:table-cell office:value-type="float" office:value="15.5786287784576">
                <text:p>15.5786287784576</text:p>
              </table:table-cell>
              <table:table-cell office:value-type="float" office:value="15.6452875137329">
                <text:p>15.6452875137329</text:p>
              </table:table-cell>
              <table:table-cell office:value-type="float" office:value="15.711945772171">
                <text:p>15.711945772171</text:p>
              </table:table-cell>
              <table:table-cell office:value-type="float" office:value="15.7786030769348">
                <text:p>15.7786030769348</text:p>
              </table:table-cell>
              <table:table-cell office:value-type="float" office:value="15.9119291305542">
                <text:p>15.9119291305542</text:p>
              </table:table-cell>
              <table:table-cell office:value-type="float" office:value="16.1785972118378">
                <text:p>16.1785972118378</text:p>
              </table:table-cell>
              <table:table-cell office:value-type="float" office:value="16.2119295597076">
                <text:p>16.2119295597076</text:p>
              </table:table-cell>
              <table:table-cell office:value-type="float" office:value="16.2785942554474">
                <text:p>16.2785942554474</text:p>
              </table:table-cell>
              <table:table-cell office:value-type="float" office:value="16.3119263648987">
                <text:p>16.3119263648987</text:p>
              </table:table-cell>
              <table:table-cell office:value-type="float" office:value="16.3452579975128">
                <text:p>16.3452579975128</text:p>
              </table:table-cell>
              <table:table-cell office:value-type="float" office:value="16.4119207859039">
                <text:p>16.4119207859039</text:p>
              </table:table-cell>
              <table:table-cell office:value-type="float" office:value="16.4452519416809">
                <text:p>16.4452519416809</text:p>
              </table:table-cell>
              <table:table-cell office:value-type="float" office:value="16.5452442169189">
                <text:p>16.5452442169189</text:p>
              </table:table-cell>
              <table:table-cell office:value-type="float" office:value="16.7452230453491">
                <text:p>16.7452230453491</text:p>
              </table:table-cell>
              <table:table-cell office:value-type="float" office:value="16.8118810653687">
                <text:p>16.8118810653687</text:p>
              </table:table-cell>
              <table:table-cell office:value-type="float" office:value="16.8785445690155">
                <text:p>16.8785445690155</text:p>
              </table:table-cell>
              <table:table-cell office:value-type="float" office:value="16.9452123641968">
                <text:p>16.9452123641968</text:p>
              </table:table-cell>
              <table:table-cell office:value-type="float" office:value="17.0785455703735">
                <text:p>17.0785455703735</text:p>
              </table:table-cell>
              <table:table-cell office:value-type="float" office:value="17.1452112197876">
                <text:p>17.1452112197876</text:p>
              </table:table-cell>
              <table:table-cell office:value-type="float" office:value="17.2785391807556">
                <text:p>17.2785391807556</text:p>
              </table:table-cell>
              <table:table-cell office:value-type="float" office:value="17.3452024459839">
                <text:p>17.3452024459839</text:p>
              </table:table-cell>
              <table:table-cell office:value-type="float" office:value="17.4118645191193">
                <text:p>17.4118645191193</text:p>
              </table:table-cell>
              <table:table-cell office:value-type="float" office:value="17.4451949596405">
                <text:p>17.4451949596405</text:p>
              </table:table-cell>
              <table:table-cell office:value-type="float" office:value="17.4785256385803">
                <text:p>17.4785256385803</text:p>
              </table:table-cell>
              <table:table-cell office:value-type="float" office:value="17.511855840683">
                <text:p>17.511855840683</text:p>
              </table:table-cell>
              <table:table-cell office:value-type="float" office:value="17.5451860427856">
                <text:p>17.5451860427856</text:p>
              </table:table-cell>
              <table:table-cell office:value-type="float" office:value="17.5785157680511">
                <text:p>17.5785157680511</text:p>
              </table:table-cell>
              <table:table-cell office:value-type="float" office:value="17.6118457317352">
                <text:p>17.6118457317352</text:p>
              </table:table-cell>
              <table:table-cell office:value-type="float" office:value="17.6785044670105">
                <text:p>17.6785044670105</text:p>
              </table:table-cell>
              <table:table-cell office:value-type="float" office:value="17.7118334770203">
                <text:p>17.7118334770203</text:p>
              </table:table-cell>
              <table:table-cell office:value-type="float" office:value="17.7784910202026">
                <text:p>17.7784910202026</text:p>
              </table:table-cell>
              <table:table-cell office:value-type="float" office:value="17.8451480865479">
                <text:p>17.8451480865479</text:p>
              </table:table-cell>
              <table:table-cell office:value-type="float" office:value="17.9118158817291">
                <text:p>17.9118158817291</text:p>
              </table:table-cell>
              <table:table-cell office:value-type="float" office:value="17.9784827232361">
                <text:p>17.9784827232361</text:p>
              </table:table-cell>
              <table:table-cell office:value-type="float" office:value="18.0451483726501">
                <text:p>18.0451483726501</text:p>
              </table:table-cell>
              <table:table-cell office:value-type="float" office:value="18.1118135452271">
                <text:p>18.1118135452271</text:p>
              </table:table-cell>
              <table:table-cell office:value-type="float" office:value="18.1784777641296">
                <text:p>18.1784777641296</text:p>
              </table:table-cell>
              <table:table-cell office:value-type="float" office:value="18.2451410293579">
                <text:p>18.2451410293579</text:p>
              </table:table-cell>
              <table:table-cell office:value-type="float" office:value="18.3118035793304">
                <text:p>18.3118035793304</text:p>
              </table:table-cell>
              <table:table-cell office:value-type="float" office:value="18.3784654140472">
                <text:p>18.3784654140472</text:p>
              </table:table-cell>
              <table:table-cell office:value-type="float" office:value="18.4451262950897">
                <text:p>18.4451262950897</text:p>
              </table:table-cell>
              <table:table-cell office:value-type="float" office:value="18.5117864608765">
                <text:p>18.5117864608765</text:p>
              </table:table-cell>
              <table:table-cell office:value-type="float" office:value="18.5784451961517">
                <text:p>18.5784451961517</text:p>
              </table:table-cell>
              <table:table-cell office:value-type="float" office:value="18.6451036930084">
                <text:p>18.6451036930084</text:p>
              </table:table-cell>
              <table:table-cell office:value-type="float" office:value="18.6784327030182">
                <text:p>18.6784327030182</text:p>
              </table:table-cell>
              <table:table-cell office:value-type="float" office:value="18.7117612361908">
                <text:p>18.7117612361908</text:p>
              </table:table-cell>
              <table:table-cell office:value-type="float" office:value="18.7450895309448">
                <text:p>18.7450895309448</text:p>
              </table:table-cell>
              <table:table-cell office:value-type="float" office:value="18.7784178256989">
                <text:p>18.7784178256989</text:p>
              </table:table-cell>
              <table:table-cell office:value-type="float" office:value="18.8117458820343">
                <text:p>18.8117458820343</text:p>
              </table:table-cell>
              <table:table-cell office:value-type="float" office:value="18.8450739383698">
                <text:p>18.8450739383698</text:p>
              </table:table-cell>
              <table:table-cell office:value-type="float" office:value="18.8784103393555">
                <text:p>18.8784103393555</text:p>
              </table:table-cell>
              <table:table-cell office:value-type="float" office:value="18.9117467403412">
                <text:p>18.9117467403412</text:p>
              </table:table-cell>
              <table:table-cell office:value-type="float" office:value="18.9450829029083">
                <text:p>18.9450829029083</text:p>
              </table:table-cell>
              <table:table-cell office:value-type="float" office:value="18.9784188270569">
                <text:p>18.9784188270569</text:p>
              </table:table-cell>
              <table:table-cell office:value-type="float" office:value="19.0117547512054">
                <text:p>19.0117547512054</text:p>
              </table:table-cell>
              <table:table-cell office:value-type="float" office:value="19.045090675354">
                <text:p>19.045090675354</text:p>
              </table:table-cell>
              <table:table-cell office:value-type="float" office:value="19.1117613315582">
                <text:p>19.1117613315582</text:p>
              </table:table-cell>
              <table:table-cell office:value-type="float" office:value="19.1784312725067">
                <text:p>19.1784312725067</text:p>
              </table:table-cell>
              <table:table-cell office:value-type="float" office:value="19.2117660045624">
                <text:p>19.2117660045624</text:p>
              </table:table-cell>
              <table:table-cell office:value-type="float" office:value="19.2784349918365">
                <text:p>19.2784349918365</text:p>
              </table:table-cell>
              <table:table-cell office:value-type="float" office:value="19.3117692470551">
                <text:p>19.3117692470551</text:p>
              </table:table-cell>
              <table:table-cell office:value-type="float" office:value="19.3451035022736">
                <text:p>19.3451035022736</text:p>
              </table:table-cell>
              <table:table-cell office:value-type="float" office:value="19.3784372806549">
                <text:p>19.3784372806549</text:p>
              </table:table-cell>
              <table:table-cell office:value-type="float" office:value="19.4117710590363">
                <text:p>19.4117710590363</text:p>
              </table:table-cell>
              <table:table-cell office:value-type="float" office:value="19.4451043605804">
                <text:p>19.4451043605804</text:p>
              </table:table-cell>
              <table:table-cell office:value-type="float" office:value="19.4784379005432">
                <text:p>19.4784379005432</text:p>
              </table:table-cell>
              <table:table-cell office:value-type="float" office:value="19.5117709636688">
                <text:p>19.5117709636688</text:p>
              </table:table-cell>
              <table:table-cell office:value-type="float" office:value="19.57843708992">
                <text:p>19.57843708992</text:p>
              </table:table-cell>
              <table:table-cell office:value-type="float" office:value="19.6117694377899">
                <text:p>19.6117694377899</text:p>
              </table:table-cell>
              <table:table-cell office:value-type="float" office:value="19.6784343719482">
                <text:p>19.6784343719482</text:p>
              </table:table-cell>
              <table:table-cell office:value-type="float" office:value="19.7450983524323">
                <text:p>19.7450983524323</text:p>
              </table:table-cell>
              <table:table-cell office:value-type="float" office:value="19.8117616176605">
                <text:p>19.8117616176605</text:p>
              </table:table-cell>
              <table:table-cell office:value-type="float" office:value="19.8784277439117">
                <text:p>19.8784277439117</text:p>
              </table:table-cell>
              <table:table-cell office:value-type="float" office:value="19.9450960159302">
                <text:p>19.9450960159302</text:p>
              </table:table-cell>
              <table:table-cell office:value-type="float" office:value="20.0117630958557">
                <text:p>20.0117630958557</text:p>
              </table:table-cell>
              <table:table-cell office:value-type="float" office:value="20.0784294605255">
                <text:p>20.0784294605255</text:p>
              </table:table-cell>
              <table:table-cell office:value-type="float" office:value="20.1450951099396">
                <text:p>20.1450951099396</text:p>
              </table:table-cell>
              <table:table-cell office:value-type="float" office:value="20.2117600440979">
                <text:p>20.2117600440979</text:p>
              </table:table-cell>
              <table:table-cell office:value-type="float" office:value="20.2784237861633">
                <text:p>20.2784237861633</text:p>
              </table:table-cell>
              <table:table-cell office:value-type="float" office:value="20.345086812973">
                <text:p>20.345086812973</text:p>
              </table:table-cell>
              <table:table-cell office:value-type="float" office:value="20.4117493629456">
                <text:p>20.4117493629456</text:p>
              </table:table-cell>
              <table:table-cell office:value-type="float" office:value="20.4450800418854">
                <text:p>20.4450800418854</text:p>
              </table:table-cell>
              <table:table-cell office:value-type="float" office:value="20.4784109592438">
                <text:p>20.4784109592438</text:p>
              </table:table-cell>
              <table:table-cell office:value-type="float" office:value="20.5117411613464">
                <text:p>20.5117411613464</text:p>
              </table:table-cell>
              <table:table-cell office:value-type="float" office:value="20.5450716018677">
                <text:p>20.5450716018677</text:p>
              </table:table-cell>
              <table:table-cell office:value-type="float" office:value="20.5784015655518">
                <text:p>20.5784015655518</text:p>
              </table:table-cell>
              <table:table-cell office:value-type="float" office:value="20.6117315292358">
                <text:p>20.6117315292358</text:p>
              </table:table-cell>
              <table:table-cell office:value-type="float" office:value="20.6450610160828">
                <text:p>20.6450610160828</text:p>
              </table:table-cell>
              <table:table-cell office:value-type="float" office:value="20.6783902645111">
                <text:p>20.6783902645111</text:p>
              </table:table-cell>
              <table:table-cell office:value-type="float" office:value="20.7117195129395">
                <text:p>20.7117195129395</text:p>
              </table:table-cell>
              <table:table-cell office:value-type="float" office:value="20.7450485229492">
                <text:p>20.7450485229492</text:p>
              </table:table-cell>
              <table:table-cell office:value-type="float" office:value="20.778377532959">
                <text:p>20.778377532959</text:p>
              </table:table-cell>
              <table:table-cell office:value-type="float" office:value="20.8450345993042">
                <text:p>20.8450345993042</text:p>
              </table:table-cell>
              <table:table-cell office:value-type="float" office:value="20.911922454834">
                <text:p>20.911922454834</text:p>
              </table:table-cell>
              <table:table-cell office:value-type="float" office:value="20.9788148403168">
                <text:p>20.9788148403168</text:p>
              </table:table-cell>
              <table:table-cell office:value-type="float" office:value="21.0122630596161">
                <text:p>21.0122630596161</text:p>
              </table:table-cell>
              <table:table-cell office:value-type="float" office:value="21.079163312912">
                <text:p>21.079163312912</text:p>
              </table:table-cell>
              <table:table-cell office:value-type="float" office:value="21.146068572998">
                <text:p>21.146068572998</text:p>
              </table:table-cell>
              <table:table-cell office:value-type="float" office:value="21.2129788398743">
                <text:p>21.2129788398743</text:p>
              </table:table-cell>
              <table:table-cell office:value-type="float" office:value="21.2798938751221">
                <text:p>21.2798938751221</text:p>
              </table:table-cell>
              <table:table-cell office:value-type="float" office:value="21.3133533000946">
                <text:p>21.3133533000946</text:p>
              </table:table-cell>
              <table:table-cell office:value-type="float" office:value="21.34681391716">
                <text:p>21.34681391716</text:p>
              </table:table-cell>
              <table:table-cell office:value-type="float" office:value="21.4137392044067">
                <text:p>21.4137392044067</text:p>
              </table:table-cell>
              <table:table-cell office:value-type="float" office:value="21.4806694984436">
                <text:p>21.4806694984436</text:p>
              </table:table-cell>
              <table:table-cell office:value-type="float" office:value="21.5476045608521">
                <text:p>21.5476045608521</text:p>
              </table:table-cell>
              <table:table-cell office:value-type="float" office:value="21.6145446300507">
                <text:p>21.6145446300507</text:p>
              </table:table-cell>
              <table:table-cell office:value-type="float" office:value="21.6814897060394">
                <text:p>21.6814897060394</text:p>
              </table:table-cell>
              <table:table-cell office:value-type="float" office:value="21.7484400272369">
                <text:p>21.7484400272369</text:p>
              </table:table-cell>
              <table:table-cell office:value-type="float" office:value="21.815395116806">
                <text:p>21.815395116806</text:p>
              </table:table-cell>
              <table:table-cell office:value-type="float" office:value="21.8822252750397">
                <text:p>21.8822252750397</text:p>
              </table:table-cell>
              <table:table-cell office:value-type="float" office:value="21.9489336013794">
                <text:p>21.9489336013794</text:p>
              </table:table-cell>
              <table:table-cell office:value-type="float" office:value="21.98228764534">
                <text:p>21.98228764534</text:p>
              </table:table-cell>
              <table:table-cell office:value-type="float" office:value="22.0156416893005">
                <text:p>22.0156416893005</text:p>
              </table:table-cell>
              <table:table-cell office:value-type="float" office:value="22.0489954948425">
                <text:p>22.0489954948425</text:p>
              </table:table-cell>
              <table:table-cell office:value-type="float" office:value="22.0823495388031">
                <text:p>22.0823495388031</text:p>
              </table:table-cell>
              <table:table-cell office:value-type="float" office:value="22.1157035827637">
                <text:p>22.1157035827637</text:p>
              </table:table-cell>
              <table:table-cell office:value-type="float" office:value="22.1490573883057">
                <text:p>22.1490573883057</text:p>
              </table:table-cell>
              <table:table-cell office:value-type="float" office:value="22.1824114322662">
                <text:p>22.1824114322662</text:p>
              </table:table-cell>
              <table:table-cell office:value-type="float" office:value="22.2157652378082">
                <text:p>22.2157652378082</text:p>
              </table:table-cell>
              <table:table-cell office:value-type="float" office:value="22.2491188049316">
                <text:p>22.2491188049316</text:p>
              </table:table-cell>
              <table:table-cell office:value-type="float" office:value="22.2824726104736">
                <text:p>22.2824726104736</text:p>
              </table:table-cell>
              <table:table-cell office:value-type="float" office:value="22.3158264160156">
                <text:p>22.3158264160156</text:p>
              </table:table-cell>
              <table:table-cell office:value-type="float" office:value="22.3491802215576">
                <text:p>22.3491802215576</text:p>
              </table:table-cell>
              <table:table-cell office:value-type="float" office:value="22.382533788681">
                <text:p>22.382533788681</text:p>
              </table:table-cell>
              <table:table-cell office:value-type="float" office:value="22.4158873558044">
                <text:p>22.4158873558044</text:p>
              </table:table-cell>
              <table:table-cell office:value-type="float" office:value="22.5159480571747">
                <text:p>22.5159480571747</text:p>
              </table:table-cell>
              <table:table-cell office:value-type="float" office:value="22.5826549530029">
                <text:p>22.5826549530029</text:p>
              </table:table-cell>
              <table:table-cell office:value-type="float" office:value="22.6160085201263">
                <text:p>22.6160085201263</text:p>
              </table:table-cell>
              <table:table-cell office:value-type="float" office:value="22.6493618488312">
                <text:p>22.6493618488312</text:p>
              </table:table-cell>
              <table:table-cell office:value-type="float" office:value="22.6827154159546">
                <text:p>22.6827154159546</text:p>
              </table:table-cell>
              <table:table-cell office:value-type="float" office:value="22.7160685062408">
                <text:p>22.7160685062408</text:p>
              </table:table-cell>
              <table:table-cell office:value-type="float" office:value="22.7494218349457">
                <text:p>22.7494218349457</text:p>
              </table:table-cell>
              <table:table-cell office:value-type="float" office:value="22.7827751636505">
                <text:p>22.7827751636505</text:p>
              </table:table-cell>
              <table:table-cell office:value-type="float" office:value="22.8161284923553">
                <text:p>22.8161284923553</text:p>
              </table:table-cell>
              <table:table-cell office:value-type="float" office:value="22.8494815826416">
                <text:p>22.849481582641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7.B1:tfoot7.NQ1</svg:desc>
                </draw:g>
              </table:table-cell>
              <table:table-cell office:value-type="float" office:value="0.033355712890625">
                <text:p>0.033355712890625</text:p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00067138671875">
                <text:p>0.100067138671875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78564453125">
                <text:p>0.166778564453125</text:p>
              </table:table-cell>
              <table:table-cell office:value-type="float" office:value="0.20013427734375">
                <text:p>0.20013427734375</text:p>
              </table:table-cell>
              <table:table-cell office:value-type="float" office:value="0.233489990234375">
                <text:p>0.233489990234375</text:p>
              </table:table-cell>
              <table:table-cell office:value-type="float" office:value="0.266845703125">
                <text:p>0.266845703125</text:p>
              </table:table-cell>
              <table:table-cell office:value-type="float" office:value="0.300201416015625">
                <text:p>0.300201416015625</text:p>
              </table:table-cell>
              <table:table-cell office:value-type="float" office:value="0.33355712890625">
                <text:p>0.33355712890625</text:p>
              </table:table-cell>
              <table:table-cell office:value-type="float" office:value="0.366912603378296">
                <text:p>0.366912603378296</text:p>
              </table:table-cell>
              <table:table-cell office:value-type="float" office:value="0.400268316268921">
                <text:p>0.400268316268921</text:p>
              </table:table-cell>
              <table:table-cell office:value-type="float" office:value="0.433624029159546">
                <text:p>0.433624029159546</text:p>
              </table:table-cell>
              <table:table-cell office:value-type="float" office:value="0.500335216522217">
                <text:p>0.500335216522217</text:p>
              </table:table-cell>
              <table:table-cell office:value-type="float" office:value="0.533690929412842">
                <text:p>0.533690929412842</text:p>
              </table:table-cell>
              <table:table-cell office:value-type="float" office:value="0.567046642303467">
                <text:p>0.567046642303467</text:p>
              </table:table-cell>
              <table:table-cell office:value-type="float" office:value="0.600402116775513">
                <text:p>0.600402116775513</text:p>
              </table:table-cell>
              <table:table-cell office:value-type="float" office:value="0.667113304138184">
                <text:p>0.667113304138184</text:p>
              </table:table-cell>
              <table:table-cell office:value-type="float" office:value="0.700469017028809">
                <text:p>0.700469017028809</text:p>
              </table:table-cell>
              <table:table-cell office:value-type="float" office:value="0.733824491500855">
                <text:p>0.733824491500855</text:p>
              </table:table-cell>
              <table:table-cell office:value-type="float" office:value="0.767181873321533">
                <text:p>0.767181873321533</text:p>
              </table:table-cell>
              <table:table-cell office:value-type="float" office:value="0.800539255142212">
                <text:p>0.800539255142212</text:p>
              </table:table-cell>
              <table:table-cell office:value-type="float" office:value="0.86725378036499">
                <text:p>0.86725378036499</text:p>
              </table:table-cell>
              <table:table-cell office:value-type="float" office:value="0.933968782424927">
                <text:p>0.933968782424927</text:p>
              </table:table-cell>
              <table:table-cell office:value-type="float" office:value="0.967326164245606">
                <text:p>0.967326164245606</text:p>
              </table:table-cell>
              <table:table-cell office:value-type="float" office:value="1.00068354606628">
                <text:p>1.00068354606628</text:p>
              </table:table-cell>
              <table:table-cell office:value-type="float" office:value="1.03404092788696">
                <text:p>1.03404092788696</text:p>
              </table:table-cell>
              <table:table-cell office:value-type="float" office:value="1.06739830970764">
                <text:p>1.06739830970764</text:p>
              </table:table-cell>
              <table:table-cell office:value-type="float" office:value="1.13411331176758">
                <text:p>1.13411331176758</text:p>
              </table:table-cell>
              <table:table-cell office:value-type="float" office:value="1.16747069358826">
                <text:p>1.16747069358826</text:p>
              </table:table-cell>
              <table:table-cell office:value-type="float" office:value="1.20082807540894">
                <text:p>1.20082807540894</text:p>
              </table:table-cell>
              <table:table-cell office:value-type="float" office:value="1.23418569564819">
                <text:p>1.23418569564819</text:p>
              </table:table-cell>
              <table:table-cell office:value-type="float" office:value="1.26754331588745">
                <text:p>1.26754331588745</text:p>
              </table:table-cell>
              <table:table-cell office:value-type="float" office:value="1.33425831794739">
                <text:p>1.33425831794739</text:p>
              </table:table-cell>
              <table:table-cell office:value-type="float" office:value="1.40097308158875">
                <text:p>1.40097308158875</text:p>
              </table:table-cell>
              <table:table-cell office:value-type="float" office:value="1.46768832206726">
                <text:p>1.46768832206726</text:p>
              </table:table-cell>
              <table:table-cell office:value-type="float" office:value="1.50104594230652">
                <text:p>1.50104594230652</text:p>
              </table:table-cell>
              <table:table-cell office:value-type="float" office:value="1.5344033241272">
                <text:p>1.5344033241272</text:p>
              </table:table-cell>
              <table:table-cell office:value-type="float" office:value="1.56776094436646">
                <text:p>1.56776094436646</text:p>
              </table:table-cell>
              <table:table-cell office:value-type="float" office:value="1.60111832618713">
                <text:p>1.60111832618713</text:p>
              </table:table-cell>
              <table:table-cell office:value-type="float" office:value="1.63447594642639">
                <text:p>1.63447594642639</text:p>
              </table:table-cell>
              <table:table-cell office:value-type="float" office:value="1.66783380508423">
                <text:p>1.66783380508423</text:p>
              </table:table-cell>
              <table:table-cell office:value-type="float" office:value="1.73454880714417">
                <text:p>1.73454880714417</text:p>
              </table:table-cell>
              <table:table-cell office:value-type="float" office:value="1.76790571212769">
                <text:p>1.76790571212769</text:p>
              </table:table-cell>
              <table:table-cell office:value-type="float" office:value="1.80126285552979">
                <text:p>1.80126285552979</text:p>
              </table:table-cell>
              <table:table-cell office:value-type="float" office:value="1.86797690391541">
                <text:p>1.86797690391541</text:p>
              </table:table-cell>
              <table:table-cell office:value-type="float" office:value="1.90133404731751">
                <text:p>1.90133404731751</text:p>
              </table:table-cell>
              <table:table-cell office:value-type="float" office:value="1.93469095230103">
                <text:p>1.93469095230103</text:p>
              </table:table-cell>
              <table:table-cell office:value-type="float" office:value="1.96804785728455">
                <text:p>1.96804785728455</text:p>
              </table:table-cell>
              <table:table-cell office:value-type="float" office:value="2.00140500068665">
                <text:p>2.00140500068665</text:p>
              </table:table-cell>
              <table:table-cell office:value-type="float" office:value="2.06811881065369">
                <text:p>2.06811881065369</text:p>
              </table:table-cell>
              <table:table-cell office:value-type="float" office:value="2.13483309745789">
                <text:p>2.13483309745789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20154714584351">
                <text:p>2.20154714584351</text:p>
              </table:table-cell>
              <table:table-cell office:value-type="float" office:value="2.23490428924561">
                <text:p>2.23490428924561</text:p>
              </table:table-cell>
              <table:table-cell office:value-type="float" office:value="2.30161833763123">
                <text:p>2.30161833763123</text:p>
              </table:table-cell>
              <table:table-cell office:value-type="float" office:value="2.33497548103333">
                <text:p>2.33497548103333</text:p>
              </table:table-cell>
              <table:table-cell office:value-type="float" office:value="2.36833238601685">
                <text:p>2.36833238601685</text:p>
              </table:table-cell>
              <table:table-cell office:value-type="float" office:value="2.50176095962524">
                <text:p>2.50176095962524</text:p>
              </table:table-cell>
              <table:table-cell office:value-type="float" office:value="2.53511810302734">
                <text:p>2.53511810302734</text:p>
              </table:table-cell>
              <table:table-cell office:value-type="float" office:value="2.60183238983154">
                <text:p>2.60183238983154</text:p>
              </table:table-cell>
              <table:table-cell office:value-type="float" office:value="2.63518953323364">
                <text:p>2.63518953323364</text:p>
              </table:table-cell>
              <table:table-cell office:value-type="float" office:value="2.66854667663574">
                <text:p>2.66854667663574</text:p>
              </table:table-cell>
              <table:table-cell office:value-type="float" office:value="2.70190382003784">
                <text:p>2.70190382003784</text:p>
              </table:table-cell>
              <table:table-cell office:value-type="float" office:value="2.73526096343994">
                <text:p>2.73526096343994</text:p>
              </table:table-cell>
              <table:table-cell office:value-type="float" office:value="2.76862287521362">
                <text:p>2.76862287521362</text:p>
              </table:table-cell>
              <table:table-cell office:value-type="float" office:value="2.8019847869873">
                <text:p>2.8019847869873</text:p>
              </table:table-cell>
              <table:table-cell office:value-type="float" office:value="2.86870861053467">
                <text:p>2.86870861053467</text:p>
              </table:table-cell>
              <table:table-cell office:value-type="float" office:value="3.06888127326965">
                <text:p>3.06888127326965</text:p>
              </table:table-cell>
              <table:table-cell office:value-type="float" office:value="3.33578014373779">
                <text:p>3.33578014373779</text:p>
              </table:table-cell>
              <table:table-cell office:value-type="float" office:value="3.43586778640747">
                <text:p>3.43586778640747</text:p>
              </table:table-cell>
              <table:table-cell office:value-type="float" office:value="3.50259327888489">
                <text:p>3.50259327888489</text:p>
              </table:table-cell>
              <table:table-cell office:value-type="float" office:value="3.5693187713623">
                <text:p>3.5693187713623</text:p>
              </table:table-cell>
              <table:table-cell office:value-type="float" office:value="3.63604426383972">
                <text:p>3.63604426383972</text:p>
              </table:table-cell>
              <table:table-cell office:value-type="float" office:value="3.70276999473572">
                <text:p>3.70276999473572</text:p>
              </table:table-cell>
              <table:table-cell office:value-type="float" office:value="3.83620119094849">
                <text:p>3.83620119094849</text:p>
              </table:table-cell>
              <table:table-cell office:value-type="float" office:value="3.90291333198547">
                <text:p>3.90291333198547</text:p>
              </table:table-cell>
              <table:table-cell office:value-type="float" office:value="3.96962547302246">
                <text:p>3.96962547302246</text:p>
              </table:table-cell>
              <table:table-cell office:value-type="float" office:value="4.16976141929626">
                <text:p>4.16976141929626</text:p>
              </table:table-cell>
              <table:table-cell office:value-type="float" office:value="4.43660879135132">
                <text:p>4.43660879135132</text:p>
              </table:table-cell>
              <table:table-cell office:value-type="float" office:value="4.50332045555115">
                <text:p>4.50332045555115</text:p>
              </table:table-cell>
              <table:table-cell office:value-type="float" office:value="4.57003211975098">
                <text:p>4.57003211975098</text:p>
              </table:table-cell>
              <table:table-cell office:value-type="float" office:value="4.63674354553223">
                <text:p>4.63674354553223</text:p>
              </table:table-cell>
              <table:table-cell office:value-type="float" office:value="4.70345520973206">
                <text:p>4.70345520973206</text:p>
              </table:table-cell>
              <table:table-cell office:value-type="float" office:value="4.73681092262268">
                <text:p>4.73681092262268</text:p>
              </table:table-cell>
              <table:table-cell office:value-type="float" office:value="4.80352592468262">
                <text:p>4.80352592468262</text:p>
              </table:table-cell>
              <table:table-cell office:value-type="float" office:value="5.07181453704834">
                <text:p>5.07181453704834</text:p>
              </table:table-cell>
              <table:table-cell office:value-type="float" office:value="5.10538101196289">
                <text:p>5.10538101196289</text:p>
              </table:table-cell>
              <table:table-cell office:value-type="float" office:value="5.1389491558075">
                <text:p>5.1389491558075</text:p>
              </table:table-cell>
              <table:table-cell office:value-type="float" office:value="5.172518491745">
                <text:p>5.172518491745</text:p>
              </table:table-cell>
              <table:table-cell office:value-type="float" office:value="5.20608901977539">
                <text:p>5.20608901977539</text:p>
              </table:table-cell>
              <table:table-cell office:value-type="float" office:value="5.27323412895203">
                <text:p>5.27323412895203</text:p>
              </table:table-cell>
              <table:table-cell office:value-type="float" office:value="5.30680823326111">
                <text:p>5.30680823326111</text:p>
              </table:table-cell>
              <table:table-cell office:value-type="float" office:value="5.47469973564148">
                <text:p>5.47469973564148</text:p>
              </table:table-cell>
              <table:table-cell office:value-type="float" office:value="5.84416794776917">
                <text:p>5.84416794776917</text:p>
              </table:table-cell>
              <table:table-cell office:value-type="float" office:value="5.87750315666199">
                <text:p>5.87750315666199</text:p>
              </table:table-cell>
              <table:table-cell office:value-type="float" office:value="5.91083812713623">
                <text:p>5.91083812713623</text:p>
              </table:table-cell>
              <table:table-cell office:value-type="float" office:value="5.94417309761047">
                <text:p>5.94417309761047</text:p>
              </table:table-cell>
              <table:table-cell office:value-type="float" office:value="5.97750782966614">
                <text:p>5.97750782966614</text:p>
              </table:table-cell>
              <table:table-cell office:value-type="float" office:value="6.01084208488464">
                <text:p>6.01084208488464</text:p>
              </table:table-cell>
              <table:table-cell office:value-type="float" office:value="6.04417634010315">
                <text:p>6.04417634010315</text:p>
              </table:table-cell>
              <table:table-cell office:value-type="float" office:value="6.07751059532166">
                <text:p>6.07751059532166</text:p>
              </table:table-cell>
              <table:table-cell office:value-type="float" office:value="6.14417791366577">
                <text:p>6.14417791366577</text:p>
              </table:table-cell>
              <table:table-cell office:value-type="float" office:value="6.21084475517273">
                <text:p>6.21084475517273</text:p>
              </table:table-cell>
              <table:table-cell office:value-type="float" office:value="6.27751064300537">
                <text:p>6.27751064300537</text:p>
              </table:table-cell>
              <table:table-cell office:value-type="float" office:value="6.41084027290344">
                <text:p>6.41084027290344</text:p>
              </table:table-cell>
              <table:table-cell office:value-type="float" office:value="6.47750425338745">
                <text:p>6.47750425338745</text:p>
              </table:table-cell>
              <table:table-cell office:value-type="float" office:value="6.51083564758301">
                <text:p>6.51083564758301</text:p>
              </table:table-cell>
              <table:table-cell office:value-type="float" office:value="6.54416704177856">
                <text:p>6.54416704177856</text:p>
              </table:table-cell>
              <table:table-cell office:value-type="float" office:value="6.61082911491394">
                <text:p>6.61082911491394</text:p>
              </table:table-cell>
              <table:table-cell office:value-type="float" office:value="6.77748084068298">
                <text:p>6.77748084068298</text:p>
              </table:table-cell>
              <table:table-cell office:value-type="float" office:value="6.84414148330689">
                <text:p>6.84414148330689</text:p>
              </table:table-cell>
              <table:table-cell office:value-type="float" office:value="6.94414854049683">
                <text:p>6.94414854049683</text:p>
              </table:table-cell>
              <table:table-cell office:value-type="float" office:value="6.97748351097107">
                <text:p>6.97748351097107</text:p>
              </table:table-cell>
              <table:table-cell office:value-type="float" office:value="7.01081871986389">
                <text:p>7.01081871986389</text:p>
              </table:table-cell>
              <table:table-cell office:value-type="float" office:value="7.04415345191956">
                <text:p>7.04415345191956</text:p>
              </table:table-cell>
              <table:table-cell office:value-type="float" office:value="7.07748818397522">
                <text:p>7.07748818397522</text:p>
              </table:table-cell>
              <table:table-cell office:value-type="float" office:value="7.11082267761231">
                <text:p>7.11082267761231</text:p>
              </table:table-cell>
              <table:table-cell office:value-type="float" office:value="7.14415693283081">
                <text:p>7.14415693283081</text:p>
              </table:table-cell>
              <table:table-cell office:value-type="float" office:value="7.17749118804932">
                <text:p>7.17749118804932</text:p>
              </table:table-cell>
              <table:table-cell office:value-type="float" office:value="7.21082520484924">
                <text:p>7.21082520484924</text:p>
              </table:table-cell>
              <table:table-cell office:value-type="float" office:value="7.24415874481201">
                <text:p>7.24415874481201</text:p>
              </table:table-cell>
              <table:table-cell office:value-type="float" office:value="7.27749252319336">
                <text:p>7.27749252319336</text:p>
              </table:table-cell>
              <table:table-cell office:value-type="float" office:value="7.31082558631897">
                <text:p>7.31082558631897</text:p>
              </table:table-cell>
              <table:table-cell office:value-type="float" office:value="7.37749195098877">
                <text:p>7.37749195098877</text:p>
              </table:table-cell>
              <table:table-cell office:value-type="float" office:value="7.4108247756958">
                <text:p>7.4108247756958</text:p>
              </table:table-cell>
              <table:table-cell office:value-type="float" office:value="7.51082181930542">
                <text:p>7.51082181930542</text:p>
              </table:table-cell>
              <table:table-cell office:value-type="float" office:value="7.54415369033814">
                <text:p>7.54415369033814</text:p>
              </table:table-cell>
              <table:table-cell office:value-type="float" office:value="7.61081743240356">
                <text:p>7.61081743240356</text:p>
              </table:table-cell>
              <table:table-cell office:value-type="float" office:value="7.64414858818054">
                <text:p>7.64414858818054</text:p>
              </table:table-cell>
              <table:table-cell office:value-type="float" office:value="7.71081113815308">
                <text:p>7.71081113815308</text:p>
              </table:table-cell>
              <table:table-cell office:value-type="float" office:value="7.74414205551147">
                <text:p>7.74414205551147</text:p>
              </table:table-cell>
              <table:table-cell office:value-type="float" office:value="7.77747273445129">
                <text:p>7.77747273445129</text:p>
              </table:table-cell>
              <table:table-cell office:value-type="float" office:value="7.81080317497253">
                <text:p>7.81080317497253</text:p>
              </table:table-cell>
              <table:table-cell office:value-type="float" office:value="7.84413456916809">
                <text:p>7.84413456916809</text:p>
              </table:table-cell>
              <table:table-cell office:value-type="float" office:value="7.910808801651">
                <text:p>7.910808801651</text:p>
              </table:table-cell>
              <table:table-cell office:value-type="float" office:value="7.94414567947388">
                <text:p>7.94414567947388</text:p>
              </table:table-cell>
              <table:table-cell office:value-type="float" office:value="7.97748231887817">
                <text:p>7.97748231887817</text:p>
              </table:table-cell>
              <table:table-cell office:value-type="float" office:value="8.01081871986389">
                <text:p>8.01081871986389</text:p>
              </table:table-cell>
              <table:table-cell office:value-type="float" office:value="8.14416337013245">
                <text:p>8.14416337013245</text:p>
              </table:table-cell>
              <table:table-cell office:value-type="float" office:value="8.17749905586243">
                <text:p>8.17749905586243</text:p>
              </table:table-cell>
              <table:table-cell office:value-type="float" office:value="8.21083450317383">
                <text:p>8.21083450317383</text:p>
              </table:table-cell>
              <table:table-cell office:value-type="float" office:value="8.41084408760071">
                <text:p>8.41084408760071</text:p>
              </table:table-cell>
              <table:table-cell office:value-type="float" office:value="8.47751235961914">
                <text:p>8.47751235961914</text:p>
              </table:table-cell>
              <table:table-cell office:value-type="float" office:value="8.54418015480042">
                <text:p>8.54418015480042</text:p>
              </table:table-cell>
              <table:table-cell office:value-type="float" office:value="8.61084723472595">
                <text:p>8.61084723472595</text:p>
              </table:table-cell>
              <table:table-cell office:value-type="float" office:value="8.64418029785156">
                <text:p>8.64418029785156</text:p>
              </table:table-cell>
              <table:table-cell office:value-type="float" office:value="8.67751359939575">
                <text:p>8.67751359939575</text:p>
              </table:table-cell>
              <table:table-cell office:value-type="float" office:value="8.71084642410278">
                <text:p>8.71084642410278</text:p>
              </table:table-cell>
              <table:table-cell office:value-type="float" office:value="8.74417924880981">
                <text:p>8.74417924880981</text:p>
              </table:table-cell>
              <table:table-cell office:value-type="float" office:value="8.77751183509827">
                <text:p>8.77751183509827</text:p>
              </table:table-cell>
              <table:table-cell office:value-type="float" office:value="8.81084418296814">
                <text:p>8.81084418296814</text:p>
              </table:table-cell>
              <table:table-cell office:value-type="float" office:value="9.01103472709656">
                <text:p>9.01103472709656</text:p>
              </table:table-cell>
              <table:table-cell office:value-type="float" office:value="9.07777786254883">
                <text:p>9.07777786254883</text:p>
              </table:table-cell>
              <table:table-cell office:value-type="float" office:value="9.11114931106567">
                <text:p>9.11114931106567</text:p>
              </table:table-cell>
              <table:table-cell office:value-type="float" office:value="9.14452123641968">
                <text:p>9.14452123641968</text:p>
              </table:table-cell>
              <table:table-cell office:value-type="float" office:value="9.34475231170654">
                <text:p>9.34475231170654</text:p>
              </table:table-cell>
              <table:table-cell office:value-type="float" office:value="9.37812447547913">
                <text:p>9.37812447547913</text:p>
              </table:table-cell>
              <table:table-cell office:value-type="float" office:value="9.54498529434204">
                <text:p>9.54498529434204</text:p>
              </table:table-cell>
              <table:table-cell office:value-type="float" office:value="9.5783576965332">
                <text:p>9.5783576965332</text:p>
              </table:table-cell>
              <table:table-cell office:value-type="float" office:value="9.64510250091553">
                <text:p>9.64510250091553</text:p>
              </table:table-cell>
              <table:table-cell office:value-type="float" office:value="9.67847514152527">
                <text:p>9.67847514152527</text:p>
              </table:table-cell>
              <table:table-cell office:value-type="float" office:value="9.71184730529785">
                <text:p>9.71184730529785</text:p>
              </table:table-cell>
              <table:table-cell office:value-type="float" office:value="9.74521994590759">
                <text:p>9.74521994590759</text:p>
              </table:table-cell>
              <table:table-cell office:value-type="float" office:value="9.77859258651733">
                <text:p>9.77859258651733</text:p>
              </table:table-cell>
              <table:table-cell office:value-type="float" office:value="9.81196522712708">
                <text:p>9.81196522712708</text:p>
              </table:table-cell>
              <table:table-cell office:value-type="float" office:value="9.87867426872253">
                <text:p>9.87867426872253</text:p>
              </table:table-cell>
              <table:table-cell office:value-type="float" office:value="9.94534659385681">
                <text:p>9.94534659385681</text:p>
              </table:table-cell>
              <table:table-cell office:value-type="float" office:value="10.0120182037354">
                <text:p>10.0120182037354</text:p>
              </table:table-cell>
              <table:table-cell office:value-type="float" office:value="10.1786940097809">
                <text:p>10.1786940097809</text:p>
              </table:table-cell>
              <table:table-cell office:value-type="float" office:value="10.2120287418365">
                <text:p>10.2120287418365</text:p>
              </table:table-cell>
              <table:table-cell office:value-type="float" office:value="10.2453632354736">
                <text:p>10.2453632354736</text:p>
              </table:table-cell>
              <table:table-cell office:value-type="float" office:value="10.3120317459106">
                <text:p>10.3120317459106</text:p>
              </table:table-cell>
              <table:table-cell office:value-type="float" office:value="10.3786995410919">
                <text:p>10.3786995410919</text:p>
              </table:table-cell>
              <table:table-cell office:value-type="float" office:value="10.4453663825989">
                <text:p>10.4453663825989</text:p>
              </table:table-cell>
              <table:table-cell office:value-type="float" office:value="10.5120329856873">
                <text:p>10.5120329856873</text:p>
              </table:table-cell>
              <table:table-cell office:value-type="float" office:value="11.045352935791">
                <text:p>11.045352935791</text:p>
              </table:table-cell>
              <table:table-cell office:value-type="float" office:value="11.1120176315308">
                <text:p>11.1120176315308</text:p>
              </table:table-cell>
              <table:table-cell office:value-type="float" office:value="11.1786811351776">
                <text:p>11.1786811351776</text:p>
              </table:table-cell>
              <table:table-cell office:value-type="float" office:value="11.2453436851501">
                <text:p>11.2453436851501</text:p>
              </table:table-cell>
              <table:table-cell office:value-type="float" office:value="11.3120055198669">
                <text:p>11.3120055198669</text:p>
              </table:table-cell>
              <table:table-cell office:value-type="float" office:value="11.378666639328">
                <text:p>11.378666639328</text:p>
              </table:table-cell>
              <table:table-cell office:value-type="float" office:value="11.5453157424927">
                <text:p>11.5453157424927</text:p>
              </table:table-cell>
              <table:table-cell office:value-type="float" office:value="11.5786447525024">
                <text:p>11.5786447525024</text:p>
              </table:table-cell>
              <table:table-cell office:value-type="float" office:value="11.6119735240936">
                <text:p>11.6119735240936</text:p>
              </table:table-cell>
              <table:table-cell office:value-type="float" office:value="11.678631067276">
                <text:p>11.678631067276</text:p>
              </table:table-cell>
              <table:table-cell office:value-type="float" office:value="11.7119591236115">
                <text:p>11.7119591236115</text:p>
              </table:table-cell>
              <table:table-cell office:value-type="float" office:value="11.9119400978088">
                <text:p>11.9119400978088</text:p>
              </table:table-cell>
              <table:table-cell office:value-type="float" office:value="11.9452743530273">
                <text:p>11.9452743530273</text:p>
              </table:table-cell>
              <table:table-cell office:value-type="float" office:value="12.0119421482086">
                <text:p>12.0119421482086</text:p>
              </table:table-cell>
              <table:table-cell office:value-type="float" office:value="12.1452751159668">
                <text:p>12.1452751159668</text:p>
              </table:table-cell>
              <table:table-cell office:value-type="float" office:value="12.2119407653809">
                <text:p>12.2119407653809</text:p>
              </table:table-cell>
              <table:table-cell office:value-type="float" office:value="12.278605222702">
                <text:p>12.278605222702</text:p>
              </table:table-cell>
              <table:table-cell office:value-type="float" office:value="12.3452689647675">
                <text:p>12.3452689647675</text:p>
              </table:table-cell>
              <table:table-cell office:value-type="float" office:value="12.4119322299957">
                <text:p>12.4119322299957</text:p>
              </table:table-cell>
              <table:table-cell office:value-type="float" office:value="12.4452631473541">
                <text:p>12.4452631473541</text:p>
              </table:table-cell>
              <table:table-cell office:value-type="float" office:value="12.4785943031311">
                <text:p>12.4785943031311</text:p>
              </table:table-cell>
              <table:table-cell office:value-type="float" office:value="12.5119249820709">
                <text:p>12.5119249820709</text:p>
              </table:table-cell>
              <table:table-cell office:value-type="float" office:value="12.5452556610107">
                <text:p>12.5452556610107</text:p>
              </table:table-cell>
              <table:table-cell office:value-type="float" office:value="12.578586101532">
                <text:p>12.578586101532</text:p>
              </table:table-cell>
              <table:table-cell office:value-type="float" office:value="12.6785762310028">
                <text:p>12.6785762310028</text:p>
              </table:table-cell>
              <table:table-cell office:value-type="float" office:value="12.7452354431152">
                <text:p>12.7452354431152</text:p>
              </table:table-cell>
              <table:table-cell office:value-type="float" office:value="12.8118934631348">
                <text:p>12.8118934631348</text:p>
              </table:table-cell>
              <table:table-cell office:value-type="float" office:value="12.8785626888275">
                <text:p>12.8785626888275</text:p>
              </table:table-cell>
              <table:table-cell office:value-type="float" office:value="12.9119024276733">
                <text:p>12.9119024276733</text:p>
              </table:table-cell>
              <table:table-cell office:value-type="float" office:value="12.9785807132721">
                <text:p>12.9785807132721</text:p>
              </table:table-cell>
              <table:table-cell office:value-type="float" office:value="13.0452587604523">
                <text:p>13.0452587604523</text:p>
              </table:table-cell>
              <table:table-cell office:value-type="float" office:value="13.1119360923767">
                <text:p>13.1119360923767</text:p>
              </table:table-cell>
              <table:table-cell office:value-type="float" office:value="13.1786124706268">
                <text:p>13.1786124706268</text:p>
              </table:table-cell>
              <table:table-cell office:value-type="float" office:value="13.2452886104584">
                <text:p>13.2452886104584</text:p>
              </table:table-cell>
              <table:table-cell office:value-type="float" office:value="13.6119954586029">
                <text:p>13.6119954586029</text:p>
              </table:table-cell>
              <table:table-cell office:value-type="float" office:value="13.64533162117">
                <text:p>13.64533162117</text:p>
              </table:table-cell>
              <table:table-cell office:value-type="float" office:value="13.6786673069">
                <text:p>13.6786673069</text:p>
              </table:table-cell>
              <table:table-cell office:value-type="float" office:value="13.7120032310486">
                <text:p>13.7120032310486</text:p>
              </table:table-cell>
              <table:table-cell office:value-type="float" office:value="13.74533867836">
                <text:p>13.74533867836</text:p>
              </table:table-cell>
              <table:table-cell office:value-type="float" office:value="13.7786741256714">
                <text:p>13.7786741256714</text:p>
              </table:table-cell>
              <table:table-cell office:value-type="float" office:value="13.8120093345642">
                <text:p>13.8120093345642</text:p>
              </table:table-cell>
              <table:table-cell office:value-type="float" office:value="13.8786804676056">
                <text:p>13.8786804676056</text:p>
              </table:table-cell>
              <table:table-cell office:value-type="float" office:value="13.912015914917">
                <text:p>13.912015914917</text:p>
              </table:table-cell>
              <table:table-cell office:value-type="float" office:value="13.9453508853912">
                <text:p>13.9453508853912</text:p>
              </table:table-cell>
              <table:table-cell office:value-type="float" office:value="14.0120205879211">
                <text:p>14.0120205879211</text:p>
              </table:table-cell>
              <table:table-cell office:value-type="float" office:value="14.1120233535767">
                <text:p>14.1120233535767</text:p>
              </table:table-cell>
              <table:table-cell office:value-type="float" office:value="14.1453573703766">
                <text:p>14.1453573703766</text:p>
              </table:table-cell>
              <table:table-cell office:value-type="float" office:value="14.2120246887207">
                <text:p>14.2120246887207</text:p>
              </table:table-cell>
              <table:table-cell office:value-type="float" office:value="14.2453582286835">
                <text:p>14.2453582286835</text:p>
              </table:table-cell>
              <table:table-cell office:value-type="float" office:value="14.2786910533905">
                <text:p>14.2786910533905</text:p>
              </table:table-cell>
              <table:table-cell office:value-type="float" office:value="14.3120241165161">
                <text:p>14.3120241165161</text:p>
              </table:table-cell>
              <table:table-cell office:value-type="float" office:value="14.4786860942841">
                <text:p>14.4786860942841</text:p>
              </table:table-cell>
              <table:table-cell office:value-type="float" office:value="14.5120177268982">
                <text:p>14.5120177268982</text:p>
              </table:table-cell>
              <table:table-cell office:value-type="float" office:value="14.5453495979309">
                <text:p>14.5453495979309</text:p>
              </table:table-cell>
              <table:table-cell office:value-type="float" office:value="14.5786809921265">
                <text:p>14.5786809921265</text:p>
              </table:table-cell>
              <table:table-cell office:value-type="float" office:value="14.6120121479034">
                <text:p>14.6120121479034</text:p>
              </table:table-cell>
              <table:table-cell office:value-type="float" office:value="14.7120046615601">
                <text:p>14.7120046615601</text:p>
              </table:table-cell>
              <table:table-cell office:value-type="float" office:value="14.778665304184">
                <text:p>14.778665304184</text:p>
              </table:table-cell>
              <table:table-cell office:value-type="float" office:value="14.8453257083893">
                <text:p>14.8453257083893</text:p>
              </table:table-cell>
              <table:table-cell office:value-type="float" office:value="14.9119939804077">
                <text:p>14.9119939804077</text:p>
              </table:table-cell>
              <table:table-cell office:value-type="float" office:value="14.9786610603333">
                <text:p>14.9786610603333</text:p>
              </table:table-cell>
              <table:table-cell office:value-type="float" office:value="15.0453274250031">
                <text:p>15.0453274250031</text:p>
              </table:table-cell>
              <table:table-cell office:value-type="float" office:value="15.1119930744171">
                <text:p>15.1119930744171</text:p>
              </table:table-cell>
              <table:table-cell office:value-type="float" office:value="15.145325422287">
                <text:p>15.145325422287</text:p>
              </table:table-cell>
              <table:table-cell office:value-type="float" office:value="15.1786577701569">
                <text:p>15.1786577701569</text:p>
              </table:table-cell>
              <table:table-cell office:value-type="float" office:value="15.2119896411896">
                <text:p>15.2119896411896</text:p>
              </table:table-cell>
              <table:table-cell office:value-type="float" office:value="15.4453084468842">
                <text:p>15.4453084468842</text:p>
              </table:table-cell>
              <table:table-cell office:value-type="float" office:value="15.5119690895081">
                <text:p>15.5119690895081</text:p>
              </table:table-cell>
              <table:table-cell office:value-type="float" office:value="15.5786287784576">
                <text:p>15.5786287784576</text:p>
              </table:table-cell>
              <table:table-cell office:value-type="float" office:value="15.6452875137329">
                <text:p>15.6452875137329</text:p>
              </table:table-cell>
              <table:table-cell office:value-type="float" office:value="15.711945772171">
                <text:p>15.711945772171</text:p>
              </table:table-cell>
              <table:table-cell office:value-type="float" office:value="15.7786030769348">
                <text:p>15.7786030769348</text:p>
              </table:table-cell>
              <table:table-cell office:value-type="float" office:value="15.9119291305542">
                <text:p>15.9119291305542</text:p>
              </table:table-cell>
              <table:table-cell office:value-type="float" office:value="16.1785972118378">
                <text:p>16.1785972118378</text:p>
              </table:table-cell>
              <table:table-cell office:value-type="float" office:value="16.2119295597076">
                <text:p>16.2119295597076</text:p>
              </table:table-cell>
              <table:table-cell office:value-type="float" office:value="16.2785942554474">
                <text:p>16.2785942554474</text:p>
              </table:table-cell>
              <table:table-cell office:value-type="float" office:value="16.3119263648987">
                <text:p>16.3119263648987</text:p>
              </table:table-cell>
              <table:table-cell office:value-type="float" office:value="16.3452579975128">
                <text:p>16.3452579975128</text:p>
              </table:table-cell>
              <table:table-cell office:value-type="float" office:value="16.4119207859039">
                <text:p>16.4119207859039</text:p>
              </table:table-cell>
              <table:table-cell office:value-type="float" office:value="16.4452519416809">
                <text:p>16.4452519416809</text:p>
              </table:table-cell>
              <table:table-cell office:value-type="float" office:value="16.5452442169189">
                <text:p>16.5452442169189</text:p>
              </table:table-cell>
              <table:table-cell office:value-type="float" office:value="16.7452230453491">
                <text:p>16.7452230453491</text:p>
              </table:table-cell>
              <table:table-cell office:value-type="float" office:value="16.8118810653687">
                <text:p>16.8118810653687</text:p>
              </table:table-cell>
              <table:table-cell office:value-type="float" office:value="16.8785445690155">
                <text:p>16.8785445690155</text:p>
              </table:table-cell>
              <table:table-cell office:value-type="float" office:value="16.9452123641968">
                <text:p>16.9452123641968</text:p>
              </table:table-cell>
              <table:table-cell office:value-type="float" office:value="17.0785455703735">
                <text:p>17.0785455703735</text:p>
              </table:table-cell>
              <table:table-cell office:value-type="float" office:value="17.1452112197876">
                <text:p>17.1452112197876</text:p>
              </table:table-cell>
              <table:table-cell office:value-type="float" office:value="17.2785391807556">
                <text:p>17.2785391807556</text:p>
              </table:table-cell>
              <table:table-cell office:value-type="float" office:value="17.3452024459839">
                <text:p>17.3452024459839</text:p>
              </table:table-cell>
              <table:table-cell office:value-type="float" office:value="17.4118645191193">
                <text:p>17.4118645191193</text:p>
              </table:table-cell>
              <table:table-cell office:value-type="float" office:value="17.4451949596405">
                <text:p>17.4451949596405</text:p>
              </table:table-cell>
              <table:table-cell office:value-type="float" office:value="17.4785256385803">
                <text:p>17.4785256385803</text:p>
              </table:table-cell>
              <table:table-cell office:value-type="float" office:value="17.511855840683">
                <text:p>17.511855840683</text:p>
              </table:table-cell>
              <table:table-cell office:value-type="float" office:value="17.5451860427856">
                <text:p>17.5451860427856</text:p>
              </table:table-cell>
              <table:table-cell office:value-type="float" office:value="17.5785157680511">
                <text:p>17.5785157680511</text:p>
              </table:table-cell>
              <table:table-cell office:value-type="float" office:value="17.6118457317352">
                <text:p>17.6118457317352</text:p>
              </table:table-cell>
              <table:table-cell office:value-type="float" office:value="17.6785044670105">
                <text:p>17.6785044670105</text:p>
              </table:table-cell>
              <table:table-cell office:value-type="float" office:value="17.7118334770203">
                <text:p>17.7118334770203</text:p>
              </table:table-cell>
              <table:table-cell office:value-type="float" office:value="17.7784910202026">
                <text:p>17.7784910202026</text:p>
              </table:table-cell>
              <table:table-cell office:value-type="float" office:value="17.8451480865479">
                <text:p>17.8451480865479</text:p>
              </table:table-cell>
              <table:table-cell office:value-type="float" office:value="17.9118158817291">
                <text:p>17.9118158817291</text:p>
              </table:table-cell>
              <table:table-cell office:value-type="float" office:value="17.9784827232361">
                <text:p>17.9784827232361</text:p>
              </table:table-cell>
              <table:table-cell office:value-type="float" office:value="18.0451483726501">
                <text:p>18.0451483726501</text:p>
              </table:table-cell>
              <table:table-cell office:value-type="float" office:value="18.1118135452271">
                <text:p>18.1118135452271</text:p>
              </table:table-cell>
              <table:table-cell office:value-type="float" office:value="18.1784777641296">
                <text:p>18.1784777641296</text:p>
              </table:table-cell>
              <table:table-cell office:value-type="float" office:value="18.2451410293579">
                <text:p>18.2451410293579</text:p>
              </table:table-cell>
              <table:table-cell office:value-type="float" office:value="18.3118035793304">
                <text:p>18.3118035793304</text:p>
              </table:table-cell>
              <table:table-cell office:value-type="float" office:value="18.3784654140472">
                <text:p>18.3784654140472</text:p>
              </table:table-cell>
              <table:table-cell office:value-type="float" office:value="18.4451262950897">
                <text:p>18.4451262950897</text:p>
              </table:table-cell>
              <table:table-cell office:value-type="float" office:value="18.5117864608765">
                <text:p>18.5117864608765</text:p>
              </table:table-cell>
              <table:table-cell office:value-type="float" office:value="18.5784451961517">
                <text:p>18.5784451961517</text:p>
              </table:table-cell>
              <table:table-cell office:value-type="float" office:value="18.6451036930084">
                <text:p>18.6451036930084</text:p>
              </table:table-cell>
              <table:table-cell office:value-type="float" office:value="18.6784327030182">
                <text:p>18.6784327030182</text:p>
              </table:table-cell>
              <table:table-cell office:value-type="float" office:value="18.7117612361908">
                <text:p>18.7117612361908</text:p>
              </table:table-cell>
              <table:table-cell office:value-type="float" office:value="18.7450895309448">
                <text:p>18.7450895309448</text:p>
              </table:table-cell>
              <table:table-cell office:value-type="float" office:value="18.7784178256989">
                <text:p>18.7784178256989</text:p>
              </table:table-cell>
              <table:table-cell office:value-type="float" office:value="18.8117458820343">
                <text:p>18.8117458820343</text:p>
              </table:table-cell>
              <table:table-cell office:value-type="float" office:value="18.8450739383698">
                <text:p>18.8450739383698</text:p>
              </table:table-cell>
              <table:table-cell office:value-type="float" office:value="18.8784103393555">
                <text:p>18.8784103393555</text:p>
              </table:table-cell>
              <table:table-cell office:value-type="float" office:value="18.9117467403412">
                <text:p>18.9117467403412</text:p>
              </table:table-cell>
              <table:table-cell office:value-type="float" office:value="18.9450829029083">
                <text:p>18.9450829029083</text:p>
              </table:table-cell>
              <table:table-cell office:value-type="float" office:value="18.9784188270569">
                <text:p>18.9784188270569</text:p>
              </table:table-cell>
              <table:table-cell office:value-type="float" office:value="19.0117547512054">
                <text:p>19.0117547512054</text:p>
              </table:table-cell>
              <table:table-cell office:value-type="float" office:value="19.045090675354">
                <text:p>19.045090675354</text:p>
              </table:table-cell>
              <table:table-cell office:value-type="float" office:value="19.1117613315582">
                <text:p>19.1117613315582</text:p>
              </table:table-cell>
              <table:table-cell office:value-type="float" office:value="19.1784312725067">
                <text:p>19.1784312725067</text:p>
              </table:table-cell>
              <table:table-cell office:value-type="float" office:value="19.2117660045624">
                <text:p>19.2117660045624</text:p>
              </table:table-cell>
              <table:table-cell office:value-type="float" office:value="19.2784349918365">
                <text:p>19.2784349918365</text:p>
              </table:table-cell>
              <table:table-cell office:value-type="float" office:value="19.3117692470551">
                <text:p>19.3117692470551</text:p>
              </table:table-cell>
              <table:table-cell office:value-type="float" office:value="19.3451035022736">
                <text:p>19.3451035022736</text:p>
              </table:table-cell>
              <table:table-cell office:value-type="float" office:value="19.3784372806549">
                <text:p>19.3784372806549</text:p>
              </table:table-cell>
              <table:table-cell office:value-type="float" office:value="19.4117710590363">
                <text:p>19.4117710590363</text:p>
              </table:table-cell>
              <table:table-cell office:value-type="float" office:value="19.4451043605804">
                <text:p>19.4451043605804</text:p>
              </table:table-cell>
              <table:table-cell office:value-type="float" office:value="19.4784379005432">
                <text:p>19.4784379005432</text:p>
              </table:table-cell>
              <table:table-cell office:value-type="float" office:value="19.5117709636688">
                <text:p>19.5117709636688</text:p>
              </table:table-cell>
              <table:table-cell office:value-type="float" office:value="19.57843708992">
                <text:p>19.57843708992</text:p>
              </table:table-cell>
              <table:table-cell office:value-type="float" office:value="19.6117694377899">
                <text:p>19.6117694377899</text:p>
              </table:table-cell>
              <table:table-cell office:value-type="float" office:value="19.6784343719482">
                <text:p>19.6784343719482</text:p>
              </table:table-cell>
              <table:table-cell office:value-type="float" office:value="19.7450983524323">
                <text:p>19.7450983524323</text:p>
              </table:table-cell>
              <table:table-cell office:value-type="float" office:value="19.8117616176605">
                <text:p>19.8117616176605</text:p>
              </table:table-cell>
              <table:table-cell office:value-type="float" office:value="19.8784277439117">
                <text:p>19.8784277439117</text:p>
              </table:table-cell>
              <table:table-cell office:value-type="float" office:value="19.9450960159302">
                <text:p>19.9450960159302</text:p>
              </table:table-cell>
              <table:table-cell office:value-type="float" office:value="20.0117630958557">
                <text:p>20.0117630958557</text:p>
              </table:table-cell>
              <table:table-cell office:value-type="float" office:value="20.0784294605255">
                <text:p>20.0784294605255</text:p>
              </table:table-cell>
              <table:table-cell office:value-type="float" office:value="20.1450951099396">
                <text:p>20.1450951099396</text:p>
              </table:table-cell>
              <table:table-cell office:value-type="float" office:value="20.2117600440979">
                <text:p>20.2117600440979</text:p>
              </table:table-cell>
              <table:table-cell office:value-type="float" office:value="20.2784237861633">
                <text:p>20.2784237861633</text:p>
              </table:table-cell>
              <table:table-cell office:value-type="float" office:value="20.345086812973">
                <text:p>20.345086812973</text:p>
              </table:table-cell>
              <table:table-cell office:value-type="float" office:value="20.4117493629456">
                <text:p>20.4117493629456</text:p>
              </table:table-cell>
              <table:table-cell office:value-type="float" office:value="20.4450800418854">
                <text:p>20.4450800418854</text:p>
              </table:table-cell>
              <table:table-cell office:value-type="float" office:value="20.4784109592438">
                <text:p>20.4784109592438</text:p>
              </table:table-cell>
              <table:table-cell office:value-type="float" office:value="20.5117411613464">
                <text:p>20.5117411613464</text:p>
              </table:table-cell>
              <table:table-cell office:value-type="float" office:value="20.5450716018677">
                <text:p>20.5450716018677</text:p>
              </table:table-cell>
              <table:table-cell office:value-type="float" office:value="20.5784015655518">
                <text:p>20.5784015655518</text:p>
              </table:table-cell>
              <table:table-cell office:value-type="float" office:value="20.6117315292358">
                <text:p>20.6117315292358</text:p>
              </table:table-cell>
              <table:table-cell office:value-type="float" office:value="20.6450610160828">
                <text:p>20.6450610160828</text:p>
              </table:table-cell>
              <table:table-cell office:value-type="float" office:value="20.6783902645111">
                <text:p>20.6783902645111</text:p>
              </table:table-cell>
              <table:table-cell office:value-type="float" office:value="20.7117195129395">
                <text:p>20.7117195129395</text:p>
              </table:table-cell>
              <table:table-cell office:value-type="float" office:value="20.7450485229492">
                <text:p>20.7450485229492</text:p>
              </table:table-cell>
              <table:table-cell office:value-type="float" office:value="20.778377532959">
                <text:p>20.778377532959</text:p>
              </table:table-cell>
              <table:table-cell office:value-type="float" office:value="20.8450345993042">
                <text:p>20.8450345993042</text:p>
              </table:table-cell>
              <table:table-cell office:value-type="float" office:value="20.911922454834">
                <text:p>20.911922454834</text:p>
              </table:table-cell>
              <table:table-cell office:value-type="float" office:value="20.9788148403168">
                <text:p>20.9788148403168</text:p>
              </table:table-cell>
              <table:table-cell office:value-type="float" office:value="21.0122630596161">
                <text:p>21.0122630596161</text:p>
              </table:table-cell>
              <table:table-cell office:value-type="float" office:value="21.079163312912">
                <text:p>21.079163312912</text:p>
              </table:table-cell>
              <table:table-cell office:value-type="float" office:value="21.146068572998">
                <text:p>21.146068572998</text:p>
              </table:table-cell>
              <table:table-cell office:value-type="float" office:value="21.2129788398743">
                <text:p>21.2129788398743</text:p>
              </table:table-cell>
              <table:table-cell office:value-type="float" office:value="21.2798938751221">
                <text:p>21.2798938751221</text:p>
              </table:table-cell>
              <table:table-cell office:value-type="float" office:value="21.3133533000946">
                <text:p>21.3133533000946</text:p>
              </table:table-cell>
              <table:table-cell office:value-type="float" office:value="21.34681391716">
                <text:p>21.34681391716</text:p>
              </table:table-cell>
              <table:table-cell office:value-type="float" office:value="21.4137392044067">
                <text:p>21.4137392044067</text:p>
              </table:table-cell>
              <table:table-cell office:value-type="float" office:value="21.4806694984436">
                <text:p>21.4806694984436</text:p>
              </table:table-cell>
              <table:table-cell office:value-type="float" office:value="21.5476045608521">
                <text:p>21.5476045608521</text:p>
              </table:table-cell>
              <table:table-cell office:value-type="float" office:value="21.6145446300507">
                <text:p>21.6145446300507</text:p>
              </table:table-cell>
              <table:table-cell office:value-type="float" office:value="21.6814897060394">
                <text:p>21.6814897060394</text:p>
              </table:table-cell>
              <table:table-cell office:value-type="float" office:value="21.7484400272369">
                <text:p>21.7484400272369</text:p>
              </table:table-cell>
              <table:table-cell office:value-type="float" office:value="21.815395116806">
                <text:p>21.815395116806</text:p>
              </table:table-cell>
              <table:table-cell office:value-type="float" office:value="21.8822252750397">
                <text:p>21.8822252750397</text:p>
              </table:table-cell>
              <table:table-cell office:value-type="float" office:value="21.9489336013794">
                <text:p>21.9489336013794</text:p>
              </table:table-cell>
              <table:table-cell office:value-type="float" office:value="21.98228764534">
                <text:p>21.98228764534</text:p>
              </table:table-cell>
              <table:table-cell office:value-type="float" office:value="22.0156416893005">
                <text:p>22.0156416893005</text:p>
              </table:table-cell>
              <table:table-cell office:value-type="float" office:value="22.0489954948425">
                <text:p>22.0489954948425</text:p>
              </table:table-cell>
              <table:table-cell office:value-type="float" office:value="22.0823495388031">
                <text:p>22.0823495388031</text:p>
              </table:table-cell>
              <table:table-cell office:value-type="float" office:value="22.1157035827637">
                <text:p>22.1157035827637</text:p>
              </table:table-cell>
              <table:table-cell office:value-type="float" office:value="22.1490573883057">
                <text:p>22.1490573883057</text:p>
              </table:table-cell>
              <table:table-cell office:value-type="float" office:value="22.1824114322662">
                <text:p>22.1824114322662</text:p>
              </table:table-cell>
              <table:table-cell office:value-type="float" office:value="22.2157652378082">
                <text:p>22.2157652378082</text:p>
              </table:table-cell>
              <table:table-cell office:value-type="float" office:value="22.2491188049316">
                <text:p>22.2491188049316</text:p>
              </table:table-cell>
              <table:table-cell office:value-type="float" office:value="22.2824726104736">
                <text:p>22.2824726104736</text:p>
              </table:table-cell>
              <table:table-cell office:value-type="float" office:value="22.3158264160156">
                <text:p>22.3158264160156</text:p>
              </table:table-cell>
              <table:table-cell office:value-type="float" office:value="22.3491802215576">
                <text:p>22.3491802215576</text:p>
              </table:table-cell>
              <table:table-cell office:value-type="float" office:value="22.382533788681">
                <text:p>22.382533788681</text:p>
              </table:table-cell>
              <table:table-cell office:value-type="float" office:value="22.4158873558044">
                <text:p>22.4158873558044</text:p>
              </table:table-cell>
              <table:table-cell office:value-type="float" office:value="22.5159480571747">
                <text:p>22.5159480571747</text:p>
              </table:table-cell>
              <table:table-cell office:value-type="float" office:value="22.5826549530029">
                <text:p>22.5826549530029</text:p>
              </table:table-cell>
              <table:table-cell office:value-type="float" office:value="22.6160085201263">
                <text:p>22.6160085201263</text:p>
              </table:table-cell>
              <table:table-cell office:value-type="float" office:value="22.6493618488312">
                <text:p>22.6493618488312</text:p>
              </table:table-cell>
              <table:table-cell office:value-type="float" office:value="22.6827154159546">
                <text:p>22.6827154159546</text:p>
              </table:table-cell>
              <table:table-cell office:value-type="float" office:value="22.7160685062408">
                <text:p>22.7160685062408</text:p>
              </table:table-cell>
              <table:table-cell office:value-type="float" office:value="22.7494218349457">
                <text:p>22.7494218349457</text:p>
              </table:table-cell>
              <table:table-cell office:value-type="float" office:value="22.7827751636505">
                <text:p>22.7827751636505</text:p>
              </table:table-cell>
              <table:table-cell office:value-type="float" office:value="22.8161284923553">
                <text:p>22.8161284923553</text:p>
              </table:table-cell>
              <table:table-cell office:value-type="float" office:value="22.8494815826416">
                <text:p>22.8494815826416</text:p>
              </table:table-cell>
            </table:table-row>
            <table:table-row>
              <table:table-cell office:value-type="string">
                <text:p>y_disp-axis</text:p>
                <draw:g>
                  <svg:desc>tfoot7.A6:tfoot7.A6</svg:desc>
                </draw:g>
              </table:table-cell>
              <table:table-cell office:value-type="float" office:value="0.288690826219077">
                <text:p>0.288690826219077</text:p>
                <draw:g>
                  <svg:desc>tfoot7.B6:tfoot7.NQ6</svg:desc>
                </draw:g>
              </table:table-cell>
              <table:table-cell office:value-type="float" office:value="0.28867795643561">
                <text:p>0.28867795643561</text:p>
              </table:table-cell>
              <table:table-cell office:value-type="float" office:value="0.28868217967822">
                <text:p>0.28868217967822</text:p>
              </table:table-cell>
              <table:table-cell office:value-type="float" office:value="0.288697110203389">
                <text:p>0.288697110203389</text:p>
              </table:table-cell>
              <table:table-cell office:value-type="float" office:value="0.288687137323587">
                <text:p>0.288687137323587</text:p>
              </table:table-cell>
              <table:table-cell office:value-type="float" office:value="0.288685791574028">
                <text:p>0.288685791574028</text:p>
              </table:table-cell>
              <table:table-cell office:value-type="float" office:value="0.288685560956298">
                <text:p>0.288685560956298</text:p>
              </table:table-cell>
              <table:table-cell office:value-type="float" office:value="0.288690717879635">
                <text:p>0.288690717879635</text:p>
              </table:table-cell>
              <table:table-cell office:value-type="float" office:value="0.288694634290106">
                <text:p>0.288694634290106</text:p>
              </table:table-cell>
              <table:table-cell office:value-type="float" office:value="0.288689621505763">
                <text:p>0.288689621505763</text:p>
              </table:table-cell>
              <table:table-cell office:value-type="float" office:value="0.288694915316358">
                <text:p>0.288694915316358</text:p>
              </table:table-cell>
              <table:table-cell office:value-type="float" office:value="0.2886757696189">
                <text:p>0.2886757696189</text:p>
              </table:table-cell>
              <table:table-cell office:value-type="float" office:value="0.288685208136811">
                <text:p>0.288685208136811</text:p>
              </table:table-cell>
              <table:table-cell office:value-type="float" office:value="0.28868562128051">
                <text:p>0.28868562128051</text:p>
              </table:table-cell>
              <table:table-cell office:value-type="float" office:value="0.288685326996757">
                <text:p>0.288685326996757</text:p>
              </table:table-cell>
              <table:table-cell office:value-type="float" office:value="0.288660311091422">
                <text:p>0.288660311091422</text:p>
              </table:table-cell>
              <table:table-cell office:value-type="float" office:value="0.288680353448834">
                <text:p>0.288680353448834</text:p>
              </table:table-cell>
              <table:table-cell office:value-type="float" office:value="0.288655072885718">
                <text:p>0.288655072885718</text:p>
              </table:table-cell>
              <table:table-cell office:value-type="float" office:value="0.288687621589523">
                <text:p>0.288687621589523</text:p>
              </table:table-cell>
              <table:table-cell office:value-type="float" office:value="0.288682659818685">
                <text:p>0.288682659818685</text:p>
              </table:table-cell>
              <table:table-cell office:value-type="float" office:value="0.288686969491913">
                <text:p>0.288686969491913</text:p>
              </table:table-cell>
              <table:table-cell office:value-type="float" office:value="0.288678867394385">
                <text:p>0.288678867394385</text:p>
              </table:table-cell>
              <table:table-cell office:value-type="float" office:value="0.288686400715543">
                <text:p>0.288686400715543</text:p>
              </table:table-cell>
              <table:table-cell office:value-type="float" office:value="0.288695425875087">
                <text:p>0.288695425875087</text:p>
              </table:table-cell>
              <table:table-cell office:value-type="float" office:value="0.288672435141215">
                <text:p>0.288672435141215</text:p>
              </table:table-cell>
              <table:table-cell office:value-type="float" office:value="0.288676390680378">
                <text:p>0.288676390680378</text:p>
              </table:table-cell>
              <table:table-cell office:value-type="float" office:value="0.288689758197258">
                <text:p>0.288689758197258</text:p>
              </table:table-cell>
              <table:table-cell office:value-type="float" office:value="0.288694504363474">
                <text:p>0.288694504363474</text:p>
              </table:table-cell>
              <table:table-cell office:value-type="float" office:value="0.288699037540511">
                <text:p>0.288699037540511</text:p>
              </table:table-cell>
              <table:table-cell office:value-type="float" office:value="0.288683662477623">
                <text:p>0.288683662477623</text:p>
              </table:table-cell>
              <table:table-cell office:value-type="float" office:value="0.288692090917681">
                <text:p>0.288692090917681</text:p>
              </table:table-cell>
              <table:table-cell office:value-type="float" office:value="0.288676209789008">
                <text:p>0.288676209789008</text:p>
              </table:table-cell>
              <table:table-cell office:value-type="float" office:value="0.288654123557393">
                <text:p>0.288654123557393</text:p>
              </table:table-cell>
              <table:table-cell office:value-type="float" office:value="0.288658547424221">
                <text:p>0.288658547424221</text:p>
              </table:table-cell>
              <table:table-cell office:value-type="float" office:value="0.288676317089109">
                <text:p>0.288676317089109</text:p>
              </table:table-cell>
              <table:table-cell office:value-type="float" office:value="0.288708801720588">
                <text:p>0.288708801720588</text:p>
              </table:table-cell>
              <table:table-cell office:value-type="float" office:value="0.288673513717464">
                <text:p>0.288673513717464</text:p>
              </table:table-cell>
              <table:table-cell office:value-type="float" office:value="0.288721961770803">
                <text:p>0.288721961770803</text:p>
              </table:table-cell>
              <table:table-cell office:value-type="float" office:value="0.288709739486167">
                <text:p>0.288709739486167</text:p>
              </table:table-cell>
              <table:table-cell office:value-type="float" office:value="0.288721700996035">
                <text:p>0.288721700996035</text:p>
              </table:table-cell>
              <table:table-cell office:value-type="float" office:value="0.28873092428757">
                <text:p>0.28873092428757</text:p>
              </table:table-cell>
              <table:table-cell office:value-type="float" office:value="0.288751307388214">
                <text:p>0.288751307388214</text:p>
              </table:table-cell>
              <table:table-cell office:value-type="float" office:value="0.288651541948485">
                <text:p>0.288651541948485</text:p>
              </table:table-cell>
              <table:table-cell office:value-type="float" office:value="0.288222907260693">
                <text:p>0.288222907260693</text:p>
              </table:table-cell>
              <table:table-cell office:value-type="float" office:value="0.288193528198483">
                <text:p>0.288193528198483</text:p>
              </table:table-cell>
              <table:table-cell office:value-type="float" office:value="0.288038456099483">
                <text:p>0.288038456099483</text:p>
              </table:table-cell>
              <table:table-cell office:value-type="float" office:value="0.288283742131689">
                <text:p>0.288283742131689</text:p>
              </table:table-cell>
              <table:table-cell office:value-type="float" office:value="0.288878520212465">
                <text:p>0.288878520212465</text:p>
              </table:table-cell>
              <table:table-cell office:value-type="float" office:value="0.289811189799688">
                <text:p>0.289811189799688</text:p>
              </table:table-cell>
              <table:table-cell office:value-type="float" office:value="0.29084335681973">
                <text:p>0.29084335681973</text:p>
              </table:table-cell>
              <table:table-cell office:value-type="float" office:value="0.291671293304584">
                <text:p>0.291671293304584</text:p>
              </table:table-cell>
              <table:table-cell office:value-type="float" office:value="0.291845881228915">
                <text:p>0.291845881228915</text:p>
              </table:table-cell>
              <table:table-cell office:value-type="float" office:value="0.290383732363392">
                <text:p>0.290383732363392</text:p>
              </table:table-cell>
              <table:table-cell office:value-type="float" office:value="0.289734990193214">
                <text:p>0.289734990193214</text:p>
              </table:table-cell>
              <table:table-cell office:value-type="float" office:value="0.289061193055536">
                <text:p>0.289061193055536</text:p>
              </table:table-cell>
              <table:table-cell office:value-type="float" office:value="0.290140794329027">
                <text:p>0.290140794329027</text:p>
              </table:table-cell>
              <table:table-cell office:value-type="float" office:value="0.299166588347709">
                <text:p>0.299166588347709</text:p>
              </table:table-cell>
              <table:table-cell office:value-type="float" office:value="0.306088327843989">
                <text:p>0.306088327843989</text:p>
              </table:table-cell>
              <table:table-cell office:value-type="float" office:value="0.31139409952984">
                <text:p>0.31139409952984</text:p>
              </table:table-cell>
              <table:table-cell office:value-type="float" office:value="0.314818929987822">
                <text:p>0.314818929987822</text:p>
              </table:table-cell>
              <table:table-cell office:value-type="float" office:value="0.319123422444588">
                <text:p>0.319123422444588</text:p>
              </table:table-cell>
              <table:table-cell office:value-type="float" office:value="0.32908774328957">
                <text:p>0.32908774328957</text:p>
              </table:table-cell>
              <table:table-cell office:value-type="float" office:value="0.331190962050291">
                <text:p>0.331190962050291</text:p>
              </table:table-cell>
              <table:table-cell office:value-type="float" office:value="0.331237992329215">
                <text:p>0.331237992329215</text:p>
              </table:table-cell>
              <table:table-cell office:value-type="float" office:value="0.330113380436641">
                <text:p>0.330113380436641</text:p>
              </table:table-cell>
              <table:table-cell office:value-type="float" office:value="0.327512364210228">
                <text:p>0.327512364210228</text:p>
              </table:table-cell>
              <table:table-cell office:value-type="float" office:value="0.323906273623554">
                <text:p>0.323906273623554</text:p>
              </table:table-cell>
              <table:table-cell office:value-type="float" office:value="0.319901331327237">
                <text:p>0.319901331327237</text:p>
              </table:table-cell>
              <table:table-cell office:value-type="float" office:value="0.314666570562129">
                <text:p>0.314666570562129</text:p>
              </table:table-cell>
              <table:table-cell office:value-type="float" office:value="0.305571926981988">
                <text:p>0.305571926981988</text:p>
              </table:table-cell>
              <table:table-cell office:value-type="float" office:value="0.301951515429386">
                <text:p>0.301951515429386</text:p>
              </table:table-cell>
              <table:table-cell office:value-type="float" office:value="0.296342219537602">
                <text:p>0.296342219537602</text:p>
              </table:table-cell>
              <table:table-cell office:value-type="float" office:value="0.291708221543784">
                <text:p>0.291708221543784</text:p>
              </table:table-cell>
              <table:table-cell office:value-type="float" office:value="0.287802607067111">
                <text:p>0.287802607067111</text:p>
              </table:table-cell>
              <table:table-cell office:value-type="float" office:value="0.285629832751752">
                <text:p>0.285629832751752</text:p>
              </table:table-cell>
              <table:table-cell office:value-type="float" office:value="0.286588504883626">
                <text:p>0.286588504883626</text:p>
              </table:table-cell>
              <table:table-cell office:value-type="float" office:value="0.315869144781646">
                <text:p>0.315869144781646</text:p>
              </table:table-cell>
              <table:table-cell office:value-type="float" office:value="0.323680120701504">
                <text:p>0.323680120701504</text:p>
              </table:table-cell>
              <table:table-cell office:value-type="float" office:value="0.32588938516776">
                <text:p>0.32588938516776</text:p>
              </table:table-cell>
              <table:table-cell office:value-type="float" office:value="0.275797751303877">
                <text:p>0.275797751303877</text:p>
              </table:table-cell>
              <table:table-cell office:value-type="float" office:value="0.302867494532007">
                <text:p>0.302867494532007</text:p>
              </table:table-cell>
              <table:table-cell office:value-type="float" office:value="0.303498623643557">
                <text:p>0.303498623643557</text:p>
              </table:table-cell>
              <table:table-cell office:value-type="float" office:value="0.301357653621222">
                <text:p>0.301357653621222</text:p>
              </table:table-cell>
              <table:table-cell office:value-type="float" office:value="0.299351534436658">
                <text:p>0.299351534436658</text:p>
              </table:table-cell>
              <table:table-cell office:value-type="float" office:value="0.295919559631144">
                <text:p>0.295919559631144</text:p>
              </table:table-cell>
              <table:table-cell office:value-type="float" office:value="0.293908127797116">
                <text:p>0.293908127797116</text:p>
              </table:table-cell>
              <table:table-cell office:value-type="float" office:value="0.289110175043527">
                <text:p>0.289110175043527</text:p>
              </table:table-cell>
              <table:table-cell office:value-type="float" office:value="0.309576722122349">
                <text:p>0.309576722122349</text:p>
              </table:table-cell>
              <table:table-cell office:value-type="float" office:value="0.31276420564022">
                <text:p>0.31276420564022</text:p>
              </table:table-cell>
              <table:table-cell office:value-type="float" office:value="0.317947931481699">
                <text:p>0.317947931481699</text:p>
              </table:table-cell>
              <table:table-cell office:value-type="float" office:value="0.322744278600576">
                <text:p>0.322744278600576</text:p>
              </table:table-cell>
              <table:table-cell office:value-type="float" office:value="0.324310984121845">
                <text:p>0.324310984121845</text:p>
              </table:table-cell>
              <table:table-cell office:value-type="float" office:value="0.323118793951742">
                <text:p>0.323118793951742</text:p>
              </table:table-cell>
              <table:table-cell office:value-type="float" office:value="0.320157640222079">
                <text:p>0.320157640222079</text:p>
              </table:table-cell>
              <table:table-cell office:value-type="float" office:value="0.296531613440667">
                <text:p>0.296531613440667</text:p>
              </table:table-cell>
              <table:table-cell office:value-type="float" office:value="0.296353143730615">
                <text:p>0.296353143730615</text:p>
              </table:table-cell>
              <table:table-cell office:value-type="float" office:value="0.298422283002639">
                <text:p>0.298422283002639</text:p>
              </table:table-cell>
              <table:table-cell office:value-type="float" office:value="0.298894595745424">
                <text:p>0.298894595745424</text:p>
              </table:table-cell>
              <table:table-cell office:value-type="float" office:value="0.298191628092387">
                <text:p>0.298191628092387</text:p>
              </table:table-cell>
              <table:table-cell office:value-type="float" office:value="0.296611850621822">
                <text:p>0.296611850621822</text:p>
              </table:table-cell>
              <table:table-cell office:value-type="float" office:value="0.294370904683267">
                <text:p>0.294370904683267</text:p>
              </table:table-cell>
              <table:table-cell office:value-type="float" office:value="0.292083912823502">
                <text:p>0.292083912823502</text:p>
              </table:table-cell>
              <table:table-cell office:value-type="float" office:value="0.290017891785529">
                <text:p>0.290017891785529</text:p>
              </table:table-cell>
              <table:table-cell office:value-type="float" office:value="0.287800801308568">
                <text:p>0.287800801308568</text:p>
              </table:table-cell>
              <table:table-cell office:value-type="float" office:value="0.286577431980438">
                <text:p>0.286577431980438</text:p>
              </table:table-cell>
              <table:table-cell office:value-type="float" office:value="0.285153581970639">
                <text:p>0.285153581970639</text:p>
              </table:table-cell>
              <table:table-cell office:value-type="float" office:value="0.314610556483307">
                <text:p>0.314610556483307</text:p>
              </table:table-cell>
              <table:table-cell office:value-type="float" office:value="0.324434286015447">
                <text:p>0.324434286015447</text:p>
              </table:table-cell>
              <table:table-cell office:value-type="float" office:value="0.326969952270949">
                <text:p>0.326969952270949</text:p>
              </table:table-cell>
              <table:table-cell office:value-type="float" office:value="0.326913228133694">
                <text:p>0.326913228133694</text:p>
              </table:table-cell>
              <table:table-cell office:value-type="float" office:value="0.320288162382061">
                <text:p>0.320288162382061</text:p>
              </table:table-cell>
              <table:table-cell office:value-type="float" office:value="0.276298795683605">
                <text:p>0.276298795683605</text:p>
              </table:table-cell>
              <table:table-cell office:value-type="float" office:value="0.274910041864781">
                <text:p>0.274910041864781</text:p>
              </table:table-cell>
              <table:table-cell office:value-type="float" office:value="0.298171317321908">
                <text:p>0.298171317321908</text:p>
              </table:table-cell>
              <table:table-cell office:value-type="float" office:value="0.303019734400738">
                <text:p>0.303019734400738</text:p>
              </table:table-cell>
              <table:table-cell office:value-type="float" office:value="0.305665624211159">
                <text:p>0.305665624211159</text:p>
              </table:table-cell>
              <table:table-cell office:value-type="float" office:value="0.306589923721008">
                <text:p>0.306589923721008</text:p>
              </table:table-cell>
              <table:table-cell office:value-type="float" office:value="0.306897121754776">
                <text:p>0.306897121754776</text:p>
              </table:table-cell>
              <table:table-cell office:value-type="float" office:value="0.306194053035815">
                <text:p>0.306194053035815</text:p>
              </table:table-cell>
              <table:table-cell office:value-type="float" office:value="0.30492481294393">
                <text:p>0.30492481294393</text:p>
              </table:table-cell>
              <table:table-cell office:value-type="float" office:value="0.303673137126613">
                <text:p>0.303673137126613</text:p>
              </table:table-cell>
              <table:table-cell office:value-type="float" office:value="0.303135737299256">
                <text:p>0.303135737299256</text:p>
              </table:table-cell>
              <table:table-cell office:value-type="float" office:value="0.302955668928176">
                <text:p>0.302955668928176</text:p>
              </table:table-cell>
              <table:table-cell office:value-type="float" office:value="0.30209094221343">
                <text:p>0.30209094221343</text:p>
              </table:table-cell>
              <table:table-cell office:value-type="float" office:value="0.301497267519558">
                <text:p>0.301497267519558</text:p>
              </table:table-cell>
              <table:table-cell office:value-type="float" office:value="0.297329016147184">
                <text:p>0.297329016147184</text:p>
              </table:table-cell>
              <table:table-cell office:value-type="float" office:value="0.294208914409223">
                <text:p>0.294208914409223</text:p>
              </table:table-cell>
              <table:table-cell office:value-type="float" office:value="0.313958087254854">
                <text:p>0.313958087254854</text:p>
              </table:table-cell>
              <table:table-cell office:value-type="float" office:value="0.317756387584064">
                <text:p>0.317756387584064</text:p>
              </table:table-cell>
              <table:table-cell office:value-type="float" office:value="0.317714412893323">
                <text:p>0.317714412893323</text:p>
              </table:table-cell>
              <table:table-cell office:value-type="float" office:value="0.316053132571038">
                <text:p>0.316053132571038</text:p>
              </table:table-cell>
              <table:table-cell office:value-type="float" office:value="0.323031642443756">
                <text:p>0.323031642443756</text:p>
              </table:table-cell>
              <table:table-cell office:value-type="float" office:value="0.328371107892549">
                <text:p>0.328371107892549</text:p>
              </table:table-cell>
              <table:table-cell office:value-type="float" office:value="0.331528459401832">
                <text:p>0.331528459401832</text:p>
              </table:table-cell>
              <table:table-cell office:value-type="float" office:value="0.332759031944862">
                <text:p>0.332759031944862</text:p>
              </table:table-cell>
              <table:table-cell office:value-type="float" office:value="0.333001075075343">
                <text:p>0.333001075075343</text:p>
              </table:table-cell>
              <table:table-cell office:value-type="float" office:value="0.328811515915429">
                <text:p>0.328811515915429</text:p>
              </table:table-cell>
              <table:table-cell office:value-type="float" office:value="0.327232564907834">
                <text:p>0.327232564907834</text:p>
              </table:table-cell>
              <table:table-cell office:value-type="float" office:value="0.32625156672636">
                <text:p>0.32625156672636</text:p>
              </table:table-cell>
              <table:table-cell office:value-type="float" office:value="0.325824652990954">
                <text:p>0.325824652990954</text:p>
              </table:table-cell>
              <table:table-cell office:value-type="float" office:value="0.310910311582006">
                <text:p>0.310910311582006</text:p>
              </table:table-cell>
              <table:table-cell office:value-type="float" office:value="0.309657182449153">
                <text:p>0.309657182449153</text:p>
              </table:table-cell>
              <table:table-cell office:value-type="float" office:value="0.312213438538658">
                <text:p>0.312213438538658</text:p>
              </table:table-cell>
              <table:table-cell office:value-type="float" office:value="0.305402703098949">
                <text:p>0.305402703098949</text:p>
              </table:table-cell>
              <table:table-cell office:value-type="float" office:value="0.306880262629502">
                <text:p>0.306880262629502</text:p>
              </table:table-cell>
              <table:table-cell office:value-type="float" office:value="0.304793704747881">
                <text:p>0.304793704747881</text:p>
              </table:table-cell>
              <table:table-cell office:value-type="float" office:value="0.299629376905102">
                <text:p>0.299629376905102</text:p>
              </table:table-cell>
              <table:table-cell office:value-type="float" office:value="0.297400754220615">
                <text:p>0.297400754220615</text:p>
              </table:table-cell>
              <table:table-cell office:value-type="float" office:value="0.29579648625339">
                <text:p>0.29579648625339</text:p>
              </table:table-cell>
              <table:table-cell office:value-type="float" office:value="0.294114418029043">
                <text:p>0.294114418029043</text:p>
              </table:table-cell>
              <table:table-cell office:value-type="float" office:value="0.292421905277892">
                <text:p>0.292421905277892</text:p>
              </table:table-cell>
              <table:table-cell office:value-type="float" office:value="0.291171050615287">
                <text:p>0.291171050615287</text:p>
              </table:table-cell>
              <table:table-cell office:value-type="float" office:value="0.290595929087479">
                <text:p>0.290595929087479</text:p>
              </table:table-cell>
              <table:table-cell office:value-type="float" office:value="0.324530742894852">
                <text:p>0.324530742894852</text:p>
              </table:table-cell>
              <table:table-cell office:value-type="float" office:value="0.331421751294116">
                <text:p>0.331421751294116</text:p>
              </table:table-cell>
              <table:table-cell office:value-type="float" office:value="0.333659373093985">
                <text:p>0.333659373093985</text:p>
              </table:table-cell>
              <table:table-cell office:value-type="float" office:value="0.333553995714983">
                <text:p>0.333553995714983</text:p>
              </table:table-cell>
              <table:table-cell office:value-type="float" office:value="0.290405088697523">
                <text:p>0.290405088697523</text:p>
              </table:table-cell>
              <table:table-cell office:value-type="float" office:value="0.286282763053308">
                <text:p>0.286282763053308</text:p>
              </table:table-cell>
              <table:table-cell office:value-type="float" office:value="0.303026878504277">
                <text:p>0.303026878504277</text:p>
              </table:table-cell>
              <table:table-cell office:value-type="float" office:value="0.305758203644058">
                <text:p>0.305758203644058</text:p>
              </table:table-cell>
              <table:table-cell office:value-type="float" office:value="0.306344949946302">
                <text:p>0.306344949946302</text:p>
              </table:table-cell>
              <table:table-cell office:value-type="float" office:value="0.305924031976953">
                <text:p>0.305924031976953</text:p>
              </table:table-cell>
              <table:table-cell office:value-type="float" office:value="0.304970021777198">
                <text:p>0.304970021777198</text:p>
              </table:table-cell>
              <table:table-cell office:value-type="float" office:value="0.303521140885908">
                <text:p>0.303521140885908</text:p>
              </table:table-cell>
              <table:table-cell office:value-type="float" office:value="0.302907438615056">
                <text:p>0.302907438615056</text:p>
              </table:table-cell>
              <table:table-cell office:value-type="float" office:value="0.302609192406961">
                <text:p>0.302609192406961</text:p>
              </table:table-cell>
              <table:table-cell office:value-type="float" office:value="0.301084188581023">
                <text:p>0.301084188581023</text:p>
              </table:table-cell>
              <table:table-cell office:value-type="float" office:value="0.297006836829168">
                <text:p>0.297006836829168</text:p>
              </table:table-cell>
              <table:table-cell office:value-type="float" office:value="0.297474412001615">
                <text:p>0.297474412001615</text:p>
              </table:table-cell>
              <table:table-cell office:value-type="float" office:value="0.315567531282241">
                <text:p>0.315567531282241</text:p>
              </table:table-cell>
              <table:table-cell office:value-type="float" office:value="0.314524260376243">
                <text:p>0.314524260376243</text:p>
              </table:table-cell>
              <table:table-cell office:value-type="float" office:value="0.314256024648975">
                <text:p>0.314256024648975</text:p>
              </table:table-cell>
              <table:table-cell office:value-type="float" office:value="0.323979699042682">
                <text:p>0.323979699042682</text:p>
              </table:table-cell>
              <table:table-cell office:value-type="float" office:value="0.328456591779548">
                <text:p>0.328456591779548</text:p>
              </table:table-cell>
              <table:table-cell office:value-type="float" office:value="0.326572371754477">
                <text:p>0.326572371754477</text:p>
              </table:table-cell>
              <table:table-cell office:value-type="float" office:value="0.319144307914992">
                <text:p>0.319144307914992</text:p>
              </table:table-cell>
              <table:table-cell office:value-type="float" office:value="0.303626244973716">
                <text:p>0.303626244973716</text:p>
              </table:table-cell>
              <table:table-cell office:value-type="float" office:value="0.300765239465646">
                <text:p>0.300765239465646</text:p>
              </table:table-cell>
              <table:table-cell office:value-type="float" office:value="0.295662597578685">
                <text:p>0.295662597578685</text:p>
              </table:table-cell>
              <table:table-cell office:value-type="float" office:value="0.290624979002326">
                <text:p>0.290624979002326</text:p>
              </table:table-cell>
              <table:table-cell office:value-type="float" office:value="0.287603068614947">
                <text:p>0.287603068614947</text:p>
              </table:table-cell>
              <table:table-cell office:value-type="float" office:value="0.287000737240546">
                <text:p>0.287000737240546</text:p>
              </table:table-cell>
              <table:table-cell office:value-type="float" office:value="0.314331388658825">
                <text:p>0.314331388658825</text:p>
              </table:table-cell>
              <table:table-cell office:value-type="float" office:value="0.319036830471175">
                <text:p>0.319036830471175</text:p>
              </table:table-cell>
              <table:table-cell office:value-type="float" office:value="0.322458424793159">
                <text:p>0.322458424793159</text:p>
              </table:table-cell>
              <table:table-cell office:value-type="float" office:value="0.326984507431259">
                <text:p>0.326984507431259</text:p>
              </table:table-cell>
              <table:table-cell office:value-type="float" office:value="0.326358624828513">
                <text:p>0.326358624828513</text:p>
              </table:table-cell>
              <table:table-cell office:value-type="float" office:value="0.280011913472093">
                <text:p>0.280011913472093</text:p>
              </table:table-cell>
              <table:table-cell office:value-type="float" office:value="0.27940473363213">
                <text:p>0.27940473363213</text:p>
              </table:table-cell>
              <table:table-cell office:value-type="float" office:value="0.279186791088732">
                <text:p>0.279186791088732</text:p>
              </table:table-cell>
              <table:table-cell office:value-type="float" office:value="0.303529252848841">
                <text:p>0.303529252848841</text:p>
              </table:table-cell>
              <table:table-cell office:value-type="float" office:value="0.305277551591936">
                <text:p>0.305277551591936</text:p>
              </table:table-cell>
              <table:table-cell office:value-type="float" office:value="0.304080646644323">
                <text:p>0.304080646644323</text:p>
              </table:table-cell>
              <table:table-cell office:value-type="float" office:value="0.302771577973329">
                <text:p>0.302771577973329</text:p>
              </table:table-cell>
              <table:table-cell office:value-type="float" office:value="0.301074379104105">
                <text:p>0.301074379104105</text:p>
              </table:table-cell>
              <table:table-cell office:value-type="float" office:value="0.299609869759427">
                <text:p>0.299609869759427</text:p>
              </table:table-cell>
              <table:table-cell office:value-type="float" office:value="0.298103170043627">
                <text:p>0.298103170043627</text:p>
              </table:table-cell>
              <table:table-cell office:value-type="float" office:value="0.294739844856623">
                <text:p>0.294739844856623</text:p>
              </table:table-cell>
              <table:table-cell office:value-type="float" office:value="0.290957342314207">
                <text:p>0.290957342314207</text:p>
              </table:table-cell>
              <table:table-cell office:value-type="float" office:value="0.292965560569681">
                <text:p>0.292965560569681</text:p>
              </table:table-cell>
              <table:table-cell office:value-type="float" office:value="0.316812661159007">
                <text:p>0.316812661159007</text:p>
              </table:table-cell>
              <table:table-cell office:value-type="float" office:value="0.316096680602224">
                <text:p>0.316096680602224</text:p>
              </table:table-cell>
              <table:table-cell office:value-type="float" office:value="0.314091006261274">
                <text:p>0.314091006261274</text:p>
              </table:table-cell>
              <table:table-cell office:value-type="float" office:value="0.324497584600454">
                <text:p>0.324497584600454</text:p>
              </table:table-cell>
              <table:table-cell office:value-type="float" office:value="0.327887101739109">
                <text:p>0.327887101739109</text:p>
              </table:table-cell>
              <table:table-cell office:value-type="float" office:value="0.328682199919057">
                <text:p>0.328682199919057</text:p>
              </table:table-cell>
              <table:table-cell office:value-type="float" office:value="0.324571009822372">
                <text:p>0.324571009822372</text:p>
              </table:table-cell>
              <table:table-cell office:value-type="float" office:value="0.319677057888864">
                <text:p>0.319677057888864</text:p>
              </table:table-cell>
              <table:table-cell office:value-type="float" office:value="0.316350857986336">
                <text:p>0.316350857986336</text:p>
              </table:table-cell>
              <table:table-cell office:value-type="float" office:value="0.307136364129527">
                <text:p>0.307136364129527</text:p>
              </table:table-cell>
              <table:table-cell office:value-type="float" office:value="0.299129927817254">
                <text:p>0.299129927817254</text:p>
              </table:table-cell>
              <table:table-cell office:value-type="float" office:value="0.29869633427939">
                <text:p>0.29869633427939</text:p>
              </table:table-cell>
              <table:table-cell office:value-type="float" office:value="0.297144696106891">
                <text:p>0.297144696106891</text:p>
              </table:table-cell>
              <table:table-cell office:value-type="float" office:value="0.295368099213256">
                <text:p>0.295368099213256</text:p>
              </table:table-cell>
              <table:table-cell office:value-type="float" office:value="0.293309371425693">
                <text:p>0.293309371425693</text:p>
              </table:table-cell>
              <table:table-cell office:value-type="float" office:value="0.290674711322024">
                <text:p>0.290674711322024</text:p>
              </table:table-cell>
              <table:table-cell office:value-type="float" office:value="0.288798256203612">
                <text:p>0.288798256203612</text:p>
              </table:table-cell>
              <table:table-cell office:value-type="float" office:value="0.286747538294461">
                <text:p>0.286747538294461</text:p>
              </table:table-cell>
              <table:table-cell office:value-type="float" office:value="0.285459808654482">
                <text:p>0.285459808654482</text:p>
              </table:table-cell>
              <table:table-cell office:value-type="float" office:value="0.28503240055093">
                <text:p>0.28503240055093</text:p>
              </table:table-cell>
              <table:table-cell office:value-type="float" office:value="0.285667657157048">
                <text:p>0.285667657157048</text:p>
              </table:table-cell>
              <table:table-cell office:value-type="float" office:value="0.311562403649889">
                <text:p>0.311562403649889</text:p>
              </table:table-cell>
              <table:table-cell office:value-type="float" office:value="0.315975226066793">
                <text:p>0.315975226066793</text:p>
              </table:table-cell>
              <table:table-cell office:value-type="float" office:value="0.323672116708055">
                <text:p>0.323672116708055</text:p>
              </table:table-cell>
              <table:table-cell office:value-type="float" office:value="0.325781156531314">
                <text:p>0.325781156531314</text:p>
              </table:table-cell>
              <table:table-cell office:value-type="float" office:value="0.326830750282157">
                <text:p>0.326830750282157</text:p>
              </table:table-cell>
              <table:table-cell office:value-type="float" office:value="0.325829428078228">
                <text:p>0.325829428078228</text:p>
              </table:table-cell>
              <table:table-cell office:value-type="float" office:value="0.285473391266094">
                <text:p>0.285473391266094</text:p>
              </table:table-cell>
              <table:table-cell office:value-type="float" office:value="0.283174588047128">
                <text:p>0.283174588047128</text:p>
              </table:table-cell>
              <table:table-cell office:value-type="float" office:value="0.280915342122324">
                <text:p>0.280915342122324</text:p>
              </table:table-cell>
              <table:table-cell office:value-type="float" office:value="0.279206192040994">
                <text:p>0.279206192040994</text:p>
              </table:table-cell>
              <table:table-cell office:value-type="float" office:value="0.283278514388256">
                <text:p>0.283278514388256</text:p>
              </table:table-cell>
              <table:table-cell office:value-type="float" office:value="0.30199992530768">
                <text:p>0.30199992530768</text:p>
              </table:table-cell>
              <table:table-cell office:value-type="float" office:value="0.303438925886344">
                <text:p>0.303438925886344</text:p>
              </table:table-cell>
              <table:table-cell office:value-type="float" office:value="0.302600094965876">
                <text:p>0.302600094965876</text:p>
              </table:table-cell>
              <table:table-cell office:value-type="float" office:value="0.300518177552526">
                <text:p>0.300518177552526</text:p>
              </table:table-cell>
              <table:table-cell office:value-type="float" office:value="0.299258257252458">
                <text:p>0.299258257252458</text:p>
              </table:table-cell>
              <table:table-cell office:value-type="float" office:value="0.297675990010579">
                <text:p>0.297675990010579</text:p>
              </table:table-cell>
              <table:table-cell office:value-type="float" office:value="0.293514803323476">
                <text:p>0.293514803323476</text:p>
              </table:table-cell>
              <table:table-cell office:value-type="float" office:value="0.295262384433879">
                <text:p>0.295262384433879</text:p>
              </table:table-cell>
              <table:table-cell office:value-type="float" office:value="0.301241508123111">
                <text:p>0.301241508123111</text:p>
              </table:table-cell>
              <table:table-cell office:value-type="float" office:value="0.308936486515196">
                <text:p>0.308936486515196</text:p>
              </table:table-cell>
              <table:table-cell office:value-type="float" office:value="0.323754808931506">
                <text:p>0.323754808931506</text:p>
              </table:table-cell>
              <table:table-cell office:value-type="float" office:value="0.330642247641846">
                <text:p>0.330642247641846</text:p>
              </table:table-cell>
              <table:table-cell office:value-type="float" office:value="0.330978409678697">
                <text:p>0.330978409678697</text:p>
              </table:table-cell>
              <table:table-cell office:value-type="float" office:value="0.326821902064881">
                <text:p>0.326821902064881</text:p>
              </table:table-cell>
              <table:table-cell office:value-type="float" office:value="0.324076928026507">
                <text:p>0.324076928026507</text:p>
              </table:table-cell>
              <table:table-cell office:value-type="float" office:value="0.322946382311014">
                <text:p>0.322946382311014</text:p>
              </table:table-cell>
              <table:table-cell office:value-type="float" office:value="0.305422445013881">
                <text:p>0.305422445013881</text:p>
              </table:table-cell>
              <table:table-cell office:value-type="float" office:value="0.296038208181594">
                <text:p>0.296038208181594</text:p>
              </table:table-cell>
              <table:table-cell office:value-type="float" office:value="0.297438858540836">
                <text:p>0.297438858540836</text:p>
              </table:table-cell>
              <table:table-cell office:value-type="float" office:value="0.293825902243789">
                <text:p>0.293825902243789</text:p>
              </table:table-cell>
              <table:table-cell office:value-type="float" office:value="0.29147798382177">
                <text:p>0.29147798382177</text:p>
              </table:table-cell>
              <table:table-cell office:value-type="float" office:value="0.28773091200015">
                <text:p>0.28773091200015</text:p>
              </table:table-cell>
              <table:table-cell office:value-type="float" office:value="0.284748695810189">
                <text:p>0.284748695810189</text:p>
              </table:table-cell>
              <table:table-cell office:value-type="float" office:value="0.283976796307199">
                <text:p>0.283976796307199</text:p>
              </table:table-cell>
              <table:table-cell office:value-type="float" office:value="0.283041934927254">
                <text:p>0.283041934927254</text:p>
              </table:table-cell>
              <table:table-cell office:value-type="float" office:value="0.321505804876266">
                <text:p>0.321505804876266</text:p>
              </table:table-cell>
              <table:table-cell office:value-type="float" office:value="0.327600614989704">
                <text:p>0.327600614989704</text:p>
              </table:table-cell>
              <table:table-cell office:value-type="float" office:value="0.326970634386631">
                <text:p>0.326970634386631</text:p>
              </table:table-cell>
              <table:table-cell office:value-type="float" office:value="0.316779884084883">
                <text:p>0.316779884084883</text:p>
              </table:table-cell>
              <table:table-cell office:value-type="float" office:value="0.288081036577124">
                <text:p>0.288081036577124</text:p>
              </table:table-cell>
              <table:table-cell office:value-type="float" office:value="0.282327347928554">
                <text:p>0.282327347928554</text:p>
              </table:table-cell>
              <table:table-cell office:value-type="float" office:value="0.301735782474635">
                <text:p>0.301735782474635</text:p>
              </table:table-cell>
              <table:table-cell office:value-type="float" office:value="0.304152991386626">
                <text:p>0.304152991386626</text:p>
              </table:table-cell>
              <table:table-cell office:value-type="float" office:value="0.302431185494911">
                <text:p>0.302431185494911</text:p>
              </table:table-cell>
              <table:table-cell office:value-type="float" office:value="0.30145971713785">
                <text:p>0.30145971713785</text:p>
              </table:table-cell>
              <table:table-cell office:value-type="float" office:value="0.300858791407985">
                <text:p>0.300858791407985</text:p>
              </table:table-cell>
              <table:table-cell office:value-type="float" office:value="0.300563809557073">
                <text:p>0.300563809557073</text:p>
              </table:table-cell>
              <table:table-cell office:value-type="float" office:value="0.300427282532529">
                <text:p>0.300427282532529</text:p>
              </table:table-cell>
              <table:table-cell office:value-type="float" office:value="0.299513981544565">
                <text:p>0.299513981544565</text:p>
              </table:table-cell>
              <table:table-cell office:value-type="float" office:value="0.297494943339906">
                <text:p>0.297494943339906</text:p>
              </table:table-cell>
              <table:table-cell office:value-type="float" office:value="0.292359678744095">
                <text:p>0.292359678744095</text:p>
              </table:table-cell>
              <table:table-cell office:value-type="float" office:value="0.291888570750068">
                <text:p>0.291888570750068</text:p>
              </table:table-cell>
              <table:table-cell office:value-type="float" office:value="0.291756785009388">
                <text:p>0.291756785009388</text:p>
              </table:table-cell>
              <table:table-cell office:value-type="float" office:value="0.294166492388081">
                <text:p>0.294166492388081</text:p>
              </table:table-cell>
              <table:table-cell office:value-type="float" office:value="0.292778523844295">
                <text:p>0.292778523844295</text:p>
              </table:table-cell>
              <table:table-cell office:value-type="float" office:value="0.292446446415716">
                <text:p>0.292446446415716</text:p>
              </table:table-cell>
              <table:table-cell office:value-type="float" office:value="0.293052317403246">
                <text:p>0.293052317403246</text:p>
              </table:table-cell>
              <table:table-cell office:value-type="float" office:value="0.293036283996599">
                <text:p>0.293036283996599</text:p>
              </table:table-cell>
              <table:table-cell office:value-type="float" office:value="0.292879308254545">
                <text:p>0.292879308254545</text:p>
              </table:table-cell>
              <table:table-cell office:value-type="float" office:value="0.292956698208252">
                <text:p>0.292956698208252</text:p>
              </table:table-cell>
              <table:table-cell office:value-type="float" office:value="0.292922361830567">
                <text:p>0.292922361830567</text:p>
              </table:table-cell>
              <table:table-cell office:value-type="float" office:value="0.292865713095174">
                <text:p>0.292865713095174</text:p>
              </table:table-cell>
              <table:table-cell office:value-type="float" office:value="0.292819858673621">
                <text:p>0.292819858673621</text:p>
              </table:table-cell>
              <table:table-cell office:value-type="float" office:value="0.292836662761093">
                <text:p>0.292836662761093</text:p>
              </table:table-cell>
              <table:table-cell office:value-type="float" office:value="0.292832620364806">
                <text:p>0.292832620364806</text:p>
              </table:table-cell>
              <table:table-cell office:value-type="float" office:value="0.292843808206699">
                <text:p>0.292843808206699</text:p>
              </table:table-cell>
              <table:table-cell office:value-type="float" office:value="0.292821191826334">
                <text:p>0.292821191826334</text:p>
              </table:table-cell>
              <table:table-cell office:value-type="float" office:value="0.292833448821162">
                <text:p>0.292833448821162</text:p>
              </table:table-cell>
              <table:table-cell office:value-type="float" office:value="0.292833398073139">
                <text:p>0.292833398073139</text:p>
              </table:table-cell>
              <table:table-cell office:value-type="float" office:value="0.292769181924933">
                <text:p>0.292769181924933</text:p>
              </table:table-cell>
              <table:table-cell office:value-type="float" office:value="0.292831080589228">
                <text:p>0.292831080589228</text:p>
              </table:table-cell>
              <table:table-cell office:value-type="float" office:value="0.292839272482597">
                <text:p>0.292839272482597</text:p>
              </table:table-cell>
              <table:table-cell office:value-type="float" office:value="0.292843014718747">
                <text:p>0.292843014718747</text:p>
              </table:table-cell>
              <table:table-cell office:value-type="float" office:value="0.292872093439746">
                <text:p>0.292872093439746</text:p>
              </table:table-cell>
              <table:table-cell office:value-type="float" office:value="0.292881956713509">
                <text:p>0.292881956713509</text:p>
              </table:table-cell>
              <table:table-cell office:value-type="float" office:value="0.292770943199333">
                <text:p>0.292770943199333</text:p>
              </table:table-cell>
              <table:table-cell office:value-type="float" office:value="0.292881894155609">
                <text:p>0.292881894155609</text:p>
              </table:table-cell>
              <table:table-cell office:value-type="float" office:value="0.292891038521326">
                <text:p>0.292891038521326</text:p>
              </table:table-cell>
              <table:table-cell office:value-type="float" office:value="0.292799504949021">
                <text:p>0.292799504949021</text:p>
              </table:table-cell>
              <table:table-cell office:value-type="float" office:value="0.292900431447587">
                <text:p>0.292900431447587</text:p>
              </table:table-cell>
              <table:table-cell office:value-type="float" office:value="0.292881862735966">
                <text:p>0.292881862735966</text:p>
              </table:table-cell>
              <table:table-cell office:value-type="float" office:value="0.292892158115545">
                <text:p>0.292892158115545</text:p>
              </table:table-cell>
              <table:table-cell office:value-type="float" office:value="0.292881554856013">
                <text:p>0.292881554856013</text:p>
              </table:table-cell>
              <table:table-cell office:value-type="float" office:value="0.292799856099649">
                <text:p>0.292799856099649</text:p>
              </table:table-cell>
              <table:table-cell office:value-type="float" office:value="0.292916005942962">
                <text:p>0.292916005942962</text:p>
              </table:table-cell>
              <table:table-cell office:value-type="float" office:value="0.292898430912551">
                <text:p>0.292898430912551</text:p>
              </table:table-cell>
              <table:table-cell office:value-type="float" office:value="0.292824928818828">
                <text:p>0.292824928818828</text:p>
              </table:table-cell>
              <table:table-cell office:value-type="float" office:value="0.292904249411351">
                <text:p>0.292904249411351</text:p>
              </table:table-cell>
              <table:table-cell office:value-type="float" office:value="0.292914356023518">
                <text:p>0.292914356023518</text:p>
              </table:table-cell>
              <table:table-cell office:value-type="float" office:value="0.292907347510124">
                <text:p>0.292907347510124</text:p>
              </table:table-cell>
              <table:table-cell office:value-type="float" office:value="0.292922491898557">
                <text:p>0.292922491898557</text:p>
              </table:table-cell>
              <table:table-cell office:value-type="float" office:value="0.292910017685637">
                <text:p>0.292910017685637</text:p>
              </table:table-cell>
              <table:table-cell office:value-type="float" office:value="0.292904813175949">
                <text:p>0.292904813175949</text:p>
              </table:table-cell>
              <table:table-cell office:value-type="float" office:value="0.292885082959446">
                <text:p>0.292885082959446</text:p>
              </table:table-cell>
              <table:table-cell office:value-type="float" office:value="0.292878518372784">
                <text:p>0.292878518372784</text:p>
              </table:table-cell>
              <table:table-cell office:value-type="float" office:value="0.292877560001783">
                <text:p>0.292877560001783</text:p>
              </table:table-cell>
              <table:table-cell office:value-type="float" office:value="0.292889630343155">
                <text:p>0.292889630343155</text:p>
              </table:table-cell>
              <table:table-cell office:value-type="float" office:value="0.292900553753804">
                <text:p>0.292900553753804</text:p>
              </table:table-cell>
              <table:table-cell office:value-type="float" office:value="0.292803903815236">
                <text:p>0.292803903815236</text:p>
              </table:table-cell>
              <table:table-cell office:value-type="float" office:value="0.292877837231118">
                <text:p>0.292877837231118</text:p>
              </table:table-cell>
              <table:table-cell office:value-type="float" office:value="0.292851460817679">
                <text:p>0.292851460817679</text:p>
              </table:table-cell>
              <table:table-cell office:value-type="float" office:value="0.292912636585561">
                <text:p>0.292912636585561</text:p>
              </table:table-cell>
              <table:table-cell office:value-type="float" office:value="0.292903440930737">
                <text:p>0.292903440930737</text:p>
              </table:table-cell>
              <table:table-cell office:value-type="float" office:value="0.292811520517634">
                <text:p>0.292811520517634</text:p>
              </table:table-cell>
              <table:table-cell office:value-type="float" office:value="0.292897042456568">
                <text:p>0.292897042456568</text:p>
              </table:table-cell>
              <table:table-cell office:value-type="float" office:value="0.292893339580098">
                <text:p>0.292893339580098</text:p>
              </table:table-cell>
              <table:table-cell office:value-type="float" office:value="0.292895520023258">
                <text:p>0.292895520023258</text:p>
              </table:table-cell>
              <table:table-cell office:value-type="float" office:value="0.292895705171383">
                <text:p>0.292895705171383</text:p>
              </table:table-cell>
              <table:table-cell office:value-type="float" office:value="0.292887075352668">
                <text:p>0.292887075352668</text:p>
              </table:table-cell>
              <table:table-cell office:value-type="float" office:value="0.292907840664994">
                <text:p>0.292907840664994</text:p>
              </table:table-cell>
              <table:table-cell office:value-type="float" office:value="0.292894227320601">
                <text:p>0.292894227320601</text:p>
              </table:table-cell>
              <table:table-cell office:value-type="float" office:value="0.292889600482833">
                <text:p>0.292889600482833</text:p>
              </table:table-cell>
              <table:table-cell office:value-type="float" office:value="0.292903802638757">
                <text:p>0.292903802638757</text:p>
              </table:table-cell>
              <table:table-cell office:value-type="float" office:value="0.29289792935069">
                <text:p>0.29289792935069</text:p>
              </table:table-cell>
              <table:table-cell office:value-type="float" office:value="0.292879715765616">
                <text:p>0.292879715765616</text:p>
              </table:table-cell>
              <table:table-cell office:value-type="float" office:value="0.292891338914402">
                <text:p>0.292891338914402</text:p>
              </table:table-cell>
              <table:table-cell office:value-type="float" office:value="0.292903066275976">
                <text:p>0.292903066275976</text:p>
              </table:table-cell>
              <table:table-cell office:value-type="float" office:value="0.292900758620319">
                <text:p>0.292900758620319</text:p>
              </table:table-cell>
              <table:table-cell office:value-type="float" office:value="0.292808584379565">
                <text:p>0.292808584379565</text:p>
              </table:table-cell>
              <table:table-cell office:value-type="float" office:value="0.292798734495838">
                <text:p>0.292798734495838</text:p>
              </table:table-cell>
              <table:table-cell office:value-type="float" office:value="0.292800294283074">
                <text:p>0.292800294283074</text:p>
              </table:table-cell>
              <table:table-cell office:value-type="float" office:value="0.292896656809747">
                <text:p>0.292896656809747</text:p>
              </table:table-cell>
              <table:table-cell office:value-type="float" office:value="0.292889829494946">
                <text:p>0.292889829494946</text:p>
              </table:table-cell>
              <table:table-cell office:value-type="float" office:value="0.292889830740648">
                <text:p>0.292889830740648</text:p>
              </table:table-cell>
              <table:table-cell office:value-type="float" office:value="0.292902939161284">
                <text:p>0.292902939161284</text:p>
              </table:table-cell>
              <table:table-cell office:value-type="float" office:value="0.292892358747433">
                <text:p>0.292892358747433</text:p>
              </table:table-cell>
              <table:table-cell office:value-type="float" office:value="0.292889388722619">
                <text:p>0.292889388722619</text:p>
              </table:table-cell>
              <table:table-cell office:value-type="float" office:value="0.292882906540961">
                <text:p>0.292882906540961</text:p>
              </table:table-cell>
              <table:table-cell office:value-type="float" office:value="0.292882199097256">
                <text:p>0.292882199097256</text:p>
              </table:table-cell>
              <table:table-cell office:value-type="float" office:value="0.29277983509765">
                <text:p>0.29277983509765</text:p>
              </table:table-cell>
              <table:table-cell office:value-type="float" office:value="0.292872612600383">
                <text:p>0.292872612600383</text:p>
              </table:table-cell>
              <table:table-cell office:value-type="float" office:value="0.292779398601047">
                <text:p>0.292779398601047</text:p>
              </table:table-cell>
              <table:table-cell office:value-type="float" office:value="0.292789821203528">
                <text:p>0.292789821203528</text:p>
              </table:table-cell>
              <table:table-cell office:value-type="float" office:value="0.292864765213423">
                <text:p>0.292864765213423</text:p>
              </table:table-cell>
              <table:table-cell office:value-type="float" office:value="0.292883456070088">
                <text:p>0.292883456070088</text:p>
              </table:table-cell>
              <table:table-cell office:value-type="float" office:value="0.292891971225639">
                <text:p>0.292891971225639</text:p>
              </table:table-cell>
              <table:table-cell office:value-type="float" office:value="0.292886689652809">
                <text:p>0.292886689652809</text:p>
              </table:table-cell>
              <table:table-cell office:value-type="float" office:value="0.292879158442287">
                <text:p>0.292879158442287</text:p>
              </table:table-cell>
              <table:table-cell office:value-type="float" office:value="0.29288577644247">
                <text:p>0.29288577644247</text:p>
              </table:table-cell>
              <table:table-cell office:value-type="float" office:value="0.292889460514239">
                <text:p>0.292889460514239</text:p>
              </table:table-cell>
              <table:table-cell office:value-type="float" office:value="0.292880897640241">
                <text:p>0.292880897640241</text:p>
              </table:table-cell>
              <table:table-cell office:value-type="float" office:value="0.292876174292054">
                <text:p>0.292876174292054</text:p>
              </table:table-cell>
              <table:table-cell office:value-type="float" office:value="0.292887500728141">
                <text:p>0.292887500728141</text:p>
              </table:table-cell>
              <table:table-cell office:value-type="float" office:value="0.292777224260436">
                <text:p>0.292777224260436</text:p>
              </table:table-cell>
              <table:table-cell office:value-type="float" office:value="0.292896431436705">
                <text:p>0.292896431436705</text:p>
              </table:table-cell>
              <table:table-cell office:value-type="float" office:value="0.292871454093838">
                <text:p>0.292871454093838</text:p>
              </table:table-cell>
              <table:table-cell office:value-type="float" office:value="0.292875452342828">
                <text:p>0.292875452342828</text:p>
              </table:table-cell>
              <table:table-cell office:value-type="float" office:value="0.292884616943868">
                <text:p>0.292884616943868</text:p>
              </table:table-cell>
              <table:table-cell office:value-type="float" office:value="0.292878406219133">
                <text:p>0.292878406219133</text:p>
              </table:table-cell>
              <table:table-cell office:value-type="float" office:value="0.292874638611863">
                <text:p>0.292874638611863</text:p>
              </table:table-cell>
              <table:table-cell office:value-type="float" office:value="0.292880320860788">
                <text:p>0.292880320860788</text:p>
              </table:table-cell>
              <table:table-cell office:value-type="float" office:value="0.292877627747028">
                <text:p>0.292877627747028</text:p>
              </table:table-cell>
              <table:table-cell office:value-type="float" office:value="0.292878099876362">
                <text:p>0.292878099876362</text:p>
              </table:table-cell>
              <table:table-cell office:value-type="float" office:value="0.292885814309538">
                <text:p>0.292885814309538</text:p>
              </table:table-cell>
              <table:table-cell office:value-type="float" office:value="0.292889066029361">
                <text:p>0.292889066029361</text:p>
              </table:table-cell>
              <table:table-cell office:value-type="float" office:value="0.292890072412357">
                <text:p>0.292890072412357</text:p>
              </table:table-cell>
              <table:table-cell office:value-type="float" office:value="0.292795253131806">
                <text:p>0.292795253131806</text:p>
              </table:table-cell>
            </table:table-row>
            <table:table-row>
              <table:table-cell office:value-type="string">
                <text:p>Potential diff</text:p>
                <draw:g>
                  <svg:desc>tfoot7.A8:tfoot7.A8</svg:desc>
                </draw:g>
              </table:table-cell>
              <table:table-cell office:value-type="float" office:value="0.00000349617611311581">
                <text:p>0.00000349617611311581</text:p>
                <draw:g>
                  <svg:desc>tfoot7.B8:tfoot7.NQ8</svg:desc>
                </draw:g>
              </table:table-cell>
              <table:table-cell office:value-type="float" office:value="-0.0000128697834662628">
                <text:p>-0.0000128697834662628</text:p>
              </table:table-cell>
              <table:table-cell office:value-type="float" office:value="0.00000422324260940243">
                <text:p>0.00000422324260940243</text:p>
              </table:table-cell>
              <table:table-cell office:value-type="float" office:value="0.0000149305251688214">
                <text:p>0.0000149305251688214</text:p>
              </table:table-cell>
              <table:table-cell office:value-type="float" office:value="-0.00000997287980181172">
                <text:p>-0.00000997287980181172</text:p>
              </table:table-cell>
              <table:table-cell office:value-type="float" office:value="-0.00000134574955917843">
                <text:p>-0.00000134574955917843</text:p>
              </table:table-cell>
              <table:table-cell office:value-type="float" office:value="-0.000000230617729857219">
                <text:p>-0.000000230617729857219</text:p>
              </table:table-cell>
              <table:table-cell office:value-type="float" office:value="0.00000515692333702411">
                <text:p>0.00000515692333702411</text:p>
              </table:table-cell>
              <table:table-cell office:value-type="float" office:value="0.0000039164104713163">
                <text:p>0.0000039164104713163</text:p>
              </table:table-cell>
              <table:table-cell office:value-type="float" office:value="-0.00000501278434283936">
                <text:p>-0.00000501278434283936</text:p>
              </table:table-cell>
              <table:table-cell office:value-type="float" office:value="0.00000529381059455325">
                <text:p>0.00000529381059455325</text:p>
              </table:table-cell>
              <table:table-cell office:value-type="float" office:value="-0.0000191456974575899">
                <text:p>-0.0000191456974575899</text:p>
              </table:table-cell>
              <table:table-cell office:value-type="float" office:value="0.00000943851791074257">
                <text:p>0.00000943851791074257</text:p>
              </table:table-cell>
              <table:table-cell office:value-type="float" office:value="0.000000413143699196095">
                <text:p>0.000000413143699196095</text:p>
              </table:table-cell>
              <table:table-cell office:value-type="float" office:value="-0.000000294283752644287">
                <text:p>-0.000000294283752644287</text:p>
              </table:table-cell>
              <table:table-cell office:value-type="float" office:value="-0.0000250159053351018">
                <text:p>-0.0000250159053351018</text:p>
              </table:table-cell>
              <table:table-cell office:value-type="float" office:value="0.0000200423574117647">
                <text:p>0.0000200423574117647</text:p>
              </table:table-cell>
              <table:table-cell office:value-type="float" office:value="-0.0000252805631161812">
                <text:p>-0.0000252805631161812</text:p>
              </table:table-cell>
              <table:table-cell office:value-type="float" office:value="0.0000325487038048133">
                <text:p>0.0000325487038048133</text:p>
              </table:table-cell>
              <table:table-cell office:value-type="float" office:value="-0.00000496177083741944">
                <text:p>-0.00000496177083741944</text:p>
              </table:table-cell>
              <table:table-cell office:value-type="float" office:value="0.00000430967322750941">
                <text:p>0.00000430967322750941</text:p>
              </table:table-cell>
              <table:table-cell office:value-type="float" office:value="-0.00000810209752821756">
                <text:p>-0.00000810209752821756</text:p>
              </table:table-cell>
              <table:table-cell office:value-type="float" office:value="0.00000753332115832617">
                <text:p>0.00000753332115832617</text:p>
              </table:table-cell>
              <table:table-cell office:value-type="float" office:value="0.00000902515954454008">
                <text:p>0.00000902515954454008</text:p>
              </table:table-cell>
              <table:table-cell office:value-type="float" office:value="-0.0000229907338728519">
                <text:p>-0.0000229907338728519</text:p>
              </table:table-cell>
              <table:table-cell office:value-type="float" office:value="0.00000395553916354707">
                <text:p>0.00000395553916354707</text:p>
              </table:table-cell>
              <table:table-cell office:value-type="float" office:value="0.0000133675168798586">
                <text:p>0.0000133675168798586</text:p>
              </table:table-cell>
              <table:table-cell office:value-type="float" office:value="0.00000474616621592983">
                <text:p>0.00000474616621592983</text:p>
              </table:table-cell>
              <table:table-cell office:value-type="float" office:value="0.0000045331770368584">
                <text:p>0.0000045331770368584</text:p>
              </table:table-cell>
              <table:table-cell office:value-type="float" office:value="-0.0000153750628882343">
                <text:p>-0.0000153750628882343</text:p>
              </table:table-cell>
              <table:table-cell office:value-type="float" office:value="0.00000842844005805032">
                <text:p>0.00000842844005805032</text:p>
              </table:table-cell>
              <table:table-cell office:value-type="float" office:value="-0.0000158811286731231">
                <text:p>-0.0000158811286731231</text:p>
              </table:table-cell>
              <table:table-cell office:value-type="float" office:value="-0.000022086231614149">
                <text:p>-0.000022086231614149</text:p>
              </table:table-cell>
              <table:table-cell office:value-type="float" office:value="0.00000442386682786289">
                <text:p>0.00000442386682786289</text:p>
              </table:table-cell>
              <table:table-cell office:value-type="float" office:value="0.0000177696648880343">
                <text:p>0.0000177696648880343</text:p>
              </table:table-cell>
              <table:table-cell office:value-type="float" office:value="0.0000324846314789795">
                <text:p>0.0000324846314789795</text:p>
              </table:table-cell>
              <table:table-cell office:value-type="float" office:value="-0.0000352880031246894">
                <text:p>-0.0000352880031246894</text:p>
              </table:table-cell>
              <table:table-cell office:value-type="float" office:value="0.0000484480533397558">
                <text:p>0.0000484480533397558</text:p>
              </table:table-cell>
              <table:table-cell office:value-type="float" office:value="-0.0000122222846362652">
                <text:p>-0.0000122222846362652</text:p>
              </table:table-cell>
              <table:table-cell office:value-type="float" office:value="0.0000119615098679304">
                <text:p>0.0000119615098679304</text:p>
              </table:table-cell>
              <table:table-cell office:value-type="float" office:value="0.00000922329153446588">
                <text:p>0.00000922329153446588</text:p>
              </table:table-cell>
              <table:table-cell office:value-type="float" office:value="0.0000203831006448385">
                <text:p>0.0000203831006448385</text:p>
              </table:table-cell>
              <table:table-cell office:value-type="float" office:value="-0.0000997654397293379">
                <text:p>-0.0000997654397293379</text:p>
              </table:table-cell>
              <table:table-cell office:value-type="float" office:value="-0.000428634687791973">
                <text:p>-0.000428634687791973</text:p>
              </table:table-cell>
              <table:table-cell office:value-type="float" office:value="-0.0000293790622098999">
                <text:p>-0.0000293790622098999</text:p>
              </table:table-cell>
              <table:table-cell office:value-type="float" office:value="-0.00015507209900012">
                <text:p>-0.00015507209900012</text:p>
              </table:table-cell>
              <table:table-cell office:value-type="float" office:value="0.000245286032206027">
                <text:p>0.000245286032206027</text:p>
              </table:table-cell>
              <table:table-cell office:value-type="float" office:value="0.000594778080776404">
                <text:p>0.000594778080776404</text:p>
              </table:table-cell>
              <table:table-cell office:value-type="float" office:value="0.000932669587222323">
                <text:p>0.000932669587222323</text:p>
              </table:table-cell>
              <table:table-cell office:value-type="float" office:value="0.00103216702004227">
                <text:p>0.00103216702004227</text:p>
              </table:table-cell>
              <table:table-cell office:value-type="float" office:value="0.000827936484854352">
                <text:p>0.000827936484854352</text:p>
              </table:table-cell>
              <table:table-cell office:value-type="float" office:value="0.000174587924330505">
                <text:p>0.000174587924330505</text:p>
              </table:table-cell>
              <table:table-cell office:value-type="float" office:value="-0.00146214886552315">
                <text:p>-0.00146214886552315</text:p>
              </table:table-cell>
              <table:table-cell office:value-type="float" office:value="-0.000648742170178018">
                <text:p>-0.000648742170178018</text:p>
              </table:table-cell>
              <table:table-cell office:value-type="float" office:value="-0.000673797137677734">
                <text:p>-0.000673797137677734</text:p>
              </table:table-cell>
              <table:table-cell office:value-type="float" office:value="0.00107960127349099">
                <text:p>0.00107960127349099</text:p>
              </table:table-cell>
              <table:table-cell office:value-type="float" office:value="0.00902579401868209">
                <text:p>0.00902579401868209</text:p>
              </table:table-cell>
              <table:table-cell office:value-type="float" office:value="0.00692173949627972">
                <text:p>0.00692173949627972</text:p>
              </table:table-cell>
              <table:table-cell office:value-type="float" office:value="0.00530577168585134">
                <text:p>0.00530577168585134</text:p>
              </table:table-cell>
              <table:table-cell office:value-type="float" office:value="0.00342483045798242">
                <text:p>0.00342483045798242</text:p>
              </table:table-cell>
              <table:table-cell office:value-type="float" office:value="0.00430449245676534">
                <text:p>0.00430449245676534</text:p>
              </table:table-cell>
              <table:table-cell office:value-type="float" office:value="0.00996432084498261">
                <text:p>0.00996432084498261</text:p>
              </table:table-cell>
              <table:table-cell office:value-type="float" office:value="0.0021032187607205">
                <text:p>0.0021032187607205</text:p>
              </table:table-cell>
              <table:table-cell office:value-type="float" office:value="0.000047030278924276">
                <text:p>0.000047030278924276</text:p>
              </table:table-cell>
              <table:table-cell office:value-type="float" office:value="-0.0011246118925744">
                <text:p>-0.0011246118925744</text:p>
              </table:table-cell>
              <table:table-cell office:value-type="float" office:value="-0.00260101622641251">
                <text:p>-0.00260101622641251</text:p>
              </table:table-cell>
              <table:table-cell office:value-type="float" office:value="-0.00360609058667399">
                <text:p>-0.00360609058667399</text:p>
              </table:table-cell>
              <table:table-cell office:value-type="float" office:value="-0.00400494229631759">
                <text:p>-0.00400494229631759</text:p>
              </table:table-cell>
              <table:table-cell office:value-type="float" office:value="-0.0052347607651082">
                <text:p>-0.0052347607651082</text:p>
              </table:table-cell>
              <table:table-cell office:value-type="float" office:value="-0.00909464358014056">
                <text:p>-0.00909464358014056</text:p>
              </table:table-cell>
              <table:table-cell office:value-type="float" office:value="-0.0036204115526024">
                <text:p>-0.0036204115526024</text:p>
              </table:table-cell>
              <table:table-cell office:value-type="float" office:value="-0.00560929589178366">
                <text:p>-0.00560929589178366</text:p>
              </table:table-cell>
              <table:table-cell office:value-type="float" office:value="-0.00463399799381747">
                <text:p>-0.00463399799381747</text:p>
              </table:table-cell>
              <table:table-cell office:value-type="float" office:value="-0.00390561447667387">
                <text:p>-0.00390561447667387</text:p>
              </table:table-cell>
              <table:table-cell office:value-type="float" office:value="-0.00217277431535845">
                <text:p>-0.00217277431535845</text:p>
              </table:table-cell>
              <table:table-cell office:value-type="float" office:value="0.00095867213187395">
                <text:p>0.00095867213187395</text:p>
              </table:table-cell>
              <table:table-cell office:value-type="float" office:value="0.0292806398980194">
                <text:p>0.0292806398980194</text:p>
              </table:table-cell>
              <table:table-cell office:value-type="float" office:value="0.00781097591985885">
                <text:p>0.00781097591985885</text:p>
              </table:table-cell>
              <table:table-cell office:value-type="float" office:value="0.00220926446625563">
                <text:p>0.00220926446625563</text:p>
              </table:table-cell>
              <table:table-cell office:value-type="float" office:value="-0.0500916338638829">
                <text:p>-0.0500916338638829</text:p>
              </table:table-cell>
              <table:table-cell office:value-type="float" office:value="0.0270697432281295">
                <text:p>0.0270697432281295</text:p>
              </table:table-cell>
              <table:table-cell office:value-type="float" office:value="0.00063112911155061">
                <text:p>0.00063112911155061</text:p>
              </table:table-cell>
              <table:table-cell office:value-type="float" office:value="-0.00214097002233515">
                <text:p>-0.00214097002233515</text:p>
              </table:table-cell>
              <table:table-cell office:value-type="float" office:value="-0.00200611918456456">
                <text:p>-0.00200611918456456</text:p>
              </table:table-cell>
              <table:table-cell office:value-type="float" office:value="-0.00343197480551344">
                <text:p>-0.00343197480551344</text:p>
              </table:table-cell>
              <table:table-cell office:value-type="float" office:value="-0.00201143183402797">
                <text:p>-0.00201143183402797</text:p>
              </table:table-cell>
              <table:table-cell office:value-type="float" office:value="-0.00479795275358913">
                <text:p>-0.00479795275358913</text:p>
              </table:table-cell>
              <table:table-cell office:value-type="float" office:value="0.0204665470788217">
                <text:p>0.0204665470788217</text:p>
              </table:table-cell>
              <table:table-cell office:value-type="float" office:value="0.00318748351787129">
                <text:p>0.00318748351787129</text:p>
              </table:table-cell>
              <table:table-cell office:value-type="float" office:value="0.00518372584147919">
                <text:p>0.00518372584147919</text:p>
              </table:table-cell>
              <table:table-cell office:value-type="float" office:value="0.00479634711887633">
                <text:p>0.00479634711887633</text:p>
              </table:table-cell>
              <table:table-cell office:value-type="float" office:value="0.00156670552126925">
                <text:p>0.00156670552126925</text:p>
              </table:table-cell>
              <table:table-cell office:value-type="float" office:value="-0.0011921901701028">
                <text:p>-0.0011921901701028</text:p>
              </table:table-cell>
              <table:table-cell office:value-type="float" office:value="-0.00296115372966327">
                <text:p>-0.00296115372966327</text:p>
              </table:table-cell>
              <table:table-cell office:value-type="float" office:value="-0.0236260267814119">
                <text:p>-0.0236260267814119</text:p>
              </table:table-cell>
              <table:table-cell office:value-type="float" office:value="-0.000178469710052032">
                <text:p>-0.000178469710052032</text:p>
              </table:table-cell>
              <table:table-cell office:value-type="float" office:value="0.00206913927202379">
                <text:p>0.00206913927202379</text:p>
              </table:table-cell>
              <table:table-cell office:value-type="float" office:value="0.000472312742785308">
                <text:p>0.000472312742785308</text:p>
              </table:table-cell>
              <table:table-cell office:value-type="float" office:value="-0.000702967653036624">
                <text:p>-0.000702967653036624</text:p>
              </table:table-cell>
              <table:table-cell office:value-type="float" office:value="-0.00157977747056509">
                <text:p>-0.00157977747056509</text:p>
              </table:table-cell>
              <table:table-cell office:value-type="float" office:value="-0.00224094593855489">
                <text:p>-0.00224094593855489</text:p>
              </table:table-cell>
              <table:table-cell office:value-type="float" office:value="-0.00228699185976555">
                <text:p>-0.00228699185976555</text:p>
              </table:table-cell>
              <table:table-cell office:value-type="float" office:value="-0.00206602103797265">
                <text:p>-0.00206602103797265</text:p>
              </table:table-cell>
              <table:table-cell office:value-type="float" office:value="-0.00221709047696078">
                <text:p>-0.00221709047696078</text:p>
              </table:table-cell>
              <table:table-cell office:value-type="float" office:value="-0.00122336932813011">
                <text:p>-0.00122336932813011</text:p>
              </table:table-cell>
              <table:table-cell office:value-type="float" office:value="-0.0014238500097995">
                <text:p>-0.0014238500097995</text:p>
              </table:table-cell>
              <table:table-cell office:value-type="float" office:value="0.029456974512668">
                <text:p>0.029456974512668</text:p>
              </table:table-cell>
              <table:table-cell office:value-type="float" office:value="0.00982372953214028">
                <text:p>0.00982372953214028</text:p>
              </table:table-cell>
              <table:table-cell office:value-type="float" office:value="0.002535666255502">
                <text:p>0.002535666255502</text:p>
              </table:table-cell>
              <table:table-cell office:value-type="float" office:value="-0.0000567241372552707">
                <text:p>-0.0000567241372552707</text:p>
              </table:table-cell>
              <table:table-cell office:value-type="float" office:value="-0.00662506575163224">
                <text:p>-0.00662506575163224</text:p>
              </table:table-cell>
              <table:table-cell office:value-type="float" office:value="-0.0439893666984569">
                <text:p>-0.0439893666984569</text:p>
              </table:table-cell>
              <table:table-cell office:value-type="float" office:value="-0.00138875381882364">
                <text:p>-0.00138875381882364</text:p>
              </table:table-cell>
              <table:table-cell office:value-type="float" office:value="0.0232612754571266">
                <text:p>0.0232612754571266</text:p>
              </table:table-cell>
              <table:table-cell office:value-type="float" office:value="0.00484841707883033">
                <text:p>0.00484841707883033</text:p>
              </table:table-cell>
              <table:table-cell office:value-type="float" office:value="0.00264588981042108">
                <text:p>0.00264588981042108</text:p>
              </table:table-cell>
              <table:table-cell office:value-type="float" office:value="0.000924299509849402">
                <text:p>0.000924299509849402</text:p>
              </table:table-cell>
              <table:table-cell office:value-type="float" office:value="0.000307198033768108">
                <text:p>0.000307198033768108</text:p>
              </table:table-cell>
              <table:table-cell office:value-type="float" office:value="-0.000703068718961641">
                <text:p>-0.000703068718961641</text:p>
              </table:table-cell>
              <table:table-cell office:value-type="float" office:value="-0.00126924009188489">
                <text:p>-0.00126924009188489</text:p>
              </table:table-cell>
              <table:table-cell office:value-type="float" office:value="-0.00125167581731667">
                <text:p>-0.00125167581731667</text:p>
              </table:table-cell>
              <table:table-cell office:value-type="float" office:value="-0.000537399827357676">
                <text:p>-0.000537399827357676</text:p>
              </table:table-cell>
              <table:table-cell office:value-type="float" office:value="-0.000180068371079312">
                <text:p>-0.000180068371079312</text:p>
              </table:table-cell>
              <table:table-cell office:value-type="float" office:value="-0.000864726714746578">
                <text:p>-0.000864726714746578</text:p>
              </table:table-cell>
              <table:table-cell office:value-type="float" office:value="-0.000593674693872059">
                <text:p>-0.000593674693872059</text:p>
              </table:table-cell>
              <table:table-cell office:value-type="float" office:value="-0.00416825137237342">
                <text:p>-0.00416825137237342</text:p>
              </table:table-cell>
              <table:table-cell office:value-type="float" office:value="-0.00312010173796096">
                <text:p>-0.00312010173796096</text:p>
              </table:table-cell>
              <table:table-cell office:value-type="float" office:value="0.0197491728456311">
                <text:p>0.0197491728456311</text:p>
              </table:table-cell>
              <table:table-cell office:value-type="float" office:value="0.0037983003292093">
                <text:p>0.0037983003292093</text:p>
              </table:table-cell>
              <table:table-cell office:value-type="float" office:value="-0.0000419746907408536">
                <text:p>-0.0000419746907408536</text:p>
              </table:table-cell>
              <table:table-cell office:value-type="float" office:value="-0.00166128032228519">
                <text:p>-0.00166128032228519</text:p>
              </table:table-cell>
              <table:table-cell office:value-type="float" office:value="0.00697850987271842">
                <text:p>0.00697850987271842</text:p>
              </table:table-cell>
              <table:table-cell office:value-type="float" office:value="0.0053394654487926">
                <text:p>0.0053394654487926</text:p>
              </table:table-cell>
              <table:table-cell office:value-type="float" office:value="0.00315735150928342">
                <text:p>0.00315735150928342</text:p>
              </table:table-cell>
              <table:table-cell office:value-type="float" office:value="0.00123057254302988">
                <text:p>0.00123057254302988</text:p>
              </table:table-cell>
              <table:table-cell office:value-type="float" office:value="0.00024204313048154">
                <text:p>0.00024204313048154</text:p>
              </table:table-cell>
              <table:table-cell office:value-type="float" office:value="-0.00418955915991437">
                <text:p>-0.00418955915991437</text:p>
              </table:table-cell>
              <table:table-cell office:value-type="float" office:value="-0.00157895100759553">
                <text:p>-0.00157895100759553</text:p>
              </table:table-cell>
              <table:table-cell office:value-type="float" office:value="-0.000980998181473514">
                <text:p>-0.000980998181473514</text:p>
              </table:table-cell>
              <table:table-cell office:value-type="float" office:value="-0.000426913735406487">
                <text:p>-0.000426913735406487</text:p>
              </table:table-cell>
              <table:table-cell office:value-type="float" office:value="-0.0149143414089474">
                <text:p>-0.0149143414089474</text:p>
              </table:table-cell>
              <table:table-cell office:value-type="float" office:value="-0.00125312913285269">
                <text:p>-0.00125312913285269</text:p>
              </table:table-cell>
              <table:table-cell office:value-type="float" office:value="0.00255625608950422">
                <text:p>0.00255625608950422</text:p>
              </table:table-cell>
              <table:table-cell office:value-type="float" office:value="-0.00681073543970845">
                <text:p>-0.00681073543970845</text:p>
              </table:table-cell>
              <table:table-cell office:value-type="float" office:value="0.00147755953055329">
                <text:p>0.00147755953055329</text:p>
              </table:table-cell>
              <table:table-cell office:value-type="float" office:value="-0.00208655788162121">
                <text:p>-0.00208655788162121</text:p>
              </table:table-cell>
              <table:table-cell office:value-type="float" office:value="-0.00516432784277926">
                <text:p>-0.00516432784277926</text:p>
              </table:table-cell>
              <table:table-cell office:value-type="float" office:value="-0.00222862268448709">
                <text:p>-0.00222862268448709</text:p>
              </table:table-cell>
              <table:table-cell office:value-type="float" office:value="-0.00160426796722474">
                <text:p>-0.00160426796722474</text:p>
              </table:table-cell>
              <table:table-cell office:value-type="float" office:value="-0.00168206822434691">
                <text:p>-0.00168206822434691</text:p>
              </table:table-cell>
              <table:table-cell office:value-type="float" office:value="-0.00169251275115079">
                <text:p>-0.00169251275115079</text:p>
              </table:table-cell>
              <table:table-cell office:value-type="float" office:value="-0.00125085466260572">
                <text:p>-0.00125085466260572</text:p>
              </table:table-cell>
              <table:table-cell office:value-type="float" office:value="-0.000575121527808031">
                <text:p>-0.000575121527808031</text:p>
              </table:table-cell>
              <table:table-cell office:value-type="float" office:value="0.0339348138073736">
                <text:p>0.0339348138073736</text:p>
              </table:table-cell>
              <table:table-cell office:value-type="float" office:value="0.00689100839926338">
                <text:p>0.00689100839926338</text:p>
              </table:table-cell>
              <table:table-cell office:value-type="float" office:value="0.00223762179986886">
                <text:p>0.00223762179986886</text:p>
              </table:table-cell>
              <table:table-cell office:value-type="float" office:value="-0.000105377379001181">
                <text:p>-0.000105377379001181</text:p>
              </table:table-cell>
              <table:table-cell office:value-type="float" office:value="-0.0431489070174604">
                <text:p>-0.0431489070174604</text:p>
              </table:table-cell>
              <table:table-cell office:value-type="float" office:value="-0.00412232564421472">
                <text:p>-0.00412232564421472</text:p>
              </table:table-cell>
              <table:table-cell office:value-type="float" office:value="0.0167441154509683">
                <text:p>0.0167441154509683</text:p>
              </table:table-cell>
              <table:table-cell office:value-type="float" office:value="0.00273132513978114">
                <text:p>0.00273132513978114</text:p>
              </table:table-cell>
              <table:table-cell office:value-type="float" office:value="0.000586746302243868">
                <text:p>0.000586746302243868</text:p>
              </table:table-cell>
              <table:table-cell office:value-type="float" office:value="-0.000420917969348345">
                <text:p>-0.000420917969348345</text:p>
              </table:table-cell>
              <table:table-cell office:value-type="float" office:value="-0.000954010199755218">
                <text:p>-0.000954010199755218</text:p>
              </table:table-cell>
              <table:table-cell office:value-type="float" office:value="-0.00144888089129019">
                <text:p>-0.00144888089129019</text:p>
              </table:table-cell>
              <table:table-cell office:value-type="float" office:value="-0.000613702270851501">
                <text:p>-0.000613702270851501</text:p>
              </table:table-cell>
              <table:table-cell office:value-type="float" office:value="-0.000298246208095876">
                <text:p>-0.000298246208095876</text:p>
              </table:table-cell>
              <table:table-cell office:value-type="float" office:value="-0.00152500382593707">
                <text:p>-0.00152500382593707</text:p>
              </table:table-cell>
              <table:table-cell office:value-type="float" office:value="-0.00407735175185542">
                <text:p>-0.00407735175185542</text:p>
              </table:table-cell>
              <table:table-cell office:value-type="float" office:value="0.000467575172447221">
                <text:p>0.000467575172447221</text:p>
              </table:table-cell>
              <table:table-cell office:value-type="float" office:value="0.0180931192806256">
                <text:p>0.0180931192806256</text:p>
              </table:table-cell>
              <table:table-cell office:value-type="float" office:value="-0.00104327090599798">
                <text:p>-0.00104327090599798</text:p>
              </table:table-cell>
              <table:table-cell office:value-type="float" office:value="-0.000268235727268196">
                <text:p>-0.000268235727268196</text:p>
              </table:table-cell>
              <table:table-cell office:value-type="float" office:value="0.00972367439370692">
                <text:p>0.00972367439370692</text:p>
              </table:table-cell>
              <table:table-cell office:value-type="float" office:value="0.00447689273686647">
                <text:p>0.00447689273686647</text:p>
              </table:table-cell>
              <table:table-cell office:value-type="float" office:value="-0.00188422002507088">
                <text:p>-0.00188422002507088</text:p>
              </table:table-cell>
              <table:table-cell office:value-type="float" office:value="-0.00742806383948497">
                <text:p>-0.00742806383948497</text:p>
              </table:table-cell>
              <table:table-cell office:value-type="float" office:value="-0.015518062941276">
                <text:p>-0.015518062941276</text:p>
              </table:table-cell>
              <table:table-cell office:value-type="float" office:value="-0.00286100550807011">
                <text:p>-0.00286100550807011</text:p>
              </table:table-cell>
              <table:table-cell office:value-type="float" office:value="-0.00510264188696108">
                <text:p>-0.00510264188696108</text:p>
              </table:table-cell>
              <table:table-cell office:value-type="float" office:value="-0.00503761857635937">
                <text:p>-0.00503761857635937</text:p>
              </table:table-cell>
              <table:table-cell office:value-type="float" office:value="-0.00302191038737881">
                <text:p>-0.00302191038737881</text:p>
              </table:table-cell>
              <table:table-cell office:value-type="float" office:value="-0.000602331374401188">
                <text:p>-0.000602331374401188</text:p>
              </table:table-cell>
              <table:table-cell office:value-type="float" office:value="0.0273306514182789">
                <text:p>0.0273306514182789</text:p>
              </table:table-cell>
              <table:table-cell office:value-type="float" office:value="0.00470544181235022">
                <text:p>0.00470544181235022</text:p>
              </table:table-cell>
              <table:table-cell office:value-type="float" office:value="0.0034215943219843">
                <text:p>0.0034215943219843</text:p>
              </table:table-cell>
              <table:table-cell office:value-type="float" office:value="0.00452608263810006">
                <text:p>0.00452608263810006</text:p>
              </table:table-cell>
              <table:table-cell office:value-type="float" office:value="-0.000625882602745764">
                <text:p>-0.000625882602745764</text:p>
              </table:table-cell>
              <table:table-cell office:value-type="float" office:value="-0.0463467113564203">
                <text:p>-0.0463467113564203</text:p>
              </table:table-cell>
              <table:table-cell office:value-type="float" office:value="-0.000607179839963168">
                <text:p>-0.000607179839963168</text:p>
              </table:table-cell>
              <table:table-cell office:value-type="float" office:value="-0.000217942543398131">
                <text:p>-0.000217942543398131</text:p>
              </table:table-cell>
              <table:table-cell office:value-type="float" office:value="0.0243424617601092">
                <text:p>0.0243424617601092</text:p>
              </table:table-cell>
              <table:table-cell office:value-type="float" office:value="0.00174829874309479">
                <text:p>0.00174829874309479</text:p>
              </table:table-cell>
              <table:table-cell office:value-type="float" office:value="-0.00119690494761332">
                <text:p>-0.00119690494761332</text:p>
              </table:table-cell>
              <table:table-cell office:value-type="float" office:value="-0.00130906867099323">
                <text:p>-0.00130906867099323</text:p>
              </table:table-cell>
              <table:table-cell office:value-type="float" office:value="-0.00169719886922476">
                <text:p>-0.00169719886922476</text:p>
              </table:table-cell>
              <table:table-cell office:value-type="float" office:value="-0.0014645093446779">
                <text:p>-0.0014645093446779</text:p>
              </table:table-cell>
              <table:table-cell office:value-type="float" office:value="-0.00150669971580014">
                <text:p>-0.00150669971580014</text:p>
              </table:table-cell>
              <table:table-cell office:value-type="float" office:value="-0.003363325187003">
                <text:p>-0.003363325187003</text:p>
              </table:table-cell>
              <table:table-cell office:value-type="float" office:value="-0.00378250254241602">
                <text:p>-0.00378250254241602</text:p>
              </table:table-cell>
              <table:table-cell office:value-type="float" office:value="0.00200821825547387">
                <text:p>0.00200821825547387</text:p>
              </table:table-cell>
              <table:table-cell office:value-type="float" office:value="0.0238471005893257">
                <text:p>0.0238471005893257</text:p>
              </table:table-cell>
              <table:table-cell office:value-type="float" office:value="-0.000715980556782792">
                <text:p>-0.000715980556782792</text:p>
              </table:table-cell>
              <table:table-cell office:value-type="float" office:value="-0.00200567434095006">
                <text:p>-0.00200567434095006</text:p>
              </table:table-cell>
              <table:table-cell office:value-type="float" office:value="0.01040657833918">
                <text:p>0.01040657833918</text:p>
              </table:table-cell>
              <table:table-cell office:value-type="float" office:value="0.00338951713865504">
                <text:p>0.00338951713865504</text:p>
              </table:table-cell>
              <table:table-cell office:value-type="float" office:value="0.000795098179947718">
                <text:p>0.000795098179947718</text:p>
              </table:table-cell>
              <table:table-cell office:value-type="float" office:value="-0.00411119009668493">
                <text:p>-0.00411119009668493</text:p>
              </table:table-cell>
              <table:table-cell office:value-type="float" office:value="-0.00489395193350795">
                <text:p>-0.00489395193350795</text:p>
              </table:table-cell>
              <table:table-cell office:value-type="float" office:value="-0.00332619990252803">
                <text:p>-0.00332619990252803</text:p>
              </table:table-cell>
              <table:table-cell office:value-type="float" office:value="-0.00921449385680945">
                <text:p>-0.00921449385680945</text:p>
              </table:table-cell>
              <table:table-cell office:value-type="float" office:value="-0.00800643631227282">
                <text:p>-0.00800643631227282</text:p>
              </table:table-cell>
              <table:table-cell office:value-type="float" office:value="-0.000433593537864152">
                <text:p>-0.000433593537864152</text:p>
              </table:table-cell>
              <table:table-cell office:value-type="float" office:value="-0.00155163817249854">
                <text:p>-0.00155163817249854</text:p>
              </table:table-cell>
              <table:table-cell office:value-type="float" office:value="-0.00177659689363491">
                <text:p>-0.00177659689363491</text:p>
              </table:table-cell>
              <table:table-cell office:value-type="float" office:value="-0.00205872778756272">
                <text:p>-0.00205872778756272</text:p>
              </table:table-cell>
              <table:table-cell office:value-type="float" office:value="-0.00263466010366958">
                <text:p>-0.00263466010366958</text:p>
              </table:table-cell>
              <table:table-cell office:value-type="float" office:value="-0.00187645511841222">
                <text:p>-0.00187645511841222</text:p>
              </table:table-cell>
              <table:table-cell office:value-type="float" office:value="-0.00205071790915057">
                <text:p>-0.00205071790915057</text:p>
              </table:table-cell>
              <table:table-cell office:value-type="float" office:value="-0.0012877296399787">
                <text:p>-0.0012877296399787</text:p>
              </table:table-cell>
              <table:table-cell office:value-type="float" office:value="-0.00042740810355224">
                <text:p>-0.00042740810355224</text:p>
              </table:table-cell>
              <table:table-cell office:value-type="float" office:value="0.000635256606118073">
                <text:p>0.000635256606118073</text:p>
              </table:table-cell>
              <table:table-cell office:value-type="float" office:value="0.025894746492841">
                <text:p>0.025894746492841</text:p>
              </table:table-cell>
              <table:table-cell office:value-type="float" office:value="0.00441282241690394">
                <text:p>0.00441282241690394</text:p>
              </table:table-cell>
              <table:table-cell office:value-type="float" office:value="0.007696890641262">
                <text:p>0.007696890641262</text:p>
              </table:table-cell>
              <table:table-cell office:value-type="float" office:value="0.00210903982325839">
                <text:p>0.00210903982325839</text:p>
              </table:table-cell>
              <table:table-cell office:value-type="float" office:value="0.00104959375084313">
                <text:p>0.00104959375084313</text:p>
              </table:table-cell>
              <table:table-cell office:value-type="float" office:value="-0.00100132220392879">
                <text:p>-0.00100132220392879</text:p>
              </table:table-cell>
              <table:table-cell office:value-type="float" office:value="-0.0403560368121342">
                <text:p>-0.0403560368121342</text:p>
              </table:table-cell>
              <table:table-cell office:value-type="float" office:value="-0.00229880321896619">
                <text:p>-0.00229880321896619</text:p>
              </table:table-cell>
              <table:table-cell office:value-type="float" office:value="-0.00225924592480303">
                <text:p>-0.00225924592480303</text:p>
              </table:table-cell>
              <table:table-cell office:value-type="float" office:value="-0.00170915008132999">
                <text:p>-0.00170915008132999</text:p>
              </table:table-cell>
              <table:table-cell office:value-type="float" office:value="0.0040723223472619">
                <text:p>0.0040723223472619</text:p>
              </table:table-cell>
              <table:table-cell office:value-type="float" office:value="0.0187214109194234">
                <text:p>0.0187214109194234</text:p>
              </table:table-cell>
              <table:table-cell office:value-type="float" office:value="0.00143900057866364">
                <text:p>0.00143900057866364</text:p>
              </table:table-cell>
              <table:table-cell office:value-type="float" office:value="-0.000838830920467326">
                <text:p>-0.000838830920467326</text:p>
              </table:table-cell>
              <table:table-cell office:value-type="float" office:value="-0.00208191741335018">
                <text:p>-0.00208191741335018</text:p>
              </table:table-cell>
              <table:table-cell office:value-type="float" office:value="-0.00125992030006755">
                <text:p>-0.00125992030006755</text:p>
              </table:table-cell>
              <table:table-cell office:value-type="float" office:value="-0.00158226724187915">
                <text:p>-0.00158226724187915</text:p>
              </table:table-cell>
              <table:table-cell office:value-type="float" office:value="-0.00416118668710275">
                <text:p>-0.00416118668710275</text:p>
              </table:table-cell>
              <table:table-cell office:value-type="float" office:value="0.00174758111040241">
                <text:p>0.00174758111040241</text:p>
              </table:table-cell>
              <table:table-cell office:value-type="float" office:value="0.00597912368923204">
                <text:p>0.00597912368923204</text:p>
              </table:table-cell>
              <table:table-cell office:value-type="float" office:value="0.00769497839208461">
                <text:p>0.00769497839208461</text:p>
              </table:table-cell>
              <table:table-cell office:value-type="float" office:value="0.0148183224163109">
                <text:p>0.0148183224163109</text:p>
              </table:table-cell>
              <table:table-cell office:value-type="float" office:value="0.00688743871033931">
                <text:p>0.00688743871033931</text:p>
              </table:table-cell>
              <table:table-cell office:value-type="float" office:value="0.000336162036850884">
                <text:p>0.000336162036850884</text:p>
              </table:table-cell>
              <table:table-cell office:value-type="float" office:value="-0.00415650761381592">
                <text:p>-0.00415650761381592</text:p>
              </table:table-cell>
              <table:table-cell office:value-type="float" office:value="-0.00274497403837326">
                <text:p>-0.00274497403837326</text:p>
              </table:table-cell>
              <table:table-cell office:value-type="float" office:value="-0.00113054571549309">
                <text:p>-0.00113054571549309</text:p>
              </table:table-cell>
              <table:table-cell office:value-type="float" office:value="-0.0175239372971333">
                <text:p>-0.0175239372971333</text:p>
              </table:table-cell>
              <table:table-cell office:value-type="float" office:value="-0.00938423683228668">
                <text:p>-0.00938423683228668</text:p>
              </table:table-cell>
              <table:table-cell office:value-type="float" office:value="0.00140065035924192">
                <text:p>0.00140065035924192</text:p>
              </table:table-cell>
              <table:table-cell office:value-type="float" office:value="-0.00361295629704705">
                <text:p>-0.00361295629704705</text:p>
              </table:table-cell>
              <table:table-cell office:value-type="float" office:value="-0.00234791842201931">
                <text:p>-0.00234791842201931</text:p>
              </table:table-cell>
              <table:table-cell office:value-type="float" office:value="-0.00374707182161987">
                <text:p>-0.00374707182161987</text:p>
              </table:table-cell>
              <table:table-cell office:value-type="float" office:value="-0.00298221618996081">
                <text:p>-0.00298221618996081</text:p>
              </table:table-cell>
              <table:table-cell office:value-type="float" office:value="-0.000771899502990336">
                <text:p>-0.000771899502990336</text:p>
              </table:table-cell>
              <table:table-cell office:value-type="float" office:value="-0.000934861379944918">
                <text:p>-0.000934861379944918</text:p>
              </table:table-cell>
              <table:table-cell office:value-type="float" office:value="0.0384638699490122">
                <text:p>0.0384638699490122</text:p>
              </table:table-cell>
              <table:table-cell office:value-type="float" office:value="0.00609481011343799">
                <text:p>0.00609481011343799</text:p>
              </table:table-cell>
              <table:table-cell office:value-type="float" office:value="-0.000629980603073677">
                <text:p>-0.000629980603073677</text:p>
              </table:table-cell>
              <table:table-cell office:value-type="float" office:value="-0.0101907503017475">
                <text:p>-0.0101907503017475</text:p>
              </table:table-cell>
              <table:table-cell office:value-type="float" office:value="-0.0286988475077587">
                <text:p>-0.0286988475077587</text:p>
              </table:table-cell>
              <table:table-cell office:value-type="float" office:value="-0.00575368864857018">
                <text:p>-0.00575368864857018</text:p>
              </table:table-cell>
              <table:table-cell office:value-type="float" office:value="0.019408434546081">
                <text:p>0.019408434546081</text:p>
              </table:table-cell>
              <table:table-cell office:value-type="float" office:value="0.00241720891199104">
                <text:p>0.00241720891199104</text:p>
              </table:table-cell>
              <table:table-cell office:value-type="float" office:value="-0.00172180589171478">
                <text:p>-0.00172180589171478</text:p>
              </table:table-cell>
              <table:table-cell office:value-type="float" office:value="-0.000971468357061689">
                <text:p>-0.000971468357061689</text:p>
              </table:table-cell>
              <table:table-cell office:value-type="float" office:value="-0.000600925729864643">
                <text:p>-0.000600925729864643</text:p>
              </table:table-cell>
              <table:table-cell office:value-type="float" office:value="-0.000294981850911813">
                <text:p>-0.000294981850911813</text:p>
              </table:table-cell>
              <table:table-cell office:value-type="float" office:value="-0.000136527024544419">
                <text:p>-0.000136527024544419</text:p>
              </table:table-cell>
              <table:table-cell office:value-type="float" office:value="-0.000913300987963772">
                <text:p>-0.000913300987963772</text:p>
              </table:table-cell>
              <table:table-cell office:value-type="float" office:value="-0.0020190382046586">
                <text:p>-0.0020190382046586</text:p>
              </table:table-cell>
              <table:table-cell office:value-type="float" office:value="-0.00513526459581098">
                <text:p>-0.00513526459581098</text:p>
              </table:table-cell>
              <table:table-cell office:value-type="float" office:value="-0.000471107994027553">
                <text:p>-0.000471107994027553</text:p>
              </table:table-cell>
              <table:table-cell office:value-type="float" office:value="-0.00013178574067968">
                <text:p>-0.00013178574067968</text:p>
              </table:table-cell>
              <table:table-cell office:value-type="float" office:value="0.00240970737869278">
                <text:p>0.00240970737869278</text:p>
              </table:table-cell>
              <table:table-cell office:value-type="float" office:value="-0.00138796854378592">
                <text:p>-0.00138796854378592</text:p>
              </table:table-cell>
              <table:table-cell office:value-type="float" office:value="-0.000332077428579103">
                <text:p>-0.000332077428579103</text:p>
              </table:table-cell>
              <table:table-cell office:value-type="float" office:value="0.000605870987529955">
                <text:p>0.000605870987529955</text:p>
              </table:table-cell>
              <table:table-cell office:value-type="float" office:value="-0.0000160334066470758">
                <text:p>-0.0000160334066470758</text:p>
              </table:table-cell>
              <table:table-cell office:value-type="float" office:value="-0.000156975742054088">
                <text:p>-0.000156975742054088</text:p>
              </table:table-cell>
              <table:table-cell office:value-type="float" office:value="0.0000773899537070966">
                <text:p>0.0000773899537070966</text:p>
              </table:table-cell>
              <table:table-cell office:value-type="float" office:value="-0.0000343363776849626">
                <text:p>-0.0000343363776849626</text:p>
              </table:table-cell>
              <table:table-cell office:value-type="float" office:value="-0.0000566487353930723">
                <text:p>-0.0000566487353930723</text:p>
              </table:table-cell>
              <table:table-cell office:value-type="float" office:value="-0.000045854421552527">
                <text:p>-0.000045854421552527</text:p>
              </table:table-cell>
              <table:table-cell office:value-type="float" office:value="0.000016804087471789">
                <text:p>0.000016804087471789</text:p>
              </table:table-cell>
              <table:table-cell office:value-type="float" office:value="-0.00000404239628681857">
                <text:p>-0.00000404239628681857</text:p>
              </table:table-cell>
              <table:table-cell office:value-type="float" office:value="0.0000111878418928568">
                <text:p>0.0000111878418928568</text:p>
              </table:table-cell>
              <table:table-cell office:value-type="float" office:value="-0.0000226163803652701">
                <text:p>-0.0000226163803652701</text:p>
              </table:table-cell>
              <table:table-cell office:value-type="float" office:value="0.000012256994827653">
                <text:p>0.000012256994827653</text:p>
              </table:table-cell>
              <table:table-cell office:value-type="float" office:value="-0.000000050748022506486">
                <text:p>-0.000000050748022506486</text:p>
              </table:table-cell>
              <table:table-cell office:value-type="float" office:value="-0.0000642161482060644">
                <text:p>-0.0000642161482060644</text:p>
              </table:table-cell>
              <table:table-cell office:value-type="float" office:value="0.0000618986642951236">
                <text:p>0.0000618986642951236</text:p>
              </table:table-cell>
              <table:table-cell office:value-type="float" office:value="0.00000819189336886961">
                <text:p>0.00000819189336886961</text:p>
              </table:table-cell>
              <table:table-cell office:value-type="float" office:value="0.00000374223615023928">
                <text:p>0.00000374223615023928</text:p>
              </table:table-cell>
              <table:table-cell office:value-type="float" office:value="0.0000290787209986099">
                <text:p>0.0000290787209986099</text:p>
              </table:table-cell>
              <table:table-cell office:value-type="float" office:value="0.00000986327376284457">
                <text:p>0.00000986327376284457</text:p>
              </table:table-cell>
              <table:table-cell office:value-type="float" office:value="-0.000111013514175917">
                <text:p>-0.000111013514175917</text:p>
              </table:table-cell>
              <table:table-cell office:value-type="float" office:value="0.000110950956276001">
                <text:p>0.000110950956276001</text:p>
              </table:table-cell>
              <table:table-cell office:value-type="float" office:value="0.00000914436571775035">
                <text:p>0.00000914436571775035</text:p>
              </table:table-cell>
              <table:table-cell office:value-type="float" office:value="-0.0000915335723058464">
                <text:p>-0.0000915335723058464</text:p>
              </table:table-cell>
              <table:table-cell office:value-type="float" office:value="0.000100926498566356">
                <text:p>0.000100926498566356</text:p>
              </table:table-cell>
              <table:table-cell office:value-type="float" office:value="-0.0000185687116207034">
                <text:p>-0.0000185687116207034</text:p>
              </table:table-cell>
              <table:table-cell office:value-type="float" office:value="0.0000102953795789174">
                <text:p>0.0000102953795789174</text:p>
              </table:table-cell>
              <table:table-cell office:value-type="float" office:value="-0.0000106032595322825">
                <text:p>-0.0000106032595322825</text:p>
              </table:table-cell>
              <table:table-cell office:value-type="float" office:value="-0.0000816987563636018">
                <text:p>-0.0000816987563636018</text:p>
              </table:table-cell>
              <table:table-cell office:value-type="float" office:value="0.000116149843312763">
                <text:p>0.000116149843312763</text:p>
              </table:table-cell>
              <table:table-cell office:value-type="float" office:value="-0.000017575030411332">
                <text:p>-0.000017575030411332</text:p>
              </table:table-cell>
              <table:table-cell office:value-type="float" office:value="-0.0000735020937225883">
                <text:p>-0.0000735020937225883</text:p>
              </table:table-cell>
              <table:table-cell office:value-type="float" office:value="0.0000793205925223583">
                <text:p>0.0000793205925223583</text:p>
              </table:table-cell>
              <table:table-cell office:value-type="float" office:value="0.0000101066121675486">
                <text:p>0.0000101066121675486</text:p>
              </table:table-cell>
              <table:table-cell office:value-type="float" office:value="-0.00000700851339369146">
                <text:p>-0.00000700851339369146</text:p>
              </table:table-cell>
              <table:table-cell office:value-type="float" office:value="0.0000151443884331415">
                <text:p>0.0000151443884331415</text:p>
              </table:table-cell>
              <table:table-cell office:value-type="float" office:value="-0.0000124742129203881">
                <text:p>-0.0000124742129203881</text:p>
              </table:table-cell>
              <table:table-cell office:value-type="float" office:value="-0.0000052045096879394">
                <text:p>-0.0000052045096879394</text:p>
              </table:table-cell>
              <table:table-cell office:value-type="float" office:value="-0.0000197302165031998">
                <text:p>-0.0000197302165031998</text:p>
              </table:table-cell>
              <table:table-cell office:value-type="float" office:value="-0.00000656458666203896">
                <text:p>-0.00000656458666203896</text:p>
              </table:table-cell>
              <table:table-cell office:value-type="float" office:value="-0.000000958371001114067">
                <text:p>-0.000000958371001114067</text:p>
              </table:table-cell>
              <table:table-cell office:value-type="float" office:value="0.0000120703413717949">
                <text:p>0.0000120703413717949</text:p>
              </table:table-cell>
              <table:table-cell office:value-type="float" office:value="0.0000109234106496214">
                <text:p>0.0000109234106496214</text:p>
              </table:table-cell>
              <table:table-cell office:value-type="float" office:value="-0.0000966499385682273">
                <text:p>-0.0000966499385682273</text:p>
              </table:table-cell>
              <table:table-cell office:value-type="float" office:value="0.0000739334158820215">
                <text:p>0.0000739334158820215</text:p>
              </table:table-cell>
              <table:table-cell office:value-type="float" office:value="-0.0000263764134393329">
                <text:p>-0.0000263764134393329</text:p>
              </table:table-cell>
              <table:table-cell office:value-type="float" office:value="0.0000611757678822822">
                <text:p>0.0000611757678822822</text:p>
              </table:table-cell>
              <table:table-cell office:value-type="float" office:value="-0.00000919565482371265">
                <text:p>-0.00000919565482371265</text:p>
              </table:table-cell>
              <table:table-cell office:value-type="float" office:value="-0.0000919204131033524">
                <text:p>-0.0000919204131033524</text:p>
              </table:table-cell>
              <table:table-cell office:value-type="float" office:value="0.00008552193893413">
                <text:p>0.00008552193893413</text:p>
              </table:table-cell>
              <table:table-cell office:value-type="float" office:value="-0.00000370287647022405">
                <text:p>-0.00000370287647022405</text:p>
              </table:table-cell>
              <table:table-cell office:value-type="float" office:value="0.00000218044316063759">
                <text:p>0.00000218044316063759</text:p>
              </table:table-cell>
              <table:table-cell office:value-type="float" office:value="0.000000185148125109169">
                <text:p>0.000000185148125109169</text:p>
              </table:table-cell>
              <table:table-cell office:value-type="float" office:value="-0.00000862981871541102">
                <text:p>-0.00000862981871541102</text:p>
              </table:table-cell>
              <table:table-cell office:value-type="float" office:value="0.0000207653123258655">
                <text:p>0.0000207653123258655</text:p>
              </table:table-cell>
              <table:table-cell office:value-type="float" office:value="-0.0000136133443934261">
                <text:p>-0.0000136133443934261</text:p>
              </table:table-cell>
              <table:table-cell office:value-type="float" office:value="-0.00000462683776797368">
                <text:p>-0.00000462683776797368</text:p>
              </table:table-cell>
              <table:table-cell office:value-type="float" office:value="0.0000142021559247363">
                <text:p>0.0000142021559247363</text:p>
              </table:table-cell>
              <table:table-cell office:value-type="float" office:value="-0.00000587328806755938">
                <text:p>-0.00000587328806755938</text:p>
              </table:table-cell>
              <table:table-cell office:value-type="float" office:value="-0.0000182135850733678">
                <text:p>-0.0000182135850733678</text:p>
              </table:table-cell>
              <table:table-cell office:value-type="float" office:value="0.0000116231487857776">
                <text:p>0.0000116231487857776</text:p>
              </table:table-cell>
              <table:table-cell office:value-type="float" office:value="0.0000117273615735103">
                <text:p>0.0000117273615735103</text:p>
              </table:table-cell>
              <table:table-cell office:value-type="float" office:value="-0.00000230765565667479">
                <text:p>-0.00000230765565667479</text:p>
              </table:table-cell>
              <table:table-cell office:value-type="float" office:value="-0.0000921742407539727">
                <text:p>-0.0000921742407539727</text:p>
              </table:table-cell>
              <table:table-cell office:value-type="float" office:value="-0.00000984988372709772">
                <text:p>-0.00000984988372709772</text:p>
              </table:table-cell>
              <table:table-cell office:value-type="float" office:value="0.00000155978723648254">
                <text:p>0.00000155978723648254</text:p>
              </table:table-cell>
              <table:table-cell office:value-type="float" office:value="0.0000963625266731105">
                <text:p>0.0000963625266731105</text:p>
              </table:table-cell>
              <table:table-cell office:value-type="float" office:value="-0.00000682731480133869">
                <text:p>-0.00000682731480133869</text:p>
              </table:table-cell>
              <table:table-cell office:value-type="float" office:value="0.00000000124570176396333">
                <text:p>0.00000000124570176396333</text:p>
              </table:table-cell>
              <table:table-cell office:value-type="float" office:value="0.000013108420636454">
                <text:p>0.000013108420636454</text:p>
              </table:table-cell>
              <table:table-cell office:value-type="float" office:value="-0.0000105804138516574">
                <text:p>-0.0000105804138516574</text:p>
              </table:table-cell>
              <table:table-cell office:value-type="float" office:value="-0.00000297002481347564">
                <text:p>-0.00000297002481347564</text:p>
              </table:table-cell>
              <table:table-cell office:value-type="float" office:value="-0.00000648218165871795">
                <text:p>-0.00000648218165871795</text:p>
              </table:table-cell>
              <table:table-cell office:value-type="float" office:value="-0.000000707443704561772">
                <text:p>-0.000000707443704561772</text:p>
              </table:table-cell>
              <table:table-cell office:value-type="float" office:value="-0.00010236399960617">
                <text:p>-0.00010236399960617</text:p>
              </table:table-cell>
              <table:table-cell office:value-type="float" office:value="0.0000927775027336208">
                <text:p>0.0000927775027336208</text:p>
              </table:table-cell>
              <table:table-cell office:value-type="float" office:value="-0.0000932139993369829">
                <text:p>-0.0000932139993369829</text:p>
              </table:table-cell>
              <table:table-cell office:value-type="float" office:value="0.0000104226024818521">
                <text:p>0.0000104226024818521</text:p>
              </table:table-cell>
              <table:table-cell office:value-type="float" office:value="0.0000749440098949394">
                <text:p>0.0000749440098949394</text:p>
              </table:table-cell>
              <table:table-cell office:value-type="float" office:value="0.0000186908566651156">
                <text:p>0.0000186908566651156</text:p>
              </table:table-cell>
              <table:table-cell office:value-type="float" office:value="0.00000851515555089222">
                <text:p>0.00000851515555089222</text:p>
              </table:table-cell>
              <table:table-cell office:value-type="float" office:value="-0.00000528157283019581">
                <text:p>-0.00000528157283019581</text:p>
              </table:table-cell>
              <table:table-cell office:value-type="float" office:value="-0.00000753121052182726">
                <text:p>-0.00000753121052182726</text:p>
              </table:table-cell>
              <table:table-cell office:value-type="float" office:value="0.00000661800018297853">
                <text:p>0.00000661800018297853</text:p>
              </table:table-cell>
              <table:table-cell office:value-type="float" office:value="0.00000368407176842833">
                <text:p>0.00000368407176842833</text:p>
              </table:table-cell>
              <table:table-cell office:value-type="float" office:value="-0.00000856287399780831">
                <text:p>-0.00000856287399780831</text:p>
              </table:table-cell>
              <table:table-cell office:value-type="float" office:value="-0.00000472334818713005">
                <text:p>-0.00000472334818713005</text:p>
              </table:table-cell>
              <table:table-cell office:value-type="float" office:value="0.0000113264360874221">
                <text:p>0.0000113264360874221</text:p>
              </table:table-cell>
              <table:table-cell office:value-type="float" office:value="-0.000110276467704673">
                <text:p>-0.000110276467704673</text:p>
              </table:table-cell>
              <table:table-cell office:value-type="float" office:value="0.000119207176268288">
                <text:p>0.000119207176268288</text:p>
              </table:table-cell>
              <table:table-cell office:value-type="float" office:value="-0.0000249773428668831">
                <text:p>-0.0000249773428668831</text:p>
              </table:table-cell>
              <table:table-cell office:value-type="float" office:value="0.00000399824899049994">
                <text:p>0.00000399824899049994</text:p>
              </table:table-cell>
              <table:table-cell office:value-type="float" office:value="0.00000916460103966843">
                <text:p>0.00000916460103966843</text:p>
              </table:table-cell>
              <table:table-cell office:value-type="float" office:value="-0.00000621072473483419">
                <text:p>-0.00000621072473483419</text:p>
              </table:table-cell>
              <table:table-cell office:value-type="float" office:value="-0.00000376760727011094">
                <text:p>-0.00000376760727011094</text:p>
              </table:table-cell>
              <table:table-cell office:value-type="float" office:value="0.00000568224892494307">
                <text:p>0.00000568224892494307</text:p>
              </table:table-cell>
              <table:table-cell office:value-type="float" office:value="-0.00000269311375983294">
                <text:p>-0.00000269311375983294</text:p>
              </table:table-cell>
              <table:table-cell office:value-type="float" office:value="0.000000472129334183613">
                <text:p>0.000000472129334183613</text:p>
              </table:table-cell>
              <table:table-cell office:value-type="float" office:value="0.00000771443317554299">
                <text:p>0.00000771443317554299</text:p>
              </table:table-cell>
              <table:table-cell office:value-type="float" office:value="0.00000325171982351602">
                <text:p>0.00000325171982351602</text:p>
              </table:table-cell>
              <table:table-cell office:value-type="float" office:value="0.00000100638299560529">
                <text:p>0.00000100638299560529</text:p>
              </table:table-cell>
              <table:table-cell office:value-type="float" office:value="-0.0000948192805511616">
                <text:p>-0.000094819280551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